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51cm"/>
    </style:style>
    <style:style style:name="co2" style:family="table-column">
      <style:table-column-properties fo:break-before="auto" style:column-width="62.297cm"/>
    </style:style>
    <style:style style:name="co3" style:family="table-column">
      <style:table-column-properties fo:break-before="auto" style:column-width="35.805cm"/>
    </style:style>
    <style:style style:name="co4"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1.198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582cm" fo:break-before="auto" style:use-optimal-row-height="true"/>
    </style:style>
    <style:style style:name="ro5" style:family="table-row">
      <style:table-row-properties style:row-height="1.96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ab</text:p>
          </table:table-cell>
          <table:table-cell office:value-type="string">
            <text:p>desde,a partir de,de... en adelante</text:p>
          </table:table-cell>
          <table:table-cell office:value-type="string">
            <text:p>1. Die Fahrt kostet ab Hamburg 200 Euro. 2. Ab nächster Woche bleibt unser Geschäft samstags geschlossen. 3. Mein Bruder besucht uns ab und zu.</text:p>
          </table:table-cell>
        </table:table-row>
        <table:table-row table:style-name="ro1">
          <table:table-cell office:value-type="string">
            <text:p>abbiegen, biegt ab, bog ab, ist abgebogen</text:p>
          </table:table-cell>
          <table:table-cell office:value-type="string">
            <text:p>girar,torcer,doblar,evitar</text:p>
          </table:table-cell>
          <table:table-cell office:value-type="string">
            <text:p>An der nächsten Kreuzung müssen Sie links abbiegen.</text:p>
          </table:table-cell>
        </table:table-row>
        <table:table-row table:style-name="ro1">
          <table:table-cell office:value-type="string">
            <text:p>die Abbildung, -en</text:p>
          </table:table-cell>
          <table:table-cell office:value-type="string">
            <text:p>reproducción f,copia f,ilustración f,lámina f,figura f,proyección f</text:p>
          </table:table-cell>
          <table:table-cell office:value-type="string">
            <text:p>Hier in der Abbildung sehen Sie, wie man das Gerät einschaltet.</text:p>
          </table:table-cell>
        </table:table-row>
        <table:table-row table:style-name="ro1">
          <table:table-cell office:value-type="string">
            <text:p>aber</text:p>
          </table:table-cell>
          <table:table-cell office:value-type="string">
            <text:p>pero, sin embargo,bueno, pero</text:p>
          </table:table-cell>
          <table:table-cell office:value-type="string">
            <text:p>1. Heute kann ich nicht, aber morgen ganz bestimmt.2. Es lag sehr viel Schnee, aber Enzo ist trotzdem mit dem Motorrad gefahren.3. Wir haben nur eine kleine Wohnung, sind aber damit zufrieden.4. Es war sehr schön. Jetzt muss ich aber gehen.5. Ich würde gerne kommen, aber es geht leider nicht.6. Darf ich dich zu einem Kaffee einladen? – Aber ja, sehr gern.7. Du spielst aber gut Klavier.</text:p>
          </table:table-cell>
        </table:table-row>
        <table:table-row table:style-name="ro1">
          <table:table-cell office:value-type="string">
            <text:p>der Abfall, -"e</text:p>
          </table:table-cell>
          <table:table-cell office:value-type="string">
            <text:p>apostasía f,disminución f,basura f,desecho m</text:p>
          </table:table-cell>
          <table:table-cell office:value-type="string">
            <text:p>Werfen Sie den Bioabfall in die grüne Tonne.</text:p>
          </table:table-cell>
        </table:table-row>
        <table:table-row table:style-name="ro1">
          <table:table-cell office:value-type="string">
            <text:p>abfahren, fährt ab, fuhr ab, ist abgefahren</text:p>
          </table:table-cell>
          <table:table-cell office:value-type="string">
            <text:p>salir, partir,salir, zarpar,alucinar,recorrer</text:p>
          </table:table-cell>
          <table:table-cell office:value-type="string">
            <text:p>Unser Zug ist pünktlich abgefahren.</text:p>
          </table:table-cell>
        </table:table-row>
        <table:table-row table:style-name="ro1">
          <table:table-cell office:value-type="string">
            <text:p>das Abgas, -e (nur Pl.)</text:p>
          </table:table-cell>
          <table:table-cell office:value-type="string">
            <text:p>(gas m de) escape m,gas m de combustión</text:p>
          </table:table-cell>
          <table:table-cell office:value-type="string">
            <text:p>Abgase aus Industrie und Haushalten verschmutzen die Luft.</text:p>
          </table:table-cell>
        </table:table-row>
        <table:table-row table:style-name="ro1">
          <table:table-cell office:value-type="string">
            <text:p>abgeben, gibt ab, gab ab, hat abgegeben</text:p>
          </table:table-cell>
          <table:table-cell office:value-type="string">
            <text:p>dejar (en depósito), depositar,vender,disparar,dar,emitir,irradiar,dar una parte de,ceder,perder,entregar,ofrecer</text:p>
          </table:table-cell>
          <table:table-cell office:value-type="string">
            <text:p>Ich soll dieses Päckchen bei Herrn Müller abgeben.</text:p>
          </table:table-cell>
        </table:table-row>
        <table:table-row table:style-name="ro1">
          <table:table-cell office:value-type="string">
            <text:p>abhängen, hängt ab, hing ab, hat abgehangen</text:p>
          </table:table-cell>
          <table:table-cell office:value-type="string">
            <text:p>depender de,manir,descolgar,bajar,desenganchar,desacoplar</text:p>
          </table:table-cell>
          <table:table-cell office:value-type="string">
            <text:p>Vielleicht bleiben wir ein paar Tage länger, das hängt vom Wetter ab.</text:p>
          </table:table-cell>
        </table:table-row>
        <table:table-row table:style-name="ro1">
          <table:table-cell office:value-type="string">
            <text:p>abhängig</text:p>
          </table:table-cell>
          <table:table-cell office:value-type="string">
            <text:p>dependiente de,sujeto a</text:p>
          </table:table-cell>
          <table:table-cell office:value-type="string">
            <text:p>Gregor ist finanziell von seinen Eltern abhängig.</text:p>
          </table:table-cell>
        </table:table-row>
        <table:table-row table:style-name="ro1">
          <table:table-cell office:value-type="string">
            <text:p>abheben, hebt ab, hob ab, hat abgehoben</text:p>
          </table:table-cell>
          <table:table-cell office:value-type="string">
            <text:p>despegar,decolar AmS,apartarse de la realidad,no tener los pies en el suelo,aludir a,llamar la atención sobre,quitar,destapar,descolgar,cortar,pasar,retirar,sacar fam</text:p>
          </table:table-cell>
          <table:table-cell office:value-type="string">
            <text:p>Für die Reise habe ich 500 Euro von meinem Konto abgehoben.</text:p>
          </table:table-cell>
        </table:table-row>
        <table:table-row table:style-name="ro1">
          <table:table-cell office:value-type="string">
            <text:p>abholen, holt ab, holte ab, hat abgeholt</text:p>
          </table:table-cell>
          <table:table-cell office:value-type="string">
            <text:p>recoger,trincar</text:p>
          </table:table-cell>
          <table:table-cell office:value-type="string">
            <text:p>Meine Freundin hat mich vom Bahnhof abgeholt.</text:p>
          </table:table-cell>
        </table:table-row>
        <table:table-row table:style-name="ro1">
          <table:table-cell office:value-type="string">
            <text:p>das Abitur</text:p>
          </table:table-cell>
          <table:table-cell office:value-type="string">
            <text:p>bachillerato m,examen m final de enseñanza media (equivalente a las pruebas de Selectividad)</text:p>
          </table:table-cell>
          <table:table-cell office:value-type="string">
            <text:p>Meine Tochter hat gerade Abitur gemacht.</text:p>
          </table:table-cell>
        </table:table-row>
        <table:table-row table:style-name="ro1">
          <table:table-cell office:value-type="string">
            <text:p>ablehnen, lehnt ab, lehnte ab, hat abgelehnt</text:p>
          </table:table-cell>
          <table:table-cell office:value-type="string">
            <text:p>rechazar,rechazar, rehusar,denegar,recusar</text:p>
          </table:table-cell>
          <table:table-cell office:value-type="string">
            <text:p>Es tut mir leid, Ihr Antrag ist abgelehnt.</text:p>
          </table:table-cell>
        </table:table-row>
        <table:table-row table:style-name="ro1">
          <table:table-cell office:value-type="string">
            <text:p>abmachen, macht ab, machte ab, hat abgemacht</text:p>
          </table:table-cell>
          <table:table-cell office:value-type="string">
            <text:p>quitar, desprender,despegar,acordar,quedar en fam,fijar,cumplir,hacer</text:p>
          </table:table-cell>
          <table:table-cell office:value-type="string">
            <text:p>Wir hatten doch abgemacht, dass du die Getränke besorgst.</text:p>
          </table:table-cell>
        </table:table-row>
        <table:table-row table:style-name="ro1">
          <table:table-cell office:value-type="string">
            <text:p>abnehmen, nimmt ab, nahm ab, hat abgenommen</text:p>
          </table:table-cell>
          <table:table-cell office:value-type="string">
            <text:p>declinar,decrecer,disminuir,reducirse,bajar,menguar,adelgazar,espichar Cuba, Ven, Mex,descolgar,quitar(se),quitar,quitar de la cuerda,(re)coger,sacar,amputar,retirar,pedir,coger,tomar,escuchar,inspeccionar,realizar,pasar revista a,comprar,creerse,tragarse,sacar una copia de,hacer un molde de</text:p>
          </table:table-cell>
          <table:table-cell office:value-type="string">
            <text:p>1. Morgen können wir den Verband abnehmen.2. Ich habe zehn Kilo abgenommen.</text:p>
          </table:table-cell>
        </table:table-row>
        <table:table-row table:style-name="ro1">
          <table:table-cell office:value-type="string">
            <text:p>abonnieren, abonniert, abonnierte, hat abonniert</text:p>
          </table:table-cell>
          <table:table-cell office:value-type="string">
            <text:p>suscribirse a,abonar</text:p>
          </table:table-cell>
          <table:table-cell office:value-type="string">
            <text:p>Diese Zeitschrift würde ich gerne abonnieren.</text:p>
          </table:table-cell>
        </table:table-row>
        <table:table-row table:style-name="ro1">
          <table:table-cell office:value-type="string">
            <text:p>das Abonnement, -s</text:p>
          </table:table-cell>
          <table:table-cell office:value-type="string">
            <text:p>suscripción f,abono m</text:p>
          </table:table-cell>
          <table:table-cell office:value-type="string">
            <text:p>Ich habe das Abonnement gekündigt.</text:p>
          </table:table-cell>
        </table:table-row>
        <table:table-row table:style-name="ro1">
          <table:table-cell office:value-type="string">
            <text:p>der Abschluss, -"sse</text:p>
          </table:table-cell>
          <table:table-cell office:value-type="string">
            <text:p>cierre m,conclusión f,término m,diploma m,título m,transacción f,operación f</text:p>
          </table:table-cell>
          <table:table-cell office:value-type="string">
            <text:p>Ein guter Schulabschluss ist sehr wichtig.</text:p>
          </table:table-cell>
        </table:table-row>
        <table:table-row table:style-name="ro1">
          <table:table-cell office:value-type="string">
            <text:p>der Absender, -</text:p>
          </table:table-cell>
          <table:table-cell office:value-type="string">
            <text:p>remitente mf,remite m,expedidor(a) m (f)</text:p>
          </table:table-cell>
          <table:table-cell office:value-type="string">
            <text:p>Schicken Sie das Päckchen an den Absender zurück.</text:p>
          </table:table-cell>
        </table:table-row>
        <table:table-row table:style-name="ro1">
          <table:table-cell office:value-type="string">
            <text:p>die Absicht, -en</text:p>
          </table:table-cell>
          <table:table-cell office:value-type="string">
            <text:p>intención f,propósito m,objetivo m</text:p>
          </table:table-cell>
          <table:table-cell office:value-type="string">
            <text:p>Entschuldigen Sie bitte. Meine Tochter hat das nicht mit Absicht gemacht.</text:p>
          </table:table-cell>
        </table:table-row>
        <table:table-row table:style-name="ro1">
          <table:table-cell office:value-type="string">
            <text:p>absolut</text:p>
          </table:table-cell>
          <table:table-cell office:value-type="string">
            <text:p>absoluto,absolutamente,por completo,en absoluto</text:p>
          </table:table-cell>
          <table:table-cell office:value-type="string">
            <text:p>1. Was Sie da sagen, ist absolut falsch. 2. Ich habe absolutes Vertrauen zu dir.</text:p>
          </table:table-cell>
        </table:table-row>
        <table:table-row table:style-name="ro1">
          <table:table-cell office:value-type="string">
            <text:p>abstimmen, stimmt ab, stimmte ab, hat abgestimmt</text:p>
          </table:table-cell>
          <table:table-cell office:value-type="string">
            <text:p>votar sobre,ajustar a,compaginar con,sintonizar</text:p>
          </table:table-cell>
          <table:table-cell office:value-type="string">
            <text:p>Lasst uns über diesen Punkt abstimmen.</text:p>
          </table:table-cell>
        </table:table-row>
        <table:table-row table:style-name="ro1">
          <table:table-cell office:value-type="string">
            <text:p>die Abteilung, -en</text:p>
          </table:table-cell>
          <table:table-cell office:value-type="string">
            <text:p>división f,separación f,sección f,departamento m,sala f,unidad f,destacamento m</text:p>
          </table:table-cell>
          <table:table-cell office:value-type="string">
            <text:p>Meine Freundin arbeitet in der Abteilung von Frau Kaufmann.</text:p>
          </table:table-cell>
        </table:table-row>
        <table:table-row table:style-name="ro1">
          <table:table-cell office:value-type="string">
            <text:p>abwaschen, wäscht ab, <text:s/>wusch ab, hat abgewaschen</text:p>
          </table:table-cell>
          <table:table-cell office:value-type="string">
            <text:p>fregar,limpiar</text:p>
          </table:table-cell>
          <table:table-cell office:value-type="string">
            <text:p>Ich muss noch das Geschirr abwaschen.</text:p>
          </table:table-cell>
        </table:table-row>
        <table:table-row table:style-name="ro1">
          <table:table-cell office:value-type="string">
            <text:p>ach</text:p>
          </table:table-cell>
          <table:table-cell office:value-type="string">
            <text:p>¡ah!</text:p>
          </table:table-cell>
          <table:table-cell office:value-type="string">
            <text:p>1. Sie sind krank? Ach, das tut mir aber leid. 2. Ach so! Jetzt verstehe ich, was Sie meinen. 3. Ach ja, das hatte ich vergessen. Heute gehen wir ja zu deinen Freunden. 4. Ich habe Angst, ich schaffe es nicht. – Ach was! Das wird schon klappen. </text:p>
          </table:table-cell>
        </table:table-row>
        <table:table-row table:style-name="ro1">
          <table:table-cell office:value-type="string">
            <text:p>achten auf, achtet, achtete, hat geachtet</text:p>
          </table:table-cell>
          <table:table-cell/>
          <table:table-cell office:value-type="string">
            <text:p>1. Achten Sie bitte darauf, dass abendsimmer alle Fenster geschlossen sind. 2. Hier müssen Sie auf die Vorfahrt achten. </text:p>
          </table:table-cell>
        </table:table-row>
        <table:table-row table:style-name="ro1">
          <table:table-cell office:value-type="string">
            <text:p>die Achtung</text:p>
          </table:table-cell>
          <table:table-cell office:value-type="string">
            <text:p>atención f,respeto m a</text:p>
          </table:table-cell>
          <table:table-cell office:value-type="string">
            <text:p>Achtung, hier endet die Straße!</text:p>
          </table:table-cell>
        </table:table-row>
        <table:table-row table:style-name="ro1">
          <table:table-cell office:value-type="string">
            <text:p>die Adresse, -n</text:p>
          </table:table-cell>
          <table:table-cell office:value-type="string">
            <text:p>dirección f,señas f pl</text:p>
          </table:table-cell>
          <table:table-cell office:value-type="string">
            <text:p>Hast du schon meine neue Adresse?</text:p>
          </table:table-cell>
        </table:table-row>
        <table:table-row table:style-name="ro1">
          <table:table-cell office:value-type="string">
            <text:p><text:s/>die Agentur, -en</text:p>
          </table:table-cell>
          <table:table-cell office:value-type="string">
            <text:p>agencia f</text:p>
          </table:table-cell>
          <table:table-cell office:value-type="string">
            <text:p>Ich habe einen Brief von der Agentur für Arbeit bekommen.</text:p>
          </table:table-cell>
        </table:table-row>
        <table:table-row table:style-name="ro1">
          <table:table-cell office:value-type="string">
            <text:p>ähnlich</text:p>
          </table:table-cell>
          <table:table-cell office:value-type="string">
            <text:p>parecido, semejante</text:p>
          </table:table-cell>
          <table:table-cell office:value-type="string">
            <text:p>1. Oleg sieht seinem Bruder sehr ähnlich. 2. Emilia ist in einer ganz ähnlichen Situation wie ich.</text:p>
          </table:table-cell>
        </table:table-row>
        <table:table-row table:style-name="ro1">
          <table:table-cell office:value-type="string">
            <text:p>aha</text:p>
          </table:table-cell>
          <table:table-cell office:value-type="string">
            <text:p>¡ajá!, ¡ya!</text:p>
          </table:table-cell>
          <table:table-cell office:value-type="string">
            <text:p>Ich gehe bald in Rente. – Aha, dann haben Sie ja viel Zeit für Ihre Hobbys.</text:p>
          </table:table-cell>
        </table:table-row>
        <table:table-row table:style-name="ro1">
          <table:table-cell office:value-type="string">
            <text:p>die Ahnung, -en </text:p>
          </table:table-cell>
          <table:table-cell office:value-type="string">
            <text:p>presentimiento m,corazonada f,idea f</text:p>
          </table:table-cell>
          <table:table-cell office:value-type="string">
            <text:p>Ich hatte keine Ahnung, dass du heute Geburtstag hast.</text:p>
          </table:table-cell>
        </table:table-row>
        <table:table-row table:style-name="ro1">
          <table:table-cell office:value-type="string">
            <text:p>die Aktion, -en </text:p>
          </table:table-cell>
          <table:table-cell office:value-type="string">
            <text:p>acción f,promoción f</text:p>
          </table:table-cell>
          <table:table-cell office:value-type="string">
            <text:p>Die Regierung plant eine Aktion gegen das Rauchen.</text:p>
          </table:table-cell>
        </table:table-row>
        <table:table-row table:style-name="ro1">
          <table:table-cell office:value-type="string">
            <text:p>aktiv</text:p>
          </table:table-cell>
          <table:table-cell office:value-type="string">
            <text:p>activo,en activo,(en) activo</text:p>
          </table:table-cell>
          <table:table-cell office:value-type="string">
            <text:p>Ich bin sehr aktiv und mache viel Sport.</text:p>
          </table:table-cell>
        </table:table-row>
        <table:table-row table:style-name="ro1">
          <table:table-cell office:value-type="string">
            <text:p>die Aktivität, -en</text:p>
          </table:table-cell>
          <table:table-cell office:value-type="string">
            <text:p>actividad f</text:p>
          </table:table-cell>
          <table:table-cell office:value-type="string">
            <text:p>In den Ferien bietet die Stadt für Kinder verschiedene Freizeitaktivitäten.</text:p>
          </table:table-cell>
        </table:table-row>
        <table:table-row table:style-name="ro1">
          <table:table-cell office:value-type="string">
            <text:p>aktuell</text:p>
          </table:table-cell>
          <table:table-cell office:value-type="string">
            <text:p>actual,de actualidad,de moda</text:p>
          </table:table-cell>
          <table:table-cell office:value-type="string">
            <text:p>Umweltschutz ist ein aktuelles Thema.</text:p>
          </table:table-cell>
        </table:table-row>
        <table:table-row table:style-name="ro1">
          <table:table-cell office:value-type="string">
            <text:p>akzeptieren, akzeptiert, akzeptierte, hat akzeptiert</text:p>
          </table:table-cell>
          <table:table-cell office:value-type="string">
            <text:p>aceptar</text:p>
          </table:table-cell>
          <table:table-cell office:value-type="string">
            <text:p>Ich kann diese Bedingungen nicht akzeptieren.</text:p>
          </table:table-cell>
        </table:table-row>
        <table:table-row table:style-name="ro1">
          <table:table-cell office:value-type="string">
            <text:p>der Alarm, -e</text:p>
          </table:table-cell>
          <table:table-cell office:value-type="string">
            <text:p>alarma f,alerta f</text:p>
          </table:table-cell>
          <table:table-cell office:value-type="string">
            <text:p>Bei Feueralarm dürfen Sie die Aufzüge nicht benutzen.</text:p>
          </table:table-cell>
        </table:table-row>
        <table:table-row table:style-name="ro1">
          <table:table-cell office:value-type="string">
            <text:p>der Alkohol</text:p>
          </table:table-cell>
          <table:table-cell office:value-type="string">
            <text:p>alcohol m</text:p>
          </table:table-cell>
          <table:table-cell office:value-type="string">
            <text:p>1. Du musst die Wunde mit Alkohol reinigen. 2. Nein, danke! Ich trinke keinen Alkohol.</text:p>
          </table:table-cell>
        </table:table-row>
        <table:table-row table:style-name="ro1">
          <table:table-cell office:value-type="string">
            <text:p>all-</text:p>
          </table:table-cell>
          <table:table-cell/>
          <table:table-cell office:value-type="string">
            <text:p>1. Alles Gute! 2. Sonst noch (et)was? – Nein, danke. Das ist alles. 3. Sind alle da? 4. Alle unsere Freunde kommen. 5. Hast du alles?</text:p>
          </table:table-cell>
        </table:table-row>
        <table:table-row table:style-name="ro1">
          <table:table-cell office:value-type="string">
            <text:p>allein</text:p>
          </table:table-cell>
          <table:table-cell office:value-type="string">
            <text:p>solo, a solas,solo,sólo, solamente,pero, sin embargo</text:p>
          </table:table-cell>
          <table:table-cell office:value-type="string">
            <text:p>1. Ich gehe nicht gern allein spazieren. 2. Soll ich Ihnen helfen? – Danke, ich schaffe es schon allein. 3. Es war sehr teuer. Allein das Essen hat schon über 50 Euro gekostet.</text:p>
          </table:table-cell>
        </table:table-row>
        <table:table-row table:style-name="ro1">
          <table:table-cell office:value-type="string">
            <text:p>aller-</text:p>
          </table:table-cell>
          <table:table-cell/>
          <table:table-cell office:value-type="string">
            <text:p>1. Am allerbesten ist es, wenn du dich ins Bett legst und lange schläfst. Dann wirst du schnell wieder gesund.2. Das ist das Allerschönste, was ich je gesehen habe.</text:p>
          </table:table-cell>
        </table:table-row>
        <table:table-row table:style-name="ro1">
          <table:table-cell office:value-type="string">
            <text:p>allerdings</text:p>
          </table:table-cell>
          <table:table-cell office:value-type="string">
            <text:p>pero, no obstante,naturalmente, claro que sí</text:p>
          </table:table-cell>
          <table:table-cell office:value-type="string">
            <text:p>Sie können sich noch für den Kurs anmelden, allerdings nur noch bis morgen.</text:p>
          </table:table-cell>
        </table:table-row>
        <table:table-row table:style-name="ro1">
          <table:table-cell office:value-type="string">
            <text:p>allgemein</text:p>
          </table:table-cell>
          <table:table-cell office:value-type="string">
            <text:p>general,universal, público,común,en general</text:p>
          </table:table-cell>
          <table:table-cell office:value-type="string">
            <text:p>1. Im Allgemeinen bin ich mit meiner Arbeit sehr zufrieden. 2. Wir haben nur über allgemeine Probleme gesprochen.</text:p>
          </table:table-cell>
        </table:table-row>
        <table:table-row table:style-name="ro1">
          <table:table-cell office:value-type="string">
            <text:p>der Alltag</text:p>
          </table:table-cell>
          <table:table-cell office:value-type="string">
            <text:p>día m (normal),vida f cotidiana,día a día m,rutina f (diaria)</text:p>
          </table:table-cell>
          <table:table-cell office:value-type="string">
            <text:p>Das ist mein Alltag: putzen, waschen, kochen.</text:p>
          </table:table-cell>
        </table:table-row>
        <table:table-row table:style-name="ro1">
          <table:table-cell office:value-type="string">
            <text:p>das Alphabet, -e</text:p>
          </table:table-cell>
          <table:table-cell office:value-type="string">
            <text:p>alfabeto m,abecedario m</text:p>
          </table:table-cell>
          <table:table-cell office:value-type="string">
            <text:p>Wie viele Buchstaben hat das Alphabet Ihrer Sprache?</text:p>
          </table:table-cell>
        </table:table-row>
        <table:table-row table:style-name="ro1">
          <table:table-cell office:value-type="string">
            <text:p>als</text:p>
          </table:table-cell>
          <table:table-cell office:value-type="string">
            <text:p>(justo) cuando,al +inf,cuando,como si, que,que,como, de</text:p>
          </table:table-cell>
          <table:table-cell office:value-type="string">
            <text:p>1. Als mein Mann kam, war die Party schon zu Ende.2. Sie können sich sowohl persönlich als auch per Internet anmelden. 3. Meine Schwester ist älter als ich. 4. Es ist später, als ich dachte.</text:p>
          </table:table-cell>
        </table:table-row>
        <table:table-row table:style-name="ro1">
          <table:table-cell office:value-type="string">
            <text:p>als ob</text:p>
          </table:table-cell>
          <table:table-cell/>
          <table:table-cell office:value-type="string">
            <text:p>Der Chef tat so, als ob wir nie darüber gesprochen hätten.</text:p>
          </table:table-cell>
        </table:table-row>
        <table:table-row table:style-name="ro1">
          <table:table-cell office:value-type="string">
            <text:p>also</text:p>
          </table:table-cell>
          <table:table-cell office:value-type="string">
            <text:p>así, por consiguiente,o sea,bueno</text:p>
          </table:table-cell>
          <table:table-cell office:value-type="string">
            <text:p>1. Also, die Sache ist so: ... 2. Irina hat Urlaub. Sie kann uns alsohelfen. 3. Also wirklich, jetzt reicht es.</text:p>
          </table:table-cell>
        </table:table-row>
        <table:table-row table:style-name="ro1">
          <table:table-cell office:value-type="string">
            <text:p>alt</text:p>
          </table:table-cell>
          <table:table-cell office:value-type="string">
            <text:p>viejo,anciano, de avanzada edad,carroza fam,usado, de segunda mano, gastado,clásico,antiguo</text:p>
          </table:table-cell>
          <table:table-cell office:value-type="string">
            <text:p>1. Wie alt sind Sie? 2. Maria ist eine alte Freundin von mir.</text:p>
          </table:table-cell>
        </table:table-row>
        <table:table-row table:style-name="ro1">
          <table:table-cell office:value-type="string">
            <text:p>das Alter</text:p>
          </table:table-cell>
          <table:table-cell office:value-type="string">
            <text:p>vejez f,edad f</text:p>
          </table:table-cell>
          <table:table-cell office:value-type="string">
            <text:p>1. Wir sind etwa im gleichen Alter. 2. Im Alter bekomme ich eine ausreichende Rente. 3. Alter: 26 Jahre</text:p>
          </table:table-cell>
        </table:table-row>
        <table:table-row table:style-name="ro1">
          <table:table-cell office:value-type="string">
            <text:p>das Altenheim, -e </text:p>
          </table:table-cell>
          <table:table-cell office:value-type="string">
            <text:p>residencia f de ancianos</text:p>
          </table:table-cell>
          <table:table-cell office:value-type="string">
            <text:p>In Deutschland leben viele alte Leute in Altenheimen.</text:p>
          </table:table-cell>
        </table:table-row>
        <table:table-row table:style-name="ro1">
          <table:table-cell office:value-type="string">
            <text:p>das Altersheim, e</text:p>
          </table:table-cell>
          <table:table-cell office:value-type="string">
            <text:p>residencia f de ancianos</text:p>
          </table:table-cell>
          <table:table-cell office:value-type="string">
            <text:p>Die Großeltern unserer Nachbarn sind im Altersheim.</text:p>
          </table:table-cell>
        </table:table-row>
        <table:table-row table:style-name="ro1">
          <table:table-cell office:value-type="string">
            <text:p>an</text:p>
          </table:table-cell>
          <table:table-cell office:value-type="string">
            <text:p>en, junto a,(a orillas) de,a,a, contra,a, para,aproximadamente, unos,encendido</text:p>
          </table:table-cell>
          <table:table-cell office:value-type="string">
            <text:p>1. Am Anfang war alles sehr schwierig. 2. Dann sehen wir uns also am Dienstag. 3. Ich warte am Bahnhof auf dich. 4. Meine Freundin ist Lehrerin am Gymnasium. 5. Am besten, du gehst zur Information und fragst da. 6. Das Licht war die ganze Nacht an.</text:p>
          </table:table-cell>
        </table:table-row>
        <table:table-row table:style-name="ro1">
          <table:table-cell office:value-type="string">
            <text:p>die Ampel, -n</text:p>
          </table:table-cell>
          <table:table-cell office:value-type="string">
            <text:p>semáforo m,maceta f colgante</text:p>
          </table:table-cell>
          <table:table-cell office:value-type="string">
            <text:p>Dort an der Ampel kannst du über die Straße gehen.</text:p>
          </table:table-cell>
        </table:table-row>
        <table:table-row table:style-name="ro1">
          <table:table-cell office:value-type="string">
            <text:p><text:s/>das Amt, -"er</text:p>
          </table:table-cell>
          <table:table-cell office:value-type="string">
            <text:p>cargo m,puesto m,obligaciones f pl,departamento m,central f (telefónica),línea f,misa f cantada</text:p>
          </table:table-cell>
          <table:table-cell office:value-type="string">
            <text:p>1. Die ämter haben heute geschlossen. 2. Wissen Sie, wo das Ordnungsamt ist?</text:p>
          </table:table-cell>
        </table:table-row>
        <table:table-row table:style-name="ro1">
          <table:table-cell office:value-type="string">
            <text:p>amüsieren sich, amüsiert sich, amüsierte sich, hat sich amüsiert</text:p>
          </table:table-cell>
          <table:table-cell/>
          <table:table-cell office:value-type="string">
            <text:p>Bei dem Fest haben wir uns sehr gut amüsiert.</text:p>
          </table:table-cell>
        </table:table-row>
        <table:table-row table:style-name="ro1">
          <table:table-cell office:value-type="string">
            <text:p>analysieren, analysiert, analysierte, hat analysiert</text:p>
          </table:table-cell>
          <table:table-cell office:value-type="string">
            <text:p>analizar</text:p>
          </table:table-cell>
          <table:table-cell office:value-type="string">
            <text:p>Die Politiker analysieren die Situation auf dem Arbeitsmarkt.</text:p>
          </table:table-cell>
        </table:table-row>
        <table:table-row table:style-name="ro1">
          <table:table-cell office:value-type="string">
            <text:p>anbieten, bietet an, bot an, hat angeboten</text:p>
          </table:table-cell>
          <table:table-cell office:value-type="string">
            <text:p>ofrecer, brindar,ofertar,proponer, ofrecer</text:p>
          </table:table-cell>
          <table:table-cell office:value-type="string">
            <text:p>Darf ich Ihnen etwas zu trinken anbieten?</text:p>
          </table:table-cell>
        </table:table-row>
        <table:table-row table:style-name="ro1">
          <table:table-cell office:value-type="string">
            <text:p>das Angebot, -e</text:p>
          </table:table-cell>
          <table:table-cell office:value-type="string">
            <text:p>ofrecimiento m,oferta f,surtido m</text:p>
          </table:table-cell>
          <table:table-cell office:value-type="string">
            <text:p>1. Ich habe ein paar günstige Wohnungs- angebote bekommen. 2. Dieser Käse ist heute im Angebot.</text:p>
          </table:table-cell>
        </table:table-row>
        <table:table-row table:style-name="ro1">
          <table:table-cell office:value-type="string">
            <text:p>ander-</text:p>
          </table:table-cell>
          <table:table-cell/>
          <table:table-cell office:value-type="string">
            <text:p>1. Die anderen sind schon nach Hause gegangen.2. Bitte nicht alle auf einmal! Einer nach dem anderen.3. Ich hätte gern ein anderes Auto. 4. Das andere Kleid gefällt mir besser. 5. Natascha hat unter anderem Chinesisch und Spanisch gelernt.</text:p>
          </table:table-cell>
        </table:table-row>
        <table:table-row table:style-name="ro1">
          <table:table-cell office:value-type="string">
            <text:p>andererseits</text:p>
          </table:table-cell>
          <table:table-cell/>
          <table:table-cell office:value-type="string">
            <text:p>Tarek will zwar studieren. Anderer- seits möchte er aber auch gleich Geld verdienen.</text:p>
          </table:table-cell>
        </table:table-row>
        <table:table-row table:style-name="ro1">
          <table:table-cell office:value-type="string">
            <text:p>ändern, ändert, änderte, hat geändert</text:p>
          </table:table-cell>
          <table:table-cell office:value-type="string">
            <text:p>cambiar, modificar</text:p>
          </table:table-cell>
          <table:table-cell office:value-type="string">
            <text:p>1. Das Wetter hat sich geändert. 2. Ich habe meine Meinung inzwischen geändert. 3. Können Sie mir diese Hose ändern?</text:p>
          </table:table-cell>
        </table:table-row>
        <table:table-row table:style-name="ro1">
          <table:table-cell office:value-type="string">
            <text:p>die änderung, -en</text:p>
          </table:table-cell>
          <table:table-cell/>
          <table:table-cell office:value-type="string">
            <text:p>Es gibt eine Programmänderung.</text:p>
          </table:table-cell>
        </table:table-row>
        <table:table-row table:style-name="ro1">
          <table:table-cell office:value-type="string">
            <text:p>anders</text:p>
          </table:table-cell>
          <table:table-cell office:value-type="string">
            <text:p>de otra manera [oder forma] que,de otro modo que,distinto a/de,al contrario que</text:p>
          </table:table-cell>
          <table:table-cell office:value-type="string">
            <text:p>1. Anders geht das leider nicht. 2. Oliver ist anders als seine Freunde. 3. Ich würde das anders machen.</text:p>
          </table:table-cell>
        </table:table-row>
        <table:table-row table:style-name="ro1">
          <table:table-cell office:value-type="string">
            <text:p>anerkennen, erkennt an, erkannte an, hat anerkannt</text:p>
          </table:table-cell>
          <table:table-cell office:value-type="string">
            <text:p>aceptar, admitir,confesar,reconocer,legitimar, legalizar,convalidar</text:p>
          </table:table-cell>
          <table:table-cell office:value-type="string">
            <text:p>Meine Ausbildung wird hier nicht anerkannt.</text:p>
          </table:table-cell>
        </table:table-row>
        <table:table-row table:style-name="ro1">
          <table:table-cell office:value-type="string">
            <text:p>anfangen, fängt an, fing an, hat angefangen</text:p>
          </table:table-cell>
          <table:table-cell office:value-type="string">
            <text:p>empezar,comenzar,comenzar con/por a,empezar con/por a,echarse a,romper a,iniciar,entablar,hacer</text:p>
          </table:table-cell>
          <table:table-cell office:value-type="string">
            <text:p>1. Wann fängst du mit der Arbeit an? 2. Wann haben Sie angefangen, Deutsch zu lernen? 3. Hier fängt die Bahnhofstraße an.</text:p>
          </table:table-cell>
        </table:table-row>
        <table:table-row table:style-name="ro2">
          <table:table-cell office:value-type="string">
            <text:p>der Anfang, -"e</text:p>
          </table:table-cell>
          <table:table-cell office:value-type="string">
            <text:p>comienzo m,principio m</text:p>
          </table:table-cell>
          <table:table-cell office:value-type="string">
            <text:p>1. Wie war der Film? – Ich habe nur den Anfang gesehen. 2. Am Anfang habe ich mich hier sehr fremd gefühlt. 3. Mein Chef ist Anfang Fünfzig.4. Meine Mutter war von Anfang an dagegen, dass ich nach Berlin ziehe.</text:p>
            <text:p>5. Wir machen Anfang Juli Ferien. 6. Meine Freundin wohnt am Anfang</text:p>
            <text:p>der Straße.</text:p>
          </table:table-cell>
        </table:table-row>
        <table:table-row table:style-name="ro1">
          <table:table-cell office:value-type="string">
            <text:p>anfangs</text:p>
          </table:table-cell>
          <table:table-cell office:value-type="string">
            <text:p>a principios de,al principio, al comienzo</text:p>
          </table:table-cell>
          <table:table-cell office:value-type="string">
            <text:p>Anfangs ging alles gut.</text:p>
          </table:table-cell>
        </table:table-row>
        <table:table-row table:style-name="ro1">
          <table:table-cell office:value-type="string">
            <text:p>die Angabe,-n</text:p>
          </table:table-cell>
          <table:table-cell office:value-type="string">
            <text:p>indicación f,dato m,saque m,servicio m,fanfarronería f,chulería f</text:p>
          </table:table-cell>
          <table:table-cell office:value-type="string">
            <text:p>Wir brauchen von Ihnen folgende An- gaben: Name, Adresse, Geburtsdatum.</text:p>
          </table:table-cell>
        </table:table-row>
        <table:table-row table:style-name="ro1">
          <table:table-cell office:value-type="string">
            <text:p>angeben, gibt an, gab an, hat angegeben</text:p>
          </table:table-cell>
          <table:table-cell office:value-type="string">
            <text:p>fanfarronear, presumir de,sacar,jugar primero, ser mano,indicar, señalar,decir,detallar, especificar,alegar,determinar, fijar,denunciar,declarar</text:p>
          </table:table-cell>
          <table:table-cell office:value-type="string">
            <text:p>Bitte geben Sie Ihre genaue Adresse an</text:p>
          </table:table-cell>
        </table:table-row>
        <table:table-row table:style-name="ro1">
          <table:table-cell office:value-type="string">
            <text:p>der Angehörige, -n</text:p>
          </table:table-cell>
          <table:table-cell/>
          <table:table-cell office:value-type="string">
            <text:p>Wir dürfen nur Familienangehörigen Auskunft geben.</text:p>
          </table:table-cell>
        </table:table-row>
        <table:table-row table:style-name="ro1">
          <table:table-cell office:value-type="string">
            <text:p>angenehm</text:p>
          </table:table-cell>
          <table:table-cell office:value-type="string">
            <text:p>agradable, grato,ameno, entretenido,simpático</text:p>
          </table:table-cell>
          <table:table-cell office:value-type="string">
            <text:p>1. Wir wünschen Ihnen eine angenehme Reise.2. Welcher Termin wäre Ihnen angenehm?</text:p>
          </table:table-cell>
        </table:table-row>
        <table:table-row table:style-name="ro1">
          <table:table-cell office:value-type="string">
            <text:p>die Angst, -"e</text:p>
          </table:table-cell>
          <table:table-cell office:value-type="string">
            <text:p>miedo m a/de,naco m Arg,temor m a/de,terror m,espanto m,preocupación f por</text:p>
          </table:table-cell>
          <table:table-cell office:value-type="string">
            <text:p>1. Du brauchst keine Angst zu haben. Der Hund tut dir nichts.2. Ich habe Angst, vielleicht ist etwas passiert.</text:p>
          </table:table-cell>
        </table:table-row>
        <table:table-row table:style-name="ro1">
          <table:table-cell office:value-type="string">
            <text:p>ängstlich</text:p>
          </table:table-cell>
          <table:table-cell office:value-type="string">
            <text:p>miedoso, temeroso,apocado,pusilánime,escrupuloso, meticuloso,preocupado</text:p>
          </table:table-cell>
          <table:table-cell office:value-type="string">
            <text:p>Meine Tochter ist etwas ängstlich. Sie geht nicht gern allein auf die Straße.</text:p>
          </table:table-cell>
        </table:table-row>
        <table:table-row table:style-name="ro1">
          <table:table-cell office:value-type="string">
            <text:p>anhaben, hat an, hatte an, hat angehabt</text:p>
          </table:table-cell>
          <table:table-cell office:value-type="string">
            <text:p>llevar (puesto), vestir</text:p>
          </table:table-cell>
          <table:table-cell office:value-type="string">
            <text:p>Gestern hatte Julia ein rotes Kleid an.</text:p>
          </table:table-cell>
        </table:table-row>
        <table:table-row table:style-name="ro1">
          <table:table-cell office:value-type="string">
            <text:p>ankommen, kommt an, kam an, ist angekommen</text:p>
          </table:table-cell>
          <table:table-cell office:value-type="string">
            <text:p>llegar a,arribar a,gustar,ser aceptado [oder bien acogido],depender de,ser importante</text:p>
          </table:table-cell>
          <table:table-cell office:value-type="string">
            <text:p>1. Wann kommt der Zug in Hamburg an? 2. Es kommt darauf an, dass Sie alle Fragen im Test beantworten. 3. Welche Note brauche ich? – Das kommt darauf an, ob Sie studieren möchten oder nicht.</text:p>
          </table:table-cell>
        </table:table-row>
        <table:table-row table:style-name="ro1">
          <table:table-cell office:value-type="string">
            <text:p>die Ankunft</text:p>
          </table:table-cell>
          <table:table-cell office:value-type="string">
            <text:p>llegada f,arribada f</text:p>
          </table:table-cell>
          <table:table-cell office:value-type="string">
            <text:p>1. Die Abfahrt ist um 0.55 Uhr, die Ankunft um 8.07 Uhr.2. Gleich nach der Ankunft habe ich meine Eltern angerufen.</text:p>
          </table:table-cell>
        </table:table-row>
        <table:table-row table:style-name="ro1">
          <table:table-cell office:value-type="string">
            <text:p>die Anlage, -n</text:p>
          </table:table-cell>
          <table:table-cell office:value-type="string">
            <text:p>disposición f para,inclinación f a,predisposición f a,talento m para,construcción f,jardín m,parque m,polideportivo m,dispositivo m,instalación f,planta f,equipo m,inversión f,anejo m,anexo m,suplemento m</text:p>
          </table:table-cell>
          <table:table-cell office:value-type="string">
            <text:p>1. Meine Musikanlage ist kaputt. 2. In der Anlage finden Sie meinen Lebenslauf.</text:p>
          </table:table-cell>
        </table:table-row>
        <table:table-row table:style-name="ro1">
          <table:table-cell office:value-type="string">
            <text:p>anmelden, meldet an, meldete an, hat ange- meldet, angemeldet sein</text:p>
          </table:table-cell>
          <table:table-cell office:value-type="string">
            <text:p>anunciar, avisar,matricular,inscribir,presentar</text:p>
          </table:table-cell>
          <table:table-cell office:value-type="string">
            <text:p>1. Für diesen Kurs müssen Sie sich unbedingt vorher anmelden.2. Ich melde meinen Sohn im Kindergarten an.</text:p>
          </table:table-cell>
        </table:table-row>
        <table:table-row table:style-name="ro1">
          <table:table-cell office:value-type="string">
            <text:p>die Anmeldung, -en</text:p>
          </table:table-cell>
          <table:table-cell office:value-type="string">
            <text:p>aviso m,declaración f,matrícula f,inscripción f,registro m,inicio (de una sesión) f,recepción f</text:p>
          </table:table-cell>
          <table:table-cell office:value-type="string">
            <text:p>1. Wo bekomme ich die Formulare für die Anmeldung?2. Die Anmeldung ist im Erdgeschoss, Zimmer 55.</text:p>
          </table:table-cell>
        </table:table-row>
        <table:table-row table:style-name="ro1">
          <table:table-cell office:value-type="string">
            <text:p>die Anrede, -n</text:p>
          </table:table-cell>
          <table:table-cell office:value-type="string">
            <text:p>tratamiento m,encabezamiento m</text:p>
          </table:table-cell>
          <table:table-cell office:value-type="string">
            <text:p>Du darfst im Brief die Anrede nicht vergessen.</text:p>
          </table:table-cell>
        </table:table-row>
        <table:table-row table:style-name="ro1">
          <table:table-cell office:value-type="string">
            <text:p>anrufen, ruft an, rief an, hat angerufen</text:p>
          </table:table-cell>
          <table:table-cell office:value-type="string">
            <text:p>llamar,pedir a,implorar a,invocar,acudir a,apelar a,llamar (por teléfono)</text:p>
          </table:table-cell>
          <table:table-cell office:value-type="string">
            <text:p>Ich rufe Sie heute Abend an.</text:p>
          </table:table-cell>
        </table:table-row>
        <table:table-row table:style-name="ro1">
          <table:table-cell office:value-type="string">
            <text:p>der Anruf, -e</text:p>
          </table:table-cell>
          <table:table-cell office:value-type="string">
            <text:p>llamada f,llamado m,llamamiento m</text:p>
          </table:table-cell>
          <table:table-cell office:value-type="string">
            <text:p>1. Ich warte auf einen Anruf aus Berlin. 2. Meine Tochter bekommt viele Anrufe auf ihrem Handy.</text:p>
          </table:table-cell>
        </table:table-row>
        <table:table-row table:style-name="ro1">
          <table:table-cell office:value-type="string">
            <text:p>der Anrufbeantworter, - </text:p>
          </table:table-cell>
          <table:table-cell office:value-type="string">
            <text:p>contestador m automático</text:p>
          </table:table-cell>
          <table:table-cell office:value-type="string">
            <text:p>Ich habe dir eine Nachricht auf den Anrufbeantworter gesprochen.</text:p>
          </table:table-cell>
        </table:table-row>
        <table:table-row table:style-name="ro1">
          <table:table-cell office:value-type="string">
            <text:p>die Ansage, -n</text:p>
          </table:table-cell>
          <table:table-cell office:value-type="string">
            <text:p>anuncio m,aviso m,presentación f</text:p>
          </table:table-cell>
          <table:table-cell office:value-type="string">
            <text:p>Achten Sie auf die Ansage am Bahnsteig.</text:p>
          </table:table-cell>
        </table:table-row>
        <table:table-row table:style-name="ro1">
          <table:table-cell office:value-type="string">
            <text:p>anschaffen, schafft an, schaffte an, hat angeschafft</text:p>
          </table:table-cell>
          <table:table-cell office:value-type="string">
            <text:p>comprar(se),adquirir,prostituirse</text:p>
          </table:table-cell>
          <table:table-cell office:value-type="string">
            <text:p>Wir haben uns neue Möbel angeschafft.</text:p>
          </table:table-cell>
        </table:table-row>
        <table:table-row table:style-name="ro1">
          <table:table-cell office:value-type="string">
            <text:p>anschließen, schließt an, schloss an, hat angeschlossen</text:p>
          </table:table-cell>
          <table:table-cell office:value-type="string">
            <text:p>asegurar, sujetar a,conectar a,añadir a,agregar a</text:p>
          </table:table-cell>
          <table:table-cell office:value-type="string">
            <text:p>Wo kann ich den Computer anschließen?</text:p>
          </table:table-cell>
        </table:table-row>
        <table:table-row table:style-name="ro1">
          <table:table-cell office:value-type="string">
            <text:p>der Anschluss, -"e</text:p>
          </table:table-cell>
          <table:table-cell office:value-type="string">
            <text:p>adhesión f a,afiliación f a,unión f a,conexión f a/con,comunicación f con,enlace m,correspondencia f,entronque m AmC,compañía f,amistades f pl</text:p>
          </table:table-cell>
          <table:table-cell office:value-type="string">
            <text:p>1. In Mannheim haben Sie Anschluss nach Saarbrücken. 2. Ich brauche in meiner Wohnung einen Telefonanschluss.</text:p>
          </table:table-cell>
        </table:table-row>
        <table:table-row table:style-name="ro1">
          <table:table-cell office:value-type="string">
            <text:p>anschnallen, schnallt an, schnallte an, hat angeschnallt</text:p>
          </table:table-cell>
          <table:table-cell office:value-type="string">
            <text:p>sujetar,atar,poner(se),calzar(se)</text:p>
          </table:table-cell>
          <table:table-cell office:value-type="string">
            <text:p>Vergiss nicht, dich anzuschnallen!</text:p>
          </table:table-cell>
        </table:table-row>
        <table:table-row table:style-name="ro1">
          <table:table-cell office:value-type="string">
            <text:p>ansehen, sieht an,sah an, hat angesehen</text:p>
          </table:table-cell>
          <table:table-cell office:value-type="string">
            <text:p>mirar, contemplar,examinar,(ir a) ver,visitar,considerar,notar</text:p>
          </table:table-cell>
          <table:table-cell office:value-type="string">
            <text:p>1. Warum siehst du mich so erschrocken an? 2. Darf ich eure Urlaubsfotos ansehen?</text:p>
          </table:table-cell>
        </table:table-row>
        <table:table-row table:style-name="ro1">
          <table:table-cell office:value-type="string">
            <text:p>ansprechen, spricht an, sprach an, hat angesprochen</text:p>
          </table:table-cell>
          <table:table-cell office:value-type="string">
            <text:p>reaccionar a,mencionar,abordar,dirigirse a,dirigir la palabra a,gustar a,llegar a</text:p>
          </table:table-cell>
          <table:table-cell office:value-type="string">
            <text:p>Gestern hat mich die neue Mieterin im Treppenhaus angesprochen.</text:p>
          </table:table-cell>
        </table:table-row>
        <table:table-row table:style-name="ro1">
          <table:table-cell office:value-type="string">
            <text:p>der Anspruch, - "e</text:p>
          </table:table-cell>
          <table:table-cell office:value-type="string">
            <text:p>derecho m a,pretensión f sobre,exigencia f de,pretensiones f pl</text:p>
          </table:table-cell>
          <table:table-cell office:value-type="string">
            <text:p>Sie wohnen im Stadtzentrum. Deshalb haben Sie keinen Anspruch auf Fahrgeld.</text:p>
          </table:table-cell>
        </table:table-row>
        <table:table-row table:style-name="ro1">
          <table:table-cell office:value-type="string">
            <text:p>anstellen, stellt an,stellte an, hat angestellt</text:p>
          </table:table-cell>
          <table:table-cell office:value-type="string">
            <text:p>poner en marcha,encender,contratar,colocar contra,efectuar, realizar,arreglárselas con,hacer</text:p>
          </table:table-cell>
          <table:table-cell office:value-type="string">
            <text:p>1. Können Sie bitte die Heizung anstellen? 2. Mein Schwager ist bei einer Möbelfirma angestellt.3. Da vorne ist die Kasse. Du musst dich anstellen.</text:p>
          </table:table-cell>
        </table:table-row>
        <table:table-row table:style-name="ro1">
          <table:table-cell office:value-type="string">
            <text:p>der Angestellte, -n</text:p>
          </table:table-cell>
          <table:table-cell/>
          <table:table-cell office:value-type="string">
            <text:p>Björn ist Angestellter in einem Reisebüro.</text:p>
          </table:table-cell>
        </table:table-row>
        <table:table-row table:style-name="ro1">
          <table:table-cell office:value-type="string">
            <text:p>anstrengen sich, strengt sich an, strengte sich an, hat sich angestrengt</text:p>
          </table:table-cell>
          <table:table-cell/>
          <table:table-cell office:value-type="string">
            <text:p>1. Diese Arbeit strengt mich sehr an. 2. Wenn du die Prüfung schaffen willst, musst du dich mehr anstrengen.</text:p>
          </table:table-cell>
        </table:table-row>
        <table:table-row table:style-name="ro1">
          <table:table-cell office:value-type="string">
            <text:p>anstrengend</text:p>
          </table:table-cell>
          <table:table-cell office:value-type="string">
            <text:p>duro, agotador,cansador Arg,laborioso, trabajoso</text:p>
          </table:table-cell>
          <table:table-cell office:value-type="string">
            <text:p>Ich finde diese Arbeit sehr anstrengend.</text:p>
          </table:table-cell>
        </table:table-row>
        <table:table-row table:style-name="ro1">
          <table:table-cell office:value-type="string">
            <text:p>der Antrag, -"e</text:p>
          </table:table-cell>
          <table:table-cell office:value-type="string">
            <text:p>solicitud f de,petición f de,instancia f de,(formulario m de) solicitud f,moción f de,propuesta f de matrimonio</text:p>
          </table:table-cell>
          <table:table-cell office:value-type="string">
            <text:p>1. Haben Sie schon einen Antrag auf Wohngeld gestellt? 2. Die Anträge bekommen Sie in Zimmer 47.</text:p>
          </table:table-cell>
        </table:table-row>
        <table:table-row table:style-name="ro1">
          <table:table-cell office:value-type="string">
            <text:p>anwenden, wendet an, wandte an, hat angewandt/ angewendet</text:p>
          </table:table-cell>
          <table:table-cell office:value-type="string">
            <text:p>aplicar,usar,recurrir a</text:p>
          </table:table-cell>
          <table:table-cell office:value-type="string">
            <text:p>Diese Salbe muss man dreimal am Tag anwenden.</text:p>
          </table:table-cell>
        </table:table-row>
        <table:table-row table:style-name="ro1">
          <table:table-cell office:value-type="string">
            <text:p>anwesend</text:p>
          </table:table-cell>
          <table:table-cell office:value-type="string">
            <text:p>presente, asistente</text:p>
          </table:table-cell>
          <table:table-cell office:value-type="string">
            <text:p>Bei dem Treffen waren alle Mitglieder anwesend.</text:p>
          </table:table-cell>
        </table:table-row>
        <table:table-row table:style-name="ro1">
          <table:table-cell office:value-type="string">
            <text:p>antworten, antwortet, antwortete, hat geantwortet</text:p>
          </table:table-cell>
          <table:table-cell office:value-type="string">
            <text:p>contestar a,responder a,responder con a</text:p>
          </table:table-cell>
          <table:table-cell office:value-type="string">
            <text:p>Jorge hat seit drei Wochen nicht auf meinen Brief geantwortet.</text:p>
          </table:table-cell>
        </table:table-row>
        <table:table-row table:style-name="ro1">
          <table:table-cell office:value-type="string">
            <text:p>die Antwort, -en</text:p>
          </table:table-cell>
          <table:table-cell office:value-type="string">
            <text:p>respuesta f a,contestación f a</text:p>
          </table:table-cell>
          <table:table-cell office:value-type="string">
            <text:p>Leider habe ich keine Antwort bekommen.</text:p>
          </table:table-cell>
        </table:table-row>
        <table:table-row table:style-name="ro1">
          <table:table-cell office:value-type="string">
            <text:p><text:s/>der Anwalt, -"e</text:p>
          </table:table-cell>
          <table:table-cell office:value-type="string">
            <text:p>abogado(-a) m (f),defensor(a) m (f)</text:p>
          </table:table-cell>
          <table:table-cell office:value-type="string">
            <text:p>Ich werde das nicht bezahlen. Ich möchte zuerst mit meinem Anwalt sprechen.</text:p>
          </table:table-cell>
        </table:table-row>
        <table:table-row table:style-name="ro1">
          <table:table-cell office:value-type="string">
            <text:p>anzeigen, zeigt an, zeigte an, hat angezeigt</text:p>
          </table:table-cell>
          <table:table-cell office:value-type="string">
            <text:p>denunciar,quemar AmC,publicar (en un periódico),indicar, señalar,visualizar,indicar,mostrar</text:p>
          </table:table-cell>
          <table:table-cell office:value-type="string">
            <text:p>Wenn Sie hier parken, zeige ich Sie an.</text:p>
          </table:table-cell>
        </table:table-row>
        <table:table-row table:style-name="ro1">
          <table:table-cell office:value-type="string">
            <text:p>die Anzeige, -n</text:p>
          </table:table-cell>
          <table:table-cell office:value-type="string">
            <text:p>anuncio m,esquela f,denuncia f,denuncio m And,indicador m,indicación f,marcador m,visualización f,despliegue m,pantalla f</text:p>
          </table:table-cell>
          <table:table-cell office:value-type="string">
            <text:p>1. Hier dürfen Sie nicht parken, sonst bekommen Sie eine Anzeige.2. Ich habe alle Wohnungsanzeigen gelesen. Aber das ist alles viel zu teuer.</text:p>
          </table:table-cell>
        </table:table-row>
        <table:table-row table:style-name="ro1">
          <table:table-cell office:value-type="string">
            <text:p>anziehen, zieht an, zog an, hat angezogen</text:p>
          </table:table-cell>
          <table:table-cell office:value-type="string">
            <text:p>arrancar,ir subiendo,vestir,poner,encoger,encogerse de,apretar,absorber,atraer</text:p>
          </table:table-cell>
          <table:table-cell office:value-type="string">
            <text:p>1. Du musst dich wärmer anziehen, sonst erkältest du dich.2. Morgen ziehe ich mir etwas Wärmeres an.3. Zieh dich bitte an! Wir müssen gehen.</text:p>
          </table:table-cell>
        </table:table-row>
        <table:table-row table:style-name="ro1">
          <table:table-cell office:value-type="string">
            <text:p>der Anzug, -"e </text:p>
          </table:table-cell>
          <table:table-cell office:value-type="string">
            <text:p>traje m,percha f AmC,aceleración f</text:p>
          </table:table-cell>
          <table:table-cell office:value-type="string">
            <text:p>Mein Mann hat sich einen neuen Anzug gekauft.</text:p>
          </table:table-cell>
        </table:table-row>
        <table:table-row table:style-name="ro1">
          <table:table-cell office:value-type="string">
            <text:p>das Apartment, -s</text:p>
          </table:table-cell>
          <table:table-cell office:value-type="string">
            <text:p>apartam(i)ento m</text:p>
          </table:table-cell>
          <table:table-cell office:value-type="string">
            <text:p>Wir haben ein Ferienapartment gemietet.</text:p>
          </table:table-cell>
        </table:table-row>
        <table:table-row table:style-name="ro1">
          <table:table-cell office:value-type="string">
            <text:p>der Apfel, -"</text:p>
          </table:table-cell>
          <table:table-cell office:value-type="string">
            <text:p>manzana f</text:p>
          </table:table-cell>
          <table:table-cell office:value-type="string">
            <text:p>1. Möchtest du einen Apfel? 2. Ein Pfund äpfel bitte.</text:p>
          </table:table-cell>
        </table:table-row>
        <table:table-row table:style-name="ro1">
          <table:table-cell office:value-type="string">
            <text:p>die Apotheke, -n</text:p>
          </table:table-cell>
          <table:table-cell office:value-type="string">
            <text:p>farmacia f</text:p>
          </table:table-cell>
          <table:table-cell office:value-type="string">
            <text:p>Ist hier in der Nähe eine Apotheke?</text:p>
          </table:table-cell>
        </table:table-row>
        <table:table-row table:style-name="ro1">
          <table:table-cell office:value-type="string">
            <text:p><text:s/>der Apparat, -e</text:p>
          </table:table-cell>
          <table:table-cell office:value-type="string">
            <text:p>aparato m,máquina f,teléfono m</text:p>
          </table:table-cell>
          <table:table-cell office:value-type="string">
            <text:p>1. Können Sie den Apparat bitte etwas leiser stellen?2. Wo ist mein Fotoapparat?</text:p>
          </table:table-cell>
        </table:table-row>
        <table:table-row table:style-name="ro1">
          <table:table-cell office:value-type="string">
            <text:p>der Appetit</text:p>
          </table:table-cell>
          <table:table-cell office:value-type="string">
            <text:p>apetito m de,antojo m Mex</text:p>
          </table:table-cell>
          <table:table-cell office:value-type="string">
            <text:p>1. Ich habe heute keinen Appetit. Ich mag nichts essen.2. Worauf hast du Appetit? Vielleicht auf einen Salat?3. Guten Appetit! </text:p>
          </table:table-cell>
        </table:table-row>
        <table:table-row table:style-name="ro1">
          <table:table-cell office:value-type="string">
            <text:p>die Aprikose, -n</text:p>
          </table:table-cell>
          <table:table-cell office:value-type="string">
            <text:p>albaricoque m</text:p>
          </table:table-cell>
          <table:table-cell office:value-type="string">
            <text:p>Schmecken dir die Aprikosen?</text:p>
          </table:table-cell>
        </table:table-row>
        <table:table-row table:style-name="ro1">
          <table:table-cell office:value-type="string">
            <text:p>arbeiten, arbeitet, arbeitete, hat gearbeitet</text:p>
          </table:table-cell>
          <table:table-cell office:value-type="string">
            <text:p>trabajar,laburar Arg, Urug,funcionar,alabearse, bornearse,hacer, producir</text:p>
          </table:table-cell>
          <table:table-cell office:value-type="string">
            <text:p>1. Meine Cousine arbeitet zu viel. 2. Arzu arbeitet als Krankenschwester im Krankenhaus.</text:p>
          </table:table-cell>
        </table:table-row>
        <table:table-row table:style-name="ro1">
          <table:table-cell office:value-type="string">
            <text:p>die Arbeit, -en</text:p>
          </table:table-cell>
          <table:table-cell office:value-type="string">
            <text:p>trabajo m,labor f,empleo m,molestia f,esfuerzo m,examen m,práctica f</text:p>
          </table:table-cell>
          <table:table-cell office:value-type="string">
            <text:p>1. Wie gefällt dir deine Arbeit? 2. Nach der Ausbildung hat Mohamed eine Arbeit gefunden.</text:p>
          </table:table-cell>
        </table:table-row>
        <table:table-row table:style-name="ro1">
          <table:table-cell office:value-type="string">
            <text:p>der Arbeiter, - <text:s/></text:p>
          </table:table-cell>
          <table:table-cell office:value-type="string">
            <text:p>obrero(-a) m (f),trabajador(a) m (f),labriego(-a) m (f)</text:p>
          </table:table-cell>
          <table:table-cell office:value-type="string">
            <text:p>Björn ist Arbeiter bei Siemens.</text:p>
          </table:table-cell>
        </table:table-row>
        <table:table-row table:style-name="ro1">
          <table:table-cell office:value-type="string">
            <text:p>der Arbeitgeber, -</text:p>
          </table:table-cell>
          <table:table-cell office:value-type="string">
            <text:p>empresario(-a) m (f),patrón(-ona) m (f)</text:p>
          </table:table-cell>
          <table:table-cell office:value-type="string">
            <text:p>Wer ist Ihr Arbeitgeber?</text:p>
          </table:table-cell>
        </table:table-row>
        <table:table-row table:style-name="ro1">
          <table:table-cell office:value-type="string">
            <text:p>der Arbeitnehmer, -</text:p>
          </table:table-cell>
          <table:table-cell office:value-type="string">
            <text:p>empleado(-a) m (f),asalariado(-a) m (f),trabajador(a) m (f)</text:p>
          </table:table-cell>
          <table:table-cell office:value-type="string">
            <text:p>Die Arbeitnehmer wählen einen Betriebsrat.</text:p>
          </table:table-cell>
        </table:table-row>
        <table:table-row table:style-name="ro1">
          <table:table-cell office:value-type="string">
            <text:p>die Arbeitserlaubnis</text:p>
          </table:table-cell>
          <table:table-cell office:value-type="string">
            <text:p>permiso m de trabajo</text:p>
          </table:table-cell>
          <table:table-cell office:value-type="string">
            <text:p>Bitte bringen Sie Ihre Arbeitserlaubnis mit.</text:p>
          </table:table-cell>
        </table:table-row>
        <table:table-row table:style-name="ro1">
          <table:table-cell office:value-type="string">
            <text:p>arbeitslos</text:p>
          </table:table-cell>
          <table:table-cell office:value-type="string">
            <text:p>parado, sin trabajo</text:p>
          </table:table-cell>
          <table:table-cell office:value-type="string">
            <text:p>Viele Leute hier sind schon lange arbeitslos.</text:p>
          </table:table-cell>
        </table:table-row>
        <table:table-row table:style-name="ro1">
          <table:table-cell office:value-type="string">
            <text:p>die Arbeitslosigkeit </text:p>
          </table:table-cell>
          <table:table-cell office:value-type="string">
            <text:p>desempleo m,paro m</text:p>
          </table:table-cell>
          <table:table-cell office:value-type="string">
            <text:p>Die Arbeitslosigkeit ist gesunken.</text:p>
          </table:table-cell>
        </table:table-row>
        <table:table-row table:style-name="ro1">
          <table:table-cell office:value-type="string">
            <text:p>der Arbeitsplatz, -"e</text:p>
          </table:table-cell>
          <table:table-cell office:value-type="string">
            <text:p>lugar m de trabajo [oder para trabajar],trabajo m,puesto m de trabajo,empleo m</text:p>
          </table:table-cell>
          <table:table-cell office:value-type="string">
            <text:p>In der Industrie gibt es immer weniger Arbeitsplätze.</text:p>
          </table:table-cell>
        </table:table-row>
        <table:table-row table:style-name="ro1">
          <table:table-cell office:value-type="string">
            <text:p>die Arbeitsstelle, -n</text:p>
          </table:table-cell>
          <table:table-cell office:value-type="string">
            <text:p>puesto m de trabajo</text:p>
          </table:table-cell>
          <table:table-cell office:value-type="string">
            <text:p>Meine Frau hat eine neue Arbeitsstelle gefunden.</text:p>
          </table:table-cell>
        </table:table-row>
        <table:table-row table:style-name="ro1">
          <table:table-cell office:value-type="string">
            <text:p>ärgern, ärgert, ärgerte, hat geärgert</text:p>
          </table:table-cell>
          <table:table-cell office:value-type="string">
            <text:p>fastidiar, molestar</text:p>
          </table:table-cell>
          <table:table-cell office:value-type="string">
            <text:p>ärgern Sie sich nicht.</text:p>
          </table:table-cell>
        </table:table-row>
        <table:table-row table:style-name="ro1">
          <table:table-cell office:value-type="string">
            <text:p>der ärger</text:p>
          </table:table-cell>
          <table:table-cell/>
          <table:table-cell office:value-type="string">
            <text:p>Ich hatte heute ärger im Büro. Ich habe mich mit einem Kollegen gestritten.</text:p>
          </table:table-cell>
        </table:table-row>
        <table:table-row table:style-name="ro1">
          <table:table-cell office:value-type="string">
            <text:p>ärgerlich</text:p>
          </table:table-cell>
          <table:table-cell office:value-type="string">
            <text:p>enfadado, molesto,indignado, enojado,desagradable, molesto</text:p>
          </table:table-cell>
          <table:table-cell office:value-type="string">
            <text:p>Der Zug hat schon wieder Verspätung. Das ist wirklich ärgerlich.</text:p>
          </table:table-cell>
        </table:table-row>
        <table:table-row table:style-name="ro1">
          <table:table-cell office:value-type="string">
            <text:p>arm</text:p>
          </table:table-cell>
          <table:table-cell office:value-type="string">
            <text:p>pobre,necesitado,sin recursos,infeliz, pobre</text:p>
          </table:table-cell>
          <table:table-cell office:value-type="string">
            <text:p>1. Bitte sammeln Sie Geld für arme Kinder!2. Ich hätte gerne 200 g fettarmen Käse.</text:p>
          </table:table-cell>
        </table:table-row>
        <table:table-row table:style-name="ro1">
          <table:table-cell office:value-type="string">
            <text:p>der Arm, -e</text:p>
          </table:table-cell>
          <table:table-cell office:value-type="string">
            <text:p>brazo m,manga f</text:p>
          </table:table-cell>
          <table:table-cell office:value-type="string">
            <text:p>Mein Freund hat sich den Arm gebrochen.</text:p>
          </table:table-cell>
        </table:table-row>
        <table:table-row table:style-name="ro1">
          <table:table-cell office:value-type="string">
            <text:p>die Art, -en </text:p>
          </table:table-cell>
          <table:table-cell office:value-type="string">
            <text:p>clase f,tipo m,especie f,manera f,modo m,carácter m,naturaleza f</text:p>
          </table:table-cell>
          <table:table-cell office:value-type="string">
            <text:p>Okra ist eine Gemüseart.</text:p>
          </table:table-cell>
        </table:table-row>
        <table:table-row table:style-name="ro1">
          <table:table-cell office:value-type="string">
            <text:p>der Artikel, -</text:p>
          </table:table-cell>
          <table:table-cell office:value-type="string">
            <text:p>artículo m</text:p>
          </table:table-cell>
          <table:table-cell office:value-type="string">
            <text:p>1. Ich habe einen interessanten Artikel gelesen.2. Im Deutschen gibt es drei Artikel: der, die, das.</text:p>
          </table:table-cell>
        </table:table-row>
        <table:table-row table:style-name="ro1">
          <table:table-cell office:value-type="string">
            <text:p>der Arzt, -"e</text:p>
          </table:table-cell>
          <table:table-cell office:value-type="string">
            <text:p>médico(-a) m (f),doctor(a) m (f)</text:p>
          </table:table-cell>
          <table:table-cell office:value-type="string">
            <text:p>1. Ich muss heute zum Arzt. 2. Wann warst du beim Zahnarzt?</text:p>
          </table:table-cell>
        </table:table-row>
        <table:table-row table:style-name="ro1">
          <table:table-cell office:value-type="string">
            <text:p><text:s/>das Asyl</text:p>
          </table:table-cell>
          <table:table-cell office:value-type="string">
            <text:p>asilo m</text:p>
          </table:table-cell>
          <table:table-cell office:value-type="string">
            <text:p>Viele Ausländer bitten in der Bundesrepublik um politisches Asyl.</text:p>
          </table:table-cell>
        </table:table-row>
        <table:table-row table:style-name="ro1">
          <table:table-cell office:value-type="string">
            <text:p>atmen, atmet, atmete, hat geatmet</text:p>
          </table:table-cell>
          <table:table-cell office:value-type="string">
            <text:p>respirar</text:p>
          </table:table-cell>
          <table:table-cell office:value-type="string">
            <text:p>Er hat eine Erkältung und kann nicht durch die Nase atmen.</text:p>
          </table:table-cell>
        </table:table-row>
        <table:table-row table:style-name="ro1">
          <table:table-cell office:value-type="string">
            <text:p>auch</text:p>
          </table:table-cell>
          <table:table-cell office:value-type="string">
            <text:p>también, asimismo,incluso, ni siquiera,en efecto, de hecho,además, también</text:p>
          </table:table-cell>
          <table:table-cell office:value-type="string">
            <text:p>1. Ich muss leider gehen. – Ich auch. 2. Ich arbeite die ganze Woche und muss auch am Wochenende arbeiten. 3. Wir fahren auf jeden Fall, auch wenn es regnet. 4. Der Zug ist gerade eben abgefahren.Warum kommst du auch so spät?</text:p>
          </table:table-cell>
        </table:table-row>
        <table:table-row table:style-name="ro1">
          <table:table-cell office:value-type="string">
            <text:p>auf</text:p>
          </table:table-cell>
          <table:table-cell office:value-type="string">
            <text:p>sobre,encima de,en,durante,a, en,a, hacia,de,arriba,abierto</text:p>
          </table:table-cell>
          <table:table-cell office:value-type="string">
            <text:p>1. Deine Brille liegt auf dem Schreibtisch. 2. Die Kinder spielen unten auf der Straße. 3. Meine Eltern leben auf dem Land. 4. Gestern waren wir auf einer Party. 5. Auf unsere Anzeige in der Abendzeitung hat sich noch niemand gemeldet. 6. Wie heißt das auf Deutsch? 7. Meine Tochter kommt nächstes Jahr aufs Gymnasium.</text:p>
          </table:table-cell>
        </table:table-row>
        <table:table-row table:style-name="ro1">
          <table:table-cell office:value-type="string">
            <text:p>der Aufenthalt, -e</text:p>
          </table:table-cell>
          <table:table-cell office:value-type="string">
            <text:p>estancia f,parada f,domicilio m,residencia f</text:p>
          </table:table-cell>
          <table:table-cell office:value-type="string">
            <text:p>1. Der Zug hat in München nur 20 Minuten Aufenthalt.2. Haben Sie eine gültige Aufenthaltserlaubnis?3. Wir wünschen Ihnen einen angenehmen Aufenthalt.</text:p>
          </table:table-cell>
        </table:table-row>
        <table:table-row table:style-name="ro1">
          <table:table-cell office:value-type="string">
            <text:p>auffallen, fällt auf, fiel auf, ist aufgefallen</text:p>
          </table:table-cell>
          <table:table-cell office:value-type="string">
            <text:p>llamar la atención, saltar a la vista,notarse</text:p>
          </table:table-cell>
          <table:table-cell office:value-type="string">
            <text:p>Mir ist aufgefallen, dass Harriett ganz blass ist.</text:p>
          </table:table-cell>
        </table:table-row>
        <table:table-row table:style-name="ro1">
          <table:table-cell office:value-type="string">
            <text:p>die Aufforderung, -en</text:p>
          </table:table-cell>
          <table:table-cell office:value-type="string">
            <text:p>invitación f a,requerimiento m de,exhortación f a,mandato m de,exigencia f de</text:p>
          </table:table-cell>
          <table:table-cell office:value-type="string">
            <text:p>Sie erhalten eine Zahlungsaufforderung.</text:p>
          </table:table-cell>
        </table:table-row>
        <table:table-row table:style-name="ro1">
          <table:table-cell office:value-type="string">
            <text:p>aufführen, führt auf, führte auf, hat aufgeführt</text:p>
          </table:table-cell>
          <table:table-cell office:value-type="string">
            <text:p>representar,presentar,exponer,nombrar,dar</text:p>
          </table:table-cell>
          <table:table-cell office:value-type="string">
            <text:p>Die Kinder führen zu Weihnachten ein Theaterstück auf.</text:p>
          </table:table-cell>
        </table:table-row>
        <table:table-row table:style-name="ro1">
          <table:table-cell office:value-type="string">
            <text:p>die Aufgabe, -n</text:p>
          </table:table-cell>
          <table:table-cell office:value-type="string">
            <text:p>tarea f,cometido m,obligación f,deber m,deberes m pl,ejercicio m,problema m,cese m,dimisión f,liquidación f,rendición f,retirada f,abandono m de,renuncia f a,facturación f,expedición f,envío m,inserción f</text:p>
          </table:table-cell>
          <table:table-cell office:value-type="string">
            <text:p>1. Hast du deine Hausaufgaben für die Schule schon gemacht?2. Das ist nicht meine Aufgabe.</text:p>
          </table:table-cell>
        </table:table-row>
        <table:table-row table:style-name="ro1">
          <table:table-cell office:value-type="string">
            <text:p>aufgeben, gibt auf, gab auf, hat aufgegeben</text:p>
          </table:table-cell>
          <table:table-cell office:value-type="string">
            <text:p>darse por vencido,rendirse,renunciar,desistir,expedir,enviar,facturar,poner,encargar,pedir,proponer,plantear,dar,imponer,abandonar,perder,dar por muerto,desahuciar,dar por perdido,dejar,renunciar a</text:p>
          </table:table-cell>
          <table:table-cell office:value-type="string">
            <text:p>1. Ich habe auf der Post ein Paket aufgegeben. 2. Man darf nie aufgeben. Es gibt immer eine Hoffnung.</text:p>
          </table:table-cell>
        </table:table-row>
        <table:table-row table:style-name="ro3">
          <table:table-cell office:value-type="string">
            <text:p>aufhalten, hält auf, hielt auf, hat aufgehalten</text:p>
          </table:table-cell>
          <table:table-cell office:value-type="string">
            <text:p>impedir, evitar,parar,obstruir,molestar,no dejar trabajar,mantener abierto</text:p>
          </table:table-cell>
          <table:table-cell office:value-type="string">
            <text:p>1. Hier können Sie sich aufhalten, bis Sie an der Reihe sind. 2. Darf ich Ihnen die Tür aufhalten? 3. Entschuldigen Sie die Verspätung,</text:p>
            <text:p>ich wurde aufgehalten.</text:p>
          </table:table-cell>
        </table:table-row>
        <table:table-row table:style-name="ro3">
          <table:table-cell office:value-type="string">
            <text:p>aufheben, hebt auf, hob auf, hat aufgehoben</text:p>
          </table:table-cell>
          <table:table-cell office:value-type="string">
            <text:p>guardar,derogar, anular,revocar,levantar,recoger de,compensar,neutralizar</text:p>
          </table:table-cell>
          <table:table-cell office:value-type="string">
            <text:p>1. Lassen Sie die Papiere nur auf dem</text:p>
            <text:p>Boden liegen, ich hebe sie schon auf. 2. Die Quittung müssen Sie gut aufheben.</text:p>
          </table:table-cell>
        </table:table-row>
        <table:table-row table:style-name="ro1">
          <table:table-cell office:value-type="string">
            <text:p>aufhören, hört auf, <text:s text:c="7"/>1. hörte auf, hat aufgehört</text:p>
          </table:table-cell>
          <table:table-cell office:value-type="string">
            <text:p>terminar,acabar</text:p>
          </table:table-cell>
          <table:table-cell office:value-type="string">
            <text:p>1. Es hört nicht auf zu schneien. 2. Wann hört ihr mit der Arbeit auf? 3. Hier hört die Hauptstraße auf.</text:p>
          </table:table-cell>
        </table:table-row>
        <table:table-row table:style-name="ro1">
          <table:table-cell office:value-type="string">
            <text:p>auflösen, löst auf, löste auf, hat aufgelöst</text:p>
          </table:table-cell>
          <table:table-cell office:value-type="string">
            <text:p>disolver, diluir,reducir, descomponer,liquidar,disolver,anular, invalidar,deshacer,dispersar,cerrar, cancelar,resolver,clarificar</text:p>
          </table:table-cell>
          <table:table-cell office:value-type="string">
            <text:p>Die Tablette bitte in Wasser auflösen.</text:p>
          </table:table-cell>
        </table:table-row>
        <table:table-row table:style-name="ro1">
          <table:table-cell office:value-type="string">
            <text:p>aufmerksam</text:p>
          </table:table-cell>
          <table:table-cell office:value-type="string">
            <text:p>atento,alerta,atento, cortés</text:p>
          </table:table-cell>
          <table:table-cell office:value-type="string">
            <text:p><text:s/>1.Die Schülerin hörte aufmerksam zu. 2. Ich mache Sie darauf aufmerksam, dass wir in einer halben Stunde schließen.</text:p>
          </table:table-cell>
        </table:table-row>
        <table:table-row table:style-name="ro3">
          <table:table-cell office:value-type="string">
            <text:p>aufnehmen, nimmt auf, <text:s text:c="7"/>1. nahm auf, hat aufgenommen</text:p>
          </table:table-cell>
          <table:table-cell office:value-type="string">
            <text:p>comenzar,iniciar,entablar,retomar,absorber,ingerir,asimilar,pedir,recoger de,grabar en,acoger,hospedar,ingresar en,admitir en,limpiar</text:p>
          </table:table-cell>
          <table:table-cell office:value-type="string">
            <text:p>1. Wir haben Aneta in unseren Verein aufgenommen. 2. Ich habe den Film im Urlaub</text:p>
            <text:p>aufgenommen.</text:p>
          </table:table-cell>
        </table:table-row>
        <table:table-row table:style-name="ro1">
          <table:table-cell office:value-type="string">
            <text:p>die Aufnahme, -n</text:p>
          </table:table-cell>
          <table:table-cell office:value-type="string">
            <text:p>recibimiento m,acogida f,alojamiento m,hospedaje m,recepción f,admisión f en,ingreso m en,incorporación f a/en,grabación f,foto(grafía) f,toma f,comienzo m,captación f</text:p>
          </table:table-cell>
          <table:table-cell office:value-type="string">
            <text:p>Bringen Sie bitte Ihre Röntgenaufnah- men zur nächsten Sprechstunde mit.</text:p>
          </table:table-cell>
        </table:table-row>
        <table:table-row table:style-name="ro2">
          <table:table-cell office:value-type="string">
            <text:p>aufpassen, passt auf, <text:s text:c="7"/>1. passte auf, hat aufgepasst</text:p>
          </table:table-cell>
          <table:table-cell office:value-type="string">
            <text:p>tener cuidado,cuidar</text:p>
          </table:table-cell>
          <table:table-cell office:value-type="string">
            <text:p>1. Tut mir leid. Da habe ich wohl nicht</text:p>
            <text:p>aufgepasst. 2. Ich muss zu Hause bleiben und auf</text:p>
            <text:p>die Kinder aufpassen.</text:p>
          </table:table-cell>
        </table:table-row>
        <table:table-row table:style-name="ro1">
          <table:table-cell office:value-type="string">
            <text:p>aufräumen, räumt auf, räumte auf, hat aufgeräumt</text:p>
          </table:table-cell>
          <table:table-cell office:value-type="string">
            <text:p>ordenar,arreglar, ordenar</text:p>
          </table:table-cell>
          <table:table-cell office:value-type="string">
            <text:p>Vor meinem Urlaub muss ich unbedingt noch meinen Schreibtisch aufräumen.</text:p>
          </table:table-cell>
        </table:table-row>
        <table:table-row table:style-name="ro4">
          <table:table-cell office:value-type="string">
            <text:p>aufregen, regt auf, <text:s text:c="7"/>1. regte auf, hat aufgeregt</text:p>
          </table:table-cell>
          <table:table-cell office:value-type="string">
            <text:p>alterar,excitar,irritar,exaltar,exasperar</text:p>
          </table:table-cell>
          <table:table-cell office:value-type="string">
            <text:p>1. Es regt mich auf, dass ich schon wieder überstunden machen muss. 2. Ruf gleich an, wenn du angekommen</text:p>
            <text:p>bist, sonst regt sich deine Mutter</text:p>
            <text:p>wieder auf. 3. Ganz ruhig! Bitte regen Sie sich</text:p>
            <text:p>nicht auf. 4. Die Musikgruppe zu erleben war sehr aufregend.</text:p>
          </table:table-cell>
        </table:table-row>
        <table:table-row table:style-name="ro1">
          <table:table-cell office:value-type="string">
            <text:p>auf sein, ist auf, <text:s text:c="7"/>1. war auf, ist auf gewesen</text:p>
          </table:table-cell>
          <table:table-cell/>
          <table:table-cell office:value-type="string">
            <text:p>Ich bin schon seit zwei Stunden auf. Du brauchst nicht zu klingeln, die Tür ist auf.</text:p>
          </table:table-cell>
        </table:table-row>
        <table:table-row table:style-name="ro2">
          <table:table-cell office:value-type="string">
            <text:p>aufstehen, steht auf, <text:s text:c="7"/>1. stand auf, ist aufgestanden</text:p>
          </table:table-cell>
          <table:table-cell office:value-type="string">
            <text:p>ponerse de pie,levantarse,estar abierto</text:p>
          </table:table-cell>
          <table:table-cell office:value-type="string">
            <text:p>1. Ich stehe jeden Morgen um sechs Uhr auf. 2. Sie brauchen nicht aufzustehen. Sie</text:p>
            <text:p>können sitzen bleiben. 3. Solange Sie Fieber haben, dürfen Sie</text:p>
            <text:p>auf keinen Fall aufstehen.</text:p>
          </table:table-cell>
        </table:table-row>
        <table:table-row table:style-name="ro1">
          <table:table-cell office:value-type="string">
            <text:p>der Auftrag, -"e</text:p>
          </table:table-cell>
          <table:table-cell office:value-type="string">
            <text:p>orden f,encargo m,pedido m,mandato m,misión f,comisión f,tarea f,mano f,capa f</text:p>
          </table:table-cell>
          <table:table-cell office:value-type="string">
            <text:p>1. Ich komme im Auftrag von Frau Müller und soll Ihnen diesen Brief abgeben. 2. Im Moment hat die Firma besonders viele Aufträge.</text:p>
          </table:table-cell>
        </table:table-row>
        <table:table-row table:style-name="ro1">
          <table:table-cell office:value-type="string">
            <text:p>auftreten, tritt auf, trat auf, ist aufgetreten</text:p>
          </table:table-cell>
          <table:table-cell office:value-type="string">
            <text:p>pisar,presentarse,actuar,comportarse,surgir, aparecer,abrir a patadas</text:p>
          </table:table-cell>
          <table:table-cell office:value-type="string">
            <text:p>Nächste Woche tritt in der Stadthalle eine berühmte Musikgruppe auf.</text:p>
          </table:table-cell>
        </table:table-row>
        <table:table-row table:style-name="ro1">
          <table:table-cell office:value-type="string">
            <text:p>aufwachen, wacht auf, wachte auf, ist aufgewacht</text:p>
          </table:table-cell>
          <table:table-cell office:value-type="string">
            <text:p>despertar(se) de</text:p>
          </table:table-cell>
          <table:table-cell office:value-type="string">
            <text:p>Von dem Lärm bin ich aufgewacht.</text:p>
          </table:table-cell>
        </table:table-row>
        <table:table-row table:style-name="ro1">
          <table:table-cell office:value-type="string">
            <text:p>aufwärts</text:p>
          </table:table-cell>
          <table:table-cell office:value-type="string">
            <text:p>(hacia) arriba</text:p>
          </table:table-cell>
          <table:table-cell office:value-type="string">
            <text:p>1. Sie müssen gut zu Fuß sein. Es geht immer aufwärts.2. In letzter Zeit geht es wieder aufwärts mit der Wirtschaft.</text:p>
          </table:table-cell>
        </table:table-row>
        <table:table-row table:style-name="ro1">
          <table:table-cell office:value-type="string">
            <text:p>der Aufzug, -"e</text:p>
          </table:table-cell>
          <table:table-cell office:value-type="string">
            <text:p>despliegue m,acercamiento m,llegada f,ascensor m,elevador m AmC, Mex,montacargas m inv,pinta f,escena f,acto m</text:p>
          </table:table-cell>
          <table:table-cell office:value-type="string">
            <text:p>Der Aufzug ist leider wieder kaputt.</text:p>
          </table:table-cell>
        </table:table-row>
        <table:table-row table:style-name="ro1">
          <table:table-cell office:value-type="string">
            <text:p><text:s/>das Auge, -n</text:p>
          </table:table-cell>
          <table:table-cell office:value-type="string">
            <text:p>ojo m,vista f,punto m,grillo m</text:p>
          </table:table-cell>
          <table:table-cell office:value-type="string">
            <text:p>Meine beiden Kinder haben blaue Augen.</text:p>
          </table:table-cell>
        </table:table-row>
        <table:table-row table:style-name="ro1">
          <table:table-cell office:value-type="string">
            <text:p>der Augenblick, e</text:p>
          </table:table-cell>
          <table:table-cell office:value-type="string">
            <text:p>momento m,instante m</text:p>
          </table:table-cell>
          <table:table-cell office:value-type="string">
            <text:p>1. Ich wollte gerade parken. In dem Augenblick ist ein Wagen aus der Ausfahrt gekommen. 2. Einen Augenblick, bitte!</text:p>
          </table:table-cell>
        </table:table-row>
        <table:table-row table:style-name="ro1">
          <table:table-cell office:value-type="string">
            <text:p>aus</text:p>
          </table:table-cell>
          <table:table-cell office:value-type="string">
            <text:p>de, por,de,apagado,fuera</text:p>
          </table:table-cell>
          <table:table-cell office:value-type="string">
            <text:p>1. Frau Müller geht jeden Morgen um 8 Uhr aus dem Haus.2. Frau özgen kommt aus der Türkei. 3. Die Möbel sind noch aus der Zeit um 1900. 4. Ich trage nur Pullover aus reiner Wolle. 5. Wir haben aus Liebe geheiratet.</text:p>
          </table:table-cell>
        </table:table-row>
        <table:table-row table:style-name="ro1">
          <table:table-cell office:value-type="string">
            <text:p>die Ausbildung, -en</text:p>
          </table:table-cell>
          <table:table-cell office:value-type="string">
            <text:p>formación f profesional</text:p>
          </table:table-cell>
          <table:table-cell office:value-type="string">
            <text:p>1. Ich habe meine Ausbildung abgeschlossen. 2. Mit deiner guten Ausbildung findest du sicher eine Arbeit.</text:p>
          </table:table-cell>
        </table:table-row>
        <table:table-row table:style-name="ro1">
          <table:table-cell office:value-type="string">
            <text:p>der Ausbildungsplatz, -"e</text:p>
          </table:table-cell>
          <table:table-cell office:value-type="string">
            <text:p>puesto m de aprendizaje</text:p>
          </table:table-cell>
          <table:table-cell office:value-type="string">
            <text:p>Mein Neffe sucht nach der Schule einen Ausbildungsplatz als Kfz-Mechaniker.</text:p>
          </table:table-cell>
        </table:table-row>
        <table:table-row table:style-name="ro1">
          <table:table-cell office:value-type="string">
            <text:p>ausgebildet</text:p>
          </table:table-cell>
          <table:table-cell/>
          <table:table-cell office:value-type="string">
            <text:p>Für diesen Beruf müssen Sie gut ausgebildet sein.</text:p>
          </table:table-cell>
        </table:table-row>
        <table:table-row table:style-name="ro1">
          <table:table-cell office:value-type="string">
            <text:p>ausdrucken, druckt aus, druckte aus, hat ausgedruckt</text:p>
          </table:table-cell>
          <table:table-cell office:value-type="string">
            <text:p>imprimir</text:p>
          </table:table-cell>
          <table:table-cell office:value-type="string">
            <text:p>Kann ich das auf deinem Drucker ausdrucken?</text:p>
          </table:table-cell>
        </table:table-row>
        <table:table-row table:style-name="ro1">
          <table:table-cell office:value-type="string">
            <text:p>der Ausdruck, -"e</text:p>
          </table:table-cell>
          <table:table-cell office:value-type="string">
            <text:p>término m,palabra f,expresión f,giro m,impreso m,manifestación f</text:p>
          </table:table-cell>
          <table:table-cell office:value-type="string">
            <text:p>1. Diesen Ausdruck habe ich noch nie gehört.2. Machen Sie doch bitte einen Ausdruck von der E-Mail.</text:p>
          </table:table-cell>
        </table:table-row>
        <table:table-row table:style-name="ro1">
          <table:table-cell office:value-type="string">
            <text:p>auseinander </text:p>
          </table:table-cell>
          <table:table-cell office:value-type="string">
            <text:p>separadamente</text:p>
          </table:table-cell>
          <table:table-cell office:value-type="string">
            <text:p>Wir wohnen nicht weit auseinander.</text:p>
          </table:table-cell>
        </table:table-row>
        <table:table-row table:style-name="ro1">
          <table:table-cell office:value-type="string">
            <text:p>die Ausfahrt, -en</text:p>
          </table:table-cell>
          <table:table-cell office:value-type="string">
            <text:p>salida f</text:p>
          </table:table-cell>
          <table:table-cell office:value-type="string">
            <text:p>1. Hier ist eine Ausfahrt, da dürfen Sie nicht parken.2. Wie weit ist es noch bis zur Ausfahrt Freiburg?</text:p>
          </table:table-cell>
        </table:table-row>
        <table:table-row table:style-name="ro1">
          <table:table-cell office:value-type="string">
            <text:p>ausfallen, fällt aus, fiel aus, ist ausgefallen</text:p>
          </table:table-cell>
          <table:table-cell office:value-type="string">
            <text:p>caerse,no tener lugar, suspenderse,estar de baja,fallar,resultar, quedar</text:p>
          </table:table-cell>
          <table:table-cell office:value-type="string">
            <text:p>1. Nächste Woche fällt der Kurs aus. 2. Mir fallen die Haare aus.</text:p>
          </table:table-cell>
        </table:table-row>
        <table:table-row table:style-name="ro1">
          <table:table-cell office:value-type="string">
            <text:p>der Ausflug, -"e</text:p>
          </table:table-cell>
          <table:table-cell office:value-type="string">
            <text:p>excursión f</text:p>
          </table:table-cell>
          <table:table-cell office:value-type="string">
            <text:p>Am Wochenende machen wir mit Freunden einen Ausflug nach Heidelberg.</text:p>
          </table:table-cell>
        </table:table-row>
        <table:table-row table:style-name="ro1">
          <table:table-cell office:value-type="string">
            <text:p>ausfüllen, füllt aus, füllte aus, hat ausgefüllt</text:p>
          </table:table-cell>
          <table:table-cell office:value-type="string">
            <text:p>llenar,(re)llenar, cumplimentar,llenar, satisfacer</text:p>
          </table:table-cell>
          <table:table-cell office:value-type="string">
            <text:p>Füllen Sie bitte dieses Formular aus!</text:p>
          </table:table-cell>
        </table:table-row>
        <table:table-row table:style-name="ro1">
          <table:table-cell office:value-type="string">
            <text:p>ausgeben, gibt aus, gab aus, hat ausgegeben</text:p>
          </table:table-cell>
          <table:table-cell office:value-type="string">
            <text:p>distribuir,expender,imprimir,emitir,dar,gastar en</text:p>
          </table:table-cell>
          <table:table-cell office:value-type="string">
            <text:p>Carola gibt viel Geld für ihr Hobby aus.</text:p>
          </table:table-cell>
        </table:table-row>
        <table:table-row table:style-name="ro1">
          <table:table-cell office:value-type="string">
            <text:p>die Ausgabe, -n</text:p>
          </table:table-cell>
          <table:table-cell office:value-type="string">
            <text:p>distribución f,reparto m,entrega f,emisión f,despacho m,edición f,número m,salida f,gastos m pl</text:p>
          </table:table-cell>
          <table:table-cell office:value-type="string">
            <text:p>1. Wie hoch sind Ihre Ausgaben? 2. Wo ist die Essensausgabe? 3. Wo steht das? In welcher Ausgabe?</text:p>
          </table:table-cell>
        </table:table-row>
        <table:table-row table:style-name="ro1">
          <table:table-cell office:value-type="string">
            <text:p>ausgehen, geht aus, ging aus, ist ausgegangen</text:p>
          </table:table-cell>
          <table:table-cell office:value-type="string">
            <text:p>salir,remoler Chil, Peru,salir (a divertirse),apagarse,caerse,salir de,partir de,basarse en,salir, acabar,acabarse</text:p>
          </table:table-cell>
          <table:table-cell office:value-type="string">
            <text:p>1. Plötzlich ist das Licht ausgegangen. 2. Gehen wir heute Abend aus? 3. Wie ist das Spiel ausgegangen?</text:p>
          </table:table-cell>
        </table:table-row>
        <table:table-row table:style-name="ro1">
          <table:table-cell office:value-type="string">
            <text:p>der Ausgang, -"e </text:p>
          </table:table-cell>
          <table:table-cell office:value-type="string">
            <text:p>(puerta f de) salida f,boca f,paseo m,(día m de) salida f,resultado m,desenlace m,éxito m,origen m,punto m de partida</text:p>
          </table:table-cell>
          <table:table-cell office:value-type="string">
            <text:p>Wo ist der Ausgang bitte?</text:p>
          </table:table-cell>
        </table:table-row>
        <table:table-row table:style-name="ro1">
          <table:table-cell office:value-type="string">
            <text:p>die Aushilfe, -n</text:p>
          </table:table-cell>
          <table:table-cell office:value-type="string">
            <text:p>ayuda f,auxiliar mf,suplente mf</text:p>
          </table:table-cell>
          <table:table-cell office:value-type="string">
            <text:p>Wir suchen eine freundliche Aushilfe für unser Geschäft.</text:p>
          </table:table-cell>
        </table:table-row>
        <table:table-row table:style-name="ro1">
          <table:table-cell office:value-type="string">
            <text:p>die Auskunft, -"e</text:p>
          </table:table-cell>
          <table:table-cell office:value-type="string">
            <text:p>información f,referencias f pl de</text:p>
          </table:table-cell>
          <table:table-cell office:value-type="string">
            <text:p>1. Ich hätte gern eine Auskunft. 2. Die Firma hat eine neue Nummer. Bitte, rufen Sie die Auskunft an.</text:p>
          </table:table-cell>
        </table:table-row>
        <table:table-row table:style-name="ro1">
          <table:table-cell office:value-type="string">
            <text:p>das Ausland</text:p>
          </table:table-cell>
          <table:table-cell office:value-type="string">
            <text:p>(país m ) extranjero m</text:p>
          </table:table-cell>
          <table:table-cell office:value-type="string">
            <text:p>Wir fahren im Urlaub meistens ins Ausland.</text:p>
          </table:table-cell>
        </table:table-row>
        <table:table-row table:style-name="ro1">
          <table:table-cell office:value-type="string">
            <text:p><text:s/>der Ausländer, -</text:p>
          </table:table-cell>
          <table:table-cell office:value-type="string">
            <text:p>extranjero(-a) m (f)</text:p>
          </table:table-cell>
          <table:table-cell office:value-type="string">
            <text:p>Viele Ausländer lernen in der Volkshochschule Deutsch.</text:p>
          </table:table-cell>
        </table:table-row>
        <table:table-row table:style-name="ro1">
          <table:table-cell office:value-type="string">
            <text:p>ausländisch </text:p>
          </table:table-cell>
          <table:table-cell office:value-type="string">
            <text:p>extranjero</text:p>
          </table:table-cell>
          <table:table-cell office:value-type="string">
            <text:p>In meiner Firma arbeiten mehr ausländische Kollegen als deutsche.</text:p>
          </table:table-cell>
        </table:table-row>
        <table:table-row table:style-name="ro1">
          <table:table-cell office:value-type="string">
            <text:p>ausmachen, macht aus, machte aus, hat ausgemacht</text:p>
          </table:table-cell>
          <table:table-cell office:value-type="string">
            <text:p>apagar,concertar,quedar en,resolver, arreglar,divisar, distinguir,representar, constituir,elevarse a,importar,cerrar</text:p>
          </table:table-cell>
          <table:table-cell office:value-type="string">
            <text:p>1. Machen Sie bitte das Licht aus!2. Wir hatten doch ausgemacht, dass du die Getränke besorgst. 3. Haben Sie einen Termin ausgemacht? 4. Sie müssen leider warten. – Kein Problem. Das macht mir nichts aus.</text:p>
          </table:table-cell>
        </table:table-row>
        <table:table-row table:style-name="ro1">
          <table:table-cell office:value-type="string">
            <text:p>die Ausnahme, -n </text:p>
          </table:table-cell>
          <table:table-cell office:value-type="string">
            <text:p>excepción f</text:p>
          </table:table-cell>
          <table:table-cell office:value-type="string">
            <text:p>1. Normalerweise muss ich am Wochenende arbeiten. Aber heute ist eine Ausnahme. 2. Mit Ausnahme der Fahrtkosten müssen Sie alles selbst bezahlen.</text:p>
          </table:table-cell>
        </table:table-row>
        <table:table-row table:style-name="ro1">
          <table:table-cell office:value-type="string">
            <text:p>ausreichend</text:p>
          </table:table-cell>
          <table:table-cell office:value-type="string">
            <text:p>bastante, suficiente,suficiente</text:p>
          </table:table-cell>
          <table:table-cell office:value-type="string">
            <text:p>Dafür bekommst du leider nur die Note ausreichend.</text:p>
          </table:table-cell>
        </table:table-row>
        <table:table-row table:style-name="ro1">
          <table:table-cell office:value-type="string">
            <text:p>ausrichten, richtet aus, richtete aus, hat ausgerichtet</text:p>
          </table:table-cell>
          <table:table-cell office:value-type="string">
            <text:p>dar,ajustar a,adaptar a,alinear,conseguir, lograr,organizar,hablar mal de,vilipendiar,pagar</text:p>
          </table:table-cell>
          <table:table-cell office:value-type="string">
            <text:p>Mein Mann ist nicht da. Soll ich ihm etwas ausrichten?</text:p>
          </table:table-cell>
        </table:table-row>
        <table:table-row table:style-name="ro1">
          <table:table-cell office:value-type="string">
            <text:p>ausschließen, schließt aus, schloss aus, hat ausgeschlossen</text:p>
          </table:table-cell>
          <table:table-cell office:value-type="string">
            <text:p>descartar,excluir,expulsar de</text:p>
          </table:table-cell>
          <table:table-cell office:value-type="string">
            <text:p>So viel kann ich nicht bezahlen. Das ist völlig ausgeschlossen.</text:p>
          </table:table-cell>
        </table:table-row>
        <table:table-row table:style-name="ro1">
          <table:table-cell office:value-type="string">
            <text:p>ausschließlich</text:p>
          </table:table-cell>
          <table:table-cell office:value-type="string">
            <text:p>exclusivo,únicamente,exclusivamente,sólo,con exclusión de, excluido</text:p>
          </table:table-cell>
          <table:table-cell office:value-type="string">
            <text:p>Tut mir leid. Wir haben ausschließlich Nichtraucherzimmer.</text:p>
          </table:table-cell>
        </table:table-row>
        <table:table-row table:style-name="ro1">
          <table:table-cell office:value-type="string">
            <text:p>aussehen, sieht aus, sah aus, hat ausgesehen</text:p>
          </table:table-cell>
          <table:table-cell office:value-type="string">
            <text:p>parecer,tener aspecto de</text:p>
          </table:table-cell>
          <table:table-cell office:value-type="string">
            <text:p>1. Sie sehen wieder besser aus. Sind Sie wieder gesund? 2. Es sieht so aus, als ob es bald regnet.</text:p>
          </table:table-cell>
        </table:table-row>
        <table:table-row table:style-name="ro1">
          <table:table-cell office:value-type="string">
            <text:p>aus sein, ist aus, war aus, ist aus gewesen</text:p>
          </table:table-cell>
          <table:table-cell/>
          <table:table-cell office:value-type="string">
            <text:p>1. Ich glaube, die Heizung ist aus. 2. Samstags ist die Schule schon um elf Uhr aus.</text:p>
          </table:table-cell>
        </table:table-row>
        <table:table-row table:style-name="ro3">
          <table:table-cell office:value-type="string">
            <text:p>außen</text:p>
          </table:table-cell>
          <table:table-cell office:value-type="string">
            <text:p>fuera</text:p>
          </table:table-cell>
          <table:table-cell office:value-type="string">
            <text:p>1. Wir haben das Schloss nur von außen gesehen.</text:p>
            <text:p>2. Außen ist das Haus nicht sehr schön.</text:p>
          </table:table-cell>
        </table:table-row>
        <table:table-row table:style-name="ro1">
          <table:table-cell office:value-type="string">
            <text:p>außer</text:p>
          </table:table-cell>
          <table:table-cell office:value-type="string">
            <text:p>fuera de,excepto, a excepción de,aparte de</text:p>
          </table:table-cell>
          <table:table-cell office:value-type="string">
            <text:p>1. Außer Lisa hat sich niemand um die Stelle beworben. 2. Der Aufzug ist außer Betrieb. 3. Wir haben täglich außer Samstag geöffnet.</text:p>
          </table:table-cell>
        </table:table-row>
        <table:table-row table:style-name="ro1">
          <table:table-cell office:value-type="string">
            <text:p>äußerlich</text:p>
          </table:table-cell>
          <table:table-cell office:value-type="string">
            <text:p>exterior, externo,superficial,aparente</text:p>
          </table:table-cell>
          <table:table-cell office:value-type="string">
            <text:p>Das Medikament dürfen Sie nur äußerlich anwenden.</text:p>
          </table:table-cell>
        </table:table-row>
        <table:table-row table:style-name="ro1">
          <table:table-cell office:value-type="string">
            <text:p>außerdem</text:p>
          </table:table-cell>
          <table:table-cell office:value-type="string">
            <text:p>además, aparte</text:p>
          </table:table-cell>
          <table:table-cell office:value-type="string">
            <text:p>1. Möchten Sie außerdem noch etwas? 2. Der Film war langweilig, und außerdem haben die Schauspieler schlecht gespielt.</text:p>
          </table:table-cell>
        </table:table-row>
        <table:table-row table:style-name="ro1">
          <table:table-cell office:value-type="string">
            <text:p>außerhalb </text:p>
          </table:table-cell>
          <table:table-cell office:value-type="string">
            <text:p>fuera de,fuera</text:p>
          </table:table-cell>
          <table:table-cell office:value-type="string">
            <text:p>Wir wohnen außerhalb von Berlin.</text:p>
          </table:table-cell>
        </table:table-row>
        <table:table-row table:style-name="ro1">
          <table:table-cell office:value-type="string">
            <text:p>die Aussicht, -en</text:p>
          </table:table-cell>
          <table:table-cell office:value-type="string">
            <text:p>vista f de,panorama m de,perspectiva f de,esperanza f de</text:p>
          </table:table-cell>
          <table:table-cell office:value-type="string">
            <text:p>1. Von diesem Turm hat man eine tolle Aussicht. 2. Mit mehreren Fremdsprachen hat man gute Aussichten, eine Stelle zu bekommen.</text:p>
          </table:table-cell>
        </table:table-row>
        <table:table-row table:style-name="ro1">
          <table:table-cell office:value-type="string">
            <text:p>aussprechen, spricht aus, sprach aus, hat ausgesprochen</text:p>
          </table:table-cell>
          <table:table-cell office:value-type="string">
            <text:p>terminar (la frase),pronunciar,expresar,notificar, disponer</text:p>
          </table:table-cell>
          <table:table-cell office:value-type="string">
            <text:p>Wie spricht man dieses Wort aus?</text:p>
          </table:table-cell>
        </table:table-row>
        <table:table-row table:style-name="ro1">
          <table:table-cell office:value-type="string">
            <text:p>die Aussprache</text:p>
          </table:table-cell>
          <table:table-cell office:value-type="string">
            <text:p>pronunciación f,acento m,discusión f,debate m</text:p>
          </table:table-cell>
          <table:table-cell office:value-type="string">
            <text:p>Ali hat eine gute Aussprache.</text:p>
          </table:table-cell>
        </table:table-row>
        <table:table-row table:style-name="ro1">
          <table:table-cell office:value-type="string">
            <text:p>ausstellen, stellt aus, stellte aus, hat ausgestellt</text:p>
          </table:table-cell>
          <table:table-cell office:value-type="string">
            <text:p>exhibir,exponer,expedir,extender,apostar,inclinar hacia afuera,bascular hacia afuera,coser con pata de elefante,coser con corte evasé,apagar,participar en una feria</text:p>
          </table:table-cell>
          <table:table-cell office:value-type="string">
            <text:p>1. Im Schaufenster sind Winterschuhe ausgestellt. 2. Sie müssen sich einen neuen Führerschein ausstellen lassen.</text:p>
          </table:table-cell>
        </table:table-row>
        <table:table-row table:style-name="ro1">
          <table:table-cell office:value-type="string">
            <text:p>die Ausstellung, -en</text:p>
          </table:table-cell>
          <table:table-cell office:value-type="string">
            <text:p>exposición f,expedición f,extensión f por,puesta f</text:p>
          </table:table-cell>
          <table:table-cell office:value-type="string">
            <text:p>1. Wir waren mit der Lehrerin in einer Ausstellung. 2. Die Ausstellung eines neuen Passes dauert zwei Wochen.</text:p>
          </table:table-cell>
        </table:table-row>
        <table:table-row table:style-name="ro1">
          <table:table-cell office:value-type="string">
            <text:p>(sich etwas) aussuchen, sucht aus, suchte aus, hat ausgesucht</text:p>
          </table:table-cell>
          <table:table-cell/>
          <table:table-cell office:value-type="string">
            <text:p>Such dir etwas Schönes aus! Ich lade dich ein</text:p>
          </table:table-cell>
        </table:table-row>
        <table:table-row table:style-name="ro1">
          <table:table-cell office:value-type="string">
            <text:p>auswählen, wählt aus, wählte aus, hat ausgewählt</text:p>
          </table:table-cell>
          <table:table-cell office:value-type="string">
            <text:p>elegir de de entre,escoger de de entre,seleccionar</text:p>
          </table:table-cell>
          <table:table-cell office:value-type="string">
            <text:p>Für die Aufgabe können Sie unter drei Themen auswählen.</text:p>
          </table:table-cell>
        </table:table-row>
        <table:table-row table:style-name="ro1">
          <table:table-cell office:value-type="string">
            <text:p>der Ausweis, -e </text:p>
          </table:table-cell>
          <table:table-cell office:value-type="string">
            <text:p>documento m,carnet m de miembro,carnet m de estudiante,documento m nacional de identidad,relación f</text:p>
          </table:table-cell>
          <table:table-cell office:value-type="string">
            <text:p>Darf ich mal Ihren Ausweis sehen?</text:p>
          </table:table-cell>
        </table:table-row>
        <table:table-row table:style-name="ro1">
          <table:table-cell office:value-type="string">
            <text:p>ausziehen, zieht aus, zogaus,hat/istausgezogen</text:p>
          </table:table-cell>
          <table:table-cell office:value-type="string">
            <text:p>mudarse,cambiar(se) de casa,salir a/de,quitar,desnudar,quitar la ropa a,alargar,sacar,arrancar,extraer,estirar,(ex)tender,(re)pasar,extractar de</text:p>
          </table:table-cell>
          <table:table-cell office:value-type="string">
            <text:p>1. Willst du den Mantel nicht ausziehen? 2.DerArztmöchteSieuntersuchen. Bitte ziehen Sie sich aus. 3. Müllers sind schon vor vier Wochen ausgezogen.</text:p>
          </table:table-cell>
        </table:table-row>
        <table:table-row table:style-name="ro1">
          <table:table-cell office:value-type="string">
            <text:p>der Auszubildende, -n</text:p>
          </table:table-cell>
          <table:table-cell/>
          <table:table-cell office:value-type="string">
            <text:p>Der Meister kümmert sich um die Auszubildenden.</text:p>
          </table:table-cell>
        </table:table-row>
        <table:table-row table:style-name="ro1">
          <table:table-cell office:value-type="string">
            <text:p>das Auto, -s </text:p>
          </table:table-cell>
          <table:table-cell office:value-type="string">
            <text:p>coche m</text:p>
          </table:table-cell>
          <table:table-cell office:value-type="string">
            <text:p>Mario fährt mit dem Auto zur Arbeit.</text:p>
          </table:table-cell>
        </table:table-row>
        <table:table-row table:style-name="ro1">
          <table:table-cell office:value-type="string">
            <text:p>die Autobahn, -en</text:p>
          </table:table-cell>
          <table:table-cell office:value-type="string">
            <text:p>autopista f</text:p>
          </table:table-cell>
          <table:table-cell office:value-type="string">
            <text:p>Das Dorf liegt direkt an der Autobahn.</text:p>
          </table:table-cell>
        </table:table-row>
        <table:table-row table:style-name="ro1">
          <table:table-cell office:value-type="string">
            <text:p>der Automat, -en</text:p>
          </table:table-cell>
          <table:table-cell office:value-type="string">
            <text:p>autómata m,distribuidor m automático,máquina f fam,cajero m (automático)</text:p>
          </table:table-cell>
          <table:table-cell office:value-type="string">
            <text:p>1. Zigaretten bekommst du am Automaten. 2. Der Fahrkartenautomat ist auf dem Bahnsteig.</text:p>
          </table:table-cell>
        </table:table-row>
        <table:table-row table:style-name="ro1">
          <table:table-cell office:value-type="string">
            <text:p>automatisch</text:p>
          </table:table-cell>
          <table:table-cell office:value-type="string">
            <text:p>automático</text:p>
          </table:table-cell>
          <table:table-cell office:value-type="string">
            <text:p>1. Die Tür schließt automatisch. 2. Ihre Lohnsteuerkarte bekommen Sie automatisch zugeschickt.</text:p>
          </table:table-cell>
        </table:table-row>
        <table:table-row table:style-name="ro1">
          <table:table-cell office:value-type="string">
            <text:p>das Baby, -s</text:p>
          </table:table-cell>
          <table:table-cell office:value-type="string">
            <text:p>bebé m,nene m</text:p>
          </table:table-cell>
          <table:table-cell office:value-type="string">
            <text:p>Meine Freundin hat ein Baby bekommen.</text:p>
          </table:table-cell>
        </table:table-row>
        <table:table-row table:style-name="ro1">
          <table:table-cell office:value-type="string">
            <text:p><text:s/>der Babysitter, -</text:p>
          </table:table-cell>
          <table:table-cell office:value-type="string">
            <text:p>baby sitter mf,canguro mf</text:p>
          </table:table-cell>
          <table:table-cell office:value-type="string">
            <text:p>Wir wollen am Samstagabend zu Freunden gehen. Deshalb brauche ich einen Babysitter für unsere kleine Tochter.</text:p>
          </table:table-cell>
        </table:table-row>
        <table:table-row table:style-name="ro1">
          <table:table-cell office:value-type="string">
            <text:p>backen, bäckt / backt, backte, hat gebacken</text:p>
          </table:table-cell>
          <table:table-cell office:value-type="string">
            <text:p>cocer,hacer (en el horno),hornear</text:p>
          </table:table-cell>
          <table:table-cell office:value-type="string">
            <text:p>Wenn du kommst, backe ich einen Kuchen.</text:p>
          </table:table-cell>
        </table:table-row>
        <table:table-row table:style-name="ro1">
          <table:table-cell office:value-type="string">
            <text:p>die Bäckerei, -en</text:p>
          </table:table-cell>
          <table:table-cell office:value-type="string">
            <text:p>panadería f,tahona f,galletas f pl y repostería</text:p>
          </table:table-cell>
          <table:table-cell office:value-type="string">
            <text:p>Wir kaufen unser Brot immer in der Bäckerei am Markt.</text:p>
          </table:table-cell>
        </table:table-row>
        <table:table-row table:style-name="ro1">
          <table:table-cell office:value-type="string">
            <text:p>baden, badet, badete, hat gebadet</text:p>
          </table:table-cell>
          <table:table-cell office:value-type="string">
            <text:p>bañarse,tomar un baño,bañar</text:p>
          </table:table-cell>
          <table:table-cell office:value-type="string">
            <text:p>1. Wenn du baden möchtest: Das Bade- zimmer ist dort hinten links. </text:p>
          </table:table-cell>
        </table:table-row>
        <table:table-row table:style-name="ro1">
          <table:table-cell office:value-type="string">
            <text:p>das Bad, -"er</text:p>
          </table:table-cell>
          <table:table-cell office:value-type="string">
            <text:p>baño m,(agua m para el) baño m,(cuarto m de) baño m,baños m pl,balneario m</text:p>
          </table:table-cell>
          <table:table-cell office:value-type="string">
            <text:p>1. Nach einem warmen Bad fühlt man sich gleich viel besser. 2. Ich möchte ein Zimmer mit Bad.</text:p>
          </table:table-cell>
        </table:table-row>
        <table:table-row table:style-name="ro1">
          <table:table-cell office:value-type="string">
            <text:p>die Badewanne, -n</text:p>
          </table:table-cell>
          <table:table-cell office:value-type="string">
            <text:p>bañera f</text:p>
          </table:table-cell>
          <table:table-cell office:value-type="string">
            <text:p>Jetzt gehe ich erst einmal in die Badewanne.</text:p>
          </table:table-cell>
        </table:table-row>
        <table:table-row table:style-name="ro1">
          <table:table-cell office:value-type="string">
            <text:p><text:s/>die Bahn, -en</text:p>
          </table:table-cell>
          <table:table-cell office:value-type="string">
            <text:p>camino m,paso m,tren m,ferrocarril m,tira f,calle f,vía f,órbita f,trayectoria f</text:p>
          </table:table-cell>
          <table:table-cell office:value-type="string">
            <text:p>1. Ich komme mit der Bahn. 2. Mein Mann arbeitet bei der Bahn.</text:p>
          </table:table-cell>
        </table:table-row>
        <table:table-row table:style-name="ro1">
          <table:table-cell office:value-type="string">
            <text:p>S-Bahn, -en</text:p>
          </table:table-cell>
          <table:table-cell office:value-type="string">
            <text:p>tren m rápido (urbano),≈ suburbano m</text:p>
          </table:table-cell>
          <table:table-cell office:value-type="string">
            <text:p>Die S-Bahn ist schneller als die Straßenbahn.</text:p>
          </table:table-cell>
        </table:table-row>
        <table:table-row table:style-name="ro1">
          <table:table-cell office:value-type="string">
            <text:p>die Straßenbahn, -en</text:p>
          </table:table-cell>
          <table:table-cell office:value-type="string">
            <text:p>tranvía m</text:p>
          </table:table-cell>
          <table:table-cell office:value-type="string">
            <text:p>Nehmen Sie die Straßenbahn Nr. 16.</text:p>
          </table:table-cell>
        </table:table-row>
        <table:table-row table:style-name="ro1">
          <table:table-cell office:value-type="string">
            <text:p><text:s/>die U-Bahn, -en</text:p>
          </table:table-cell>
          <table:table-cell office:value-type="string">
            <text:p>metro m</text:p>
          </table:table-cell>
          <table:table-cell office:value-type="string">
            <text:p>Die letzte U-Bahn geht um 23.15 Uhr.</text:p>
          </table:table-cell>
        </table:table-row>
        <table:table-row table:style-name="ro1">
          <table:table-cell office:value-type="string">
            <text:p>der Bahnhof, -"e</text:p>
          </table:table-cell>
          <table:table-cell office:value-type="string">
            <text:p>estación f (de ferrocarril)</text:p>
          </table:table-cell>
          <table:table-cell office:value-type="string">
            <text:p>1. Ich bringe Sie zum Bahnhof. 2. Wo ist der Bahnhof?</text:p>
          </table:table-cell>
        </table:table-row>
        <table:table-row table:style-name="ro1">
          <table:table-cell office:value-type="string">
            <text:p><text:s/>der Bahnsteig, -e</text:p>
          </table:table-cell>
          <table:table-cell office:value-type="string">
            <text:p>andén m</text:p>
          </table:table-cell>
          <table:table-cell office:value-type="string">
            <text:p>Der Zug fährt heute nicht von Bahn- steig 5, sondern von Bahnsteig 7 ab.</text:p>
          </table:table-cell>
        </table:table-row>
        <table:table-row table:style-name="ro1">
          <table:table-cell office:value-type="string">
            <text:p>bald</text:p>
          </table:table-cell>
          <table:table-cell office:value-type="string">
            <text:p>pronto, en breve,casi, por poco</text:p>
          </table:table-cell>
          <table:table-cell office:value-type="string">
            <text:p>1. Besuchen Sie uns doch bald mal. 2. Geben Sie mir bitte so bald wie möglich Bescheid. 3. Auf Wiedersehen, bis bald!</text:p>
          </table:table-cell>
        </table:table-row>
        <table:table-row table:style-name="ro1">
          <table:table-cell office:value-type="string">
            <text:p>der Balkon, -e </text:p>
          </table:table-cell>
          <table:table-cell office:value-type="string">
            <text:p>balcón m,palco m</text:p>
          </table:table-cell>
          <table:table-cell office:value-type="string">
            <text:p>Die Wohnung hat auch einen kleinen Balkon.</text:p>
          </table:table-cell>
        </table:table-row>
        <table:table-row table:style-name="ro1">
          <table:table-cell office:value-type="string">
            <text:p>der Ball, -"e</text:p>
          </table:table-cell>
          <table:table-cell office:value-type="string">
            <text:p>pelota f,balón m,baile m</text:p>
          </table:table-cell>
          <table:table-cell office:value-type="string">
            <text:p>1. Ich spiele gern mit meinen Kindern Ball.2. Mein Sohn spielt am liebsten mit dem roten Ball.</text:p>
          </table:table-cell>
        </table:table-row>
        <table:table-row table:style-name="ro1">
          <table:table-cell office:value-type="string">
            <text:p>die Banane, -n </text:p>
          </table:table-cell>
          <table:table-cell office:value-type="string">
            <text:p>plátano m</text:p>
          </table:table-cell>
          <table:table-cell office:value-type="string">
            <text:p>Ein Kilo Bananen, bitte.</text:p>
          </table:table-cell>
        </table:table-row>
        <table:table-row table:style-name="ro1">
          <table:table-cell office:value-type="string">
            <text:p>die Bank, -"e/die Bank, -en</text:p>
          </table:table-cell>
          <table:table-cell office:value-type="string">
            <text:p>banco m,banquillo m,banco m de arena,banca f</text:p>
          </table:table-cell>
          <table:table-cell office:value-type="string">
            <text:p>1. Kommt, wir setzen uns auf die Bank da vorne.2. Bei welcher Bank haben Sie Ihr Konto?</text:p>
          </table:table-cell>
        </table:table-row>
        <table:table-row table:style-name="ro1">
          <table:table-cell office:value-type="string">
            <text:p>die Bankleitzahl, -en</text:p>
          </table:table-cell>
          <table:table-cell office:value-type="string">
            <text:p>código m de identificación bancaria</text:p>
          </table:table-cell>
          <table:table-cell office:value-type="string">
            <text:p>Bitte geben Sie Ihre Bankleitzahl an. </text:p>
          </table:table-cell>
        </table:table-row>
        <table:table-row table:style-name="ro1">
          <table:table-cell office:value-type="string">
            <text:p>bar</text:p>
          </table:table-cell>
          <table:table-cell office:value-type="string">
            <text:p>en efectivo,puro, verdadero,(Steh)café nt,Kneipe f,Bar nt</text:p>
          </table:table-cell>
          <table:table-cell office:value-type="string">
            <text:p>Zahlen Sie bar? </text:p>
          </table:table-cell>
        </table:table-row>
        <table:table-row table:style-name="ro1">
          <table:table-cell office:value-type="string">
            <text:p>das Bargeld</text:p>
          </table:table-cell>
          <table:table-cell office:value-type="string">
            <text:p>dinero m en metálico,dinero m efectivo [oder al contado]</text:p>
          </table:table-cell>
          <table:table-cell office:value-type="string">
            <text:p>Ich habe kein Bargeld mehr. </text:p>
          </table:table-cell>
        </table:table-row>
        <table:table-row table:style-name="ro1">
          <table:table-cell office:value-type="string">
            <text:p>der Bart, -"e</text:p>
          </table:table-cell>
          <table:table-cell office:value-type="string">
            <text:p>barba f,bigote(s) m (pl),paletón m</text:p>
          </table:table-cell>
          <table:table-cell office:value-type="string">
            <text:p>John trägt jetzt einen Bart.</text:p>
          </table:table-cell>
        </table:table-row>
        <table:table-row table:style-name="ro1">
          <table:table-cell office:value-type="string">
            <text:p>die Batterie, -n</text:p>
          </table:table-cell>
          <table:table-cell office:value-type="string">
            <text:p>pila f,batería f</text:p>
          </table:table-cell>
          <table:table-cell office:value-type="string">
            <text:p>Bringst du bitte Batterien mit?</text:p>
          </table:table-cell>
        </table:table-row>
        <table:table-row table:style-name="ro1">
          <table:table-cell office:value-type="string">
            <text:p><text:s/>der Bauch, -"e</text:p>
          </table:table-cell>
          <table:table-cell office:value-type="string">
            <text:p>vientre m,barriga f,panza f,tripa f fam,casco m</text:p>
          </table:table-cell>
          <table:table-cell office:value-type="string">
            <text:p>Mir tut der Bauch weh.</text:p>
          </table:table-cell>
        </table:table-row>
        <table:table-row table:style-name="ro1">
          <table:table-cell office:value-type="string">
            <text:p>bauen, baut, <text:s/>baute, hat gebaut</text:p>
          </table:table-cell>
          <table:table-cell office:value-type="string">
            <text:p>construir, edificar,hacer,tener, originar,confiar en,contar con</text:p>
          </table:table-cell>
          <table:table-cell office:value-type="string">
            <text:p>1. Mein Nachbar hat ein Haus gebaut.2. Mein Vater hat mir ein Regal gebaut.</text:p>
          </table:table-cell>
        </table:table-row>
        <table:table-row table:style-name="ro1">
          <table:table-cell office:value-type="string">
            <text:p>der Bau, -ten</text:p>
          </table:table-cell>
          <table:table-cell office:value-type="string">
            <text:p>construcción f,edificación f,obra f,chirona f,constitución f,complexión f,edificio m,madriguera f</text:p>
          </table:table-cell>
          <table:table-cell office:value-type="string">
            <text:p>1. Ich wohne in einer Neubauwohnung. 2. Unser Haus ist ein Altbau.</text:p>
          </table:table-cell>
        </table:table-row>
        <table:table-row table:style-name="ro1">
          <table:table-cell office:value-type="string">
            <text:p>die Baustelle, -n</text:p>
          </table:table-cell>
          <table:table-cell office:value-type="string">
            <text:p>obras f pl</text:p>
          </table:table-cell>
          <table:table-cell office:value-type="string">
            <text:p>Wir müssen die Baustelle umfahren. </text:p>
          </table:table-cell>
        </table:table-row>
        <table:table-row table:style-name="ro1">
          <table:table-cell office:value-type="string">
            <text:p>der Bauer, -n</text:p>
          </table:table-cell>
          <table:table-cell office:value-type="string">
            <text:p>peón m,≈ sota f,jaula f,agricultor(a) m (f),labrador(a) m (f),campesino(-a) m (f),concho(-a) m (f) AmC,patán m,rústico(-a) m (f),paleto(-a) m (f)</text:p>
          </table:table-cell>
          <table:table-cell office:value-type="string">
            <text:p>Wir kaufen unser Gemüse beim Bauern.</text:p>
          </table:table-cell>
        </table:table-row>
        <table:table-row table:style-name="ro1">
          <table:table-cell office:value-type="string">
            <text:p>der Baum, -"e</text:p>
          </table:table-cell>
          <table:table-cell office:value-type="string">
            <text:p>árbol m</text:p>
          </table:table-cell>
          <table:table-cell office:value-type="string">
            <text:p>1. Wir haben zwei Bäume im Garten. 2. Vorsicht, fahr nicht an den Baum.</text:p>
          </table:table-cell>
        </table:table-row>
        <table:table-row table:style-name="ro1">
          <table:table-cell office:value-type="string">
            <text:p>beachten, beachtet, beachtete, hat beachtet</text:p>
          </table:table-cell>
          <table:table-cell office:value-type="string">
            <text:p>atender a,prestar atención a,seguir,cumplir con,tener en cuenta, considerar,fijarse en,observar</text:p>
          </table:table-cell>
          <table:table-cell office:value-type="string">
            <text:p>Bitte beachten Sie die Ansagen am Bahnsteig.</text:p>
          </table:table-cell>
        </table:table-row>
        <table:table-row table:style-name="ro1">
          <table:table-cell office:value-type="string">
            <text:p>der Beamte, -n</text:p>
          </table:table-cell>
          <table:table-cell/>
          <table:table-cell office:value-type="string">
            <text:p>Mein Mann ist Beamter.</text:p>
          </table:table-cell>
        </table:table-row>
        <table:table-row table:style-name="ro1">
          <table:table-cell office:value-type="string">
            <text:p>beantragen, beantragt, beantragte, hat beantragt</text:p>
          </table:table-cell>
          <table:table-cell office:value-type="string">
            <text:p>solicitar, pedir</text:p>
          </table:table-cell>
          <table:table-cell office:value-type="string">
            <text:p>Hast du schon einen neuen Pass beantragt?</text:p>
          </table:table-cell>
        </table:table-row>
        <table:table-row table:style-name="ro1">
          <table:table-cell office:value-type="string">
            <text:p>beantworten, beantwortet, beantwortete, hat beantwortet</text:p>
          </table:table-cell>
          <table:table-cell office:value-type="string">
            <text:p>contestar, responder</text:p>
          </table:table-cell>
          <table:table-cell office:value-type="string">
            <text:p>Sie haben meine Frage leider nicht beantwortet.</text:p>
          </table:table-cell>
        </table:table-row>
        <table:table-row table:style-name="ro1">
          <table:table-cell office:value-type="string">
            <text:p>bedanken sich, bedankt, bedankte, hat bedankt</text:p>
          </table:table-cell>
          <table:table-cell/>
          <table:table-cell office:value-type="string">
            <text:p>Ich möchte mich noch einmal sehr herzlich für Ihre Hilfe bedanken.</text:p>
          </table:table-cell>
        </table:table-row>
        <table:table-row table:style-name="ro3">
          <table:table-cell office:value-type="string">
            <text:p>bedeuten, bedeutet, bedeutete, hat bedeutet</text:p>
          </table:table-cell>
          <table:table-cell office:value-type="string">
            <text:p>significar, querer decir,significar, importar,dar a entender</text:p>
          </table:table-cell>
          <table:table-cell office:value-type="string">
            <text:p>1. Was bedeutet dieses Wort? 2. Ich bin krank. Das bedeutet, dass ich</text:p>
            <text:p>heute nicht arbeiten kann.</text:p>
          </table:table-cell>
        </table:table-row>
        <table:table-row table:style-name="ro1">
          <table:table-cell office:value-type="string">
            <text:p>bedienen, bedient, bediente, hat bedient</text:p>
          </table:table-cell>
          <table:table-cell office:value-type="string">
            <text:p>atender,servir,manejar,saldar</text:p>
          </table:table-cell>
          <table:table-cell office:value-type="string">
            <text:p>1. Werden Sie schon bedient? 2. Die Kaffeemaschine ist ganz leicht zu bedienen.</text:p>
          </table:table-cell>
        </table:table-row>
        <table:table-row table:style-name="ro1">
          <table:table-cell office:value-type="string">
            <text:p>die Bedienungsanleitung, -en</text:p>
          </table:table-cell>
          <table:table-cell office:value-type="string">
            <text:p>instrucciones f pl de manejo,modo m de empleo</text:p>
          </table:table-cell>
          <table:table-cell office:value-type="string">
            <text:p>Die Bedienungsanleitung verstehe ich nicht.</text:p>
          </table:table-cell>
        </table:table-row>
        <table:table-row table:style-name="ro3">
          <table:table-cell office:value-type="string">
            <text:p>die Bedingung, -en</text:p>
          </table:table-cell>
          <table:table-cell office:value-type="string">
            <text:p>condición f,condiciones f pl</text:p>
          </table:table-cell>
          <table:table-cell office:value-type="string">
            <text:p>1. Wenn Sie unsere Bedingungen akzeptieren, können wir einen Vertrag machen. 2. Wir haben in unserem Betrieb sehr</text:p>
            <text:p>gute Arbeitsbedingungen.</text:p>
          </table:table-cell>
        </table:table-row>
        <table:table-row table:style-name="ro1">
          <table:table-cell office:value-type="string">
            <text:p>beeilen sich, beeilt sich, beeilte sich, hat sich beeilt</text:p>
          </table:table-cell>
          <table:table-cell/>
          <table:table-cell office:value-type="string">
            <text:p>Wir müssen uns beeilen. Sonst verpassen wir den Zug.</text:p>
          </table:table-cell>
        </table:table-row>
        <table:table-row table:style-name="ro1">
          <table:table-cell office:value-type="string">
            <text:p>beenden, beendet, beendete, hat beendet</text:p>
          </table:table-cell>
          <table:table-cell office:value-type="string">
            <text:p>acabar con,terminar con,terminar,finalizar,cerrar</text:p>
          </table:table-cell>
          <table:table-cell office:value-type="string">
            <text:p>Du musst deine Ausbildung auf jeden Fall beenden.</text:p>
          </table:table-cell>
        </table:table-row>
        <table:table-row table:style-name="ro1">
          <table:table-cell office:value-type="string">
            <text:p>befinden sich, befindet sich, befandsich,hatsichbefunden</text:p>
          </table:table-cell>
          <table:table-cell/>
          <table:table-cell office:value-type="string">
            <text:p>Das Bord-Bistro befindet sich in der Mitte des Zuges.</text:p>
          </table:table-cell>
        </table:table-row>
        <table:table-row table:style-name="ro1">
          <table:table-cell office:value-type="string">
            <text:p>befreit</text:p>
          </table:table-cell>
          <table:table-cell/>
          <table:table-cell office:value-type="string">
            <text:p>Schüler und Studenten sind von den Rundfunk-Gebühren befreit.</text:p>
          </table:table-cell>
        </table:table-row>
        <table:table-row table:style-name="ro1">
          <table:table-cell office:value-type="string">
            <text:p>befriedigend</text:p>
          </table:table-cell>
          <table:table-cell office:value-type="string">
            <text:p>satisfactorio,≈ bien</text:p>
          </table:table-cell>
          <table:table-cell office:value-type="string">
            <text:p>Das Ergebnis ist befriedigend.</text:p>
          </table:table-cell>
        </table:table-row>
        <table:table-row table:style-name="ro1">
          <table:table-cell office:value-type="string">
            <text:p>begegnen, begegnet, begegnete, ist begegnet</text:p>
          </table:table-cell>
          <table:table-cell office:value-type="string">
            <text:p>suceder, pasar,tratar</text:p>
          </table:table-cell>
          <table:table-cell office:value-type="string">
            <text:p>1. Sind wir uns nicht schon mal irgend- wann begegnet?2. Ich bin ihm nie wieder begegnet.</text:p>
          </table:table-cell>
        </table:table-row>
        <table:table-row table:style-name="ro1">
          <table:table-cell office:value-type="string">
            <text:p>begeistert</text:p>
          </table:table-cell>
          <table:table-cell office:value-type="string">
            <text:p>entusiasmado con/por</text:p>
          </table:table-cell>
          <table:table-cell office:value-type="string">
            <text:p>Es war ein tolles Konzert. Ich bin begeistert.</text:p>
          </table:table-cell>
        </table:table-row>
        <table:table-row table:style-name="ro1">
          <table:table-cell office:value-type="string">
            <text:p>beginnen, beginnt, begann, hat begonnen</text:p>
          </table:table-cell>
          <table:table-cell office:value-type="string">
            <text:p>comenzar a,empezar a,comenzar,empezar</text:p>
          </table:table-cell>
          <table:table-cell office:value-type="string">
            <text:p>In zwei Wochen beginnen die Sommerferien.</text:p>
          </table:table-cell>
        </table:table-row>
        <table:table-row table:style-name="ro1">
          <table:table-cell office:value-type="string">
            <text:p>der Beginn</text:p>
          </table:table-cell>
          <table:table-cell office:value-type="string">
            <text:p>comienzo m,inicio m</text:p>
          </table:table-cell>
          <table:table-cell office:value-type="string">
            <text:p>Tut mir leid. Nach Beginn der Vorstellung können wie Sie nicht mehr hereinlassen.</text:p>
          </table:table-cell>
        </table:table-row>
        <table:table-row table:style-name="ro1">
          <table:table-cell office:value-type="string">
            <text:p>begleiten, begleitet, begleitete, hat begleitet</text:p>
          </table:table-cell>
          <table:table-cell office:value-type="string">
            <text:p>acompañar</text:p>
          </table:table-cell>
          <table:table-cell office:value-type="string">
            <text:p>Ich begleite dich ein Stück.</text:p>
          </table:table-cell>
        </table:table-row>
        <table:table-row table:style-name="ro1">
          <table:table-cell office:value-type="string">
            <text:p>begrenzt</text:p>
          </table:table-cell>
          <table:table-cell office:value-type="string">
            <text:p>limitado</text:p>
          </table:table-cell>
          <table:table-cell office:value-type="string">
            <text:p>Die Teilnehmerzahl ist auf zwölf begrenzt.</text:p>
          </table:table-cell>
        </table:table-row>
        <table:table-row table:style-name="ro1">
          <table:table-cell office:value-type="string">
            <text:p>begründen, begründet, begründete, hat begründet</text:p>
          </table:table-cell>
          <table:table-cell office:value-type="string">
            <text:p>justificar,basar en,fundar</text:p>
          </table:table-cell>
          <table:table-cell office:value-type="string">
            <text:p>Bitte begründen Sie Ihren Antrag.</text:p>
          </table:table-cell>
        </table:table-row>
        <table:table-row table:style-name="ro1">
          <table:table-cell office:value-type="string">
            <text:p>die Begründung, -en</text:p>
          </table:table-cell>
          <table:table-cell office:value-type="string">
            <text:p>motivo m,causa f,fundación f</text:p>
          </table:table-cell>
          <table:table-cell office:value-type="string">
            <text:p>Der Hausbesitzer hat mir ohne Begründung gekündigt.</text:p>
          </table:table-cell>
        </table:table-row>
        <table:table-row table:style-name="ro1">
          <table:table-cell office:value-type="string">
            <text:p>begrüßen, begrüßt, begrüßte, hat begrüßt</text:p>
          </table:table-cell>
          <table:table-cell office:value-type="string">
            <text:p>saludar, dar la bienvenida,celebrar,consultar</text:p>
          </table:table-cell>
          <table:table-cell office:value-type="string">
            <text:p>Ich glaube, ich habe Sie noch gar nicht begrüßt.</text:p>
          </table:table-cell>
        </table:table-row>
        <table:table-row table:style-name="ro1">
          <table:table-cell office:value-type="string">
            <text:p>behalten, behält, behielt, hat behalten</text:p>
          </table:table-cell>
          <table:table-cell office:value-type="string">
            <text:p>conservar, guardar,mantener, conservar,guardar,retener (en la cabeza),quedarse con fam,quedarse con,dejar puesto</text:p>
          </table:table-cell>
          <table:table-cell office:value-type="string">
            <text:p>Darf ich den Prospekt behalten?</text:p>
          </table:table-cell>
        </table:table-row>
        <table:table-row table:style-name="ro1">
          <table:table-cell office:value-type="string">
            <text:p>behandeln, behandelt, behandelte, hat behandelt</text:p>
          </table:table-cell>
          <table:table-cell office:value-type="string">
            <text:p>tratar con,tratar,curar</text:p>
          </table:table-cell>
          <table:table-cell office:value-type="string">
            <text:p>1. Welcher Arzt hat Sie bis jetzt behandelt?2. So lasse ich mich von Ihnen nicht länger behandeln.</text:p>
          </table:table-cell>
        </table:table-row>
        <table:table-row table:style-name="ro1">
          <table:table-cell office:value-type="string">
            <text:p>behindern, behindert, behinderte, hat behindert, behindert sein</text:p>
          </table:table-cell>
          <table:table-cell office:value-type="string">
            <text:p>molestar, estorbar en,impedir, dificultar,dificultar,entorpecer, impedir</text:p>
          </table:table-cell>
          <table:table-cell office:value-type="string">
            <text:p>1. Bitte parken Sie so, dass Sie niemanden behindern. 2. Seit dem Unfall ist das Kind unseres Vermieters behindert.</text:p>
          </table:table-cell>
        </table:table-row>
        <table:table-row table:style-name="ro1">
          <table:table-cell office:value-type="string">
            <text:p>die Behörde, -n</text:p>
          </table:table-cell>
          <table:table-cell office:value-type="string">
            <text:p>autoridad f,administración f</text:p>
          </table:table-cell>
          <table:table-cell office:value-type="string">
            <text:p>Sie erhalten ein Schreiben von der Ausländerbehörde.</text:p>
          </table:table-cell>
        </table:table-row>
        <table:table-row table:style-name="ro1">
          <table:table-cell office:value-type="string">
            <text:p>bei</text:p>
          </table:table-cell>
          <table:table-cell office:value-type="string">
            <text:p>cerca de, junto a,en,en casa de, con,encima,durante, en,con,en caso de</text:p>
          </table:table-cell>
          <table:table-cell office:value-type="string">
            <text:p>1. Potsdam liegt bei Berlin. 2. Ich wohne bei meinen Eltern. 3. Bei uns ist das anders als bei euch. Wir essen kein Fleisch. 4. Ich habe kein Geld bei mir. 5. Wir wollen euch nicht beim Essen stören.</text:p>
          </table:table-cell>
        </table:table-row>
        <table:table-row table:style-name="ro1">
          <table:table-cell office:value-type="string">
            <text:p>beid-</text:p>
          </table:table-cell>
          <table:table-cell/>
          <table:table-cell office:value-type="string">
            <text:p>1. Beide waren mit meinem Vorschlag einverstanden. 2. Beide Eltern sind berufstätig. 3. Welche Bluse nehmen Sie?– Ich nehme beide. </text:p>
          </table:table-cell>
        </table:table-row>
        <table:table-row table:style-name="ro1">
          <table:table-cell office:value-type="string">
            <text:p>das Bein, -e</text:p>
          </table:table-cell>
          <table:table-cell office:value-type="string">
            <text:p>pierna f,pata f,hueso m</text:p>
          </table:table-cell>
          <table:table-cell office:value-type="string">
            <text:p>Andreas hat sich das Bein gebrochen.</text:p>
          </table:table-cell>
        </table:table-row>
        <table:table-row table:style-name="ro1">
          <table:table-cell office:value-type="string">
            <text:p>beinahe</text:p>
          </table:table-cell>
          <table:table-cell/>
          <table:table-cell office:value-type="string">
            <text:p>Ich habe heute beinahe den Bus verpasst.</text:p>
          </table:table-cell>
        </table:table-row>
        <table:table-row table:style-name="ro1">
          <table:table-cell office:value-type="string">
            <text:p>das Beispiel, -e </text:p>
          </table:table-cell>
          <table:table-cell office:value-type="string">
            <text:p>ejemplo m</text:p>
          </table:table-cell>
          <table:table-cell office:value-type="string">
            <text:p>Können Sie mir ein Beispiel sagen?</text:p>
          </table:table-cell>
        </table:table-row>
        <table:table-row table:style-name="ro1">
          <table:table-cell office:value-type="string">
            <text:p>zum Beispiel</text:p>
          </table:table-cell>
          <table:table-cell/>
          <table:table-cell office:value-type="string">
            <text:p>1. Mein Freund hat viele Hobbys wie zum Beispiel Kochen, Tanzen, Fußballspielen.2. Ich muss oft überstunden machen, zum Beispiel am Wochenende.</text:p>
          </table:table-cell>
        </table:table-row>
        <table:table-row table:style-name="ro1">
          <table:table-cell office:value-type="string">
            <text:p>der Beitrag, -"e</text:p>
          </table:table-cell>
          <table:table-cell office:value-type="string">
            <text:p>contribución f,aportación f,cuota f,artículo m</text:p>
          </table:table-cell>
          <table:table-cell office:value-type="string">
            <text:p>1. Die Krankenkasse hat die Beiträge erhöht. 2. Ich zahle den Mitgliedsbeitrag für den Sportverein alle drei Monate.</text:p>
          </table:table-cell>
        </table:table-row>
        <table:table-row table:style-name="ro3">
          <table:table-cell office:value-type="string">
            <text:p>bekannt</text:p>
          </table:table-cell>
          <table:table-cell office:value-type="string">
            <text:p>conocido,popular,sabido,famoso por</text:p>
          </table:table-cell>
          <table:table-cell office:value-type="string">
            <text:p>1. Ein Großonkel von mir ist ein bekannter Politiker.</text:p>
            <text:p>2. Dieses Lied ist sehr bekannt.</text:p>
          </table:table-cell>
        </table:table-row>
        <table:table-row table:style-name="ro1">
          <table:table-cell office:value-type="string">
            <text:p>der Bekannte, -n</text:p>
          </table:table-cell>
          <table:table-cell/>
          <table:table-cell office:value-type="string">
            <text:p>1. In Hannover wohnen Bekannte von mir.2. Ein Bekannter von mir heißt Klaus.</text:p>
          </table:table-cell>
        </table:table-row>
        <table:table-row table:style-name="ro1">
          <table:table-cell office:value-type="string">
            <text:p>bekannt geben, gibt bekannt, gab bekannt, hat bekannt gegeben</text:p>
          </table:table-cell>
          <table:table-cell/>
          <table:table-cell office:value-type="string">
            <text:p>Den Prüfungsort geben wir Ihnen noch rechtzeitig bekannt.</text:p>
          </table:table-cell>
        </table:table-row>
        <table:table-row table:style-name="ro1">
          <table:table-cell office:value-type="string">
            <text:p>bekommen, bekommt, bekam, hat bekommen</text:p>
          </table:table-cell>
          <table:table-cell office:value-type="string">
            <text:p>recibir,obtener, conseguir,coger, alcanzar,pillar argot,contraer,desarrollar,echar, salir,estar atendido</text:p>
          </table:table-cell>
          <table:table-cell office:value-type="string">
            <text:p>1. Haben Sie meinen Brief bekommen? 2. Ich bekomme jeden Tag eine Spritze. 3. Was bekommen Sie? – 5 kg Kartoffeln. 4. Wir haben Besuch bekommen.5. Laut Wetterbericht bekommen wir Regen.6. Plötzlich bekam ich starke Kopfschmerzen.</text:p>
          </table:table-cell>
        </table:table-row>
        <table:table-row table:style-name="ro1">
          <table:table-cell office:value-type="string">
            <text:p>der Beleg, -e</text:p>
          </table:table-cell>
          <table:table-cell office:value-type="string">
            <text:p>recibo m,comprobante m,prueba f,testimonio m</text:p>
          </table:table-cell>
          <table:table-cell office:value-type="string">
            <text:p>Brauchen Sie einen Beleg?</text:p>
          </table:table-cell>
        </table:table-row>
        <table:table-row table:style-name="ro1">
          <table:table-cell office:value-type="string">
            <text:p>beleidigen, beleidigt, beleidigte, hat beleidigt</text:p>
          </table:table-cell>
          <table:table-cell office:value-type="string">
            <text:p>ofender, insultar</text:p>
          </table:table-cell>
          <table:table-cell office:value-type="string">
            <text:p>1. Ich wollte Sie nicht beleidigen. 2. Sei doch nicht immer gleich beleidigt.</text:p>
          </table:table-cell>
        </table:table-row>
        <table:table-row table:style-name="ro1">
          <table:table-cell office:value-type="string">
            <text:p>beliebt</text:p>
          </table:table-cell>
          <table:table-cell office:value-type="string">
            <text:p>estimado, apreciado,solicitado,popular</text:p>
          </table:table-cell>
          <table:table-cell office:value-type="string">
            <text:p>Dieses Spiel ist bei Jugendlichen sehr beliebt.</text:p>
          </table:table-cell>
        </table:table-row>
        <table:table-row table:style-name="ro1">
          <table:table-cell office:value-type="string">
            <text:p>bemerken, bemerkt, bemerkte, hat bemerkt</text:p>
          </table:table-cell>
          <table:table-cell office:value-type="string">
            <text:p>notar,darse cuenta de,decir,observar,mencionar,comentar</text:p>
          </table:table-cell>
          <table:table-cell office:value-type="string">
            <text:p>Ich habe von dem Einbruch gar nichts bemerkt.</text:p>
          </table:table-cell>
        </table:table-row>
        <table:table-row table:style-name="ro1">
          <table:table-cell office:value-type="string">
            <text:p>benötigen, benötigt, benötigte, hat benötigt</text:p>
          </table:table-cell>
          <table:table-cell office:value-type="string">
            <text:p>necesitar</text:p>
          </table:table-cell>
          <table:table-cell office:value-type="string">
            <text:p>Sagen Sie Bescheid, wenn Sie noch etwas benötigen.</text:p>
          </table:table-cell>
        </table:table-row>
        <table:table-row table:style-name="ro1">
          <table:table-cell office:value-type="string">
            <text:p>benutzen, benutzt, benutzte, hat benutzt</text:p>
          </table:table-cell>
          <table:table-cell office:value-type="string">
            <text:p>usar, utilizar,emplear,tomar,aprovechar</text:p>
          </table:table-cell>
          <table:table-cell office:value-type="string">
            <text:p>Benutzen Sie bitte die öffentlichen Verkehrsmittel.</text:p>
          </table:table-cell>
        </table:table-row>
        <table:table-row table:style-name="ro1">
          <table:table-cell office:value-type="string">
            <text:p>das Benzin</text:p>
          </table:table-cell>
          <table:table-cell office:value-type="string">
            <text:p>gasolina f,nafta f CSur,bencina f</text:p>
          </table:table-cell>
          <table:table-cell office:value-type="string">
            <text:p>1. Das Benzin soll wieder teurer werden. 2. Dieses Auto fährt mit Benzin.</text:p>
          </table:table-cell>
        </table:table-row>
        <table:table-row table:style-name="ro1">
          <table:table-cell office:value-type="string">
            <text:p>beobachten, beobachtet, beobachtete, hat beobachtet</text:p>
          </table:table-cell>
          <table:table-cell office:value-type="string">
            <text:p>observar, contemplar,vigilar,observar en,notar en</text:p>
          </table:table-cell>
          <table:table-cell office:value-type="string">
            <text:p>Wer hat den Unfall beobachtet?</text:p>
          </table:table-cell>
        </table:table-row>
        <table:table-row table:style-name="ro1">
          <table:table-cell office:value-type="string">
            <text:p>bequem</text:p>
          </table:table-cell>
          <table:table-cell office:value-type="string">
            <text:p>cómodo, confortable,perezoso,comodón</text:p>
          </table:table-cell>
          <table:table-cell office:value-type="string">
            <text:p>1. Meine Kinder ziehen am liebsten bequeme Sachen an.2. Im Supermarkt einkaufen ist sehr bequem.3. Diesen Sessel finde ich sehr bequem.</text:p>
          </table:table-cell>
        </table:table-row>
        <table:table-row table:style-name="ro1">
          <table:table-cell office:value-type="string">
            <text:p>beraten, berät, beriet, hat beraten</text:p>
          </table:table-cell>
          <table:table-cell office:value-type="string">
            <text:p>aconsejar, asesorar,deliberar sobre,discutir</text:p>
          </table:table-cell>
          <table:table-cell office:value-type="string">
            <text:p>Sie sollten sich von einem Fachmann beraten lassen.</text:p>
          </table:table-cell>
        </table:table-row>
        <table:table-row table:style-name="ro1">
          <table:table-cell office:value-type="string">
            <text:p>die Beratung</text:p>
          </table:table-cell>
          <table:table-cell office:value-type="string">
            <text:p>consejo m,asesoramiento m,discusión f,deliberación f</text:p>
          </table:table-cell>
          <table:table-cell office:value-type="string">
            <text:p>Kommen Sie einfach am Mittwoch in die Beratung.</text:p>
          </table:table-cell>
        </table:table-row>
        <table:table-row table:style-name="ro1">
          <table:table-cell office:value-type="string">
            <text:p>berechnen, berechnet, berechnete, hat berechnet</text:p>
          </table:table-cell>
          <table:table-cell office:value-type="string">
            <text:p>calcular,calcular, evaluar,cobrar por</text:p>
          </table:table-cell>
          <table:table-cell office:value-type="string">
            <text:p>Den Transport müssen wir Ihnen extra berechnen.</text:p>
          </table:table-cell>
        </table:table-row>
        <table:table-row table:style-name="ro1">
          <table:table-cell office:value-type="string">
            <text:p>berechtigt</text:p>
          </table:table-cell>
          <table:table-cell office:value-type="string">
            <text:p>habilitado para,autorizado para,fundado,justificado</text:p>
          </table:table-cell>
          <table:table-cell office:value-type="string">
            <text:p>Sie sind berechtigt, Wohngeld zu beantragen.</text:p>
          </table:table-cell>
        </table:table-row>
        <table:table-row table:style-name="ro1">
          <table:table-cell office:value-type="string">
            <text:p><text:s/>der Bereich, -e</text:p>
          </table:table-cell>
          <table:table-cell office:value-type="string">
            <text:p>zona f,área f,terreno m,sector m,competencia f</text:p>
          </table:table-cell>
          <table:table-cell office:value-type="string">
            <text:p>1. In welchem Bereich möchten Sie arbeiten?2. Umfahren Sie den Baustellenbereich.</text:p>
          </table:table-cell>
        </table:table-row>
        <table:table-row table:style-name="ro1">
          <table:table-cell office:value-type="string">
            <text:p>bereit</text:p>
          </table:table-cell>
          <table:table-cell office:value-type="string">
            <text:p>listo para,preparado para,dispuesto para/a +inf</text:p>
          </table:table-cell>
          <table:table-cell office:value-type="string">
            <text:p>1. Ich bin nicht bereit, noch mehr überstunden zu machen.2. Das Paket liegt auf der Post für Sie bereit.</text:p>
          </table:table-cell>
        </table:table-row>
        <table:table-row table:style-name="ro1">
          <table:table-cell office:value-type="string">
            <text:p>bereits </text:p>
          </table:table-cell>
          <table:table-cell office:value-type="string">
            <text:p>ya</text:p>
          </table:table-cell>
          <table:table-cell office:value-type="string">
            <text:p>Haben Sie die Rechnung bereits bezahlt?</text:p>
          </table:table-cell>
        </table:table-row>
        <table:table-row table:style-name="ro1">
          <table:table-cell office:value-type="string">
            <text:p>der Berg, -e</text:p>
          </table:table-cell>
          <table:table-cell office:value-type="string">
            <text:p>monte m,montaña f,montón m</text:p>
          </table:table-cell>
          <table:table-cell office:value-type="string">
            <text:p>1. Die Zugspitze ist der höchste Berg in Deutschland. 2. Wir fahren jeden Sonntag in die Berge. 3. Auf dem Berg haben wir ein Picknick gemacht.</text:p>
          </table:table-cell>
        </table:table-row>
        <table:table-row table:style-name="ro1">
          <table:table-cell office:value-type="string">
            <text:p>berichten, berichtet, berichtete, hat berichtet</text:p>
          </table:table-cell>
          <table:table-cell office:value-type="string">
            <text:p>informar sobre/de,narrar, contar de,comunicar, informar</text:p>
          </table:table-cell>
          <table:table-cell office:value-type="string">
            <text:p>Alle Zeitungen haben über den Unfall berichtet.</text:p>
          </table:table-cell>
        </table:table-row>
        <table:table-row table:style-name="ro1">
          <table:table-cell office:value-type="string">
            <text:p>der Bericht, -e</text:p>
          </table:table-cell>
          <table:table-cell office:value-type="string">
            <text:p>informe m,reportaje m,parte m</text:p>
          </table:table-cell>
          <table:table-cell office:value-type="string">
            <text:p>Ich habe gestern einen interessanten Bericht gelesen.</text:p>
          </table:table-cell>
        </table:table-row>
        <table:table-row table:style-name="ro1">
          <table:table-cell office:value-type="string">
            <text:p><text:s/>der Beruf, -e</text:p>
          </table:table-cell>
          <table:table-cell office:value-type="string">
            <text:p>profesión f</text:p>
          </table:table-cell>
          <table:table-cell office:value-type="string">
            <text:p>Was sind Sie von Beruf?</text:p>
          </table:table-cell>
        </table:table-row>
        <table:table-row table:style-name="ro1">
          <table:table-cell office:value-type="string">
            <text:p>beruflich</text:p>
          </table:table-cell>
          <table:table-cell office:value-type="string">
            <text:p>profesional</text:p>
          </table:table-cell>
          <table:table-cell office:value-type="string">
            <text:p>Was machen Sie beruflich?</text:p>
          </table:table-cell>
        </table:table-row>
        <table:table-row table:style-name="ro1">
          <table:table-cell office:value-type="string">
            <text:p>berufstätig</text:p>
          </table:table-cell>
          <table:table-cell/>
          <table:table-cell office:value-type="string">
            <text:p>Sind Sie berufstätig?</text:p>
          </table:table-cell>
        </table:table-row>
        <table:table-row table:style-name="ro1">
          <table:table-cell office:value-type="string">
            <text:p>beruhigen, beruhigt, beruhigte, hat beruhigt</text:p>
          </table:table-cell>
          <table:table-cell office:value-type="string">
            <text:p>tranquilizar, calmar</text:p>
          </table:table-cell>
          <table:table-cell office:value-type="string">
            <text:p>1. Beruhigen Sie sich bitte. Es ist alles in Ordnung. 2. Ich kann Sie beruhigen. Ihrem Sohn ist nichts passiert.</text:p>
          </table:table-cell>
        </table:table-row>
        <table:table-row table:style-name="ro1">
          <table:table-cell office:value-type="string">
            <text:p>berühmt</text:p>
          </table:table-cell>
          <table:table-cell office:value-type="string">
            <text:p>famoso por,célebre por</text:p>
          </table:table-cell>
          <table:table-cell office:value-type="string">
            <text:p>Michael Schumacher war ein berühmter Rennfahrer.</text:p>
          </table:table-cell>
        </table:table-row>
        <table:table-row table:style-name="ro1">
          <table:table-cell office:value-type="string">
            <text:p>beschädigen, beschädigt, beschädigte, hat beschädigt</text:p>
          </table:table-cell>
          <table:table-cell office:value-type="string">
            <text:p>deteriorar, dañar</text:p>
          </table:table-cell>
          <table:table-cell office:value-type="string">
            <text:p>Bitte machen Sie eine Liste darüber, was die Einbrecher beschädigt haben.</text:p>
          </table:table-cell>
        </table:table-row>
        <table:table-row table:style-name="ro1">
          <table:table-cell office:value-type="string">
            <text:p>beschäftigen, beschäftigt,beschäftigte, hat beschäftigt</text:p>
          </table:table-cell>
          <table:table-cell office:value-type="string">
            <text:p>emplear, dar trabajo,ocupar en/con,entretener con,preocupar</text:p>
          </table:table-cell>
          <table:table-cell office:value-type="string">
            <text:p>1. Womit haben Sie sich bei Ihrer Arbeit beschäftigt? 2. Seit wann sind Sie bei dieser Firma beschäftigt?</text:p>
          </table:table-cell>
        </table:table-row>
        <table:table-row table:style-name="ro1">
          <table:table-cell office:value-type="string">
            <text:p>die Beschäftigung </text:p>
          </table:table-cell>
          <table:table-cell office:value-type="string">
            <text:p>ocupación f,actividad f,trabajo m,empleo m,dedicación f a</text:p>
          </table:table-cell>
          <table:table-cell office:value-type="string">
            <text:p>Ich suche eine Halbtagsbeschäftigung, weil ich ein kleines Kind habe.</text:p>
          </table:table-cell>
        </table:table-row>
        <table:table-row table:style-name="ro1">
          <table:table-cell office:value-type="string">
            <text:p>der Bescheid, -e</text:p>
          </table:table-cell>
          <table:table-cell office:value-type="string">
            <text:p>información f,aviso m,respuesta f,contestación f</text:p>
          </table:table-cell>
          <table:table-cell office:value-type="string">
            <text:p>Den endgültigen Bescheid erhalten Sie in etwa vier Wochen.</text:p>
          </table:table-cell>
        </table:table-row>
        <table:table-row table:style-name="ro1">
          <table:table-cell office:value-type="string">
            <text:p>Bescheid sagen </text:p>
          </table:table-cell>
          <table:table-cell/>
          <table:table-cell office:value-type="string">
            <text:p>Ich erkundige mich nach den Terminen und sage Ihnen dann Bescheid.</text:p>
          </table:table-cell>
        </table:table-row>
        <table:table-row table:style-name="ro1">
          <table:table-cell office:value-type="string">
            <text:p>Bescheid geben</text:p>
          </table:table-cell>
          <table:table-cell/>
          <table:table-cell office:value-type="string">
            <text:p>Kannst du mir bis morgen Bescheid geben?</text:p>
          </table:table-cell>
        </table:table-row>
        <table:table-row table:style-name="ro1">
          <table:table-cell office:value-type="string">
            <text:p>die Bescheinigung, -en</text:p>
          </table:table-cell>
          <table:table-cell office:value-type="string">
            <text:p>certificación f,certificado m</text:p>
          </table:table-cell>
          <table:table-cell office:value-type="string">
            <text:p>Für den Kurs bekommen Sie eine Teilnahmebescheinigung.</text:p>
          </table:table-cell>
        </table:table-row>
        <table:table-row table:style-name="ro1">
          <table:table-cell office:value-type="string">
            <text:p>beschließen, beschließt, beschloss, hat beschlossen</text:p>
          </table:table-cell>
          <table:table-cell office:value-type="string">
            <text:p>decidir,acordar,terminar, finalizar</text:p>
          </table:table-cell>
          <table:table-cell office:value-type="string">
            <text:p>Wir haben beschlossen, uns ein kleineres Auto zu kaufen.</text:p>
          </table:table-cell>
        </table:table-row>
        <table:table-row table:style-name="ro1">
          <table:table-cell office:value-type="string">
            <text:p>beschränken, beschränkt, beschränkte, hat beschränkt</text:p>
          </table:table-cell>
          <table:table-cell office:value-type="string">
            <text:p>restringir a,limitar a</text:p>
          </table:table-cell>
          <table:table-cell office:value-type="string">
            <text:p>Bitte beschränken Sie Ihren Wasserverbrauch auf das Nötigste.</text:p>
          </table:table-cell>
        </table:table-row>
        <table:table-row table:style-name="ro1">
          <table:table-cell office:value-type="string">
            <text:p>beschreiben, beschreibt, beschrieb, hat beschrieben</text:p>
          </table:table-cell>
          <table:table-cell office:value-type="string">
            <text:p>describir,describir, ejecutar,escribir en</text:p>
          </table:table-cell>
          <table:table-cell office:value-type="string">
            <text:p>Kannst du mir den Weg zum Flughafen beschreiben?</text:p>
          </table:table-cell>
        </table:table-row>
        <table:table-row table:style-name="ro1">
          <table:table-cell office:value-type="string">
            <text:p>die Beschreibung, -en</text:p>
          </table:table-cell>
          <table:table-cell office:value-type="string">
            <text:p>descripción f,instrucciones f pl de uso</text:p>
          </table:table-cell>
          <table:table-cell office:value-type="string">
            <text:p>Eine Beschreibung des Geräts liegt bei. </text:p>
          </table:table-cell>
        </table:table-row>
        <table:table-row table:style-name="ro1">
          <table:table-cell office:value-type="string">
            <text:p>beschweren sich, beschwert sich, beschwerte sich, hat sich beschwert</text:p>
          </table:table-cell>
          <table:table-cell/>
          <table:table-cell office:value-type="string">
            <text:p>Wo können wir uns beschweren?</text:p>
          </table:table-cell>
        </table:table-row>
        <table:table-row table:style-name="ro1">
          <table:table-cell office:value-type="string">
            <text:p>besetzen, besetzt, besetzte, hat besetzt</text:p>
          </table:table-cell>
          <table:table-cell office:value-type="string">
            <text:p>ocupar,ocupar fam,okupar argot,cubrir con,repartir (los papeles),(re)cubrir de</text:p>
          </table:table-cell>
          <table:table-cell office:value-type="string">
            <text:p>1. Dieser Platz ist besetzt. 2. Ich habe drei Plätze besetzt. 3. Ich habe jetzt schon dreimal dort angerufen. Es ist immer besetzt.</text:p>
          </table:table-cell>
        </table:table-row>
        <table:table-row table:style-name="ro1">
          <table:table-cell office:value-type="string">
            <text:p>besichtigen, besichtigt, besichtigte, hat besichtigt</text:p>
          </table:table-cell>
          <table:table-cell office:value-type="string">
            <text:p>examinar,pasar revista,visitar,hacer una visita</text:p>
          </table:table-cell>
          <table:table-cell office:value-type="string">
            <text:p>Im Urlaub haben wir Schloss Schönbrunn besichtigt.</text:p>
          </table:table-cell>
        </table:table-row>
        <table:table-row table:style-name="ro1">
          <table:table-cell office:value-type="string">
            <text:p>besitzen, besitzt, besaß, hat besessen</text:p>
          </table:table-cell>
          <table:table-cell office:value-type="string">
            <text:p>poseer,tener</text:p>
          </table:table-cell>
          <table:table-cell office:value-type="string">
            <text:p>Besitzt Ihre Frau ein eigenes Auto?</text:p>
          </table:table-cell>
        </table:table-row>
        <table:table-row table:style-name="ro1">
          <table:table-cell office:value-type="string">
            <text:p>besonder-</text:p>
          </table:table-cell>
          <table:table-cell/>
          <table:table-cell office:value-type="string">
            <text:p>Meine Eltern wollten uns mit dieser Reise eine ganz besondere Freude machen.</text:p>
          </table:table-cell>
        </table:table-row>
        <table:table-row table:style-name="ro1">
          <table:table-cell office:value-type="string">
            <text:p>besonders</text:p>
          </table:table-cell>
          <table:table-cell office:value-type="string">
            <text:p>particularmente, especialmente,especialmente, en particular</text:p>
          </table:table-cell>
          <table:table-cell office:value-type="string">
            <text:p>1. Ich habe heute ein besonders günstiges Angebot gesehen. 2. Durch den Sturm gab es besonders in Süddeutschland schwere Schäden. 3. Wie geht’s ? – Nicht besonders.</text:p>
          </table:table-cell>
        </table:table-row>
        <table:table-row table:style-name="ro1">
          <table:table-cell office:value-type="string">
            <text:p>besorgen, besorgt, besorgte, hat besorgt</text:p>
          </table:table-cell>
          <table:table-cell office:value-type="string">
            <text:p>proporcionar, conseguir,comprar,despachar, ultimar</text:p>
          </table:table-cell>
          <table:table-cell office:value-type="string">
            <text:p>1. Soll ich die Eintrittskarten besorgen? 2. Ich besorge uns schnell einen Kaffee.</text:p>
          </table:table-cell>
        </table:table-row>
        <table:table-row table:style-name="ro1">
          <table:table-cell office:value-type="string">
            <text:p>besprechen, bespricht, besprach, hat besprochen</text:p>
          </table:table-cell>
          <table:table-cell office:value-type="string">
            <text:p>hablar de,discutir,reseñar,grabar</text:p>
          </table:table-cell>
          <table:table-cell office:value-type="string">
            <text:p>Wir müssen noch genau besprechen, wann wir losfahren und was wir mitnehmen.</text:p>
          </table:table-cell>
        </table:table-row>
        <table:table-row table:style-name="ro1">
          <table:table-cell office:value-type="string">
            <text:p>die Besprechung, -en</text:p>
          </table:table-cell>
          <table:table-cell office:value-type="string">
            <text:p>conferencia f,reunión f,entrevista f,reseña f,crítica f</text:p>
          </table:table-cell>
          <table:table-cell office:value-type="string">
            <text:p>Tut mir leid, Herr Schmidt ist noch in einer Besprechung.</text:p>
          </table:table-cell>
        </table:table-row>
        <table:table-row table:style-name="ro1">
          <table:table-cell office:value-type="string">
            <text:p>die Besserung</text:p>
          </table:table-cell>
          <table:table-cell office:value-type="string">
            <text:p>mejora f,mejoría f,restablecimiento m</text:p>
          </table:table-cell>
          <table:table-cell office:value-type="string">
            <text:p>Gute Besserung!</text:p>
          </table:table-cell>
        </table:table-row>
        <table:table-row table:style-name="ro1">
          <table:table-cell office:value-type="string">
            <text:p>bestätigen, bestätigt, bestätigte, hat bestätigt</text:p>
          </table:table-cell>
          <table:table-cell office:value-type="string">
            <text:p>probar,confirmar,certificar,ratificar,revalidar</text:p>
          </table:table-cell>
          <table:table-cell office:value-type="string">
            <text:p>1. Lassen Sie sich den Termin schriftlich bestätigen.2. Ich kann bestätigen, dass mein Sohn den ganzen Vormittag zu Hause war.</text:p>
          </table:table-cell>
        </table:table-row>
        <table:table-row table:style-name="ro1">
          <table:table-cell office:value-type="string">
            <text:p>die Bestätigung, -en</text:p>
          </table:table-cell>
          <table:table-cell office:value-type="string">
            <text:p>confirmación f,comprobación f,confirmación f escrita,certificado m,legalización f,(acuse m de) recibo m</text:p>
          </table:table-cell>
          <table:table-cell office:value-type="string">
            <text:p>Ich brauche eine schriftliche Bestätigung für das Amt.</text:p>
          </table:table-cell>
        </table:table-row>
        <table:table-row table:style-name="ro1">
          <table:table-cell office:value-type="string">
            <text:p>bestellen, bestellt, bestellte, hat bestellt</text:p>
          </table:table-cell>
          <table:table-cell office:value-type="string">
            <text:p>pedir, encargar,hacer venir, llamar,citar,reservar,labrar, cultivar,nombrar,discernir</text:p>
          </table:table-cell>
          <table:table-cell office:value-type="string">
            <text:p>1. Wir haben Pizza bestellt. 2. Ich bin für 16 Uhr bestellt. 3. Ich soll Ihnen Grüße von Frau Meier bestellen.</text:p>
          </table:table-cell>
        </table:table-row>
        <table:table-row table:style-name="ro1">
          <table:table-cell office:value-type="string">
            <text:p>bestimmt</text:p>
          </table:table-cell>
          <table:table-cell office:value-type="string">
            <text:p>determinado,seguro, concreto,decidido, enérgico,impositivo CSur,seguro, seguramente</text:p>
          </table:table-cell>
          <table:table-cell office:value-type="string">
            <text:p>1. Das hat Nancy bestimmt nicht so gemeint. 2. Möchtest du ein bestimmtes Brot?</text:p>
          </table:table-cell>
        </table:table-row>
        <table:table-row table:style-name="ro1">
          <table:table-cell office:value-type="string">
            <text:p>bestrafen, bestraft, bestrafte, hat bestraft</text:p>
          </table:table-cell>
          <table:table-cell office:value-type="string">
            <text:p>castigar con por,imponer una multa</text:p>
          </table:table-cell>
          <table:table-cell office:value-type="string">
            <text:p>Zu schnelles Fahren wird streng bestraft.</text:p>
          </table:table-cell>
        </table:table-row>
        <table:table-row table:style-name="ro1">
          <table:table-cell office:value-type="string">
            <text:p>besuchen, besucht, besuchte, hat besucht</text:p>
          </table:table-cell>
          <table:table-cell office:value-type="string">
            <text:p>visitar,ir a ver,ir a conocer, visitar,asistir a</text:p>
          </table:table-cell>
          <table:table-cell office:value-type="string">
            <text:p>1. Besuchen Sie uns doch mal. 2. Sie müssen noch einen Kurs besuchen.</text:p>
          </table:table-cell>
        </table:table-row>
        <table:table-row table:style-name="ro1">
          <table:table-cell office:value-type="string">
            <text:p>der Besuch, -e</text:p>
          </table:table-cell>
          <table:table-cell office:value-type="string">
            <text:p>visita f,asistencia f</text:p>
          </table:table-cell>
          <table:table-cell office:value-type="string">
            <text:p>1. Wir bekommen Besuch. 2. Ich mache einen Besuch im Krankenhaus. 3. Ich bin hier nur zu Besuch.</text:p>
          </table:table-cell>
        </table:table-row>
        <table:table-row table:style-name="ro1">
          <table:table-cell office:value-type="string">
            <text:p>beteiligen sich, beteiligt sich, beteiligte sich, hat sich beteiligt</text:p>
          </table:table-cell>
          <table:table-cell/>
          <table:table-cell office:value-type="string">
            <text:p>Wir wollen unserer Lehrerin ein Geschenk kaufen. Wer möchte sich beteiligen?</text:p>
          </table:table-cell>
        </table:table-row>
        <table:table-row table:style-name="ro1">
          <table:table-cell office:value-type="string">
            <text:p>der Betrag, -"e</text:p>
          </table:table-cell>
          <table:table-cell office:value-type="string">
            <text:p>suma f,importe m,total m</text:p>
          </table:table-cell>
          <table:table-cell office:value-type="string">
            <text:p>Bitte überweisen Sie den Betrag auf unser Konto.</text:p>
          </table:table-cell>
        </table:table-row>
        <table:table-row table:style-name="ro1">
          <table:table-cell office:value-type="string">
            <text:p>betreuen, betreut, betreute, hat betreut</text:p>
          </table:table-cell>
          <table:table-cell office:value-type="string">
            <text:p>atender a,ocuparse de,asistir a,ser responsable de,acompañar,llevar,asesorar</text:p>
          </table:table-cell>
          <table:table-cell office:value-type="string">
            <text:p>Wer betreut bei Ihnen die Kinder?</text:p>
          </table:table-cell>
        </table:table-row>
        <table:table-row table:style-name="ro1">
          <table:table-cell office:value-type="string">
            <text:p>die Betreuung</text:p>
          </table:table-cell>
          <table:table-cell office:value-type="string">
            <text:p>asistencia f,cuidado m,responsabilidad f,asesoría f,tutoría f,tramitación f,gestión f,asistente mf</text:p>
          </table:table-cell>
          <table:table-cell office:value-type="string">
            <text:p>Für Mütter bieten wir Kurse mit Kinderbetreuung an.</text:p>
          </table:table-cell>
        </table:table-row>
        <table:table-row table:style-name="ro1">
          <table:table-cell office:value-type="string">
            <text:p>der Betrieb, -e</text:p>
          </table:table-cell>
          <table:table-cell office:value-type="string">
            <text:p>empresa f,taller m,personal m,marcha f,funcionamiento m,tumulto m,gentío m</text:p>
          </table:table-cell>
          <table:table-cell office:value-type="string">
            <text:p>1. In diesem Betrieb arbeiten zehn Leute. 2. Kurz vor Weihnachten ist in den Kaufhäusern immer viel Betrieb. 3. Der Aufzug ist außer Betrieb.</text:p>
          </table:table-cell>
        </table:table-row>
        <table:table-row table:style-name="ro1">
          <table:table-cell office:value-type="string">
            <text:p>der Betriebsrat, -"e</text:p>
          </table:table-cell>
          <table:table-cell office:value-type="string">
            <text:p>comité m de empresa,consejo m de empresa,representante mf del comité de empresa</text:p>
          </table:table-cell>
          <table:table-cell office:value-type="string">
            <text:p>Gibt es in Ihrer Firma einen Betriebsrat?</text:p>
          </table:table-cell>
        </table:table-row>
        <table:table-row table:style-name="ro1">
          <table:table-cell office:value-type="string">
            <text:p>das Bett, -en</text:p>
          </table:table-cell>
          <table:table-cell office:value-type="string">
            <text:p>cama f,lecho m elev,cauce m,lecho m,edredón m</text:p>
          </table:table-cell>
          <table:table-cell office:value-type="string">
            <text:p>1. Frau Keller glaubt, dass ihr Mann sie betrügt. 2. Die Rechnung stimmt nicht. Der Kellner hat mich betrogen.</text:p>
          </table:table-cell>
        </table:table-row>
        <table:table-row table:style-name="ro1">
          <table:table-cell office:value-type="string">
            <text:p>betrunken</text:p>
          </table:table-cell>
          <table:table-cell office:value-type="string">
            <text:p>borracho,bebido</text:p>
          </table:table-cell>
          <table:table-cell office:value-type="string">
            <text:p>1. Wir wollten uns neue Betten kaufen. 2. Solange Sie Fieber haben, müssen Sie im Bett bleiben.</text:p>
          </table:table-cell>
        </table:table-row>
        <table:table-row table:style-name="ro1">
          <table:table-cell office:value-type="string">
            <text:p>die Bevölkerung</text:p>
          </table:table-cell>
          <table:table-cell office:value-type="string">
            <text:p>población f</text:p>
          </table:table-cell>
          <table:table-cell office:value-type="string">
            <text:p>Wenn Sie betrunken Auto fahren, verlieren Sie Ihren Führerschein.</text:p>
          </table:table-cell>
        </table:table-row>
        <table:table-row table:style-name="ro1">
          <table:table-cell office:value-type="string">
            <text:p>bevor</text:p>
          </table:table-cell>
          <table:table-cell office:value-type="string">
            <text:p>antes de +inf,antes de que +subj</text:p>
          </table:table-cell>
          <table:table-cell office:value-type="string">
            <text:p>Die Polizei bittet die Bevölkerung um Mithilfe.</text:p>
          </table:table-cell>
        </table:table-row>
        <table:table-row table:style-name="ro1">
          <table:table-cell office:value-type="string">
            <text:p>bewegen, bewegt, bewegte, hat bewegt</text:p>
          </table:table-cell>
          <table:table-cell office:value-type="string">
            <text:p>inducir a,mover a,mover,poner en marcha,conmover, emocionar</text:p>
          </table:table-cell>
          <table:table-cell office:value-type="string">
            <text:p>Lesen Sie sich alles genau durch, bevor Sie unterschreiben.</text:p>
          </table:table-cell>
        </table:table-row>
        <table:table-row table:style-name="ro1">
          <table:table-cell office:value-type="string">
            <text:p>die Bewegung, -en</text:p>
          </table:table-cell>
          <table:table-cell office:value-type="string">
            <text:p>movimiento m,emoción f</text:p>
          </table:table-cell>
          <table:table-cell office:value-type="string">
            <text:p>1. Ich kann mich vor Schmerzen kaum noch bewegen.2. Ich kann meinen Finger nicht mehr bewegen.</text:p>
          </table:table-cell>
        </table:table-row>
        <table:table-row table:style-name="ro1">
          <table:table-cell office:value-type="string">
            <text:p>beweisen, beweist, bewies, hat bewiesen</text:p>
          </table:table-cell>
          <table:table-cell office:value-type="string">
            <text:p>probar,demostrar,presentar pruebas de</text:p>
          </table:table-cell>
          <table:table-cell office:value-type="string">
            <text:p>Sie brauchen mehr Bewegung. Sie müssen regelmäßig spazieren gehen.</text:p>
          </table:table-cell>
        </table:table-row>
        <table:table-row table:style-name="ro1">
          <table:table-cell office:value-type="string">
            <text:p>der Beweis, -e</text:p>
          </table:table-cell>
          <table:table-cell office:value-type="string">
            <text:p>prueba f,muestra f</text:p>
          </table:table-cell>
          <table:table-cell office:value-type="string">
            <text:p>Wir können beweisen, dass Sie bei Rot über die Ampel gefahren sind.</text:p>
          </table:table-cell>
        </table:table-row>
        <table:table-row table:style-name="ro1">
          <table:table-cell office:value-type="string">
            <text:p>bewerben sich, bewirbt sich, bewarb sich, hat sich beworben</text:p>
          </table:table-cell>
          <table:table-cell/>
          <table:table-cell office:value-type="string">
            <text:p>Haben Sie dafür Beweise?</text:p>
          </table:table-cell>
        </table:table-row>
        <table:table-row table:style-name="ro1">
          <table:table-cell office:value-type="string">
            <text:p>die Bewerbung, -en</text:p>
          </table:table-cell>
          <table:table-cell office:value-type="string">
            <text:p>solicitud f</text:p>
          </table:table-cell>
          <table:table-cell office:value-type="string">
            <text:p>1. Ich habe mich um diese Stelle beworben.2. Peter will sich bei Siemens bewerben. 3. Ich habe mich als Kellner beworben.</text:p>
          </table:table-cell>
        </table:table-row>
        <table:table-row table:style-name="ro1">
          <table:table-cell office:value-type="string">
            <text:p>der Bewohner, -</text:p>
          </table:table-cell>
          <table:table-cell office:value-type="string">
            <text:p>habitante mf</text:p>
          </table:table-cell>
          <table:table-cell office:value-type="string">
            <text:p>1. Wohin soll ich meine Bewerbung schicken?2. Hilfst du mir bei meiner Bewerbung?</text:p>
          </table:table-cell>
        </table:table-row>
        <table:table-row table:style-name="ro1">
          <table:table-cell office:value-type="string">
            <text:p>bezahlen, bezahlt, bezahlte, hat bezahlt</text:p>
          </table:table-cell>
          <table:table-cell office:value-type="string">
            <text:p>pagar</text:p>
          </table:table-cell>
          <table:table-cell office:value-type="string">
            <text:p>Ich kenne die anderen Hausbewohner nicht.</text:p>
          </table:table-cell>
        </table:table-row>
        <table:table-row table:style-name="ro1">
          <table:table-cell office:value-type="string">
            <text:p>die Beziehung, -en</text:p>
          </table:table-cell>
          <table:table-cell office:value-type="string">
            <text:p>relación f,aspecto m,relación f entre,relación f amorosa</text:p>
          </table:table-cell>
          <table:table-cell office:value-type="string">
            <text:p>Hast du die Rechnung schon bezahlt?</text:p>
          </table:table-cell>
        </table:table-row>
        <table:table-row table:style-name="ro1">
          <table:table-cell office:value-type="string">
            <text:p>die Bibliothek, -en </text:p>
          </table:table-cell>
          <table:table-cell office:value-type="string">
            <text:p>biblioteca f</text:p>
          </table:table-cell>
          <table:table-cell office:value-type="string">
            <text:p>Wir haben gute Beziehungen zu unseren Nachbarn.</text:p>
          </table:table-cell>
        </table:table-row>
        <table:table-row table:style-name="ro1">
          <table:table-cell office:value-type="string">
            <text:p>das Bier</text:p>
          </table:table-cell>
          <table:table-cell office:value-type="string">
            <text:p>cerveza f</text:p>
          </table:table-cell>
          <table:table-cell office:value-type="string">
            <text:p>Sie finden das Buch in der Bibliothek. Ein Bier, bitte!</text:p>
          </table:table-cell>
        </table:table-row>
        <table:table-row table:style-name="ro1">
          <table:table-cell office:value-type="string">
            <text:p>der Biergarten, -"</text:p>
          </table:table-cell>
          <table:table-cell office:value-type="string">
            <text:p>cervecería f al aire libre</text:p>
          </table:table-cell>
          <table:table-cell office:value-type="string">
            <text:p>Im Sommer gehen wir sonntags gerne in einen Biergarten.</text:p>
          </table:table-cell>
        </table:table-row>
        <table:table-row table:style-name="ro1">
          <table:table-cell office:value-type="string">
            <text:p>bieten, bietet, bot, hat geboten</text:p>
          </table:table-cell>
          <table:table-cell office:value-type="string">
            <text:p>ofrecer, presentar,ofrecer para,pujar, dar</text:p>
          </table:table-cell>
          <table:table-cell office:value-type="string">
            <text:p>1. Er hat mir für den alten Wagen noch 800 Euro geboten. 2. Die Firma bietet ihren Mitarbeitern die Möglichkeit, Sprachkurse zu besuchen.</text:p>
          </table:table-cell>
        </table:table-row>
        <table:table-row table:style-name="ro1">
          <table:table-cell office:value-type="string">
            <text:p>das Bild, -er</text:p>
          </table:table-cell>
          <table:table-cell office:value-type="string">
            <text:p>cuadro m,pintura f,ilustración f,figura f,imagen f,foto f,idea f,aspecto m,metáfora f</text:p>
          </table:table-cell>
          <table:table-cell office:value-type="string">
            <text:p>1. Hast du das Bild gemalt? 2. Ein Bild von meinen Kindern hängt über meinem Schreibtisch.</text:p>
          </table:table-cell>
        </table:table-row>
        <table:table-row table:style-name="ro1">
          <table:table-cell office:value-type="string">
            <text:p>der Bildschirm, -e</text:p>
          </table:table-cell>
          <table:table-cell office:value-type="string">
            <text:p>pantalla f,monitor m</text:p>
          </table:table-cell>
          <table:table-cell office:value-type="string">
            <text:p>1. Ich brauche einen größeren Bildschirm für meinen Computer. 2. Wir haben einen Fernsehapparat mit einem sehr großen Bildschirm.</text:p>
          </table:table-cell>
        </table:table-row>
        <table:table-row table:style-name="ro1">
          <table:table-cell office:value-type="string">
            <text:p>billig </text:p>
          </table:table-cell>
          <table:table-cell office:value-type="string">
            <text:p>barato,poco convincente,justo</text:p>
          </table:table-cell>
          <table:table-cell office:value-type="string">
            <text:p>Dieses Buch ist nicht ganz billig.</text:p>
          </table:table-cell>
        </table:table-row>
        <table:table-row table:style-name="ro1">
          <table:table-cell office:value-type="string">
            <text:p>bio(logisch)</text:p>
          </table:table-cell>
          <table:table-cell/>
          <table:table-cell office:value-type="string">
            <text:p>Biologische Lebensmittel gibt es jetzt auch im Supermarkt.</text:p>
          </table:table-cell>
        </table:table-row>
        <table:table-row table:style-name="ro1">
          <table:table-cell office:value-type="string">
            <text:p>die Birne, -n</text:p>
          </table:table-cell>
          <table:table-cell office:value-type="string">
            <text:p>pera f,bombilla f,coco m</text:p>
          </table:table-cell>
          <table:table-cell office:value-type="string">
            <text:p>Magst du Birnen?</text:p>
          </table:table-cell>
        </table:table-row>
        <table:table-row table:style-name="ro1">
          <table:table-cell office:value-type="string">
            <text:p>bis</text:p>
          </table:table-cell>
          <table:table-cell office:value-type="string">
            <text:p>hasta,de... a..., entre... y...,hasta +inf,hasta que +subj,bis,wiederholen,noch einmal,Wiederholung f,da capo,zweimal</text:p>
          </table:table-cell>
          <table:table-cell office:value-type="string">
            <text:p>1. Die Linie 8 fährt nur bis zum Hauptbahnhof. 2. Bis wann können Sie bleiben? 3. Tschüs. Bis gleich! 4. Einige Züge hatten bis zu zwei Stunden Verspätung. 5. Für die Renovierung brauchen wir drei bis vier Tage. 6. Warte hier, bis ich zurückkomme.</text:p>
          </table:table-cell>
        </table:table-row>
        <table:table-row table:style-name="ro1">
          <table:table-cell office:value-type="string">
            <text:p>ein bisschen</text:p>
          </table:table-cell>
          <table:table-cell/>
          <table:table-cell office:value-type="string">
            <text:p>1. Wenn Sie ein bisschen warten, können wir zusammen gehen. 2. Möchten Sie noch ein bisschen Reis? 3. Können Sie bitte ein bisschen lauter sprechen? 4. Sprechen Sie Englisch? – Ein bisschen. Darf ich Sie bitten, kurz zuzuhören?</text:p>
          </table:table-cell>
        </table:table-row>
        <table:table-row table:style-name="ro1">
          <table:table-cell office:value-type="string">
            <text:p>bitten, bittet, bat, hat gebeten</text:p>
          </table:table-cell>
          <table:table-cell office:value-type="string">
            <text:p>pedir, rogar,hacer pasar,invitar,suplicar</text:p>
          </table:table-cell>
          <table:table-cell office:value-type="string">
            <text:p>Ich habe eine Bitte. Kann ich mal Ihr Handy benutzen?</text:p>
          </table:table-cell>
        </table:table-row>
        <table:table-row table:style-name="ro1">
          <table:table-cell office:value-type="string">
            <text:p>die Bitte, -n </text:p>
          </table:table-cell>
          <table:table-cell office:value-type="string">
            <text:p>ruego m,solicitud f</text:p>
          </table:table-cell>
          <table:table-cell office:value-type="string">
            <text:p>1. Eine Tasse Kaffee bitte! 2. Bitte schön! 3. Wie bitte? Was haben Sie gesagt? 4. Sprechen Sie bitte langsam.</text:p>
          </table:table-cell>
        </table:table-row>
        <table:table-row table:style-name="ro1">
          <table:table-cell office:value-type="string">
            <text:p>bitte</text:p>
          </table:table-cell>
          <table:table-cell office:value-type="string">
            <text:p>por favor</text:p>
          </table:table-cell>
          <table:table-cell office:value-type="string">
            <text:p>Hast du Zucker? Der Tee ist sehr bitter.</text:p>
          </table:table-cell>
        </table:table-row>
        <table:table-row table:style-name="ro1">
          <table:table-cell office:value-type="string">
            <text:p>bitter </text:p>
          </table:table-cell>
          <table:table-cell office:value-type="string">
            <text:p>amargo,intenso, fuerte,grande</text:p>
          </table:table-cell>
          <table:table-cell office:value-type="string">
            <text:p>Du siehst ganz blass aus. Bist du krank?</text:p>
          </table:table-cell>
        </table:table-row>
        <table:table-row table:style-name="ro1">
          <table:table-cell office:value-type="string">
            <text:p>blass </text:p>
          </table:table-cell>
          <table:table-cell office:value-type="string">
            <text:p>pálido,niste Nic,blanquecino</text:p>
          </table:table-cell>
          <table:table-cell office:value-type="string">
            <text:p>1. Die Bäume bekommen schon gelbe Blätter.</text:p>
          </table:table-cell>
        </table:table-row>
        <table:table-row table:style-name="ro1">
          <table:table-cell office:value-type="string">
            <text:p>das Blatt, -"er</text:p>
          </table:table-cell>
          <table:table-cell office:value-type="string">
            <text:p>hoja f,página f,periódico m,revista f,carta f,pala f</text:p>
          </table:table-cell>
          <table:table-cell office:value-type="string">
            <text:p>2. Haben Sie ein Blatt Papier für mich? Als wir abfuhren, war blauer Himmel.</text:p>
          </table:table-cell>
        </table:table-row>
        <table:table-row table:style-name="ro1">
          <table:table-cell office:value-type="string">
            <text:p>blau</text:p>
          </table:table-cell>
          <table:table-cell office:value-type="string">
            <text:p>azul,amoratado,lívido elev,borracho, como una cuba,bolo AmC</text:p>
          </table:table-cell>
          <table:table-cell office:value-type="string">
            <text:p>1. Ich bleibe heute zu Hause. 2. Im Juni und Juli bleibt</text:p>
          </table:table-cell>
        </table:table-row>
        <table:table-row table:style-name="ro1">
          <table:table-cell office:value-type="string">
            <text:p>bleiben, bleibt, blieb, ist geblieben</text:p>
          </table:table-cell>
          <table:table-cell office:value-type="string">
            <text:p>quedarse,mantener,perseverar,seguir, continuar</text:p>
          </table:table-cell>
          <table:table-cell office:value-type="string">
            <text:p>unser Geschäft geschlossen. 3. Bleiben Sie bitte am Apparat. 4. Bleiben Sie doch sitzen! 5. Wir bleiben nur bis morgen.</text:p>
          </table:table-cell>
        </table:table-row>
        <table:table-row table:style-name="ro1">
          <table:table-cell office:value-type="string">
            <text:p>der Bleistift, -e </text:p>
          </table:table-cell>
          <table:table-cell office:value-type="string">
            <text:p>lápiz m</text:p>
          </table:table-cell>
          <table:table-cell office:value-type="string">
            <text:p>Hast du einen Bleistift für mich?</text:p>
          </table:table-cell>
        </table:table-row>
        <table:table-row table:style-name="ro1">
          <table:table-cell office:value-type="string">
            <text:p>der Blick, -e</text:p>
          </table:table-cell>
          <table:table-cell office:value-type="string">
            <text:p>mirada f,vistazo m,ojeada f,vista f,panorama m</text:p>
          </table:table-cell>
          <table:table-cell office:value-type="string">
            <text:p>Von hier hat man einen tollen Blick über die Stadt.</text:p>
          </table:table-cell>
        </table:table-row>
        <table:table-row table:style-name="ro1">
          <table:table-cell office:value-type="string">
            <text:p>der Blitz, -e</text:p>
          </table:table-cell>
          <table:table-cell office:value-type="string">
            <text:p>rayo m,relámpago m,flash m</text:p>
          </table:table-cell>
          <table:table-cell office:value-type="string">
            <text:p>1. Was für ein Gewitter. Hast du den Blitz gesehen?2. Hast du das Foto mit Blitz gemacht?</text:p>
          </table:table-cell>
        </table:table-row>
        <table:table-row table:style-name="ro1">
          <table:table-cell office:value-type="string">
            <text:p>blond</text:p>
          </table:table-cell>
          <table:table-cell office:value-type="string">
            <text:p>rubio</text:p>
          </table:table-cell>
          <table:table-cell office:value-type="string">
            <text:p>1. Mein Sohn ist blond. 2. Nina hat lange blonde Haare.</text:p>
          </table:table-cell>
        </table:table-row>
        <table:table-row table:style-name="ro1">
          <table:table-cell office:value-type="string">
            <text:p>bloß</text:p>
          </table:table-cell>
          <table:table-cell office:value-type="string">
            <text:p>descubierto,desnudo,puro, mero,únicamente, sólo</text:p>
          </table:table-cell>
          <table:table-cell office:value-type="string">
            <text:p>1. Ich möchte nichts kaufen. Ich möchte mich bloß umsehen. 2. Komm bloß nicht zu spät. Wir müssen pünktlich am Bahnhof sein.3. Ach, wenn ich bloß mehr verdienen würde!</text:p>
          </table:table-cell>
        </table:table-row>
        <table:table-row table:style-name="ro1">
          <table:table-cell office:value-type="string">
            <text:p>blühen, blüht, blühte, hat geblüht</text:p>
          </table:table-cell>
          <table:table-cell office:value-type="string">
            <text:p>florecer,prosperar, florecer,suceder, pasar</text:p>
          </table:table-cell>
          <table:table-cell office:value-type="string">
            <text:p>Die Bäume blühen schon. Es ist Frühling.</text:p>
          </table:table-cell>
        </table:table-row>
        <table:table-row table:style-name="ro1">
          <table:table-cell office:value-type="string">
            <text:p>die Blume, -n</text:p>
          </table:table-cell>
          <table:table-cell office:value-type="string">
            <text:p>flor f,bouquet m,aroma m,espuma f</text:p>
          </table:table-cell>
          <table:table-cell office:value-type="string">
            <text:p>Wir haben meiner Mutter zum Geburtstag Blumen geschenkt.</text:p>
          </table:table-cell>
        </table:table-row>
        <table:table-row table:style-name="ro1">
          <table:table-cell office:value-type="string">
            <text:p>die Bluse, -n</text:p>
          </table:table-cell>
          <table:table-cell office:value-type="string">
            <text:p>blusa f</text:p>
          </table:table-cell>
          <table:table-cell office:value-type="string">
            <text:p>Ich hätte gerne eine weiße Bluse.</text:p>
          </table:table-cell>
        </table:table-row>
        <table:table-row table:style-name="ro1">
          <table:table-cell office:value-type="string">
            <text:p>bluten, blutet, blutete, hat geblutet</text:p>
          </table:table-cell>
          <table:table-cell office:value-type="string">
            <text:p>sangrar</text:p>
          </table:table-cell>
          <table:table-cell office:value-type="string">
            <text:p>1. Ich habe mich verletzt. Es blutet. 2. Du blutest ja! Hast du dich geschnitten?</text:p>
          </table:table-cell>
        </table:table-row>
        <table:table-row table:style-name="ro1">
          <table:table-cell office:value-type="string">
            <text:p>das Blut</text:p>
          </table:table-cell>
          <table:table-cell office:value-type="string">
            <text:p>sangre f</text:p>
          </table:table-cell>
          <table:table-cell office:value-type="string">
            <text:p>Der Verletzte hat viel Blut verloren.</text:p>
          </table:table-cell>
        </table:table-row>
        <table:table-row table:style-name="ro1">
          <table:table-cell office:value-type="string">
            <text:p>der Boden, -"</text:p>
          </table:table-cell>
          <table:table-cell office:value-type="string">
            <text:p>tierra f,terreno m,suelo m,fondo m,desván m,ático m,balda f,territorio m,base f,fundamento m</text:p>
          </table:table-cell>
          <table:table-cell office:value-type="string">
            <text:p>1. Die Bücher lagen alle auf dem Boden. 2. Auf diesem Boden wächst Gemüse besonders gut.</text:p>
          </table:table-cell>
        </table:table-row>
        <table:table-row table:style-name="ro1">
          <table:table-cell office:value-type="string">
            <text:p>der Bogen, -"</text:p>
          </table:table-cell>
          <table:table-cell office:value-type="string">
            <text:p>curva f,arco m,hoja f,pliego m</text:p>
          </table:table-cell>
          <table:table-cell office:value-type="string">
            <text:p>Ich hätte gern drei Bögen Geschenkpapier.</text:p>
          </table:table-cell>
        </table:table-row>
        <table:table-row table:style-name="ro1">
          <table:table-cell office:value-type="string">
            <text:p>die Bohne, -n </text:p>
          </table:table-cell>
          <table:table-cell office:value-type="string">
            <text:p>judía f,alubia f,poroto m AmS,grano m de café</text:p>
          </table:table-cell>
          <table:table-cell office:value-type="string">
            <text:p>Ich esse gern Bohnen.</text:p>
          </table:table-cell>
        </table:table-row>
        <table:table-row table:style-name="ro1">
          <table:table-cell office:value-type="string">
            <text:p>das Bonbon, -s </text:p>
          </table:table-cell>
          <table:table-cell office:value-type="string">
            <text:p>caramelo m</text:p>
          </table:table-cell>
          <table:table-cell office:value-type="string">
            <text:p>Unser Sohn isst sehr gerne Bonbons.</text:p>
          </table:table-cell>
        </table:table-row>
        <table:table-row table:style-name="ro1">
          <table:table-cell office:value-type="string">
            <text:p>das Boot, -e </text:p>
          </table:table-cell>
          <table:table-cell office:value-type="string">
            <text:p>barca f,chalupa f</text:p>
          </table:table-cell>
          <table:table-cell office:value-type="string">
            <text:p>An diesem See kann man Boote mieten.</text:p>
          </table:table-cell>
        </table:table-row>
        <table:table-row table:style-name="ro1">
          <table:table-cell office:value-type="string">
            <text:p>die Botschaft, -en</text:p>
          </table:table-cell>
          <table:table-cell office:value-type="string">
            <text:p>mensaje m,noticia f,embajada f</text:p>
          </table:table-cell>
          <table:table-cell office:value-type="string">
            <text:p>Das Visum habe ich von der Botschaft bekommen.</text:p>
          </table:table-cell>
        </table:table-row>
        <table:table-row table:style-name="ro1">
          <table:table-cell office:value-type="string">
            <text:p>böse</text:p>
          </table:table-cell>
          <table:table-cell office:value-type="string">
            <text:p>malo,enfadado con con,enojado con con,maleducado,grave,perniciosa,malvado,mal,mucho</text:p>
          </table:table-cell>
          <table:table-cell office:value-type="string">
            <text:p>1. Ich habe das Buch leider vergessen. Hoffentlich bist du mir nicht böse. 2. Mach nicht so ein böses Gesicht! 3. Ich bin böse auf dich, du hast schon wieder deine Hausaufgaben nicht gemacht. 4. Zeig mal! Du hast dich verletzt? Das sieht aber böse aus.</text:p>
          </table:table-cell>
        </table:table-row>
        <table:table-row table:style-name="ro1">
          <table:table-cell office:value-type="string">
            <text:p>braten, brät, briet, hat gebraten</text:p>
          </table:table-cell>
          <table:table-cell office:value-type="string">
            <text:p>asar,freír</text:p>
          </table:table-cell>
          <table:table-cell office:value-type="string">
            <text:p>1. Das Fleisch muss zehn Minuten braten. 2. Heute gibt’s gebratenen Fisch.</text:p>
          </table:table-cell>
        </table:table-row>
        <table:table-row table:style-name="ro1">
          <table:table-cell office:value-type="string">
            <text:p>der Braten, -</text:p>
          </table:table-cell>
          <table:table-cell office:value-type="string">
            <text:p>asado m</text:p>
          </table:table-cell>
          <table:table-cell office:value-type="string">
            <text:p>Nehmen Sie noch etwas Soße zum Braten?</text:p>
          </table:table-cell>
        </table:table-row>
        <table:table-row table:style-name="ro1">
          <table:table-cell office:value-type="string">
            <text:p>brauchen, braucht, brauchte, hat gebraucht</text:p>
          </table:table-cell>
          <table:table-cell office:value-type="string">
            <text:p>necesitar, precisar,llevar,utilizar, emplear,gastar, consumir,hacer falta +inf que +subj,ser necesario +inf que +subj</text:p>
          </table:table-cell>
          <table:table-cell office:value-type="string">
            <text:p>1. Ich brauche ein Auto. 2. Brauchst du die Zeitung noch? 3. Meine Großmutter ist krank. Sie braucht viel Ruhe. 4 Ich habe für die Renovierung eine Woche gebraucht. 5. Sie brauchen morgen nicht zu kommen. Ich schaffe das alleine.</text:p>
          </table:table-cell>
        </table:table-row>
        <table:table-row table:style-name="ro1">
          <table:table-cell office:value-type="string">
            <text:p>braun</text:p>
          </table:table-cell>
          <table:table-cell office:value-type="string">
            <text:p>marrón,pancho Chil,castaño,oscuro,moreno, bronceado,nacionalsocialista, nazi</text:p>
          </table:table-cell>
          <table:table-cell office:value-type="string">
            <text:p>1. Meine Frau hat braune Augen. 2. Sind Sie im Urlaub aber braun geworden!</text:p>
          </table:table-cell>
        </table:table-row>
        <table:table-row table:style-name="ro1">
          <table:table-cell office:value-type="string">
            <text:p>brechen, bricht, brach, hat gebrochen</text:p>
          </table:table-cell>
          <table:table-cell office:value-type="string">
            <text:p>romperse, quebrarse,romper con,vomitar,romper, partir,romper,batir,violar, quebrantar,infringir,boicotear,refractar,arrancar</text:p>
          </table:table-cell>
          <table:table-cell office:value-type="string">
            <text:p>1. Der Bleistift ist durchgebrochen. 2. Ich habe mir im Urlaub das Bein gebrochen.</text:p>
          </table:table-cell>
        </table:table-row>
        <table:table-row table:style-name="ro1">
          <table:table-cell office:value-type="string">
            <text:p>breit</text:p>
          </table:table-cell>
          <table:table-cell office:value-type="string">
            <text:p>ancho,amplio, extenso</text:p>
          </table:table-cell>
          <table:table-cell office:value-type="string">
            <text:p>Der Teppich ist zwei Meter lang und einen Meter breit.</text:p>
          </table:table-cell>
        </table:table-row>
        <table:table-row table:style-name="ro1">
          <table:table-cell office:value-type="string">
            <text:p>die Breite, -n</text:p>
          </table:table-cell>
          <table:table-cell office:value-type="string">
            <text:p>ancho m,anchura f,extensión f,latitud f,tosquedad f,basteza f</text:p>
          </table:table-cell>
          <table:table-cell office:value-type="string">
            <text:p>Welche Maße hat der Tisch? – Länge: 1 m, Breite: 80 cm, Höhe: 1,20 m.</text:p>
          </table:table-cell>
        </table:table-row>
        <table:table-row table:style-name="ro1">
          <table:table-cell office:value-type="string">
            <text:p>bremsen, bremst, bremste, hat gebremst</text:p>
          </table:table-cell>
          <table:table-cell office:value-type="string">
            <text:p>frenar,refrenar</text:p>
          </table:table-cell>
          <table:table-cell office:value-type="string">
            <text:p>Der Mann ist ganz plötzlich über die Straße gegangen. Ich musste stark bremsen.</text:p>
          </table:table-cell>
        </table:table-row>
        <table:table-row table:style-name="ro1">
          <table:table-cell office:value-type="string">
            <text:p>die Bremse, -n</text:p>
          </table:table-cell>
          <table:table-cell office:value-type="string">
            <text:p>freno m,tábano m</text:p>
          </table:table-cell>
          <table:table-cell office:value-type="string">
            <text:p>Du musst unbedingt die Bremsen kontrollieren lassen.</text:p>
          </table:table-cell>
        </table:table-row>
        <table:table-row table:style-name="ro1">
          <table:table-cell office:value-type="string">
            <text:p>brennen, brennt, brannte, hat gebrannt</text:p>
          </table:table-cell>
          <table:table-cell office:value-type="string">
            <text:p>arder,quemarse,estar encendido,punzar,escocer,picar,quemar,ansiar,desvivirse,cocer,hornear,calcinar,destilar,tostar,cauterizar,marcar a fuego [oder con hierro candente]</text:p>
          </table:table-cell>
          <table:table-cell office:value-type="string">
            <text:p>1. In diesem Haus hat es letztes Jahr gebrannt. 2. Die Kerze brennt noch. Mach sie bitte aus! 3. In deinem Zimmer hat die ganze Nacht das Licht gebrannt.</text:p>
          </table:table-cell>
        </table:table-row>
        <table:table-row table:style-name="ro1">
          <table:table-cell office:value-type="string">
            <text:p>der Brief, -e </text:p>
          </table:table-cell>
          <table:table-cell office:value-type="string">
            <text:p>carta f,mensaje m</text:p>
          </table:table-cell>
          <table:table-cell office:value-type="string">
            <text:p>Ich schreibe nicht gern Briefe.</text:p>
          </table:table-cell>
        </table:table-row>
        <table:table-row table:style-name="ro1">
          <table:table-cell office:value-type="string">
            <text:p>der Briefkasten, "-</text:p>
          </table:table-cell>
          <table:table-cell office:value-type="string">
            <text:p>buzón m (de correo)</text:p>
          </table:table-cell>
          <table:table-cell office:value-type="string">
            <text:p>1. Ist hier in der Nähe ein Briefkasten? 2. Hol bitte mal die Zeitung aus dem Briefkasten.</text:p>
          </table:table-cell>
        </table:table-row>
        <table:table-row table:style-name="ro1">
          <table:table-cell office:value-type="string">
            <text:p>die Briefmarke, -n</text:p>
          </table:table-cell>
          <table:table-cell office:value-type="string">
            <text:p>sello m</text:p>
          </table:table-cell>
          <table:table-cell office:value-type="string">
            <text:p>Briefmarken bekommen Sie am Schalter 7.</text:p>
          </table:table-cell>
        </table:table-row>
        <table:table-row table:style-name="ro1">
          <table:table-cell office:value-type="string">
            <text:p>der Briefträger, - </text:p>
          </table:table-cell>
          <table:table-cell office:value-type="string">
            <text:p>cartero(-a) m (f)</text:p>
          </table:table-cell>
          <table:table-cell office:value-type="string">
            <text:p>War der Briefträger schon da? </text:p>
          </table:table-cell>
        </table:table-row>
        <table:table-row table:style-name="ro1">
          <table:table-cell office:value-type="string">
            <text:p>der Briefumschlag, -"e</text:p>
          </table:table-cell>
          <table:table-cell office:value-type="string">
            <text:p>sobre m,cierro m Chil</text:p>
          </table:table-cell>
          <table:table-cell office:value-type="string">
            <text:p>Ich hätte gern 50 Briefumschläge.</text:p>
          </table:table-cell>
        </table:table-row>
        <table:table-row table:style-name="ro1">
          <table:table-cell office:value-type="string">
            <text:p>die Brille, -n</text:p>
          </table:table-cell>
          <table:table-cell office:value-type="string">
            <text:p>gafas f pl,anteojo m,(tabla f del) asiento m del inodoro</text:p>
          </table:table-cell>
          <table:table-cell office:value-type="string">
            <text:p><text:s/>Ich brauche eine neue Brille.</text:p>
          </table:table-cell>
        </table:table-row>
        <table:table-row table:style-name="ro1">
          <table:table-cell office:value-type="string">
            <text:p>bringen, bringt, brachte, hat gebracht</text:p>
          </table:table-cell>
          <table:table-cell office:value-type="string">
            <text:p>traer,llevar,transportar,acompañar, llevar,rendir,producir un beneficio de,traer, publicar,emitir,quitar,conseguir +inf</text:p>
          </table:table-cell>
          <table:table-cell office:value-type="string">
            <text:p>1. Bringen Sie mir bitte ein Glas Tee! 2. Ich bringe dich nach Hause. 3. Die Abendzeitung hat einen Bericht über den Unfall gebracht.</text:p>
          </table:table-cell>
        </table:table-row>
        <table:table-row table:style-name="ro1">
          <table:table-cell office:value-type="string">
            <text:p>die Broschüre, -n </text:p>
          </table:table-cell>
          <table:table-cell office:value-type="string">
            <text:p>folleto m</text:p>
          </table:table-cell>
          <table:table-cell office:value-type="string">
            <text:p>In der Broschüre finden Sie die neuesten Informationen.</text:p>
          </table:table-cell>
        </table:table-row>
        <table:table-row table:style-name="ro1">
          <table:table-cell office:value-type="string">
            <text:p>das Brot, -e</text:p>
          </table:table-cell>
          <table:table-cell office:value-type="string">
            <text:p>pan m</text:p>
          </table:table-cell>
          <table:table-cell office:value-type="string">
            <text:p>1. Brot kaufe ich immer beim Bäcker, nicht im Supermarkt. 2. Was möchtest du aufs Brot haben? 3. Nimm noch ein paar belegte Brote für die Fahrt mit.</text:p>
          </table:table-cell>
        </table:table-row>
        <table:table-row table:style-name="ro1">
          <table:table-cell office:value-type="string">
            <text:p>das Brötchen, - </text:p>
          </table:table-cell>
          <table:table-cell office:value-type="string">
            <text:p>panecillo m</text:p>
          </table:table-cell>
          <table:table-cell office:value-type="string">
            <text:p>Ich hole nur schnell ein paar Brötchen zum Frühstück.</text:p>
          </table:table-cell>
        </table:table-row>
        <table:table-row table:style-name="ro1">
          <table:table-cell office:value-type="string">
            <text:p>die Brücke, -n</text:p>
          </table:table-cell>
          <table:table-cell office:value-type="string">
            <text:p>puente m,alfombra f corta</text:p>
          </table:table-cell>
          <table:table-cell office:value-type="string">
            <text:p>Fahren Sie über die nächste Brücke und dann rechts.</text:p>
          </table:table-cell>
        </table:table-row>
        <table:table-row table:style-name="ro1">
          <table:table-cell office:value-type="string">
            <text:p>der Bruder, -"</text:p>
          </table:table-cell>
          <table:table-cell office:value-type="string">
            <text:p>hermano m,fraile m,fray m,tipo m,tío m</text:p>
          </table:table-cell>
          <table:table-cell office:value-type="string">
            <text:p>Mein jüngster Bruder geht noch zur Schule.</text:p>
          </table:table-cell>
        </table:table-row>
        <table:table-row table:style-name="ro1">
          <table:table-cell office:value-type="string">
            <text:p>die Brust </text:p>
          </table:table-cell>
          <table:table-cell office:value-type="string">
            <text:p>pecho m,seno m,casco m Peru,pechuga f</text:p>
          </table:table-cell>
          <table:table-cell office:value-type="string">
            <text:p>Ich habe Schmerzen in der Brust.</text:p>
          </table:table-cell>
        </table:table-row>
        <table:table-row table:style-name="ro1">
          <table:table-cell office:value-type="string">
            <text:p>das Buch, -"er</text:p>
          </table:table-cell>
          <table:table-cell office:value-type="string">
            <text:p>libro m,obra f,guión m,libro(s) m (pl)</text:p>
          </table:table-cell>
          <table:table-cell office:value-type="string">
            <text:p>Haben Sie ein Buch über die Geschichte von Berlin?</text:p>
          </table:table-cell>
        </table:table-row>
        <table:table-row table:style-name="ro1">
          <table:table-cell office:value-type="string">
            <text:p>die Buchhandlung, -en </text:p>
          </table:table-cell>
          <table:table-cell office:value-type="string">
            <text:p>librería f</text:p>
          </table:table-cell>
          <table:table-cell office:value-type="string">
            <text:p>In der Buchhandlung in der Stadt haben sie das Buch sicher.</text:p>
          </table:table-cell>
        </table:table-row>
        <table:table-row table:style-name="ro1">
          <table:table-cell office:value-type="string">
            <text:p>die Bücherei, -en</text:p>
          </table:table-cell>
          <table:table-cell office:value-type="string">
            <text:p>biblioteca f</text:p>
          </table:table-cell>
          <table:table-cell office:value-type="string">
            <text:p>Die Stadtbücherei hat bereits geschlossen.</text:p>
          </table:table-cell>
        </table:table-row>
        <table:table-row table:style-name="ro1">
          <table:table-cell office:value-type="string">
            <text:p>buchen, bucht, buchte, hat gebucht</text:p>
          </table:table-cell>
          <table:table-cell office:value-type="string">
            <text:p>reservar,hacer una reserva de,contabilizar</text:p>
          </table:table-cell>
          <table:table-cell office:value-type="string">
            <text:p>Ich habe für morgen einen Flug nach Rom gebucht.</text:p>
          </table:table-cell>
        </table:table-row>
        <table:table-row table:style-name="ro1">
          <table:table-cell office:value-type="string">
            <text:p>buchstabieren, buchstabiert, buchstabierte, hat buchstabiert</text:p>
          </table:table-cell>
          <table:table-cell office:value-type="string">
            <text:p>deletrear</text:p>
          </table:table-cell>
          <table:table-cell office:value-type="string">
            <text:p>Würden Sie Ihren Namen bitte buchstabieren?</text:p>
          </table:table-cell>
        </table:table-row>
        <table:table-row table:style-name="ro1">
          <table:table-cell office:value-type="string">
            <text:p>der Buchstabe, -n</text:p>
          </table:table-cell>
          <table:table-cell office:value-type="string">
            <text:p>letra f,carácter m</text:p>
          </table:table-cell>
          <table:table-cell office:value-type="string">
            <text:p>1. Gibt es diesen Buchstaben auch in deiner Muttersprache? 2. Mein Name ist Kardaz. – Buchstabe K ist in Zimmer 3.</text:p>
          </table:table-cell>
        </table:table-row>
        <table:table-row table:style-name="ro1">
          <table:table-cell office:value-type="string">
            <text:p>bunt </text:p>
          </table:table-cell>
          <table:table-cell office:value-type="string">
            <text:p>de varios colores, multicolor,desordenado</text:p>
          </table:table-cell>
          <table:table-cell office:value-type="string">
            <text:p>Das bunte Kleid gefällt mir gut.</text:p>
          </table:table-cell>
        </table:table-row>
        <table:table-row table:style-name="ro1">
          <table:table-cell office:value-type="string">
            <text:p>der Bürger, -</text:p>
          </table:table-cell>
          <table:table-cell office:value-type="string">
            <text:p>ciudadano(-a) m (f),habitante mf,vecino(-a) m (f),burgués(-esa) m (f)</text:p>
          </table:table-cell>
          <table:table-cell office:value-type="string">
            <text:p>Wenn Sie deutscher Staatsbürger sind, dürfen Sie wählen.</text:p>
          </table:table-cell>
        </table:table-row>
        <table:table-row table:style-name="ro1">
          <table:table-cell office:value-type="string">
            <text:p>das Bürgerbüro, -s</text:p>
          </table:table-cell>
          <table:table-cell/>
          <table:table-cell office:value-type="string">
            <text:p>Wenn Sie Fragen zur Wahl haben, können Sie ins Bürgerbüro gehen.</text:p>
          </table:table-cell>
        </table:table-row>
        <table:table-row table:style-name="ro1">
          <table:table-cell office:value-type="string">
            <text:p>der Bürgersteig, -e </text:p>
          </table:table-cell>
          <table:table-cell office:value-type="string">
            <text:p>acera f</text:p>
          </table:table-cell>
          <table:table-cell office:value-type="string">
            <text:p>Hier ist Parken auf dem Bürgersteig erlaubt.</text:p>
          </table:table-cell>
        </table:table-row>
        <table:table-row table:style-name="ro1">
          <table:table-cell office:value-type="string">
            <text:p>das Büro, -s</text:p>
          </table:table-cell>
          <table:table-cell office:value-type="string">
            <text:p>oficina f,despacho m,archivo m Col</text:p>
          </table:table-cell>
          <table:table-cell office:value-type="string">
            <text:p>1. Unser Büro bleibt samstags geschlossen. 2. Ich möchte in einem Büro arbeiten.</text:p>
          </table:table-cell>
        </table:table-row>
        <table:table-row table:style-name="ro1">
          <table:table-cell office:value-type="string">
            <text:p>die Bürste, -n</text:p>
          </table:table-cell>
          <table:table-cell office:value-type="string">
            <text:p>cepillo m</text:p>
          </table:table-cell>
          <table:table-cell office:value-type="string">
            <text:p>1. Hast du eine Bürste? Meine Schuhe sind so schmutzig. 2. Ich brauche eine Bürste für meine Haare.</text:p>
          </table:table-cell>
        </table:table-row>
        <table:table-row table:style-name="ro1">
          <table:table-cell office:value-type="string">
            <text:p>die Zahnbürste, -n </text:p>
          </table:table-cell>
          <table:table-cell office:value-type="string">
            <text:p>cepillo m de dientes</text:p>
          </table:table-cell>
          <table:table-cell office:value-type="string">
            <text:p>Ich brauche eine neue Zahnbürste.</text:p>
          </table:table-cell>
        </table:table-row>
        <table:table-row table:style-name="ro1">
          <table:table-cell office:value-type="string">
            <text:p>der Bus, -se</text:p>
          </table:table-cell>
          <table:table-cell office:value-type="string">
            <text:p>autobús m,bus m,camión m Mex,guagua f Cuba, PRico,conductor m común</text:p>
          </table:table-cell>
          <table:table-cell office:value-type="string">
            <text:p>1. Wann kommt der nächste Bus? 2. Ich fahre meistens mit dem Bus.</text:p>
          </table:table-cell>
        </table:table-row>
        <table:table-row table:style-name="ro1">
          <table:table-cell office:value-type="string">
            <text:p>die Butter</text:p>
          </table:table-cell>
          <table:table-cell office:value-type="string">
            <text:p>mantequilla f</text:p>
          </table:table-cell>
          <table:table-cell office:value-type="string">
            <text:p>Ich möchte nur Butter aufs Brot.</text:p>
          </table:table-cell>
        </table:table-row>
        <table:table-row table:style-name="ro1">
          <table:table-cell office:value-type="string">
            <text:p>das Café, -s </text:p>
          </table:table-cell>
          <table:table-cell/>
          <table:table-cell office:value-type="string">
            <text:p>Hier in der Nähe ist ein Café. Lass uns einen Kaffee trinken.</text:p>
          </table:table-cell>
        </table:table-row>
        <table:table-row table:style-name="ro1">
          <table:table-cell office:value-type="string">
            <text:p>(das) Camping </text:p>
          </table:table-cell>
          <table:table-cell/>
          <table:table-cell office:value-type="string">
            <text:p>Wir machen gern Camping-Urlaub, weil das nicht so teuer ist.</text:p>
          </table:table-cell>
        </table:table-row>
        <table:table-row table:style-name="ro1">
          <table:table-cell office:value-type="string">
            <text:p>die CD, -s</text:p>
          </table:table-cell>
          <table:table-cell office:value-type="string">
            <text:p>CD m,CD f,CD nt,Demokratische Zentrumspartei f,SC m,SV m</text:p>
          </table:table-cell>
          <table:table-cell office:value-type="string">
            <text:p>Ich habe mir eine neue CD gekauft. Wie findest du die Musik?</text:p>
          </table:table-cell>
        </table:table-row>
        <table:table-row table:style-name="ro1">
          <table:table-cell office:value-type="string">
            <text:p>die CD-ROM, -s </text:p>
          </table:table-cell>
          <table:table-cell office:value-type="string">
            <text:p>CD-ROM m,cederrón m,CD-ROM f</text:p>
          </table:table-cell>
          <table:table-cell office:value-type="string">
            <text:p>Mein Computer hat ein CD-ROM- Laufwerk.</text:p>
          </table:table-cell>
        </table:table-row>
        <table:table-row table:style-name="ro1">
          <table:table-cell office:value-type="string">
            <text:p>die Chance, -n</text:p>
          </table:table-cell>
          <table:table-cell office:value-type="string">
            <text:p>oportunidad f de,ocasión f de,perspectiva f de,posibilidad f de</text:p>
          </table:table-cell>
          <table:table-cell office:value-type="string">
            <text:p>Mein Mann hat gute Chancen, die Stelle zu bekommen.</text:p>
          </table:table-cell>
        </table:table-row>
        <table:table-row table:style-name="ro1">
          <table:table-cell office:value-type="string">
            <text:p>chatten </text:p>
          </table:table-cell>
          <table:table-cell office:value-type="string">
            <text:p>chatear</text:p>
          </table:table-cell>
          <table:table-cell office:value-type="string">
            <text:p>Meine Kinder chatten gern im Internet mit ihren Freunden.</text:p>
          </table:table-cell>
        </table:table-row>
        <table:table-row table:style-name="ro1">
          <table:table-cell office:value-type="string">
            <text:p>der Chef, -s</text:p>
          </table:table-cell>
          <table:table-cell office:value-type="string">
            <text:p>jefe(-a) m (f),patrón(-ona) m (f)</text:p>
          </table:table-cell>
          <table:table-cell office:value-type="string">
            <text:p>Das kann ich nicht allein entscheiden, da muss ich erst den Chef fragen.</text:p>
          </table:table-cell>
        </table:table-row>
        <table:table-row table:style-name="ro1">
          <table:table-cell office:value-type="string">
            <text:p>die Chemie</text:p>
          </table:table-cell>
          <table:table-cell office:value-type="string">
            <text:p>química f</text:p>
          </table:table-cell>
          <table:table-cell office:value-type="string">
            <text:p>Mein Sohn ist gut in Chemie.</text:p>
          </table:table-cell>
        </table:table-row>
        <table:table-row table:style-name="ro1">
          <table:table-cell office:value-type="string">
            <text:p>circa</text:p>
          </table:table-cell>
          <table:table-cell office:value-type="string">
            <text:p>cerca de,aproximadamente</text:p>
          </table:table-cell>
          <table:table-cell office:value-type="string">
            <text:p>Von Mainz nach Frankfurt sind es circa 50 Kilometer.</text:p>
          </table:table-cell>
        </table:table-row>
        <table:table-row table:style-name="ro1">
          <table:table-cell office:value-type="string">
            <text:p>der Club, -s</text:p>
          </table:table-cell>
          <table:table-cell office:value-type="string">
            <text:p>club m</text:p>
          </table:table-cell>
          <table:table-cell office:value-type="string">
            <text:p>Willst du Mitglied in unserem Club werden?</text:p>
          </table:table-cell>
        </table:table-row>
        <table:table-row table:style-name="ro1">
          <table:table-cell office:value-type="string">
            <text:p>die Cola </text:p>
          </table:table-cell>
          <table:table-cell office:value-type="string">
            <text:p>(refresco m de) cola f</text:p>
          </table:table-cell>
          <table:table-cell office:value-type="string">
            <text:p>Bitte, zwei Cola und ein Mineralwasser.</text:p>
          </table:table-cell>
        </table:table-row>
        <table:table-row table:style-name="ro1">
          <table:table-cell office:value-type="string">
            <text:p>die Couch, -s</text:p>
          </table:table-cell>
          <table:table-cell office:value-type="string">
            <text:p>diván m,sofá-cama m</text:p>
          </table:table-cell>
          <table:table-cell office:value-type="string">
            <text:p>Wir haben uns eine Couch und neue Sessel gekauft.</text:p>
          </table:table-cell>
        </table:table-row>
        <table:table-row table:style-name="ro1">
          <table:table-cell office:value-type="string">
            <text:p>der Cousin, -s / die Cousine, -n</text:p>
          </table:table-cell>
          <table:table-cell office:value-type="string">
            <text:p>primo(-a) m (f)</text:p>
          </table:table-cell>
          <table:table-cell office:value-type="string">
            <text:p>Meine Cousine wohnt jetzt in Brasilien.</text:p>
          </table:table-cell>
        </table:table-row>
        <table:table-row table:style-name="ro1">
          <table:table-cell office:value-type="string">
            <text:p>der Computer, -</text:p>
          </table:table-cell>
          <table:table-cell office:value-type="string">
            <text:p>ordenador m,computador m</text:p>
          </table:table-cell>
          <table:table-cell office:value-type="string">
            <text:p>Beschäftigst du dich viel mit dem Computer?</text:p>
          </table:table-cell>
        </table:table-row>
        <table:table-row table:style-name="ro1">
          <table:table-cell office:value-type="string">
            <text:p>die Creme, -s</text:p>
          </table:table-cell>
          <table:table-cell office:value-type="string">
            <text:p>crema f</text:p>
          </table:table-cell>
          <table:table-cell office:value-type="string">
            <text:p>Ich hätte gern eine Creme für die Hände.</text:p>
          </table:table-cell>
        </table:table-row>
        <table:table-row table:style-name="ro5">
          <table:table-cell office:value-type="string">
            <text:p>da</text:p>
          </table:table-cell>
          <table:table-cell office:value-type="string">
            <text:p>allí, allá,ahí, aquí,entonces,en este caso,ya que, puesto que,dado que, debido a que,como,cuando</text:p>
          </table:table-cell>
          <table:table-cell office:value-type="string">
            <text:p>1. Da drüben ist ein Getränkeautomat. 2. Was Sie da sagen, ist richtig. 3. Ich wollte gerade einparken. Da kam</text:p>
            <text:p>ein Wagen rückwärts aus der Einfahrt. 4. Wir haben schon geschlossen.</text:p>
            <text:p>– Da kann man nichts machen. 5. Da Sie keinen Mitgliedsausweis</text:p>
            <text:p>haben, ist es etwas teurer. 6. Wir haben gerade über dich gesprochen. Da bist du ja.</text:p>
            <text:p>7. Welche Bluse nehmen Sie? – Die da.</text:p>
          </table:table-cell>
        </table:table-row>
        <table:table-row table:style-name="ro1">
          <table:table-cell office:value-type="string">
            <text:p>da sein</text:p>
          </table:table-cell>
          <table:table-cell/>
          <table:table-cell office:value-type="string">
            <text:p>Ist Herr Klein schon da?</text:p>
          </table:table-cell>
        </table:table-row>
        <table:table-row table:style-name="ro1">
          <table:table-cell office:value-type="string">
            <text:p>dabei sein </text:p>
          </table:table-cell>
          <table:table-cell/>
          <table:table-cell office:value-type="string">
            <text:p>Schön, dass du da bist. Ist deine Tochter auch dabei?</text:p>
          </table:table-cell>
        </table:table-row>
        <table:table-row table:style-name="ro1">
          <table:table-cell office:value-type="string">
            <text:p>das Dach, -"er </text:p>
          </table:table-cell>
          <table:table-cell office:value-type="string">
            <text:p>techo m,tejado m,alero m,tejado m de protección,cubierta f</text:p>
          </table:table-cell>
          <table:table-cell office:value-type="string">
            <text:p>1. Wir müssen das Dach reparieren lassen. 2. Wir wohnen direkt unter dem Dach.</text:p>
          </table:table-cell>
        </table:table-row>
        <table:table-row table:style-name="ro1">
          <table:table-cell office:value-type="string">
            <text:p>dafür</text:p>
          </table:table-cell>
          <table:table-cell office:value-type="string">
            <text:p>de esto, para esto,en cambio,en lugar de ello,teniendo en cuenta que, contando con que,por algo, para algo</text:p>
          </table:table-cell>
          <table:table-cell office:value-type="string">
            <text:p>Mein Bruder interessiert sich für Politik. Ich interessiere mich nicht dafür.</text:p>
          </table:table-cell>
        </table:table-row>
        <table:table-row table:style-name="ro1">
          <table:table-cell office:value-type="string">
            <text:p>dafür sein</text:p>
          </table:table-cell>
          <table:table-cell/>
          <table:table-cell office:value-type="string">
            <text:p>Ich bin dafür, dass wir möglichst früh losfahren.</text:p>
          </table:table-cell>
        </table:table-row>
        <table:table-row table:style-name="ro1">
          <table:table-cell office:value-type="string">
            <text:p>dagegen sein</text:p>
          </table:table-cell>
          <table:table-cell/>
          <table:table-cell office:value-type="string">
            <text:p>Ich bin dagegen, dass meine Kinder rauchen.</text:p>
          </table:table-cell>
        </table:table-row>
        <table:table-row table:style-name="ro1">
          <table:table-cell office:value-type="string">
            <text:p>daher</text:p>
          </table:table-cell>
          <table:table-cell office:value-type="string">
            <text:p>de ahí,por eso</text:p>
          </table:table-cell>
          <table:table-cell office:value-type="string">
            <text:p>Sie haben die Rechnung noch nicht bezahlt. Daher haben wir Ihnen eine Mahnung geschickt.</text:p>
          </table:table-cell>
        </table:table-row>
        <table:table-row table:style-name="ro1">
          <table:table-cell office:value-type="string">
            <text:p>dahin</text:p>
          </table:table-cell>
          <table:table-cell office:value-type="string">
            <text:p>allí, ahí,hacia allí, hacia ahí,a tal extremo, a tal punto</text:p>
          </table:table-cell>
          <table:table-cell office:value-type="string">
            <text:p>Stell die Blumen bitte dahin.</text:p>
          </table:table-cell>
        </table:table-row>
        <table:table-row table:style-name="ro1">
          <table:table-cell office:value-type="string">
            <text:p>damals</text:p>
          </table:table-cell>
          <table:table-cell office:value-type="string">
            <text:p>entonces, en aquel tiempo</text:p>
          </table:table-cell>
          <table:table-cell office:value-type="string">
            <text:p>Mit 15 wollte ich gerne Klavier spielen lernen. Aber damals hatte ich kein Geld dafür.</text:p>
          </table:table-cell>
        </table:table-row>
        <table:table-row table:style-name="ro1">
          <table:table-cell office:value-type="string">
            <text:p>die Dame, -n</text:p>
          </table:table-cell>
          <table:table-cell office:value-type="string">
            <text:p>juego m de damas,señora f,dama f</text:p>
          </table:table-cell>
          <table:table-cell office:value-type="string">
            <text:p>1. Frau Weber ist eine nette alte Dame. 2. Meine Damen und Herren! 3. Sehr geehrte Damen und Herren.</text:p>
          </table:table-cell>
        </table:table-row>
        <table:table-row table:style-name="ro1">
          <table:table-cell office:value-type="string">
            <text:p>damit</text:p>
          </table:table-cell>
          <table:table-cell office:value-type="string">
            <text:p>con ello,para +inf,para que +subj</text:p>
          </table:table-cell>
          <table:table-cell office:value-type="string">
            <text:p>1. Mach schnell, damit wir nicht zu spät kommen. 2. Was macht man mit diesem Ding? Damit kann man Dosen aufmachen.</text:p>
          </table:table-cell>
        </table:table-row>
        <table:table-row table:style-name="ro1">
          <table:table-cell office:value-type="string">
            <text:p>danach</text:p>
          </table:table-cell>
          <table:table-cell office:value-type="string">
            <text:p>después,más tarde,a continuación,después, detrás,como corresponde</text:p>
          </table:table-cell>
          <table:table-cell office:value-type="string">
            <text:p>Zuerst gehen wir einkaufen, danach grillen wir auf unserem Balkon.</text:p>
          </table:table-cell>
        </table:table-row>
        <table:table-row table:style-name="ro1">
          <table:table-cell office:value-type="string">
            <text:p>daneben</text:p>
          </table:table-cell>
          <table:table-cell office:value-type="string">
            <text:p>al lado,en comparación,por el contrario, por contra,además, al mismo tiempo</text:p>
          </table:table-cell>
          <table:table-cell office:value-type="string">
            <text:p>Du weißt doch, wo die Post ist. Gleich daneben ist die Bank.</text:p>
          </table:table-cell>
        </table:table-row>
        <table:table-row table:style-name="ro1">
          <table:table-cell office:value-type="string">
            <text:p>danken, dankt, dankte, hat gedankt</text:p>
          </table:table-cell>
          <table:table-cell office:value-type="string">
            <text:p>dar las gracias por,agradecer</text:p>
          </table:table-cell>
          <table:table-cell office:value-type="string">
            <text:p>Ich danke dir für die Einladung.</text:p>
          </table:table-cell>
        </table:table-row>
        <table:table-row table:style-name="ro1">
          <table:table-cell office:value-type="string">
            <text:p>der Dank</text:p>
          </table:table-cell>
          <table:table-cell office:value-type="string">
            <text:p>gracias f pl</text:p>
          </table:table-cell>
          <table:table-cell office:value-type="string">
            <text:p>1. Vielen Dank für Ihre Mühe. 2. Hier ist Ihr Kaffee. – Vielen Dank! 3. Herzlichen Dank! 4. Gott sei Dank hat es nicht geregnet.</text:p>
          </table:table-cell>
        </table:table-row>
        <table:table-row table:style-name="ro1">
          <table:table-cell office:value-type="string">
            <text:p>danke</text:p>
          </table:table-cell>
          <table:table-cell office:value-type="string">
            <text:p>¡gracias!</text:p>
          </table:table-cell>
          <table:table-cell office:value-type="string">
            <text:p>1. Soll ich Ihnen helfen? – Nein, danke, nicht nötig. 2. Guten Appetit! – Danke gleichfalls.</text:p>
          </table:table-cell>
        </table:table-row>
        <table:table-row table:style-name="ro1">
          <table:table-cell office:value-type="string">
            <text:p>dankbar</text:p>
          </table:table-cell>
          <table:table-cell office:value-type="string">
            <text:p>agradecido,provechoso, satisfactorio,resistente</text:p>
          </table:table-cell>
          <table:table-cell office:value-type="string">
            <text:p>Ich bin Ihnen sehr dankbar für Ihre Hilfe.</text:p>
          </table:table-cell>
        </table:table-row>
        <table:table-row table:style-name="ro1">
          <table:table-cell office:value-type="string">
            <text:p>dann</text:p>
          </table:table-cell>
          <table:table-cell office:value-type="string">
            <text:p>luego, más tarde,entonces,en aquel momento,luego, además,entonces, en este caso</text:p>
          </table:table-cell>
          <table:table-cell office:value-type="string">
            <text:p>1. Ich muss noch schnell zur Post, dann komme ich. 2. Wir waren pünktlich am Bahnhof. Aber dann hatte der Zug Verspätung. 3. Ich habe im Moment sehr viel zu tun. – Dann will ich nicht länger stören. 4. Wenn es nicht regnet, dann kommen wir. 5. Noch ein Jahr, dann bin ich mit meiner Ausbildung fertig.</text:p>
          </table:table-cell>
        </table:table-row>
        <table:table-row table:style-name="ro1">
          <table:table-cell office:value-type="string">
            <text:p>dass</text:p>
          </table:table-cell>
          <table:table-cell office:value-type="string">
            <text:p>que</text:p>
          </table:table-cell>
          <table:table-cell office:value-type="string">
            <text:p>Rico hat mir gesagt, dass er auch zur Party kommt.</text:p>
          </table:table-cell>
        </table:table-row>
        <table:table-row table:style-name="ro1">
          <table:table-cell office:value-type="string">
            <text:p>die Datei, -en </text:p>
          </table:table-cell>
          <table:table-cell office:value-type="string">
            <text:p>fichero m,archivo m</text:p>
          </table:table-cell>
          <table:table-cell office:value-type="string">
            <text:p>Wo hast du die Datei gespeichert?</text:p>
          </table:table-cell>
        </table:table-row>
        <table:table-row table:style-name="ro1">
          <table:table-cell office:value-type="string">
            <text:p>das Datum, Daten</text:p>
          </table:table-cell>
          <table:table-cell office:value-type="string">
            <text:p>fecha f</text:p>
          </table:table-cell>
          <table:table-cell office:value-type="string">
            <text:p>1. Welches Datum haben wir heute? 2. Bitte Datum und Unterschrift nicht vergessen. 3. Wie ist Ihr Geburtsdatum? 4. Wir haben alle Ihre Daten im Computer.</text:p>
          </table:table-cell>
        </table:table-row>
        <table:table-row table:style-name="ro1">
          <table:table-cell office:value-type="string">
            <text:p>dauern, dauert, dauerte, hat gedauert</text:p>
          </table:table-cell>
          <table:table-cell office:value-type="string">
            <text:p>durar,tardar,dar pena [oder lástima]</text:p>
          </table:table-cell>
          <table:table-cell office:value-type="string">
            <text:p>1. Wie lange dauert die Pause? – Eine halbe Stunde. 2. Wie lange hat der Kurs gedauert? – Zwei Monate.</text:p>
          </table:table-cell>
        </table:table-row>
        <table:table-row table:style-name="ro1">
          <table:table-cell office:value-type="string">
            <text:p>die Decke, -n</text:p>
          </table:table-cell>
          <table:table-cell office:value-type="string">
            <text:p>frazada f (de lana),manta f (de lana),manta f,cobertor m,colcha f,sobrecama f,manta f (para caballerías),mantel m,techo m,pavimento m (de asfalto),cubierta f</text:p>
          </table:table-cell>
          <table:table-cell office:value-type="string">
            <text:p>1. Im Wohnzimmer haben wir keine Lampe an der Decke. 2. Kann ich noch eine Decke bekommen? Mir ist kalt.</text:p>
          </table:table-cell>
        </table:table-row>
        <table:table-row table:style-name="ro1">
          <table:table-cell office:value-type="string">
            <text:p>die Demokratie, -n</text:p>
          </table:table-cell>
          <table:table-cell office:value-type="string">
            <text:p>democracia f</text:p>
          </table:table-cell>
          <table:table-cell office:value-type="string">
            <text:p>Wir leben in einer Demokratie.</text:p>
          </table:table-cell>
        </table:table-row>
        <table:table-row table:style-name="ro1">
          <table:table-cell office:value-type="string">
            <text:p>demokratisch</text:p>
          </table:table-cell>
          <table:table-cell office:value-type="string">
            <text:p>democrático,demócrata</text:p>
          </table:table-cell>
          <table:table-cell office:value-type="string">
            <text:p>Der Betriebsrat wird demokratisch gewählt.</text:p>
          </table:table-cell>
        </table:table-row>
        <table:table-row table:style-name="ro1">
          <table:table-cell office:value-type="string">
            <text:p>denken, denkt, dachte, hat gedacht</text:p>
          </table:table-cell>
          <table:table-cell office:value-type="string">
            <text:p>pensar en de,meditar, reflexionar,razonar,acordarse de,recordar,pensar, suponer,querer,imaginarse, figurarse</text:p>
          </table:table-cell>
          <table:table-cell office:value-type="string">
            <text:p>1. Was denkst du gerade? 2. Ich denke, dass du recht hast. 3. Wir diskutieren gerade über das Rauchen. Wie denken Sie darüber? 4. Denk bitte daran, die Heizung auszumachen. 5. Es ist mir ganz gleich, was die Leute von mir denken. 6. Ich denke oft an meine Familie. 7. Ich hatte mir gedacht, dass wir zusammen fahren könnten.</text:p>
          </table:table-cell>
        </table:table-row>
        <table:table-row table:style-name="ro1">
          <table:table-cell office:value-type="string">
            <text:p>denn</text:p>
          </table:table-cell>
          <table:table-cell office:value-type="string">
            <text:p>pues,pues, puesto que, porque,que</text:p>
          </table:table-cell>
          <table:table-cell office:value-type="string">
            <text:p>1. Sie müssen gut Deutsch können. Denn bei der Arbeit müssen Sie mit deutschen Kunden sprechen. 2. Wie ist das Spiel denn ausgegangen?</text:p>
          </table:table-cell>
        </table:table-row>
        <table:table-row table:style-name="ro1">
          <table:table-cell office:value-type="string">
            <text:p>derselbe, dieselbe, dasselbe</text:p>
          </table:table-cell>
          <table:table-cell/>
          <table:table-cell office:value-type="string">
            <text:p>Mein Freund und ich gehen in dieselbe Schule.</text:p>
          </table:table-cell>
        </table:table-row>
        <table:table-row table:style-name="ro1">
          <table:table-cell office:value-type="string">
            <text:p>deshalb</text:p>
          </table:table-cell>
          <table:table-cell office:value-type="string">
            <text:p>por eso, por este motivo</text:p>
          </table:table-cell>
          <table:table-cell office:value-type="string">
            <text:p>Ich war krank. Deshalb war ich nicht im Büro.</text:p>
          </table:table-cell>
        </table:table-row>
        <table:table-row table:style-name="ro1">
          <table:table-cell office:value-type="string">
            <text:p>je ... desto</text:p>
          </table:table-cell>
          <table:table-cell/>
          <table:table-cell office:value-type="string">
            <text:p>Je schneller wir arbeiten, desto früher sind wir zu Hause.</text:p>
          </table:table-cell>
        </table:table-row>
        <table:table-row table:style-name="ro1">
          <table:table-cell office:value-type="string">
            <text:p>deswegen</text:p>
          </table:table-cell>
          <table:table-cell/>
          <table:table-cell office:value-type="string">
            <text:p>Ich habe falsch geparkt. Deswegen habe ich einen Strafzettel bekommen.</text:p>
          </table:table-cell>
        </table:table-row>
        <table:table-row table:style-name="ro1">
          <table:table-cell office:value-type="string">
            <text:p>deutlich </text:p>
          </table:table-cell>
          <table:table-cell office:value-type="string">
            <text:p>claro,legible,nítido,obvio,notorio,claramente,notablemente,notoriamente,visiblemente</text:p>
          </table:table-cell>
          <table:table-cell office:value-type="string">
            <text:p>Schreiben Sie bitte deutlich!</text:p>
          </table:table-cell>
        </table:table-row>
        <table:table-row table:style-name="ro1">
          <table:table-cell office:value-type="string">
            <text:p>die Diät</text:p>
          </table:table-cell>
          <table:table-cell office:value-type="string">
            <text:p>dieta f,régimen m,dietas f pl</text:p>
          </table:table-cell>
          <table:table-cell office:value-type="string">
            <text:p>Ich möchte abnehmen. Deshalb mache ich eine Diät.</text:p>
          </table:table-cell>
        </table:table-row>
        <table:table-row table:style-name="ro1">
          <table:table-cell office:value-type="string">
            <text:p>dicht </text:p>
          </table:table-cell>
          <table:table-cell office:value-type="string">
            <text:p>denso,espeso,tupido,cerrado,hermético,impermeable,a punto de llegar,densamente</text:p>
          </table:table-cell>
          <table:table-cell office:value-type="string">
            <text:p>Unsere Fenster sind nicht dicht. Es zieht immer.</text:p>
          </table:table-cell>
        </table:table-row>
        <table:table-row table:style-name="ro1">
          <table:table-cell office:value-type="string">
            <text:p>dick </text:p>
          </table:table-cell>
          <table:table-cell office:value-type="string">
            <text:p>gordo,grueso,obeso,voluminoso,bastante,fuerte,hinchado,abotargado,espeso,denso,del alma,muy,mucho</text:p>
          </table:table-cell>
          <table:table-cell office:value-type="string">
            <text:p>1. Ich bin zu dick. Ich muss weniger essen. 2. Die Wände sind hier sehr dick.</text:p>
          </table:table-cell>
        </table:table-row>
        <table:table-row table:style-name="ro1">
          <table:table-cell office:value-type="string">
            <text:p>der Dieb, -e </text:p>
          </table:table-cell>
          <table:table-cell office:value-type="string">
            <text:p>ladrón(-ona) m (f),malabrista mf Chil,chorro(-a) m (f) CSur: fam</text:p>
          </table:table-cell>
          <table:table-cell office:value-type="string">
            <text:p>Ein Dieb hat mir auf dem Markt den Geldbeutel gestohlen.</text:p>
          </table:table-cell>
        </table:table-row>
        <table:table-row table:style-name="ro1">
          <table:table-cell office:value-type="string">
            <text:p>der Dienst</text:p>
          </table:table-cell>
          <table:table-cell office:value-type="string">
            <text:p>servicio m,función f,oficio m,turno m,retirado m</text:p>
          </table:table-cell>
          <table:table-cell office:value-type="string">
            <text:p>1. Als Krankenschwester habe ich oft Frühdienst. 2. Morgen habe ich Dienst. Deshalb kann ich nicht kommen.</text:p>
          </table:table-cell>
        </table:table-row>
        <table:table-row table:style-name="ro1">
          <table:table-cell office:value-type="string">
            <text:p>dies- </text:p>
          </table:table-cell>
          <table:table-cell/>
          <table:table-cell office:value-type="string">
            <text:p>1. Wohin fährst du dieses Jahr in Urlaub? 2. Welche Hose nehmen Sie? – Diese hier.</text:p>
          </table:table-cell>
        </table:table-row>
        <table:table-row table:style-name="ro1">
          <table:table-cell office:value-type="string">
            <text:p>der Diesel</text:p>
          </table:table-cell>
          <table:table-cell office:value-type="string">
            <text:p>diesel m,Diesel m</text:p>
          </table:table-cell>
          <table:table-cell office:value-type="string">
            <text:p>Diesel ist jetzt fast so teuer wie Benzin.</text:p>
          </table:table-cell>
        </table:table-row>
        <table:table-row table:style-name="ro1">
          <table:table-cell office:value-type="string">
            <text:p>diesmal</text:p>
          </table:table-cell>
          <table:table-cell office:value-type="string">
            <text:p>esta vez</text:p>
          </table:table-cell>
          <table:table-cell office:value-type="string">
            <text:p>Die letzten Spiele haben wir verloren. Diesmal haben wir zum Glück gewonnen.</text:p>
          </table:table-cell>
        </table:table-row>
        <table:table-row table:style-name="ro1">
          <table:table-cell office:value-type="string">
            <text:p>digital</text:p>
          </table:table-cell>
          <table:table-cell office:value-type="string">
            <text:p>digital,Finger-,Fingerhut m,Digitalis f</text:p>
          </table:table-cell>
          <table:table-cell office:value-type="string">
            <text:p>Ich habe eine Digitaluhr gekauft. Die geht genauer als die anderen.</text:p>
          </table:table-cell>
        </table:table-row>
        <table:table-row table:style-name="ro1">
          <table:table-cell office:value-type="string">
            <text:p>das Ding, -e </text:p>
          </table:table-cell>
          <table:table-cell office:value-type="string">
            <text:p>objeto m,cosa f,asunto m,chisme m</text:p>
          </table:table-cell>
          <table:table-cell office:value-type="string">
            <text:p>Gib mir bitte mal das Ding da drüben.</text:p>
          </table:table-cell>
        </table:table-row>
        <table:table-row table:style-name="ro1">
          <table:table-cell office:value-type="string">
            <text:p>direkt</text:p>
          </table:table-cell>
          <table:table-cell office:value-type="string">
            <text:p>directo,sin rodeos,inmediato, directo,derecho,enseguida, directamente,realmente</text:p>
          </table:table-cell>
          <table:table-cell office:value-type="string">
            <text:p>1. Wir liefern Ihnen die Waren direkt ins Haus. 2. Das Dorf liegt direkt an der Autobahn. 3. Gibt es keinen direkten Zug nach Hamburg? 4. Sie übertragen das Fußballspiel direkt.</text:p>
          </table:table-cell>
        </table:table-row>
        <table:table-row table:style-name="ro1">
          <table:table-cell office:value-type="string">
            <text:p>der Direktor, -en</text:p>
          </table:table-cell>
          <table:table-cell office:value-type="string">
            <text:p>director(a) m (f)</text:p>
          </table:table-cell>
          <table:table-cell office:value-type="string">
            <text:p>Ich möchte gern mit dem Direktor sprechen.</text:p>
          </table:table-cell>
        </table:table-row>
        <table:table-row table:style-name="ro1">
          <table:table-cell office:value-type="string">
            <text:p>die Diskothek, -en/ die Disko, -s</text:p>
          </table:table-cell>
          <table:table-cell office:value-type="string">
            <text:p>discoteca f</text:p>
          </table:table-cell>
          <table:table-cell office:value-type="string">
            <text:p>Wir gehen heute Abend in die Disko.</text:p>
          </table:table-cell>
        </table:table-row>
        <table:table-row table:style-name="ro1">
          <table:table-cell office:value-type="string">
            <text:p>diskutieren, diskutiert, diskutierte, hat diskutiert</text:p>
          </table:table-cell>
          <table:table-cell office:value-type="string">
            <text:p>discutir de/sobre</text:p>
          </table:table-cell>
          <table:table-cell office:value-type="string">
            <text:p>Wir haben lange mit den Kollegen diskutiert.</text:p>
          </table:table-cell>
        </table:table-row>
        <table:table-row table:style-name="ro1">
          <table:table-cell office:value-type="string">
            <text:p>die Diskussion, -en</text:p>
          </table:table-cell>
          <table:table-cell office:value-type="string">
            <text:p>discusión f,debate m</text:p>
          </table:table-cell>
          <table:table-cell office:value-type="string">
            <text:p>Es gab eine lange Diskussion, ob wir überstunden machen sollen oder nicht.</text:p>
          </table:table-cell>
        </table:table-row>
        <table:table-row table:style-name="ro1">
          <table:table-cell office:value-type="string">
            <text:p>doch</text:p>
          </table:table-cell>
          <table:table-cell office:value-type="string">
            <text:p>sin embargo, a pesar de todo,pero,pues,sí,claro que sí,sí que,pero, pues,no es así,verdad,mas</text:p>
          </table:table-cell>
          <table:table-cell office:value-type="string">
            <text:p>1. Isst du kein Fleisch? – Doch, manchmal schon. 2. Ich habe es mir anders überlegt. Ich komme doch mit in die Stadt. 3. Ihr kommt doch heute Abend? 4. Komm doch mal auf ein Bier vorbei! 5. Fragen Sie doch Herrn Müller, der ist Computerspezialist. 6. Ach, wenn doch schon Sonntag wäre!</text:p>
          </table:table-cell>
        </table:table-row>
        <table:table-row table:style-name="ro1">
          <table:table-cell office:value-type="string">
            <text:p>der Doktor</text:p>
          </table:table-cell>
          <table:table-cell office:value-type="string">
            <text:p>doctor(a) m (f),médico(-a) m (f)</text:p>
          </table:table-cell>
          <table:table-cell office:value-type="string">
            <text:p>1. Ist Herr Dr. Müller da? 2. Sie können schon Platz nehmen, der Doktor kommt gleich. 3. Meine Tochter ist krank. Wir gehen zum Doktor.</text:p>
          </table:table-cell>
        </table:table-row>
        <table:table-row table:style-name="ro1">
          <table:table-cell office:value-type="string">
            <text:p>doppelt</text:p>
          </table:table-cell>
          <table:table-cell office:value-type="string">
            <text:p>doble,repetido, dos veces</text:p>
          </table:table-cell>
          <table:table-cell office:value-type="string">
            <text:p>Das Buch habe ich doppelt.</text:p>
          </table:table-cell>
        </table:table-row>
        <table:table-row table:style-name="ro3">
          <table:table-cell office:value-type="string">
            <text:p>Doppel-</text:p>
          </table:table-cell>
          <table:table-cell/>
          <table:table-cell office:value-type="string">
            <text:p>1. Wir hätten gern ein Doppelbett. 2. Wollen Sie ein Doppelzimmer oder</text:p>
            <text:p>ein Einzelzimmer?</text:p>
          </table:table-cell>
        </table:table-row>
        <table:table-row table:style-name="ro1">
          <table:table-cell office:value-type="string">
            <text:p>das Dorf, -"er</text:p>
          </table:table-cell>
          <table:table-cell office:value-type="string">
            <text:p>pueblo m,aldea f</text:p>
          </table:table-cell>
          <table:table-cell office:value-type="string">
            <text:p>Unser Dorf liegt direkt an der Autobahn.</text:p>
          </table:table-cell>
        </table:table-row>
        <table:table-row table:style-name="ro1">
          <table:table-cell office:value-type="string">
            <text:p>dort </text:p>
          </table:table-cell>
          <table:table-cell office:value-type="string">
            <text:p>allí, allá, ahí</text:p>
          </table:table-cell>
          <table:table-cell office:value-type="string">
            <text:p>Dort drüben ist der Bahnhof. </text:p>
          </table:table-cell>
        </table:table-row>
        <table:table-row table:style-name="ro1">
          <table:table-cell office:value-type="string">
            <text:p>dorthin </text:p>
          </table:table-cell>
          <table:table-cell office:value-type="string">
            <text:p>hasta allí, hacia ahí</text:p>
          </table:table-cell>
          <table:table-cell office:value-type="string">
            <text:p>Deine Tasche kannst du dorthin stellen.</text:p>
          </table:table-cell>
        </table:table-row>
        <table:table-row table:style-name="ro1">
          <table:table-cell office:value-type="string">
            <text:p>die Dose, -n </text:p>
          </table:table-cell>
          <table:table-cell office:value-type="string">
            <text:p>caja f,bote m,lata f,enchufe m</text:p>
          </table:table-cell>
          <table:table-cell office:value-type="string">
            <text:p>Ich habe noch eine Dose Bohnen.</text:p>
          </table:table-cell>
        </table:table-row>
        <table:table-row table:style-name="ro1">
          <table:table-cell office:value-type="string">
            <text:p>draußen</text:p>
          </table:table-cell>
          <table:table-cell office:value-type="string">
            <text:p>fuera,al aire libre,lejos (de aquí)</text:p>
          </table:table-cell>
          <table:table-cell office:value-type="string">
            <text:p>1. Es ist kalt draußen. 2. Wir müssen draußen warten.</text:p>
          </table:table-cell>
        </table:table-row>
        <table:table-row table:style-name="ro1">
          <table:table-cell office:value-type="string">
            <text:p>drehen, dreht, drehte, hat gedreht</text:p>
          </table:table-cell>
          <table:table-cell office:value-type="string">
            <text:p>girar,dar vueltas a,enroscar,torcer,hilar,fabricar, hacer,liar,rodar, filmar,influir en,cambiar,virar,dar la vuelta</text:p>
          </table:table-cell>
          <table:table-cell office:value-type="string">
            <text:p>1. Zum öffnen der Dose müssen Sie den Deckel drehen. 2. Bei Familie Huber dreht sich jetzt alles um das Baby.</text:p>
          </table:table-cell>
        </table:table-row>
        <table:table-row table:style-name="ro1">
          <table:table-cell office:value-type="string">
            <text:p>dringend</text:p>
          </table:table-cell>
          <table:table-cell office:value-type="string">
            <text:p>urgente, apremiante,enérgico</text:p>
          </table:table-cell>
          <table:table-cell office:value-type="string">
            <text:p>1. Ich muss dich dringend sprechen. 2. Ich erwarte einen dringenden Anruf. 3. Bitte kommen Sie schnell. Es ist dringend.</text:p>
          </table:table-cell>
        </table:table-row>
        <table:table-row table:style-name="ro1">
          <table:table-cell office:value-type="string">
            <text:p>drin, drinnen</text:p>
          </table:table-cell>
          <table:table-cell office:value-type="string">
            <text:p>dentro</text:p>
          </table:table-cell>
          <table:table-cell office:value-type="string">
            <text:p>1. Wo wollt ihr sitzen? Draußen oder drinnen? 2. Bei der Hitze ist es drinnen viel angenehmer. 3. In der Packung ist nichts mehr drin.</text:p>
          </table:table-cell>
        </table:table-row>
        <table:table-row table:style-name="ro1">
          <table:table-cell office:value-type="string">
            <text:p>die Drogerie, -n</text:p>
          </table:table-cell>
          <table:table-cell office:value-type="string">
            <text:p>droguería f</text:p>
          </table:table-cell>
          <table:table-cell office:value-type="string">
            <text:p>Waschmittel bekommst du in der Drogerie.</text:p>
          </table:table-cell>
        </table:table-row>
        <table:table-row table:style-name="ro1">
          <table:table-cell office:value-type="string">
            <text:p>drüben</text:p>
          </table:table-cell>
          <table:table-cell office:value-type="string">
            <text:p>al otro lado, enfrente</text:p>
          </table:table-cell>
          <table:table-cell office:value-type="string">
            <text:p>Dort drüben ist die Haltestelle.</text:p>
          </table:table-cell>
        </table:table-row>
        <table:table-row table:style-name="ro1">
          <table:table-cell office:value-type="string">
            <text:p>drucken, druckt, druckte, hat gedruckt</text:p>
          </table:table-cell>
          <table:table-cell office:value-type="string">
            <text:p>imprimir en</text:p>
          </table:table-cell>
          <table:table-cell office:value-type="string">
            <text:p>1. Warum hast du den Brief noch nicht ausgedruckt? 2. Bei welcher Firma haben Sie diese Prospekte drucken lassen? 3. Du gehst einfach auf „Datei drucken“!</text:p>
          </table:table-cell>
        </table:table-row>
        <table:table-row table:style-name="ro1">
          <table:table-cell office:value-type="string">
            <text:p>der Drucker, -</text:p>
          </table:table-cell>
          <table:table-cell office:value-type="string">
            <text:p>impresora f,impresor(a) m (f),tipógrafo(-a) m (f)</text:p>
          </table:table-cell>
          <table:table-cell office:value-type="string">
            <text:p>Ich brauche einen neuen Drucker für meinen Computer.</text:p>
          </table:table-cell>
        </table:table-row>
        <table:table-row table:style-name="ro1">
          <table:table-cell office:value-type="string">
            <text:p>drücken, drückt, drückte, hat gedrückt</text:p>
          </table:table-cell>
          <table:table-cell office:value-type="string">
            <text:p>apretar,pulsar,empujar, apartar,apretar entre los brazos,reducir, bajar,pesar</text:p>
          </table:table-cell>
          <table:table-cell office:value-type="string">
            <text:p>1. Sie brauchen nur auf den Knopf zu drücken. 2. Die neuen Schuhe drücken. 3. Wenn du hier drückst, geht die Tür auf.</text:p>
          </table:table-cell>
        </table:table-row>
        <table:table-row table:style-name="ro3">
          <table:table-cell office:value-type="string">
            <text:p>der Druck</text:p>
          </table:table-cell>
          <table:table-cell office:value-type="string">
            <text:p>presión f,opresión f,prendimiento m Chil,estrés m,impresión f,pinchazo m,grabado m</text:p>
          </table:table-cell>
          <table:table-cell office:value-type="string">
            <text:p>1. Durch einen Knopfdruck schaltet man das Gerät ein.</text:p>
            <text:p>2. Wie hoch muss der Druck in den vorderen Reifen sein?</text:p>
          </table:table-cell>
        </table:table-row>
        <table:table-row table:style-name="ro1">
          <table:table-cell office:value-type="string">
            <text:p>dumm</text:p>
          </table:table-cell>
          <table:table-cell office:value-type="string">
            <text:p>bobo, tonto, estúpido,acicuatado Ant, Mex,otario Mex,apantallado Mex,upa Ecua, Peru,ignorante,fastidioso,desagradable</text:p>
          </table:table-cell>
          <table:table-cell office:value-type="string">
            <text:p>1. Entschuldigung, das war dumm von mir. 2. Mir ist etwas Dummes passiert. 3. Ich fand den Film wirklich sehr dumm.</text:p>
          </table:table-cell>
        </table:table-row>
        <table:table-row table:style-name="ro1">
          <table:table-cell office:value-type="string">
            <text:p>dunkel</text:p>
          </table:table-cell>
          <table:table-cell office:value-type="string">
            <text:p>oscuro,bajo,grave,vago,misterioso, enigmático,sospechoso, oscuro</text:p>
          </table:table-cell>
          <table:table-cell office:value-type="string">
            <text:p>1. Um sechs Uhr ist es schon dunkel. 2. Warum machst du kein Licht an? Hier ist es so dunkel. 3. Meine Schwester hat dunkle Haare. 4. Ich habe mir eine dunkelblaue Bluse gekauft.</text:p>
          </table:table-cell>
        </table:table-row>
        <table:table-row table:style-name="ro1">
          <table:table-cell office:value-type="string">
            <text:p>dünn</text:p>
          </table:table-cell>
          <table:table-cell office:value-type="string">
            <text:p>fino,delgado,flaco,escaso, exiguo,ralo,débil,aguado, claro,flojo</text:p>
          </table:table-cell>
          <table:table-cell office:value-type="string">
            <text:p>1. Mein Sohn ist sehr dünn. Er isst zu wenig. 2. Warum ziehst du nur so einen dünnen Mantel an? Es ist kalt draußen.</text:p>
          </table:table-cell>
        </table:table-row>
        <table:table-row table:style-name="ro1">
          <table:table-cell office:value-type="string">
            <text:p>durch</text:p>
          </table:table-cell>
          <table:table-cell office:value-type="string">
            <text:p>por,a través de,por (medio de),a causa de, por,durante,dividido por</text:p>
          </table:table-cell>
          <table:table-cell office:value-type="string">
            <text:p>1. Wir sind mit dem Fahrrad durch den Wald gefahren. 2. Wenn Sie zum Bahnhof gehen, kommen Sie durch die Goethestraße. 3. Wir haben den ganzen Mai durch geheizt. 4. Wir haben unsere Wohnung durch einen Makler bekommen.</text:p>
          </table:table-cell>
        </table:table-row>
        <table:table-row table:style-name="ro1">
          <table:table-cell office:value-type="string">
            <text:p>durcheinander</text:p>
          </table:table-cell>
          <table:table-cell office:value-type="string">
            <text:p>revuelto, mezclado,confuso, turbado</text:p>
          </table:table-cell>
          <table:table-cell office:value-type="string">
            <text:p>1. Alle meine Sachen sind durcheinan- der. Ich finde nichts mehr. 2. Bitte redet nicht alle durcheinander. Sonst verstehe ich nichts.</text:p>
          </table:table-cell>
        </table:table-row>
        <table:table-row table:style-name="ro1">
          <table:table-cell office:value-type="string">
            <text:p>die Durchsage, -n</text:p>
          </table:table-cell>
          <table:table-cell office:value-type="string">
            <text:p>comunicado m,aviso m</text:p>
          </table:table-cell>
          <table:table-cell office:value-type="string">
            <text:p>1. Achtung, Achtung, eine wichtige Durchsage! 2. Ich habe die Durchsage nicht verstanden.</text:p>
          </table:table-cell>
        </table:table-row>
        <table:table-row table:style-name="ro1">
          <table:table-cell office:value-type="string">
            <text:p>durchschnittlich</text:p>
          </table:table-cell>
          <table:table-cell office:value-type="string">
            <text:p>medio,promedio,mediano,común, corriente,por término medio</text:p>
          </table:table-cell>
          <table:table-cell office:value-type="string">
            <text:p>1. Die Preise sind im letzten Jahr um durchschnittlich 6 % gestiegen. 2. In Deutsch ist Ihr Sohn sehr gut, aber in Mathematik sind seine Leistungen nur durchschnittlich.</text:p>
          </table:table-cell>
        </table:table-row>
        <table:table-row table:style-name="ro1">
          <table:table-cell office:value-type="string">
            <text:p>dürfen, darf, durfte, / ... dürfen</text:p>
          </table:table-cell>
          <table:table-cell office:value-type="string">
            <text:p>poder, tener permiso de/para,deber, poder,poder,tener permiso</text:p>
          </table:table-cell>
          <table:table-cell office:value-type="string">
            <text:p>1. Dürfen wir heute länger fernsehen? 2. Sie dürfen hier nicht parken. 3. Das hätten Sie nicht machen dürfen! 4. Was darf ich Ihnen anbieten? 5. Ich suche ein gebrauchtes Auto. Es darf nicht mehr als 1000 Euro kosten.</text:p>
          </table:table-cell>
        </table:table-row>
        <table:table-row table:style-name="ro1">
          <table:table-cell office:value-type="string">
            <text:p>der Durst</text:p>
          </table:table-cell>
          <table:table-cell office:value-type="string">
            <text:p>sed f</text:p>
          </table:table-cell>
          <table:table-cell office:value-type="string">
            <text:p>Ich hole Ihnen etwas zu trinken. Sie haben sicher Durst.</text:p>
          </table:table-cell>
        </table:table-row>
        <table:table-row table:style-name="ro1">
          <table:table-cell office:value-type="string">
            <text:p>duschen, duscht, duschte, hat geduscht</text:p>
          </table:table-cell>
          <table:table-cell office:value-type="string">
            <text:p>duchar(se), tomar una ducha,duchar</text:p>
          </table:table-cell>
          <table:table-cell office:value-type="string">
            <text:p>1. Wenn Sie (sich) duschen wollen, das Badezimmer ist dort hinten links. 2. Ich bade nicht so gern, ich dusche lieber.</text:p>
          </table:table-cell>
        </table:table-row>
        <table:table-row table:style-name="ro1">
          <table:table-cell office:value-type="string">
            <text:p>die Dusche, -n</text:p>
          </table:table-cell>
          <table:table-cell office:value-type="string">
            <text:p>ducha f,regadera f Col, Mex,lluvia f Chil, Arg, Nic</text:p>
          </table:table-cell>
          <table:table-cell office:value-type="string">
            <text:p>1. Ich gehe morgens unter die Dusche. 2. Wir haben leider nur noch ein Zimmer mit Dusche. 3. Unsere Wohnung hat nur eine Dusche.</text:p>
          </table:table-cell>
        </table:table-row>
        <table:table-row table:style-name="ro3">
          <table:table-cell office:value-type="string">
            <text:p>die DVD, -s</text:p>
          </table:table-cell>
          <table:table-cell office:value-type="string">
            <text:p>DVD m,DVD f</text:p>
          </table:table-cell>
          <table:table-cell office:value-type="string">
            <text:p>1. Lass uns heute Abend eine DVD anschauen.</text:p>
            <text:p>2. Gibt es den Film schon auf DVD?</text:p>
          </table:table-cell>
        </table:table-row>
        <table:table-row table:style-name="ro1">
          <table:table-cell office:value-type="string">
            <text:p>eben</text:p>
          </table:table-cell>
          <table:table-cell office:value-type="string">
            <text:p>raso, llano,liso,en este momento, ahora mismo,hace un instante [oder momento],un momento,justo</text:p>
          </table:table-cell>
          <table:table-cell office:value-type="string">
            <text:p>1. Ich bin eben erst angekommen. 2. Ich gebe auf. Ich habe eben kein Glück!</text:p>
          </table:table-cell>
        </table:table-row>
        <table:table-row table:style-name="ro1">
          <table:table-cell office:value-type="string">
            <text:p>ebenfalls</text:p>
          </table:table-cell>
          <table:table-cell office:value-type="string">
            <text:p>igualmente, asimismo</text:p>
          </table:table-cell>
          <table:table-cell office:value-type="string">
            <text:p>Ich wünsche Ihnen ein schönes Wochenende. – Danke, ebenfalls.</text:p>
          </table:table-cell>
        </table:table-row>
        <table:table-row table:style-name="ro1">
          <table:table-cell office:value-type="string">
            <text:p>ebenso</text:p>
          </table:table-cell>
          <table:table-cell office:value-type="string">
            <text:p>igualmente, del mismo modo</text:p>
          </table:table-cell>
          <table:table-cell office:value-type="string">
            <text:p>Schöne Feiertage. – Danke, ebenso.</text:p>
          </table:table-cell>
        </table:table-row>
        <table:table-row table:style-name="ro1">
          <table:table-cell office:value-type="string">
            <text:p>echt</text:p>
          </table:table-cell>
          <table:table-cell office:value-type="string">
            <text:p>auténtico,natural,original,verdadero,real,típico,genuino,sólido,propio,puro,realmente</text:p>
          </table:table-cell>
          <table:table-cell office:value-type="string">
            <text:p>1. Ich träume von einem echten Perserteppich. 2. Der Film war echt gut.</text:p>
          </table:table-cell>
        </table:table-row>
        <table:table-row table:style-name="ro1">
          <table:table-cell office:value-type="string">
            <text:p>die ec-Karte </text:p>
          </table:table-cell>
          <table:table-cell/>
          <table:table-cell office:value-type="string">
            <text:p>Bezahlen Sie bar? Sie können auch mit der ec-Karte zahlen.</text:p>
          </table:table-cell>
        </table:table-row>
        <table:table-row table:style-name="ro1">
          <table:table-cell office:value-type="string">
            <text:p>die Ecke, -n</text:p>
          </table:table-cell>
          <table:table-cell office:value-type="string">
            <text:p>esquina f,rincón m,córner m,saque m de esquina,parte f</text:p>
          </table:table-cell>
          <table:table-cell office:value-type="string">
            <text:p>1. Das Regal stellen wir hier in die Ecke. 2. Das bekommen Sie in der Drogerie an der Ecke. 3. Wo ist die Apotheke? Gleich um die Ecke.</text:p>
          </table:table-cell>
        </table:table-row>
        <table:table-row table:style-name="ro1">
          <table:table-cell office:value-type="string">
            <text:p>egal</text:p>
          </table:table-cell>
          <table:table-cell office:value-type="string">
            <text:p>igual</text:p>
          </table:table-cell>
          <table:table-cell office:value-type="string">
            <text:p>1. Es ist mir ganz egal, was die Leute denken. 2. Egal, wie das Wetter ist, ich gehe schwimmen.</text:p>
          </table:table-cell>
        </table:table-row>
        <table:table-row table:style-name="ro1">
          <table:table-cell office:value-type="string">
            <text:p>die Ehe, -n</text:p>
          </table:table-cell>
          <table:table-cell office:value-type="string">
            <text:p>matrimonio m</text:p>
          </table:table-cell>
          <table:table-cell office:value-type="string">
            <text:p>Sie hat zwei Kinder aus erster Ehe.</text:p>
          </table:table-cell>
        </table:table-row>
        <table:table-row table:style-name="ro1">
          <table:table-cell office:value-type="string">
            <text:p>die Ehefrau, -en/ der Ehemann, -"er</text:p>
          </table:table-cell>
          <table:table-cell office:value-type="string">
            <text:p>esposa f,mujer f</text:p>
          </table:table-cell>
          <table:table-cell office:value-type="string">
            <text:p>Wie heißt Ihre Ehefrau mit Vornamen?</text:p>
          </table:table-cell>
        </table:table-row>
        <table:table-row table:style-name="ro1">
          <table:table-cell office:value-type="string">
            <text:p>der Ehegatte, -n/ die Ehegattin, -nen</text:p>
          </table:table-cell>
          <table:table-cell office:value-type="string">
            <text:p>esposo(-a) m (f),cónyuge mf</text:p>
          </table:table-cell>
          <table:table-cell office:value-type="string">
            <text:p>Für Ehegatten gibt es eine Ermäßigung.</text:p>
          </table:table-cell>
        </table:table-row>
        <table:table-row table:style-name="ro1">
          <table:table-cell office:value-type="string">
            <text:p>das Ehepaar, -e</text:p>
          </table:table-cell>
          <table:table-cell office:value-type="string">
            <text:p>matrimonio m</text:p>
          </table:table-cell>
          <table:table-cell office:value-type="string">
            <text:p>Das Ehepaar unter uns hat zwei Kinder.</text:p>
          </table:table-cell>
        </table:table-row>
        <table:table-row table:style-name="ro1">
          <table:table-cell office:value-type="string">
            <text:p>eher</text:p>
          </table:table-cell>
          <table:table-cell office:value-type="string">
            <text:p>antes que,más temprano,más bien</text:p>
          </table:table-cell>
          <table:table-cell office:value-type="string">
            <text:p>1. Ich stehe meist eher auf als mein Mann. 2. Michael sieht gerne Serien, ich mag eher Krimis.</text:p>
          </table:table-cell>
        </table:table-row>
        <table:table-row table:style-name="ro1">
          <table:table-cell office:value-type="string">
            <text:p>die Ehre</text:p>
          </table:table-cell>
          <table:table-cell office:value-type="string">
            <text:p>honor m,honra f</text:p>
          </table:table-cell>
          <table:table-cell office:value-type="string">
            <text:p>Es ist eine große Ehre für mich, Sie hier zu begrüßen.</text:p>
          </table:table-cell>
        </table:table-row>
        <table:table-row table:style-name="ro1">
          <table:table-cell office:value-type="string">
            <text:p>das Ei, -er </text:p>
          </table:table-cell>
          <table:table-cell office:value-type="string">
            <text:p>huevo m,blanquillo m Guat, Mex,óvulo m,huevos m pl,pelotas f pl,pelas f pl</text:p>
          </table:table-cell>
          <table:table-cell office:value-type="string">
            <text:p>Möchtest du zum Frühstück ein Ei?</text:p>
          </table:table-cell>
        </table:table-row>
        <table:table-row table:style-name="ro1">
          <table:table-cell office:value-type="string">
            <text:p>eigen-</text:p>
          </table:table-cell>
          <table:table-cell/>
          <table:table-cell office:value-type="string">
            <text:p>1. Fast jedes Kind hat ein eigenes Zimmer. 2. Manche Leute haben keine eigene Meinung.</text:p>
          </table:table-cell>
        </table:table-row>
        <table:table-row table:style-name="ro1">
          <table:table-cell office:value-type="string">
            <text:p>eigentlich</text:p>
          </table:table-cell>
          <table:table-cell office:value-type="string">
            <text:p>verdadero, real,original,realmente, en realidad,en el fondo, a decir verdad</text:p>
          </table:table-cell>
          <table:table-cell office:value-type="string">
            <text:p>1. Wir wollten eigentlich Freunde besuchen, aber dann sind wir doch zu Hause geblieben. 2. Die Sängerin nennt sich Arabella. Aber eigentlich heißt sie Uschi Müller. 3. Was willst du eigentlich von mir?</text:p>
          </table:table-cell>
        </table:table-row>
        <table:table-row table:style-name="ro1">
          <table:table-cell office:value-type="string">
            <text:p>eignen sich, eignet, eignete, hat geeignet</text:p>
          </table:table-cell>
          <table:table-cell/>
          <table:table-cell office:value-type="string">
            <text:p>Dieses Hotel eignet sich besonders für Familien mit Kindern.</text:p>
          </table:table-cell>
        </table:table-row>
        <table:table-row table:style-name="ro1">
          <table:table-cell office:value-type="string">
            <text:p>eilen, eilt, eilte, ist geeilt/hat geeilt</text:p>
          </table:table-cell>
          <table:table-cell office:value-type="string">
            <text:p>urgir,correr prisa,apresurarse,ir corriendo a</text:p>
          </table:table-cell>
          <table:table-cell office:value-type="string">
            <text:p>Es eilt sehr. Bitte machen Sie schnell.</text:p>
          </table:table-cell>
        </table:table-row>
        <table:table-row table:style-name="ro1">
          <table:table-cell office:value-type="string">
            <text:p>die Eile</text:p>
          </table:table-cell>
          <table:table-cell office:value-type="string">
            <text:p>prisa f,urgencia f</text:p>
          </table:table-cell>
          <table:table-cell office:value-type="string">
            <text:p>1. Ich bin sehr in Eile 2. Das hat keine Eile.</text:p>
          </table:table-cell>
        </table:table-row>
        <table:table-row table:style-name="ro1">
          <table:table-cell office:value-type="string">
            <text:p>eilig</text:p>
          </table:table-cell>
          <table:table-cell office:value-type="string">
            <text:p>rápido,urgente</text:p>
          </table:table-cell>
          <table:table-cell office:value-type="string">
            <text:p>Hast du es eilig?</text:p>
          </table:table-cell>
        </table:table-row>
        <table:table-row table:style-name="ro3">
          <table:table-cell office:value-type="string">
            <text:p>ein-</text:p>
          </table:table-cell>
          <table:table-cell/>
          <table:table-cell office:value-type="string">
            <text:p>1. Ich nehme ein Bier. Willst du auch eins?</text:p>
            <text:p>2. Ist hier einer, der Spanisch kann?</text:p>
          </table:table-cell>
        </table:table-row>
        <table:table-row table:style-name="ro1">
          <table:table-cell office:value-type="string">
            <text:p>die Einbahnstraße, -n</text:p>
          </table:table-cell>
          <table:table-cell office:value-type="string">
            <text:p>calle f de sentido único [oder de dirección única]</text:p>
          </table:table-cell>
          <table:table-cell office:value-type="string">
            <text:p>Die Goethestraße ist jetzt eine Einbahnstraße.</text:p>
          </table:table-cell>
        </table:table-row>
        <table:table-row table:style-name="ro1">
          <table:table-cell office:value-type="string">
            <text:p>einbrechen, bricht ein, brach ein, ist eingebrochen</text:p>
          </table:table-cell>
          <table:table-cell office:value-type="string">
            <text:p>hundirse, caer,irrumpir,forzar la entrada, entrar a robar</text:p>
          </table:table-cell>
          <table:table-cell office:value-type="string">
            <text:p>Jemand ist in unsere Wohnung eingebrochen.</text:p>
          </table:table-cell>
        </table:table-row>
        <table:table-row table:style-name="ro1">
          <table:table-cell office:value-type="string">
            <text:p>der Einbrecher, - </text:p>
          </table:table-cell>
          <table:table-cell office:value-type="string">
            <text:p>ladrón(-ona) m (f)</text:p>
          </table:table-cell>
          <table:table-cell office:value-type="string">
            <text:p>Die Einbrecher haben nichts gestohlen.</text:p>
          </table:table-cell>
        </table:table-row>
        <table:table-row table:style-name="ro1">
          <table:table-cell office:value-type="string">
            <text:p>der Einbruch, -"e</text:p>
          </table:table-cell>
          <table:table-cell office:value-type="string">
            <text:p>robo m,comienzo m,derrumbamiento m,hundimiento m,catástrofe f,derrota f,disminución f</text:p>
          </table:table-cell>
          <table:table-cell office:value-type="string">
            <text:p>In der Urlaubszeit gibt es viele Wohnungseinbrüche.</text:p>
          </table:table-cell>
        </table:table-row>
        <table:table-row table:style-name="ro1">
          <table:table-cell office:value-type="string">
            <text:p>eindeutig</text:p>
          </table:table-cell>
          <table:table-cell office:value-type="string">
            <text:p>inequívoco, unívoco,claro, patente</text:p>
          </table:table-cell>
          <table:table-cell office:value-type="string">
            <text:p>1. Das Ergebnis ist eindeutig. Du hast gewonnen. 2. Du kannst eindeutig besser kochen als ich.</text:p>
          </table:table-cell>
        </table:table-row>
        <table:table-row table:style-name="ro1">
          <table:table-cell office:value-type="string">
            <text:p>der Eindruck, -"e</text:p>
          </table:table-cell>
          <table:table-cell office:value-type="string">
            <text:p>impresión f,sensación f,huella f</text:p>
          </table:table-cell>
          <table:table-cell office:value-type="string">
            <text:p>1. Ich finde die Leute auf der Straße ziemlich unfreundlich. Wie ist dein Eindruck? 2. Ich glaube, ich habe bei dem Vorstellungsgespräch einen guten Eindruck gemacht.</text:p>
          </table:table-cell>
        </table:table-row>
        <table:table-row table:style-name="ro1">
          <table:table-cell office:value-type="string">
            <text:p>einerseits</text:p>
          </table:table-cell>
          <table:table-cell office:value-type="string">
            <text:p>por una parte, por un lado</text:p>
          </table:table-cell>
          <table:table-cell office:value-type="string">
            <text:p>Ich finde dieses Gesetz einerseits richtig, andererseits wird dadurch alles teurer.</text:p>
          </table:table-cell>
        </table:table-row>
        <table:table-row table:style-name="ro1">
          <table:table-cell office:value-type="string">
            <text:p>einfach</text:p>
          </table:table-cell>
          <table:table-cell office:value-type="string">
            <text:p>simple, sencillo,sencillo, fácil,modesto, sencillo,simplemente,sencillamente</text:p>
          </table:table-cell>
          <table:table-cell office:value-type="string">
            <text:p>1. Hin und zurück? – Nein, bitte nur einfach.2. Ich verstehe das nicht. Kannst du das bitte einfacher sagen?3. Wir haben am Wochenende einen Ausflug gemacht. Es war einfach toll.</text:p>
          </table:table-cell>
        </table:table-row>
        <table:table-row table:style-name="ro1">
          <table:table-cell office:value-type="string">
            <text:p>die Einfahrt, -en</text:p>
          </table:table-cell>
          <table:table-cell office:value-type="string">
            <text:p>entrada f a/en,llegada f a,entrada f</text:p>
          </table:table-cell>
          <table:table-cell office:value-type="string">
            <text:p>1. Da parkt wieder jemand vor unserer Einfahrt.2. Können Sie nicht lesen: Einfahrt freihalten!</text:p>
          </table:table-cell>
        </table:table-row>
        <table:table-row table:style-name="ro1">
          <table:table-cell office:value-type="string">
            <text:p>einfallen, fällt ein, fiel ein, ist eingefallen</text:p>
          </table:table-cell>
          <table:table-cell office:value-type="string">
            <text:p>ocurrir,venir a la memoria,derrumbarse, venirse abajo,hundirse,invadir, irrumpir en,acompañar,entrar</text:p>
          </table:table-cell>
          <table:table-cell office:value-type="string">
            <text:p>Mir ist wieder eingefallen, wie das Buch heißt.</text:p>
          </table:table-cell>
        </table:table-row>
        <table:table-row table:style-name="ro1">
          <table:table-cell office:value-type="string">
            <text:p>der Einfall, -"e </text:p>
          </table:table-cell>
          <table:table-cell office:value-type="string">
            <text:p>idea f,ocurrencia f,incidencia f,invasión f</text:p>
          </table:table-cell>
          <table:table-cell office:value-type="string">
            <text:p>Frag einfach meine Freundin. Sie hat immer gute Einfälle.</text:p>
          </table:table-cell>
        </table:table-row>
        <table:table-row table:style-name="ro1">
          <table:table-cell office:value-type="string">
            <text:p>der Einfluss, -"e</text:p>
          </table:table-cell>
          <table:table-cell office:value-type="string">
            <text:p>influencia f sobre,efecto m,prestigio m,crédito m</text:p>
          </table:table-cell>
          <table:table-cell office:value-type="string">
            <text:p>Mein Nachbar hat sehr viel Einfluss im Sportverein.</text:p>
          </table:table-cell>
        </table:table-row>
        <table:table-row table:style-name="ro1">
          <table:table-cell office:value-type="string">
            <text:p>die Einführung, -en</text:p>
          </table:table-cell>
          <table:table-cell office:value-type="string">
            <text:p>introducción f,implantación f,adopción f,imposición f,presentación f</text:p>
          </table:table-cell>
          <table:table-cell office:value-type="string">
            <text:p>Bevor der Kurs anfängt, gibt es eine kurze Einführung.</text:p>
          </table:table-cell>
        </table:table-row>
        <table:table-row table:style-name="ro1">
          <table:table-cell office:value-type="string">
            <text:p>der Eingang, -"e</text:p>
          </table:table-cell>
          <table:table-cell office:value-type="string">
            <text:p>entrada f,entradas f pl,correspondencia f,llegada f</text:p>
          </table:table-cell>
          <table:table-cell office:value-type="string">
            <text:p>1. Das Gebäude hat zwei Eingänge. 2. Der Eingang ist um die Ecke.</text:p>
          </table:table-cell>
        </table:table-row>
        <table:table-row table:style-name="ro2">
          <table:table-cell office:value-type="string">
            <text:p>einig-</text:p>
          </table:table-cell>
          <table:table-cell/>
          <table:table-cell office:value-type="string">
            <text:p>1. In diesem Bericht sind einige Fehler. 2. Das wird noch einige Zeit dauern.</text:p>
            <text:p>3. Einige sind für das Gesetz, aber viele sind auch dagegen.</text:p>
            <text:p>4. Kennst du jemand, der Chinesisch spricht? – Ich kenne sogar einige Leute.</text:p>
          </table:table-cell>
        </table:table-row>
        <table:table-row table:style-name="ro1">
          <table:table-cell office:value-type="string">
            <text:p>einigen, einigt, einigte, hat geeinigt</text:p>
          </table:table-cell>
          <table:table-cell office:value-type="string">
            <text:p>unificar,conciliar</text:p>
          </table:table-cell>
          <table:table-cell office:value-type="string">
            <text:p>Jeder hat einen anderen Vorschlag. Wir können uns leider nicht einigen.</text:p>
          </table:table-cell>
        </table:table-row>
        <table:table-row table:style-name="ro1">
          <table:table-cell office:value-type="string">
            <text:p>einkaufen, kauft ein, <text:s text:c="8"/>kaufte ein, hat eingekauft <text:s text:c="5"/></text:p>
          </table:table-cell>
          <table:table-cell office:value-type="string">
            <text:p>comprar</text:p>
          </table:table-cell>
          <table:table-cell office:value-type="string">
            <text:p><text:s/>Wir gehen einmal pro Woche einkaufen.</text:p>
          </table:table-cell>
        </table:table-row>
        <table:table-row table:style-name="ro3">
          <table:table-cell office:value-type="string">
            <text:p>der Einkauf, -"e</text:p>
          </table:table-cell>
          <table:table-cell office:value-type="string">
            <text:p>compra f,sección f de compras</text:p>
          </table:table-cell>
          <table:table-cell office:value-type="string">
            <text:p>1. Achten Sie beim Einkauf auf Sonderangebote.</text:p>
            <text:p>2. Was meinst du? Wir legen unsere Einkäufe ins Auto und gehen einen Kaffee trinken.</text:p>
          </table:table-cell>
        </table:table-row>
        <table:table-row table:style-name="ro1">
          <table:table-cell office:value-type="string">
            <text:p>das Einkommen, -</text:p>
          </table:table-cell>
          <table:table-cell office:value-type="string">
            <text:p>sueldo m,salario m,renta f,ingresos m pl</text:p>
          </table:table-cell>
          <table:table-cell office:value-type="string">
            <text:p>Bei einem höheren Einkommen muss man mehr Steuern zahlen.</text:p>
          </table:table-cell>
        </table:table-row>
        <table:table-row table:style-name="ro1">
          <table:table-cell office:value-type="string">
            <text:p>einladen, lädt ein, lud ein, hat eingeladen</text:p>
          </table:table-cell>
          <table:table-cell office:value-type="string">
            <text:p>invitar a,cargar en</text:p>
          </table:table-cell>
          <table:table-cell office:value-type="string">
            <text:p>Darf ich Sie zum Essen einladen?</text:p>
          </table:table-cell>
        </table:table-row>
        <table:table-row table:style-name="ro1">
          <table:table-cell office:value-type="string">
            <text:p>die Einladung, -en</text:p>
          </table:table-cell>
          <table:table-cell office:value-type="string">
            <text:p>invitación f a</text:p>
          </table:table-cell>
          <table:table-cell office:value-type="string">
            <text:p>Danke für die Einladung.</text:p>
          </table:table-cell>
        </table:table-row>
        <table:table-row table:style-name="ro5">
          <table:table-cell office:value-type="string">
            <text:p>einmal</text:p>
          </table:table-cell>
          <table:table-cell office:value-type="string">
            <text:p>una vez,antes,alguna vez, un día</text:p>
          </table:table-cell>
          <table:table-cell office:value-type="string">
            <text:p>1. Ich habe diese Oper leider</text:p>
            <text:p>nur einmal gesehen. 2. Bitte rufen Sie morgen noch einmal an. 3. Auf einmal ging das Licht aus. 4. Ich kann nicht alles auf einmal</text:p>
            <text:p>machen. 5. Sehen wir uns (ein)mal wieder? 6. Vor Jahren habe ich (ein)mal in</text:p>
            <text:p>Wien gewohnt. 7. Komm doch bitte (ein)mal her und</text:p>
            <text:p>hilf mir.</text:p>
          </table:table-cell>
        </table:table-row>
        <table:table-row table:style-name="ro1">
          <table:table-cell office:value-type="string">
            <text:p>einnehmen, nimmt ein,nahm ein, hat eingenommen</text:p>
          </table:table-cell>
          <table:table-cell office:value-type="string">
            <text:p>cobrar,recaudar,tomar,comer,adoptar,ocupar,tomar, conquistar</text:p>
          </table:table-cell>
          <table:table-cell office:value-type="string">
            <text:p>Wie muss ich die Tropfen einnehmen?</text:p>
          </table:table-cell>
        </table:table-row>
        <table:table-row table:style-name="ro3">
          <table:table-cell office:value-type="string">
            <text:p>die Einnahme, -n</text:p>
          </table:table-cell>
          <table:table-cell office:value-type="string">
            <text:p>conquista f,toma f,ingresos m pl</text:p>
          </table:table-cell>
          <table:table-cell office:value-type="string">
            <text:p>Unser Geschäft läuft gut. Unsere</text:p>
            <text:p>Einnahmen waren in diesem Monat höher als im letzten.</text:p>
          </table:table-cell>
        </table:table-row>
        <table:table-row table:style-name="ro1">
          <table:table-cell office:value-type="string">
            <text:p>einpacken, packt ein,packte ein, hat eingepackt</text:p>
          </table:table-cell>
          <table:table-cell office:value-type="string">
            <text:p>meter en,envolver en,empaquetar,abrigar</text:p>
          </table:table-cell>
          <table:table-cell office:value-type="string">
            <text:p>1. Hast du Handtücher eingepackt? 2. Soll ich Ihnen das als Geschenk einpacken?</text:p>
          </table:table-cell>
        </table:table-row>
        <table:table-row table:style-name="ro1">
          <table:table-cell office:value-type="string">
            <text:p>einrichten, richtet ein, richtete ein, hat eingerichtet <text:s text:c="7"/></text:p>
          </table:table-cell>
          <table:table-cell office:value-type="string">
            <text:p>crear, fundar,abrir,equipar,amueblar,ajustar a,configurar,instalar,arreglar, organizar,reducir,abrir, poner</text:p>
          </table:table-cell>
          <table:table-cell office:value-type="string">
            <text:p>1. Ich habe meine Wohnung selbst eingerichtet. 2. Wenn Sie Fragen haben, rufen Sie uns an. Wir haben eine extra Telefonnummer eingerichtet.</text:p>
          </table:table-cell>
        </table:table-row>
        <table:table-row table:style-name="ro1">
          <table:table-cell office:value-type="string">
            <text:p>die Einrichtung, -en</text:p>
          </table:table-cell>
          <table:table-cell office:value-type="string">
            <text:p>mobiliario m,equipo m,equipamiento m,institución f,instalación f,fundación f,apertura f</text:p>
          </table:table-cell>
          <table:table-cell office:value-type="string">
            <text:p>Deine Wohnung ist sehr gemütlich, die Einrichtung gefällt mir sehr gut.</text:p>
          </table:table-cell>
        </table:table-row>
        <table:table-row table:style-name="ro1">
          <table:table-cell office:value-type="string">
            <text:p>einsam</text:p>
          </table:table-cell>
          <table:table-cell office:value-type="string">
            <text:p>solo,abandonado,aislado, apartado,desierto, inhabitado</text:p>
          </table:table-cell>
          <table:table-cell office:value-type="string">
            <text:p>Ohne meine Familie fühle ich mich ein bisschen einsam.</text:p>
          </table:table-cell>
        </table:table-row>
        <table:table-row table:style-name="ro1">
          <table:table-cell office:value-type="string">
            <text:p>einschalten, schaltet ein, schaltete ein, hat eingeschaltet</text:p>
          </table:table-cell>
          <table:table-cell office:value-type="string">
            <text:p>poner,poner en marcha,encender,llamar a,recurrir a</text:p>
          </table:table-cell>
          <table:table-cell office:value-type="string">
            <text:p>Können Sie bitte die Heizung <text:s/>einschalten?</text:p>
          </table:table-cell>
        </table:table-row>
        <table:table-row table:style-name="ro1">
          <table:table-cell office:value-type="string">
            <text:p>einschließlich</text:p>
          </table:table-cell>
          <table:table-cell office:value-type="string">
            <text:p>inclusive,inclusive, incluido</text:p>
          </table:table-cell>
          <table:table-cell office:value-type="string">
            <text:p>Alles zusammen kostet 200 Euro einschließlich Fahrtkosten.</text:p>
          </table:table-cell>
        </table:table-row>
        <table:table-row table:style-name="ro1">
          <table:table-cell office:value-type="string">
            <text:p>das Einschreiben, -</text:p>
          </table:table-cell>
          <table:table-cell office:value-type="string">
            <text:p>certificado m</text:p>
          </table:table-cell>
          <table:table-cell office:value-type="string">
            <text:p>Ich habe den Brief als Einschreiben geschickt.</text:p>
          </table:table-cell>
        </table:table-row>
        <table:table-row table:style-name="ro1">
          <table:table-cell office:value-type="string">
            <text:p>einsetzen, setzt ein, setzte ein, hat eingesetzt</text:p>
          </table:table-cell>
          <table:table-cell office:value-type="string">
            <text:p>empezar, comenzar,poner en,colocar en,plantar en,nombrar, designar,instituir,instalar en,constituir,emplear, usar,poner,movilizar,poner en juego,arriesgar, jugarse</text:p>
          </table:table-cell>
          <table:table-cell office:value-type="string">
            <text:p>1. Firmen setzen immer mehr Computer ein. 2. Peter hat sich dafür eingesetzt, dass ich den Job bekomme.</text:p>
          </table:table-cell>
        </table:table-row>
        <table:table-row table:style-name="ro3">
          <table:table-cell office:value-type="string">
            <text:p>einsteigen, steigt ein, stieg ein, ist eingestiegen</text:p>
          </table:table-cell>
          <table:table-cell office:value-type="string">
            <text:p>subir a,contribuir con,entrar en</text:p>
          </table:table-cell>
          <table:table-cell office:value-type="string">
            <text:p>1. Ab 20 Uhr vorne beim Fahrer einsteigen.</text:p>
            <text:p>2. Steig ein. Wir wollen losfahren.</text:p>
          </table:table-cell>
        </table:table-row>
        <table:table-row table:style-name="ro3">
          <table:table-cell office:value-type="string">
            <text:p>einstellen, stellt ein, stellte ein, hat eingestellt</text:p>
          </table:table-cell>
          <table:table-cell office:value-type="string">
            <text:p>poner en,colocar en,contratar,dar empleo,parar,dejar,suspender,sobreseer,ajustar,regular,sintonizar,enfocar,igualar</text:p>
          </table:table-cell>
          <table:table-cell office:value-type="string">
            <text:p>1. Die Zeitarbeitsfirma stellt oft neue Leute ein.</text:p>
            <text:p>2. Das Gerät ist nicht richtig eingestellt.</text:p>
          </table:table-cell>
        </table:table-row>
        <table:table-row table:style-name="ro1">
          <table:table-cell office:value-type="string">
            <text:p>eintragen, trägt ein, trug ein, hat eingetragen</text:p>
          </table:table-cell>
          <table:table-cell office:value-type="string">
            <text:p>inscribir en,apuntar en fam,marcar en,registrar,producir,generar,ocasionar,originar,granjear</text:p>
          </table:table-cell>
          <table:table-cell office:value-type="string">
            <text:p>Tragen Sie sich bitte in die Liste ein.</text:p>
          </table:table-cell>
        </table:table-row>
        <table:table-row table:style-name="ro1">
          <table:table-cell office:value-type="string">
            <text:p>eintreten, tritt ein, trat ein, ist eingetreten</text:p>
          </table:table-cell>
          <table:table-cell office:value-type="string">
            <text:p>entrar a/en,suceder, ocurrir,ingresar en,abogar por,derribar a patadas</text:p>
          </table:table-cell>
          <table:table-cell office:value-type="string">
            <text:p>Letztes Jahr bin ich in einen Sportverein eingetreten.</text:p>
          </table:table-cell>
        </table:table-row>
        <table:table-row table:style-name="ro1">
          <table:table-cell office:value-type="string">
            <text:p>der Eintritt</text:p>
          </table:table-cell>
          <table:table-cell office:value-type="string">
            <text:p>entrada f,incorporación f,ingreso m,comienzo m</text:p>
          </table:table-cell>
          <table:table-cell office:value-type="string">
            <text:p>1. Kinder über 10 Jahre zahlen den vollen Eintritt.2. Der Eintritt ist frei.</text:p>
          </table:table-cell>
        </table:table-row>
        <table:table-row table:style-name="ro1">
          <table:table-cell office:value-type="string">
            <text:p>einverstanden </text:p>
          </table:table-cell>
          <table:table-cell office:value-type="string">
            <text:p>de acuerdo con,conforme con</text:p>
          </table:table-cell>
          <table:table-cell office:value-type="string">
            <text:p>Als Termin schlage ich den 3. Mai vor. – Gut, einverstanden!</text:p>
          </table:table-cell>
        </table:table-row>
        <table:table-row table:style-name="ro1">
          <table:table-cell office:value-type="string">
            <text:p>der Einwohner, -</text:p>
          </table:table-cell>
          <table:table-cell office:value-type="string">
            <text:p>habitante m</text:p>
          </table:table-cell>
          <table:table-cell office:value-type="string">
            <text:p>Berlin hat über drei Millionen Einwohner.</text:p>
          </table:table-cell>
        </table:table-row>
        <table:table-row table:style-name="ro1">
          <table:table-cell office:value-type="string">
            <text:p>einzahlen, zahlt ein, zahlte ein, hat eingezahlt</text:p>
          </table:table-cell>
          <table:table-cell office:value-type="string">
            <text:p>pagar a,ingresar en,enterar Col, Mex, CRi</text:p>
          </table:table-cell>
          <table:table-cell office:value-type="string">
            <text:p>Ich habe gestern Geld auf mein Bankkonto eingezahlt.</text:p>
          </table:table-cell>
        </table:table-row>
        <table:table-row table:style-name="ro1">
          <table:table-cell office:value-type="string">
            <text:p>einzeln</text:p>
          </table:table-cell>
          <table:table-cell office:value-type="string">
            <text:p>por separado, uno por uno</text:p>
          </table:table-cell>
          <table:table-cell office:value-type="string">
            <text:p>1. Dieses Mineralwasser gibt es nur im Kasten, nicht einzeln.2. Die Schüler mussten einzeln zum Direktor kommen.</text:p>
          </table:table-cell>
        </table:table-row>
        <table:table-row table:style-name="ro1">
          <table:table-cell office:value-type="string">
            <text:p>Einzel-</text:p>
          </table:table-cell>
          <table:table-cell/>
          <table:table-cell office:value-type="string">
            <text:p>z. B. Einzelkind, Einzelzimmer</text:p>
          </table:table-cell>
        </table:table-row>
        <table:table-row table:style-name="ro1">
          <table:table-cell office:value-type="string">
            <text:p>die Einzelheit, -en</text:p>
          </table:table-cell>
          <table:table-cell office:value-type="string">
            <text:p>elemento m,detalle m,pormenor m</text:p>
          </table:table-cell>
          <table:table-cell office:value-type="string">
            <text:p>Du musst mir das in allen Einzelheiten erzählen.</text:p>
          </table:table-cell>
        </table:table-row>
        <table:table-row table:style-name="ro1">
          <table:table-cell office:value-type="string">
            <text:p>einzig-</text:p>
          </table:table-cell>
          <table:table-cell/>
          <table:table-cell office:value-type="string">
            <text:p>1. Wir waren die einzigen Gäste. 2. Das war das einzige Mal, dass ich ihn gesehen habe.</text:p>
          </table:table-cell>
        </table:table-row>
        <table:table-row table:style-name="ro1">
          <table:table-cell office:value-type="string">
            <text:p>einziehen, zieht ein, zog ein, ist eingezogen</text:p>
          </table:table-cell>
          <table:table-cell office:value-type="string">
            <text:p>mudarse a,instalarse en,entrar a/en,ser absorbido por,penetrar en,arriar,replegar,bajar,meter,recoger,retraer,sangrar,cobrar,recaudar,confiscar,retirar,levantar,construir,poner,introducir,intercalar,llamar a filas,pedir</text:p>
          </table:table-cell>
          <table:table-cell office:value-type="string">
            <text:p>Die Wohnung ist fertig. Wir können nächste Woche einziehen.</text:p>
          </table:table-cell>
        </table:table-row>
        <table:table-row table:style-name="ro1">
          <table:table-cell office:value-type="string">
            <text:p>das Eis</text:p>
          </table:table-cell>
          <table:table-cell office:value-type="string">
            <text:p>hielo m,helado m</text:p>
          </table:table-cell>
          <table:table-cell office:value-type="string">
            <text:p>1. Zum Nachtisch gibt es Schokoladeneis. 2. Bitte eine Cola ohne Eis. 3. Im Winter gibt es Eis und Schnee.</text:p>
          </table:table-cell>
        </table:table-row>
        <table:table-row table:style-name="ro1">
          <table:table-cell office:value-type="string">
            <text:p>das Eisen</text:p>
          </table:table-cell>
          <table:table-cell office:value-type="string">
            <text:p>hierro m</text:p>
          </table:table-cell>
          <table:table-cell office:value-type="string">
            <text:p>1. Sie müssen Eisentabletten nehmen. 2. Altes Eisen kann wieder verwendet werden.</text:p>
          </table:table-cell>
        </table:table-row>
        <table:table-row table:style-name="ro1">
          <table:table-cell office:value-type="string">
            <text:p>die Eisenbahn, -en</text:p>
          </table:table-cell>
          <table:table-cell office:value-type="string">
            <text:p>ferrocarril m,carril m Chil</text:p>
          </table:table-cell>
          <table:table-cell office:value-type="string">
            <text:p>Die Kinder wünschen sich eine elektrische Eisenbahn.</text:p>
          </table:table-cell>
        </table:table-row>
        <table:table-row table:style-name="ro1">
          <table:table-cell office:value-type="string">
            <text:p>elegant</text:p>
          </table:table-cell>
          <table:table-cell office:value-type="string">
            <text:p>elegante</text:p>
          </table:table-cell>
          <table:table-cell office:value-type="string">
            <text:p>Ich finde dein Kleid sehr elegant.</text:p>
          </table:table-cell>
        </table:table-row>
        <table:table-row table:style-name="ro1">
          <table:table-cell office:value-type="string">
            <text:p>elektrisch</text:p>
          </table:table-cell>
          <table:table-cell office:value-type="string">
            <text:p>eléctrico</text:p>
          </table:table-cell>
          <table:table-cell office:value-type="string">
            <text:p>Wir kochen nicht mit Gas, sondern elektrisch.</text:p>
          </table:table-cell>
        </table:table-row>
        <table:table-row table:style-name="ro1">
          <table:table-cell office:value-type="string">
            <text:p>Elektro-</text:p>
          </table:table-cell>
          <table:table-cell/>
          <table:table-cell office:value-type="string">
            <text:p>z. B. Elektrogeschäft, Elektro- ingenieur, Elektroherd</text:p>
          </table:table-cell>
        </table:table-row>
        <table:table-row table:style-name="ro1">
          <table:table-cell office:value-type="string">
            <text:p>elektronisch</text:p>
          </table:table-cell>
          <table:table-cell office:value-type="string">
            <text:p>electrónico</text:p>
          </table:table-cell>
          <table:table-cell office:value-type="string">
            <text:p>Wir schicken nichts mehr per Post. Alles geht elektronisch.</text:p>
          </table:table-cell>
        </table:table-row>
        <table:table-row table:style-name="ro1">
          <table:table-cell office:value-type="string">
            <text:p>die Eltern (Pl.) </text:p>
          </table:table-cell>
          <table:table-cell office:value-type="string">
            <text:p>padres m pl</text:p>
          </table:table-cell>
          <table:table-cell office:value-type="string">
            <text:p>Ich wohne noch bei meinen Eltern.</text:p>
          </table:table-cell>
        </table:table-row>
        <table:table-row table:style-name="ro1">
          <table:table-cell office:value-type="string">
            <text:p>der Elternabend, -e</text:p>
          </table:table-cell>
          <table:table-cell office:value-type="string">
            <text:p>reunión f de padres de alumnos</text:p>
          </table:table-cell>
          <table:table-cell office:value-type="string">
            <text:p>Am Donnerstag ist in der Schule meiner Tochter Elternabend.</text:p>
          </table:table-cell>
        </table:table-row>
        <table:table-row table:style-name="ro1">
          <table:table-cell office:value-type="string">
            <text:p>der Elternbeirat, -"e</text:p>
          </table:table-cell>
          <table:table-cell office:value-type="string">
            <text:p>asociación f de padres de alumnos</text:p>
          </table:table-cell>
          <table:table-cell office:value-type="string">
            <text:p>Ich bin Mitglied im Elternbeirat. Wenn es Probleme mit der Schule gibt, sprechen wir mit dem Direktor.</text:p>
          </table:table-cell>
        </table:table-row>
        <table:table-row table:style-name="ro1">
          <table:table-cell office:value-type="string">
            <text:p>die E-Mail, -s</text:p>
          </table:table-cell>
          <table:table-cell office:value-type="string">
            <text:p>correo m electrónico,e-mail m</text:p>
          </table:table-cell>
          <table:table-cell office:value-type="string">
            <text:p>Ich schicke dir morgen eine E-Mail.</text:p>
          </table:table-cell>
        </table:table-row>
        <table:table-row table:style-name="ro1">
          <table:table-cell office:value-type="string">
            <text:p>empfangen, empfängt, empfing, hat empfangen</text:p>
          </table:table-cell>
          <table:table-cell office:value-type="string">
            <text:p>recibir,recibir, acoger</text:p>
          </table:table-cell>
          <table:table-cell office:value-type="string">
            <text:p>1. Wir können mit Satellitenantenne über 30 Programme empfangen. 2. Meine Schwiegereltern haben mich ganz herzlich empfangen.</text:p>
          </table:table-cell>
        </table:table-row>
        <table:table-row table:style-name="ro1">
          <table:table-cell office:value-type="string">
            <text:p>der Empfang, -"e</text:p>
          </table:table-cell>
          <table:table-cell office:value-type="string">
            <text:p>recepción f,acogida f,recibimiento m</text:p>
          </table:table-cell>
          <table:table-cell office:value-type="string">
            <text:p>1. Bitte den Empfang bestätigen! 2. Ich bin mit dem Fernseher nicht zufrieden. Der Empfang ist sehrschlecht. 3. Zur Firmeneröffnung bitten wir zu einem kleinen Empfang. Was können Sie mir denn empfehlen?</text:p>
          </table:table-cell>
        </table:table-row>
        <table:table-row table:style-name="ro1">
          <table:table-cell office:value-type="string">
            <text:p>empfehlen, empfiehlt, empfahl, hat empfohlen</text:p>
          </table:table-cell>
          <table:table-cell office:value-type="string">
            <text:p>recomendar</text:p>
          </table:table-cell>
          <table:table-cell office:value-type="string">
            <text:p>Ich rufe auf Empfehlung von Herrn Weber an.</text:p>
          </table:table-cell>
        </table:table-row>
        <table:table-row table:style-name="ro1">
          <table:table-cell office:value-type="string">
            <text:p>die Empfehlung, -en</text:p>
          </table:table-cell>
          <table:table-cell office:value-type="string">
            <text:p>recomendación f,saludo m respetuoso</text:p>
          </table:table-cell>
          <table:table-cell office:value-type="string">
            <text:p>1. Der Straße endet hier. 2. Das Arbeitsverhältnis endet im Mai.</text:p>
          </table:table-cell>
        </table:table-row>
        <table:table-row table:style-name="ro1">
          <table:table-cell office:value-type="string">
            <text:p>enden, endet, endete, hat geendet</text:p>
          </table:table-cell>
          <table:table-cell office:value-type="string">
            <text:p>terminar, acabar,vencer</text:p>
          </table:table-cell>
          <table:table-cell office:value-type="string">
            <text:p>1. Ich wohne am Ende der Straße. 2. Die nächste Prüfung findet Ende August statt. 3. Rinaldo ist Ende Fünfzig. 4. Am Dienstag gehen die Ferien zu Ende.</text:p>
          </table:table-cell>
        </table:table-row>
        <table:table-row table:style-name="ro1">
          <table:table-cell office:value-type="string">
            <text:p>das Ende</text:p>
          </table:table-cell>
          <table:table-cell office:value-type="string">
            <text:p>final m,término m,fin m,extremo m,punta f</text:p>
          </table:table-cell>
          <table:table-cell office:value-type="string">
            <text:p>1. Damit ist das Problem endgültig gelöst. 2. Der endgültige Termin steht noch nicht fest. 3. Das Ergebnis ist noch nicht endgültig.</text:p>
          </table:table-cell>
        </table:table-row>
        <table:table-row table:style-name="ro1">
          <table:table-cell office:value-type="string">
            <text:p>endgültig</text:p>
          </table:table-cell>
          <table:table-cell office:value-type="string">
            <text:p>definitivo</text:p>
          </table:table-cell>
          <table:table-cell office:value-type="string">
            <text:p>1. Endlich haben wir eine schöne Wohnung gefunden. 2. Haben Sie sich nun endlich entschieden?</text:p>
          </table:table-cell>
        </table:table-row>
        <table:table-row table:style-name="ro1">
          <table:table-cell office:value-type="string">
            <text:p>endlich</text:p>
          </table:table-cell>
          <table:table-cell office:value-type="string">
            <text:p>limitado,finito,por fin, finalmente</text:p>
          </table:table-cell>
          <table:table-cell office:value-type="string">
            <text:p>1. Wir müssen Energie sparen. 2. Abends habe ich keine Energie mehr, Sport zu machen.</text:p>
          </table:table-cell>
        </table:table-row>
        <table:table-row table:style-name="ro1">
          <table:table-cell office:value-type="string">
            <text:p>die Energie, -n</text:p>
          </table:table-cell>
          <table:table-cell office:value-type="string">
            <text:p>energía f</text:p>
          </table:table-cell>
          <table:table-cell office:value-type="string">
            <text:p>1. Die Jacke ist mir zu eng. 2. Wir arbeiten mit dieser Firma eng</text:p>
          </table:table-cell>
        </table:table-row>
        <table:table-row table:style-name="ro1">
          <table:table-cell office:value-type="string">
            <text:p>eng</text:p>
          </table:table-cell>
          <table:table-cell office:value-type="string">
            <text:p>estrecho, angosto,ajustado, ceñido,denso,apretado,estricto, limitado,íntimo</text:p>
          </table:table-cell>
          <table:table-cell office:value-type="string">
            <text:p>zusammen.</text:p>
          </table:table-cell>
        </table:table-row>
        <table:table-row table:style-name="ro1">
          <table:table-cell office:value-type="string">
            <text:p>der Enkel, -</text:p>
          </table:table-cell>
          <table:table-cell office:value-type="string">
            <text:p>nieto(-a) m (f)</text:p>
          </table:table-cell>
          <table:table-cell office:value-type="string">
            <text:p>Alle meine Enkel gehen schon zur Schule.</text:p>
          </table:table-cell>
        </table:table-row>
        <table:table-row table:style-name="ro1">
          <table:table-cell office:value-type="string">
            <text:p>entdecken, entdeckt, entdeckte, hat entdeckt</text:p>
          </table:table-cell>
          <table:table-cell office:value-type="string">
            <text:p>descubrir,encontrar, hallar</text:p>
          </table:table-cell>
          <table:table-cell office:value-type="string">
            <text:p>Ich habe in deinem Brief noch ein paar Fehler entdeckt.</text:p>
          </table:table-cell>
        </table:table-row>
        <table:table-row table:style-name="ro1">
          <table:table-cell office:value-type="string">
            <text:p>entfernt </text:p>
          </table:table-cell>
          <table:table-cell office:value-type="string">
            <text:p>distante, lejano,apartado, alejado,lejano,vago</text:p>
          </table:table-cell>
          <table:table-cell office:value-type="string">
            <text:p>Das Hotel liegt etwa 100 m vom Strand entfernt.</text:p>
          </table:table-cell>
        </table:table-row>
        <table:table-row table:style-name="ro1">
          <table:table-cell office:value-type="string">
            <text:p>die Entfernung, -en</text:p>
          </table:table-cell>
          <table:table-cell office:value-type="string">
            <text:p>distancia f,eliminación f,destitución f,inhabilitación f,alejamiento m</text:p>
          </table:table-cell>
          <table:table-cell office:value-type="string">
            <text:p>Aus dieser Entfernung ist das nicht zu erkennen.</text:p>
          </table:table-cell>
        </table:table-row>
        <table:table-row table:style-name="ro1">
          <table:table-cell office:value-type="string">
            <text:p>entgegenkommen</text:p>
          </table:table-cell>
          <table:table-cell office:value-type="string">
            <text:p>ir [oder salir] al encuentro de,venir de frente, venir en dirección contraria,hacer concesiones, dar facilidades,convenir,ajustarse a</text:p>
          </table:table-cell>
          <table:table-cell office:value-type="string">
            <text:p>1. Auf dem Weg nach Hause ist mir mein Nachbar entgegengekommen. 2. Können Sie mir mit dem Preis entgegenkommen?</text:p>
          </table:table-cell>
        </table:table-row>
        <table:table-row table:style-name="ro1">
          <table:table-cell office:value-type="string">
            <text:p>enthalten, enthält, enthielt, hat enthalten</text:p>
          </table:table-cell>
          <table:table-cell office:value-type="string">
            <text:p>contener,incluir</text:p>
          </table:table-cell>
          <table:table-cell office:value-type="string">
            <text:p>1. Diese Schokolade enthält nur sehr wenig Zucker. 2. Die Mehrwertsteuer ist im Preis enthalten.</text:p>
          </table:table-cell>
        </table:table-row>
        <table:table-row table:style-name="ro1">
          <table:table-cell office:value-type="string">
            <text:p>entlang</text:p>
          </table:table-cell>
          <table:table-cell office:value-type="string">
            <text:p>a lo largo de</text:p>
          </table:table-cell>
          <table:table-cell office:value-type="string">
            <text:p>Gehen Sie diese Straße entlang. Dann kommen Sie direkt zum Bahnhof.</text:p>
          </table:table-cell>
        </table:table-row>
        <table:table-row table:style-name="ro1">
          <table:table-cell office:value-type="string">
            <text:p>entlassen, entlässt, entließ, hat entlassen</text:p>
          </table:table-cell>
          <table:table-cell office:value-type="string">
            <text:p>despedir,fletar Arg, Chil, Urug,dar de alta,poner en libertad,excarcelar,soltar fam,licenciar,exonerar de,lib(e)rar de</text:p>
          </table:table-cell>
          <table:table-cell office:value-type="string">
            <text:p>1. Die Operation ist gut gelaufen. Wir können Sie nächste Woche aus dem Krankenhaus entlassen. 2. Die Firma hat viele Mitarbeiter entlassen.</text:p>
          </table:table-cell>
        </table:table-row>
        <table:table-row table:style-name="ro1">
          <table:table-cell office:value-type="string">
            <text:p>entscheiden, entscheidet, entschied, hat entschieden</text:p>
          </table:table-cell>
          <table:table-cell office:value-type="string">
            <text:p>decidir sobre,resolver,fallar [oder dictar] una sentencia</text:p>
          </table:table-cell>
          <table:table-cell office:value-type="string">
            <text:p>1. Das kann ich nicht allein entscheiden, da muss ich erst fragen. 2. Für welchen Anzug haben Sie sich entschieden?</text:p>
          </table:table-cell>
        </table:table-row>
        <table:table-row table:style-name="ro1">
          <table:table-cell office:value-type="string">
            <text:p>die Entscheidung, -en</text:p>
          </table:table-cell>
          <table:table-cell office:value-type="string">
            <text:p>decisión f,resolución f,fallo m</text:p>
          </table:table-cell>
          <table:table-cell office:value-type="string">
            <text:p>Diese wichtige Entscheidung möchte ich zuerst mit meinem Mann besprechen.</text:p>
          </table:table-cell>
        </table:table-row>
        <table:table-row table:style-name="ro1">
          <table:table-cell office:value-type="string">
            <text:p>entschließen sich, entschließt sich, entschloss sich, hat sich entschlossen</text:p>
          </table:table-cell>
          <table:table-cell/>
          <table:table-cell office:value-type="string">
            <text:p>Mein Nachbar hat sich nun doch entschlossen, sein Auto zu verkaufen.</text:p>
          </table:table-cell>
        </table:table-row>
        <table:table-row table:style-name="ro1">
          <table:table-cell office:value-type="string">
            <text:p>entschlossen sein</text:p>
          </table:table-cell>
          <table:table-cell/>
          <table:table-cell office:value-type="string">
            <text:p>Ich bin fest entschlossen, diese Ausbildung fertigzumachen.</text:p>
          </table:table-cell>
        </table:table-row>
        <table:table-row table:style-name="ro1">
          <table:table-cell office:value-type="string">
            <text:p>entschuldigen, entschuldigt, entschuldigte, hat entschuldigt</text:p>
          </table:table-cell>
          <table:table-cell office:value-type="string">
            <text:p>disculpar, perdonar,justificar,disculpar ante por,justificar ante</text:p>
          </table:table-cell>
          <table:table-cell office:value-type="string">
            <text:p>1. Entschuldigen Sie bitte, dass ich Sie störe. Aber es gibt ein Problem. 2. Herr Meier lässt sich entschuldigen, er ist stark erkältet 3. Ich möchte meine Tochter ent- schuldigen. Sie ist krank und kann nicht zur Schule gehen.</text:p>
          </table:table-cell>
        </table:table-row>
        <table:table-row table:style-name="ro1">
          <table:table-cell office:value-type="string">
            <text:p>die Entschuldigung, -en</text:p>
          </table:table-cell>
          <table:table-cell office:value-type="string">
            <text:p>disculpa f,excusa f,pretexto m,justificante m</text:p>
          </table:table-cell>
          <table:table-cell office:value-type="string">
            <text:p>Oh, Entschuldigung! – Macht nichts. Kein Problem.</text:p>
          </table:table-cell>
        </table:table-row>
        <table:table-row table:style-name="ro1">
          <table:table-cell office:value-type="string">
            <text:p>entsorgen, entsorgt, entsorgte, hat entsorgt</text:p>
          </table:table-cell>
          <table:table-cell office:value-type="string">
            <text:p>eliminar,eliminar los desechos de</text:p>
          </table:table-cell>
          <table:table-cell office:value-type="string">
            <text:p>Wie kann ich meine alte Kaffee- maschine entsorgen?</text:p>
          </table:table-cell>
        </table:table-row>
        <table:table-row table:style-name="ro1">
          <table:table-cell office:value-type="string">
            <text:p>entspannend</text:p>
          </table:table-cell>
          <table:table-cell/>
          <table:table-cell office:value-type="string">
            <text:p>Der Urlaub war sehr entspannend.</text:p>
          </table:table-cell>
        </table:table-row>
        <table:table-row table:style-name="ro1">
          <table:table-cell office:value-type="string">
            <text:p>entstehen, entsteht, entstand, ist entstanden</text:p>
          </table:table-cell>
          <table:table-cell office:value-type="string">
            <text:p>surgir de,originarse de,nacer de,construirse,producirse,derivarse de</text:p>
          </table:table-cell>
          <table:table-cell office:value-type="string">
            <text:p>1. Hier entsteht ein neues Einkaufszentrum. 2. Andere Kosten entstehen nicht.</text:p>
          </table:table-cell>
        </table:table-row>
        <table:table-row table:style-name="ro1">
          <table:table-cell office:value-type="string">
            <text:p>enttäuschen, enttäuscht, enttäuschte, hat enttäuscht</text:p>
          </table:table-cell>
          <table:table-cell office:value-type="string">
            <text:p>decepcionar, desilusionar,frustrar</text:p>
          </table:table-cell>
          <table:table-cell office:value-type="string">
            <text:p>1. Das Essen hat uns enttäuscht. 2. Wir waren von dem Konzert sehr enttäuscht. 3. Das Ergebnis war enttäuschend.</text:p>
          </table:table-cell>
        </table:table-row>
        <table:table-row table:style-name="ro1">
          <table:table-cell office:value-type="string">
            <text:p>die Enttäuschung, -en</text:p>
          </table:table-cell>
          <table:table-cell office:value-type="string">
            <text:p>desilusión f,decepción f,chasco m fam</text:p>
          </table:table-cell>
          <table:table-cell office:value-type="string">
            <text:p>Das Endspiel war eine große Enttäuschung.</text:p>
          </table:table-cell>
        </table:table-row>
        <table:table-row table:style-name="ro1">
          <table:table-cell office:value-type="string">
            <text:p>entweder ... oder</text:p>
          </table:table-cell>
          <table:table-cell/>
          <table:table-cell office:value-type="string">
            <text:p>Nur einer kann gewinnen, entweder du oder ich.</text:p>
          </table:table-cell>
        </table:table-row>
        <table:table-row table:style-name="ro1">
          <table:table-cell office:value-type="string">
            <text:p>entwickeln, entwickelt, entwickelte, hat entwickelt</text:p>
          </table:table-cell>
          <table:table-cell office:value-type="string">
            <text:p>desarrollar,revelar,desprender,despedir</text:p>
          </table:table-cell>
          <table:table-cell office:value-type="string">
            <text:p>1. Unser Sohn entwickelt sich gut in der Schule.2. Bis wann können Sie den Film entwickeln?</text:p>
          </table:table-cell>
        </table:table-row>
        <table:table-row table:style-name="ro1">
          <table:table-cell office:value-type="string">
            <text:p>die Entwicklung, -en </text:p>
          </table:table-cell>
          <table:table-cell office:value-type="string">
            <text:p>desarrollo m,evolución f,formación f,desenvolvimiento m,avance m,revelado m,creación f</text:p>
          </table:table-cell>
          <table:table-cell office:value-type="string">
            <text:p>Genug Schlaf ist wichtig für die Entwicklung Ihres Kindes.</text:p>
          </table:table-cell>
        </table:table-row>
        <table:table-row table:style-name="ro1">
          <table:table-cell office:value-type="string">
            <text:p>die Erde</text:p>
          </table:table-cell>
          <table:table-cell office:value-type="string">
            <text:p>tierra f,mundo m,suelo m,toma f de tierra</text:p>
          </table:table-cell>
          <table:table-cell office:value-type="string">
            <text:p>1. Die Pflanzen brauchen neue Erde. 2. Mein Sohn hat das Glas auf die Erde fallen lassen. 3. An der Konferenz nehmen Vertreter aus fast allen Ländern der Erde teil.</text:p>
          </table:table-cell>
        </table:table-row>
        <table:table-row table:style-name="ro1">
          <table:table-cell office:value-type="string">
            <text:p>das Erdgeschoss, -e </text:p>
          </table:table-cell>
          <table:table-cell office:value-type="string">
            <text:p>planta f baja</text:p>
          </table:table-cell>
          <table:table-cell office:value-type="string">
            <text:p>Wir wohnen im Erdgeschoss.</text:p>
          </table:table-cell>
        </table:table-row>
        <table:table-row table:style-name="ro1">
          <table:table-cell office:value-type="string">
            <text:p>das Ereignis, -se</text:p>
          </table:table-cell>
          <table:table-cell office:value-type="string">
            <text:p>acontecimiento m,suceso m</text:p>
          </table:table-cell>
          <table:table-cell office:value-type="string">
            <text:p>1. Alle Zeitungen haben über diese Ereignisse berichtet. 2. Das Konzert war ein großes Ereignis.</text:p>
          </table:table-cell>
        </table:table-row>
        <table:table-row table:style-name="ro1">
          <table:table-cell office:value-type="string">
            <text:p>erfahren, erfährt, erfuhr, hat erfahren</text:p>
          </table:table-cell>
          <table:table-cell office:value-type="string">
            <text:p>experimentado, entendido en,(llegar a) saber,enterarse de,experimentar,vivir,sufrir,padecer</text:p>
          </table:table-cell>
          <table:table-cell office:value-type="string">
            <text:p>Wann erfahren wir das Ergebnis der Prüfung?</text:p>
          </table:table-cell>
        </table:table-row>
        <table:table-row table:style-name="ro1">
          <table:table-cell office:value-type="string">
            <text:p>die Erfahrung, -en</text:p>
          </table:table-cell>
          <table:table-cell office:value-type="string">
            <text:p>experiencia f,práctica f</text:p>
          </table:table-cell>
          <table:table-cell office:value-type="string">
            <text:p>1. Ich habe zehn Jahre Erfahrung in diesem Beruf.2. Mit diesem Gerät haben wir gute Erfahrungen gemacht.</text:p>
          </table:table-cell>
        </table:table-row>
        <table:table-row table:style-name="ro1">
          <table:table-cell office:value-type="string">
            <text:p>erfinden, erfindet, erfand, hat erfunden</text:p>
          </table:table-cell>
          <table:table-cell office:value-type="string">
            <text:p>inventar</text:p>
          </table:table-cell>
          <table:table-cell office:value-type="string">
            <text:p>Der Ingenieur Rudolf Diesel hat den Dieselmotor erfunden.</text:p>
          </table:table-cell>
        </table:table-row>
        <table:table-row table:style-name="ro1">
          <table:table-cell office:value-type="string">
            <text:p>die Erfindung, -en </text:p>
          </table:table-cell>
          <table:table-cell office:value-type="string">
            <text:p>invención f,invento m</text:p>
          </table:table-cell>
          <table:table-cell office:value-type="string">
            <text:p>Die Erfindung des Dieselmotors war ein großer Erfolg.</text:p>
          </table:table-cell>
        </table:table-row>
        <table:table-row table:style-name="ro1">
          <table:table-cell office:value-type="string">
            <text:p>der Erfolg, -e</text:p>
          </table:table-cell>
          <table:table-cell office:value-type="string">
            <text:p>éxito m,resultado m,consecuencia f,efecto m</text:p>
          </table:table-cell>
          <table:table-cell office:value-type="string">
            <text:p>1. Der Film war ein großer Erfolg. 2. Ich wünsche Ihnen viel Erfolg bei der Prüfung.</text:p>
          </table:table-cell>
        </table:table-row>
        <table:table-row table:style-name="ro1">
          <table:table-cell office:value-type="string">
            <text:p>erfolgreich</text:p>
          </table:table-cell>
          <table:table-cell office:value-type="string">
            <text:p>triunfante, afortunado,eficaz,con éxito</text:p>
          </table:table-cell>
          <table:table-cell office:value-type="string">
            <text:p>Mein Großvater war ein erfolgreicher Geschäftsmann.</text:p>
          </table:table-cell>
        </table:table-row>
        <table:table-row table:style-name="ro1">
          <table:table-cell office:value-type="string">
            <text:p>erfordern, erfordert, erforderte, hat erfordert</text:p>
          </table:table-cell>
          <table:table-cell office:value-type="string">
            <text:p>requerir,precisar</text:p>
          </table:table-cell>
          <table:table-cell office:value-type="string">
            <text:p>Dieser Job erfordert viel Kraft.</text:p>
          </table:table-cell>
        </table:table-row>
        <table:table-row table:style-name="ro1">
          <table:table-cell office:value-type="string">
            <text:p>erforderlich</text:p>
          </table:table-cell>
          <table:table-cell office:value-type="string">
            <text:p>necesario, preciso</text:p>
          </table:table-cell>
          <table:table-cell office:value-type="string">
            <text:p>1. Bringen Sie bitte alle erforderlichen Unterlagen mit. 2. Persönliches Erscheinen ist erforderlich.</text:p>
          </table:table-cell>
        </table:table-row>
        <table:table-row table:style-name="ro1">
          <table:table-cell office:value-type="string">
            <text:p>erfüllen, erfüllt, erfüllte, hat erfüllt</text:p>
          </table:table-cell>
          <table:table-cell office:value-type="string">
            <text:p>llenar de,cumplir con,cumplir,corresponder a,satisfacer,desempeñar,llenar,colmar</text:p>
          </table:table-cell>
          <table:table-cell office:value-type="string">
            <text:p>1. Sie müssen den Vertrag in allen Punkten erfüllen. 2. Wir erfüllen Ihnen jeden Wunsch. 3. Man kann sich nicht alle Wünsche erfüllen.</text:p>
          </table:table-cell>
        </table:table-row>
        <table:table-row table:style-name="ro1">
          <table:table-cell office:value-type="string">
            <text:p>ergänzen, ergänzt, ergänzte, hat ergänzt</text:p>
          </table:table-cell>
          <table:table-cell office:value-type="string">
            <text:p>complementar,completar,añadir</text:p>
          </table:table-cell>
          <table:table-cell office:value-type="string">
            <text:p>Ergänzen Sie bitte die fehlenden Angaben.</text:p>
          </table:table-cell>
        </table:table-row>
        <table:table-row table:style-name="ro1">
          <table:table-cell office:value-type="string">
            <text:p>das Ergebnis, -se</text:p>
          </table:table-cell>
          <table:table-cell office:value-type="string">
            <text:p>resultado m,consecuencia f</text:p>
          </table:table-cell>
          <table:table-cell office:value-type="string">
            <text:p>Ein so gutes Ergebnis hat uns alle überrascht.</text:p>
          </table:table-cell>
        </table:table-row>
        <table:table-row table:style-name="ro1">
          <table:table-cell office:value-type="string">
            <text:p>erhalten, erhält, erhielt, hat erhalten</text:p>
          </table:table-cell>
          <table:table-cell office:value-type="string">
            <text:p>recibir,obtener,cobrar,conservar, mantener</text:p>
          </table:table-cell>
          <table:table-cell office:value-type="string">
            <text:p>Ihr Schreiben vom 3. Januar haben wir erhalten.</text:p>
          </table:table-cell>
        </table:table-row>
        <table:table-row table:style-name="ro1">
          <table:table-cell office:value-type="string">
            <text:p>erhöhen, erhöht, erhöhte, hat erhöht</text:p>
          </table:table-cell>
          <table:table-cell office:value-type="string">
            <text:p>subir en,intensificar,aumentar,subir,elevar en un semitono</text:p>
          </table:table-cell>
          <table:table-cell office:value-type="string">
            <text:p>1. Die Regierung wird sicher bald wieder die Steuern erhöhen. 2. Die Zahl der Opfer hat sich auf 122 erhöht.</text:p>
          </table:table-cell>
        </table:table-row>
        <table:table-row table:style-name="ro1">
          <table:table-cell office:value-type="string">
            <text:p>die Erhöhung, -en</text:p>
          </table:table-cell>
          <table:table-cell office:value-type="string">
            <text:p>subida f,intensificación f,aumento m,elevación f</text:p>
          </table:table-cell>
          <table:table-cell office:value-type="string">
            <text:p>Wir streiken für eine Lohnerhöhung.</text:p>
          </table:table-cell>
        </table:table-row>
        <table:table-row table:style-name="ro1">
          <table:table-cell office:value-type="string">
            <text:p>erholen sich, erholt sich, erholte sich, hat sich erholt</text:p>
          </table:table-cell>
          <table:table-cell/>
          <table:table-cell office:value-type="string">
            <text:p>1. Im Urlaub habe ich mich sehr gut erholt. 2. Meine Schwester hat sich nach der Geburt sehr schnell wieder erholt.</text:p>
          </table:table-cell>
        </table:table-row>
        <table:table-row table:style-name="ro1">
          <table:table-cell office:value-type="string">
            <text:p>die Erholung, -en</text:p>
          </table:table-cell>
          <table:table-cell office:value-type="string">
            <text:p>descanso m,reposo m,restablecimiento m,recuperación f</text:p>
          </table:table-cell>
          <table:table-cell office:value-type="string">
            <text:p>Ich habe zu viel gearbeitet. Jetzt brauche ich etwas Erholung.</text:p>
          </table:table-cell>
        </table:table-row>
        <table:table-row table:style-name="ro1">
          <table:table-cell office:value-type="string">
            <text:p>erinnern, erinnert, erinnerte, hat erinnert</text:p>
          </table:table-cell>
          <table:table-cell office:value-type="string">
            <text:p>recordar a</text:p>
          </table:table-cell>
          <table:table-cell office:value-type="string">
            <text:p>1. Bitte, erinnern Sie mich noch einmal an den Termin 2. Ich erinnere mich noch genau an Francescos Vater.</text:p>
          </table:table-cell>
        </table:table-row>
        <table:table-row table:style-name="ro1">
          <table:table-cell office:value-type="string">
            <text:p>die Erinnerung, -en</text:p>
          </table:table-cell>
          <table:table-cell office:value-type="string">
            <text:p>memoria f,recuerdo m de,advertencia f,recuerdo m,impugnación f</text:p>
          </table:table-cell>
          <table:table-cell office:value-type="string">
            <text:p>An diese Zeit habe ich viele schöne Erinnerungen.</text:p>
          </table:table-cell>
        </table:table-row>
        <table:table-row table:style-name="ro1">
          <table:table-cell office:value-type="string">
            <text:p>erkälten sich, erkältet sich, erkältete sich, hat sich erkältet</text:p>
          </table:table-cell>
          <table:table-cell/>
          <table:table-cell office:value-type="string">
            <text:p>Der Junge hat sich beim Baden erkältet.</text:p>
          </table:table-cell>
        </table:table-row>
        <table:table-row table:style-name="ro1">
          <table:table-cell office:value-type="string">
            <text:p>erkältet sein</text:p>
          </table:table-cell>
          <table:table-cell/>
          <table:table-cell office:value-type="string">
            <text:p>Ich bin stark erkältet.</text:p>
          </table:table-cell>
        </table:table-row>
        <table:table-row table:style-name="ro1">
          <table:table-cell office:value-type="string">
            <text:p>erkennen, erkennt, erkannte, hat erkannt</text:p>
          </table:table-cell>
          <table:table-cell office:value-type="string">
            <text:p>ver,distinguir,reconocer por,identificar por,reconocer,darse cuenta de,comprender,condenar a,penar con</text:p>
          </table:table-cell>
          <table:table-cell office:value-type="string">
            <text:p>1. Ich habe Roberto gleich an seiner Stimme erkannt. 2. Auf dem Foto kann man kaum etwas erkennen. 3. Ich habe erkannt, dass es ein Fehler war, den Kurs nicht fertigzumachen.</text:p>
          </table:table-cell>
        </table:table-row>
        <table:table-row table:style-name="ro1">
          <table:table-cell office:value-type="string">
            <text:p>erklären, erklärt, erklärte, hat erklärt</text:p>
          </table:table-cell>
          <table:table-cell office:value-type="string">
            <text:p>explicar,interpretar,declarar,presentar</text:p>
          </table:table-cell>
          <table:table-cell office:value-type="string">
            <text:p>1. Kannst du mir erklären, wie man diesen Apparat bedient? 2. Ich kann mir nicht erklären, wie der Brief verschwinden konnte.</text:p>
          </table:table-cell>
        </table:table-row>
        <table:table-row table:style-name="ro1">
          <table:table-cell office:value-type="string">
            <text:p>die Erklärung, -en</text:p>
          </table:table-cell>
          <table:table-cell office:value-type="string">
            <text:p>explicación f,interpretación f,motivo m,razón f,declaración f,comunicado m oficial</text:p>
          </table:table-cell>
          <table:table-cell office:value-type="string">
            <text:p>1. Die Steuererklärung müssen Sie bis Ende Mai abgeben. 2. Die Erklärung der Lehrerin ist besser als die Erklärung im Buch.</text:p>
          </table:table-cell>
        </table:table-row>
        <table:table-row table:style-name="ro1">
          <table:table-cell office:value-type="string">
            <text:p>erkundigen, erkundigt, erkundigte, hat erkundigt</text:p>
          </table:table-cell>
          <table:table-cell/>
          <table:table-cell office:value-type="string">
            <text:p>1. Hast du dich schon nach einem Zug erkundigt? 2. Ich möchte mich erkundigen, wie es Ihnen geht.</text:p>
          </table:table-cell>
        </table:table-row>
        <table:table-row table:style-name="ro1">
          <table:table-cell office:value-type="string">
            <text:p>erlauben, erlaubt, erlaubte, hat erlaubt</text:p>
          </table:table-cell>
          <table:table-cell office:value-type="string">
            <text:p>permitir,autorizar</text:p>
          </table:table-cell>
          <table:table-cell office:value-type="string">
            <text:p>1. Ich erlaube meinen Kindern nicht, so lange fernzusehen. 2 Parken ist hier nicht erlaubt.</text:p>
          </table:table-cell>
        </table:table-row>
        <table:table-row table:style-name="ro1">
          <table:table-cell office:value-type="string">
            <text:p>die Erlaubnis</text:p>
          </table:table-cell>
          <table:table-cell office:value-type="string">
            <text:p>permiso m,autorización f</text:p>
          </table:table-cell>
          <table:table-cell office:value-type="string">
            <text:p>Sie hätten ihn vorher um Erlaubnis bitten müssen.</text:p>
          </table:table-cell>
        </table:table-row>
        <table:table-row table:style-name="ro1">
          <table:table-cell office:value-type="string">
            <text:p>erleben, erlebt, erlebte, hat erlebt</text:p>
          </table:table-cell>
          <table:table-cell office:value-type="string">
            <text:p>vivir,sufrir,llevarse,vivir, experimentar,ver</text:p>
          </table:table-cell>
          <table:table-cell office:value-type="string">
            <text:p>In unserem Urlaub haben wir viel Schönes erlebt.</text:p>
          </table:table-cell>
        </table:table-row>
        <table:table-row table:style-name="ro1">
          <table:table-cell office:value-type="string">
            <text:p>das Erlebnis, -se</text:p>
          </table:table-cell>
          <table:table-cell office:value-type="string">
            <text:p>vivencia f,experiencia f,acontecimiento m</text:p>
          </table:table-cell>
          <table:table-cell office:value-type="string">
            <text:p>Die Reise war ein tolles Erlebnis.</text:p>
          </table:table-cell>
        </table:table-row>
        <table:table-row table:style-name="ro1">
          <table:table-cell office:value-type="string">
            <text:p>erledigen, erledigt, erledigte, hat erledigt</text:p>
          </table:table-cell>
          <table:table-cell office:value-type="string">
            <text:p>hacer, llevar a cabo,resolver,liquidar, eliminar,arruinar</text:p>
          </table:table-cell>
          <table:table-cell office:value-type="string">
            <text:p>Diese zwei Pakete müssen zur Post. Könntest du das für mich erledigen?</text:p>
          </table:table-cell>
        </table:table-row>
        <table:table-row table:style-name="ro1">
          <table:table-cell office:value-type="string">
            <text:p>erleichtern, erleichtert, erleichterte, hat erleichtert</text:p>
          </table:table-cell>
          <table:table-cell office:value-type="string">
            <text:p>aliviar,aligerar,facilitar</text:p>
          </table:table-cell>
          <table:table-cell office:value-type="string">
            <text:p>1. Ich bin erleichtert, dass alles so gut geklappt hat. 2. Das Internet erleichtert mir die Arbeit sehr.</text:p>
          </table:table-cell>
        </table:table-row>
        <table:table-row table:style-name="ro1">
          <table:table-cell office:value-type="string">
            <text:p>die Ermäßigung, -en</text:p>
          </table:table-cell>
          <table:table-cell office:value-type="string">
            <text:p>reducción f,rebaja f,descuento m</text:p>
          </table:table-cell>
          <table:table-cell office:value-type="string">
            <text:p>Es gibt eine Ermäßigung für Kinder und Senioren.</text:p>
          </table:table-cell>
        </table:table-row>
        <table:table-row table:style-name="ro1">
          <table:table-cell office:value-type="string">
            <text:p>ernähren, ernährt, ernährte, hat ernährt</text:p>
          </table:table-cell>
          <table:table-cell office:value-type="string">
            <text:p>alimentar,mantener, sustentar</text:p>
          </table:table-cell>
          <table:table-cell office:value-type="string">
            <text:p>1. Wie ernähre ich mich richtig? 2. Meine Eltern müssen beide arbeiten, um die Familie zu ernähren.</text:p>
          </table:table-cell>
        </table:table-row>
        <table:table-row table:style-name="ro1">
          <table:table-cell office:value-type="string">
            <text:p>die Ernährung</text:p>
          </table:table-cell>
          <table:table-cell office:value-type="string">
            <text:p>alimentación f,sustento m</text:p>
          </table:table-cell>
          <table:table-cell office:value-type="string">
            <text:p>Ich finde eine gesunde Ernährung wichtig.</text:p>
          </table:table-cell>
        </table:table-row>
        <table:table-row table:style-name="ro1">
          <table:table-cell office:value-type="string">
            <text:p>ernst</text:p>
          </table:table-cell>
          <table:table-cell office:value-type="string">
            <text:p>serio,firme,grave,solemne</text:p>
          </table:table-cell>
          <table:table-cell office:value-type="string">
            <text:p>Das ist ein ernstes Problem.</text:p>
          </table:table-cell>
        </table:table-row>
        <table:table-row table:style-name="ro1">
          <table:table-cell office:value-type="string">
            <text:p>eröffnen, eröffnet, eröffnete, hat eröffnet</text:p>
          </table:table-cell>
          <table:table-cell office:value-type="string">
            <text:p>abrir,inaugurar,dar comienzo a,leer,establecer</text:p>
          </table:table-cell>
          <table:table-cell office:value-type="string">
            <text:p>1. Mein Nachbar hat letzten Monat ein Geschäft eröffnet. 2. Ich möchte ein Konto eröffnen. Die Eröffnung war am 1. Juni.</text:p>
          </table:table-cell>
        </table:table-row>
        <table:table-row table:style-name="ro1">
          <table:table-cell office:value-type="string">
            <text:p>die Eröffnung, -en</text:p>
          </table:table-cell>
          <table:table-cell office:value-type="string">
            <text:p>apertura f,inauguración f,publicación f,confidencia f</text:p>
          </table:table-cell>
          <table:table-cell office:value-type="string">
            <text:p>1. Wenn wir uns beeilen, erreichen wir noch den 8-Uhr-Zug. 2. Bis 17 Uhr können Sie mich im Büro erreichen.3. Auf diese Art erreichen Sie bei mir gar nichts. 4. Dieser Zug erreicht eine Geschwindig- keit von 200 Kilometern.</text:p>
          </table:table-cell>
        </table:table-row>
        <table:table-row table:style-name="ro1">
          <table:table-cell office:value-type="string">
            <text:p>erreichen, erreicht, erreichte, hat erreicht</text:p>
          </table:table-cell>
          <table:table-cell office:value-type="string">
            <text:p>localizar,alcanzar,llegar a,conseguir, lograr</text:p>
          </table:table-cell>
          <table:table-cell office:value-type="string">
            <text:p>Sie bekommen von unserer Firma einen Ersatz für das kaputte Gerät.</text:p>
          </table:table-cell>
        </table:table-row>
        <table:table-row table:style-name="ro1">
          <table:table-cell office:value-type="string">
            <text:p>der Ersatz</text:p>
          </table:table-cell>
          <table:table-cell office:value-type="string">
            <text:p>sustitución f,indemnización f,recompensa f</text:p>
          </table:table-cell>
          <table:table-cell office:value-type="string">
            <text:p>Haben Sie für dieses Gerät Ersatzteile?</text:p>
          </table:table-cell>
        </table:table-row>
        <table:table-row table:style-name="ro1">
          <table:table-cell office:value-type="string">
            <text:p>das Ersatzteil, -e</text:p>
          </table:table-cell>
          <table:table-cell office:value-type="string">
            <text:p>(pieza f de) repuesto m</text:p>
          </table:table-cell>
          <table:table-cell office:value-type="string">
            <text:p>Nach der Nachtschicht bin ich immer sehr erschöpft.</text:p>
          </table:table-cell>
        </table:table-row>
        <table:table-row table:style-name="ro1">
          <table:table-cell office:value-type="string">
            <text:p>erschöpft</text:p>
          </table:table-cell>
          <table:table-cell/>
          <table:table-cell office:value-type="string">
            <text:p>1. Entschuldigung. Ich wollte Sie nicht erschrecken. 2. Hast du mich aber erschreckt! 3. Du hast richtig krank ausgesehen.</text:p>
          </table:table-cell>
        </table:table-row>
        <table:table-row table:style-name="ro1">
          <table:table-cell office:value-type="string">
            <text:p>erschrecken, erschrickt, erschrak, ist erschrocken / jdn. erschrecken, erschreckt, erschreckte, hat erschreckt</text:p>
          </table:table-cell>
          <table:table-cell office:value-type="string">
            <text:p>asustar, dar un susto,asustarse de,espantarse de</text:p>
          </table:table-cell>
          <table:table-cell office:value-type="string">
            <text:p>Ich war ganz erschrocken.</text:p>
          </table:table-cell>
        </table:table-row>
        <table:table-row table:style-name="ro1">
          <table:table-cell office:value-type="string">
            <text:p>ersetzen, ersetzt, ersetzte, hat ersetzt</text:p>
          </table:table-cell>
          <table:table-cell office:value-type="string">
            <text:p>reemplazar por,sustituir por,cambiar por,reintegrar, reembolsar,indemnizar por</text:p>
          </table:table-cell>
          <table:table-cell office:value-type="string">
            <text:p>1. Wir ersetzen Ihnen die Kosten. 2. Peter ist krank. Jemand muss ihn ersetzen.</text:p>
          </table:table-cell>
        </table:table-row>
        <table:table-row table:style-name="ro1">
          <table:table-cell office:value-type="string">
            <text:p>erst</text:p>
          </table:table-cell>
          <table:table-cell office:value-type="string">
            <text:p>primero,en primer lugar,al principio,no hasta,sólo, solamente</text:p>
          </table:table-cell>
          <table:table-cell office:value-type="string">
            <text:p>1. Sofia ist erst 20 Jahre alt. 2. Ich habe das erst gestern erfahren. 3. Sprich erst mit dem Arzt. 4. Erst hat mir die Arbeit gar nicht gefallen, aber jetzt habe ich mich daran gewöhnt.</text:p>
          </table:table-cell>
        </table:table-row>
        <table:table-row table:style-name="ro1">
          <table:table-cell office:value-type="string">
            <text:p>erst-</text:p>
          </table:table-cell>
          <table:table-cell/>
          <table:table-cell office:value-type="string">
            <text:p>1. Ich war zum ersten Mal allein im Urlaub. 2. Ich wohne im ersten Stock. 3. An erster Stelle kommt die Schule.</text:p>
          </table:table-cell>
        </table:table-row>
        <table:table-row table:style-name="ro1">
          <table:table-cell office:value-type="string">
            <text:p>erstellen, erstellt, erstellte, hat erstellt</text:p>
          </table:table-cell>
          <table:table-cell office:value-type="string">
            <text:p>edificar,construir,hacer,elaborar,redactar,crear</text:p>
          </table:table-cell>
          <table:table-cell office:value-type="string">
            <text:p>Erstellen Sie bitte eine Liste mit allen Informationen, die Sie brauchen.</text:p>
          </table:table-cell>
        </table:table-row>
        <table:table-row table:style-name="ro1">
          <table:table-cell office:value-type="string">
            <text:p>der Erwachsene, -n</text:p>
          </table:table-cell>
          <table:table-cell/>
          <table:table-cell office:value-type="string">
            <text:p>1. Erwachsene zahlen 5 Euro, für Kinder ist der Eintritt frei. 2. Dieser Film ist nur für Erwachsene.</text:p>
          </table:table-cell>
        </table:table-row>
        <table:table-row table:style-name="ro1">
          <table:table-cell office:value-type="string">
            <text:p>erwarten, erwartet, erwartete, hat erwartet</text:p>
          </table:table-cell>
          <table:table-cell office:value-type="string">
            <text:p>esperar,exigir</text:p>
          </table:table-cell>
          <table:table-cell office:value-type="string">
            <text:p>1. Ich erwarte einen Anruf aus Berlin. 2. Frau Müller erwartet ein Kind. 3. Wir hatten nichts anderes erwartet. 4. Ich kann es gar nicht erwarten, euch wiederzusehen.</text:p>
          </table:table-cell>
        </table:table-row>
        <table:table-row table:style-name="ro1">
          <table:table-cell office:value-type="string">
            <text:p>erzählen, erzählt, erzählte, hat erzählt</text:p>
          </table:table-cell>
          <table:table-cell office:value-type="string">
            <text:p>contar, narrar</text:p>
          </table:table-cell>
          <table:table-cell office:value-type="string">
            <text:p>1. Mein Mann hat mir schon viel von Ihnen erzählt. 2. Ich muss meinen Kindern abends immer eine Geschichte erzählen.</text:p>
          </table:table-cell>
        </table:table-row>
        <table:table-row table:style-name="ro1">
          <table:table-cell office:value-type="string">
            <text:p>erziehen, erzieht, erzog, hat erzogen</text:p>
          </table:table-cell>
          <table:table-cell office:value-type="string">
            <text:p>educar para,criar,enseñar</text:p>
          </table:table-cell>
          <table:table-cell office:value-type="string">
            <text:p>Kinder zu erziehen ist nicht leicht.</text:p>
          </table:table-cell>
        </table:table-row>
        <table:table-row table:style-name="ro1">
          <table:table-cell office:value-type="string">
            <text:p>die Erziehung</text:p>
          </table:table-cell>
          <table:table-cell office:value-type="string">
            <text:p>educación f,enseñanza f,modales m pl</text:p>
          </table:table-cell>
          <table:table-cell office:value-type="string">
            <text:p>Heute kümmern sich auch viele Väter um die Erziehung der Kinder.</text:p>
          </table:table-cell>
        </table:table-row>
        <table:table-row table:style-name="ro1">
          <table:table-cell office:value-type="string">
            <text:p>es</text:p>
          </table:table-cell>
          <table:table-cell office:value-type="string">
            <text:p>ello,él, ella,lo</text:p>
          </table:table-cell>
          <table:table-cell office:value-type="string">
            <text:p>1. Mein Auto muss in die Werkstatt. Es ist kaputt. 2. Wissen Sie nicht, wo Herr Müller ist? – Nein, ich weiß es nicht. 3. Es wurde schon ein Antrag auf Wohngeld gestellt. 4. Wer ist da? – Ich bin es. / Ich bin’s. 5. Mir geht es gut. 6. Ich finde es sehr nett von Ihnen, dass Sie mich abholen. 7. Es macht Spaß, zusammen ein Picknick zu machen.</text:p>
          </table:table-cell>
        </table:table-row>
        <table:table-row table:style-name="ro1">
          <table:table-cell office:value-type="string">
            <text:p>essen, isst, aß, hat gegessen</text:p>
          </table:table-cell>
          <table:table-cell office:value-type="string">
            <text:p>comer</text:p>
          </table:table-cell>
          <table:table-cell office:value-type="string">
            <text:p>1. Haben Sie schon zu Mittag gegessen? 2. Ich esse gern Bananen. 3. Was gibt es heute zu essen?</text:p>
          </table:table-cell>
        </table:table-row>
        <table:table-row table:style-name="ro1">
          <table:table-cell office:value-type="string">
            <text:p>das Essen, -</text:p>
          </table:table-cell>
          <table:table-cell office:value-type="string">
            <text:p>comida f,plato m</text:p>
          </table:table-cell>
          <table:table-cell office:value-type="string">
            <text:p>1. Darf ich Sie zum Essen einladen? 2. Das Essen ist kalt geworden.</text:p>
          </table:table-cell>
        </table:table-row>
        <table:table-row table:style-name="ro1">
          <table:table-cell office:value-type="string">
            <text:p>der Essig</text:p>
          </table:table-cell>
          <table:table-cell office:value-type="string">
            <text:p>vinagre m</text:p>
          </table:table-cell>
          <table:table-cell office:value-type="string">
            <text:p>Am Salat fehlt noch etwas Essig.</text:p>
          </table:table-cell>
        </table:table-row>
        <table:table-row table:style-name="ro1">
          <table:table-cell office:value-type="string">
            <text:p>etwa</text:p>
          </table:table-cell>
          <table:table-cell office:value-type="string">
            <text:p>aproximadamente, más o menos,por ejemplo,a veces, de vez en cuando,quizá, tal vez</text:p>
          </table:table-cell>
          <table:table-cell office:value-type="string">
            <text:p>1. Von hier sind es etwa zwanzig Kilometer. 2. Von zu Hause brauche ich etwa 10 Minuten bis zur Arbeit. 3. Du bist doch nicht etwa krank?</text:p>
          </table:table-cell>
        </table:table-row>
        <table:table-row table:style-name="ro1">
          <table:table-cell office:value-type="string">
            <text:p>etwas</text:p>
          </table:table-cell>
          <table:table-cell office:value-type="string">
            <text:p>algo,un poco, algo</text:p>
          </table:table-cell>
          <table:table-cell office:value-type="string">
            <text:p>1. Ich muss dir etwas erzählen. 2. Ich habe nur Tee. Etwas anderes kann ich Ihnen leider nicht anbieten. 3. Haben Sie etwas zum Schreiben? 4. Wollen wir mit dem Nachtisch noch etwas warten? 5. So etwas habe ich noch nie gehört. 6. Ich habe etwas Gutes für dich gekocht.</text:p>
          </table:table-cell>
        </table:table-row>
        <table:table-row table:style-name="ro1">
          <table:table-cell office:value-type="string">
            <text:p>eventuell</text:p>
          </table:table-cell>
          <table:table-cell office:value-type="string">
            <text:p>eventual, posible</text:p>
          </table:table-cell>
          <table:table-cell office:value-type="string">
            <text:p>Ich komme eventuell etwas später.</text:p>
          </table:table-cell>
        </table:table-row>
        <table:table-row table:style-name="ro1">
          <table:table-cell office:value-type="string">
            <text:p>ewig</text:p>
          </table:table-cell>
          <table:table-cell office:value-type="string">
            <text:p>eterno,continuo,infinito</text:p>
          </table:table-cell>
          <table:table-cell office:value-type="string">
            <text:p>Ich warte schon ewig auf mein neues Auto!</text:p>
          </table:table-cell>
        </table:table-row>
        <table:table-row table:style-name="ro1">
          <table:table-cell office:value-type="string">
            <text:p>der Experte, -n </text:p>
          </table:table-cell>
          <table:table-cell office:value-type="string">
            <text:p>experto(-a) m (f),perito(-a) m (f)</text:p>
          </table:table-cell>
          <table:table-cell office:value-type="string">
            <text:p>Ich verstehe ein bisschen was von Computern. Aber ich bin kein Experte.</text:p>
          </table:table-cell>
        </table:table-row>
        <table:table-row table:style-name="ro1">
          <table:table-cell office:value-type="string">
            <text:p>der Export, -e</text:p>
          </table:table-cell>
          <table:table-cell office:value-type="string">
            <text:p>exportación f</text:p>
          </table:table-cell>
          <table:table-cell office:value-type="string">
            <text:p>1. Hier ist die Firma Schulz, Import und Export. 2. Sonja arbeitet in der Exportabteilung.</text:p>
          </table:table-cell>
        </table:table-row>
        <table:table-row table:style-name="ro1">
          <table:table-cell office:value-type="string">
            <text:p>extra</text:p>
          </table:table-cell>
          <table:table-cell office:value-type="string">
            <text:p>adicional,aparte, separado,extra,especialmente,Extra-,Sonder-,erstklassig,Extra nt,Sonderleistung f,Sonderbericht m,Lohnzulage f,Extraspeise f,Extras nt pl,Sonderzubehör nt,Statist(in) m (f),Aushilfe f</text:p>
          </table:table-cell>
          <table:table-cell office:value-type="string">
            <text:p>1. Die Getränke kosten extra. 2. Warum sind Sie nicht gekommen?</text:p>
          </table:table-cell>
        </table:table-row>
        <table:table-row table:style-name="ro1">
          <table:table-cell office:value-type="string">
            <text:p>extrem</text:p>
          </table:table-cell>
          <table:table-cell office:value-type="string">
            <text:p>extremo,en extremo</text:p>
          </table:table-cell>
          <table:table-cell office:value-type="string">
            <text:p>Ich habe extra auf Sie gewartet. Die Prüfung war extrem schwer.</text:p>
          </table:table-cell>
        </table:table-row>
        <table:table-row table:style-name="ro1">
          <table:table-cell office:value-type="string">
            <text:p>die Fabrik, -en</text:p>
          </table:table-cell>
          <table:table-cell office:value-type="string">
            <text:p>fábrica f</text:p>
          </table:table-cell>
          <table:table-cell office:value-type="string">
            <text:p>Mein Sohn arbeitet in einer Autofabrik.</text:p>
          </table:table-cell>
        </table:table-row>
        <table:table-row table:style-name="ro1">
          <table:table-cell office:value-type="string">
            <text:p>das Fach, -"er</text:p>
          </table:table-cell>
          <table:table-cell office:value-type="string">
            <text:p>bolsillo m,casilla f,anaquel m,cajón m,ramo m,especialidad f,campo m,materia f,asignatura f</text:p>
          </table:table-cell>
          <table:table-cell office:value-type="string">
            <text:p>1. Die Handtücher sind im obersten Fach links. 2. Welches Fach magst du in der Schule am liebsten?</text:p>
          </table:table-cell>
        </table:table-row>
        <table:table-row table:style-name="ro1">
          <table:table-cell office:value-type="string">
            <text:p>der Fachmann </text:p>
          </table:table-cell>
          <table:table-cell office:value-type="string">
            <text:p>especialista m,experto m</text:p>
          </table:table-cell>
          <table:table-cell office:value-type="string">
            <text:p>Mein Bruder ist Computerfachmann.</text:p>
          </table:table-cell>
        </table:table-row>
        <table:table-row table:style-name="ro1">
          <table:table-cell office:value-type="string">
            <text:p>die Fachleute (Pl.)</text:p>
          </table:table-cell>
          <table:table-cell/>
          <table:table-cell office:value-type="string">
            <text:p>Die Firmen suchen Fachleute für Maschinenbau.</text:p>
          </table:table-cell>
        </table:table-row>
        <table:table-row table:style-name="ro1">
          <table:table-cell office:value-type="string">
            <text:p>die Fähre, -n</text:p>
          </table:table-cell>
          <table:table-cell office:value-type="string">
            <text:p>transbordador m,ferry m</text:p>
          </table:table-cell>
          <table:table-cell office:value-type="string">
            <text:p>Wir nehmen die Fähre über den Bodensee.</text:p>
          </table:table-cell>
        </table:table-row>
        <table:table-row table:style-name="ro1">
          <table:table-cell office:value-type="string">
            <text:p>fahren, fährt, fuhr, ist/hat gefahren</text:p>
          </table:table-cell>
          <table:table-cell office:value-type="string">
            <text:p>salir,ir en,estar en marcha,pasar,circular,ir a,llevarse bien,ir por,transportar, llevar,llevar,conducir</text:p>
          </table:table-cell>
          <table:table-cell office:value-type="string">
            <text:p>1. Wir sind mit dem Zug gefahren. 2. Fahr nicht so schnell. 3. Der Chef fährt einen Mercedes. 4. Soll ich dich nach Hause fahren?</text:p>
          </table:table-cell>
        </table:table-row>
        <table:table-row table:style-name="ro1">
          <table:table-cell office:value-type="string">
            <text:p>die Fahrbahn, -en </text:p>
          </table:table-cell>
          <table:table-cell office:value-type="string">
            <text:p>vía f</text:p>
          </table:table-cell>
          <table:table-cell office:value-type="string">
            <text:p>Fahren Sie bitte vorsichtig. Es sind Kühe auf der Fahrbahn.</text:p>
          </table:table-cell>
        </table:table-row>
        <table:table-row table:style-name="ro1">
          <table:table-cell office:value-type="string">
            <text:p>der Fahrer, -</text:p>
          </table:table-cell>
          <table:table-cell office:value-type="string">
            <text:p>conductor(a) m (f),chófer mf,motociclista mf,ciclista mf</text:p>
          </table:table-cell>
          <table:table-cell office:value-type="string">
            <text:p>1. Der Fahrer des Wagens war nicht verletzt. 2. Leonid ist von Beruf Busfahrer. 3. Bitte nicht mit dem Fahrer sprechen!</text:p>
          </table:table-cell>
        </table:table-row>
        <table:table-row table:style-name="ro1">
          <table:table-cell office:value-type="string">
            <text:p>die Fahrkarte, -n </text:p>
          </table:table-cell>
          <table:table-cell office:value-type="string">
            <text:p>billete m,pasaje m</text:p>
          </table:table-cell>
          <table:table-cell office:value-type="string">
            <text:p>Fahrkarten bekommt man am Automaten.</text:p>
          </table:table-cell>
        </table:table-row>
        <table:table-row table:style-name="ro1">
          <table:table-cell office:value-type="string">
            <text:p>der Fahrplan, -"e</text:p>
          </table:table-cell>
          <table:table-cell office:value-type="string">
            <text:p>horario m</text:p>
          </table:table-cell>
          <table:table-cell office:value-type="string">
            <text:p>1. Der Fahrplan hat sich geändert. 2. Haben Sie schon den neuen Sommerfahrplan?</text:p>
          </table:table-cell>
        </table:table-row>
        <table:table-row table:style-name="ro1">
          <table:table-cell office:value-type="string">
            <text:p>das Fahrrad, -"er </text:p>
          </table:table-cell>
          <table:table-cell office:value-type="string">
            <text:p>bicicleta f,bici f fam,ciclo m Cuba</text:p>
          </table:table-cell>
          <table:table-cell office:value-type="string">
            <text:p>Ich fahre jeden Morgen mit dem Fahrrad zur Arbeit.</text:p>
          </table:table-cell>
        </table:table-row>
        <table:table-row table:style-name="ro1">
          <table:table-cell office:value-type="string">
            <text:p>die Fahrschule, -n</text:p>
          </table:table-cell>
          <table:table-cell office:value-type="string">
            <text:p>autoescuela f</text:p>
          </table:table-cell>
          <table:table-cell office:value-type="string">
            <text:p>Wenn du den Führerschein machen willst, musst du in eine Fahrschule gehen.</text:p>
          </table:table-cell>
        </table:table-row>
        <table:table-row table:style-name="ro1">
          <table:table-cell office:value-type="string">
            <text:p>das Fahrzeug, -e</text:p>
          </table:table-cell>
          <table:table-cell office:value-type="string">
            <text:p>vehículo m</text:p>
          </table:table-cell>
          <table:table-cell office:value-type="string">
            <text:p>Wem gehört das Fahrzeug?</text:p>
          </table:table-cell>
        </table:table-row>
        <table:table-row table:style-name="ro1">
          <table:table-cell office:value-type="string">
            <text:p>fair</text:p>
          </table:table-cell>
          <table:table-cell office:value-type="string">
            <text:p>correcto,justo,limpio</text:p>
          </table:table-cell>
          <table:table-cell office:value-type="string">
            <text:p>Ich finde, unsere Mannschaft hat sehr fair gespielt.</text:p>
          </table:table-cell>
        </table:table-row>
        <table:table-row table:style-name="ro1">
          <table:table-cell office:value-type="string">
            <text:p>fallen, fällt, fiel, ist gefallen</text:p>
          </table:table-cell>
          <table:table-cell office:value-type="string">
            <text:p>caer,bajar, descender,recaer sobre en,entrar en,estar incluido en,penetrar, caer,ser tomado,ser fallado, ser dictado</text:p>
          </table:table-cell>
          <table:table-cell office:value-type="string">
            <text:p>1. Das Glas ist auf den Boden gefallen. 2. In den Bergen ist schon Schnee gefallen. 3. Die Temperatur ist ganz plötzlich unter null gefallen.</text:p>
          </table:table-cell>
        </table:table-row>
        <table:table-row table:style-name="ro1">
          <table:table-cell office:value-type="string">
            <text:p>der Fall, -"e</text:p>
          </table:table-cell>
          <table:table-cell office:value-type="string">
            <text:p>caída f,caso m,causa f</text:p>
          </table:table-cell>
          <table:table-cell office:value-type="string">
            <text:p>1. Was würden Sie in diesem Fall tun? 2. Rufen Sie auf jeden Fall vorher noch einmal an. 3. Für den Fall, dass meine Mutter aus dem Krankenhaus kommt, bleibe ich zu Hause.</text:p>
          </table:table-cell>
        </table:table-row>
        <table:table-row table:style-name="ro1">
          <table:table-cell office:value-type="string">
            <text:p>fällig</text:p>
          </table:table-cell>
          <table:table-cell office:value-type="string">
            <text:p>pagadero, vencido,necesario</text:p>
          </table:table-cell>
          <table:table-cell office:value-type="string">
            <text:p>Die Rechnung ist Ende des Monats fällig.</text:p>
          </table:table-cell>
        </table:table-row>
        <table:table-row table:style-name="ro1">
          <table:table-cell office:value-type="string">
            <text:p>falls</text:p>
          </table:table-cell>
          <table:table-cell office:value-type="string">
            <text:p>en caso de que +subj,si</text:p>
          </table:table-cell>
          <table:table-cell office:value-type="string">
            <text:p>Falls es regnet, machen wir kein Picknick.</text:p>
          </table:table-cell>
        </table:table-row>
        <table:table-row table:style-name="ro1">
          <table:table-cell office:value-type="string">
            <text:p>falsch</text:p>
          </table:table-cell>
          <table:table-cell office:value-type="string">
            <text:p>equivocado, erróneo,falsificado, falso,postizo,falso, de imitación,erróneo, falso,falso, alevoso,mal</text:p>
          </table:table-cell>
          <table:table-cell office:value-type="string">
            <text:p>1. Tut mir leid, ich habe die falsche Nummer gewählt. 2. Meine Uhr geht falsch. 3. Was Sie da sagen, ist falsch.</text:p>
          </table:table-cell>
        </table:table-row>
        <table:table-row table:style-name="ro1">
          <table:table-cell office:value-type="string">
            <text:p>die Familie, -n </text:p>
          </table:table-cell>
          <table:table-cell office:value-type="string">
            <text:p>familia f</text:p>
          </table:table-cell>
          <table:table-cell office:value-type="string">
            <text:p>Ich habe eine große Familie.</text:p>
          </table:table-cell>
        </table:table-row>
        <table:table-row table:style-name="ro1">
          <table:table-cell office:value-type="string">
            <text:p>der Familienstand</text:p>
          </table:table-cell>
          <table:table-cell office:value-type="string">
            <text:p>estado m civil</text:p>
          </table:table-cell>
          <table:table-cell office:value-type="string">
            <text:p>Bei „Familienstand“ musst du „ledig“ ankreuzen.</text:p>
          </table:table-cell>
        </table:table-row>
        <table:table-row table:style-name="ro1">
          <table:table-cell office:value-type="string">
            <text:p>der Fan, -s</text:p>
          </table:table-cell>
          <table:table-cell office:value-type="string">
            <text:p>fan mf,aficionado(-a) m (f),hincha mf</text:p>
          </table:table-cell>
          <table:table-cell office:value-type="string">
            <text:p>Ich bin kein Fan von lauter Musik.</text:p>
          </table:table-cell>
        </table:table-row>
        <table:table-row table:style-name="ro1">
          <table:table-cell office:value-type="string">
            <text:p>fangen, fängt, fing, hat gefangen</text:p>
          </table:table-cell>
          <table:table-cell office:value-type="string">
            <text:p>coger,cazar,pescar,apresar, coger</text:p>
          </table:table-cell>
          <table:table-cell office:value-type="string">
            <text:p>1. Das Kind hat den Ball gefangen. 2. Unsere Katze hat eine Maus gefangen.</text:p>
          </table:table-cell>
        </table:table-row>
        <table:table-row table:style-name="ro1">
          <table:table-cell office:value-type="string">
            <text:p>die Fantasie, - </text:p>
          </table:table-cell>
          <table:table-cell office:value-type="string">
            <text:p>fantasía f,imaginación f</text:p>
          </table:table-cell>
          <table:table-cell office:value-type="string">
            <text:p>Mein Sohn malt sehr gut. Er hat viel Fantasie.</text:p>
          </table:table-cell>
        </table:table-row>
        <table:table-row table:style-name="ro1">
          <table:table-cell office:value-type="string">
            <text:p>die Farbe, -n</text:p>
          </table:table-cell>
          <table:table-cell office:value-type="string">
            <text:p>color m,tez f,pintura f,tinte m,palo m</text:p>
          </table:table-cell>
          <table:table-cell office:value-type="string">
            <text:p>1. Welche Farbe magst du am liebsten? 2. Diese Farbe trocknet schnell.</text:p>
          </table:table-cell>
        </table:table-row>
        <table:table-row table:style-name="ro1">
          <table:table-cell office:value-type="string">
            <text:p>farbig</text:p>
          </table:table-cell>
          <table:table-cell office:value-type="string">
            <text:p>de colores,coloreado,de color,pintoresco, vivo</text:p>
          </table:table-cell>
          <table:table-cell office:value-type="string">
            <text:p>Ich brauche kein weißes, sondern farbiges Papier.</text:p>
          </table:table-cell>
        </table:table-row>
        <table:table-row table:style-name="ro1">
          <table:table-cell office:value-type="string">
            <text:p>fast</text:p>
          </table:table-cell>
          <table:table-cell office:value-type="string">
            <text:p>casi</text:p>
          </table:table-cell>
          <table:table-cell office:value-type="string">
            <text:p>1. Der Zucker ist fast alle. 2. Ich habe fast alles verstanden.</text:p>
          </table:table-cell>
        </table:table-row>
        <table:table-row table:style-name="ro1">
          <table:table-cell office:value-type="string">
            <text:p>faul</text:p>
          </table:table-cell>
          <table:table-cell office:value-type="string">
            <text:p>podrido,putrefacto,cariado,perezoso, vago,dudoso, sospechoso,moroso</text:p>
          </table:table-cell>
          <table:table-cell office:value-type="string">
            <text:p>1. Mein Sohn war am Anfang in der Schule sehr faul. Heute lernt er sehr fleißig. 2. Den Apfel kannst du nicht mehr essen. Der ist faul.</text:p>
          </table:table-cell>
        </table:table-row>
        <table:table-row table:style-name="ro1">
          <table:table-cell office:value-type="string">
            <text:p>faxen, faxt, faxte, hat gefaxt</text:p>
          </table:table-cell>
          <table:table-cell office:value-type="string">
            <text:p>mandar un fax,mandar por fax,faxear</text:p>
          </table:table-cell>
          <table:table-cell office:value-type="string">
            <text:p>Sie können mir den Brief auch faxen.</text:p>
          </table:table-cell>
        </table:table-row>
        <table:table-row table:style-name="ro1">
          <table:table-cell office:value-type="string">
            <text:p>das Fax, -e</text:p>
          </table:table-cell>
          <table:table-cell office:value-type="string">
            <text:p>fax m inv</text:p>
          </table:table-cell>
          <table:table-cell office:value-type="string">
            <text:p>Schicken Sie uns einfach ein Fax!</text:p>
          </table:table-cell>
        </table:table-row>
        <table:table-row table:style-name="ro1">
          <table:table-cell office:value-type="string">
            <text:p>fehlen, fehlt, fehlte, hat gefehlt</text:p>
          </table:table-cell>
          <table:table-cell office:value-type="string">
            <text:p>faltar, estar ausente,faltar,ser echado de menos, faltar,pasar, tener</text:p>
          </table:table-cell>
          <table:table-cell office:value-type="string">
            <text:p>1. Auf dem Brief fehlt der Absender. 2. Hast du Kleingeld? Mir fehlt ein Euro. 3. In der Kasse fehlen 20 Euro. 4. Antonio war nicht in der Schule, er fehlt schon seit drei Tagen. 5. Was fehlt Ihnen? Haben Sie Schmerzen?</text:p>
          </table:table-cell>
        </table:table-row>
        <table:table-row table:style-name="ro1">
          <table:table-cell office:value-type="string">
            <text:p>der Fehler, -</text:p>
          </table:table-cell>
          <table:table-cell office:value-type="string">
            <text:p>error m,falta f,errata f,defecto m,culpa f</text:p>
          </table:table-cell>
          <table:table-cell office:value-type="string">
            <text:p>1. Ich glaube, da haben Sie einen Fehler gemacht. 2. In der Werkstatt haben sie den Fehler sofort gefunden.</text:p>
          </table:table-cell>
        </table:table-row>
        <table:table-row table:style-name="ro1">
          <table:table-cell office:value-type="string">
            <text:p>feiern, feiert, feierte, hat gefeiert</text:p>
          </table:table-cell>
          <table:table-cell office:value-type="string">
            <text:p>celebrar, festejar,elogiar, aplaudir,estar de fiesta,farrear CSur</text:p>
          </table:table-cell>
          <table:table-cell office:value-type="string">
            <text:p>Wir haben gestern Karls Geburtstag gefeiert.</text:p>
          </table:table-cell>
        </table:table-row>
        <table:table-row table:style-name="ro1">
          <table:table-cell office:value-type="string">
            <text:p>die Feier, -n</text:p>
          </table:table-cell>
          <table:table-cell office:value-type="string">
            <text:p>fiesta f,festividad f,acto m solemne</text:p>
          </table:table-cell>
          <table:table-cell office:value-type="string">
            <text:p>Es war eine schöne Feier.</text:p>
          </table:table-cell>
        </table:table-row>
        <table:table-row table:style-name="ro1">
          <table:table-cell office:value-type="string">
            <text:p>der Feierabend</text:p>
          </table:table-cell>
          <table:table-cell office:value-type="string">
            <text:p>fin m del trabajo,hora f de cierre</text:p>
          </table:table-cell>
          <table:table-cell office:value-type="string">
            <text:p>1. Einen schönen Feierabend. 2. Wann haben Sie Feierabend?</text:p>
          </table:table-cell>
        </table:table-row>
        <table:table-row table:style-name="ro1">
          <table:table-cell office:value-type="string">
            <text:p>der Feiertag, -e </text:p>
          </table:table-cell>
          <table:table-cell office:value-type="string">
            <text:p>día m festivo,fiesta f</text:p>
          </table:table-cell>
          <table:table-cell office:value-type="string">
            <text:p>1. Am Montag ist Feiertag. 2. Schöne Feiertage.</text:p>
          </table:table-cell>
        </table:table-row>
        <table:table-row table:style-name="ro1">
          <table:table-cell office:value-type="string">
            <text:p>das Fenster, -</text:p>
          </table:table-cell>
          <table:table-cell office:value-type="string">
            <text:p>ventana f,ventanilla f</text:p>
          </table:table-cell>
          <table:table-cell office:value-type="string">
            <text:p>Darf ich einen Moment das Fenster aufmachen?</text:p>
          </table:table-cell>
        </table:table-row>
        <table:table-row table:style-name="ro1">
          <table:table-cell office:value-type="string">
            <text:p>die Ferien (Pl.)</text:p>
          </table:table-cell>
          <table:table-cell office:value-type="string">
            <text:p>vacaciones f pl</text:p>
          </table:table-cell>
          <table:table-cell office:value-type="string">
            <text:p>1. Wir machen im Sommer drei Wochen Ferien. 2. Endlich ist die Schule aus! Jetzt sind sechs Wochen Ferien.</text:p>
          </table:table-cell>
        </table:table-row>
        <table:table-row table:style-name="ro1">
          <table:table-cell office:value-type="string">
            <text:p>die Fernbedienung, -en</text:p>
          </table:table-cell>
          <table:table-cell office:value-type="string">
            <text:p>mando m a distancia,telemando m</text:p>
          </table:table-cell>
          <table:table-cell office:value-type="string">
            <text:p>Hast du die Fernbedienung gesehen?</text:p>
          </table:table-cell>
        </table:table-row>
        <table:table-row table:style-name="ro1">
          <table:table-cell office:value-type="string">
            <text:p>fernsehen, sieht fern, sah fern, hat ferngesehen</text:p>
          </table:table-cell>
          <table:table-cell office:value-type="string">
            <text:p>ver la tele(visión)</text:p>
          </table:table-cell>
          <table:table-cell office:value-type="string">
            <text:p>Meine Kinder dürfen abends nur eine Stunde fernsehen.</text:p>
          </table:table-cell>
        </table:table-row>
        <table:table-row table:style-name="ro1">
          <table:table-cell office:value-type="string">
            <text:p>das Fernsehen</text:p>
          </table:table-cell>
          <table:table-cell office:value-type="string">
            <text:p>televisión f</text:p>
          </table:table-cell>
          <table:table-cell office:value-type="string">
            <text:p>Was gibt es heute Abend im Fernsehen?</text:p>
          </table:table-cell>
        </table:table-row>
        <table:table-row table:style-name="ro1">
          <table:table-cell office:value-type="string">
            <text:p>der Fernseher, -</text:p>
          </table:table-cell>
          <table:table-cell office:value-type="string">
            <text:p>tele f</text:p>
          </table:table-cell>
          <table:table-cell office:value-type="string">
            <text:p>Der Fernseher ist schon wieder kaputt.</text:p>
          </table:table-cell>
        </table:table-row>
        <table:table-row table:style-name="ro1">
          <table:table-cell office:value-type="string">
            <text:p>fertig</text:p>
          </table:table-cell>
          <table:table-cell office:value-type="string">
            <text:p>terminado, acabado,listo,listo para,preparado para,rendido, frito</text:p>
          </table:table-cell>
          <table:table-cell office:value-type="string">
            <text:p>1. Das Essen ist gleich fertig. 2. Wenn ich mit der Arbeit fertig bin, gehe ich nach Hause. 3. Bist du fertig? 4. Das war ein schlimmer Tag. Ich bin total fertig.</text:p>
          </table:table-cell>
        </table:table-row>
        <table:table-row table:style-name="ro1">
          <table:table-cell office:value-type="string">
            <text:p>fest</text:p>
          </table:table-cell>
          <table:table-cell office:value-type="string">
            <text:p>sólido, compacto,duro,robusto,fuerte,firme, inconmovible,fijo,permanente, constante,rollizo</text:p>
          </table:table-cell>
          <table:table-cell office:value-type="string">
            <text:p>1. Mein Kollege glaubt fest daran, dass er die neue Stelle bekommt. 2. Als wir nach Hause kamen, haben die Kinder schon fest geschlafen. 3. Für die nächste Familienfeier gibt es noch keinen festen Termin. 4. Das Eis ist noch nicht fest genug.</text:p>
          </table:table-cell>
        </table:table-row>
        <table:table-row table:style-name="ro1">
          <table:table-cell office:value-type="string">
            <text:p>das Fest, -e</text:p>
          </table:table-cell>
          <table:table-cell office:value-type="string">
            <text:p>fiesta f,pachanga f Am: fam,milonga f And, CSur</text:p>
          </table:table-cell>
          <table:table-cell office:value-type="string">
            <text:p>1. Wenn ich 18 werde, feiern wir ein großes Fest. 2. Frohes Fest!</text:p>
          </table:table-cell>
        </table:table-row>
        <table:table-row table:style-name="ro1">
          <table:table-cell office:value-type="string">
            <text:p>die Festplatte, -n</text:p>
          </table:table-cell>
          <table:table-cell office:value-type="string">
            <text:p>disco m duro</text:p>
          </table:table-cell>
          <table:table-cell office:value-type="string">
            <text:p>Mein Computer hat eine große Festplatte.</text:p>
          </table:table-cell>
        </table:table-row>
        <table:table-row table:style-name="ro1">
          <table:table-cell office:value-type="string">
            <text:p>festhalten, hält fest, hielt fest, hat festgehalten</text:p>
          </table:table-cell>
          <table:table-cell office:value-type="string">
            <text:p>aferrarse a,sujetar,detener, retener,retener,fotografiar,grabar</text:p>
          </table:table-cell>
          <table:table-cell office:value-type="string">
            <text:p>1. Halt dich gut fest. 2. Halt die Flasche gut fest.</text:p>
          </table:table-cell>
        </table:table-row>
        <table:table-row table:style-name="ro1">
          <table:table-cell office:value-type="string">
            <text:p>festlegen, legt fest, legte fest, hat festgelegt</text:p>
          </table:table-cell>
          <table:table-cell office:value-type="string">
            <text:p>fijar, establecer,invertir a plazo fijo,comprometer a</text:p>
          </table:table-cell>
          <table:table-cell office:value-type="string">
            <text:p>1. Ich weiß noch nicht, ob ich das mache. Ich möchte mich noch nicht festlegen. 2. Habt ihr den Hochzeitstermin schon festgelegt?</text:p>
          </table:table-cell>
        </table:table-row>
        <table:table-row table:style-name="ro1">
          <table:table-cell office:value-type="string">
            <text:p>festnehmen, nimmt fest, nahm fest, hat festgenommen</text:p>
          </table:table-cell>
          <table:table-cell office:value-type="string">
            <text:p>detener, arrestar</text:p>
          </table:table-cell>
          <table:table-cell office:value-type="string">
            <text:p>Die Polizei hat einen Mann festgenommen.</text:p>
          </table:table-cell>
        </table:table-row>
        <table:table-row table:style-name="ro1">
          <table:table-cell office:value-type="string">
            <text:p>das Festnetz</text:p>
          </table:table-cell>
          <table:table-cell office:value-type="string">
            <text:p>red f fija [oder terrestre]</text:p>
          </table:table-cell>
          <table:table-cell office:value-type="string">
            <text:p>1 Hast du einen Festnetzanschluss? 2. Für Anrufe ins Festnetz gibt es einen günstigen Tarif.</text:p>
          </table:table-cell>
        </table:table-row>
        <table:table-row table:style-name="ro1">
          <table:table-cell office:value-type="string">
            <text:p>festsetzen, setzt fest, setzte fest, hat festgesetzt</text:p>
          </table:table-cell>
          <table:table-cell office:value-type="string">
            <text:p>fijar, convenir,arrestar, encarcelar</text:p>
          </table:table-cell>
          <table:table-cell office:value-type="string">
            <text:p>Die Ausländerbehörde hat diesen Termin festgesetzt.</text:p>
          </table:table-cell>
        </table:table-row>
        <table:table-row table:style-name="ro1">
          <table:table-cell office:value-type="string">
            <text:p>feststellen, stellt fest, stellte fest, hat festgestellt</text:p>
          </table:table-cell>
          <table:table-cell office:value-type="string">
            <text:p>fijar,bloquear,averiguar,diagnosticar,verificar,comprobar,constatar,manifestar,hacer constar</text:p>
          </table:table-cell>
          <table:table-cell office:value-type="string">
            <text:p>1. Wir konnten den Absender des Briefes nicht feststellen. 2. Der Arzt hat mich untersucht, konnte aber nichts feststellen.</text:p>
          </table:table-cell>
        </table:table-row>
        <table:table-row table:style-name="ro1">
          <table:table-cell office:value-type="string">
            <text:p>fett</text:p>
          </table:table-cell>
          <table:table-cell office:value-type="string">
            <text:p>graso, grasiento,gordo, grueso,seboso pey,graso,lucrativo, abundante,en negrilla,guay</text:p>
          </table:table-cell>
          <table:table-cell office:value-type="string">
            <text:p>1. Die Wurst ist mir zu fett. 2. Das ist aber ein fetter Kater!</text:p>
          </table:table-cell>
        </table:table-row>
        <table:table-row table:style-name="ro1">
          <table:table-cell office:value-type="string">
            <text:p>das Fett</text:p>
          </table:table-cell>
          <table:table-cell office:value-type="string">
            <text:p>grasa f</text:p>
          </table:table-cell>
          <table:table-cell office:value-type="string">
            <text:p>Man soll nicht so viel Fett essen.</text:p>
          </table:table-cell>
        </table:table-row>
        <table:table-row table:style-name="ro1">
          <table:table-cell office:value-type="string">
            <text:p>feucht </text:p>
          </table:table-cell>
          <table:table-cell office:value-type="string">
            <text:p>húmedo</text:p>
          </table:table-cell>
          <table:table-cell office:value-type="string">
            <text:p>1. Die Wäsche ist noch feucht. 2. Es ist heute feucht draußen.</text:p>
          </table:table-cell>
        </table:table-row>
        <table:table-row table:style-name="ro1">
          <table:table-cell office:value-type="string">
            <text:p>das Feuer</text:p>
          </table:table-cell>
          <table:table-cell office:value-type="string">
            <text:p>fuego m,incendio m</text:p>
          </table:table-cell>
          <table:table-cell office:value-type="string">
            <text:p>1. Der Schaden durch das Feuer war sehr groß. 2. Haben Sie Feuer? Ist das Feuerzeug neu?</text:p>
          </table:table-cell>
        </table:table-row>
        <table:table-row table:style-name="ro1">
          <table:table-cell office:value-type="string">
            <text:p>das Feuerzeug, -e die Feuerwehr, -en</text:p>
          </table:table-cell>
          <table:table-cell office:value-type="string">
            <text:p>encendedor m,mechero m</text:p>
          </table:table-cell>
          <table:table-cell office:value-type="string">
            <text:p>Schnell! Rufen Sie die Feuerwehr! Die Nummer ist: 112.</text:p>
          </table:table-cell>
        </table:table-row>
        <table:table-row table:style-name="ro1">
          <table:table-cell office:value-type="string">
            <text:p>das Fieber </text:p>
          </table:table-cell>
          <table:table-cell office:value-type="string">
            <text:p>fiebre f</text:p>
          </table:table-cell>
          <table:table-cell office:value-type="string">
            <text:p>Plötzlich hat meine Tochter hohes Fieber bekommen.</text:p>
          </table:table-cell>
        </table:table-row>
        <table:table-row table:style-name="ro1">
          <table:table-cell office:value-type="string">
            <text:p>die Figur, -en</text:p>
          </table:table-cell>
          <table:table-cell office:value-type="string">
            <text:p>figura f,personaje m,pieza f,ilustración f</text:p>
          </table:table-cell>
          <table:table-cell office:value-type="string">
            <text:p>1. Lars hat eine gute Figur. 2. Bei diesem Spiel hat jeder Spieler vier Figuren.</text:p>
          </table:table-cell>
        </table:table-row>
        <table:table-row table:style-name="ro1">
          <table:table-cell office:value-type="string">
            <text:p>der Film, -e</text:p>
          </table:table-cell>
          <table:table-cell office:value-type="string">
            <text:p>película f,carrete m,filme m,cine m</text:p>
          </table:table-cell>
          <table:table-cell office:value-type="string">
            <text:p>1. Bis wann können Sie den Film entwickeln? 2. Den Film musst du dir unbedingt ansehen.</text:p>
          </table:table-cell>
        </table:table-row>
        <table:table-row table:style-name="ro1">
          <table:table-cell office:value-type="string">
            <text:p>finanzieren, finanziert, finanzierte, hat finanziert</text:p>
          </table:table-cell>
          <table:table-cell/>
          <table:table-cell office:value-type="string">
            <text:p>Ich weiß nicht, wie ich das Auto finanzieren soll.</text:p>
          </table:table-cell>
        </table:table-row>
        <table:table-row table:style-name="ro1">
          <table:table-cell office:value-type="string">
            <text:p>finanziell</text:p>
          </table:table-cell>
          <table:table-cell office:value-type="string">
            <text:p>financiero, económico</text:p>
          </table:table-cell>
          <table:table-cell office:value-type="string">
            <text:p>Finanziell geht es meinem Neffen jetzt besser.</text:p>
          </table:table-cell>
        </table:table-row>
        <table:table-row table:style-name="ro1">
          <table:table-cell office:value-type="string">
            <text:p>finden, findet, fand, hat gefunden</text:p>
          </table:table-cell>
          <table:table-cell office:value-type="string">
            <text:p>encontrar,dar con,opinar</text:p>
          </table:table-cell>
          <table:table-cell office:value-type="string">
            <text:p>1. Mein Onkel hat eine gute Arbeit gefunden. 2. Ich kann meinen Schlüssel nicht finden. 3. Luigi finde ich sehr nett.</text:p>
          </table:table-cell>
        </table:table-row>
        <table:table-row table:style-name="ro1">
          <table:table-cell office:value-type="string">
            <text:p>der Finger, -</text:p>
          </table:table-cell>
          <table:table-cell office:value-type="string">
            <text:p>dedo m</text:p>
          </table:table-cell>
          <table:table-cell office:value-type="string">
            <text:p>Alessandro hat sich in den Finger geschnitten.</text:p>
          </table:table-cell>
        </table:table-row>
        <table:table-row table:style-name="ro1">
          <table:table-cell office:value-type="string">
            <text:p>die Firma, Firmen </text:p>
          </table:table-cell>
          <table:table-cell office:value-type="string">
            <text:p>empresa f,firma f,fábrica f</text:p>
          </table:table-cell>
          <table:table-cell office:value-type="string">
            <text:p>Seit wann arbeiten Sie bei dieser Firma?</text:p>
          </table:table-cell>
        </table:table-row>
        <table:table-row table:style-name="ro1">
          <table:table-cell office:value-type="string">
            <text:p>der Fisch, -e</text:p>
          </table:table-cell>
          <table:table-cell office:value-type="string">
            <text:p>pez m,pescado m,piscis m inv</text:p>
          </table:table-cell>
          <table:table-cell office:value-type="string">
            <text:p>1. In diesem See gibt es kaum noch Fische. 2. Fisch esse ich lieber als Fleisch.</text:p>
          </table:table-cell>
        </table:table-row>
        <table:table-row table:style-name="ro1">
          <table:table-cell office:value-type="string">
            <text:p>fit</text:p>
          </table:table-cell>
          <table:table-cell office:value-type="string">
            <text:p>en (buena) forma</text:p>
          </table:table-cell>
          <table:table-cell office:value-type="string">
            <text:p>Ich halte mich durch Sport fit.</text:p>
          </table:table-cell>
        </table:table-row>
        <table:table-row table:style-name="ro1">
          <table:table-cell office:value-type="string">
            <text:p>die Fitness</text:p>
          </table:table-cell>
          <table:table-cell office:value-type="string">
            <text:p>buena forma f</text:p>
          </table:table-cell>
          <table:table-cell office:value-type="string">
            <text:p>Ich tue viel für meine Fitness.</text:p>
          </table:table-cell>
        </table:table-row>
        <table:table-row table:style-name="ro1">
          <table:table-cell office:value-type="string">
            <text:p>flach</text:p>
          </table:table-cell>
          <table:table-cell office:value-type="string">
            <text:p>llano, plano,bajo,playo CSur,poco profundo,llano,banal, superficial</text:p>
          </table:table-cell>
          <table:table-cell office:value-type="string">
            <text:p>1. Für die Arbeit brauche ich flache Schuhe. 2. An dieser Stelle ist der See sehr flach.</text:p>
          </table:table-cell>
        </table:table-row>
        <table:table-row table:style-name="ro1">
          <table:table-cell office:value-type="string">
            <text:p>die Fläche, -n </text:p>
          </table:table-cell>
          <table:table-cell office:value-type="string">
            <text:p>superficie f,terreno m,plano m,cara f</text:p>
          </table:table-cell>
          <table:table-cell office:value-type="string">
            <text:p>Unsere Wohnung hat eine Wohnfläche von 100 m2.</text:p>
          </table:table-cell>
        </table:table-row>
        <table:table-row table:style-name="ro1">
          <table:table-cell office:value-type="string">
            <text:p>die Flasche, -n</text:p>
          </table:table-cell>
          <table:table-cell office:value-type="string">
            <text:p>botella f,biberón m,cero m a la izquierda,berzotas mf inv</text:p>
          </table:table-cell>
          <table:table-cell office:value-type="string">
            <text:p>1. Wo kann man die leeren Flaschen zurückgeben? 2. Eine Flasche Bier bitte.</text:p>
          </table:table-cell>
        </table:table-row>
        <table:table-row table:style-name="ro1">
          <table:table-cell office:value-type="string">
            <text:p>der Fleck, -en </text:p>
          </table:table-cell>
          <table:table-cell office:value-type="string">
            <text:p>mancha f,lugar m,sitio m</text:p>
          </table:table-cell>
          <table:table-cell office:value-type="string">
            <text:p>Du hast einen Fleck auf der Bluse.</text:p>
          </table:table-cell>
        </table:table-row>
        <table:table-row table:style-name="ro1">
          <table:table-cell office:value-type="string">
            <text:p>das Fleisch</text:p>
          </table:table-cell>
          <table:table-cell office:value-type="string">
            <text:p>carne f,pulpa f,blancos m pl</text:p>
          </table:table-cell>
          <table:table-cell office:value-type="string">
            <text:p>Fleisch mag ich nicht.</text:p>
          </table:table-cell>
        </table:table-row>
        <table:table-row table:style-name="ro1">
          <table:table-cell office:value-type="string">
            <text:p>fleißig</text:p>
          </table:table-cell>
          <table:table-cell office:value-type="string">
            <text:p>aplicado, trabajador,regular,con empeño, con diligencia,a menudo</text:p>
          </table:table-cell>
          <table:table-cell office:value-type="string">
            <text:p>Pamela ist wirklich fleißig. Sie macht immer ihre Hausaufgaben.</text:p>
          </table:table-cell>
        </table:table-row>
        <table:table-row table:style-name="ro1">
          <table:table-cell office:value-type="string">
            <text:p>flexibel</text:p>
          </table:table-cell>
          <table:table-cell office:value-type="string">
            <text:p>flexible</text:p>
          </table:table-cell>
          <table:table-cell office:value-type="string">
            <text:p>Meine Arbeitszeit ist flexibel.</text:p>
          </table:table-cell>
        </table:table-row>
        <table:table-row table:style-name="ro1">
          <table:table-cell office:value-type="string">
            <text:p>fliegen, fliegt, flog, ist geflogen</text:p>
          </table:table-cell>
          <table:table-cell office:value-type="string">
            <text:p>volar,ir en avión,ser lanzado, ser arrojado,pirrarse por,pilotar,transportar por aire,cubrir</text:p>
          </table:table-cell>
          <table:table-cell office:value-type="string">
            <text:p>1. Der Vogel ist auf einen Baum geflogen. 2. Diese Maschine fliegt direkt nach New York. 3. Ich bin nach Berlin geflogen.</text:p>
          </table:table-cell>
        </table:table-row>
        <table:table-row table:style-name="ro1">
          <table:table-cell office:value-type="string">
            <text:p>fliehen, flieht, floh, ist geflohen</text:p>
          </table:table-cell>
          <table:table-cell office:value-type="string">
            <text:p>huir de,correrse,escaparse de</text:p>
          </table:table-cell>
          <table:table-cell office:value-type="string">
            <text:p>Der Einbrecher ist sofort geflohen.</text:p>
          </table:table-cell>
        </table:table-row>
        <table:table-row table:style-name="ro1">
          <table:table-cell office:value-type="string">
            <text:p>die Flucht</text:p>
          </table:table-cell>
          <table:table-cell office:value-type="string">
            <text:p>huida f vor,fuga f de,punto m de fuga,serie f de habitaciones</text:p>
          </table:table-cell>
          <table:table-cell office:value-type="string">
            <text:p>Der Einbrecher war schon auf der Flucht.</text:p>
          </table:table-cell>
        </table:table-row>
        <table:table-row table:style-name="ro1">
          <table:table-cell office:value-type="string">
            <text:p>fließen, fließt, floss, ist geflossen</text:p>
          </table:table-cell>
          <table:table-cell office:value-type="string">
            <text:p>fluir,correr,salir</text:p>
          </table:table-cell>
          <table:table-cell office:value-type="string">
            <text:p>Dieser Fluss fließt in die Nordsee.</text:p>
          </table:table-cell>
        </table:table-row>
        <table:table-row table:style-name="ro1">
          <table:table-cell office:value-type="string">
            <text:p>fließend</text:p>
          </table:table-cell>
          <table:table-cell office:value-type="string">
            <text:p>corriente,difuso,con soltura, con fluidez</text:p>
          </table:table-cell>
          <table:table-cell office:value-type="string">
            <text:p>1. Mein Kollege spricht fließend Deutsch. 2. Ich hatte nur ein Zimmer mit fließendem Wasser.</text:p>
          </table:table-cell>
        </table:table-row>
        <table:table-row table:style-name="ro1">
          <table:table-cell office:value-type="string">
            <text:p>der Flug, -"e </text:p>
          </table:table-cell>
          <table:table-cell office:value-type="string">
            <text:p>vuelo m</text:p>
          </table:table-cell>
          <table:table-cell office:value-type="string">
            <text:p>Ich habe den Flug für Sie gebucht.</text:p>
          </table:table-cell>
        </table:table-row>
        <table:table-row table:style-name="ro1">
          <table:table-cell office:value-type="string">
            <text:p>der Flughafen, -"</text:p>
          </table:table-cell>
          <table:table-cell office:value-type="string">
            <text:p>aeropuerto m</text:p>
          </table:table-cell>
          <table:table-cell office:value-type="string">
            <text:p>1. Der Flughafen liegt 30 km außerhalb. 2. Kannst du mich zum Flughafen bringen? </text:p>
          </table:table-cell>
        </table:table-row>
        <table:table-row table:style-name="ro1">
          <table:table-cell office:value-type="string">
            <text:p>das Flugzeug, -e </text:p>
          </table:table-cell>
          <table:table-cell office:value-type="string">
            <text:p>avión m</text:p>
          </table:table-cell>
          <table:table-cell office:value-type="string">
            <text:p>Das Flugzeug ist gerade gelandet.</text:p>
          </table:table-cell>
        </table:table-row>
        <table:table-row table:style-name="ro1">
          <table:table-cell office:value-type="string">
            <text:p>der Flur, -e</text:p>
          </table:table-cell>
          <table:table-cell office:value-type="string">
            <text:p>pasillo m,corredor m,campo m,campiña f</text:p>
          </table:table-cell>
          <table:table-cell office:value-type="string">
            <text:p><text:s/>Warten Sie bitte auf dem Flur.</text:p>
          </table:table-cell>
        </table:table-row>
        <table:table-row table:style-name="ro1">
          <table:table-cell office:value-type="string">
            <text:p>der Fluss, -"e </text:p>
          </table:table-cell>
          <table:table-cell office:value-type="string">
            <text:p>río m,flujo m,curso m</text:p>
          </table:table-cell>
          <table:table-cell office:value-type="string">
            <text:p><text:s/>Wie heißt dieser Fluss?</text:p>
          </table:table-cell>
        </table:table-row>
        <table:table-row table:style-name="ro1">
          <table:table-cell office:value-type="string">
            <text:p>die Flüssigkeit, -en</text:p>
          </table:table-cell>
          <table:table-cell office:value-type="string">
            <text:p>líquido m,fluidez f</text:p>
          </table:table-cell>
          <table:table-cell office:value-type="string">
            <text:p>1. Dieses Medikament muss man mit viel Flüssigkeit einnehmen.</text:p>
          </table:table-cell>
        </table:table-row>
        <table:table-row table:style-name="ro1">
          <table:table-cell office:value-type="string">
            <text:p>folgen, folgt, folgte, ist gefolgt</text:p>
          </table:table-cell>
          <table:table-cell office:value-type="string">
            <text:p>seguir,seguir, continuar,deducirse de,derivarse de,obedecer</text:p>
          </table:table-cell>
          <table:table-cell office:value-type="string">
            <text:p>1. Es folgen die Nachrichten. 2. Folgen Sie der Reiseleiterin.</text:p>
          </table:table-cell>
        </table:table-row>
        <table:table-row table:style-name="ro1">
          <table:table-cell office:value-type="string">
            <text:p>die Folge, -n</text:p>
          </table:table-cell>
          <table:table-cell office:value-type="string">
            <text:p>consecuencia f,repercusiones f pl,resultado m,capítulo m,número m,serie f</text:p>
          </table:table-cell>
          <table:table-cell office:value-type="string">
            <text:p>Wenn Sie weiter so spät kommen, hat das Folgen.</text:p>
          </table:table-cell>
        </table:table-row>
        <table:table-row table:style-name="ro1">
          <table:table-cell office:value-type="string">
            <text:p>folgend</text:p>
          </table:table-cell>
          <table:table-cell office:value-type="string">
            <text:p>siguiente</text:p>
          </table:table-cell>
          <table:table-cell office:value-type="string">
            <text:p>1. Mehr Informationen auf den folgenden Seiten. 2. Sie müssen folgende Schulbücher kaufen.</text:p>
          </table:table-cell>
        </table:table-row>
        <table:table-row table:style-name="ro1">
          <table:table-cell office:value-type="string">
            <text:p>die Forderung, -en</text:p>
          </table:table-cell>
          <table:table-cell office:value-type="string">
            <text:p>exigencia f,demanda f,requisito m,deuda f,reivindicación f</text:p>
          </table:table-cell>
          <table:table-cell office:value-type="string">
            <text:p>Alles wird teurer. Wir fordern deshalb von unserer Firma mehr Lohn.</text:p>
          </table:table-cell>
        </table:table-row>
        <table:table-row table:style-name="ro1">
          <table:table-cell office:value-type="string">
            <text:p>fördern, fördert, förderte, hat gefördert</text:p>
          </table:table-cell>
          <table:table-cell office:value-type="string">
            <text:p>explotar,extraer,elevar,fomentar,promover,promocionar,impulsar,hacer prosperar,patrocinar,proteger,incentivar,favorecer,activar,explotar, extraer,fomentar, promover,patrocinar, proteger,activar, hacer prosperar,potenciar, impulsar</text:p>
          </table:table-cell>
          <table:table-cell office:value-type="string">
            <text:p>Die Forderung ist 10 % mehr Lohn. Das BAMF fördert diesen Kurs.</text:p>
          </table:table-cell>
        </table:table-row>
        <table:table-row table:style-name="ro1">
          <table:table-cell office:value-type="string">
            <text:p>die Förderung, -en </text:p>
          </table:table-cell>
          <table:table-cell office:value-type="string">
            <text:p>explotación f,extracción f,promoción f,fomento m,subsidio m,ayuda f económica</text:p>
          </table:table-cell>
          <table:table-cell office:value-type="string">
            <text:p>Für das Projekt bekommen wir eine Förderung von der Stadt.</text:p>
          </table:table-cell>
        </table:table-row>
        <table:table-row table:style-name="ro1">
          <table:table-cell office:value-type="string">
            <text:p>die Form, -en</text:p>
          </table:table-cell>
          <table:table-cell office:value-type="string">
            <text:p>forma f,manera f,molde m,formas f pl,modales m pl</text:p>
          </table:table-cell>
          <table:table-cell office:value-type="string">
            <text:p>1. Diese Schuhe haben eine schöne Form.2. Ich möchte für den Geburtstag einen Kuchen backen. Kannst du mir eine Backform leihen?</text:p>
          </table:table-cell>
        </table:table-row>
        <table:table-row table:style-name="ro1">
          <table:table-cell office:value-type="string">
            <text:p>das Formular, -e </text:p>
          </table:table-cell>
          <table:table-cell office:value-type="string">
            <text:p>formulario m,impreso m</text:p>
          </table:table-cell>
          <table:table-cell office:value-type="string">
            <text:p>Füllen Sie bitte dieses Formular aus.</text:p>
          </table:table-cell>
        </table:table-row>
        <table:table-row table:style-name="ro1">
          <table:table-cell office:value-type="string">
            <text:p>die Fortbildung, -en</text:p>
          </table:table-cell>
          <table:table-cell office:value-type="string">
            <text:p>perfeccionamiento m</text:p>
          </table:table-cell>
          <table:table-cell office:value-type="string">
            <text:p>Ich möchte nächstes Jahr in meinem Beruf eine Fortbildung machen.</text:p>
          </table:table-cell>
        </table:table-row>
        <table:table-row table:style-name="ro1">
          <table:table-cell office:value-type="string">
            <text:p>der Fortschritt, -e</text:p>
          </table:table-cell>
          <table:table-cell office:value-type="string">
            <text:p>progreso m,mejora m</text:p>
          </table:table-cell>
          <table:table-cell office:value-type="string">
            <text:p>Ihre Kinder haben im Deutschen große Fortschritte gemacht.</text:p>
          </table:table-cell>
        </table:table-row>
        <table:table-row table:style-name="ro1">
          <table:table-cell office:value-type="string">
            <text:p>fortsetzen, setzt fort, setzte fort, hat fortgesetzt</text:p>
          </table:table-cell>
          <table:table-cell office:value-type="string">
            <text:p>proseguir, continuar</text:p>
          </table:table-cell>
          <table:table-cell office:value-type="string">
            <text:p>Wir setzen die Behandlung am nächsten Donnerstag um 11 Uhr fort.</text:p>
          </table:table-cell>
        </table:table-row>
        <table:table-row table:style-name="ro1">
          <table:table-cell office:value-type="string">
            <text:p>die Fortsetzung, -en</text:p>
          </table:table-cell>
          <table:table-cell office:value-type="string">
            <text:p>continuación f</text:p>
          </table:table-cell>
          <table:table-cell office:value-type="string">
            <text:p>Fortsetzung folgt. </text:p>
          </table:table-cell>
        </table:table-row>
        <table:table-row table:style-name="ro1">
          <table:table-cell office:value-type="string">
            <text:p>fotografieren, fotografiert, fotografierte, hat fotografiert</text:p>
          </table:table-cell>
          <table:table-cell office:value-type="string">
            <text:p>fotografiar</text:p>
          </table:table-cell>
          <table:table-cell office:value-type="string">
            <text:p>Ich fotografiere gern.</text:p>
          </table:table-cell>
        </table:table-row>
        <table:table-row table:style-name="ro1">
          <table:table-cell office:value-type="string">
            <text:p>das Foto, -s </text:p>
          </table:table-cell>
          <table:table-cell office:value-type="string">
            <text:p>foto f,máquina f (fotográfica)</text:p>
          </table:table-cell>
          <table:table-cell office:value-type="string">
            <text:p>Können Sie dieses Foto vergrößern?</text:p>
          </table:table-cell>
        </table:table-row>
        <table:table-row table:style-name="ro1">
          <table:table-cell office:value-type="string">
            <text:p>der Fotoapparat, -e</text:p>
          </table:table-cell>
          <table:table-cell office:value-type="string">
            <text:p>cámara f fotográfica,máquina f fotográfica</text:p>
          </table:table-cell>
          <table:table-cell office:value-type="string">
            <text:p>Ich möchte mir einen Fotoapparat kaufen.</text:p>
          </table:table-cell>
        </table:table-row>
        <table:table-row table:style-name="ro1">
          <table:table-cell office:value-type="string">
            <text:p>die Fotografie, -n</text:p>
          </table:table-cell>
          <table:table-cell office:value-type="string">
            <text:p>fotografía f</text:p>
          </table:table-cell>
          <table:table-cell office:value-type="string">
            <text:p>Ich interessiere mich für Fotografie.</text:p>
          </table:table-cell>
        </table:table-row>
        <table:table-row table:style-name="ro1">
          <table:table-cell office:value-type="string">
            <text:p>fragen, fragt, fragte, hat gefragt</text:p>
          </table:table-cell>
          <table:table-cell office:value-type="string">
            <text:p>preguntar por,preguntar,pedir</text:p>
          </table:table-cell>
          <table:table-cell office:value-type="string">
            <text:p>1. Darf ich Sie etwas fragen? 2. Hat jemand nach mir gefragt? 3. Ich frage mich, ob das richtig war.</text:p>
          </table:table-cell>
        </table:table-row>
        <table:table-row table:style-name="ro1">
          <table:table-cell office:value-type="string">
            <text:p>die Frage, -n</text:p>
          </table:table-cell>
          <table:table-cell office:value-type="string">
            <text:p>pregunta f,cuestión f,consideración f</text:p>
          </table:table-cell>
          <table:table-cell office:value-type="string">
            <text:p>1. Ich habe Ihre Frage leider nicht verstanden. 2. Das kommt gar nicht infrage!</text:p>
          </table:table-cell>
        </table:table-row>
        <table:table-row table:style-name="ro1">
          <table:table-cell office:value-type="string">
            <text:p>die Frau, -en</text:p>
          </table:table-cell>
          <table:table-cell office:value-type="string">
            <text:p>mujer f,esposa f,señora f,doña f</text:p>
          </table:table-cell>
          <table:table-cell office:value-type="string">
            <text:p>1. In meinem Deutschkurs sind mehr Frauen als Männer. 2. Ist Ihre Frau berufstätig? 3. Guten Tag, Frau Müller!</text:p>
          </table:table-cell>
        </table:table-row>
        <table:table-row table:style-name="ro1">
          <table:table-cell office:value-type="string">
            <text:p>frech</text:p>
          </table:table-cell>
          <table:table-cell office:value-type="string">
            <text:p>insolente, impertinente,cachafaz AmS,impávido Chil,desvergonzado, atrevido,descocado</text:p>
          </table:table-cell>
          <table:table-cell office:value-type="string">
            <text:p>Du darfst in der Schule nicht so frech sein.</text:p>
          </table:table-cell>
        </table:table-row>
        <table:table-row table:style-name="ro1">
          <table:table-cell office:value-type="string">
            <text:p>frei</text:p>
          </table:table-cell>
          <table:table-cell office:value-type="string">
            <text:p>libre,en libertad,libre de,exento de,abierto, descubierto,vacante,gratuito, libre de gastos,liberal,franco, abierto,(al) descubierto</text:p>
          </table:table-cell>
          <table:table-cell office:value-type="string">
            <text:p>1. Ist dieser Platz noch frei? 2. Morgen haben wir frei. 3. Eintritt frei. 4. Ich trinke nur alkoholfreies Bier. 5. Dieses Medikament ist rezeptfrei. 6. Jetzt ist frei, du kannst telefonieren. 7. Sie können Ihren Arzt frei wählen.</text:p>
          </table:table-cell>
        </table:table-row>
        <table:table-row table:style-name="ro1">
          <table:table-cell office:value-type="string">
            <text:p>die Freiheit</text:p>
          </table:table-cell>
          <table:table-cell office:value-type="string">
            <text:p>libertad f,independencia f,licencia f</text:p>
          </table:table-cell>
          <table:table-cell office:value-type="string">
            <text:p>Wir alle wünschen uns ein Leben in Freiheit.</text:p>
          </table:table-cell>
        </table:table-row>
        <table:table-row table:style-name="ro1">
          <table:table-cell office:value-type="string">
            <text:p>die Freizeit</text:p>
          </table:table-cell>
          <table:table-cell office:value-type="string">
            <text:p>tiempo m libre [oder de ocio],campamento m</text:p>
          </table:table-cell>
          <table:table-cell office:value-type="string">
            <text:p>In meiner Freizeit höre ich gern Musik.</text:p>
          </table:table-cell>
        </table:table-row>
        <table:table-row table:style-name="ro1">
          <table:table-cell office:value-type="string">
            <text:p>freiwillig</text:p>
          </table:table-cell>
          <table:table-cell office:value-type="string">
            <text:p>voluntario</text:p>
          </table:table-cell>
          <table:table-cell office:value-type="string">
            <text:p>Manchmal bleibe ich freiwillig länger im Büro.</text:p>
          </table:table-cell>
        </table:table-row>
        <table:table-row table:style-name="ro1">
          <table:table-cell office:value-type="string">
            <text:p>fremd </text:p>
          </table:table-cell>
          <table:table-cell office:value-type="string">
            <text:p>extranjero,forastero,ajeno, de otro(s),desconocido,extraño</text:p>
          </table:table-cell>
          <table:table-cell office:value-type="string">
            <text:p>1. Ich reise gern in fremde Länder. 2. Ich bin fremd hier.</text:p>
          </table:table-cell>
        </table:table-row>
        <table:table-row table:style-name="ro1">
          <table:table-cell office:value-type="string">
            <text:p>die Fremdsprache, -n</text:p>
          </table:table-cell>
          <table:table-cell office:value-type="string">
            <text:p>lengua f extranjera,idioma m extranjero</text:p>
          </table:table-cell>
          <table:table-cell office:value-type="string">
            <text:p>1. Wie viele Fremdsprachen kannst du? 2. Für diese Stelle braucht man gute Fremdsprachenkenntnisse.</text:p>
          </table:table-cell>
        </table:table-row>
        <table:table-row table:style-name="ro1">
          <table:table-cell office:value-type="string">
            <text:p>fressen, frisst, fraß, hat gefressen</text:p>
          </table:table-cell>
          <table:table-cell office:value-type="string">
            <text:p>comer,tragar,devorar,comer, tragar</text:p>
          </table:table-cell>
          <table:table-cell office:value-type="string">
            <text:p>Hat der Hund schon etwas zu fressen bekommen?</text:p>
          </table:table-cell>
        </table:table-row>
        <table:table-row table:style-name="ro1">
          <table:table-cell office:value-type="string">
            <text:p>freuen sich, freut sich, freute sich, hat sich gefreut</text:p>
          </table:table-cell>
          <table:table-cell/>
          <table:table-cell office:value-type="string">
            <text:p>1. Es freut mich, dass alles so gut geklappt hat. 2. Ich habe mich über Ihr Geschenk sehr gefreut. 3. Ich freue mich schon auf meinen nächsten Urlaub.</text:p>
          </table:table-cell>
        </table:table-row>
        <table:table-row table:style-name="ro1">
          <table:table-cell office:value-type="string">
            <text:p>die Freude</text:p>
          </table:table-cell>
          <table:table-cell office:value-type="string">
            <text:p>alegría f por,gozo m,satisfacción f</text:p>
          </table:table-cell>
          <table:table-cell office:value-type="string">
            <text:p>Diese Arbeit macht mir viel Freude.</text:p>
          </table:table-cell>
        </table:table-row>
        <table:table-row table:style-name="ro1">
          <table:table-cell office:value-type="string">
            <text:p>der Freund, -e</text:p>
          </table:table-cell>
          <table:table-cell office:value-type="string">
            <text:p>amigo(-a) m (f),chamaco(-a) m (f) Mex,novio(-a) m (f),aficionado(-a) m (f) a</text:p>
          </table:table-cell>
          <table:table-cell office:value-type="string">
            <text:p>Ich sehe meine Freunde nur am Wochenende.</text:p>
          </table:table-cell>
        </table:table-row>
        <table:table-row table:style-name="ro1">
          <table:table-cell office:value-type="string">
            <text:p>freundlich</text:p>
          </table:table-cell>
          <table:table-cell office:value-type="string">
            <text:p>amable,cordial, cariñoso,agradable,acogedor,ameno,claro,favorable</text:p>
          </table:table-cell>
          <table:table-cell office:value-type="string">
            <text:p>1. Er hat uns sehr freundlich begrüßt. 2. Der Mann ist sehr freundlich zu mir. 3. Mit freundlichen Grüßen</text:p>
          </table:table-cell>
        </table:table-row>
        <table:table-row table:style-name="ro1">
          <table:table-cell office:value-type="string">
            <text:p>die Freundschaft, -en</text:p>
          </table:table-cell>
          <table:table-cell office:value-type="string">
            <text:p>amistad f</text:p>
          </table:table-cell>
          <table:table-cell office:value-type="string">
            <text:p>Deine Freundschaft ist mir sehr wichtig.</text:p>
          </table:table-cell>
        </table:table-row>
        <table:table-row table:style-name="ro1">
          <table:table-cell office:value-type="string">
            <text:p>frieren, friert, fror, hat gefroren</text:p>
          </table:table-cell>
          <table:table-cell office:value-type="string">
            <text:p>helarse,tener frío,helar</text:p>
          </table:table-cell>
          <table:table-cell office:value-type="string">
            <text:p>1. Wenn Sie frieren, mache ich das Fenster wieder zu. 2. Heute Nacht hat es gefroren.</text:p>
          </table:table-cell>
        </table:table-row>
        <table:table-row table:style-name="ro1">
          <table:table-cell office:value-type="string">
            <text:p>frisch</text:p>
          </table:table-cell>
          <table:table-cell office:value-type="string">
            <text:p>fresco,nuevo,limpio,vivo,recién</text:p>
          </table:table-cell>
          <table:table-cell office:value-type="string">
            <text:p>1. Das Brot ist noch ganz frisch. 2. Die Handtücher sind frisch gewaschen. 3. Ich muss mal an die frische Luft.</text:p>
          </table:table-cell>
        </table:table-row>
        <table:table-row table:style-name="ro1">
          <table:table-cell office:value-type="string">
            <text:p>der Friseur, -e </text:p>
          </table:table-cell>
          <table:table-cell office:value-type="string">
            <text:p>peluquero(-a) m (f),peluquería f</text:p>
          </table:table-cell>
          <table:table-cell office:value-type="string">
            <text:p>1. Hast du einen guten Friseur? 2. Meine Tochter will Friseurin werden.</text:p>
          </table:table-cell>
        </table:table-row>
        <table:table-row table:style-name="ro1">
          <table:table-cell office:value-type="string">
            <text:p>die Frist, -en</text:p>
          </table:table-cell>
          <table:table-cell office:value-type="string">
            <text:p>plazo m,prórroga f,fecha f</text:p>
          </table:table-cell>
          <table:table-cell office:value-type="string">
            <text:p>Die Frist ist abgelaufen.</text:p>
          </table:table-cell>
        </table:table-row>
        <table:table-row table:style-name="ro1">
          <table:table-cell office:value-type="string">
            <text:p>befristet</text:p>
          </table:table-cell>
          <table:table-cell office:value-type="string">
            <text:p>limitado</text:p>
          </table:table-cell>
          <table:table-cell office:value-type="string">
            <text:p>1. Ihre Aufenthaltserlaubnis ist befristet. 2. Die Arbeitserlaubnis ist unbefristet.</text:p>
          </table:table-cell>
        </table:table-row>
        <table:table-row table:style-name="ro1">
          <table:table-cell office:value-type="string">
            <text:p>froh</text:p>
          </table:table-cell>
          <table:table-cell office:value-type="string">
            <text:p>alegre,feliz,satisfecho, contento,bueno, agradable</text:p>
          </table:table-cell>
          <table:table-cell office:value-type="string">
            <text:p>1. Ich bin froh, dass alles so gut geklappt hat. 2. Frohes Fest! </text:p>
          </table:table-cell>
        </table:table-row>
        <table:table-row table:style-name="ro1">
          <table:table-cell office:value-type="string">
            <text:p>die Frucht, -e</text:p>
          </table:table-cell>
          <table:table-cell office:value-type="string">
            <text:p>fruto m,fruta f,embrión m,feto m,resultado m,cereales m pl,mies f</text:p>
          </table:table-cell>
          <table:table-cell office:value-type="string">
            <text:p>Welche Früchte kann man essen?</text:p>
          </table:table-cell>
        </table:table-row>
        <table:table-row table:style-name="ro1">
          <table:table-cell office:value-type="string">
            <text:p>früh</text:p>
          </table:table-cell>
          <table:table-cell office:value-type="string">
            <text:p>temprano,prematuro,(por la) mañana</text:p>
          </table:table-cell>
          <table:table-cell office:value-type="string">
            <text:p>1. Hier ist schon am frühen Morgen starker Verkehr. 2. Mein Vater arbeitet von früh bis spät. 3. Ich bin heute sehr früh aufgestanden. 4. Wir sind eine halbe Stunde zu früh gekommen. 5. Wecken Sie mich bitte morgen früh um 6 Uhr.</text:p>
          </table:table-cell>
        </table:table-row>
        <table:table-row table:style-name="ro1">
          <table:table-cell office:value-type="string">
            <text:p>früher/früher-</text:p>
          </table:table-cell>
          <table:table-cell/>
          <table:table-cell office:value-type="string">
            <text:p>1. Früher habe ich in Berlin gewohnt. 2. Wir nehmen den früheren Zug.</text:p>
          </table:table-cell>
        </table:table-row>
        <table:table-row table:style-name="ro1">
          <table:table-cell office:value-type="string">
            <text:p>frühstücken, frühstückt, frühstückte, hat gefrühstückt</text:p>
          </table:table-cell>
          <table:table-cell office:value-type="string">
            <text:p>desayunar</text:p>
          </table:table-cell>
          <table:table-cell office:value-type="string">
            <text:p>Haben Sie schon gefrühstückt?</text:p>
          </table:table-cell>
        </table:table-row>
        <table:table-row table:style-name="ro1">
          <table:table-cell office:value-type="string">
            <text:p>das Frühstück</text:p>
          </table:table-cell>
          <table:table-cell office:value-type="string">
            <text:p>desayuno m</text:p>
          </table:table-cell>
          <table:table-cell office:value-type="string">
            <text:p>1. Wir sitzen gerade beim Frühstück. 2. Sollen wir Ihnen das Frühstück aufs Zimmer bringen?</text:p>
          </table:table-cell>
        </table:table-row>
        <table:table-row table:style-name="ro1">
          <table:table-cell office:value-type="string">
            <text:p>fühlen, fühlt, fühlte, hat gefühlt</text:p>
          </table:table-cell>
          <table:table-cell office:value-type="string">
            <text:p>sentir,palpar, tocar</text:p>
          </table:table-cell>
          <table:table-cell office:value-type="string">
            <text:p>1. Wie fühlen Sie sich? 2. Fühl mal, ob das Wasser nicht zu heiß ist. 3. Ich fühle mich wohl hier.</text:p>
          </table:table-cell>
        </table:table-row>
        <table:table-row table:style-name="ro1">
          <table:table-cell office:value-type="string">
            <text:p>führen, führt, führte, hat geführt</text:p>
          </table:table-cell>
          <table:table-cell office:value-type="string">
            <text:p>ir a la cabeza,llevar ventaja,ir, llevar,llevar a,conducir a,dirigir, llevar,encabezar, guiar,llevar, guiar,acompañar,llevar, conducir,tener,llevar,vender, tener a la venta,sostener, tener</text:p>
          </table:table-cell>
          <table:table-cell office:value-type="string">
            <text:p>1. Der Meister führt uns durch den Betrieb.2. Frau Meyer führt den Betrieb schon seit zehn Jahren.3. Nach 20 Minuten führte unsere Mannschaft 2 : 0. 4. Die Straße führt direkt zum Bahnhof. 5. Mein Kollege hat einen Prozess gegen den Vermieter geführt.</text:p>
          </table:table-cell>
        </table:table-row>
        <table:table-row table:style-name="ro1">
          <table:table-cell office:value-type="string">
            <text:p>der Führerschein, -e</text:p>
          </table:table-cell>
          <table:table-cell office:value-type="string">
            <text:p>permiso m de conducir,carné m de conducir</text:p>
          </table:table-cell>
          <table:table-cell office:value-type="string">
            <text:p>1. Mein Bruder hat erst vor einem halben Jahr den Führerschein gemacht.2. Meine Frau hat keinen Führerschein.</text:p>
          </table:table-cell>
        </table:table-row>
        <table:table-row table:style-name="ro1">
          <table:table-cell office:value-type="string">
            <text:p>die Führung, -en</text:p>
          </table:table-cell>
          <table:table-cell office:value-type="string">
            <text:p>dirección f,comportamiento m,visita f (guiada)</text:p>
          </table:table-cell>
          <table:table-cell office:value-type="string">
            <text:p>1. Die nächste Führung beginnt um 15 Uhr. 2. Bayern München liegt in Führung.</text:p>
          </table:table-cell>
        </table:table-row>
        <table:table-row table:style-name="ro1">
          <table:table-cell office:value-type="string">
            <text:p>das Fundbüro, -s</text:p>
          </table:table-cell>
          <table:table-cell office:value-type="string">
            <text:p>oficina f de objetos perdidos</text:p>
          </table:table-cell>
          <table:table-cell office:value-type="string">
            <text:p>Sie haben Ihren Schirm verloren. Da fragen Sie am besten im Fundbüro.</text:p>
          </table:table-cell>
        </table:table-row>
        <table:table-row table:style-name="ro1">
          <table:table-cell office:value-type="string">
            <text:p>funktionieren, funktioniert, funktionierte, hat funktioniert</text:p>
          </table:table-cell>
          <table:table-cell office:value-type="string">
            <text:p>funcionar</text:p>
          </table:table-cell>
          <table:table-cell office:value-type="string">
            <text:p>1. Können Sie mir bitte mal zeigen, wie der Automat funktioniert?2. Unsere Ehe funktioniert nicht mehr.</text:p>
          </table:table-cell>
        </table:table-row>
        <table:table-row table:style-name="ro5">
          <table:table-cell office:value-type="string">
            <text:p>für</text:p>
          </table:table-cell>
          <table:table-cell office:value-type="string">
            <text:p>para, por,para,por,a causa de, por,en lugar de, por</text:p>
          </table:table-cell>
          <table:table-cell office:value-type="string">
            <text:p>1. Ist Post für mich da? 2. Ich habe die Schlüssel für meineWohnung verloren. 3 Gibt es hier einen Sportverein für Jugendliche?4. Diese alten Möbel haben wir für 100 Euro bekommen.</text:p>
            <text:p>5. Für einen Anfänger spricht mein Nachbar sehr gut Deutsch.</text:p>
            <text:p>6. Du kannst nicht einkaufen gehen? Ich kann es für dich machen.</text:p>
            <text:p>7. Für mich ist das ein schwerer Fehler. 8. Wir haben die Wohnung für ein</text:p>
            <text:p>Jahr gemietet.</text:p>
          </table:table-cell>
        </table:table-row>
        <table:table-row table:style-name="ro1">
          <table:table-cell office:value-type="string">
            <text:p>furchtbar</text:p>
          </table:table-cell>
          <table:table-cell office:value-type="string">
            <text:p>horroroso, horrible,enorme, tremendo,muy</text:p>
          </table:table-cell>
          <table:table-cell office:value-type="string">
            <text:p>1. Ich hatte mein Geld vergessen. Das war mir furchtbar unangenehm. 2. Dennis hat furchtbare Schmerzen.</text:p>
          </table:table-cell>
        </table:table-row>
        <table:table-row table:style-name="ro1">
          <table:table-cell office:value-type="string">
            <text:p>der Fuß, -"e</text:p>
          </table:table-cell>
          <table:table-cell office:value-type="string">
            <text:p>pie m</text:p>
          </table:table-cell>
          <table:table-cell office:value-type="string">
            <text:p>1. Thomas hat sich den linken Fuß gebrochen.2. Sind Sie zu Fuß gekommen?</text:p>
          </table:table-cell>
        </table:table-row>
        <table:table-row table:style-name="ro1">
          <table:table-cell office:value-type="string">
            <text:p>der Fußball, -"e</text:p>
          </table:table-cell>
          <table:table-cell office:value-type="string">
            <text:p>fútbol m,balompié m,pelota f de fútbol</text:p>
          </table:table-cell>
          <table:table-cell office:value-type="string">
            <text:p>1. Hans wünscht sich zu Weihnachten einen neuen Fußball.2. Spielt ihr gerne Fußball? </text:p>
          </table:table-cell>
        </table:table-row>
        <table:table-row table:style-name="ro1">
          <table:table-cell office:value-type="string">
            <text:p>der Fußgänger, - </text:p>
          </table:table-cell>
          <table:table-cell office:value-type="string">
            <text:p>peatón(-ona) m (f),viandante mf</text:p>
          </table:table-cell>
          <table:table-cell office:value-type="string">
            <text:p>Dieser Weg ist nur für Fußgänger.</text:p>
          </table:table-cell>
        </table:table-row>
        <table:table-row table:style-name="ro1">
          <table:table-cell office:value-type="string">
            <text:p>die Fußgängerzone, -n</text:p>
          </table:table-cell>
          <table:table-cell office:value-type="string">
            <text:p>zona f peatonal</text:p>
          </table:table-cell>
          <table:table-cell office:value-type="string">
            <text:p>Wir treffen uns um 15 Uhr in der Fußgängerzone.</text:p>
          </table:table-cell>
        </table:table-row>
        <table:table-row table:style-name="ro1">
          <table:table-cell office:value-type="string">
            <text:p>die Gabel, -n </text:p>
          </table:table-cell>
          <table:table-cell office:value-type="string">
            <text:p>tenedor m,horquilla f,horca f</text:p>
          </table:table-cell>
          <table:table-cell office:value-type="string">
            <text:p>Wir brauchen bitte noch eine Gabel.</text:p>
          </table:table-cell>
        </table:table-row>
        <table:table-row table:style-name="ro1">
          <table:table-cell office:value-type="string">
            <text:p>der Gang, "-e</text:p>
          </table:table-cell>
          <table:table-cell office:value-type="string">
            <text:p>(modo m de) andar m,paseo m,camino m,marcha f,curso m,pasillo m,corredor m,plato m,banda f,trinca f And, CSur,cuadrilla f,percha f Mex</text:p>
          </table:table-cell>
          <table:table-cell office:value-type="string">
            <text:p>1. Bitte warten Sie draußen im Gang. 2. Schalten Sie bitte jetzt in den dritten Gang. 3. Was möchten Sie als ersten Gang? Suppe oder Salat?</text:p>
          </table:table-cell>
        </table:table-row>
        <table:table-row table:style-name="ro1">
          <table:table-cell office:value-type="string">
            <text:p>ganz</text:p>
          </table:table-cell>
          <table:table-cell office:value-type="string">
            <text:p>todo, entero,completo,en buenas condiciones, intacto,sólo,totalmente, completamente,del todo, por completo,bastante,muy</text:p>
          </table:table-cell>
          <table:table-cell office:value-type="string">
            <text:p>1. Ich habe den ganzen Tag noch nichts gegessen. <text:s/>2. Den Zahnarzttermin habe ich ganz vergessen. 3. Ich finde Janis ganz nett. 4. Am Montag ist hier Ruhetag. Das weiß ich ganz sicher. 5. Gott sei Dank ist meine Brille noch ganz.</text:p>
          </table:table-cell>
        </table:table-row>
        <table:table-row table:style-name="ro1">
          <table:table-cell office:value-type="string">
            <text:p>gar</text:p>
          </table:table-cell>
          <table:table-cell office:value-type="string">
            <text:p>incluso,por lo demás</text:p>
          </table:table-cell>
          <table:table-cell office:value-type="string">
            <text:p>1. Die Kartoffeln sind noch nicht gar. 2. Du räumst nie dein Zimmer auf. – Das ist gar nicht wahr. </text:p>
          </table:table-cell>
        </table:table-row>
        <table:table-row table:style-name="ro1">
          <table:table-cell office:value-type="string">
            <text:p>die Garage, -n</text:p>
          </table:table-cell>
          <table:table-cell office:value-type="string">
            <text:p>garaje m,establo m Cuba,cochera f</text:p>
          </table:table-cell>
          <table:table-cell office:value-type="string">
            <text:p>Hier ist eine Garage zu vermieten.</text:p>
          </table:table-cell>
        </table:table-row>
        <table:table-row table:style-name="ro1">
          <table:table-cell office:value-type="string">
            <text:p>garantieren, garantiert, garantierte, hat garantiert</text:p>
          </table:table-cell>
          <table:table-cell office:value-type="string">
            <text:p>garantizar,abogar por</text:p>
          </table:table-cell>
          <table:table-cell office:value-type="string">
            <text:p>Ich kann Ihnen nicht garantieren, dass das Gerät nächste Woche fertig ist.</text:p>
          </table:table-cell>
        </table:table-row>
        <table:table-row table:style-name="ro1">
          <table:table-cell office:value-type="string">
            <text:p>die Garantie </text:p>
          </table:table-cell>
          <table:table-cell office:value-type="string">
            <text:p>garantía f</text:p>
          </table:table-cell>
          <table:table-cell office:value-type="string">
            <text:p>Auf die Waschmaschine haben Sie ein Jahr Garantie.</text:p>
          </table:table-cell>
        </table:table-row>
        <table:table-row table:style-name="ro1">
          <table:table-cell office:value-type="string">
            <text:p>die Garderobe, -n</text:p>
          </table:table-cell>
          <table:table-cell office:value-type="string">
            <text:p>ropa f,guardarropa m,percha f,perchero m,camerino m,vestuario m</text:p>
          </table:table-cell>
          <table:table-cell office:value-type="string">
            <text:p>1. Die Mäntel bitte an der Garderobe abgeben. 2. Bitte, achten Sie auf Ihre Garderobe.</text:p>
          </table:table-cell>
        </table:table-row>
        <table:table-row table:style-name="ro1">
          <table:table-cell office:value-type="string">
            <text:p>der Garten, -"</text:p>
          </table:table-cell>
          <table:table-cell office:value-type="string">
            <text:p>jardín m,huerto m</text:p>
          </table:table-cell>
          <table:table-cell office:value-type="string">
            <text:p>Wir haben einen schönen großen Garten.</text:p>
          </table:table-cell>
        </table:table-row>
        <table:table-row table:style-name="ro1">
          <table:table-cell office:value-type="string">
            <text:p>das Gas </text:p>
          </table:table-cell>
          <table:table-cell office:value-type="string">
            <text:p>gas m</text:p>
          </table:table-cell>
          <table:table-cell office:value-type="string">
            <text:p>1. Wir kochen mit Gas. 2. Gib Gas! Die Ampel ist grün.</text:p>
          </table:table-cell>
        </table:table-row>
        <table:table-row table:style-name="ro1">
          <table:table-cell office:value-type="string">
            <text:p>der Gast, -"e</text:p>
          </table:table-cell>
          <table:table-cell office:value-type="string">
            <text:p>huésped mf,invitado(-a) m (f),cliente mf</text:p>
          </table:table-cell>
          <table:table-cell office:value-type="string">
            <text:p>1. Wir haben heute Abend Gäste. 2. Der Gast hat sich über das Essen beschwert.</text:p>
          </table:table-cell>
        </table:table-row>
        <table:table-row table:style-name="ro1">
          <table:table-cell office:value-type="string">
            <text:p>die Gaststätte, -n</text:p>
          </table:table-cell>
          <table:table-cell office:value-type="string">
            <text:p>restaurante m</text:p>
          </table:table-cell>
          <table:table-cell office:value-type="string">
            <text:p>Ich arbeite seit einem Monat in einer Gaststätte.</text:p>
          </table:table-cell>
        </table:table-row>
        <table:table-row table:style-name="ro1">
          <table:table-cell office:value-type="string">
            <text:p>das Gebäude, -</text:p>
          </table:table-cell>
          <table:table-cell office:value-type="string">
            <text:p>edificio m,sistema m</text:p>
          </table:table-cell>
          <table:table-cell office:value-type="string">
            <text:p>In diesem Gebäude sind nur Büros.</text:p>
          </table:table-cell>
        </table:table-row>
        <table:table-row table:style-name="ro1">
          <table:table-cell office:value-type="string">
            <text:p>geben, gibt, gab, hat gegeben</text:p>
          </table:table-cell>
          <table:table-cell office:value-type="string">
            <text:p>dar,entregar,repartir, distribuir,regalar,pasar,vender,ofrecer,pagar,conceder,dar, producir,hacer, dar,dar, poner,dar (clases de),haber, suceder,darse,sacar,pasar, desaparecer,arreglarse,haber,dárselas de</text:p>
          </table:table-cell>
          <table:table-cell office:value-type="string">
            <text:p>1. Geben Sie mir bitte eine Quittung! 2. Können Sie mir etwas zum Schreiben geben? 3. Der Arzt hat mir eine Spritze gegeben. 4. Was gibt es im Fernsehen? 5. Es gibt bald Regen.</text:p>
          </table:table-cell>
        </table:table-row>
        <table:table-row table:style-name="ro1">
          <table:table-cell office:value-type="string">
            <text:p>das Gebäck</text:p>
          </table:table-cell>
          <table:table-cell office:value-type="string">
            <text:p>galletas f pl,factura f Arg,pastas f pl</text:p>
          </table:table-cell>
          <table:table-cell office:value-type="string">
            <text:p>Das Gebäck ist ganz frisch.</text:p>
          </table:table-cell>
        </table:table-row>
        <table:table-row table:style-name="ro1">
          <table:table-cell office:value-type="string">
            <text:p>geboren werden, wird geboren, wurde geboren, ist geboren worden/ geboren sein</text:p>
          </table:table-cell>
          <table:table-cell/>
          <table:table-cell office:value-type="string">
            <text:p>1. Wann und wo sind Sie geboren? 2. Sind Sie Silvia Schulz, geborene Angeloni? 3. Emil wurde um 03.47 Uhr geboren.</text:p>
          </table:table-cell>
        </table:table-row>
        <table:table-row table:style-name="ro1">
          <table:table-cell office:value-type="string">
            <text:p>gebrauchen, gebraucht, gebrauchte, hat gebraucht</text:p>
          </table:table-cell>
          <table:table-cell office:value-type="string">
            <text:p>usar, utilizar,emplear,servir</text:p>
          </table:table-cell>
          <table:table-cell office:value-type="string">
            <text:p>1. Wir können diese Möbel gut gebrauchen. 2. Ich habe den Wagen gebraucht gekauft. 3. Ich suche eine gebrauchte Waschmaschine.</text:p>
          </table:table-cell>
        </table:table-row>
        <table:table-row table:style-name="ro1">
          <table:table-cell office:value-type="string">
            <text:p>die Gebrauchsanweisung, -en</text:p>
          </table:table-cell>
          <table:table-cell/>
          <table:table-cell office:value-type="string">
            <text:p>Lesen Sie bitte zuerst die Gebrauchsanweisung.</text:p>
          </table:table-cell>
        </table:table-row>
        <table:table-row table:style-name="ro1">
          <table:table-cell office:value-type="string">
            <text:p>die Gebühr, -en </text:p>
          </table:table-cell>
          <table:table-cell office:value-type="string">
            <text:p>tasa f,derechos m pl,tarifa f,porte m,comisión f,peaje m</text:p>
          </table:table-cell>
          <table:table-cell office:value-type="string">
            <text:p>Die Gebühr liegt jährlich bei 60 Euro.</text:p>
          </table:table-cell>
        </table:table-row>
        <table:table-row table:style-name="ro1">
          <table:table-cell office:value-type="string">
            <text:p>die Geburt, -en</text:p>
          </table:table-cell>
          <table:table-cell office:value-type="string">
            <text:p>parto m,nacimiento m,origen m</text:p>
          </table:table-cell>
          <table:table-cell office:value-type="string">
            <text:p>Sie müssen die Geburt Ihres Kindes beim Standesamt melden.</text:p>
          </table:table-cell>
        </table:table-row>
        <table:table-row table:style-name="ro1">
          <table:table-cell office:value-type="string">
            <text:p>der Geburtstag, -e</text:p>
          </table:table-cell>
          <table:table-cell office:value-type="string">
            <text:p>cumpleaños m inv,aniversario m,fecha f de nacimiento</text:p>
          </table:table-cell>
          <table:table-cell office:value-type="string">
            <text:p>Herzlichen Glückwunsch zum Geburtstag!</text:p>
          </table:table-cell>
        </table:table-row>
        <table:table-row table:style-name="ro1">
          <table:table-cell office:value-type="string">
            <text:p>die Geduld </text:p>
          </table:table-cell>
          <table:table-cell office:value-type="string">
            <text:p>paciencia f</text:p>
          </table:table-cell>
          <table:table-cell office:value-type="string">
            <text:p>Bitte haben Sie etwas Geduld.</text:p>
          </table:table-cell>
        </table:table-row>
        <table:table-row table:style-name="ro1">
          <table:table-cell office:value-type="string">
            <text:p>geehrt </text:p>
          </table:table-cell>
          <table:table-cell office:value-type="string">
            <text:p>estimado</text:p>
          </table:table-cell>
          <table:table-cell office:value-type="string">
            <text:p>Sehr geehrte Damen und Herren, ...</text:p>
          </table:table-cell>
        </table:table-row>
        <table:table-row table:style-name="ro1">
          <table:table-cell office:value-type="string">
            <text:p>geeignet sein</text:p>
          </table:table-cell>
          <table:table-cell/>
          <table:table-cell office:value-type="string">
            <text:p>Dieses Spiel ist nicht für sehr kleine Kinder geeignet.</text:p>
          </table:table-cell>
        </table:table-row>
        <table:table-row table:style-name="ro1">
          <table:table-cell office:value-type="string">
            <text:p>die Gefahr, -en </text:p>
          </table:table-cell>
          <table:table-cell office:value-type="string">
            <text:p>peligro m para,riesgo m</text:p>
          </table:table-cell>
          <table:table-cell office:value-type="string">
            <text:p>Betreten auf eigene Gefahr.</text:p>
          </table:table-cell>
        </table:table-row>
        <table:table-row table:style-name="ro1">
          <table:table-cell office:value-type="string">
            <text:p>die Lebensgefahr</text:p>
          </table:table-cell>
          <table:table-cell office:value-type="string">
            <text:p>peligro m de muerte</text:p>
          </table:table-cell>
          <table:table-cell office:value-type="string">
            <text:p>Achtung, Lebensgefahr!</text:p>
          </table:table-cell>
        </table:table-row>
        <table:table-row table:style-name="ro1">
          <table:table-cell office:value-type="string">
            <text:p>gefährlich</text:p>
          </table:table-cell>
          <table:table-cell office:value-type="string">
            <text:p>peligroso,grave,de cuidado,arriesgado,expuesto</text:p>
          </table:table-cell>
          <table:table-cell office:value-type="string">
            <text:p>1. Achtung, hier ist eine gefährliche Kurve! 2. Du darfst nicht bei Rot über die Straße gehen. Das ist gefährlich.</text:p>
          </table:table-cell>
        </table:table-row>
        <table:table-row table:style-name="ro1">
          <table:table-cell office:value-type="string">
            <text:p>gefallen, gefällt, gefiel, hat gefallen</text:p>
          </table:table-cell>
          <table:table-cell office:value-type="string">
            <text:p>caído,gustar</text:p>
          </table:table-cell>
          <table:table-cell office:value-type="string">
            <text:p>1. Wie gefällt es Ihnen hier? 2. Der Pullover gefällt mir gut.</text:p>
          </table:table-cell>
        </table:table-row>
        <table:table-row table:style-name="ro1">
          <table:table-cell office:value-type="string">
            <text:p>gefallen lassen, lässt gefallen, ließ gefallen, hat gefallen lassen</text:p>
          </table:table-cell>
          <table:table-cell/>
          <table:table-cell office:value-type="string">
            <text:p>Das würde ich mir nicht gefallen lassen.</text:p>
          </table:table-cell>
        </table:table-row>
        <table:table-row table:style-name="ro1">
          <table:table-cell office:value-type="string">
            <text:p>das Gefängnis, -se </text:p>
          </table:table-cell>
          <table:table-cell office:value-type="string">
            <text:p>prisión f,cárcel f,(pena f de) cárcel f</text:p>
          </table:table-cell>
          <table:table-cell office:value-type="string">
            <text:p>Er wurde zu fünf Jahren Gefängnis verurteilt.</text:p>
          </table:table-cell>
        </table:table-row>
        <table:table-row table:style-name="ro1">
          <table:table-cell office:value-type="string">
            <text:p>das Gefühl, -e</text:p>
          </table:table-cell>
          <table:table-cell office:value-type="string">
            <text:p>sensación f,sentimiento m,impresión f,sentido m</text:p>
          </table:table-cell>
          <table:table-cell office:value-type="string">
            <text:p>Ich glaube, ich schaffe die Prüfung. Ich habe ein gutes Gefühl.</text:p>
          </table:table-cell>
        </table:table-row>
        <table:table-row table:style-name="ro1">
          <table:table-cell office:value-type="string">
            <text:p>gegen</text:p>
          </table:table-cell>
          <table:table-cell office:value-type="string">
            <text:p>en contra de, contra,contrario a,contra,hacia,en comparación con,contra, por,sobre, a eso de,alrededor de, más o menos</text:p>
          </table:table-cell>
          <table:table-cell office:value-type="string">
            <text:p>1. Ich bin gegen einen Baum gefahren. 2. Hier dürfen Sie nicht rauchen. Das ist gegen die Vorschrift. 3. Haben Sie ein Mittel gegen Grippe? 4. Wir liefern nur gegen bar. 5. Ich bin gegen 14 Uhr wieder da. 6. Ich bin gegen diesen Vorschlag. 7. Wer spielt gegen wen?</text:p>
          </table:table-cell>
        </table:table-row>
        <table:table-row table:style-name="ro1">
          <table:table-cell office:value-type="string">
            <text:p>die Gegend, -en</text:p>
          </table:table-cell>
          <table:table-cell office:value-type="string">
            <text:p>región f,zona f,barrio m,alrededores m pl</text:p>
          </table:table-cell>
          <table:table-cell office:value-type="string">
            <text:p>1. Der Schwarzwald ist eine sehr schöne Gegend.2. Das Ordnungsamt muss hier in der Gegend sein.</text:p>
          </table:table-cell>
        </table:table-row>
        <table:table-row table:style-name="ro1">
          <table:table-cell office:value-type="string">
            <text:p>der Gegenstand, -"e</text:p>
          </table:table-cell>
          <table:table-cell office:value-type="string">
            <text:p>objeto m,cosa f,tema m</text:p>
          </table:table-cell>
          <table:table-cell office:value-type="string">
            <text:p>1. Sie dürfen nur persönliche Gegenstände mitnehmen. 2. Eine Durchsage der Polizei: Auf der A 8 liegen Gegenstände auf der Fahrbahn.</text:p>
          </table:table-cell>
        </table:table-row>
        <table:table-row table:style-name="ro1">
          <table:table-cell office:value-type="string">
            <text:p>gegenüber</text:p>
          </table:table-cell>
          <table:table-cell office:value-type="string">
            <text:p>frente a, enfrente de,frente a,por lo que respecta a,delante de,ante,de cara a,en comparación con,enfrente</text:p>
          </table:table-cell>
          <table:table-cell office:value-type="string">
            <text:p>1. Das Geschäft liegt direkt gegenüber der Post.2. Mir gegenüber war der Polizist sehr freundlich.</text:p>
          </table:table-cell>
        </table:table-row>
        <table:table-row table:style-name="ro1">
          <table:table-cell office:value-type="string">
            <text:p>das Gehalt, -"er</text:p>
          </table:table-cell>
          <table:table-cell office:value-type="string">
            <text:p>contenido m de,porcentaje m,concentración f,grado m,graduación f,grados m pl,sustancia f,salario m</text:p>
          </table:table-cell>
          <table:table-cell office:value-type="string">
            <text:p>Ich bin mit meinem Gehalt zufrieden.</text:p>
          </table:table-cell>
        </table:table-row>
        <table:table-row table:style-name="ro1">
          <table:table-cell office:value-type="string">
            <text:p>geheim</text:p>
          </table:table-cell>
          <table:table-cell office:value-type="string">
            <text:p>secreto,oculto,confidencial</text:p>
          </table:table-cell>
          <table:table-cell office:value-type="string">
            <text:p>Das ist geheim. Du darfst es niemandem sagen.</text:p>
          </table:table-cell>
        </table:table-row>
        <table:table-row table:style-name="ro1">
          <table:table-cell office:value-type="string">
            <text:p>das Geheimnis, -se</text:p>
          </table:table-cell>
          <table:table-cell office:value-type="string">
            <text:p>secreto m,misterio m</text:p>
          </table:table-cell>
          <table:table-cell office:value-type="string">
            <text:p>Soll ich dir ein Geheimnis sagen? Meine Schwester heiratet nächsten Monat.</text:p>
          </table:table-cell>
        </table:table-row>
        <table:table-row table:style-name="ro1">
          <table:table-cell office:value-type="string">
            <text:p>gehen, geht, ging, ist gegangen</text:p>
          </table:table-cell>
          <table:table-cell office:value-type="string">
            <text:p>ir,andar, caminar,irse, marcharse,salir a para,funcionar, marchar,andar, marchar,tener buena salida,venderse bien,moverse,subir,soplar,ser,dar,llegar hasta,caber por en,durar,afectar,superar,juzgar, opinar,tener un pase,tratarse de,ser posible,recorrer</text:p>
          </table:table-cell>
          <table:table-cell office:value-type="string">
            <text:p>1. Ich gehe jeden Morgen zu Fuß zur Arbeit.2. Meine Tochter geht noch aufs Gymnasium.3. Ich muss jetzt leider gehen. 4. Ein Freund von mir geht ins Ausland. 5. Der nächste Zug geht erst in zwei Stunden. 6. Am Anfang ging alles ganz gut. 7. Geht Ihre Uhr richtig? 8. Ich brauche schnell ein Visum. Geht das bis morgen? 9. Der Mantel geht nicht mehr in den Koffer. 10. Das Fenster geht auf die Straße. 11. Geht es hier zum Zentrum? 12. Wie geht es Ihnen heute? 13. Ist das sehr teuer? – Es geht. 14. Um was geht es denn? 15. Warum geht das Licht nicht? 16. Ich weiß nicht, wie das geht. 17. Ich ruf jetzt den Chef an. Das geht (doch) nicht! </text:p>
          </table:table-cell>
        </table:table-row>
        <table:table-row table:style-name="ro1">
          <table:table-cell office:value-type="string">
            <text:p>gehören, gehört, gehörte, hat gehört</text:p>
          </table:table-cell>
          <table:table-cell office:value-type="string">
            <text:p>pertenecer a,ser de,ser partidario de,formar parte de,tener su sitio en,hacer falta, requerir</text:p>
          </table:table-cell>
          <table:table-cell office:value-type="string">
            <text:p>Gehört Ihnen das Haus?</text:p>
          </table:table-cell>
        </table:table-row>
        <table:table-row table:style-name="ro1">
          <table:table-cell office:value-type="string">
            <text:p>gelb</text:p>
          </table:table-cell>
          <table:table-cell office:value-type="string">
            <text:p>amarillo</text:p>
          </table:table-cell>
          <table:table-cell office:value-type="string">
            <text:p>1. Deine gelbe Jacke gefällt mir. 2. Die Ampel zeigt Gelb. 3. Die Blätter werden schon gelb.</text:p>
          </table:table-cell>
        </table:table-row>
        <table:table-row table:style-name="ro1">
          <table:table-cell office:value-type="string">
            <text:p>das Geld</text:p>
          </table:table-cell>
          <table:table-cell office:value-type="string">
            <text:p>dinero m,pisto m AmC,burata f Ven,agüita f Peru</text:p>
          </table:table-cell>
          <table:table-cell office:value-type="string">
            <text:p>1. Ich habe nicht genug Geld dabei. 2. Ich muss Geld verdienen.</text:p>
          </table:table-cell>
        </table:table-row>
        <table:table-row table:style-name="ro1">
          <table:table-cell office:value-type="string">
            <text:p>das Taschengeld</text:p>
          </table:table-cell>
          <table:table-cell office:value-type="string">
            <text:p>paga f,semanada f</text:p>
          </table:table-cell>
          <table:table-cell office:value-type="string">
            <text:p>Wie viel Taschengeld bekommen Ihre Kinder?</text:p>
          </table:table-cell>
        </table:table-row>
        <table:table-row table:style-name="ro1">
          <table:table-cell office:value-type="string">
            <text:p>die Gelegenheit, -en</text:p>
          </table:table-cell>
          <table:table-cell office:value-type="string">
            <text:p>ocasión f para,oportunidad f</text:p>
          </table:table-cell>
          <table:table-cell office:value-type="string">
            <text:p>Ich gebe dir das Geld bei Gelegenheit zurück.</text:p>
          </table:table-cell>
        </table:table-row>
        <table:table-row table:style-name="ro1">
          <table:table-cell office:value-type="string">
            <text:p>gelingen, gelingt, gelang, ist gelungen</text:p>
          </table:table-cell>
          <table:table-cell office:value-type="string">
            <text:p>salir (bien), lograr</text:p>
          </table:table-cell>
          <table:table-cell office:value-type="string">
            <text:p>Es ist mir gelungen, meinen Chef zu überzeugen.</text:p>
          </table:table-cell>
        </table:table-row>
        <table:table-row table:style-name="ro1">
          <table:table-cell office:value-type="string">
            <text:p>gelten, gilt, galt, hat gegolten</text:p>
          </table:table-cell>
          <table:table-cell office:value-type="string">
            <text:p>tener validez, ser válido,estar vigente [oder en vigor],valer para,ser considerado como,pasar por,estar destinado [oder dirigido] a,ir por fam</text:p>
          </table:table-cell>
          <table:table-cell office:value-type="string">
            <text:p>1. Mein Pass gilt noch ein Jahr. 2. Bitte diesen Zettel gut aufheben. Er gilt als Garantie.</text:p>
          </table:table-cell>
        </table:table-row>
        <table:table-row table:style-name="ro1">
          <table:table-cell office:value-type="string">
            <text:p>gemeinsam</text:p>
          </table:table-cell>
          <table:table-cell office:value-type="string">
            <text:p>común,conjunto,en común,juntos</text:p>
          </table:table-cell>
          <table:table-cell office:value-type="string">
            <text:p>1. Du musst die Wohnung renovieren? Ich helfe dir. Wir können das gemeinsam machen. 2. Wir haben die Garage gemeinsam mit dem Nachbarn.</text:p>
          </table:table-cell>
        </table:table-row>
        <table:table-row table:style-name="ro1">
          <table:table-cell office:value-type="string">
            <text:p>das Gemüse</text:p>
          </table:table-cell>
          <table:table-cell office:value-type="string">
            <text:p>verdura f,hortalizas f pl,yuyos m pl Peru,legumbres f pl</text:p>
          </table:table-cell>
          <table:table-cell office:value-type="string">
            <text:p>Wir kaufen das Gemüse direkt beim Bauern.</text:p>
          </table:table-cell>
        </table:table-row>
        <table:table-row table:style-name="ro1">
          <table:table-cell office:value-type="string">
            <text:p>gemütlich</text:p>
          </table:table-cell>
          <table:table-cell office:value-type="string">
            <text:p>agradable,acogedor,cómodo,lento, tranquilo,bonachón,a gusto</text:p>
          </table:table-cell>
          <table:table-cell office:value-type="string">
            <text:p>1. Wir haben eine sehr gemütliche Wohnung. 2. Es ist sehr gemütlich bei dir.</text:p>
          </table:table-cell>
        </table:table-row>
        <table:table-row table:style-name="ro1">
          <table:table-cell office:value-type="string">
            <text:p>genau</text:p>
          </table:table-cell>
          <table:table-cell office:value-type="string">
            <text:p>exacto,justo,mero Mex,escrupuloso,esmerado,detallado,exactamente,precisamente,en punto</text:p>
          </table:table-cell>
          <table:table-cell office:value-type="string">
            <text:p>1. Haben Sie die genaue Zeit? 2. Sind Sie sicher, dass heute Ruhetag ist? – Ja, das weiß ich genau. 3. Die Uhr geht genau. 4. Es ist genau acht Uhr.</text:p>
          </table:table-cell>
        </table:table-row>
        <table:table-row table:style-name="ro1">
          <table:table-cell office:value-type="string">
            <text:p>genauso</text:p>
          </table:table-cell>
          <table:table-cell office:value-type="string">
            <text:p>de igual modo,de la misma manera</text:p>
          </table:table-cell>
          <table:table-cell office:value-type="string">
            <text:p>Katarina sieht genauso aus wie ihre Schwester.</text:p>
          </table:table-cell>
        </table:table-row>
        <table:table-row table:style-name="ro1">
          <table:table-cell office:value-type="string">
            <text:p>genug</text:p>
          </table:table-cell>
          <table:table-cell office:value-type="string">
            <text:p>bastante, suficiente</text:p>
          </table:table-cell>
          <table:table-cell office:value-type="string">
            <text:p>1. Es ist noch genug Suppe da. 2. Ich habe jetzt lange genug gewartet. 3. Ich verdiene nicht genug.</text:p>
          </table:table-cell>
        </table:table-row>
        <table:table-row table:style-name="ro1">
          <table:table-cell office:value-type="string">
            <text:p>die Genehmigung, -en</text:p>
          </table:table-cell>
          <table:table-cell office:value-type="string">
            <text:p>autorización f,permiso m,licencia f,aprobación f</text:p>
          </table:table-cell>
          <table:table-cell office:value-type="string">
            <text:p>Hier soll ein neuer Supermarkt hin. Die Genehmigung zum Bauen hat der Besitzer schon.</text:p>
          </table:table-cell>
        </table:table-row>
        <table:table-row table:style-name="ro1">
          <table:table-cell office:value-type="string">
            <text:p>genügen, genügt, genügte, hat genügt</text:p>
          </table:table-cell>
          <table:table-cell office:value-type="string">
            <text:p>bastar, ser suficiente</text:p>
          </table:table-cell>
          <table:table-cell office:value-type="string">
            <text:p>Wie viele Zimmer brauchen Sie? – Mir genügt eine 2-Zimmer- Wohnung.</text:p>
          </table:table-cell>
        </table:table-row>
        <table:table-row table:style-name="ro1">
          <table:table-cell office:value-type="string">
            <text:p>das Gepäck</text:p>
          </table:table-cell>
          <table:table-cell office:value-type="string">
            <text:p>equipaje m,bultos m pl fam</text:p>
          </table:table-cell>
          <table:table-cell office:value-type="string">
            <text:p>Ich habe mein Gepäck am Bahnhof gelassen.</text:p>
          </table:table-cell>
        </table:table-row>
        <table:table-row table:style-name="ro1">
          <table:table-cell office:value-type="string">
            <text:p>gerade</text:p>
          </table:table-cell>
          <table:table-cell office:value-type="string">
            <text:p>recto,derecho,sincero, franco,par,ahora mismo,justo,precisamente</text:p>
          </table:table-cell>
          <table:table-cell office:value-type="string">
            <text:p>1. Das Bild hängt nicht gerade. 2. Kannst du später noch mal anrufen? Wir sind gerade beim Essen.</text:p>
          </table:table-cell>
        </table:table-row>
        <table:table-row table:style-name="ro1">
          <table:table-cell office:value-type="string">
            <text:p>geradeaus</text:p>
          </table:table-cell>
          <table:table-cell office:value-type="string">
            <text:p>seguido, recto, derecho</text:p>
          </table:table-cell>
          <table:table-cell office:value-type="string">
            <text:p>Fahren Sie geradeaus bis zur nächsten Kreuzung.</text:p>
          </table:table-cell>
        </table:table-row>
        <table:table-row table:style-name="ro1">
          <table:table-cell office:value-type="string">
            <text:p>das Gerät, -e</text:p>
          </table:table-cell>
          <table:table-cell office:value-type="string">
            <text:p>utensilio m,aparato m,instrumento m,aparato m de gimnasia,útiles m pl,utillaje m,equipo m</text:p>
          </table:table-cell>
          <table:table-cell office:value-type="string">
            <text:p>Ich kaufe meine Elektrogeräte immer gebraucht. Das ist viel billiger.</text:p>
          </table:table-cell>
        </table:table-row>
        <table:table-row table:style-name="ro1">
          <table:table-cell office:value-type="string">
            <text:p>gerecht</text:p>
          </table:table-cell>
          <table:table-cell office:value-type="string">
            <text:p>justo,merecido,justificado, fundado</text:p>
          </table:table-cell>
          <table:table-cell office:value-type="string">
            <text:p>Andere bekommen für diese Arbeit mehr Lohn. Das finde ich nicht gerecht.</text:p>
          </table:table-cell>
        </table:table-row>
        <table:table-row table:style-name="ro1">
          <table:table-cell office:value-type="string">
            <text:p>das Gericht, -e</text:p>
          </table:table-cell>
          <table:table-cell office:value-type="string">
            <text:p>comida f,plato m,tribunal m (de justicia),juzgado m,palacio m de justicia</text:p>
          </table:table-cell>
          <table:table-cell office:value-type="string">
            <text:p>1. Mein Lieblingsgericht ist Pizza. 2. Wenn ich das Geld nicht bekomme, gehe ich vor Gericht.</text:p>
          </table:table-cell>
        </table:table-row>
        <table:table-row table:style-name="ro1">
          <table:table-cell office:value-type="string">
            <text:p>die Gerichtsverhandlung, -en</text:p>
          </table:table-cell>
          <table:table-cell office:value-type="string">
            <text:p>juicio m,vista f</text:p>
          </table:table-cell>
          <table:table-cell office:value-type="string">
            <text:p>Ich hatte letzten Monat einen Unfall. Morgen ist die Gerichtsverhandlung.</text:p>
          </table:table-cell>
        </table:table-row>
        <table:table-row table:style-name="ro1">
          <table:table-cell office:value-type="string">
            <text:p>gering</text:p>
          </table:table-cell>
          <table:table-cell office:value-type="string">
            <text:p>pequeño,poco,escaso,limitado,bajo,corto,insignificante, mínimo</text:p>
          </table:table-cell>
          <table:table-cell office:value-type="string">
            <text:p>1. Unsere Mannschaft hatte nur eine geringe Chance. 2. Wenn Sie ein geringes Einkommen haben, zahlen Sie nur wenig Steuern.</text:p>
          </table:table-cell>
        </table:table-row>
        <table:table-row table:style-name="ro1">
          <table:table-cell office:value-type="string">
            <text:p>gern/gerne</text:p>
          </table:table-cell>
          <table:table-cell/>
          <table:table-cell office:value-type="string">
            <text:p>1. Ich helfe Ihnen gern. 2. Kaffee oder Tee? – Ich möchte gerne einen Tee. 3. Sehr gern trinke ich Kaffee.</text:p>
          </table:table-cell>
        </table:table-row>
        <table:table-row table:style-name="ro1">
          <table:table-cell office:value-type="string">
            <text:p>gesamt-/Gesamt- </text:p>
          </table:table-cell>
          <table:table-cell/>
          <table:table-cell office:value-type="string">
            <text:p>1. Die gesamte Bevölkerung ist dagegen. 2. z. B. Gesamtgewicht, Gesamtsumme</text:p>
          </table:table-cell>
        </table:table-row>
        <table:table-row table:style-name="ro1">
          <table:table-cell office:value-type="string">
            <text:p>das Geschäft, -e</text:p>
          </table:table-cell>
          <table:table-cell office:value-type="string">
            <text:p>negocio m,empresa f comercial,tienda f,trabajo m,ocasión f</text:p>
          </table:table-cell>
          <table:table-cell office:value-type="string">
            <text:p>1. Die Geschäfte schließen um 18.30 Uhr. 2. Wissen Sie, wo hier ein Schuhgeschäft ist?</text:p>
          </table:table-cell>
        </table:table-row>
        <table:table-row table:style-name="ro1">
          <table:table-cell office:value-type="string">
            <text:p>die Geschäftsleute</text:p>
          </table:table-cell>
          <table:table-cell/>
          <table:table-cell office:value-type="string">
            <text:p>In meiner Familie sind viele Geschäftsleute.</text:p>
          </table:table-cell>
        </table:table-row>
        <table:table-row table:style-name="ro1">
          <table:table-cell office:value-type="string">
            <text:p>geschehen, geschieht, geschah, ist geschehen</text:p>
          </table:table-cell>
          <table:table-cell office:value-type="string">
            <text:p>pasar, ocurrir, suceder</text:p>
          </table:table-cell>
          <table:table-cell office:value-type="string">
            <text:p>Vielen Dank für Ihre Hilfe. – Gern geschehen.</text:p>
          </table:table-cell>
        </table:table-row>
        <table:table-row table:style-name="ro1">
          <table:table-cell office:value-type="string">
            <text:p>das Geschenk, -e </text:p>
          </table:table-cell>
          <table:table-cell office:value-type="string">
            <text:p>regalo m,obsequio m</text:p>
          </table:table-cell>
          <table:table-cell office:value-type="string">
            <text:p>Vielen Dank für das Geschenk.</text:p>
          </table:table-cell>
        </table:table-row>
        <table:table-row table:style-name="ro1">
          <table:table-cell office:value-type="string">
            <text:p>die Geschichte, -n</text:p>
          </table:table-cell>
          <table:table-cell office:value-type="string">
            <text:p>historia f,cuento m,asunto m,cosa f</text:p>
          </table:table-cell>
          <table:table-cell office:value-type="string">
            <text:p>1. Ich interessiere mich nicht für Geschichte.2. Abends erzähle ich meinen Kindern immer eine Geschichte.</text:p>
          </table:table-cell>
        </table:table-row>
        <table:table-row table:style-name="ro1">
          <table:table-cell office:value-type="string">
            <text:p>das Geschlecht, -er</text:p>
          </table:table-cell>
          <table:table-cell office:value-type="string">
            <text:p>sexo m,órgano m genital,género m,familia f,generación f</text:p>
          </table:table-cell>
          <table:table-cell office:value-type="string">
            <text:p>Bitte kreuzen Sie an: Geschlecht: weiblich/männlich.</text:p>
          </table:table-cell>
        </table:table-row>
        <table:table-row table:style-name="ro1">
          <table:table-cell office:value-type="string">
            <text:p>geschieden </text:p>
          </table:table-cell>
          <table:table-cell/>
          <table:table-cell office:value-type="string">
            <text:p>Ich bin seit drei Jahren geschieden.</text:p>
          </table:table-cell>
        </table:table-row>
        <table:table-row table:style-name="ro1">
          <table:table-cell office:value-type="string">
            <text:p>das Geschirr</text:p>
          </table:table-cell>
          <table:table-cell office:value-type="string">
            <text:p>vajilla f,juego m de café,arreos m pl,platos m pl</text:p>
          </table:table-cell>
          <table:table-cell office:value-type="string">
            <text:p>Für die Geburtstagsfeier brauche ich Geschirr für zwölf Personen.</text:p>
          </table:table-cell>
        </table:table-row>
        <table:table-row table:style-name="ro1">
          <table:table-cell office:value-type="string">
            <text:p>der Geschmack</text:p>
          </table:table-cell>
          <table:table-cell office:value-type="string">
            <text:p>gusto m,sabor m a,gusto m a</text:p>
          </table:table-cell>
          <table:table-cell office:value-type="string">
            <text:p>Ich möchte bitte Kaugummi mit Erdbeergeschmack.</text:p>
          </table:table-cell>
        </table:table-row>
        <table:table-row table:style-name="ro1">
          <table:table-cell office:value-type="string">
            <text:p>die Geschwindigkeit, -en</text:p>
          </table:table-cell>
          <table:table-cell office:value-type="string">
            <text:p>velocidad f,viada f And</text:p>
          </table:table-cell>
          <table:table-cell office:value-type="string">
            <text:p>Das Auto fuhr mit zu hoher Geschwindigkeit.</text:p>
          </table:table-cell>
        </table:table-row>
        <table:table-row table:style-name="ro1">
          <table:table-cell office:value-type="string">
            <text:p>die Geschwindigkeitsbeschränkung, -en</text:p>
          </table:table-cell>
          <table:table-cell/>
          <table:table-cell office:value-type="string">
            <text:p>Bitte beachten Sie die Geschwindigkeitsbeschränkungen.</text:p>
          </table:table-cell>
        </table:table-row>
        <table:table-row table:style-name="ro1">
          <table:table-cell office:value-type="string">
            <text:p>die Geschwister (Pl.) </text:p>
          </table:table-cell>
          <table:table-cell office:value-type="string">
            <text:p>hermanos m pl,hermanas f pl</text:p>
          </table:table-cell>
          <table:table-cell office:value-type="string">
            <text:p>Wir waren zu Hause sechs Geschwister.</text:p>
          </table:table-cell>
        </table:table-row>
        <table:table-row table:style-name="ro1">
          <table:table-cell office:value-type="string">
            <text:p>die Gesellschaft, -en</text:p>
          </table:table-cell>
          <table:table-cell office:value-type="string">
            <text:p>sociedad f,asociación f,compañía f,fiesta f,círculo m,grupo m</text:p>
          </table:table-cell>
          <table:table-cell office:value-type="string">
            <text:p>1. Michael will die Gesellschaft verändern. 2. Meine Frau arbeitet bei einer Versicherungsgesellschaft. 3. Ich fühle mich in Gesellschaft am wohlsten.</text:p>
          </table:table-cell>
        </table:table-row>
        <table:table-row table:style-name="ro1">
          <table:table-cell office:value-type="string">
            <text:p>das Gesetz, -e </text:p>
          </table:table-cell>
          <table:table-cell office:value-type="string">
            <text:p>ley f</text:p>
          </table:table-cell>
          <table:table-cell office:value-type="string">
            <text:p>Das Parlament hat ein neues Gesetz beschlossen.</text:p>
          </table:table-cell>
        </table:table-row>
        <table:table-row table:style-name="ro1">
          <table:table-cell office:value-type="string">
            <text:p>das Gesicht, -er</text:p>
          </table:table-cell>
          <table:table-cell office:value-type="string">
            <text:p>cara f,aspecto m</text:p>
          </table:table-cell>
          <table:table-cell office:value-type="string">
            <text:p>1. Wasch dir bitte das Gesicht. 2. Mach doch kein so trauriges Gesicht!</text:p>
          </table:table-cell>
        </table:table-row>
        <table:table-row table:style-name="ro1">
          <table:table-cell office:value-type="string">
            <text:p>gespannt</text:p>
          </table:table-cell>
          <table:table-cell office:value-type="string">
            <text:p>curioso por,atento,tenso</text:p>
          </table:table-cell>
          <table:table-cell office:value-type="string">
            <text:p>Ich bin gespannt, wer bei diesem Spiel gewinnt.</text:p>
          </table:table-cell>
        </table:table-row>
        <table:table-row table:style-name="ro1">
          <table:table-cell office:value-type="string">
            <text:p>das Gespräch, -e</text:p>
          </table:table-cell>
          <table:table-cell office:value-type="string">
            <text:p>conversación f de/sobre,charla f sobre,conferencia f,llamada f (telefónica)</text:p>
          </table:table-cell>
          <table:table-cell office:value-type="string">
            <text:p>1. Herr Müller ist gerade in einem Gespräch. 2. Ich erwarte ein Gespräch aus Berlin.</text:p>
          </table:table-cell>
        </table:table-row>
        <table:table-row table:style-name="ro1">
          <table:table-cell office:value-type="string">
            <text:p>gestern</text:p>
          </table:table-cell>
          <table:table-cell office:value-type="string">
            <text:p>ayer</text:p>
          </table:table-cell>
          <table:table-cell office:value-type="string">
            <text:p>Ich bin erst gestern zurückgekommen.</text:p>
          </table:table-cell>
        </table:table-row>
        <table:table-row table:style-name="ro1">
          <table:table-cell office:value-type="string">
            <text:p>gesund</text:p>
          </table:table-cell>
          <table:table-cell office:value-type="string">
            <text:p>sano,saludable</text:p>
          </table:table-cell>
          <table:table-cell office:value-type="string">
            <text:p>1. Ich hatte Grippe. Jetzt bin ich wieder gesund. 2. Zu viel Zucker ist nicht gesund.</text:p>
          </table:table-cell>
        </table:table-row>
        <table:table-row table:style-name="ro1">
          <table:table-cell office:value-type="string">
            <text:p>die Gesundheit</text:p>
          </table:table-cell>
          <table:table-cell office:value-type="string">
            <text:p>salud f,prosperidad f</text:p>
          </table:table-cell>
          <table:table-cell office:value-type="string">
            <text:p>1. Sie müssen mehr auf Ihre Gesundheit achten. 2. Gesundheit! Sind Sie erkältet?</text:p>
          </table:table-cell>
        </table:table-row>
        <table:table-row table:style-name="ro1">
          <table:table-cell office:value-type="string">
            <text:p>das Getränk, -e</text:p>
          </table:table-cell>
          <table:table-cell office:value-type="string">
            <text:p>bebida f</text:p>
          </table:table-cell>
          <table:table-cell office:value-type="string">
            <text:p>1. Besorgst du bitte die Getränke? 2. Bitte die Getränkekarte! 3. Mein Lieblingsgetränk ist Tomatensaft.</text:p>
          </table:table-cell>
        </table:table-row>
        <table:table-row table:style-name="ro1">
          <table:table-cell office:value-type="string">
            <text:p>getrennt leben </text:p>
          </table:table-cell>
          <table:table-cell/>
          <table:table-cell office:value-type="string">
            <text:p>Ich lebe getrennt von meiner Frau. </text:p>
          </table:table-cell>
        </table:table-row>
        <table:table-row table:style-name="ro1">
          <table:table-cell office:value-type="string">
            <text:p>die Gewerkschaft, -en </text:p>
          </table:table-cell>
          <table:table-cell office:value-type="string">
            <text:p>sindicato m</text:p>
          </table:table-cell>
          <table:table-cell office:value-type="string">
            <text:p>Bist du Mitglied in einer Gewerkschaft?</text:p>
          </table:table-cell>
        </table:table-row>
        <table:table-row table:style-name="ro1">
          <table:table-cell office:value-type="string">
            <text:p>das Gewicht, -e</text:p>
          </table:table-cell>
          <table:table-cell office:value-type="string">
            <text:p>peso m,importancia f,pesa f</text:p>
          </table:table-cell>
          <table:table-cell office:value-type="string">
            <text:p>1. Wie teuer ist das Päckchen? – Das hängt vom Gewicht ab. 2. Sie dürfen Gepäck bis zu einem Gewicht von 15 kg mitnehmen.</text:p>
          </table:table-cell>
        </table:table-row>
        <table:table-row table:style-name="ro1">
          <table:table-cell office:value-type="string">
            <text:p>gewinnen, gewinnt, gewann, hat gewonnen</text:p>
          </table:table-cell>
          <table:table-cell office:value-type="string">
            <text:p>ganar,obtener,sacar,elaborar,producir,extraer,vencer,ganar +dat en,ganar (en),ganar con,mejorar con</text:p>
          </table:table-cell>
          <table:table-cell office:value-type="string">
            <text:p>1. Mein Mann hat im Lotto gewonnen. 2. Unsere Mannschaft hat gewonnen.</text:p>
          </table:table-cell>
        </table:table-row>
        <table:table-row table:style-name="ro1">
          <table:table-cell office:value-type="string">
            <text:p>der Gewinn, -e </text:p>
          </table:table-cell>
          <table:table-cell office:value-type="string">
            <text:p>beneficio m,ganancia f,premio m,provecho m</text:p>
          </table:table-cell>
          <table:table-cell office:value-type="string">
            <text:p>Ich habe bei einem Ratespiel mitge- macht. Der Hauptgewinn ist ein Auto.</text:p>
          </table:table-cell>
        </table:table-row>
        <table:table-row table:style-name="ro1">
          <table:table-cell office:value-type="string">
            <text:p>das Gewissen</text:p>
          </table:table-cell>
          <table:table-cell office:value-type="string">
            <text:p>conciencia f</text:p>
          </table:table-cell>
          <table:table-cell office:value-type="string">
            <text:p>Ich habe deinen Geburtstag vergessen. Ich habe ein ganz schlechtes Gewissen.</text:p>
          </table:table-cell>
        </table:table-row>
        <table:table-row table:style-name="ro1">
          <table:table-cell office:value-type="string">
            <text:p>das Gewitter, -</text:p>
          </table:table-cell>
          <table:table-cell office:value-type="string">
            <text:p>tormenta f</text:p>
          </table:table-cell>
          <table:table-cell office:value-type="string">
            <text:p>Es wird gleich ein Gewitter geben.</text:p>
          </table:table-cell>
        </table:table-row>
        <table:table-row table:style-name="ro1">
          <table:table-cell office:value-type="string">
            <text:p>gewöhnen, gewöhnt, gewöhnte, hat gewöhnt/ ist gewöhnt</text:p>
          </table:table-cell>
          <table:table-cell office:value-type="string">
            <text:p>acostumbrar a,aclimatar a</text:p>
          </table:table-cell>
          <table:table-cell office:value-type="string">
            <text:p>1. Wir haben uns an das Leben hier gewöhnt. 2. Ich bin daran gewöhnt, früh aufzustehen.</text:p>
          </table:table-cell>
        </table:table-row>
        <table:table-row table:style-name="ro1">
          <table:table-cell office:value-type="string">
            <text:p>gewöhnlich</text:p>
          </table:table-cell>
          <table:table-cell office:value-type="string">
            <text:p>habitual,acostumbrado,corriente,común,ordinario,vulgar,normalmente</text:p>
          </table:table-cell>
          <table:table-cell office:value-type="string">
            <text:p>Um die Zeit ist mein Onkel gewöhnlich zu Hause.</text:p>
          </table:table-cell>
        </table:table-row>
        <table:table-row table:style-name="ro1">
          <table:table-cell office:value-type="string">
            <text:p>gewohnt</text:p>
          </table:table-cell>
          <table:table-cell office:value-type="string">
            <text:p>habituado, acostumbrado,familiar</text:p>
          </table:table-cell>
          <table:table-cell office:value-type="string">
            <text:p>Ich bin gewohnt, früh ins Bett zu gehen.</text:p>
          </table:table-cell>
        </table:table-row>
        <table:table-row table:style-name="ro1">
          <table:table-cell office:value-type="string">
            <text:p>das Gewürz, -e</text:p>
          </table:table-cell>
          <table:table-cell office:value-type="string">
            <text:p>especia f,condimento m</text:p>
          </table:table-cell>
          <table:table-cell office:value-type="string">
            <text:p>Von den scharfen Gewürzen bekommt man Durst.</text:p>
          </table:table-cell>
        </table:table-row>
        <table:table-row table:style-name="ro1">
          <table:table-cell office:value-type="string">
            <text:p>gießen, gießt, goss, gegossen</text:p>
          </table:table-cell>
          <table:table-cell office:value-type="string">
            <text:p>regar,fundir,moldear,hacer, elaborar,servir, echar,verter,llover mucho</text:p>
          </table:table-cell>
          <table:table-cell office:value-type="string">
            <text:p>Es hat nicht geregnet. Ich muss meine Blumen gießen.</text:p>
          </table:table-cell>
        </table:table-row>
        <table:table-row table:style-name="ro1">
          <table:table-cell office:value-type="string">
            <text:p>das Gift, -e</text:p>
          </table:table-cell>
          <table:table-cell office:value-type="string">
            <text:p>veneno m,tóxico m</text:p>
          </table:table-cell>
          <table:table-cell office:value-type="string">
            <text:p>Vorsicht, Gift!</text:p>
          </table:table-cell>
        </table:table-row>
        <table:table-row table:style-name="ro1">
          <table:table-cell office:value-type="string">
            <text:p>giftig</text:p>
          </table:table-cell>
          <table:table-cell office:value-type="string">
            <text:p>venenoso, tóxico,mordaz, malicioso</text:p>
          </table:table-cell>
          <table:table-cell office:value-type="string">
            <text:p>Vorsicht, das ist giftig!</text:p>
          </table:table-cell>
        </table:table-row>
        <table:table-row table:style-name="ro1">
          <table:table-cell office:value-type="string">
            <text:p>die Gitarre, -n </text:p>
          </table:table-cell>
          <table:table-cell office:value-type="string">
            <text:p>guitarra f</text:p>
          </table:table-cell>
          <table:table-cell office:value-type="string">
            <text:p>Ich spiele Gitarre.</text:p>
          </table:table-cell>
        </table:table-row>
        <table:table-row table:style-name="ro1">
          <table:table-cell office:value-type="string">
            <text:p>das Glas, -"er</text:p>
          </table:table-cell>
          <table:table-cell office:value-type="string">
            <text:p>vidrio m,cristal m,vaso m,copa f,frasco m,tarro m,prismáticos m pl,media hora f</text:p>
          </table:table-cell>
          <table:table-cell office:value-type="string">
            <text:p>1. Vorsicht, die Kanne ist aus Glas! 2. Eine Flasche Mineralwasser und zwei Gläser bitte! 3. Ein Glas Bier bitte.</text:p>
          </table:table-cell>
        </table:table-row>
        <table:table-row table:style-name="ro1">
          <table:table-cell office:value-type="string">
            <text:p>glatt</text:p>
          </table:table-cell>
          <table:table-cell office:value-type="string">
            <text:p>plano,liso,suave,raso,resbaladizo,perfecto,sin problemas,claro,rotundo,empalagoso,escurridizo,sin obstáculos,rotundamente,sencillamente</text:p>
          </table:table-cell>
          <table:table-cell office:value-type="string">
            <text:p>Fahr vorsichtig! Es ist glatt.</text:p>
          </table:table-cell>
        </table:table-row>
        <table:table-row table:style-name="ro1">
          <table:table-cell office:value-type="string">
            <text:p>glauben, glaubt, glaubte, hat geglaubt</text:p>
          </table:table-cell>
          <table:table-cell office:value-type="string">
            <text:p>creer(se), pensar,creer(se),creer en,confiar en</text:p>
          </table:table-cell>
          <table:table-cell office:value-type="string">
            <text:p>1. Ich glaube, der Chef ist heute nicht im Büro. 2. Bitte glauben Sie mir. Ich bin nicht zu schnell gefahren.</text:p>
          </table:table-cell>
        </table:table-row>
        <table:table-row table:style-name="ro1">
          <table:table-cell office:value-type="string">
            <text:p>gleich</text:p>
          </table:table-cell>
          <table:table-cell office:value-type="string">
            <text:p>igual,idéntico,parecido, similar,ahora mismo, inmediatamente,pronto,justo, directamente,igual a</text:p>
          </table:table-cell>
          <table:table-cell office:value-type="string">
            <text:p>1. Ich komme gleich. 2. Wir sind gleich alt. 3. Es ist mir ganz gleich, was Sie von mir denken. 4. Mein Nachbar ist immer gleich beleidigt. 5. Wir sind am gleichen Tag geboren.</text:p>
          </table:table-cell>
        </table:table-row>
        <table:table-row table:style-name="ro1">
          <table:table-cell office:value-type="string">
            <text:p>gleichfalls</text:p>
          </table:table-cell>
          <table:table-cell office:value-type="string">
            <text:p>igualmente</text:p>
          </table:table-cell>
          <table:table-cell office:value-type="string">
            <text:p>Schöne Feiertage! – Danke, gleichfalls.</text:p>
          </table:table-cell>
        </table:table-row>
        <table:table-row table:style-name="ro1">
          <table:table-cell office:value-type="string">
            <text:p>gleichberechtigt</text:p>
          </table:table-cell>
          <table:table-cell office:value-type="string">
            <text:p>con los mismos derechos</text:p>
          </table:table-cell>
          <table:table-cell office:value-type="string">
            <text:p>Mann und Frau sind gleichberechtigt.</text:p>
          </table:table-cell>
        </table:table-row>
        <table:table-row table:style-name="ro1">
          <table:table-cell office:value-type="string">
            <text:p>gleichzeitig</text:p>
          </table:table-cell>
          <table:table-cell office:value-type="string">
            <text:p>simultáneo,al mismo tiempo,simultáneamente</text:p>
          </table:table-cell>
          <table:table-cell office:value-type="string">
            <text:p>Ich kann nicht alles gleichzeitig machen.</text:p>
          </table:table-cell>
        </table:table-row>
        <table:table-row table:style-name="ro1">
          <table:table-cell office:value-type="string">
            <text:p>das Gleis, -e </text:p>
          </table:table-cell>
          <table:table-cell office:value-type="string">
            <text:p>vía f</text:p>
          </table:table-cell>
          <table:table-cell office:value-type="string">
            <text:p>Der Zug fährt heute von Gleis sieben ab.</text:p>
          </table:table-cell>
        </table:table-row>
        <table:table-row table:style-name="ro1">
          <table:table-cell office:value-type="string">
            <text:p>das Glück</text:p>
          </table:table-cell>
          <table:table-cell office:value-type="string">
            <text:p>suerte f,fortuna f,pegada f CSur,zapallo m Arg, Chil,felicidad f</text:p>
          </table:table-cell>
          <table:table-cell office:value-type="string">
            <text:p>1. Du hast dich nicht verletzt? Da hast du Glück gehabt. 2. Viel Glück bei der Prüfung! 3. Es hat geregnet. Zum Glück hatte ich einen Regenschirm dabei.</text:p>
          </table:table-cell>
        </table:table-row>
        <table:table-row table:style-name="ro1">
          <table:table-cell office:value-type="string">
            <text:p>glücklich</text:p>
          </table:table-cell>
          <table:table-cell office:value-type="string">
            <text:p>dichoso, afortunado,feliz,felizmente, bien,felizmente</text:p>
          </table:table-cell>
          <table:table-cell office:value-type="string">
            <text:p>1. Meine Schwester hat geheiratet und ist sehr glücklich. 2. Ich wünsche Ihnen ein glückliches neues Jahr. 3. Ich bin glücklich verheiratet.</text:p>
          </table:table-cell>
        </table:table-row>
        <table:table-row table:style-name="ro1">
          <table:table-cell office:value-type="string">
            <text:p>der Glückwunsch, -"e </text:p>
          </table:table-cell>
          <table:table-cell office:value-type="string">
            <text:p>felicitación f,enhorabuena f</text:p>
          </table:table-cell>
          <table:table-cell office:value-type="string">
            <text:p>Herzlichen Glückwunsch zum Geburtstag!</text:p>
          </table:table-cell>
        </table:table-row>
        <table:table-row table:style-name="ro1">
          <table:table-cell office:value-type="string">
            <text:p>das Gold</text:p>
          </table:table-cell>
          <table:table-cell office:value-type="string">
            <text:p>oro m</text:p>
          </table:table-cell>
          <table:table-cell office:value-type="string">
            <text:p>Ist der Ring aus Gold? Nein, er ist nur vergoldet.</text:p>
          </table:table-cell>
        </table:table-row>
        <table:table-row table:style-name="ro1">
          <table:table-cell office:value-type="string">
            <text:p>der Gott, -"er </text:p>
          </table:table-cell>
          <table:table-cell office:value-type="string">
            <text:p>Dios m,dios(a) m (f)</text:p>
          </table:table-cell>
          <table:table-cell office:value-type="string">
            <text:p>1. Gott sei Dank ist dir nichts passiert. 2. Glaubst du an Gott?</text:p>
          </table:table-cell>
        </table:table-row>
        <table:table-row table:style-name="ro1">
          <table:table-cell office:value-type="string">
            <text:p>das Gras, -"er</text:p>
          </table:table-cell>
          <table:table-cell office:value-type="string">
            <text:p>hierba f,césped m</text:p>
          </table:table-cell>
          <table:table-cell office:value-type="string">
            <text:p>Es ist sehr trocken. Im Garten ist das Gras schon ganz braun.</text:p>
          </table:table-cell>
        </table:table-row>
        <table:table-row table:style-name="ro1">
          <table:table-cell office:value-type="string">
            <text:p>gratulieren, gratuliert, gratulierte, hat gratuliert</text:p>
          </table:table-cell>
          <table:table-cell office:value-type="string">
            <text:p>felicitar por,dar la enhorabuena por</text:p>
          </table:table-cell>
          <table:table-cell office:value-type="string">
            <text:p>Ich gratuliere euch zur Geburt eurer Tochter.</text:p>
          </table:table-cell>
        </table:table-row>
        <table:table-row table:style-name="ro1">
          <table:table-cell office:value-type="string">
            <text:p>gratis</text:p>
          </table:table-cell>
          <table:table-cell office:value-type="string">
            <text:p>gratis,de coca Méx: fam,kostenlos</text:p>
          </table:table-cell>
          <table:table-cell office:value-type="string">
            <text:p>Diese Reparatur kostet Sie gar nichts, wir machen das gratis für Sie.</text:p>
          </table:table-cell>
        </table:table-row>
        <table:table-row table:style-name="ro1">
          <table:table-cell office:value-type="string">
            <text:p>grau</text:p>
          </table:table-cell>
          <table:table-cell office:value-type="string">
            <text:p>gris,monótono,incierto</text:p>
          </table:table-cell>
          <table:table-cell office:value-type="string">
            <text:p>1. Ich habe mir einen grauen Anzug gekauft. 2. Der Himmel ist heute ganz grau. 3. Ich bekomme schon die ersten grauen Haare. </text:p>
          </table:table-cell>
        </table:table-row>
        <table:table-row table:style-name="ro1">
          <table:table-cell office:value-type="string">
            <text:p>greifen, greift, griff, hat gegriffen</text:p>
          </table:table-cell>
          <table:table-cell office:value-type="string">
            <text:p>asir(se),adherir(se),agarrar, asir</text:p>
          </table:table-cell>
          <table:table-cell office:value-type="string">
            <text:p>Greifen Sie doch zu!</text:p>
          </table:table-cell>
        </table:table-row>
        <table:table-row table:style-name="ro1">
          <table:table-cell office:value-type="string">
            <text:p>die Grenze, -n</text:p>
          </table:table-cell>
          <table:table-cell office:value-type="string">
            <text:p>frontera f con,límite m</text:p>
          </table:table-cell>
          <table:table-cell office:value-type="string">
            <text:p>An der Grenze musst du deinen Ausweis zeigen.</text:p>
          </table:table-cell>
        </table:table-row>
        <table:table-row table:style-name="ro1">
          <table:table-cell office:value-type="string">
            <text:p>grillen, grillt, grillte, hat gegrillt</text:p>
          </table:table-cell>
          <table:table-cell office:value-type="string">
            <text:p>asar a la parrilla,hacer una barbacoa</text:p>
          </table:table-cell>
          <table:table-cell office:value-type="string">
            <text:p>Heute wollen wir im Garten grillen.</text:p>
          </table:table-cell>
        </table:table-row>
        <table:table-row table:style-name="ro1">
          <table:table-cell office:value-type="string">
            <text:p>der Grill</text:p>
          </table:table-cell>
          <table:table-cell office:value-type="string">
            <text:p>parrilla f,rejilla f del radiador</text:p>
          </table:table-cell>
          <table:table-cell office:value-type="string">
            <text:p>Kannst du mir deinen Grill leihen? Wir wollen am Wochenende ein Picknick machen.</text:p>
          </table:table-cell>
        </table:table-row>
        <table:table-row table:style-name="ro1">
          <table:table-cell office:value-type="string">
            <text:p>die Grippe</text:p>
          </table:table-cell>
          <table:table-cell office:value-type="string">
            <text:p>gripe f,gripa f Col, Urug, Ven</text:p>
          </table:table-cell>
          <table:table-cell office:value-type="string">
            <text:p>Ich habe eine Grippe und kann leider nicht kommen.</text:p>
          </table:table-cell>
        </table:table-row>
        <table:table-row table:style-name="ro1">
          <table:table-cell office:value-type="string">
            <text:p>groß</text:p>
          </table:table-cell>
          <table:table-cell office:value-type="string">
            <text:p>gran(de),espacioso,extenso, vasto,grueso,alto,largo,mayor,adulto,numeroso,grande,importante</text:p>
          </table:table-cell>
          <table:table-cell office:value-type="string">
            <text:p>1. Wir haben einen großen Garten. 2. Wie groß sind Sie? 3. Die Jacke ist mir zu groß. 4. Wenn die Kinder groß sind, haben wir <text:s/>wieder mehr Zeit. 5. Ich habe keinen großen Hunger.</text:p>
          </table:table-cell>
        </table:table-row>
        <table:table-row table:style-name="ro1">
          <table:table-cell office:value-type="string">
            <text:p>Groß-</text:p>
          </table:table-cell>
          <table:table-cell/>
          <table:table-cell office:value-type="string">
            <text:p>z. B. die Großeltern, die Großmutter, der Großvater</text:p>
          </table:table-cell>
        </table:table-row>
        <table:table-row table:style-name="ro1">
          <table:table-cell office:value-type="string">
            <text:p>die Großstadt, -"e </text:p>
          </table:table-cell>
          <table:table-cell office:value-type="string">
            <text:p>gran ciudad f,metrópoli(s) f (inv)</text:p>
          </table:table-cell>
          <table:table-cell office:value-type="string">
            <text:p>Ich lebe gern in einer Großstadt.</text:p>
          </table:table-cell>
        </table:table-row>
        <table:table-row table:style-name="ro1">
          <table:table-cell office:value-type="string">
            <text:p>die Größe, -n</text:p>
          </table:table-cell>
          <table:table-cell office:value-type="string">
            <text:p>dimensión f,extensión f,tamaño m,volumen m,altura f,estatura f,talla f,número m,magnitud f,importancia f,grandeza f,grandiosidad f,autoridad f</text:p>
          </table:table-cell>
          <table:table-cell office:value-type="string">
            <text:p>1. Welche Größe haben Sie? 2. Größe: 170 cm 3. Haben Sie das Hemd auch in Größe 40?</text:p>
          </table:table-cell>
        </table:table-row>
        <table:table-row table:style-name="ro1">
          <table:table-cell office:value-type="string">
            <text:p>grün</text:p>
          </table:table-cell>
          <table:table-cell office:value-type="string">
            <text:p>verde,inmaduro,novato,bisoño</text:p>
          </table:table-cell>
          <table:table-cell office:value-type="string">
            <text:p>1. Gefällt dir dieser grüne Pullover? 2. Die Bäume werden schon grün. 3. Die äpfel sind noch ganz grün.</text:p>
          </table:table-cell>
        </table:table-row>
        <table:table-row table:style-name="ro1">
          <table:table-cell office:value-type="string">
            <text:p>gründen, gründet, gründete, hat gegründet</text:p>
          </table:table-cell>
          <table:table-cell office:value-type="string">
            <text:p>fundar,crear,instituir,establecer,instaurar,fundamentar en</text:p>
          </table:table-cell>
          <table:table-cell office:value-type="string">
            <text:p>Mein Onkel hat eine eigene Firma gegründet.</text:p>
          </table:table-cell>
        </table:table-row>
        <table:table-row table:style-name="ro1">
          <table:table-cell office:value-type="string">
            <text:p>der Grund, -"e</text:p>
          </table:table-cell>
          <table:table-cell office:value-type="string">
            <text:p>suelo m,fondo m,fundamento m,base f,razón f,motivo m</text:p>
          </table:table-cell>
          <table:table-cell office:value-type="string">
            <text:p>1. Sie haben Ihre Stelle gekündigt. Aus welchem Grund? 2. Sie haben keinen Grund, sich zu beschweren.</text:p>
          </table:table-cell>
        </table:table-row>
        <table:table-row table:style-name="ro1">
          <table:table-cell office:value-type="string">
            <text:p>gründlich</text:p>
          </table:table-cell>
          <table:table-cell office:value-type="string">
            <text:p>cuidadoso,concienzudo,detenido,minucioso,amplio,con cuidado,con detenimiento,a conciencia,en profundidad,a fondo</text:p>
          </table:table-cell>
          <table:table-cell office:value-type="string">
            <text:p>1. Sie müssen die Wohnung gründlich reinigen, bevor Sie ausziehen. 2. Waschen Sie sich gründlich die Hände.</text:p>
          </table:table-cell>
        </table:table-row>
        <table:table-row table:style-name="ro1">
          <table:table-cell office:value-type="string">
            <text:p>das Grundstück, -e </text:p>
          </table:table-cell>
          <table:table-cell office:value-type="string">
            <text:p>terreno m</text:p>
          </table:table-cell>
          <table:table-cell office:value-type="string">
            <text:p>Wir wollen ein Haus bauen und suchen ein günstiges Grundstück.</text:p>
          </table:table-cell>
        </table:table-row>
        <table:table-row table:style-name="ro1">
          <table:table-cell office:value-type="string">
            <text:p>die Gruppe, -n</text:p>
          </table:table-cell>
          <table:table-cell office:value-type="string">
            <text:p>grupo m,grupo m empresarial,tropilla f CSur,equipo m</text:p>
          </table:table-cell>
          <table:table-cell office:value-type="string">
            <text:p>1. Für Gruppen gibt es eine Ermäßigung. 2. Meine Tochter geht in der Freizeit in eine Jugendgruppe.</text:p>
          </table:table-cell>
        </table:table-row>
        <table:table-row table:style-name="ro1">
          <table:table-cell office:value-type="string">
            <text:p>grüßen, grüßt, grüßte, hat gegrüßt</text:p>
          </table:table-cell>
          <table:table-cell office:value-type="string">
            <text:p>saludar</text:p>
          </table:table-cell>
          <table:table-cell office:value-type="string">
            <text:p>1. Ich soll Sie von Frau Meier grüßen. 2. Grüß deine Frau von mir.</text:p>
          </table:table-cell>
        </table:table-row>
        <table:table-row table:style-name="ro1">
          <table:table-cell office:value-type="string">
            <text:p>der Gruß, -"e</text:p>
          </table:table-cell>
          <table:table-cell office:value-type="string">
            <text:p>saludo m</text:p>
          </table:table-cell>
          <table:table-cell office:value-type="string">
            <text:p>Schönen Gruß an Ihren Mann. Viele Grüße an Ihre Frau. Mit freundlichen Grüßen</text:p>
          </table:table-cell>
        </table:table-row>
        <table:table-row table:style-name="ro1">
          <table:table-cell office:value-type="string">
            <text:p>gucken, guckt, guckte, hat geguckt</text:p>
          </table:table-cell>
          <table:table-cell office:value-type="string">
            <text:p>mirar, ver,asomar,ver</text:p>
          </table:table-cell>
          <table:table-cell office:value-type="string">
            <text:p>1. Guck doch mal! Es schneit. 2. Was bedeutet dieses Wort? – Guck doch im Wörterbuch nach.</text:p>
          </table:table-cell>
        </table:table-row>
        <table:table-row table:style-name="ro1">
          <table:table-cell office:value-type="string">
            <text:p>gültig </text:p>
          </table:table-cell>
          <table:table-cell office:value-type="string">
            <text:p>válido,vigente,de curso legal</text:p>
          </table:table-cell>
          <table:table-cell office:value-type="string">
            <text:p>Mein Pass ist nur noch zwei Monate gültig.</text:p>
          </table:table-cell>
        </table:table-row>
        <table:table-row table:style-name="ro1">
          <table:table-cell office:value-type="string">
            <text:p>günstig</text:p>
          </table:table-cell>
          <table:table-cell office:value-type="string">
            <text:p>favorable,propicio,oportuno,a buen precio</text:p>
          </table:table-cell>
          <table:table-cell office:value-type="string">
            <text:p>Ich suche eine günstige Ferienwohnung.</text:p>
          </table:table-cell>
        </table:table-row>
        <table:table-row table:style-name="ro3">
          <table:table-cell office:value-type="string">
            <text:p>gut, besser, (am) best(en)</text:p>
          </table:table-cell>
          <table:table-cell office:value-type="string">
            <text:p>buen(o),bondadoso,correcto,útil,saludable para,ventajoso,adecuado,buen,notable,bien</text:p>
          </table:table-cell>
          <table:table-cell office:value-type="string">
            <text:p>1. Ich kenne ein gutes Lokal. 2. Maria kann gut tanzen. 3. Ich glaube, die Wurst ist nicht mehr gut. 4. Mir ist heute gar nicht gut.Heute ist das Wetter wieder besser. 7. Christine ist meine beste Freundin. 8. Ich komme um 13 Uhr. – Gut!</text:p>
            <text:p>9. Guten Morgen! 10. Ein gutes neues Jahr! 11. Guten Appetit!</text:p>
          </table:table-cell>
        </table:table-row>
        <table:table-row table:style-name="ro1">
          <table:table-cell office:value-type="string">
            <text:p>das Haar, -e</text:p>
          </table:table-cell>
          <table:table-cell office:value-type="string">
            <text:p>pelo m,cabello m,moño m Chil,ni un pelo</text:p>
          </table:table-cell>
          <table:table-cell office:value-type="string">
            <text:p>1. Meine Freundin hat langes schwarzes Haar. 2. Die Haare unseres Hundes liegen überall in der Wohnung.</text:p>
          </table:table-cell>
        </table:table-row>
        <table:table-row table:style-name="ro1">
          <table:table-cell office:value-type="string">
            <text:p>haben, hat, hatte, hat gehabt</text:p>
          </table:table-cell>
          <table:table-cell office:value-type="string">
            <text:p>tener,poseer,disponer de,recibir de,deber,tener que,andarse con remilgos,arreglarse,haber</text:p>
          </table:table-cell>
          <table:table-cell office:value-type="string">
            <text:p>1. Wir haben Hunger. 2. Heute habe ich keine Zeit. 3. Wir haben ein neues Auto. 4. Kann ich bitte eine Suppe haben? 5. Unsere Wohnung hat vier Zimmer. 6. Ich habe heute viel zu tun. 7. Du hast es gut. Du kannst in Urlaub fahren. </text:p>
          </table:table-cell>
        </table:table-row>
        <table:table-row table:style-name="ro1">
          <table:table-cell office:value-type="string">
            <text:p>das Hackfleisch </text:p>
          </table:table-cell>
          <table:table-cell office:value-type="string">
            <text:p>carne f picada</text:p>
          </table:table-cell>
          <table:table-cell office:value-type="string">
            <text:p>Kauf bitte 500 g Hackfleisch.</text:p>
          </table:table-cell>
        </table:table-row>
        <table:table-row table:style-name="ro1">
          <table:table-cell office:value-type="string">
            <text:p>der Hafen, -"</text:p>
          </table:table-cell>
          <table:table-cell office:value-type="string">
            <text:p>puerto m</text:p>
          </table:table-cell>
          <table:table-cell office:value-type="string">
            <text:p>Wenn du in Hamburg bist, musst du dir unbedingt den Hafen ansehen.</text:p>
          </table:table-cell>
        </table:table-row>
        <table:table-row table:style-name="ro1">
          <table:table-cell office:value-type="string">
            <text:p>das Hähnchen, -</text:p>
          </table:table-cell>
          <table:table-cell office:value-type="string">
            <text:p>pollo m</text:p>
          </table:table-cell>
          <table:table-cell office:value-type="string">
            <text:p>Ich hätte gern ein halbes Hähnchen mit Pommes frites, bitte.</text:p>
          </table:table-cell>
        </table:table-row>
        <table:table-row table:style-name="ro1">
          <table:table-cell office:value-type="string">
            <text:p>halb</text:p>
          </table:table-cell>
          <table:table-cell office:value-type="string">
            <text:p>medio,a medias, medio</text:p>
          </table:table-cell>
          <table:table-cell office:value-type="string">
            <text:p>1. Treffen wir uns um halb neun? 2. Bei dieser Firma habe ich ein halbes Jahr gearbeitet. 3. Ich gebe Ihnen die Tomaten zum halben Preis. 4. Die Flasche ist ja noch halb voll.</text:p>
          </table:table-cell>
        </table:table-row>
        <table:table-row table:style-name="ro1">
          <table:table-cell office:value-type="string">
            <text:p>die Halbpension</text:p>
          </table:table-cell>
          <table:table-cell office:value-type="string">
            <text:p>media pensión f</text:p>
          </table:table-cell>
          <table:table-cell office:value-type="string">
            <text:p>Wir möchten ein Zimmer mit Halbpension.</text:p>
          </table:table-cell>
        </table:table-row>
        <table:table-row table:style-name="ro1">
          <table:table-cell office:value-type="string">
            <text:p>halbtags</text:p>
          </table:table-cell>
          <table:table-cell office:value-type="string">
            <text:p>media jornada</text:p>
          </table:table-cell>
          <table:table-cell office:value-type="string">
            <text:p>Ich habe ein kleines Kind und kann nicht acht Stunden am Tag arbeiten. Deshalb möchte ich halbtags arbeiten.</text:p>
          </table:table-cell>
        </table:table-row>
        <table:table-row table:style-name="ro1">
          <table:table-cell office:value-type="string">
            <text:p>die Hälfte, -n</text:p>
          </table:table-cell>
          <table:table-cell office:value-type="string">
            <text:p>mitad f</text:p>
          </table:table-cell>
          <table:table-cell office:value-type="string">
            <text:p>1. Bitte teilt euch die Schokolade. Jeder bekommt die Hälfte. 2. Die Hälfte vom Urlaub ist schon vorbei. 3. Was hat der Mann gesagt? Ich habe nur die Hälfte verstanden.</text:p>
          </table:table-cell>
        </table:table-row>
        <table:table-row table:style-name="ro1">
          <table:table-cell office:value-type="string">
            <text:p>die Halle, -n</text:p>
          </table:table-cell>
          <table:table-cell office:value-type="string">
            <text:p>nave f,vestíbulo m,terminal f,hangar m,pabellón m,recinto m ferial,hall m,gimnasio m</text:p>
          </table:table-cell>
          <table:table-cell office:value-type="string">
            <text:p>Die Stadt baut eine neue Sporthalle.</text:p>
          </table:table-cell>
        </table:table-row>
        <table:table-row table:style-name="ro1">
          <table:table-cell office:value-type="string">
            <text:p>hallo</text:p>
          </table:table-cell>
          <table:table-cell office:value-type="string">
            <text:p>¡hola!,¡oiga!, ¡eh!</text:p>
          </table:table-cell>
          <table:table-cell office:value-type="string">
            <text:p>1. Hallo? Ist dort Schulz? – Nein, hier ist Meier. 2. Hallo Inge! Wie geht’s?</text:p>
          </table:table-cell>
        </table:table-row>
        <table:table-row table:style-name="ro1">
          <table:table-cell office:value-type="string">
            <text:p>der Hals, -"e</text:p>
          </table:table-cell>
          <table:table-cell office:value-type="string">
            <text:p>cuello m,garganta f,mango m</text:p>
          </table:table-cell>
          <table:table-cell office:value-type="string">
            <text:p>1. Mir tut der Hals weh. 2. Ich habe seit gestern Halsschmerzen.</text:p>
          </table:table-cell>
        </table:table-row>
        <table:table-row table:style-name="ro1">
          <table:table-cell office:value-type="string">
            <text:p>halt</text:p>
          </table:table-cell>
          <table:table-cell office:value-type="string">
            <text:p>pues,¡alto!,¡basta!</text:p>
          </table:table-cell>
          <table:table-cell office:value-type="string">
            <text:p>1. Halt! Stehen bleiben! 2. Es gibt leider keine Karten mehr. – Schade. Da kann man nichts machen. Das ist halt so.</text:p>
          </table:table-cell>
        </table:table-row>
        <table:table-row table:style-name="ro1">
          <table:table-cell office:value-type="string">
            <text:p>haltbar</text:p>
          </table:table-cell>
          <table:table-cell office:value-type="string">
            <text:p>conservable,resistente, duradero,sostenible,parable</text:p>
          </table:table-cell>
          <table:table-cell office:value-type="string">
            <text:p>Diese Dose Tomaten ist mindestens haltbar bis 31.12.2010.</text:p>
          </table:table-cell>
        </table:table-row>
        <table:table-row table:style-name="ro1">
          <table:table-cell office:value-type="string">
            <text:p>halten, hält, hielt, hat gehalten</text:p>
          </table:table-cell>
          <table:table-cell office:value-type="string">
            <text:p>parar, detenerse,estar fijo,estar entero,aguantar,mantener,resistir,ser resistente,apuntar,durar,conservarse,mantenerse,sostener, sujetar,poner,meter,retener,detener,tener, parar,tener,tener (empleado),tratar,defender,cumplir,pronunciar,dar,manejar,decorar,guardar,atenerse a,tenerse,agarrarse</text:p>
          </table:table-cell>
          <table:table-cell office:value-type="string">
            <text:p>1. Kannst du mal kurz meine Handtasche halten?2. Entschuldigung, hält dieser Zug auch in Darmstadt? 3. Halten Sie bitte im Keller die Fenster geschlossen.4. Alle Mieter müssen sich an die Hausordnung halten. 5. Die Stadt will einen neuen Flughafen bauen. Was halten Sie davon? 6. Halt, Polizei! Fahren Sie bitte an den Straßenrand. 7. Die Wurst hält sich noch ein paar Tage.</text:p>
          </table:table-cell>
        </table:table-row>
        <table:table-row table:style-name="ro1">
          <table:table-cell office:value-type="string">
            <text:p>der Halt </text:p>
          </table:table-cell>
          <table:table-cell office:value-type="string">
            <text:p>apoyo m,sostén m,parada f,área f (de superficie)</text:p>
          </table:table-cell>
          <table:table-cell office:value-type="string">
            <text:p>Nächster Halt ist am Südbahnhof. Umsteigen zur Straßenbahn.</text:p>
          </table:table-cell>
        </table:table-row>
        <table:table-row table:style-name="ro1">
          <table:table-cell office:value-type="string">
            <text:p>die Haltestelle, -n</text:p>
          </table:table-cell>
          <table:table-cell office:value-type="string">
            <text:p>parada f</text:p>
          </table:table-cell>
          <table:table-cell office:value-type="string">
            <text:p>An der nächsten Haltestelle müssen wir aussteigen.</text:p>
          </table:table-cell>
        </table:table-row>
        <table:table-row table:style-name="ro1">
          <table:table-cell office:value-type="string">
            <text:p>der Hammer, -" </text:p>
          </table:table-cell>
          <table:table-cell office:value-type="string">
            <text:p>martillo m,macillo m,burrada f,error m garrafal</text:p>
          </table:table-cell>
          <table:table-cell office:value-type="string">
            <text:p>Ich möchte ein Bild aufhängen. Hast du einen Hammer für mich?</text:p>
          </table:table-cell>
        </table:table-row>
        <table:table-row table:style-name="ro1">
          <table:table-cell office:value-type="string">
            <text:p>die Hand, -"e</text:p>
          </table:table-cell>
          <table:table-cell office:value-type="string">
            <text:p>mano f</text:p>
          </table:table-cell>
          <table:table-cell office:value-type="string">
            <text:p>1. Wasch dir bitte die Hände vor dem Essen. 2. Gib mir bitte deine Hand. Wir gehen jetzt über die Straße. 3. Ich kann Ihnen nicht die Hand geben. Ich spüle gerade das Geschirr.</text:p>
          </table:table-cell>
        </table:table-row>
        <table:table-row table:style-name="ro1">
          <table:table-cell office:value-type="string">
            <text:p>das Handtuch, -"er</text:p>
          </table:table-cell>
          <table:table-cell office:value-type="string">
            <text:p>toalla f,enjugamanos m inv Am</text:p>
          </table:table-cell>
          <table:table-cell office:value-type="string">
            <text:p>Gibst du mir ein frisches Handtuch?</text:p>
          </table:table-cell>
        </table:table-row>
        <table:table-row table:style-name="ro1">
          <table:table-cell office:value-type="string">
            <text:p>handeln, handelt, handelte, hat gehandelt</text:p>
          </table:table-cell>
          <table:table-cell office:value-type="string">
            <text:p>actuar,obrar,intervenir,comerciar con,traficar con,regatear,tratar de sobre,vender, distribuir</text:p>
          </table:table-cell>
          <table:table-cell office:value-type="string">
            <text:p>1. Mein Onkel hat ein kleines Geschäft. Er handelt mit Obst und Gemüse. 2. Kann ich Sie bitte mal sprechen? – Worum handelt es sich denn? 3. Auf diesem Markt kannst du handeln und bekommst die Sachen billiger.</text:p>
          </table:table-cell>
        </table:table-row>
        <table:table-row table:style-name="ro1">
          <table:table-cell office:value-type="string">
            <text:p>der Handel</text:p>
          </table:table-cell>
          <table:table-cell office:value-type="string">
            <text:p>comercio m,mercado m,tráfico m,negocio m</text:p>
          </table:table-cell>
          <table:table-cell office:value-type="string">
            <text:p>Der Handel mit Computern ist ein gutes Geschäft.</text:p>
          </table:table-cell>
        </table:table-row>
        <table:table-row table:style-name="ro1">
          <table:table-cell office:value-type="string">
            <text:p>der Händler, - </text:p>
          </table:table-cell>
          <table:table-cell office:value-type="string">
            <text:p>comerciante mf,vendedor(a) m (f)</text:p>
          </table:table-cell>
          <table:table-cell office:value-type="string">
            <text:p>Mein Onkel ist Gemüsehändler.</text:p>
          </table:table-cell>
        </table:table-row>
        <table:table-row table:style-name="ro1">
          <table:table-cell office:value-type="string">
            <text:p>der Handwerker, -</text:p>
          </table:table-cell>
          <table:table-cell office:value-type="string">
            <text:p>trabajador(a) m(f) manual,artesano(-a) m (f)</text:p>
          </table:table-cell>
          <table:table-cell office:value-type="string">
            <text:p>Morgen sind bei uns die Handwerker. Wir bekommen eine neue Badewanne.</text:p>
          </table:table-cell>
        </table:table-row>
        <table:table-row table:style-name="ro1">
          <table:table-cell office:value-type="string">
            <text:p>das Handy, -s</text:p>
          </table:table-cell>
          <table:table-cell office:value-type="string">
            <text:p>(teléfono m ) móvil m</text:p>
          </table:table-cell>
          <table:table-cell office:value-type="string">
            <text:p>1. Ich habe kein Festnetztelefon, aber ein Handy. 2. Soll ich Ihnen meine Handynummer geben?</text:p>
          </table:table-cell>
        </table:table-row>
        <table:table-row table:style-name="ro1">
          <table:table-cell office:value-type="string">
            <text:p>hängen, hängt, hing, hat gehangen / hängen, hängt, hängte, hat gehängt</text:p>
          </table:table-cell>
          <table:table-cell/>
          <table:table-cell office:value-type="string">
            <text:p>1. Das Bild hängt schief. 2. Hast du den Anzug wieder in den Schrank gehängt?</text:p>
          </table:table-cell>
        </table:table-row>
        <table:table-row table:style-name="ro1">
          <table:table-cell office:value-type="string">
            <text:p>hart</text:p>
          </table:table-cell>
          <table:table-cell office:value-type="string">
            <text:p>duro,firme,sólido,estable,gordo fam,resistente,difícil,encarnizado,fuerte,ímprobo,insensible,severo,riguroso,violento,muy cerca de,rayando en</text:p>
          </table:table-cell>
          <table:table-cell office:value-type="string">
            <text:p>1. Das Bett im Hotel war mir zu hart. 2. Die Brötchen sind ja ganz hart. 3. Ich habe eine harte Woche vor mir. Ich muss jeden Tag überstunden machen. 4. Wir haben hart gearbeitet, um die Wohnung zu bezahlen.</text:p>
          </table:table-cell>
        </table:table-row>
        <table:table-row table:style-name="ro1">
          <table:table-cell office:value-type="string">
            <text:p>hassen, hasst, hasste, hat gehasst</text:p>
          </table:table-cell>
          <table:table-cell office:value-type="string">
            <text:p>odiar</text:p>
          </table:table-cell>
          <table:table-cell office:value-type="string">
            <text:p>1. Ich hasse Autofahren. 2. Ich hasse es, zu spät zu kommen.</text:p>
          </table:table-cell>
        </table:table-row>
        <table:table-row table:style-name="ro1">
          <table:table-cell office:value-type="string">
            <text:p>hässlich</text:p>
          </table:table-cell>
          <table:table-cell office:value-type="string">
            <text:p>feo,macaco Cuba, Chil,malo,feo, malo,desagradable</text:p>
          </table:table-cell>
          <table:table-cell office:value-type="string">
            <text:p>1. Das ist aber eine hässliche Lampe! 2. Dieses Kleid finde ich hässlich.</text:p>
          </table:table-cell>
        </table:table-row>
        <table:table-row table:style-name="ro1">
          <table:table-cell office:value-type="string">
            <text:p>häufig</text:p>
          </table:table-cell>
          <table:table-cell office:value-type="string">
            <text:p>frecuente,repetido,a menudo,con frecuencia</text:p>
          </table:table-cell>
          <table:table-cell office:value-type="string">
            <text:p>Haben Sie häufig Kopfschmerzen? Dann sollten Sie nicht so lange am Computer sitzen.</text:p>
          </table:table-cell>
        </table:table-row>
        <table:table-row table:style-name="ro1">
          <table:table-cell office:value-type="string">
            <text:p>Haupt-</text:p>
          </table:table-cell>
          <table:table-cell/>
          <table:table-cell office:value-type="string">
            <text:p>Berlin ist die Hauptstadt von Deutschland.</text:p>
          </table:table-cell>
        </table:table-row>
        <table:table-row table:style-name="ro1">
          <table:table-cell office:value-type="string">
            <text:p>die Hauptstadt, -"e</text:p>
          </table:table-cell>
          <table:table-cell office:value-type="string">
            <text:p>capital f</text:p>
          </table:table-cell>
          <table:table-cell office:value-type="string">
            <text:p>Treffen wir uns am Hauptbahnhof?</text:p>
          </table:table-cell>
        </table:table-row>
        <table:table-row table:style-name="ro1">
          <table:table-cell office:value-type="string">
            <text:p>der Hauptbahnhof, -"e </text:p>
          </table:table-cell>
          <table:table-cell office:value-type="string">
            <text:p>estación f central</text:p>
          </table:table-cell>
          <table:table-cell office:value-type="string">
            <text:p>1. Wir haben ein Haus gemietet. 2. Ich komme gerade von zu Hause. 3. Ich muss jetzt nach Hause. 4. Paul ist nicht zu Hause.</text:p>
          </table:table-cell>
        </table:table-row>
        <table:table-row table:style-name="ro1">
          <table:table-cell office:value-type="string">
            <text:p>das Haus, -"er</text:p>
          </table:table-cell>
          <table:table-cell office:value-type="string">
            <text:p>casa f,edificio m,familia f,empresa f,dinastía f,concha f,casita f del caracol,casa f (celeste),Cámara f</text:p>
          </table:table-cell>
          <table:table-cell office:value-type="string">
            <text:p>Kannst du mir bei den Hausaufgaben helfen?</text:p>
          </table:table-cell>
        </table:table-row>
        <table:table-row table:style-name="ro1">
          <table:table-cell office:value-type="string">
            <text:p>die Hausaufgabe, -n</text:p>
          </table:table-cell>
          <table:table-cell office:value-type="string">
            <text:p>trabajo m para casa</text:p>
          </table:table-cell>
          <table:table-cell office:value-type="string">
            <text:p>Meine Frau ist Hausfrau und kümmert sich um die Kinder. / Mein Mann ist Hausmann und kümmert sich um die Kinder.</text:p>
          </table:table-cell>
        </table:table-row>
        <table:table-row table:style-name="ro1">
          <table:table-cell office:value-type="string">
            <text:p>die Hausfrau/ der Hausmann</text:p>
          </table:table-cell>
          <table:table-cell/>
          <table:table-cell office:value-type="string">
            <text:p>1. Ich kümmere mich um den Haushalt, d. h. ich putze, wasche, koche etc. 2. Wir rechnen die Nebenkosten pro</text:p>
          </table:table-cell>
        </table:table-row>
        <table:table-row table:style-name="ro1">
          <table:table-cell office:value-type="string">
            <text:p>der Haushalt, -e</text:p>
          </table:table-cell>
          <table:table-cell office:value-type="string">
            <text:p>casa f,hogar m,familia f,presupuesto m</text:p>
          </table:table-cell>
          <table:table-cell office:value-type="string">
            <text:p>Haushalt ab.</text:p>
          </table:table-cell>
        </table:table-row>
        <table:table-row table:style-name="ro1">
          <table:table-cell office:value-type="string">
            <text:p>der Hausmeister, - </text:p>
          </table:table-cell>
          <table:table-cell office:value-type="string">
            <text:p>conserje mf,portero(-a) m (f),bedel(a) m (f),propietario, -a m, f de la casa</text:p>
          </table:table-cell>
          <table:table-cell office:value-type="string">
            <text:p>Sie haben kein Warmwasser? Am besten, Sie rufen den Hausmeister an.</text:p>
          </table:table-cell>
        </table:table-row>
        <table:table-row table:style-name="ro1">
          <table:table-cell office:value-type="string">
            <text:p>die Haut</text:p>
          </table:table-cell>
          <table:table-cell office:value-type="string">
            <text:p>piel f,pellejo m pey,cutis m inv,tela f,telilla f</text:p>
          </table:table-cell>
          <table:table-cell office:value-type="string">
            <text:p>Haben Sie eine Creme für trockene Haut?</text:p>
          </table:table-cell>
        </table:table-row>
        <table:table-row table:style-name="ro1">
          <table:table-cell office:value-type="string">
            <text:p>heben, hebt, hob, hat gehoben</text:p>
          </table:table-cell>
          <table:table-cell office:value-type="string">
            <text:p>alzar, levantar,subir, levantar,aumentar,mejorar,sujetar,conservarse</text:p>
          </table:table-cell>
          <table:table-cell office:value-type="string">
            <text:p>1. Kannst du mir helfen? Das Paket kann ich nicht heben. 2. Wenn Sie für diesen Vorschlag sind, heben Sie bitte die Hand!</text:p>
          </table:table-cell>
        </table:table-row>
        <table:table-row table:style-name="ro1">
          <table:table-cell office:value-type="string">
            <text:p>das Heft, -e </text:p>
          </table:table-cell>
          <table:table-cell office:value-type="string">
            <text:p>cuaderno m,número m,folleto m,puño m</text:p>
          </table:table-cell>
          <table:table-cell office:value-type="string">
            <text:p>Ich hätte gern ein Schreibheft. </text:p>
          </table:table-cell>
        </table:table-row>
        <table:table-row table:style-name="ro1">
          <table:table-cell office:value-type="string">
            <text:p>das Heim, -e </text:p>
          </table:table-cell>
          <table:table-cell office:value-type="string">
            <text:p>hogar m,casa f,residencia f,asilo m,sanatorio m</text:p>
          </table:table-cell>
          <table:table-cell office:value-type="string">
            <text:p>z. B. Kinderheim, Seniorenheim</text:p>
          </table:table-cell>
        </table:table-row>
        <table:table-row table:style-name="ro1">
          <table:table-cell office:value-type="string">
            <text:p>die Heimat</text:p>
          </table:table-cell>
          <table:table-cell office:value-type="string">
            <text:p>patria f,tierra f (natal),país m de origen</text:p>
          </table:table-cell>
          <table:table-cell office:value-type="string">
            <text:p>Ich lebe jetzt hier in Deutschland. Das ist meine neue Heimat.</text:p>
          </table:table-cell>
        </table:table-row>
        <table:table-row table:style-name="ro1">
          <table:table-cell office:value-type="string">
            <text:p>heimlich </text:p>
          </table:table-cell>
          <table:table-cell office:value-type="string">
            <text:p>secreto,clandestino,furtivo,en secreto, a escondidas</text:p>
          </table:table-cell>
          <table:table-cell office:value-type="string">
            <text:p>Gestern habe ich gehört, dass mein Sohn heimlich raucht.</text:p>
          </table:table-cell>
        </table:table-row>
        <table:table-row table:style-name="ro1">
          <table:table-cell office:value-type="string">
            <text:p>das Heimweh</text:p>
          </table:table-cell>
          <table:table-cell office:value-type="string">
            <text:p>nostalgia f,añoranza f,morriña f reg</text:p>
          </table:table-cell>
          <table:table-cell office:value-type="string">
            <text:p>Ich habe oft Heimweh nach meiner Familie.</text:p>
          </table:table-cell>
        </table:table-row>
        <table:table-row table:style-name="ro1">
          <table:table-cell office:value-type="string">
            <text:p>heiraten, heiratet, heiratete, hat geheiratet</text:p>
          </table:table-cell>
          <table:table-cell office:value-type="string">
            <text:p>casarse con,contraer matrimonio con</text:p>
          </table:table-cell>
          <table:table-cell office:value-type="string">
            <text:p>1. Meine Cousine heiratet nächsten Monat in Italien. 2. Wir haben 1980 geheiratet. 3. Meine Schwester heiratet einen Japaner.</text:p>
          </table:table-cell>
        </table:table-row>
        <table:table-row table:style-name="ro1">
          <table:table-cell office:value-type="string">
            <text:p>heiß</text:p>
          </table:table-cell>
          <table:table-cell office:value-type="string">
            <text:p>caliente,caluroso,cálido,encarnizado,violento, fuerte,ardiente,delicado,en celo,de putamadre argot</text:p>
          </table:table-cell>
          <table:table-cell office:value-type="string">
            <text:p>1. Für die Jahreszeit ist es zu heiß. 2. Ich mache dir einen heißen Tee.</text:p>
          </table:table-cell>
        </table:table-row>
        <table:table-row table:style-name="ro1">
          <table:table-cell office:value-type="string">
            <text:p>heißen, heißt, hieß, hat geheißen</text:p>
          </table:table-cell>
          <table:table-cell office:value-type="string">
            <text:p>llamarse,significar, querer decir,decirse,correr la voz,estar escrito,decir,llamar,calificar de,tachar de,ordenar,mandar,haber que</text:p>
          </table:table-cell>
          <table:table-cell office:value-type="string">
            <text:p>1. Wie heißen Sie? 2. Wie heißt das auf Deutsch? 3. Hier steht, dass der Pass abgelaufen ist. Was heißt das?</text:p>
          </table:table-cell>
        </table:table-row>
        <table:table-row table:style-name="ro1">
          <table:table-cell office:value-type="string">
            <text:p>heizen, heizt, heizte, hat geheizt</text:p>
          </table:table-cell>
          <table:table-cell office:value-type="string">
            <text:p>encender la calefacción [oder la estufa],calentar</text:p>
          </table:table-cell>
          <table:table-cell office:value-type="string">
            <text:p>1. Wir heizen mit öl. 2. Ziehen Sie sich warm an. In der Halle ist nicht geheizt.</text:p>
          </table:table-cell>
        </table:table-row>
        <table:table-row table:style-name="ro1">
          <table:table-cell office:value-type="string">
            <text:p>die Heizung, -en</text:p>
          </table:table-cell>
          <table:table-cell office:value-type="string">
            <text:p>calefacción f,radiador m</text:p>
          </table:table-cell>
          <table:table-cell office:value-type="string">
            <text:p>Es ist kalt. Ist die Heizung kaputt?</text:p>
          </table:table-cell>
        </table:table-row>
        <table:table-row table:style-name="ro1">
          <table:table-cell office:value-type="string">
            <text:p>helfen, hilft, half, hat geholfen</text:p>
          </table:table-cell>
          <table:table-cell office:value-type="string">
            <text:p>ayudar a alguien en,auxiliar,asistir,echar una mano,ser bueno para,servir,participar</text:p>
          </table:table-cell>
          <table:table-cell office:value-type="string">
            <text:p>1. Kannst du mir helfen? Ich muss nächsten Monat umziehen. 2. Die Tabletten haben mir gut geholfen.</text:p>
          </table:table-cell>
        </table:table-row>
        <table:table-row table:style-name="ro1">
          <table:table-cell office:value-type="string">
            <text:p>hell</text:p>
          </table:table-cell>
          <table:table-cell office:value-type="string">
            <text:p>claro,rubio,luminoso,iluminado,agudo,listo,inteligente,total,puro</text:p>
          </table:table-cell>
          <table:table-cell office:value-type="string">
            <text:p>1. Im Sommer wird es um 5 Uhr schon hell.2. Mein Zimmer ist schön hell. 3. Ich habe mir einen hellblauen</text:p>
          </table:table-cell>
        </table:table-row>
        <table:table-row table:style-name="ro1">
          <table:table-cell office:value-type="string">
            <text:p>das Hemd, -en</text:p>
          </table:table-cell>
          <table:table-cell office:value-type="string">
            <text:p>camisa f</text:p>
          </table:table-cell>
          <table:table-cell office:value-type="string">
            <text:p>Pullover gekauft. Nikos trägt heute ein weißes Hemd.</text:p>
          </table:table-cell>
        </table:table-row>
        <table:table-row table:style-name="ro1">
          <table:table-cell office:value-type="string">
            <text:p>her</text:p>
          </table:table-cell>
          <table:table-cell office:value-type="string">
            <text:p>hacia aquí [oder acá],hace</text:p>
          </table:table-cell>
          <table:table-cell office:value-type="string">
            <text:p>Wir haben uns lange nicht gesehen. – Ja, das ist wirklich lange her.</text:p>
          </table:table-cell>
        </table:table-row>
        <table:table-row table:style-name="ro1">
          <table:table-cell office:value-type="string">
            <text:p>heraus-, raus- </text:p>
          </table:table-cell>
          <table:table-cell/>
          <table:table-cell office:value-type="string">
            <text:p>-----------------</text:p>
          </table:table-cell>
        </table:table-row>
        <table:table-row table:style-name="ro1">
          <table:table-cell office:value-type="string">
            <text:p>(he)rausfinden, findet heraus, fand heraus, hat herausgefunden</text:p>
          </table:table-cell>
          <table:table-cell/>
          <table:table-cell office:value-type="string">
            <text:p>Hast du schon rausgefunden, wann und wo man sich für den Kurs anmelden muss?</text:p>
          </table:table-cell>
        </table:table-row>
        <table:table-row table:style-name="ro1">
          <table:table-cell office:value-type="string">
            <text:p>der Herd, -e</text:p>
          </table:table-cell>
          <table:table-cell office:value-type="string">
            <text:p>cocina f,foco m</text:p>
          </table:table-cell>
          <table:table-cell office:value-type="string">
            <text:p>In der neuen Küche fehlt noch der Herd.</text:p>
          </table:table-cell>
        </table:table-row>
        <table:table-row table:style-name="ro1">
          <table:table-cell office:value-type="string">
            <text:p>herein-, rein-</text:p>
          </table:table-cell>
          <table:table-cell/>
          <table:table-cell office:value-type="string">
            <text:p>Herein! Kommt doch rein!</text:p>
          </table:table-cell>
        </table:table-row>
        <table:table-row table:style-name="ro1">
          <table:table-cell office:value-type="string">
            <text:p>die Herkunft</text:p>
          </table:table-cell>
          <table:table-cell office:value-type="string">
            <text:p>origen m</text:p>
          </table:table-cell>
          <table:table-cell office:value-type="string">
            <text:p>Viele Leute fragen mich nach meiner Herkunft.</text:p>
          </table:table-cell>
        </table:table-row>
        <table:table-row table:style-name="ro1">
          <table:table-cell office:value-type="string">
            <text:p>das Herkunftsland, -"er </text:p>
          </table:table-cell>
          <table:table-cell office:value-type="string">
            <text:p>país m de origen</text:p>
          </table:table-cell>
          <table:table-cell office:value-type="string">
            <text:p>Tragen Sie bitte hier Ihr Herkunfts- land ein.</text:p>
          </table:table-cell>
        </table:table-row>
        <table:table-row table:style-name="ro1">
          <table:table-cell office:value-type="string">
            <text:p>der Herr, -en</text:p>
          </table:table-cell>
          <table:table-cell office:value-type="string">
            <text:p>señor m,caballero m,Señor m,amo(-a) m (f),patrón(-ona) m (f)</text:p>
          </table:table-cell>
          <table:table-cell office:value-type="string">
            <text:p>1. Da ist ein Herr, der möchte Sie sprechen. 2. Guten Tag, Herr Müller! 3. Sehr geehrte Damen und Herrn!</text:p>
          </table:table-cell>
        </table:table-row>
        <table:table-row table:style-name="ro1">
          <table:table-cell office:value-type="string">
            <text:p>herstellen, stellt her, stellte her, hat hergestellt</text:p>
          </table:table-cell>
          <table:table-cell office:value-type="string">
            <text:p>producir,fabricar,crear,establecer,poner</text:p>
          </table:table-cell>
          <table:table-cell office:value-type="string">
            <text:p>In unserer Firma stellen wir Schokolade her.</text:p>
          </table:table-cell>
        </table:table-row>
        <table:table-row table:style-name="ro1">
          <table:table-cell office:value-type="string">
            <text:p>der Hersteller, -</text:p>
          </table:table-cell>
          <table:table-cell office:value-type="string">
            <text:p>productor(a) m (f),fabricante mf,encargado, -a m, f de la producción de libros</text:p>
          </table:table-cell>
          <table:table-cell office:value-type="string">
            <text:p>Ihr Handy ist kaputt? Wir schicken es an den Hersteller zurück und lassen es reparieren.</text:p>
          </table:table-cell>
        </table:table-row>
        <table:table-row table:style-name="ro1">
          <table:table-cell office:value-type="string">
            <text:p>herunter-, runter-</text:p>
          </table:table-cell>
          <table:table-cell/>
          <table:table-cell office:value-type="string">
            <text:p>------------</text:p>
          </table:table-cell>
        </table:table-row>
        <table:table-row table:style-name="ro1">
          <table:table-cell office:value-type="string">
            <text:p>(he)runterladen, lädt herunter, lud herunter, hat heruntergeladen</text:p>
          </table:table-cell>
          <table:table-cell/>
          <table:table-cell office:value-type="string">
            <text:p>Ich habe mir Musik aus dem Internet (he)runtergeladen.</text:p>
          </table:table-cell>
        </table:table-row>
        <table:table-row table:style-name="ro1">
          <table:table-cell office:value-type="string">
            <text:p>(he)runterfahren, fährt herunter, fuhr herunter, hat heruntergefahren</text:p>
          </table:table-cell>
          <table:table-cell/>
          <table:table-cell office:value-type="string">
            <text:p>Zum Schluss musst du den Computer herunterfahren.</text:p>
          </table:table-cell>
        </table:table-row>
        <table:table-row table:style-name="ro1">
          <table:table-cell office:value-type="string">
            <text:p>das Herz, -en</text:p>
          </table:table-cell>
          <table:table-cell office:value-type="string">
            <text:p>corazón m,alma f,centro m,núcleo m,forma f de corazón,figura f de corazón,corazones m pl,≈ copas f pl</text:p>
          </table:table-cell>
          <table:table-cell office:value-type="string">
            <text:p>1. Ich bin ganz nervös. Mir klopft das Herz. 2. Wir müssen Ihr Herz untersuchen.</text:p>
          </table:table-cell>
        </table:table-row>
        <table:table-row table:style-name="ro1">
          <table:table-cell office:value-type="string">
            <text:p>herzlich</text:p>
          </table:table-cell>
          <table:table-cell office:value-type="string">
            <text:p>afectuoso, cariñoso,cordial,de todo corazón</text:p>
          </table:table-cell>
          <table:table-cell office:value-type="string">
            <text:p>Herzlichen Glückwunsch!</text:p>
          </table:table-cell>
        </table:table-row>
        <table:table-row table:style-name="ro1">
          <table:table-cell office:value-type="string">
            <text:p>heute</text:p>
          </table:table-cell>
          <table:table-cell office:value-type="string">
            <text:p>hoy,hoy (en) día</text:p>
          </table:table-cell>
          <table:table-cell office:value-type="string">
            <text:p>1. Heute kann ich etwas früher nach Hause gehen. 2. Ab heute bleibt unser Büro nachmittags geschlossen. 3. Frau Müller kommt heute in acht Tagen zurück. 4. Arbeiter verdienen heute oft mehr als Angestellte.</text:p>
          </table:table-cell>
        </table:table-row>
        <table:table-row table:style-name="ro1">
          <table:table-cell office:value-type="string">
            <text:p>hier</text:p>
          </table:table-cell>
          <table:table-cell office:value-type="string">
            <text:p>aquí,¡presente!,ahora,en este punto, aquí</text:p>
          </table:table-cell>
          <table:table-cell office:value-type="string">
            <text:p>1. Hier wohne ich. 2. Von hier hat man eine herrliche Aussicht. 3. Hier sind die Schlüssel für meine Wohnung. Kannst Du meine Blumen gießen? 4. Hier ist 06131-553221, Pamela Linke. Bitte hinterlassen Sie eine Nachricht.</text:p>
          </table:table-cell>
        </table:table-row>
        <table:table-row table:style-name="ro1">
          <table:table-cell office:value-type="string">
            <text:p>hierher</text:p>
          </table:table-cell>
          <table:table-cell office:value-type="string">
            <text:p>(hacia) aquí,para acá</text:p>
          </table:table-cell>
          <table:table-cell office:value-type="string">
            <text:p>Ich komme oft hierher. In diesem Café gibt es guten Kuchen.</text:p>
          </table:table-cell>
        </table:table-row>
        <table:table-row table:style-name="ro1">
          <table:table-cell office:value-type="string">
            <text:p>die Hilfe</text:p>
          </table:table-cell>
          <table:table-cell office:value-type="string">
            <text:p>ayuda f,socorro m,auxilio m</text:p>
          </table:table-cell>
          <table:table-cell office:value-type="string">
            <text:p>1. Vielen Dank für Ihre Hilfe. 2. Haben Sie einen Kurs für Erste Hilfe gemacht? Das müssen Sie, wenn Sie den Führerschein machen wollen. 3. Hilfe! Jemand hat mir die Handtasche gestohlen. Bitte helfen Sie mir!</text:p>
          </table:table-cell>
        </table:table-row>
        <table:table-row table:style-name="ro1">
          <table:table-cell office:value-type="string">
            <text:p>der Himmel</text:p>
          </table:table-cell>
          <table:table-cell office:value-type="string">
            <text:p>cielo m,dosel m</text:p>
          </table:table-cell>
          <table:table-cell office:value-type="string">
            <text:p>Wir hatten im Urlaub so tolles Wetter. Immer Sonne und blauer Himmel.</text:p>
          </table:table-cell>
        </table:table-row>
        <table:table-row table:style-name="ro1">
          <table:table-cell office:value-type="string">
            <text:p>hinten</text:p>
          </table:table-cell>
          <table:table-cell office:value-type="string">
            <text:p>detrás,atrás,en la parte posterior,al fondo</text:p>
          </table:table-cell>
          <table:table-cell office:value-type="string">
            <text:p>1. Wo möchtest du sitzen? Hinten oder vorne? 2. Bitte hinten aussteigen! 3. Der Eingang ist hinten.</text:p>
          </table:table-cell>
        </table:table-row>
        <table:table-row table:style-name="ro1">
          <table:table-cell office:value-type="string">
            <text:p>hinter/hinter-</text:p>
          </table:table-cell>
          <table:table-cell/>
          <table:table-cell office:value-type="string">
            <text:p>1. Hinter dem Haus haben wir einen Garten 2. Fahren Sie Ihren Wagen bitte hinter das Haus. 3. Auf den hinteren Plätzen kann man nicht sehr viel sehen.</text:p>
          </table:table-cell>
        </table:table-row>
        <table:table-row table:style-name="ro1">
          <table:table-cell office:value-type="string">
            <text:p>hinterher</text:p>
          </table:table-cell>
          <table:table-cell office:value-type="string">
            <text:p>detrás,después,posteriormente</text:p>
          </table:table-cell>
          <table:table-cell office:value-type="string">
            <text:p>Vor der Prüfung habe ich so viel gelernt. Hinterher habe ich vieles wieder vergessen.</text:p>
          </table:table-cell>
        </table:table-row>
        <table:table-row table:style-name="ro1">
          <table:table-cell office:value-type="string">
            <text:p>hinterlassen, hinterlässt, hinterließ, hat hinterlassen</text:p>
          </table:table-cell>
          <table:table-cell office:value-type="string">
            <text:p>dejar (tras de sí),legar,dejar en herencia,dejar,dejar (como recuerdo)</text:p>
          </table:table-cell>
          <table:table-cell office:value-type="string">
            <text:p>Möchten Sie eine Nachricht hinterlassen?</text:p>
          </table:table-cell>
        </table:table-row>
        <table:table-row table:style-name="ro1">
          <table:table-cell office:value-type="string">
            <text:p>hinweisen</text:p>
          </table:table-cell>
          <table:table-cell office:value-type="string">
            <text:p>indicar,advertir</text:p>
          </table:table-cell>
          <table:table-cell office:value-type="string">
            <text:p>Wir möchten Sie darauf hinweisen, dass das Rauchen am Bahnsteig nicht erlaubt ist.</text:p>
          </table:table-cell>
        </table:table-row>
        <table:table-row table:style-name="ro1">
          <table:table-cell office:value-type="string">
            <text:p>historisch</text:p>
          </table:table-cell>
          <table:table-cell office:value-type="string">
            <text:p>histórico</text:p>
          </table:table-cell>
          <table:table-cell office:value-type="string">
            <text:p>Wir waren mit unserer Klasse im Historischen Museum.</text:p>
          </table:table-cell>
        </table:table-row>
        <table:table-row table:style-name="ro1">
          <table:table-cell office:value-type="string">
            <text:p>der Hit, -s</text:p>
          </table:table-cell>
          <table:table-cell office:value-type="string">
            <text:p>éxito m (musical),hit m,éxito m de ventas</text:p>
          </table:table-cell>
          <table:table-cell office:value-type="string">
            <text:p>Am Samstag kommt eine Sendung mit den Hits der Woche.</text:p>
          </table:table-cell>
        </table:table-row>
        <table:table-row table:style-name="ro1">
          <table:table-cell office:value-type="string">
            <text:p>die Hitze </text:p>
          </table:table-cell>
          <table:table-cell office:value-type="string">
            <text:p>calor m,acaloramiento m</text:p>
          </table:table-cell>
          <table:table-cell office:value-type="string">
            <text:p>Gestern war eine schreckliche Hitze!</text:p>
          </table:table-cell>
        </table:table-row>
        <table:table-row table:style-name="ro1">
          <table:table-cell office:value-type="string">
            <text:p>das Hobby, -s</text:p>
          </table:table-cell>
          <table:table-cell office:value-type="string">
            <text:p>hobby m</text:p>
          </table:table-cell>
          <table:table-cell office:value-type="string">
            <text:p>Ich habe keine Zeit mehr für meine Hobbys.</text:p>
          </table:table-cell>
        </table:table-row>
        <table:table-row table:style-name="ro1">
          <table:table-cell office:value-type="string">
            <text:p>hoch</text:p>
          </table:table-cell>
          <table:table-cell office:value-type="string">
            <text:p>alto,agudo,elevado,avanzado,fuerte,grande,(hacia) arriba,en [oder a] lo alto,muy, mucho,altamente,sumamente</text:p>
          </table:table-cell>
          <table:table-cell office:value-type="string">
            <text:p>1. Der Berg ist fast 3000 m hoch. 2. Das Hotel liegt hoch über dem See. 3. Die Benzinpreise sind sehr hoch.</text:p>
          </table:table-cell>
        </table:table-row>
        <table:table-row table:style-name="ro1">
          <table:table-cell office:value-type="string">
            <text:p>die Höhe</text:p>
          </table:table-cell>
          <table:table-cell office:value-type="string">
            <text:p>altura f,alto m,elevación f,importe m,cima f</text:p>
          </table:table-cell>
          <table:table-cell office:value-type="string">
            <text:p>1. Mein Tisch hat die Maße: Länge: 1,20 m, Breite: 0,60 m, Höhe: 0,80 m. 2. Wir fliegen jetzt in 6000 m Höhe.</text:p>
          </table:table-cell>
        </table:table-row>
        <table:table-row table:style-name="ro1">
          <table:table-cell office:value-type="string">
            <text:p>höchstens </text:p>
          </table:table-cell>
          <table:table-cell office:value-type="string">
            <text:p>como mucho, no más de,excepto,en todo caso</text:p>
          </table:table-cell>
          <table:table-cell office:value-type="string">
            <text:p>Ich habe wenig Zeit. Ich kann höchstens eine Viertelstunde bleiben.</text:p>
          </table:table-cell>
        </table:table-row>
        <table:table-row table:style-name="ro1">
          <table:table-cell office:value-type="string">
            <text:p>die Hochzeit, -en</text:p>
          </table:table-cell>
          <table:table-cell office:value-type="string">
            <text:p>boda f,casamiento m,apogeo m,auge m</text:p>
          </table:table-cell>
          <table:table-cell office:value-type="string">
            <text:p>1. Claudia und Peter wollen ihre Hochzeit groß feiern. 2. Zu dieser Hochzeit kommen mehr als fünfzig Gäste.</text:p>
          </table:table-cell>
        </table:table-row>
        <table:table-row table:style-name="ro1">
          <table:table-cell office:value-type="string">
            <text:p>der Hof, -"e </text:p>
          </table:table-cell>
          <table:table-cell office:value-type="string">
            <text:p>patio m (interior),finca f,granja f,corte f,halo m,corona f</text:p>
          </table:table-cell>
          <table:table-cell office:value-type="string">
            <text:p>Die Kinder spielen am liebsten im Hof.</text:p>
          </table:table-cell>
        </table:table-row>
        <table:table-row table:style-name="ro1">
          <table:table-cell office:value-type="string">
            <text:p>der Bauernhof, -"e</text:p>
          </table:table-cell>
          <table:table-cell office:value-type="string">
            <text:p>granja f</text:p>
          </table:table-cell>
          <table:table-cell office:value-type="string">
            <text:p>Meine Großeltern hatten einen Bauernhof.</text:p>
          </table:table-cell>
        </table:table-row>
        <table:table-row table:style-name="ro1">
          <table:table-cell office:value-type="string">
            <text:p>hoffen, hofft, hoffte, hat gehofft</text:p>
          </table:table-cell>
          <table:table-cell office:value-type="string">
            <text:p>esperar,confiar en</text:p>
          </table:table-cell>
          <table:table-cell office:value-type="string">
            <text:p>1. Ich hoffe, dass ihr zu meinem Geburtstag kommen könnt. 2. Wir alle hoffen auf besseres Wetter.</text:p>
          </table:table-cell>
        </table:table-row>
        <table:table-row table:style-name="ro1">
          <table:table-cell office:value-type="string">
            <text:p>hoffentlich </text:p>
          </table:table-cell>
          <table:table-cell office:value-type="string">
            <text:p>ojalá +subj</text:p>
          </table:table-cell>
          <table:table-cell office:value-type="string">
            <text:p>Hoffentlich hat unser Zug keine Verspätung.</text:p>
          </table:table-cell>
        </table:table-row>
        <table:table-row table:style-name="ro1">
          <table:table-cell office:value-type="string">
            <text:p>die Hoffnung, -en</text:p>
          </table:table-cell>
          <table:table-cell office:value-type="string">
            <text:p>esperanza f</text:p>
          </table:table-cell>
          <table:table-cell office:value-type="string">
            <text:p>Man darf die Hoffnung nicht verlieren.</text:p>
          </table:table-cell>
        </table:table-row>
        <table:table-row table:style-name="ro1">
          <table:table-cell office:value-type="string">
            <text:p>höflich</text:p>
          </table:table-cell>
          <table:table-cell office:value-type="string">
            <text:p>cortés,amable</text:p>
          </table:table-cell>
          <table:table-cell office:value-type="string">
            <text:p>Unser Nachbar ist sehr höflich. Er sagt immer als erster „Guten Tag“.</text:p>
          </table:table-cell>
        </table:table-row>
        <table:table-row table:style-name="ro1">
          <table:table-cell office:value-type="string">
            <text:p>holen, holt, holte, hat geholt</text:p>
          </table:table-cell>
          <table:table-cell office:value-type="string">
            <text:p>(ir a) buscar,traer,recoger,hacer entrar,hacer venir,llamar,coger,pillar,conseguir,hacerse con</text:p>
          </table:table-cell>
          <table:table-cell office:value-type="string">
            <text:p>1. Soll ich uns was zu trinken holen? 2. Warum haben Sie nicht sofort einen Arzt geholt?</text:p>
          </table:table-cell>
        </table:table-row>
        <table:table-row table:style-name="ro1">
          <table:table-cell office:value-type="string">
            <text:p>das Holz </text:p>
          </table:table-cell>
          <table:table-cell office:value-type="string">
            <text:p>madera f,leña f,palo m</text:p>
          </table:table-cell>
          <table:table-cell office:value-type="string">
            <text:p>Möchten Sie ein Regal aus Holz oder aus Metall?</text:p>
          </table:table-cell>
        </table:table-row>
        <table:table-row table:style-name="ro1">
          <table:table-cell office:value-type="string">
            <text:p>der Honig</text:p>
          </table:table-cell>
          <table:table-cell office:value-type="string">
            <text:p>miel f</text:p>
          </table:table-cell>
          <table:table-cell office:value-type="string">
            <text:p>Ich esse gern Brötchen mit Honig und Butter zum Frühstück.</text:p>
          </table:table-cell>
        </table:table-row>
        <table:table-row table:style-name="ro1">
          <table:table-cell office:value-type="string">
            <text:p>hören, hört, hörte, hat gehört</text:p>
          </table:table-cell>
          <table:table-cell office:value-type="string">
            <text:p>oír,escuchar,(llegar a) saber, enterarse,notar por,obedecer,seguir, hacer caso a</text:p>
          </table:table-cell>
          <table:table-cell office:value-type="string">
            <text:p>1. Ich kann nicht mehr so gut hören. 2. Ich höre jeden Tag die Nachrichten. 3. Dieses Wort habe ich noch nie gehört. 4. Ich habe gehört, dass Herr Müller im Krankenhaus liegt.</text:p>
          </table:table-cell>
        </table:table-row>
        <table:table-row table:style-name="ro1">
          <table:table-cell office:value-type="string">
            <text:p>die Hose, -n </text:p>
          </table:table-cell>
          <table:table-cell office:value-type="string">
            <text:p>pantalón m,pantalones m pl</text:p>
          </table:table-cell>
          <table:table-cell office:value-type="string">
            <text:p>Können Sie die Hose etwas kürzer machen?</text:p>
          </table:table-cell>
        </table:table-row>
        <table:table-row table:style-name="ro1">
          <table:table-cell office:value-type="string">
            <text:p>das Hotel, -s</text:p>
          </table:table-cell>
          <table:table-cell office:value-type="string">
            <text:p>hotel m</text:p>
          </table:table-cell>
          <table:table-cell office:value-type="string">
            <text:p>Im Urlaub sind wir in einem Hotel am Meer.</text:p>
          </table:table-cell>
        </table:table-row>
        <table:table-row table:style-name="ro1">
          <table:table-cell office:value-type="string">
            <text:p>hübsch</text:p>
          </table:table-cell>
          <table:table-cell office:value-type="string">
            <text:p>guapo,bonito,mono,bastante</text:p>
          </table:table-cell>
          <table:table-cell office:value-type="string">
            <text:p>1. Wir haben eine hübsche Wohnung gefunden. 2. Dietmars neue Freundin ist sehr hübsch.</text:p>
          </table:table-cell>
        </table:table-row>
        <table:table-row table:style-name="ro1">
          <table:table-cell office:value-type="string">
            <text:p>das Hühnchen, - </text:p>
          </table:table-cell>
          <table:table-cell office:value-type="string">
            <text:p>pollo m</text:p>
          </table:table-cell>
          <table:table-cell office:value-type="string">
            <text:p>Zum Mittagessen gibt es Hühnchen mit Reis.</text:p>
          </table:table-cell>
        </table:table-row>
        <table:table-row table:style-name="ro1">
          <table:table-cell office:value-type="string">
            <text:p>der Humor</text:p>
          </table:table-cell>
          <table:table-cell office:value-type="string">
            <text:p>humor m</text:p>
          </table:table-cell>
          <table:table-cell office:value-type="string">
            <text:p>1. Wir mögen Paul, weil er so viel Humor hat. 2. Den Humor des Komikers verstehe ich nicht.</text:p>
          </table:table-cell>
        </table:table-row>
        <table:table-row table:style-name="ro1">
          <table:table-cell office:value-type="string">
            <text:p>der Hund, -e</text:p>
          </table:table-cell>
          <table:table-cell office:value-type="string">
            <text:p>perro(-a) m (f)</text:p>
          </table:table-cell>
          <table:table-cell office:value-type="string">
            <text:p>Hab keine Angst. Der Hund tut dir nichts.</text:p>
          </table:table-cell>
        </table:table-row>
        <table:table-row table:style-name="ro1">
          <table:table-cell office:value-type="string">
            <text:p>der Hunger</text:p>
          </table:table-cell>
          <table:table-cell office:value-type="string">
            <text:p>hambre f</text:p>
          </table:table-cell>
          <table:table-cell office:value-type="string">
            <text:p>Ich habe keinen Hunger. </text:p>
          </table:table-cell>
        </table:table-row>
        <table:table-row table:style-name="ro1">
          <table:table-cell office:value-type="string">
            <text:p>hungrig</text:p>
          </table:table-cell>
          <table:table-cell office:value-type="string">
            <text:p>hambriento,filoso Hond,ávido</text:p>
          </table:table-cell>
          <table:table-cell office:value-type="string">
            <text:p>Ich bin sehr hungrig.</text:p>
          </table:table-cell>
        </table:table-row>
        <table:table-row table:style-name="ro1">
          <table:table-cell office:value-type="string">
            <text:p>hupen, hupt, hupte, hat gehupt</text:p>
          </table:table-cell>
          <table:table-cell office:value-type="string">
            <text:p>tocar el claxon [oder la bocina],pitar</text:p>
          </table:table-cell>
          <table:table-cell office:value-type="string">
            <text:p>Hier ist ein Krankenhaus. Hier darfst du nicht hupen.</text:p>
          </table:table-cell>
        </table:table-row>
        <table:table-row table:style-name="ro1">
          <table:table-cell office:value-type="string">
            <text:p>husten, hustet, hustete, hat gehustet</text:p>
          </table:table-cell>
          <table:table-cell office:value-type="string">
            <text:p>toser</text:p>
          </table:table-cell>
          <table:table-cell office:value-type="string">
            <text:p>Der Junge hat die ganze Nacht gehustet.</text:p>
          </table:table-cell>
        </table:table-row>
        <table:table-row table:style-name="ro1">
          <table:table-cell office:value-type="string">
            <text:p>der Husten</text:p>
          </table:table-cell>
          <table:table-cell office:value-type="string">
            <text:p>tos f</text:p>
          </table:table-cell>
          <table:table-cell office:value-type="string">
            <text:p>Haben Sie ein Medikament gegen Husten?</text:p>
          </table:table-cell>
        </table:table-row>
        <table:table-row table:style-name="ro1">
          <table:table-cell office:value-type="string">
            <text:p>der Hut, -"e</text:p>
          </table:table-cell>
          <table:table-cell office:value-type="string">
            <text:p>sombrero m,sombrerete m,protección f</text:p>
          </table:table-cell>
          <table:table-cell office:value-type="string">
            <text:p>Sie sollten im Sommer nicht ohne Hut in die Sonne gehen.</text:p>
          </table:table-cell>
        </table:table-row>
        <table:table-row table:style-name="ro1">
          <table:table-cell office:value-type="string">
            <text:p>der ICE (Inter City Express)</text:p>
          </table:table-cell>
          <table:table-cell office:value-type="string">
            <text:p>≈ AVE m (tren de alta velocidad)</text:p>
          </table:table-cell>
          <table:table-cell office:value-type="string">
            <text:p>Ich fahre lieber mit dem ICE; der ist schneller als die anderen Züge.</text:p>
          </table:table-cell>
        </table:table-row>
        <table:table-row table:style-name="ro1">
          <table:table-cell office:value-type="string">
            <text:p><text:s/>ideal</text:p>
          </table:table-cell>
          <table:table-cell office:value-type="string">
            <text:p>ideal,ideell,geistig,Ideal nt,(Traum)ziel nt,Wunschtraum m,Ideale nt pl,Überzeugungen f pl,genial</text:p>
          </table:table-cell>
          <table:table-cell office:value-type="string">
            <text:p>Eine Wohnung mit Garten wäre für uns ideal.</text:p>
          </table:table-cell>
        </table:table-row>
        <table:table-row table:style-name="ro1">
          <table:table-cell office:value-type="string">
            <text:p>die Idee, -n</text:p>
          </table:table-cell>
          <table:table-cell office:value-type="string">
            <text:p>idea f,pizca f,poquitín m</text:p>
          </table:table-cell>
          <table:table-cell office:value-type="string">
            <text:p>1. Du willst ein Picknick machen? Ich finde die Idee toll. 2. Was soll ich meiner Mutter zum Geburtstag schenken? Hast du eine gute Idee?</text:p>
          </table:table-cell>
        </table:table-row>
        <table:table-row table:style-name="ro1">
          <table:table-cell office:value-type="string">
            <text:p>illegal</text:p>
          </table:table-cell>
          <table:table-cell office:value-type="string">
            <text:p>ilegal</text:p>
          </table:table-cell>
          <table:table-cell office:value-type="string">
            <text:p>Ohne Steuerkarte zu arbeiten ist illegal. Wenn es herauskommt, musst du Strafe zahlen.</text:p>
          </table:table-cell>
        </table:table-row>
        <table:table-row table:style-name="ro1">
          <table:table-cell office:value-type="string">
            <text:p>immer</text:p>
          </table:table-cell>
          <table:table-cell office:value-type="string">
            <text:p>siempre,continuamente, permanentemente</text:p>
          </table:table-cell>
          <table:table-cell office:value-type="string">
            <text:p>1. Frau Bast kommt immer zu spät. 2. Mein Kollege liegt immer noch im Krankenhaus. 3. Die Schmerzen werden immer schlimmer.</text:p>
          </table:table-cell>
        </table:table-row>
        <table:table-row table:style-name="ro1">
          <table:table-cell office:value-type="string">
            <text:p>der Import, -e</text:p>
          </table:table-cell>
          <table:table-cell office:value-type="string">
            <text:p>importación f,importaciones f pl</text:p>
          </table:table-cell>
          <table:table-cell office:value-type="string">
            <text:p>1. Im dritten Stock ist die Firma Schmidt &amp; Co, Import und Export. 2. Der Import von Zigaretten ist nur bis zu einer bestimmten Menge erlaubt.</text:p>
          </table:table-cell>
        </table:table-row>
        <table:table-row table:style-name="ro1">
          <table:table-cell office:value-type="string">
            <text:p>in</text:p>
          </table:table-cell>
          <table:table-cell office:value-type="string">
            <text:p>en,dentro de,en, durante,dentro de, en,a,in</text:p>
          </table:table-cell>
          <table:table-cell office:value-type="string">
            <text:p>1. Ich wohne in Frankfurt. 2. Meine Wohnung ist im dritten Stock. 3 Wollen wir heute ins Einkaufszentrum gehen? 4. Rufen Sie bitte in fünf Minuten noch einmal an. 5. Im Mai war ich in Urlaub. 6. Wir sind in einer schwierigen Lage. 7. Meine Tochter kommt nächstes Jahr ins Gymnasium.</text:p>
          </table:table-cell>
        </table:table-row>
        <table:table-row table:style-name="ro1">
          <table:table-cell office:value-type="string">
            <text:p>impfen, impft, impfte, hat geimpft</text:p>
          </table:table-cell>
          <table:table-cell office:value-type="string">
            <text:p>vacunar contra,inocular</text:p>
          </table:table-cell>
          <table:table-cell office:value-type="string">
            <text:p>Sie sollten sich gegen Grippe impfen lassen.</text:p>
          </table:table-cell>
        </table:table-row>
        <table:table-row table:style-name="ro1">
          <table:table-cell office:value-type="string">
            <text:p>die Industrie, -n </text:p>
          </table:table-cell>
          <table:table-cell office:value-type="string">
            <text:p>industria f</text:p>
          </table:table-cell>
          <table:table-cell office:value-type="string">
            <text:p>In dieser Gegend gibt es viel Industrie.</text:p>
          </table:table-cell>
        </table:table-row>
        <table:table-row table:style-name="ro1">
          <table:table-cell office:value-type="string">
            <text:p>das Industriegebiet</text:p>
          </table:table-cell>
          <table:table-cell office:value-type="string">
            <text:p>zona f industrial,polígono m industrial</text:p>
          </table:table-cell>
          <table:table-cell office:value-type="string">
            <text:p>Die Autowerkstatt ist im Industrie- gebiet Ost.</text:p>
          </table:table-cell>
        </table:table-row>
        <table:table-row table:style-name="ro1">
          <table:table-cell office:value-type="string">
            <text:p>die Infektion, -en</text:p>
          </table:table-cell>
          <table:table-cell office:value-type="string">
            <text:p>infección f</text:p>
          </table:table-cell>
          <table:table-cell office:value-type="string">
            <text:p>Sie haben eine Infektion. Sie müssen Tabletten nehmen.</text:p>
          </table:table-cell>
        </table:table-row>
        <table:table-row table:style-name="ro1">
          <table:table-cell office:value-type="string">
            <text:p>informieren, informiert, informierte, hat informiert</text:p>
          </table:table-cell>
          <table:table-cell office:value-type="string">
            <text:p>informar sobre/de</text:p>
          </table:table-cell>
          <table:table-cell office:value-type="string">
            <text:p>1. Wir informieren Sie rechtzeitig über die neuen Prüfungstermine. 2. Du musst dich vor der Reise genau über die Bedingungen informieren.</text:p>
          </table:table-cell>
        </table:table-row>
        <table:table-row table:style-name="ro1">
          <table:table-cell office:value-type="string">
            <text:p>die Information, -en</text:p>
          </table:table-cell>
          <table:table-cell office:value-type="string">
            <text:p>información f sobre,información f</text:p>
          </table:table-cell>
          <table:table-cell office:value-type="string">
            <text:p>1. Bitte lesen Sie diese Informationen genau. 2. Wenn Sie Fragen haben, gehen Sie zur Information.</text:p>
          </table:table-cell>
        </table:table-row>
        <table:table-row table:style-name="ro1">
          <table:table-cell office:value-type="string">
            <text:p>der Ingenieur, -e </text:p>
          </table:table-cell>
          <table:table-cell office:value-type="string">
            <text:p>ingeniero(-a) m (f)</text:p>
          </table:table-cell>
          <table:table-cell office:value-type="string">
            <text:p>Hans will Bauingenieur werden.</text:p>
          </table:table-cell>
        </table:table-row>
        <table:table-row table:style-name="ro1">
          <table:table-cell office:value-type="string">
            <text:p>der Inhalt, -e</text:p>
          </table:table-cell>
          <table:table-cell office:value-type="string">
            <text:p>contenido m,área f,volumen m,capacidad f</text:p>
          </table:table-cell>
          <table:table-cell office:value-type="string">
            <text:p>Geben Sie den Inhalt der Packung in einen Liter kochendes Wasser.</text:p>
          </table:table-cell>
        </table:table-row>
        <table:table-row table:style-name="ro1">
          <table:table-cell office:value-type="string">
            <text:p>inklusive</text:p>
          </table:table-cell>
          <table:table-cell office:value-type="string">
            <text:p>inclusive, incluido</text:p>
          </table:table-cell>
          <table:table-cell office:value-type="string">
            <text:p>Der Zimmerpreis ist inklusive Frühstück.</text:p>
          </table:table-cell>
        </table:table-row>
        <table:table-row table:style-name="ro1">
          <table:table-cell office:value-type="string">
            <text:p>innen</text:p>
          </table:table-cell>
          <table:table-cell office:value-type="string">
            <text:p>(por) dentro, en el interior</text:p>
          </table:table-cell>
          <table:table-cell office:value-type="string">
            <text:p>Der Lichtschalter ist innen links.</text:p>
          </table:table-cell>
        </table:table-row>
        <table:table-row table:style-name="ro1">
          <table:table-cell office:value-type="string">
            <text:p>die Innenstadt, -"e </text:p>
          </table:table-cell>
          <table:table-cell office:value-type="string">
            <text:p>centro m de la ciudad</text:p>
          </table:table-cell>
          <table:table-cell office:value-type="string">
            <text:p>Direkt in der Innenstadt kriegst du keinen Parkplatz.</text:p>
          </table:table-cell>
        </table:table-row>
        <table:table-row table:style-name="ro1">
          <table:table-cell office:value-type="string">
            <text:p>inner-</text:p>
          </table:table-cell>
          <table:table-cell/>
          <table:table-cell office:value-type="string">
            <text:p>Wir müssen Sie untersuchen. Es kann sein, dass Sie innere Verletzungen haben.</text:p>
          </table:table-cell>
        </table:table-row>
        <table:table-row table:style-name="ro1">
          <table:table-cell office:value-type="string">
            <text:p>innerhalb</text:p>
          </table:table-cell>
          <table:table-cell office:value-type="string">
            <text:p>dentro de,dentro de, en el plazo de,dentro</text:p>
          </table:table-cell>
          <table:table-cell office:value-type="string">
            <text:p>1. Diese Fahrkarte gilt nur innerhalb der Stadt. 2. Nach dem Umzug müssen Sie sich innerhalb von 14 Tagen ummelden.</text:p>
          </table:table-cell>
        </table:table-row>
        <table:table-row table:style-name="ro1">
          <table:table-cell office:value-type="string">
            <text:p>die Insel, -n</text:p>
          </table:table-cell>
          <table:table-cell office:value-type="string">
            <text:p>isla f,remanso m</text:p>
          </table:table-cell>
          <table:table-cell office:value-type="string">
            <text:p>Ich würde dieses Mal gern auf einer Insel Ferien machen.</text:p>
          </table:table-cell>
        </table:table-row>
        <table:table-row table:style-name="ro1">
          <table:table-cell office:value-type="string">
            <text:p>insgesamt</text:p>
          </table:table-cell>
          <table:table-cell office:value-type="string">
            <text:p>en total, en conjunto</text:p>
          </table:table-cell>
          <table:table-cell office:value-type="string">
            <text:p>Insgesamt haben sich 20 Teilnehmer für die Prüfung angemeldet.</text:p>
          </table:table-cell>
        </table:table-row>
        <table:table-row table:style-name="ro1">
          <table:table-cell office:value-type="string">
            <text:p>installieren, installiert, installierte, hat installiert</text:p>
          </table:table-cell>
          <table:table-cell office:value-type="string">
            <text:p>instalar, montar,instalar</text:p>
          </table:table-cell>
          <table:table-cell office:value-type="string">
            <text:p>Können Sie mir helfen, meinen Computer zu installieren?</text:p>
          </table:table-cell>
        </table:table-row>
        <table:table-row table:style-name="ro1">
          <table:table-cell office:value-type="string">
            <text:p>das Institut, -e </text:p>
          </table:table-cell>
          <table:table-cell office:value-type="string">
            <text:p>facultad f</text:p>
          </table:table-cell>
          <table:table-cell office:value-type="string">
            <text:p>Ich besuche einen Sprachkurs in einem kleinen Spracheninstitut.</text:p>
          </table:table-cell>
        </table:table-row>
        <table:table-row table:style-name="ro1">
          <table:table-cell office:value-type="string">
            <text:p>das Instrument, -e</text:p>
          </table:table-cell>
          <table:table-cell office:value-type="string">
            <text:p>instrumento m</text:p>
          </table:table-cell>
          <table:table-cell office:value-type="string">
            <text:p>Ich spiele Klavier. Spielen Sie auch ein Musikinstrument?</text:p>
          </table:table-cell>
        </table:table-row>
        <table:table-row table:style-name="ro1">
          <table:table-cell office:value-type="string">
            <text:p>integrieren, integriert, integrierte, hat integriert</text:p>
          </table:table-cell>
          <table:table-cell office:value-type="string">
            <text:p>integrar</text:p>
          </table:table-cell>
          <table:table-cell office:value-type="string">
            <text:p>1. Alis Kinder leben schon lange hier und sind total integriert. 2. Zuwanderer sollen besser integriert werden.</text:p>
          </table:table-cell>
        </table:table-row>
        <table:table-row table:style-name="ro1">
          <table:table-cell office:value-type="string">
            <text:p>die Integration </text:p>
          </table:table-cell>
          <table:table-cell office:value-type="string">
            <text:p>integración f</text:p>
          </table:table-cell>
          <table:table-cell office:value-type="string">
            <text:p>Gute Deutschkenntnisse sollen bei der Integration helfen.</text:p>
          </table:table-cell>
        </table:table-row>
        <table:table-row table:style-name="ro1">
          <table:table-cell office:value-type="string">
            <text:p>der Integrationskurs, -e</text:p>
          </table:table-cell>
          <table:table-cell/>
          <table:table-cell office:value-type="string">
            <text:p>Die Volkshochschule bietet im Herbst wieder Integrationskurse an.</text:p>
          </table:table-cell>
        </table:table-row>
        <table:table-row table:style-name="ro1">
          <table:table-cell office:value-type="string">
            <text:p>intelligent</text:p>
          </table:table-cell>
          <table:table-cell office:value-type="string">
            <text:p>inteligente</text:p>
          </table:table-cell>
          <table:table-cell office:value-type="string">
            <text:p>Unsere Tochter ist sehr intelligent. Sie kann sehr gut rechnen.</text:p>
          </table:table-cell>
        </table:table-row>
        <table:table-row table:style-name="ro1">
          <table:table-cell office:value-type="string">
            <text:p>die Intelligenz</text:p>
          </table:table-cell>
          <table:table-cell office:value-type="string">
            <text:p>inteligencia f,intelectuales m pl</text:p>
          </table:table-cell>
          <table:table-cell office:value-type="string">
            <text:p>Meine Kinder haben in der Schule einen Intelligenztest gemacht.</text:p>
          </table:table-cell>
        </table:table-row>
        <table:table-row table:style-name="ro1">
          <table:table-cell office:value-type="string">
            <text:p>intensiv </text:p>
          </table:table-cell>
          <table:table-cell office:value-type="string">
            <text:p>intensivo,intenso</text:p>
          </table:table-cell>
          <table:table-cell office:value-type="string">
            <text:p>Ich möchte intensiv Deutsch lernen.</text:p>
          </table:table-cell>
        </table:table-row>
        <table:table-row table:style-name="ro1">
          <table:table-cell office:value-type="string">
            <text:p>der Intensivkurs, -e</text:p>
          </table:table-cell>
          <table:table-cell office:value-type="string">
            <text:p>curso m intensivo</text:p>
          </table:table-cell>
          <table:table-cell office:value-type="string">
            <text:p>Der Intensivkurs findet täglich von 9 bis 12 Uhr statt.</text:p>
          </table:table-cell>
        </table:table-row>
        <table:table-row table:style-name="ro1">
          <table:table-cell office:value-type="string">
            <text:p>interessieren, interessiert, interessierte, hat interessiert/ist interessiert</text:p>
          </table:table-cell>
          <table:table-cell office:value-type="string">
            <text:p>interesar</text:p>
          </table:table-cell>
          <table:table-cell office:value-type="string">
            <text:p>1. Das Thema Kindererziehung interessiert mich sehr. 2. Mein Bruder interessiert sich sehr für Fußball. 3. Ich interessiere mich für die Wohnung in der Jägerstraße. 4. Mein Nachbar zieht nächsten Monat aus. Sind Sie noch an der Wohnung interessiert?</text:p>
          </table:table-cell>
        </table:table-row>
        <table:table-row table:style-name="ro1">
          <table:table-cell office:value-type="string">
            <text:p>interessant</text:p>
          </table:table-cell>
          <table:table-cell office:value-type="string">
            <text:p>interesante</text:p>
          </table:table-cell>
          <table:table-cell office:value-type="string">
            <text:p>1. Ich habe einen interessanten Bericht gelesen. 2. Den Bericht über Brasilien finde ich sehr interessant.</text:p>
          </table:table-cell>
        </table:table-row>
        <table:table-row table:style-name="ro1">
          <table:table-cell office:value-type="string">
            <text:p>das Interesse, -n</text:p>
          </table:table-cell>
          <table:table-cell office:value-type="string">
            <text:p>interés m en/por</text:p>
          </table:table-cell>
          <table:table-cell office:value-type="string">
            <text:p>Ich habe viele Interessen, Sport, Lesen, Handarbeit, Tanzen.</text:p>
          </table:table-cell>
        </table:table-row>
        <table:table-row table:style-name="ro1">
          <table:table-cell office:value-type="string">
            <text:p>interkulturell</text:p>
          </table:table-cell>
          <table:table-cell office:value-type="string">
            <text:p>intercultural</text:p>
          </table:table-cell>
          <table:table-cell office:value-type="string">
            <text:p>Wir haben in der Sprachschule ein interkulturelles Fest gefeiert.</text:p>
          </table:table-cell>
        </table:table-row>
        <table:table-row table:style-name="ro1">
          <table:table-cell office:value-type="string">
            <text:p>international</text:p>
          </table:table-cell>
          <table:table-cell office:value-type="string">
            <text:p>internacional</text:p>
          </table:table-cell>
          <table:table-cell office:value-type="string">
            <text:p>1. Die Teilnehmenden in unserem Kurs sind ganz international: Silvana kommt aus Italien, Conchi aus Spanien, Yin aus China ... 2. Der Professor war international bekannt.</text:p>
          </table:table-cell>
        </table:table-row>
        <table:table-row table:style-name="ro1">
          <table:table-cell office:value-type="string">
            <text:p>das Internet </text:p>
          </table:table-cell>
          <table:table-cell office:value-type="string">
            <text:p>internet m o f</text:p>
          </table:table-cell>
          <table:table-cell office:value-type="string">
            <text:p>Im Internet findest du auch viele übungen zum Selbstlernen.</text:p>
          </table:table-cell>
        </table:table-row>
        <table:table-row table:style-name="ro1">
          <table:table-cell office:value-type="string">
            <text:p>der Internetanschluss</text:p>
          </table:table-cell>
          <table:table-cell office:value-type="string">
            <text:p>conexión f a Internet</text:p>
          </table:table-cell>
          <table:table-cell office:value-type="string">
            <text:p>Wir haben seit einer Woche einen Internetanschluss.</text:p>
          </table:table-cell>
        </table:table-row>
        <table:table-row table:style-name="ro1">
          <table:table-cell office:value-type="string">
            <text:p>das Internetcafé, -s </text:p>
          </table:table-cell>
          <table:table-cell/>
          <table:table-cell office:value-type="string">
            <text:p>Wenn du selbst kein Internet hast, geh doch einfach ins Internetcafé.</text:p>
          </table:table-cell>
        </table:table-row>
        <table:table-row table:style-name="ro1">
          <table:table-cell office:value-type="string">
            <text:p>das Interview, -s</text:p>
          </table:table-cell>
          <table:table-cell office:value-type="string">
            <text:p>entrevista f,interviú m o f</text:p>
          </table:table-cell>
          <table:table-cell office:value-type="string">
            <text:p>Ich habe im Fernsehen ein interessantes Interview mit zwei Schauspielern gesehen.</text:p>
          </table:table-cell>
        </table:table-row>
        <table:table-row table:style-name="ro1">
          <table:table-cell office:value-type="string">
            <text:p>inzwischen</text:p>
          </table:table-cell>
          <table:table-cell office:value-type="string">
            <text:p>entretanto, mientras tanto</text:p>
          </table:table-cell>
          <table:table-cell office:value-type="string">
            <text:p>Herr Müller kommt gleich zurück. Sie können inzwischen in seinem Büro warten.</text:p>
          </table:table-cell>
        </table:table-row>
        <table:table-row table:style-name="ro1">
          <table:table-cell office:value-type="string">
            <text:p>irgendein</text:p>
          </table:table-cell>
          <table:table-cell/>
          <table:table-cell office:value-type="string">
            <text:p>Was für einen Saft möchten Sie? – Ganz egal, irgendeinen.</text:p>
          </table:table-cell>
        </table:table-row>
        <table:table-row table:style-name="ro1">
          <table:table-cell office:value-type="string">
            <text:p>irgendwann</text:p>
          </table:table-cell>
          <table:table-cell office:value-type="string">
            <text:p>algún día, en cualquier momento</text:p>
          </table:table-cell>
          <table:table-cell office:value-type="string">
            <text:p>Ich habe Sie irgendwann schon mal gesehen.</text:p>
          </table:table-cell>
        </table:table-row>
        <table:table-row table:style-name="ro1">
          <table:table-cell office:value-type="string">
            <text:p>irren, irrt, irrte, hat geirrt</text:p>
          </table:table-cell>
          <table:table-cell office:value-type="string">
            <text:p>errar por,vagar por</text:p>
          </table:table-cell>
          <table:table-cell office:value-type="string">
            <text:p>1. Du irrst dich. Das Auto war nicht grün, sondern rot. 2. Ich habe mich in der Hausnummer geirrt.</text:p>
          </table:table-cell>
        </table:table-row>
        <table:table-row table:style-name="ro1">
          <table:table-cell office:value-type="string">
            <text:p>isolieren, isoliert, isolierte, hat isoliert</text:p>
          </table:table-cell>
          <table:table-cell office:value-type="string">
            <text:p>aislar contra,aislar +dat de,incomunicar</text:p>
          </table:table-cell>
          <table:table-cell office:value-type="string">
            <text:p>Wenn Sie Ihre Wohnung gut isolieren, können Sie Energie sparen.</text:p>
          </table:table-cell>
        </table:table-row>
        <table:table-row table:style-name="ro1">
          <table:table-cell office:value-type="string">
            <text:p>ja</text:p>
          </table:table-cell>
          <table:table-cell office:value-type="string">
            <text:p>sí,ha</text:p>
          </table:table-cell>
          <table:table-cell office:value-type="string">
            <text:p>1. Sind Sie verheiratet? – Ja. 2. Hallo? – Ja, bitte? Wer spricht denn da? 3. Denk bitte daran, die Tür abzuschließen. – Ja, ja, mach ́ ich. 4. Heute Morgen um fünf hat es geschneit. – Ja, wirklich? 5. Ich würde ja gern kommen, aber es geht wirklich nicht. 6. Du weißt ja, dass ich kein Bier trinke. Gib mir bitte einen Tee. 7. Du bist hier in Berlin? – Das ist ja eine überraschung. 9. Sage das ja nicht meinem Mann!</text:p>
          </table:table-cell>
        </table:table-row>
        <table:table-row table:style-name="ro1">
          <table:table-cell office:value-type="string">
            <text:p>die Jacke, -n </text:p>
          </table:table-cell>
          <table:table-cell office:value-type="string">
            <text:p>chaqueta f,americana f,cazadora f</text:p>
          </table:table-cell>
          <table:table-cell office:value-type="string">
            <text:p>Zieh dir eine Jacke an. Es ist kalt.</text:p>
          </table:table-cell>
        </table:table-row>
        <table:table-row table:style-name="ro1">
          <table:table-cell office:value-type="string">
            <text:p>die Jahreskarte, -n</text:p>
          </table:table-cell>
          <table:table-cell office:value-type="string">
            <text:p>abono m anual</text:p>
          </table:table-cell>
          <table:table-cell office:value-type="string">
            <text:p>Ich habe für die Fahrt zur Arbeit eine Jahreskarte.</text:p>
          </table:table-cell>
        </table:table-row>
        <table:table-row table:style-name="ro1">
          <table:table-cell office:value-type="string">
            <text:p>der Jazz </text:p>
          </table:table-cell>
          <table:table-cell office:value-type="string">
            <text:p>jazz m</text:p>
          </table:table-cell>
          <table:table-cell office:value-type="string">
            <text:p>Mein Freund hört vor allem Jazz.</text:p>
          </table:table-cell>
        </table:table-row>
        <table:table-row table:style-name="ro1">
          <table:table-cell office:value-type="string">
            <text:p>je</text:p>
          </table:table-cell>
          <table:table-cell office:value-type="string">
            <text:p>alguna vez,cada,por,cuanto,hihi!,hehe!</text:p>
          </table:table-cell>
          <table:table-cell office:value-type="string">
            <text:p>1. Die Pullover kosten je nach Qualität zwischen 40 und 60 Euro. 2. Fahren Sie im Juni oder im Juli? – Je nachdem, wann mein Mann Urlaub bekommt. </text:p>
          </table:table-cell>
        </table:table-row>
        <table:table-row table:style-name="ro1">
          <table:table-cell office:value-type="string">
            <text:p>je ... desto ... </text:p>
          </table:table-cell>
          <table:table-cell/>
          <table:table-cell office:value-type="string">
            <text:p>3. Je länger ich Deutsch lerne, desto besser kann ich verstehen.</text:p>
          </table:table-cell>
        </table:table-row>
        <table:table-row table:style-name="ro1">
          <table:table-cell office:value-type="string">
            <text:p>die Jeans (Sg. oder Pl.)</text:p>
          </table:table-cell>
          <table:table-cell office:value-type="string">
            <text:p>vaqueros m pl,tejanos m pl</text:p>
          </table:table-cell>
          <table:table-cell office:value-type="string">
            <text:p>1. Nicht nur junge Leute tragen Jeans. 2. Ich habe meine Jeans gerade gewaschen.</text:p>
          </table:table-cell>
        </table:table-row>
        <table:table-row table:style-name="ro1">
          <table:table-cell office:value-type="string">
            <text:p>jeder, jedes, jede</text:p>
          </table:table-cell>
          <table:table-cell/>
          <table:table-cell office:value-type="string">
            <text:p>1. Das Restaurant hat jeden Tag geöffnet. 2. Jedes Kind bekommt ein Spiel. 3. Die Prospekte bekommen Sie in jedem Reisebüro. 4. Im Supermarkt gibt es keine Schmerz-tabletten. Das weiß doch jeder. </text:p>
          </table:table-cell>
        </table:table-row>
        <table:table-row table:style-name="ro1">
          <table:table-cell office:value-type="string">
            <text:p>jederzeit </text:p>
          </table:table-cell>
          <table:table-cell office:value-type="string">
            <text:p>siempre, a cualquier hora</text:p>
          </table:table-cell>
          <table:table-cell office:value-type="string">
            <text:p>Sie können mich jederzeit anrufen.</text:p>
          </table:table-cell>
        </table:table-row>
        <table:table-row table:style-name="ro1">
          <table:table-cell office:value-type="string">
            <text:p>jedes Mal</text:p>
          </table:table-cell>
          <table:table-cell/>
          <table:table-cell office:value-type="string">
            <text:p>Inge erzählt die Geschichte jedes Mal anders.</text:p>
          </table:table-cell>
        </table:table-row>
        <table:table-row table:style-name="ro1">
          <table:table-cell office:value-type="string">
            <text:p>jemals</text:p>
          </table:table-cell>
          <table:table-cell office:value-type="string">
            <text:p>alguna vez, jamás</text:p>
          </table:table-cell>
          <table:table-cell office:value-type="string">
            <text:p>Hast du jemals von dem Problem gehört? – Nein, nie.</text:p>
          </table:table-cell>
        </table:table-row>
        <table:table-row table:style-name="ro1">
          <table:table-cell office:value-type="string">
            <text:p>jemand</text:p>
          </table:table-cell>
          <table:table-cell office:value-type="string">
            <text:p>alguien,nadie</text:p>
          </table:table-cell>
          <table:table-cell office:value-type="string">
            <text:p>1. Hat jemand einen Kuli für mich? 2. Kennst du jemand, der mir ein Fahrrad leihen kann?</text:p>
          </table:table-cell>
        </table:table-row>
        <table:table-row table:style-name="ro1">
          <table:table-cell office:value-type="string">
            <text:p>jetzt</text:p>
          </table:table-cell>
          <table:table-cell office:value-type="string">
            <text:p>ahora,en este momento</text:p>
          </table:table-cell>
          <table:table-cell office:value-type="string">
            <text:p>1. Ich muss jetzt gehen. 2. Bis jetzt hat alles gut geklappt. 3. Ab jetzt werde ich wieder öfter ins Fitness-Studio gehen. 4. Ich habe jetzt schon dreimal bei meinem Bruder angerufen. Aber er ist nie da. 5. über viele Dinge denke ich jetzt anders als früher.</text:p>
          </table:table-cell>
        </table:table-row>
        <table:table-row table:style-name="ro1">
          <table:table-cell office:value-type="string">
            <text:p>jeweils</text:p>
          </table:table-cell>
          <table:table-cell office:value-type="string">
            <text:p>cada vez</text:p>
          </table:table-cell>
          <table:table-cell office:value-type="string">
            <text:p>Der Kurs findet jeweils montags und donnerstags um 18 Uhr statt.</text:p>
          </table:table-cell>
        </table:table-row>
        <table:table-row table:style-name="ro1">
          <table:table-cell office:value-type="string">
            <text:p>jobben, jobbt, jobbte, hat gejobbt</text:p>
          </table:table-cell>
          <table:table-cell office:value-type="string">
            <text:p>currar de,tener un curre</text:p>
          </table:table-cell>
          <table:table-cell office:value-type="string">
            <text:p>Viele Schüler und Studenten jobben in den Ferien.</text:p>
          </table:table-cell>
        </table:table-row>
        <table:table-row table:style-name="ro1">
          <table:table-cell office:value-type="string">
            <text:p>der Job, -s</text:p>
          </table:table-cell>
          <table:table-cell office:value-type="string">
            <text:p>trabajo m,pega f CSur, Mex,tarea f,Hiob m</text:p>
          </table:table-cell>
          <table:table-cell office:value-type="string">
            <text:p>Ich suche einen neuen Job. </text:p>
          </table:table-cell>
        </table:table-row>
        <table:table-row table:style-name="ro1">
          <table:table-cell office:value-type="string">
            <text:p>joggen, joggt, joggte, ist gejoggt</text:p>
          </table:table-cell>
          <table:table-cell office:value-type="string">
            <text:p>hacer footing</text:p>
          </table:table-cell>
          <table:table-cell office:value-type="string">
            <text:p>Wir gehen dreimal pro Woche joggen.</text:p>
          </table:table-cell>
        </table:table-row>
        <table:table-row table:style-name="ro1">
          <table:table-cell office:value-type="string">
            <text:p>der Journalist, -en </text:p>
          </table:table-cell>
          <table:table-cell office:value-type="string">
            <text:p>periodista mf</text:p>
          </table:table-cell>
          <table:table-cell office:value-type="string">
            <text:p>Mein Sohn will Journalist werden.</text:p>
          </table:table-cell>
        </table:table-row>
        <table:table-row table:style-name="ro1">
          <table:table-cell office:value-type="string">
            <text:p>die Jugend</text:p>
          </table:table-cell>
          <table:table-cell office:value-type="string">
            <text:p>juventud f,adolescencia f,jóvenes m pl</text:p>
          </table:table-cell>
          <table:table-cell office:value-type="string">
            <text:p>In meiner Jugend habe ich mich sehr für Musik interessiert.</text:p>
          </table:table-cell>
        </table:table-row>
        <table:table-row table:style-name="ro1">
          <table:table-cell office:value-type="string">
            <text:p>das Jugendamt</text:p>
          </table:table-cell>
          <table:table-cell office:value-type="string">
            <text:p>oficina f de protección de menores</text:p>
          </table:table-cell>
          <table:table-cell office:value-type="string">
            <text:p>Nächste Woche habe ich einen Termin beim Jugendamt.</text:p>
          </table:table-cell>
        </table:table-row>
        <table:table-row table:style-name="ro1">
          <table:table-cell office:value-type="string">
            <text:p>der Jugendliche, -n</text:p>
          </table:table-cell>
          <table:table-cell/>
          <table:table-cell office:value-type="string">
            <text:p>1. Viele Jugendliche gehen gerne in die Disko.2. Der Eintritt ist für Kinder und Jugendliche bis 16 Jahre frei.</text:p>
          </table:table-cell>
        </table:table-row>
        <table:table-row table:style-name="ro1">
          <table:table-cell office:value-type="string">
            <text:p>jung</text:p>
          </table:table-cell>
          <table:table-cell office:value-type="string">
            <text:p>joven,juvenil,nuevo</text:p>
          </table:table-cell>
          <table:table-cell office:value-type="string">
            <text:p>1. Für diesen Film bist du noch zu jung. 2. Meine Mutter ist jung geblieben. 3. Claudia ist 21. – Was? Noch so jung? 4. Ich habe sehr jung geheiratet. 5. Bei uns im Haus wohnen viele junge Leute. 7 Mein Bruder ist zehn Jahre jünger als ich.8. Ich bin in unserer Familie die Jüngste.</text:p>
          </table:table-cell>
        </table:table-row>
        <table:table-row table:style-name="ro1">
          <table:table-cell office:value-type="string">
            <text:p>der Junge, -n</text:p>
          </table:table-cell>
          <table:table-cell office:value-type="string">
            <text:p>niño m,gurrumino m Mex,muchacho m,chico m,chamaco m Mex,pibe m Arg</text:p>
          </table:table-cell>
          <table:table-cell office:value-type="string">
            <text:p>1. In der Klasse sind 15 Jungen und 10 Mädchen. 2. Wir haben einen Jungen.</text:p>
          </table:table-cell>
        </table:table-row>
        <table:table-row table:style-name="ro1">
          <table:table-cell office:value-type="string">
            <text:p>die Kabine, -n </text:p>
          </table:table-cell>
          <table:table-cell office:value-type="string">
            <text:p>cabina f,vestuario m,camarote m,carlinga f</text:p>
          </table:table-cell>
          <table:table-cell office:value-type="string">
            <text:p>Gehen Sie bitte in Kabine 3.</text:p>
          </table:table-cell>
        </table:table-row>
        <table:table-row table:style-name="ro1">
          <table:table-cell office:value-type="string">
            <text:p>der Kaffee</text:p>
          </table:table-cell>
          <table:table-cell office:value-type="string">
            <text:p>café m</text:p>
          </table:table-cell>
          <table:table-cell office:value-type="string">
            <text:p>1. Bring bitte noch eine Packung Kaffee mit. 2. Zum Frühstück trinke ich gerne Kaffee. 3. Wir sind bei Müllers zum Kaffee eingeladen. 4. Einen Kaffee, bitte.</text:p>
          </table:table-cell>
        </table:table-row>
        <table:table-row table:style-name="ro1">
          <table:table-cell office:value-type="string">
            <text:p>der Kalender, -</text:p>
          </table:table-cell>
          <table:table-cell office:value-type="string">
            <text:p>calendario m,agenda f</text:p>
          </table:table-cell>
          <table:table-cell office:value-type="string">
            <text:p>1. Ich habe den Termin in meinem Kalender notiert. 2. Haben Sie am Montag Zeit? – Moment. Ich muss erst in meinem Terminkalender nachschauen.</text:p>
          </table:table-cell>
        </table:table-row>
        <table:table-row table:style-name="ro1">
          <table:table-cell office:value-type="string">
            <text:p>kalt</text:p>
          </table:table-cell>
          <table:table-cell office:value-type="string">
            <text:p>frío,helado,indiferente</text:p>
          </table:table-cell>
          <table:table-cell office:value-type="string">
            <text:p>1. Es ist kalt heute. 2. Du hast ja ganz kalte Hände. 3. Das Mittagessen ist kalt geworden. 4. Abends essen wir immer kalt. 5. Wir hatten einen kalten Winter. 6. Mir ist kalt. Mach bitte die Heizung an.</text:p>
          </table:table-cell>
        </table:table-row>
        <table:table-row table:style-name="ro1">
          <table:table-cell office:value-type="string">
            <text:p>die Kälte</text:p>
          </table:table-cell>
          <table:table-cell office:value-type="string">
            <text:p>frío m,frialdad f,indiferencia f</text:p>
          </table:table-cell>
          <table:table-cell office:value-type="string">
            <text:p>Bei dieser Kälte fahre ich nicht mit dem Fahrrad.</text:p>
          </table:table-cell>
        </table:table-row>
        <table:table-row table:style-name="ro1">
          <table:table-cell office:value-type="string">
            <text:p>die Kamera, -s</text:p>
          </table:table-cell>
          <table:table-cell office:value-type="string">
            <text:p>cámara f,máquina f fotográfica,cámara f fotográfica</text:p>
          </table:table-cell>
          <table:table-cell office:value-type="string">
            <text:p>1. Ich habe eine ganz neue Kamera. 2. Ich brauche noch einen Film für meine Kamera.</text:p>
          </table:table-cell>
        </table:table-row>
        <table:table-row table:style-name="ro1">
          <table:table-cell office:value-type="string">
            <text:p>kämpfen, kämpft, kämpfte, hat gekämpft</text:p>
          </table:table-cell>
          <table:table-cell office:value-type="string">
            <text:p>luchar por contra,combatir</text:p>
          </table:table-cell>
          <table:table-cell office:value-type="string">
            <text:p>Die Gewerkschaften kämpfen für höhere Löhne.</text:p>
          </table:table-cell>
        </table:table-row>
        <table:table-row table:style-name="ro1">
          <table:table-cell office:value-type="string">
            <text:p>der Kampf, -"e </text:p>
          </table:table-cell>
          <table:table-cell office:value-type="string">
            <text:p>lucha f,combate m</text:p>
          </table:table-cell>
          <table:table-cell office:value-type="string">
            <text:p>Im Schulbus gibt es immer einen Kampf um die Sitzplätze.</text:p>
          </table:table-cell>
        </table:table-row>
        <table:table-row table:style-name="ro1">
          <table:table-cell office:value-type="string">
            <text:p>der Kanal, -"e</text:p>
          </table:table-cell>
          <table:table-cell office:value-type="string">
            <text:p>canal m,alcantarillado m,acequia f,vía f</text:p>
          </table:table-cell>
          <table:table-cell office:value-type="string">
            <text:p>Mit Kabel bekommen Sie über 30 Fernsehkanäle.</text:p>
          </table:table-cell>
        </table:table-row>
        <table:table-row table:style-name="ro1">
          <table:table-cell office:value-type="string">
            <text:p>die Kanne, -n</text:p>
          </table:table-cell>
          <table:table-cell office:value-type="string">
            <text:p>jarra f,jarro m,lechera f,tetera f,cafetera f,regadera f</text:p>
          </table:table-cell>
          <table:table-cell office:value-type="string">
            <text:p>1. Das ist aber eine schöne Teekanne. – Ja, die ist aus China. 2. Bitte einen Kaffee! – Eine Tasse oder ein Kännchen?</text:p>
          </table:table-cell>
        </table:table-row>
        <table:table-row table:style-name="ro1">
          <table:table-cell office:value-type="string">
            <text:p>die Kantine, -n </text:p>
          </table:table-cell>
          <table:table-cell office:value-type="string">
            <text:p>cantina f,comedor m</text:p>
          </table:table-cell>
          <table:table-cell office:value-type="string">
            <text:p>In unserer Kantine kann man günstig essen.</text:p>
          </table:table-cell>
        </table:table-row>
        <table:table-row table:style-name="ro1">
          <table:table-cell office:value-type="string">
            <text:p>das Kapitel, -</text:p>
          </table:table-cell>
          <table:table-cell office:value-type="string">
            <text:p>capítulo m,cabildo m</text:p>
          </table:table-cell>
          <table:table-cell office:value-type="string">
            <text:p>Die Lehrerin hat gesagt, wir sollen zwei Kapitel im Buch wiederholen.</text:p>
          </table:table-cell>
        </table:table-row>
        <table:table-row table:style-name="ro1">
          <table:table-cell office:value-type="string">
            <text:p>kaputt</text:p>
          </table:table-cell>
          <table:table-cell office:value-type="string">
            <text:p>roto,estropeado,hecho polvo,destrozado,reventado,en las últimas</text:p>
          </table:table-cell>
          <table:table-cell office:value-type="string">
            <text:p>1. Unsere Waschmaschine ist kaputt. 2. Ich bin noch ganz kaputt von der Reise.</text:p>
          </table:table-cell>
        </table:table-row>
        <table:table-row table:style-name="ro1">
          <table:table-cell office:value-type="string">
            <text:p>kaputtgehen</text:p>
          </table:table-cell>
          <table:table-cell office:value-type="string">
            <text:p>estropearse, romperse por,arruinarse, destruirse por,marchitarse por,quebrar,destrozarse</text:p>
          </table:table-cell>
          <table:table-cell office:value-type="string">
            <text:p>1. Pass bitte mit diesem Glas auf. Es geht leicht kaputt. 2. Der Fernseher ist gestern kaputtgegangen.</text:p>
          </table:table-cell>
        </table:table-row>
        <table:table-row table:style-name="ro1">
          <table:table-cell office:value-type="string">
            <text:p>kaputtmachen </text:p>
          </table:table-cell>
          <table:table-cell office:value-type="string">
            <text:p>romper, destrozar,arruinar,destrozar</text:p>
          </table:table-cell>
          <table:table-cell office:value-type="string">
            <text:p>Wer hat die Lampe kaputtgemacht?</text:p>
          </table:table-cell>
        </table:table-row>
        <table:table-row table:style-name="ro1">
          <table:table-cell office:value-type="string">
            <text:p>die Karriere, -n</text:p>
          </table:table-cell>
          <table:table-cell office:value-type="string">
            <text:p>carrera f (profesional)</text:p>
          </table:table-cell>
          <table:table-cell office:value-type="string">
            <text:p>Mein Bruder hat große Pläne. Er will Karriere machen.</text:p>
          </table:table-cell>
        </table:table-row>
        <table:table-row table:style-name="ro1">
          <table:table-cell office:value-type="string">
            <text:p>die Karte, -n</text:p>
          </table:table-cell>
          <table:table-cell office:value-type="string">
            <text:p>tarjeta f,(tarjeta f ) postal f,carta f (del menú),mapa m,billete m,entrada f,naipe m,carta f,tarjeta f (gráfica)</text:p>
          </table:table-cell>
          <table:table-cell office:value-type="string">
            <text:p>1. Schreibst du mir eine Karte aus dem Urlaub? 2. Diese Karte gilt nur für die 2. Klasse. 3. Hast du schon die Karten für das Konzert abgeholt? 4. Haben Sie eine Karte von Norddeutschland? 5. Herr Ober, bitte die Speisekarte. 6. Spielen Sie Karten? </text:p>
          </table:table-cell>
        </table:table-row>
        <table:table-row table:style-name="ro1">
          <table:table-cell office:value-type="string">
            <text:p>die Kartoffel, -n</text:p>
          </table:table-cell>
          <table:table-cell office:value-type="string">
            <text:p>patata f</text:p>
          </table:table-cell>
          <table:table-cell office:value-type="string">
            <text:p>Kann ich bitte noch Kartoffeln bekommen?</text:p>
          </table:table-cell>
        </table:table-row>
        <table:table-row table:style-name="ro1">
          <table:table-cell office:value-type="string">
            <text:p>der Käse </text:p>
          </table:table-cell>
          <table:table-cell office:value-type="string">
            <text:p>queso m,tonterías f pl,chorradas f pl</text:p>
          </table:table-cell>
          <table:table-cell office:value-type="string">
            <text:p>Möchtest du Käse aufs Brot?</text:p>
          </table:table-cell>
        </table:table-row>
        <table:table-row table:style-name="ro1">
          <table:table-cell office:value-type="string">
            <text:p>die Kasse, -n </text:p>
          </table:table-cell>
          <table:table-cell office:value-type="string">
            <text:p>caja f,efectivo m en caja,dinero m contante,dinero m fam,taquilla f</text:p>
          </table:table-cell>
          <table:table-cell office:value-type="string">
            <text:p><text:s/>Zahlen Sie bitte an der Kasse.</text:p>
          </table:table-cell>
        </table:table-row>
        <table:table-row table:style-name="ro1">
          <table:table-cell office:value-type="string">
            <text:p>der Kasten, -"</text:p>
          </table:table-cell>
          <table:table-cell office:value-type="string">
            <text:p>caja f,cajón m,vitrina f de exposición,buzón m,cacharro m,aparato m,caja f tonta,plinto m,caserón m,armario m</text:p>
          </table:table-cell>
          <table:table-cell office:value-type="string">
            <text:p>Bitte bring einen Kasten Mineralwasser mit.</text:p>
          </table:table-cell>
        </table:table-row>
        <table:table-row table:style-name="ro1">
          <table:table-cell office:value-type="string">
            <text:p>der Katalog, -e </text:p>
          </table:table-cell>
          <table:table-cell office:value-type="string">
            <text:p>catálogo m</text:p>
          </table:table-cell>
          <table:table-cell office:value-type="string">
            <text:p>Ich habe mir ein Kleid aus dem Katalog bestellt.</text:p>
          </table:table-cell>
        </table:table-row>
        <table:table-row table:style-name="ro1">
          <table:table-cell office:value-type="string">
            <text:p>die Katastrophe, -n</text:p>
          </table:table-cell>
          <table:table-cell office:value-type="string">
            <text:p>catástrofe f,desastre m</text:p>
          </table:table-cell>
          <table:table-cell office:value-type="string">
            <text:p>Der Urlaub war eine Katastrophe. Es hat nur geregnet.</text:p>
          </table:table-cell>
        </table:table-row>
        <table:table-row table:style-name="ro1">
          <table:table-cell office:value-type="string">
            <text:p>die Katze, -n</text:p>
          </table:table-cell>
          <table:table-cell office:value-type="string">
            <text:p>gato m,cucho m Chil,gata f,cucha f Chil,felino m</text:p>
          </table:table-cell>
          <table:table-cell office:value-type="string">
            <text:p>Meine Tochter wünscht sich eine Katze.</text:p>
          </table:table-cell>
        </table:table-row>
        <table:table-row table:style-name="ro1">
          <table:table-cell office:value-type="string">
            <text:p>(sich etwas) kaufen, kauft, kaufte, hat gekauft</text:p>
          </table:table-cell>
          <table:table-cell/>
          <table:table-cell office:value-type="string">
            <text:p>1. Im Supermarkt kauft man sehr günstig. 2. Ich habe mir einen Pullover gekauft.</text:p>
          </table:table-cell>
        </table:table-row>
        <table:table-row table:style-name="ro1">
          <table:table-cell office:value-type="string">
            <text:p>der Kauf </text:p>
          </table:table-cell>
          <table:table-cell office:value-type="string">
            <text:p>compra f de,adquisición f de</text:p>
          </table:table-cell>
          <table:table-cell office:value-type="string">
            <text:p>Der neue Esstisch war ein guter Kauf.</text:p>
          </table:table-cell>
        </table:table-row>
        <table:table-row table:style-name="ro1">
          <table:table-cell office:value-type="string">
            <text:p>der Käufer, -</text:p>
          </table:table-cell>
          <table:table-cell office:value-type="string">
            <text:p>comprador(a) m (f),cliente(-a) m (f)</text:p>
          </table:table-cell>
          <table:table-cell office:value-type="string">
            <text:p>Ich habe schon einen Käufer für den alten Tisch.</text:p>
          </table:table-cell>
        </table:table-row>
        <table:table-row table:style-name="ro1">
          <table:table-cell office:value-type="string">
            <text:p>das Kaufhaus, -"er</text:p>
          </table:table-cell>
          <table:table-cell office:value-type="string">
            <text:p>grandes almacenes m pl,emporio m AmC</text:p>
          </table:table-cell>
          <table:table-cell office:value-type="string">
            <text:p>Im Kaufhaus können Sie fast alles kaufen.</text:p>
          </table:table-cell>
        </table:table-row>
        <table:table-row table:style-name="ro1">
          <table:table-cell office:value-type="string">
            <text:p>kaum</text:p>
          </table:table-cell>
          <table:table-cell office:value-type="string">
            <text:p>probablemente no,apenas</text:p>
          </table:table-cell>
          <table:table-cell office:value-type="string">
            <text:p>1. Ich kann Sie kaum verstehen. Bitte sprechen Sie lauter. 2. Es hat letzte Woche kaum geregnet. 3. Die Fahrt hat nicht lange gedauert. Kaum 20 Minuten.</text:p>
          </table:table-cell>
        </table:table-row>
        <table:table-row table:style-name="ro1">
          <table:table-cell office:value-type="string">
            <text:p>kein-</text:p>
          </table:table-cell>
          <table:table-cell/>
          <table:table-cell office:value-type="string">
            <text:p>1. Ich habe leider heute keine Zeit. 2. Jetzt habe ich noch keinen Hunger. 3. Ich habe keine Kinder. 4. Was für ein Auto haben Sie? – Ich habe keins. </text:p>
          </table:table-cell>
        </table:table-row>
        <table:table-row table:style-name="ro1">
          <table:table-cell office:value-type="string">
            <text:p>der Keller, - </text:p>
          </table:table-cell>
          <table:table-cell office:value-type="string">
            <text:p>sótano m</text:p>
          </table:table-cell>
          <table:table-cell office:value-type="string">
            <text:p>Unser Keller ist nicht besonders groß. </text:p>
          </table:table-cell>
        </table:table-row>
        <table:table-row table:style-name="ro1">
          <table:table-cell office:value-type="string">
            <text:p>der Kellner, -</text:p>
          </table:table-cell>
          <table:table-cell office:value-type="string">
            <text:p>camarero(-a) m (f)</text:p>
          </table:table-cell>
          <table:table-cell office:value-type="string">
            <text:p>Ich bin Kellner von Beruf.</text:p>
          </table:table-cell>
        </table:table-row>
        <table:table-row table:style-name="ro1">
          <table:table-cell office:value-type="string">
            <text:p>kennen, kennt, kannte, hat gekannt</text:p>
          </table:table-cell>
          <table:table-cell office:value-type="string">
            <text:p>conocer,saber</text:p>
          </table:table-cell>
          <table:table-cell office:value-type="string">
            <text:p>1. Kennen Sie hier in der Nähe ein gemütliches Café? 2. Kennen Sie diese Frau? – Nein, leider nicht. 3. Kennen Sie Berlin? – Ja, eine tolle Stadt.</text:p>
          </table:table-cell>
        </table:table-row>
        <table:table-row table:style-name="ro1">
          <table:table-cell office:value-type="string">
            <text:p>die Kenntnisse (Pl.)</text:p>
          </table:table-cell>
          <table:table-cell office:value-type="string">
            <text:p>conocimientos m pl</text:p>
          </table:table-cell>
          <table:table-cell office:value-type="string">
            <text:p>1. In vielen Berufen braucht man heute Sprachkenntnisse. 2. Ich möchte meine Deutschkenntnisse verbessern.</text:p>
          </table:table-cell>
        </table:table-row>
        <table:table-row table:style-name="ro1">
          <table:table-cell office:value-type="string">
            <text:p>kennenlernen, lernt kennen, lernte kennen, hat kennengelernt</text:p>
          </table:table-cell>
          <table:table-cell/>
          <table:table-cell office:value-type="string">
            <text:p>1. Wo habt ihr euch kennengelernt? 2. Ich möchte gern reisen und andere</text:p>
          </table:table-cell>
        </table:table-row>
        <table:table-row table:style-name="ro1">
          <table:table-cell office:value-type="string">
            <text:p>das Kennzeichen, - </text:p>
          </table:table-cell>
          <table:table-cell office:value-type="string">
            <text:p>característica f,distintivo m,señal f,marca f,matrícula f</text:p>
          </table:table-cell>
          <table:table-cell office:value-type="string">
            <text:p>Länder kennenlernen. Welches Kennzeichen hat Ihr Auto?</text:p>
          </table:table-cell>
        </table:table-row>
        <table:table-row table:style-name="ro1">
          <table:table-cell office:value-type="string">
            <text:p>die Kerze, -n</text:p>
          </table:table-cell>
          <table:table-cell office:value-type="string">
            <text:p>vela f,bujía f,clavo m</text:p>
          </table:table-cell>
          <table:table-cell office:value-type="string">
            <text:p>Für den Geburtstagstisch brauchen wir viele Blumen und Kerzen.</text:p>
          </table:table-cell>
        </table:table-row>
        <table:table-row table:style-name="ro1">
          <table:table-cell office:value-type="string">
            <text:p>die Kette, -n </text:p>
          </table:table-cell>
          <table:table-cell office:value-type="string">
            <text:p>cadena f,collar m,cadena f del cuello,serie f</text:p>
          </table:table-cell>
          <table:table-cell office:value-type="string">
            <text:p>Ich habe zum Geburtstag eine goldene Kette bekommen.</text:p>
          </table:table-cell>
        </table:table-row>
        <table:table-row table:style-name="ro1">
          <table:table-cell office:value-type="string">
            <text:p>das Kind, -er</text:p>
          </table:table-cell>
          <table:table-cell office:value-type="string">
            <text:p>niño(-a) m (f),crío(-a) m (f),chiquillo(-a) m (f),pipiolo(-a) m (f) Mex,hijo(-a) m (f)</text:p>
          </table:table-cell>
          <table:table-cell office:value-type="string">
            <text:p>1. Mein Bruder hat zwei Kinder. 2. Wir haben ein Kind bekommen. 3. Die Kinder spielen Fußball.</text:p>
          </table:table-cell>
        </table:table-row>
        <table:table-row table:style-name="ro1">
          <table:table-cell office:value-type="string">
            <text:p>der Kindergarten, -"</text:p>
          </table:table-cell>
          <table:table-cell office:value-type="string">
            <text:p>guardería f,jardín m de infancia</text:p>
          </table:table-cell>
          <table:table-cell office:value-type="string">
            <text:p>Morgens bringe ich den Jungen in den Kindergarten.</text:p>
          </table:table-cell>
        </table:table-row>
        <table:table-row table:style-name="ro1">
          <table:table-cell office:value-type="string">
            <text:p>der Kinderwagen, -</text:p>
          </table:table-cell>
          <table:table-cell office:value-type="string">
            <text:p>cochecito m para niños</text:p>
          </table:table-cell>
          <table:table-cell office:value-type="string">
            <text:p>Sven und Iris brauchen für das Baby einen Kinderwagen.</text:p>
          </table:table-cell>
        </table:table-row>
        <table:table-row table:style-name="ro1">
          <table:table-cell office:value-type="string">
            <text:p>die Kindheit</text:p>
          </table:table-cell>
          <table:table-cell office:value-type="string">
            <text:p>infancia f,niñez f</text:p>
          </table:table-cell>
          <table:table-cell office:value-type="string">
            <text:p>In meiner Kindheit war ich oft auf dem Land bei meinen Großeltern.</text:p>
          </table:table-cell>
        </table:table-row>
        <table:table-row table:style-name="ro1">
          <table:table-cell office:value-type="string">
            <text:p>die Kita (Kindertagesstätte), -s</text:p>
          </table:table-cell>
          <table:table-cell office:value-type="string">
            <text:p>guardería f infantil</text:p>
          </table:table-cell>
          <table:table-cell office:value-type="string">
            <text:p>Ich bringe vormittags mein Kind in die Kita, weil ich bis 13 Uhr arbeiten muss.</text:p>
          </table:table-cell>
        </table:table-row>
        <table:table-row table:style-name="ro1">
          <table:table-cell office:value-type="string">
            <text:p>das Kino, -s</text:p>
          </table:table-cell>
          <table:table-cell office:value-type="string">
            <text:p>cine m</text:p>
          </table:table-cell>
          <table:table-cell office:value-type="string">
            <text:p>1. Wollen wir ins Kino gehen? 2. Was gibt es denn heute im Kino?</text:p>
          </table:table-cell>
        </table:table-row>
        <table:table-row table:style-name="ro1">
          <table:table-cell office:value-type="string">
            <text:p>der Kiosk, -e </text:p>
          </table:table-cell>
          <table:table-cell office:value-type="string">
            <text:p>quiosco m,casilla f Mex</text:p>
          </table:table-cell>
          <table:table-cell office:value-type="string">
            <text:p>Zeitungen bekommst du am Kiosk.</text:p>
          </table:table-cell>
        </table:table-row>
        <table:table-row table:style-name="ro1">
          <table:table-cell office:value-type="string">
            <text:p>die Kirche, -n</text:p>
          </table:table-cell>
          <table:table-cell office:value-type="string">
            <text:p>iglesia f,Iglesia f,misa f</text:p>
          </table:table-cell>
          <table:table-cell office:value-type="string">
            <text:p>Diese Kirche ist aus dem 12. Jahrhundert.</text:p>
          </table:table-cell>
        </table:table-row>
        <table:table-row table:style-name="ro1">
          <table:table-cell office:value-type="string">
            <text:p>das Kissen, -</text:p>
          </table:table-cell>
          <table:table-cell office:value-type="string">
            <text:p>almohada f,cojín m</text:p>
          </table:table-cell>
          <table:table-cell office:value-type="string">
            <text:p>Ohne Kopfkissen kann ich nicht schlafen.</text:p>
          </table:table-cell>
        </table:table-row>
        <table:table-row table:style-name="ro1">
          <table:table-cell office:value-type="string">
            <text:p>klappen, klappt, klappte, hat geklappt</text:p>
          </table:table-cell>
          <table:table-cell office:value-type="string">
            <text:p>ir bien, funcionar,abrir,cerrar,levantar,bajar</text:p>
          </table:table-cell>
          <table:table-cell office:value-type="string">
            <text:p>Wie war die Reise? – Gut. Es hat alles prima geklappt.</text:p>
          </table:table-cell>
        </table:table-row>
        <table:table-row table:style-name="ro1">
          <table:table-cell office:value-type="string">
            <text:p>klar</text:p>
          </table:table-cell>
          <table:table-cell office:value-type="string">
            <text:p>claro,comprensible,evidente,despejado,transparente,diáfano,nítido,neto,obvio,lúcido,listo</text:p>
          </table:table-cell>
          <table:table-cell office:value-type="string">
            <text:p>1. Sie müssen noch mehr Deutsch lernen. – Ja, das ist mir klar. 2. Kommst du mit? – Klar! 3. Ich komme zu deinem Geburtstag, das ist doch klar. 4. Leider haben wir bei der Bahn keine klare Auskunft bekommen.</text:p>
          </table:table-cell>
        </table:table-row>
        <table:table-row table:style-name="ro1">
          <table:table-cell office:value-type="string">
            <text:p>klären, klärt, klärte, hat geklärt</text:p>
          </table:table-cell>
          <table:table-cell office:value-type="string">
            <text:p>depurar, purificar,clarificar, aclarar</text:p>
          </table:table-cell>
          <table:table-cell office:value-type="string">
            <text:p>Ich hoffe, wir können dieses Problem bald klären.</text:p>
          </table:table-cell>
        </table:table-row>
        <table:table-row table:style-name="ro1">
          <table:table-cell office:value-type="string">
            <text:p>die Klasse, -n</text:p>
          </table:table-cell>
          <table:table-cell office:value-type="string">
            <text:p>clase f,curso m,categoría f</text:p>
          </table:table-cell>
          <table:table-cell office:value-type="string">
            <text:p>1. In unserer Klasse sind insgesamt 24 Schüler und Schülerinnen. 2. Im Herbst kommt meine Tochter in die siebte Klasse. 3. Haben Sie den Führerschein Klasse zwei? 4. Einmal Frankfurt, 2. Klasse.</text:p>
          </table:table-cell>
        </table:table-row>
        <table:table-row table:style-name="ro1">
          <table:table-cell office:value-type="string">
            <text:p>die Klassenarbeit, -en</text:p>
          </table:table-cell>
          <table:table-cell office:value-type="string">
            <text:p>examen m de</text:p>
          </table:table-cell>
          <table:table-cell office:value-type="string">
            <text:p>Meine Tochter schreibt heute eine Klassenarbeit.</text:p>
          </table:table-cell>
        </table:table-row>
        <table:table-row table:style-name="ro1">
          <table:table-cell office:value-type="string">
            <text:p>klasse </text:p>
          </table:table-cell>
          <table:table-cell office:value-type="string">
            <text:p>estupendo, cojonudo vulg</text:p>
          </table:table-cell>
          <table:table-cell office:value-type="string">
            <text:p>Ich finde unseren Lehrer klasse.</text:p>
          </table:table-cell>
        </table:table-row>
        <table:table-row table:style-name="ro1">
          <table:table-cell office:value-type="string">
            <text:p>das Klavier, -e</text:p>
          </table:table-cell>
          <table:table-cell office:value-type="string">
            <text:p>piano m (vertical)</text:p>
          </table:table-cell>
          <table:table-cell office:value-type="string">
            <text:p>Meine Tochter möchte Klavier spielen lernen.</text:p>
          </table:table-cell>
        </table:table-row>
        <table:table-row table:style-name="ro1">
          <table:table-cell office:value-type="string">
            <text:p>kleben, klebt, klebte, hat geklebt</text:p>
          </table:table-cell>
          <table:table-cell office:value-type="string">
            <text:p>estar pegado,pringar, estar pringoso,pegar,pegar a</text:p>
          </table:table-cell>
          <table:table-cell office:value-type="string">
            <text:p>Die Briefmarke klebt nicht mehr.</text:p>
          </table:table-cell>
        </table:table-row>
        <table:table-row table:style-name="ro1">
          <table:table-cell office:value-type="string">
            <text:p>das Kleid, -er </text:p>
          </table:table-cell>
          <table:table-cell office:value-type="string">
            <text:p>vestido m,ropa f</text:p>
          </table:table-cell>
          <table:table-cell office:value-type="string">
            <text:p>Ich habe mir ein neues Kleid gekauft.</text:p>
          </table:table-cell>
        </table:table-row>
        <table:table-row table:style-name="ro1">
          <table:table-cell office:value-type="string">
            <text:p>die Kleidung</text:p>
          </table:table-cell>
          <table:table-cell office:value-type="string">
            <text:p>ropa f</text:p>
          </table:table-cell>
          <table:table-cell office:value-type="string">
            <text:p>1. Hier brauchen Sie auch im Sommer warme Kleidung. 2. Wo finde ich Damenkleidung? – Im ersten Stock.</text:p>
          </table:table-cell>
        </table:table-row>
        <table:table-row table:style-name="ro1">
          <table:table-cell office:value-type="string">
            <text:p>klein</text:p>
          </table:table-cell>
          <table:table-cell office:value-type="string">
            <text:p>pequeño,bajo,breve,menor,insignificante,modesto,limitado</text:p>
          </table:table-cell>
          <table:table-cell office:value-type="string">
            <text:p>1. Unsere Wohnung ist klein. 2. Unser Kind ist noch klein. 3. Wir machen am Sonntag einen kleinen Ausflug.</text:p>
          </table:table-cell>
        </table:table-row>
        <table:table-row table:style-name="ro1">
          <table:table-cell office:value-type="string">
            <text:p>klicken, klickt, klickte, hat geklickt</text:p>
          </table:table-cell>
          <table:table-cell office:value-type="string">
            <text:p>activar,hacer clic,hacer “clic”</text:p>
          </table:table-cell>
          <table:table-cell office:value-type="string">
            <text:p>1. Wenn du die Datei öffnen willst, musst du mit der Maus zweimal klicken. 2. Du musst das Bild anklicken. Dann wird es größer.</text:p>
          </table:table-cell>
        </table:table-row>
        <table:table-row table:style-name="ro1">
          <table:table-cell office:value-type="string">
            <text:p>der Klick, - s</text:p>
          </table:table-cell>
          <table:table-cell office:value-type="string">
            <text:p>clic m</text:p>
          </table:table-cell>
          <table:table-cell office:value-type="string">
            <text:p>Ein Doppelklick mit der linken Maustaste.</text:p>
          </table:table-cell>
        </table:table-row>
        <table:table-row table:style-name="ro1">
          <table:table-cell office:value-type="string">
            <text:p>das Klima </text:p>
          </table:table-cell>
          <table:table-cell office:value-type="string">
            <text:p>clima m,ambiente m</text:p>
          </table:table-cell>
          <table:table-cell office:value-type="string">
            <text:p>Alle sagen, dass sich das Klima ändert.</text:p>
          </table:table-cell>
        </table:table-row>
        <table:table-row table:style-name="ro1">
          <table:table-cell office:value-type="string">
            <text:p>die Klimaanlage, -n</text:p>
          </table:table-cell>
          <table:table-cell office:value-type="string">
            <text:p>(instalación f de) aire m acondicionado</text:p>
          </table:table-cell>
          <table:table-cell office:value-type="string">
            <text:p>Im Sommer brauchen wir eine Klimaanlage.</text:p>
          </table:table-cell>
        </table:table-row>
        <table:table-row table:style-name="ro1">
          <table:table-cell office:value-type="string">
            <text:p>klingeln, klingelt, klingelte, hat geklingelt</text:p>
          </table:table-cell>
          <table:table-cell office:value-type="string">
            <text:p>llamar, tocar el timbre,sonar</text:p>
          </table:table-cell>
          <table:table-cell office:value-type="string">
            <text:p>1. Ich glaube, es hat an der Tür geklingelt. 2. Das Telefon klingelt.</text:p>
          </table:table-cell>
        </table:table-row>
        <table:table-row table:style-name="ro1">
          <table:table-cell office:value-type="string">
            <text:p>die Klingel, -n</text:p>
          </table:table-cell>
          <table:table-cell office:value-type="string">
            <text:p>timbre m</text:p>
          </table:table-cell>
          <table:table-cell office:value-type="string">
            <text:p>Drück bitte auf die Klingel!</text:p>
          </table:table-cell>
        </table:table-row>
        <table:table-row table:style-name="ro1">
          <table:table-cell office:value-type="string">
            <text:p>klingen, klingt, klang, hat geklungen</text:p>
          </table:table-cell>
          <table:table-cell office:value-type="string">
            <text:p>sonar,tintinear</text:p>
          </table:table-cell>
          <table:table-cell office:value-type="string">
            <text:p>Wollen wir einkaufen gehen und danach zusammen kochen? – Ja, das klingt gut.</text:p>
          </table:table-cell>
        </table:table-row>
        <table:table-row table:style-name="ro1">
          <table:table-cell office:value-type="string">
            <text:p>die Klinik, -en</text:p>
          </table:table-cell>
          <table:table-cell office:value-type="string">
            <text:p>clínica f,hospital m</text:p>
          </table:table-cell>
          <table:table-cell office:value-type="string">
            <text:p>Ich muss in die Klinik, um meinen kranken Onkel zu besuchen.</text:p>
          </table:table-cell>
        </table:table-row>
        <table:table-row table:style-name="ro1">
          <table:table-cell office:value-type="string">
            <text:p>klopfen, klopft, klopfte, hat geklopft</text:p>
          </table:table-cell>
          <table:table-cell office:value-type="string">
            <text:p>golpear, dar golpes,latir, palpitar,llamar,sacudir,picar,macerar, ablandar</text:p>
          </table:table-cell>
          <table:table-cell office:value-type="string">
            <text:p>1. Da klopft jemand ans Fenster. 2. Hat es nicht eben geklopft? 3. Bitte klopfen Sie an.</text:p>
          </table:table-cell>
        </table:table-row>
        <table:table-row table:style-name="ro1">
          <table:table-cell office:value-type="string">
            <text:p>der Kloß, -"e</text:p>
          </table:table-cell>
          <table:table-cell office:value-type="string">
            <text:p>albóndiga f,especie de albóndiga cocida hecha de una masa de patatas, miga de pan, sémola etc.</text:p>
          </table:table-cell>
          <table:table-cell office:value-type="string">
            <text:p>Möchten Sie zum Fleisch Kartoffeln oder Klöße? – Klöße, bitte.</text:p>
          </table:table-cell>
        </table:table-row>
        <table:table-row table:style-name="ro1">
          <table:table-cell office:value-type="string">
            <text:p>knapp</text:p>
          </table:table-cell>
          <table:table-cell office:value-type="string">
            <text:p>escaso,limitado,justo, ceñido,poco menos de,conciso,apenas,(muy) justo</text:p>
          </table:table-cell>
          <table:table-cell office:value-type="string">
            <text:p>1. Mach schnell. Die Zeit ist knapp. 2. Unser Geld wird knapp. Wir müssen sparen. 3. Die Fahrt war kurz. Nur knapp eine Stunde. 4. Die Wohnung hat nur knapp 30 m2. 5. Der Tisch hat nur knapp 50 Euro gekostet.</text:p>
          </table:table-cell>
        </table:table-row>
        <table:table-row table:style-name="ro1">
          <table:table-cell office:value-type="string">
            <text:p>die Kneipe, -n </text:p>
          </table:table-cell>
          <table:table-cell office:value-type="string">
            <text:p>bar m,tasca f,bochinche m Mex</text:p>
          </table:table-cell>
          <table:table-cell office:value-type="string">
            <text:p>Kommst du mit in die Kneipe ein Bier trinken?</text:p>
          </table:table-cell>
        </table:table-row>
        <table:table-row table:style-name="ro1">
          <table:table-cell office:value-type="string">
            <text:p>das Knie, - </text:p>
          </table:table-cell>
          <table:table-cell office:value-type="string">
            <text:p>rodilla f,recodo m,codo m,codillo m</text:p>
          </table:table-cell>
          <table:table-cell office:value-type="string">
            <text:p>Ich habe mich am Knie verletzt. Jetzt kann ich nicht laufen.</text:p>
          </table:table-cell>
        </table:table-row>
        <table:table-row table:style-name="ro1">
          <table:table-cell office:value-type="string">
            <text:p>der Knochen, - </text:p>
          </table:table-cell>
          <table:table-cell office:value-type="string">
            <text:p>hueso m</text:p>
          </table:table-cell>
          <table:table-cell office:value-type="string">
            <text:p>Ich bin hingefallen. Jetzt tun mir alle Knochen weh.</text:p>
          </table:table-cell>
        </table:table-row>
        <table:table-row table:style-name="ro1">
          <table:table-cell office:value-type="string">
            <text:p>der Knopf, -"e</text:p>
          </table:table-cell>
          <table:table-cell office:value-type="string">
            <text:p>botón m,nudo m</text:p>
          </table:table-cell>
          <table:table-cell office:value-type="string">
            <text:p>1. An meiner Jacke fehlt ein Knopf. 2. Der Fahrstuhl kommt nicht. – Sie müssen auf den Knopf drücken.</text:p>
          </table:table-cell>
        </table:table-row>
        <table:table-row table:style-name="ro1">
          <table:table-cell office:value-type="string">
            <text:p>der Koch, -"e</text:p>
          </table:table-cell>
          <table:table-cell office:value-type="string">
            <text:p>cocinero(-a) m (f)</text:p>
          </table:table-cell>
          <table:table-cell office:value-type="string">
            <text:p>Ein Freund von mir ist Koch.</text:p>
          </table:table-cell>
        </table:table-row>
        <table:table-row table:style-name="ro1">
          <table:table-cell office:value-type="string">
            <text:p>kochen, kocht, kochte, hat gekocht</text:p>
          </table:table-cell>
          <table:table-cell office:value-type="string">
            <text:p>hervir, estar hirviendo,echar humo,guisar, cocinar,estar furioso,cocer,hacer, preparar,lavar a 90 grados</text:p>
          </table:table-cell>
          <table:table-cell office:value-type="string">
            <text:p>1. Ich koche gern. 2. Das Wasser kocht. 3. Der Reis muss etwa 20 Minuten kochen.</text:p>
          </table:table-cell>
        </table:table-row>
        <table:table-row table:style-name="ro1">
          <table:table-cell office:value-type="string">
            <text:p>der Koffer, - </text:p>
          </table:table-cell>
          <table:table-cell office:value-type="string">
            <text:p>maleta f,chácara f And</text:p>
          </table:table-cell>
          <table:table-cell office:value-type="string">
            <text:p>1. Ich habe den Koffer schon gepackt. 2. Stellen Sie den Koffer auf das Band.</text:p>
          </table:table-cell>
        </table:table-row>
        <table:table-row table:style-name="ro1">
          <table:table-cell office:value-type="string">
            <text:p>der Kofferraum</text:p>
          </table:table-cell>
          <table:table-cell office:value-type="string">
            <text:p>maletero m,cofre m Mex</text:p>
          </table:table-cell>
          <table:table-cell office:value-type="string">
            <text:p>Die Tasche geht nicht mehr in den Kofferraum.</text:p>
          </table:table-cell>
        </table:table-row>
        <table:table-row table:style-name="ro1">
          <table:table-cell office:value-type="string">
            <text:p>der Kollege, -n</text:p>
          </table:table-cell>
          <table:table-cell office:value-type="string">
            <text:p>colega mf,compañero, -a m, f de trabajo,homólogo(-a) m (f)</text:p>
          </table:table-cell>
          <table:table-cell office:value-type="string">
            <text:p>1. Ich habe guten Kontakt zu meinen Kollegen. 2. Mein neuer Kollege ist sehr nett.</text:p>
          </table:table-cell>
        </table:table-row>
        <table:table-row table:style-name="ro1">
          <table:table-cell office:value-type="string">
            <text:p>komisch</text:p>
          </table:table-cell>
          <table:table-cell office:value-type="string">
            <text:p>cómico, gracioso,curioso, raro, extraño</text:p>
          </table:table-cell>
          <table:table-cell office:value-type="string">
            <text:p>1. Das Essen schmeckt komisch. Probier mal. 2. Der Film war sehr komisch. Wir haben viel gelacht. 3. Eine grüne Hose und gelbe Schuhe? Das sieht komisch aus.</text:p>
          </table:table-cell>
        </table:table-row>
        <table:table-row table:style-name="ro1">
          <table:table-cell office:value-type="string">
            <text:p>kommen, kommt, kam, ist gekommen</text:p>
          </table:table-cell>
          <table:table-cell office:value-type="string">
            <text:p>venir de,llegar,volver de,acercarse a,acudir a,suceder, pasar,ser de,tocar,pasar por,atravesar,corresponder a,rozar,deberse a,ponerse,surgir,ocurrir,correrse,costar</text:p>
          </table:table-cell>
          <table:table-cell office:value-type="string">
            <text:p>1. Woher kommen Sie? – Aus Frankreich. 2. Wir gehen heute Abend ins Konzert. Kommen Sie auch? 3. Kommen Sie doch mal wieder zu uns. 4. Wenn Sie mal nach Köln kommen, besuchen Sie uns. 5. Steffi kommt im Herbst in die Schule. 6. Die Straßenbahn muss gleich kommen. 7. Wer kommt als Nächster dran? 8. Die Handtücher kommen in den Schrank. 9. Wie sind Sie denn auf diese Idee gekommen?</text:p>
          </table:table-cell>
        </table:table-row>
        <table:table-row table:style-name="ro1">
          <table:table-cell office:value-type="string">
            <text:p>die Kommunikation</text:p>
          </table:table-cell>
          <table:table-cell office:value-type="string">
            <text:p>comunicación f</text:p>
          </table:table-cell>
          <table:table-cell office:value-type="string">
            <text:p>Die Kommunikation zwischen den Abteilungen ist gut.</text:p>
          </table:table-cell>
        </table:table-row>
        <table:table-row table:style-name="ro1">
          <table:table-cell office:value-type="string">
            <text:p>komplett</text:p>
          </table:table-cell>
          <table:table-cell office:value-type="string">
            <text:p>completo,por completo</text:p>
          </table:table-cell>
          <table:table-cell office:value-type="string">
            <text:p>1. Ich habe den Termin komplett vergessen. 2. Die Wohnung ist jetzt komplett eingerichtet.</text:p>
          </table:table-cell>
        </table:table-row>
        <table:table-row table:style-name="ro1">
          <table:table-cell office:value-type="string">
            <text:p>kompliziert </text:p>
          </table:table-cell>
          <table:table-cell office:value-type="string">
            <text:p>complicado,complejo</text:p>
          </table:table-cell>
          <table:table-cell office:value-type="string">
            <text:p>Die deutsche Sprache finde ich sehr kompliziert.</text:p>
          </table:table-cell>
        </table:table-row>
        <table:table-row table:style-name="ro1">
          <table:table-cell office:value-type="string">
            <text:p>der Kompromiss, -e </text:p>
          </table:table-cell>
          <table:table-cell office:value-type="string">
            <text:p>acuerdo m,compromiso m,solución f intermedia</text:p>
          </table:table-cell>
          <table:table-cell office:value-type="string">
            <text:p>Alle wollen etwas anderes. Wir müssen einen Kompromiss finden.</text:p>
          </table:table-cell>
        </table:table-row>
        <table:table-row table:style-name="ro1">
          <table:table-cell office:value-type="string">
            <text:p>der König, -e </text:p>
          </table:table-cell>
          <table:table-cell office:value-type="string">
            <text:p>rey m</text:p>
          </table:table-cell>
          <table:table-cell office:value-type="string">
            <text:p>Der spanische König ist in Deutschland zu Besuch.</text:p>
          </table:table-cell>
        </table:table-row>
        <table:table-row table:style-name="ro1">
          <table:table-cell office:value-type="string">
            <text:p>die Konkurrenz</text:p>
          </table:table-cell>
          <table:table-cell office:value-type="string">
            <text:p>competencia f,concurso m</text:p>
          </table:table-cell>
          <table:table-cell office:value-type="string">
            <text:p>1. Die Reparatur ist mir hier zu teuer. Bei der Konkurrenz bekomme ich sie für die Hälfte. 2. Es ist schwer, ein Geschäft aufzu- machen. Die Konkurrenz ist groß.</text:p>
          </table:table-cell>
        </table:table-row>
        <table:table-row table:style-name="ro1">
          <table:table-cell office:value-type="string">
            <text:p>können, kann, konnte, hat gekonnt/... können</text:p>
          </table:table-cell>
          <table:table-cell office:value-type="string">
            <text:p>poder +inf,estar en condiciones de +inf,poder, ser posible,saber,poder (hacer)</text:p>
          </table:table-cell>
          <table:table-cell office:value-type="string">
            <text:p>1. Ich kann den schweren Koffer nicht tragen. 2. Sie können mit dem Bus zum Bahnhof fahren. 3. Kann ich jetzt nach Hause gehen? 4. Können Sie mir helfen? 5. Ich kann sehr gut Englisch und Deutsch. 6. Es kann sein, dass es heute noch regnet.</text:p>
          </table:table-cell>
        </table:table-row>
        <table:table-row table:style-name="ro1">
          <table:table-cell office:value-type="string">
            <text:p>das Konsulat, -e </text:p>
          </table:table-cell>
          <table:table-cell office:value-type="string">
            <text:p>consulado m</text:p>
          </table:table-cell>
          <table:table-cell office:value-type="string">
            <text:p>Ein Visum bekommst du auch im Konsulat.</text:p>
          </table:table-cell>
        </table:table-row>
        <table:table-row table:style-name="ro1">
          <table:table-cell office:value-type="string">
            <text:p>der Kontakt, -e </text:p>
          </table:table-cell>
          <table:table-cell office:value-type="string">
            <text:p>contacto m</text:p>
          </table:table-cell>
          <table:table-cell office:value-type="string">
            <text:p>Ich habe wenig Kontakt zu meinen Kollegen.</text:p>
          </table:table-cell>
        </table:table-row>
        <table:table-row table:style-name="ro1">
          <table:table-cell office:value-type="string">
            <text:p>das Konto, Konten</text:p>
          </table:table-cell>
          <table:table-cell office:value-type="string">
            <text:p>cuenta f</text:p>
          </table:table-cell>
          <table:table-cell office:value-type="string">
            <text:p>1. Ich möchte ein Konto eröffnen. 2. Das Geld überweisen wir am ersten März auf Ihr Konto. </text:p>
          </table:table-cell>
        </table:table-row>
        <table:table-row table:style-name="ro1">
          <table:table-cell office:value-type="string">
            <text:p>das Girokonto, -en</text:p>
          </table:table-cell>
          <table:table-cell office:value-type="string">
            <text:p>cuenta f corriente</text:p>
          </table:table-cell>
          <table:table-cell office:value-type="string">
            <text:p>Mein Girokonto kostet gar nichts.</text:p>
          </table:table-cell>
        </table:table-row>
        <table:table-row table:style-name="ro1">
          <table:table-cell office:value-type="string">
            <text:p>kontrollieren</text:p>
          </table:table-cell>
          <table:table-cell office:value-type="string">
            <text:p>controlar,inspeccionar,registrar,vigilar,dominar</text:p>
          </table:table-cell>
          <table:table-cell office:value-type="string">
            <text:p>Beim Auto müssen Sie regelmäßig das öl kontrollieren.</text:p>
          </table:table-cell>
        </table:table-row>
        <table:table-row table:style-name="ro1">
          <table:table-cell office:value-type="string">
            <text:p>die Kontrolle, -n</text:p>
          </table:table-cell>
          <table:table-cell office:value-type="string">
            <text:p>control m,inspección f,vigilancia f</text:p>
          </table:table-cell>
          <table:table-cell office:value-type="string">
            <text:p>1. An den Grenzen gibt es kaum noch Kontrollen. 2. Fahrkartenkontrolle! Bitte Ihre Fahrkarten!</text:p>
          </table:table-cell>
        </table:table-row>
        <table:table-row table:style-name="ro1">
          <table:table-cell office:value-type="string">
            <text:p>konzentrieren, konzentriert, konzentrierte, hat konzentriert</text:p>
          </table:table-cell>
          <table:table-cell office:value-type="string">
            <text:p>concentrar en,centrar en</text:p>
          </table:table-cell>
          <table:table-cell office:value-type="string">
            <text:p>Bitte stör mich jetzt nicht. Ich muss mich auf meine Arbeit konzentrieren.</text:p>
          </table:table-cell>
        </table:table-row>
        <table:table-row table:style-name="ro1">
          <table:table-cell office:value-type="string">
            <text:p>das Konzert, -e</text:p>
          </table:table-cell>
          <table:table-cell office:value-type="string">
            <text:p>concierto m</text:p>
          </table:table-cell>
          <table:table-cell office:value-type="string">
            <text:p>1. Für das Konzert am Sonntag gibt es noch Karten. 2. Das Konzert war sehr gut.</text:p>
          </table:table-cell>
        </table:table-row>
        <table:table-row table:style-name="ro1">
          <table:table-cell office:value-type="string">
            <text:p>der Kopf, -"e</text:p>
          </table:table-cell>
          <table:table-cell office:value-type="string">
            <text:p>cabeza f,encabezamiento m,cara f</text:p>
          </table:table-cell>
          <table:table-cell office:value-type="string">
            <text:p>1. Hans kann gut im Kopf rechnen. 2. Ich habe Kopfschmerzen.</text:p>
          </table:table-cell>
        </table:table-row>
        <table:table-row table:style-name="ro1">
          <table:table-cell office:value-type="string">
            <text:p>kopieren</text:p>
          </table:table-cell>
          <table:table-cell office:value-type="string">
            <text:p>copiar,fotocopiar,hacer una copia de,imitar</text:p>
          </table:table-cell>
          <table:table-cell office:value-type="string">
            <text:p>1. Kann ich mir diesen Artikel kopieren? 2. Ich kopiere dir die Datei auf die Speicherkarte. 3. Ich kann dir die CD kopieren.</text:p>
          </table:table-cell>
        </table:table-row>
        <table:table-row table:style-name="ro1">
          <table:table-cell office:value-type="string">
            <text:p>die Kopie, -n</text:p>
          </table:table-cell>
          <table:table-cell office:value-type="string">
            <text:p>copia f,fotocopia f,imitación f</text:p>
          </table:table-cell>
          <table:table-cell office:value-type="string">
            <text:p>Machst du mir bitte eine Kopie?</text:p>
          </table:table-cell>
        </table:table-row>
        <table:table-row table:style-name="ro1">
          <table:table-cell office:value-type="string">
            <text:p>der Körper, -</text:p>
          </table:table-cell>
          <table:table-cell office:value-type="string">
            <text:p>cuerpo m</text:p>
          </table:table-cell>
          <table:table-cell office:value-type="string">
            <text:p>Der Arzt sagt, ich muss etwas für meinen Körper tun, z. B. schwimmen oder Fahrrad fahren.</text:p>
          </table:table-cell>
        </table:table-row>
        <table:table-row table:style-name="ro1">
          <table:table-cell office:value-type="string">
            <text:p>körperlich</text:p>
          </table:table-cell>
          <table:table-cell office:value-type="string">
            <text:p>corporal,físico</text:p>
          </table:table-cell>
          <table:table-cell office:value-type="string">
            <text:p>Körperliche Arbeit macht mir nichts aus.</text:p>
          </table:table-cell>
        </table:table-row>
        <table:table-row table:style-name="ro1">
          <table:table-cell office:value-type="string">
            <text:p>korrekt</text:p>
          </table:table-cell>
          <table:table-cell office:value-type="string">
            <text:p>correcto</text:p>
          </table:table-cell>
          <table:table-cell office:value-type="string">
            <text:p>Ich habe die Rechnung geprüft. Alles ist korrekt.</text:p>
          </table:table-cell>
        </table:table-row>
        <table:table-row table:style-name="ro1">
          <table:table-cell office:value-type="string">
            <text:p>korrigieren, korrigiert, korrigierte, hat korrigiert</text:p>
          </table:table-cell>
          <table:table-cell office:value-type="string">
            <text:p>corregir,enmendar, rectificar</text:p>
          </table:table-cell>
          <table:table-cell office:value-type="string">
            <text:p>1. Können Sie bitte meinen Brief korrigieren. 2. Der Lehrer hat meine Fehler korrigiert.</text:p>
          </table:table-cell>
        </table:table-row>
        <table:table-row table:style-name="ro1">
          <table:table-cell office:value-type="string">
            <text:p>die Kosmetik</text:p>
          </table:table-cell>
          <table:table-cell office:value-type="string">
            <text:p>cosmética f</text:p>
          </table:table-cell>
          <table:table-cell office:value-type="string">
            <text:p>Die Kosmetikabteilung ist im Erdgeschoss.</text:p>
          </table:table-cell>
        </table:table-row>
        <table:table-row table:style-name="ro1">
          <table:table-cell office:value-type="string">
            <text:p>kosten, kostet, kostete, hat gekostet</text:p>
          </table:table-cell>
          <table:table-cell office:value-type="string">
            <text:p>probar,costar, valer,requerir, costar</text:p>
          </table:table-cell>
          <table:table-cell office:value-type="string">
            <text:p>1. Wie viel kostet das T-Shirt? – 15 Euro. 2. Eine Sprache zu lernen kostet viel Zeit.</text:p>
          </table:table-cell>
        </table:table-row>
        <table:table-row table:style-name="ro1">
          <table:table-cell office:value-type="string">
            <text:p>die Kosten (Pl.)</text:p>
          </table:table-cell>
          <table:table-cell office:value-type="string">
            <text:p>gastos m pl,coste(s) m (pl),costo(s) m (pl),costas f pl</text:p>
          </table:table-cell>
          <table:table-cell office:value-type="string">
            <text:p>Die Kosten für die Zahnbehandlung zahlt die Krankenkasse.</text:p>
          </table:table-cell>
        </table:table-row>
        <table:table-row table:style-name="ro1">
          <table:table-cell office:value-type="string">
            <text:p>kostenlos</text:p>
          </table:table-cell>
          <table:table-cell office:value-type="string">
            <text:p>gratuito,gratis</text:p>
          </table:table-cell>
          <table:table-cell office:value-type="string">
            <text:p>Diese Zeitschrift kostet nichts. Sie ist kostenlos.</text:p>
          </table:table-cell>
        </table:table-row>
        <table:table-row table:style-name="ro1">
          <table:table-cell office:value-type="string">
            <text:p>das Kostüm, -e</text:p>
          </table:table-cell>
          <table:table-cell office:value-type="string">
            <text:p>traje m chaqueta,conjunto m,vestido m,traje m,disfraz m</text:p>
          </table:table-cell>
          <table:table-cell office:value-type="string">
            <text:p>1. Meine Frau trägt gerne Kostüme. 2. In dem Film tragen die Leute bunte Kostüme.</text:p>
          </table:table-cell>
        </table:table-row>
        <table:table-row table:style-name="ro1">
          <table:table-cell office:value-type="string">
            <text:p>die Kraft, -"e</text:p>
          </table:table-cell>
          <table:table-cell office:value-type="string">
            <text:p>fuerza f,eficacia f,mano f de obra,vigor m,vigencia f</text:p>
          </table:table-cell>
          <table:table-cell office:value-type="string">
            <text:p>Für diese Arbeit braucht man viel Kraft.</text:p>
          </table:table-cell>
        </table:table-row>
        <table:table-row table:style-name="ro1">
          <table:table-cell office:value-type="string">
            <text:p>kräftig</text:p>
          </table:table-cell>
          <table:table-cell office:value-type="string">
            <text:p>fuerte,garrudo Mex,robusto,vivo,sustancioso,mucho</text:p>
          </table:table-cell>
          <table:table-cell office:value-type="string">
            <text:p>1. Mein Sohn ist kräftig. Er macht viel Sport und isst viel. 2. Die Suppe musst du kräftig würzen. </text:p>
          </table:table-cell>
        </table:table-row>
        <table:table-row table:style-name="ro1">
          <table:table-cell office:value-type="string">
            <text:p>das Kraftfahrzeug, -e</text:p>
          </table:table-cell>
          <table:table-cell office:value-type="string">
            <text:p>automóvil m</text:p>
          </table:table-cell>
          <table:table-cell office:value-type="string">
            <text:p>Mein Bruder ist KFZ-Mechaniker.</text:p>
          </table:table-cell>
        </table:table-row>
        <table:table-row table:style-name="ro1">
          <table:table-cell office:value-type="string">
            <text:p>krank</text:p>
          </table:table-cell>
          <table:table-cell office:value-type="string">
            <text:p>enfermo de</text:p>
          </table:table-cell>
          <table:table-cell office:value-type="string">
            <text:p>1. Ich war zwei Wochen krank. 2. Ich muss mich um meine kranke Großmutter kümmern.</text:p>
          </table:table-cell>
        </table:table-row>
        <table:table-row table:style-name="ro1">
          <table:table-cell office:value-type="string">
            <text:p>jdn. krankschreiben, schreibt krank, schrieb krank, hat krankgeschrieben</text:p>
          </table:table-cell>
          <table:table-cell/>
          <table:table-cell office:value-type="string">
            <text:p>1. Der Arzt hat mich krankgeschrieben. 2. Ich lasse mich morgen krank schreiben.</text:p>
          </table:table-cell>
        </table:table-row>
        <table:table-row table:style-name="ro1">
          <table:table-cell office:value-type="string">
            <text:p>krankmelden,</text:p>
          </table:table-cell>
          <table:table-cell/>
          <table:table-cell office:value-type="string">
            <text:p>1. Er hat sich für heute krankgemeldet. 2. Ich melde meinen Mann krank.</text:p>
          </table:table-cell>
        </table:table-row>
        <table:table-row table:style-name="ro1">
          <table:table-cell office:value-type="string">
            <text:p>meldet krank, meldete krank, hat krankgemeldet</text:p>
          </table:table-cell>
          <table:table-cell/>
          <table:table-cell office:value-type="string">
            <text:p>Er liegt im Krankenhaus.</text:p>
          </table:table-cell>
        </table:table-row>
        <table:table-row table:style-name="ro1">
          <table:table-cell office:value-type="string">
            <text:p>der Kranke, -n </text:p>
          </table:table-cell>
          <table:table-cell/>
          <table:table-cell office:value-type="string">
            <text:p>Kranke brauchen viel Ruhe. </text:p>
          </table:table-cell>
        </table:table-row>
        <table:table-row table:style-name="ro1">
          <table:table-cell office:value-type="string">
            <text:p>das Krankenhaus, -"er </text:p>
          </table:table-cell>
          <table:table-cell office:value-type="string">
            <text:p>hospital m</text:p>
          </table:table-cell>
          <table:table-cell office:value-type="string">
            <text:p>Mein Onkel musste ins Krankenhaus.</text:p>
          </table:table-cell>
        </table:table-row>
        <table:table-row table:style-name="ro1">
          <table:table-cell office:value-type="string">
            <text:p>die Krankenkasse, -n</text:p>
          </table:table-cell>
          <table:table-cell office:value-type="string">
            <text:p>caja f de seguro,seguro m médico</text:p>
          </table:table-cell>
          <table:table-cell office:value-type="string">
            <text:p>Bei welcher Krankenkasse sind Sie versichert?</text:p>
          </table:table-cell>
        </table:table-row>
        <table:table-row table:style-name="ro1">
          <table:table-cell office:value-type="string">
            <text:p>der Krankenpfleger, -</text:p>
          </table:table-cell>
          <table:table-cell office:value-type="string">
            <text:p>enfermero(-a) m (f),cuidador(a) m (f) Arg,barchilón(-ona) m (f) Peru</text:p>
          </table:table-cell>
          <table:table-cell office:value-type="string">
            <text:p>Mein Bruder arbeitet als Krankenpfleger im Krankenhaus.</text:p>
          </table:table-cell>
        </table:table-row>
        <table:table-row table:style-name="ro1">
          <table:table-cell office:value-type="string">
            <text:p>die Krankenschwester, -n </text:p>
          </table:table-cell>
          <table:table-cell office:value-type="string">
            <text:p>enfermera f</text:p>
          </table:table-cell>
          <table:table-cell office:value-type="string">
            <text:p>Meine Cousine möchte gern Krankenschwester werden.</text:p>
          </table:table-cell>
        </table:table-row>
        <table:table-row table:style-name="ro1">
          <table:table-cell office:value-type="string">
            <text:p>der Krankenwagen, - </text:p>
          </table:table-cell>
          <table:table-cell office:value-type="string">
            <text:p>ambulancia f</text:p>
          </table:table-cell>
          <table:table-cell office:value-type="string">
            <text:p>Wir müssen einen Krankenwagen rufen.</text:p>
          </table:table-cell>
        </table:table-row>
        <table:table-row table:style-name="ro1">
          <table:table-cell office:value-type="string">
            <text:p>die Krankheit, -en</text:p>
          </table:table-cell>
          <table:table-cell office:value-type="string">
            <text:p>enfermedad f,maleza f Nic</text:p>
          </table:table-cell>
          <table:table-cell office:value-type="string">
            <text:p>1. Gegen welche Krankheiten sollte ich mich impfen lassen?</text:p>
          </table:table-cell>
        </table:table-row>
        <table:table-row table:style-name="ro1">
          <table:table-cell office:value-type="string">
            <text:p>der Kredit, -e</text:p>
          </table:table-cell>
          <table:table-cell office:value-type="string">
            <text:p>crédito m,préstamo m</text:p>
          </table:table-cell>
          <table:table-cell office:value-type="string">
            <text:p>2. Was für eine Krankheit hat Herr Brandl?</text:p>
          </table:table-cell>
        </table:table-row>
        <table:table-row table:style-name="ro1">
          <table:table-cell office:value-type="string">
            <text:p>die Kreditkarte, -n </text:p>
          </table:table-cell>
          <table:table-cell office:value-type="string">
            <text:p>tarjeta f de crédito</text:p>
          </table:table-cell>
          <table:table-cell office:value-type="string">
            <text:p>1. Ich habe den Wagen auf Kredit gekauft.2. Wir haben von der Bank einen Kredit bekommen.</text:p>
          </table:table-cell>
        </table:table-row>
        <table:table-row table:style-name="ro1">
          <table:table-cell office:value-type="string">
            <text:p>der Kreis, -e</text:p>
          </table:table-cell>
          <table:table-cell office:value-type="string">
            <text:p>círculo m,circunferencia f,cerco m,sector m,circunscripción f,distrito m</text:p>
          </table:table-cell>
          <table:table-cell office:value-type="string">
            <text:p>Kann ich mit Kreditkarte zahlen?</text:p>
          </table:table-cell>
        </table:table-row>
        <table:table-row table:style-name="ro1">
          <table:table-cell office:value-type="string">
            <text:p>das Kreuz, -e</text:p>
          </table:table-cell>
          <table:table-cell office:value-type="string">
            <text:p>cruz f,naipe m de bastos,naipe m de trébol,cruce m de autopistas,región f lumbar,espalda f,sostenido m,pena f</text:p>
          </table:table-cell>
          <table:table-cell office:value-type="string">
            <text:p>1. Die Kinder sitzen im Kindergarten im Kreis. 2. Unser Ort gehört zum Kreis Frankfurt. 3. Bitte malt jetzt alle einen Kreis in euer Heft. Was bedeutet dieses Kreuz hier?</text:p>
          </table:table-cell>
        </table:table-row>
        <table:table-row table:style-name="ro1">
          <table:table-cell office:value-type="string">
            <text:p><text:s/>die Kreuzung, -en</text:p>
          </table:table-cell>
          <table:table-cell office:value-type="string">
            <text:p>cruce m</text:p>
          </table:table-cell>
          <table:table-cell office:value-type="string">
            <text:p>Fahren Sie an der nächsten Kreuzung rechts.</text:p>
          </table:table-cell>
        </table:table-row>
        <table:table-row table:style-name="ro1">
          <table:table-cell office:value-type="string">
            <text:p>kriegen, kriegt, kriegte, hat gekriegt</text:p>
          </table:table-cell>
          <table:table-cell office:value-type="string">
            <text:p>obtener,lograr, conseguir,pescar, pillar,coger, pillar</text:p>
          </table:table-cell>
          <table:table-cell office:value-type="string">
            <text:p>(siehe bekommen)</text:p>
          </table:table-cell>
        </table:table-row>
        <table:table-row table:style-name="ro1">
          <table:table-cell office:value-type="string">
            <text:p>Kriminal-</text:p>
          </table:table-cell>
          <table:table-cell/>
          <table:table-cell office:value-type="string">
            <text:p>-------------</text:p>
          </table:table-cell>
        </table:table-row>
        <table:table-row table:style-name="ro1">
          <table:table-cell office:value-type="string">
            <text:p>die Kriminalpolizei</text:p>
          </table:table-cell>
          <table:table-cell office:value-type="string">
            <text:p>Brigada f (de Investigación) Criminal,Policía f (de Investigación) Criminal,Policía f Judicial,Investigaciones f pl Chil</text:p>
          </table:table-cell>
          <table:table-cell office:value-type="string">
            <text:p>1. Ein Nachbar von uns arbeitet bei der Kriminalpolizei. </text:p>
          </table:table-cell>
        </table:table-row>
        <table:table-row table:style-name="ro1">
          <table:table-cell office:value-type="string">
            <text:p>der Krimi, -s</text:p>
          </table:table-cell>
          <table:table-cell office:value-type="string">
            <text:p>género m negro</text:p>
          </table:table-cell>
          <table:table-cell office:value-type="string">
            <text:p>2. Heute Abend kommt ein spannender Krimi im Fernsehen.</text:p>
          </table:table-cell>
        </table:table-row>
        <table:table-row table:style-name="ro1">
          <table:table-cell office:value-type="string">
            <text:p>kritisieren</text:p>
          </table:table-cell>
          <table:table-cell office:value-type="string">
            <text:p>criticar,escribir una crítica sobre/de,reseñar,criticar, censurar</text:p>
          </table:table-cell>
          <table:table-cell office:value-type="string">
            <text:p>Kritisier mich nicht so oft.</text:p>
          </table:table-cell>
        </table:table-row>
        <table:table-row table:style-name="ro1">
          <table:table-cell office:value-type="string">
            <text:p>die Kritik, -en</text:p>
          </table:table-cell>
          <table:table-cell office:value-type="string">
            <text:p>crítica f,reseña f</text:p>
          </table:table-cell>
          <table:table-cell office:value-type="string">
            <text:p>1. Es gibt viel Kritik an der Politik der Regierung. 2. Dieser Film hat sehr gute Kritiken bekommen.</text:p>
          </table:table-cell>
        </table:table-row>
        <table:table-row table:style-name="ro1">
          <table:table-cell office:value-type="string">
            <text:p>kritisch</text:p>
          </table:table-cell>
          <table:table-cell office:value-type="string">
            <text:p>crítico</text:p>
          </table:table-cell>
          <table:table-cell office:value-type="string">
            <text:p>Es gab eine Diskussion über die Lebensmittelpreise. Ein Journalist hat kritische Fragen gestellt.</text:p>
          </table:table-cell>
        </table:table-row>
        <table:table-row table:style-name="ro1">
          <table:table-cell office:value-type="string">
            <text:p>die Küche, -n</text:p>
          </table:table-cell>
          <table:table-cell office:value-type="string">
            <text:p>cocina f</text:p>
          </table:table-cell>
          <table:table-cell office:value-type="string">
            <text:p>1. Ich suche eine Wohnung mit 3 Zimmern, Küche und Bad. 2. Ich mag die deutsche Küche.</text:p>
          </table:table-cell>
        </table:table-row>
        <table:table-row table:style-name="ro1">
          <table:table-cell office:value-type="string">
            <text:p>der Kuchen, - </text:p>
          </table:table-cell>
          <table:table-cell office:value-type="string">
            <text:p>pastel m</text:p>
          </table:table-cell>
          <table:table-cell office:value-type="string">
            <text:p>Ich habe einen Kuchen gebacken.</text:p>
          </table:table-cell>
        </table:table-row>
        <table:table-row table:style-name="ro1">
          <table:table-cell office:value-type="string">
            <text:p>der Kugelschreiber, -</text:p>
          </table:table-cell>
          <table:table-cell office:value-type="string">
            <text:p>bolígrafo m,birome f Arg</text:p>
          </table:table-cell>
          <table:table-cell office:value-type="string">
            <text:p>Mein Kugelschreiber ist weg.</text:p>
          </table:table-cell>
        </table:table-row>
        <table:table-row table:style-name="ro1">
          <table:table-cell office:value-type="string">
            <text:p>der Kuli</text:p>
          </table:table-cell>
          <table:table-cell office:value-type="string">
            <text:p>culí m,boli m</text:p>
          </table:table-cell>
          <table:table-cell office:value-type="string">
            <text:p>Hast du einen Kuli für mich?</text:p>
          </table:table-cell>
        </table:table-row>
        <table:table-row table:style-name="ro1">
          <table:table-cell office:value-type="string">
            <text:p>die Kuh, -"e</text:p>
          </table:table-cell>
          <table:table-cell office:value-type="string">
            <text:p>vaca f,hembra f,idiota f,estúpida f</text:p>
          </table:table-cell>
          <table:table-cell office:value-type="string">
            <text:p>Mein Großvater hatte noch Schafe und Kühe.</text:p>
          </table:table-cell>
        </table:table-row>
        <table:table-row table:style-name="ro1">
          <table:table-cell office:value-type="string">
            <text:p>kühl</text:p>
          </table:table-cell>
          <table:table-cell office:value-type="string">
            <text:p>fresco,frío</text:p>
          </table:table-cell>
          <table:table-cell office:value-type="string">
            <text:p>Es ist kühl draußen. Zieh dir eine Jacke an.</text:p>
          </table:table-cell>
        </table:table-row>
        <table:table-row table:style-name="ro1">
          <table:table-cell office:value-type="string">
            <text:p>der Kühlschrank, -"e </text:p>
          </table:table-cell>
          <table:table-cell office:value-type="string">
            <text:p>frigorífico m,nevera f,frigo m fam</text:p>
          </table:table-cell>
          <table:table-cell office:value-type="string">
            <text:p>Stell die Milch in den Kühlschrank!</text:p>
          </table:table-cell>
        </table:table-row>
        <table:table-row table:style-name="ro1">
          <table:table-cell office:value-type="string">
            <text:p>die Kultur, -en</text:p>
          </table:table-cell>
          <table:table-cell office:value-type="string">
            <text:p>cultura f,civilización f,educación f,cultivo m</text:p>
          </table:table-cell>
          <table:table-cell office:value-type="string">
            <text:p>Ich interessiere mich für andere Länder und Kulturen.</text:p>
          </table:table-cell>
        </table:table-row>
        <table:table-row table:style-name="ro1">
          <table:table-cell office:value-type="string">
            <text:p>kulturell</text:p>
          </table:table-cell>
          <table:table-cell office:value-type="string">
            <text:p>cultural</text:p>
          </table:table-cell>
          <table:table-cell office:value-type="string">
            <text:p>Es gibt große kulturelle Unterschiede zwischen den Ländern.</text:p>
          </table:table-cell>
        </table:table-row>
        <table:table-row table:style-name="ro1">
          <table:table-cell office:value-type="string">
            <text:p>kümmern, kümmert, kümmerte, hat gekümmert</text:p>
          </table:table-cell>
          <table:table-cell office:value-type="string">
            <text:p>importar, interesar</text:p>
          </table:table-cell>
          <table:table-cell office:value-type="string">
            <text:p>1. Ich kann nicht arbeiten. Ich muss mich um die Kinder kümmern. 2. Ich habe keine Zeit. Ich muss mich um das Essen kümmern.</text:p>
          </table:table-cell>
        </table:table-row>
        <table:table-row table:style-name="ro1">
          <table:table-cell office:value-type="string">
            <text:p>der Kunde, -n</text:p>
          </table:table-cell>
          <table:table-cell office:value-type="string">
            <text:p>noticia f,novedad f,cliente(-a) m (f)</text:p>
          </table:table-cell>
          <table:table-cell office:value-type="string">
            <text:p>1. Herr Sommer ist schon lange bei mir Kunde. Ich habe ihm einen Sonder- preis gegeben. 2. Einen Augenblick, bitte. Ich habe eine Kundin.</text:p>
          </table:table-cell>
        </table:table-row>
        <table:table-row table:style-name="ro1">
          <table:table-cell office:value-type="string">
            <text:p>kündigen, kündigt, kündigte, hat gekündigt</text:p>
          </table:table-cell>
          <table:table-cell office:value-type="string">
            <text:p>rescindir, anular,anunciar el desalojamiento de,presentar su dimisión,despedir,rescindir el contrato de trabajo, presentar su dimisión,desahuciar</text:p>
          </table:table-cell>
          <table:table-cell office:value-type="string">
            <text:p>1. Ich war mit meiner Stelle nicht zufrieden und habe gekündigt. 2. Hast du deine Wohnung schon gekündigt? 3. Ich möchte die Zeitschrift nicht mehr. – Dann musst du schriftlich kündigen.</text:p>
          </table:table-cell>
        </table:table-row>
        <table:table-row table:style-name="ro1">
          <table:table-cell office:value-type="string">
            <text:p>die Kündigung, -en</text:p>
          </table:table-cell>
          <table:table-cell office:value-type="string">
            <text:p>rescisión f,anulación f del abono,aviso m de desalojamiento,aviso m de desahucio,autodespido m,aviso m de cese en el empleo,despido m</text:p>
          </table:table-cell>
          <table:table-cell office:value-type="string">
            <text:p>Ich habe die Kündigung bekommen. Jetzt bin ich arbeitslos.</text:p>
          </table:table-cell>
        </table:table-row>
        <table:table-row table:style-name="ro1">
          <table:table-cell office:value-type="string">
            <text:p>die Kunst, -"e</text:p>
          </table:table-cell>
          <table:table-cell office:value-type="string">
            <text:p>arte m o f</text:p>
          </table:table-cell>
          <table:table-cell office:value-type="string">
            <text:p>Ich verstehe nichts von moderner Kunst.</text:p>
          </table:table-cell>
        </table:table-row>
        <table:table-row table:style-name="ro1">
          <table:table-cell office:value-type="string">
            <text:p>der Künstler, -</text:p>
          </table:table-cell>
          <table:table-cell office:value-type="string">
            <text:p>artista mf</text:p>
          </table:table-cell>
          <table:table-cell office:value-type="string">
            <text:p>In diesem Stadtteil wohnen viele Künstler. Neben uns wohnt ein Musiker.</text:p>
          </table:table-cell>
        </table:table-row>
        <table:table-row table:style-name="ro1">
          <table:table-cell office:value-type="string">
            <text:p>künstlich</text:p>
          </table:table-cell>
          <table:table-cell office:value-type="string">
            <text:p>artificial,postizo</text:p>
          </table:table-cell>
          <table:table-cell office:value-type="string">
            <text:p>Ich mag kein künstliches Licht. </text:p>
          </table:table-cell>
        </table:table-row>
        <table:table-row table:style-name="ro1">
          <table:table-cell office:value-type="string">
            <text:p>der Kunststoff, -e</text:p>
          </table:table-cell>
          <table:table-cell office:value-type="string">
            <text:p>materia f plástica,plástico m</text:p>
          </table:table-cell>
          <table:table-cell office:value-type="string">
            <text:p>Der Stuhl ist aus Kunststoff.</text:p>
          </table:table-cell>
        </table:table-row>
        <table:table-row table:style-name="ro1">
          <table:table-cell office:value-type="string">
            <text:p>der Kurs, -e </text:p>
          </table:table-cell>
          <table:table-cell office:value-type="string">
            <text:p>rumbo m,curso m,cursillo m,cotización f,cambio m</text:p>
          </table:table-cell>
          <table:table-cell office:value-type="string">
            <text:p>Ich besuche regelmäßig einen Deutschkurs.</text:p>
          </table:table-cell>
        </table:table-row>
        <table:table-row table:style-name="ro1">
          <table:table-cell office:value-type="string">
            <text:p>der Kursleiter / -in</text:p>
          </table:table-cell>
          <table:table-cell office:value-type="string">
            <text:p>profesor(a) m (f)</text:p>
          </table:table-cell>
          <table:table-cell office:value-type="string">
            <text:p>Die Kursleiterin geht mit unserem Kurs manchmal in den Computer- raum .</text:p>
          </table:table-cell>
        </table:table-row>
        <table:table-row table:style-name="ro1">
          <table:table-cell office:value-type="string">
            <text:p>die Kurve, -n</text:p>
          </table:table-cell>
          <table:table-cell office:value-type="string">
            <text:p>curva f</text:p>
          </table:table-cell>
          <table:table-cell office:value-type="string">
            <text:p>1. Fahr bitte nicht so schnell in die Kurven. 2. Achtung. Das Stauende ist gleich hinter einer Kurve.</text:p>
          </table:table-cell>
        </table:table-row>
        <table:table-row table:style-name="ro1">
          <table:table-cell office:value-type="string">
            <text:p>kurz</text:p>
          </table:table-cell>
          <table:table-cell office:value-type="string">
            <text:p>corto, breve,corto</text:p>
          </table:table-cell>
          <table:table-cell office:value-type="string">
            <text:p>1. Ricardo hat kurze Haare. 2. Kann ich Sie kurz sprechen? 3. Kurz vor 8 Uhr hat das Telefon geklingelt. 4. Mein Mann ist kurz nach mir gekommen. 5. Ich bin vor Kurzem nach München gezogen. 6. Ich wohne seit Kurzem in München. 7. Ich habe das Kleid kürzer machen lassen.</text:p>
          </table:table-cell>
        </table:table-row>
        <table:table-row table:style-name="ro1">
          <table:table-cell office:value-type="string">
            <text:p>küssen, küsst, küsste, hat geküsst</text:p>
          </table:table-cell>
          <table:table-cell office:value-type="string">
            <text:p>besar en</text:p>
          </table:table-cell>
          <table:table-cell office:value-type="string">
            <text:p>1. Zum Abschied haben wir uns alle geküsst. 2. Klaus nahm Heidi in den Arm und küsste sie.</text:p>
          </table:table-cell>
        </table:table-row>
        <table:table-row table:style-name="ro1">
          <table:table-cell office:value-type="string">
            <text:p>der Kuss, -"e</text:p>
          </table:table-cell>
          <table:table-cell office:value-type="string">
            <text:p>beso m,pico m Col: fam</text:p>
          </table:table-cell>
          <table:table-cell office:value-type="string">
            <text:p>Gib der Mama einen Kuss.</text:p>
          </table:table-cell>
        </table:table-row>
        <table:table-row table:style-name="ro1">
          <table:table-cell office:value-type="string">
            <text:p>die Küste, -n</text:p>
          </table:table-cell>
          <table:table-cell office:value-type="string">
            <text:p>costa f</text:p>
          </table:table-cell>
          <table:table-cell office:value-type="string">
            <text:p><text:s/>Unser Dorf liegt direkt an der Küste.</text:p>
          </table:table-cell>
        </table:table-row>
        <table:table-row table:style-name="ro1">
          <table:table-cell office:value-type="string">
            <text:p>das Labor, -s</text:p>
          </table:table-cell>
          <table:table-cell office:value-type="string">
            <text:p>laboratorio m</text:p>
          </table:table-cell>
          <table:table-cell office:value-type="string">
            <text:p>Wir schicken die Probe ins Labor.</text:p>
          </table:table-cell>
        </table:table-row>
        <table:table-row table:style-name="ro1">
          <table:table-cell office:value-type="string">
            <text:p>lächeln, lächelt, lächelte, hat gelächelt</text:p>
          </table:table-cell>
          <table:table-cell office:value-type="string">
            <text:p>sonreír,burlarse de</text:p>
          </table:table-cell>
          <table:table-cell office:value-type="string">
            <text:p>Schauen Sie in die Kamera. Bitte lächeln!</text:p>
          </table:table-cell>
        </table:table-row>
        <table:table-row table:style-name="ro1">
          <table:table-cell office:value-type="string">
            <text:p>lachen, lacht, lachte, hat gelacht</text:p>
          </table:table-cell>
          <table:table-cell office:value-type="string">
            <text:p>reír(se) de</text:p>
          </table:table-cell>
          <table:table-cell office:value-type="string">
            <text:p>1. Lachen ist gesund. 2. Wir haben viel gelacht. 3. Die Kinder haben über den Clown gelacht.</text:p>
          </table:table-cell>
        </table:table-row>
        <table:table-row table:style-name="ro1">
          <table:table-cell office:value-type="string">
            <text:p>der Laden, -"</text:p>
          </table:table-cell>
          <table:table-cell office:value-type="string">
            <text:p>tienda f,negocio m,postigo m,contraventana f,persiana f,carga f</text:p>
          </table:table-cell>
          <table:table-cell office:value-type="string">
            <text:p>1. Dieses Kleid habe ich in einem Laden im Zentrum gekauft.2. Mein Bruder hat einen kleinen Zeitungsladen.</text:p>
          </table:table-cell>
        </table:table-row>
        <table:table-row table:style-name="ro1">
          <table:table-cell office:value-type="string">
            <text:p>die Lage </text:p>
          </table:table-cell>
          <table:table-cell office:value-type="string">
            <text:p>sitio m,zona f,posición f,situación f,capa f,registro m,ronda f</text:p>
          </table:table-cell>
          <table:table-cell office:value-type="string">
            <text:p>Wir suchen eine Wohnung in zentraler Lage.</text:p>
          </table:table-cell>
        </table:table-row>
        <table:table-row table:style-name="ro1">
          <table:table-cell office:value-type="string">
            <text:p>das Lager, -</text:p>
          </table:table-cell>
          <table:table-cell office:value-type="string">
            <text:p>campamento m,campo m,almacén m,depósito m,despensa f Arg,existencias f pl,grupo m,cojinete m,yacimiento m</text:p>
          </table:table-cell>
          <table:table-cell office:value-type="string">
            <text:p>Ich weiß nicht, ob wir diesen Schuh in Ihrer Größe haben. Ich sehe mal im Lager nach.</text:p>
          </table:table-cell>
        </table:table-row>
        <table:table-row table:style-name="ro1">
          <table:table-cell office:value-type="string">
            <text:p>die Lampe, -n</text:p>
          </table:table-cell>
          <table:table-cell office:value-type="string">
            <text:p>lámpara f</text:p>
          </table:table-cell>
          <table:table-cell office:value-type="string">
            <text:p>1. Ich habe mir eine neue Lampe gekauft. 2. Mach doch bitte die Lampe an. Es ist so dunkel hier.</text:p>
          </table:table-cell>
        </table:table-row>
        <table:table-row table:style-name="ro1">
          <table:table-cell office:value-type="string">
            <text:p>das Land, -"er</text:p>
          </table:table-cell>
          <table:table-cell office:value-type="string">
            <text:p>país m,estado m federado,land m,campaña f,tierra f,campo m,verde m AmC, Ant, Mex,terreno m</text:p>
          </table:table-cell>
          <table:table-cell office:value-type="string">
            <text:p>1. Deutschland ist ein schönes Land. 2. Möchten Sie lieber auf dem Land oder in der Stadt wohnen? 3. Wir haben ein Stück Land gekauft und wollen dort bauen. 4. In welchen Ländern warst du schon?</text:p>
          </table:table-cell>
        </table:table-row>
        <table:table-row table:style-name="ro1">
          <table:table-cell office:value-type="string">
            <text:p>landen, landet, landete, ist gelandet</text:p>
          </table:table-cell>
          <table:table-cell office:value-type="string">
            <text:p>aterrizar,alunizar,amerizar,amarizar,amarar,tomar tierra,arribar,llegar a puerto,acabar en,ir a parar a,acabar conectado con,hacer mella en,hacer aterrizar,hacer descender,lanzar</text:p>
          </table:table-cell>
          <table:table-cell office:value-type="string">
            <text:p>1. Wir sind erst um 20 Uhr in München gelandet. 2. Wegen starken Nebels konnte die Maschine nicht in Frankfurt landen.</text:p>
          </table:table-cell>
        </table:table-row>
        <table:table-row table:style-name="ro1">
          <table:table-cell office:value-type="string">
            <text:p>die Landung, -en </text:p>
          </table:table-cell>
          <table:table-cell office:value-type="string">
            <text:p>aterrizaje m,alunizaje m,amerizaje m,amaraje m,desembarco m,desembarque m,lanzamiento m</text:p>
          </table:table-cell>
          <table:table-cell office:value-type="string">
            <text:p>Bei der Landung müssen Sie sich anschnallen.</text:p>
          </table:table-cell>
        </table:table-row>
        <table:table-row table:style-name="ro1">
          <table:table-cell office:value-type="string">
            <text:p>die Landwirtschaft</text:p>
          </table:table-cell>
          <table:table-cell office:value-type="string">
            <text:p>granja f agrícola,agricultura f</text:p>
          </table:table-cell>
          <table:table-cell office:value-type="string">
            <text:p>Auf dem Land arbeiten die meisten Leute in der Landwirtschaft.</text:p>
          </table:table-cell>
        </table:table-row>
        <table:table-row table:style-name="ro1">
          <table:table-cell office:value-type="string">
            <text:p>lang</text:p>
          </table:table-cell>
          <table:table-cell office:value-type="string">
            <text:p>largo,alto,durante,por</text:p>
          </table:table-cell>
          <table:table-cell office:value-type="string">
            <text:p>1. Der Teppich ist 3 m lang und 2 m breit. 2. Meine Schwester hat mir einen langen Brief geschrieben. 3. Die Hose ist zu lang. Können Sie sie kürzer machen?</text:p>
          </table:table-cell>
        </table:table-row>
        <table:table-row table:style-name="ro1">
          <table:table-cell office:value-type="string">
            <text:p>die Länge</text:p>
          </table:table-cell>
          <table:table-cell office:value-type="string">
            <text:p>longitud f,largo m,duración f,pasaje m prolijo</text:p>
          </table:table-cell>
          <table:table-cell office:value-type="string">
            <text:p>Mein Schreibtisch hat die Maße: Länge: 1.20 m, Breite: 0,85 m, Höhe: 0,75 m.</text:p>
          </table:table-cell>
        </table:table-row>
        <table:table-row table:style-name="ro1">
          <table:table-cell office:value-type="string">
            <text:p>lang(e)</text:p>
          </table:table-cell>
          <table:table-cell/>
          <table:table-cell office:value-type="string">
            <text:p>1. Wie lange dauert die Fahrt von Hamburg nach Berlin? 2. Wie lange bist du schon in Deutschland? 3. Wartest du schon lange? 4. Wir sind noch lange nicht fertig mit der Arbeit. 5. Wir haben lange gefrühstückt. 6. Beim Arzt muss man oft lange warten. 7. Ich komme gleich. Es dauert nicht lange.</text:p>
          </table:table-cell>
        </table:table-row>
        <table:table-row table:style-name="ro1">
          <table:table-cell office:value-type="string">
            <text:p>längst</text:p>
          </table:table-cell>
          <table:table-cell office:value-type="string">
            <text:p>hace tiempo,ni mucho menos</text:p>
          </table:table-cell>
          <table:table-cell office:value-type="string">
            <text:p>Wann reparierst du die Heizung? – Die habe ich schon längst repariert.</text:p>
          </table:table-cell>
        </table:table-row>
        <table:table-row table:style-name="ro1">
          <table:table-cell office:value-type="string">
            <text:p>langsam</text:p>
          </table:table-cell>
          <table:table-cell office:value-type="string">
            <text:p>lento,paulatino,despacio,paulatinamente, poco a poco</text:p>
          </table:table-cell>
          <table:table-cell office:value-type="string">
            <text:p>1. Könnten Sie bitte etwas langsamer sprechen? 2. Es wird langsam kalt. Es wird Herbst. </text:p>
          </table:table-cell>
        </table:table-row>
        <table:table-row table:style-name="ro1">
          <table:table-cell office:value-type="string">
            <text:p>langweilig </text:p>
          </table:table-cell>
          <table:table-cell office:value-type="string">
            <text:p>aburrido, pesado,lento, pesado,cansador Arg</text:p>
          </table:table-cell>
          <table:table-cell office:value-type="string">
            <text:p>Der Film war sehr langweilig.</text:p>
          </table:table-cell>
        </table:table-row>
        <table:table-row table:style-name="ro1">
          <table:table-cell office:value-type="string">
            <text:p>der Lärm</text:p>
          </table:table-cell>
          <table:table-cell office:value-type="string">
            <text:p>ruido m,batifondo m CSur</text:p>
          </table:table-cell>
          <table:table-cell office:value-type="string">
            <text:p>Die Flugzeuge machen einen schrecklichen Lärm.</text:p>
          </table:table-cell>
        </table:table-row>
        <table:table-row table:style-name="ro1">
          <table:table-cell office:value-type="string">
            <text:p>lassen, lässt, ließ, hat gelassen</text:p>
          </table:table-cell>
          <table:table-cell office:value-type="string">
            <text:p>dejar,tolerar, permitir +inf,hacer +inf,poderse</text:p>
          </table:table-cell>
          <table:table-cell office:value-type="string">
            <text:p>1. Ich habe mein Gepäck am Bahnhof gelassen. 2. Am Samstag lasse ich mir die Haare schneiden. 3. Ich lasse meine Kinder abends nur eine Stunde fernsehen. 4. Kann ich mein Auto hier stehen lassen? 5. Wo habe ich nur meine Brille gelassen? 6. Ich habe meinen Anzug reinigen lassen. 7. Ich kann meine kleine Tochter noch nicht allein lassen. 8. Lass mich in Ruhe. Ich muss arbeiten.</text:p>
          </table:table-cell>
        </table:table-row>
        <table:table-row table:style-name="ro1">
          <table:table-cell office:value-type="string">
            <text:p>der Laster, -</text:p>
          </table:table-cell>
          <table:table-cell office:value-type="string">
            <text:p>camión m,vicio m</text:p>
          </table:table-cell>
          <table:table-cell office:value-type="string">
            <text:p>Auf der Autobahn waren so viele Laster. Deshalb hat es so lange gedauert.</text:p>
          </table:table-cell>
        </table:table-row>
        <table:table-row table:style-name="ro1">
          <table:table-cell office:value-type="string">
            <text:p>laufen, läuft, lief, ist gelaufen</text:p>
          </table:table-cell>
          <table:table-cell office:value-type="string">
            <text:p>correr,andar, caminar,funcionar,estar en marcha,gotear,derretirse,estar en cartelera,haber empezado,estar en trámite,estar vigente,ir bien,ir, correr,ir,recorrer</text:p>
          </table:table-cell>
          <table:table-cell office:value-type="string">
            <text:p>1. Ich bin gestern 100 m in 10,4 Sekunden gelaufen. 2. Bist du mit dem Auto hier? – Nein, ich bin gelaufen. 3. Jeden Morgen gehe ich eine halbe Stunde laufen. 4. Wann läuft der Film? 5. Wie geht ́s? – Danke, das Geschäft läuft gut.</text:p>
          </table:table-cell>
        </table:table-row>
        <table:table-row table:style-name="ro1">
          <table:table-cell office:value-type="string">
            <text:p>das Laufwerk, -e </text:p>
          </table:table-cell>
          <table:table-cell office:value-type="string">
            <text:p>unidad f,reproductor m</text:p>
          </table:table-cell>
          <table:table-cell office:value-type="string">
            <text:p>Für meinen Computer habe ich mir ein neues Laufwerk gekauft.</text:p>
          </table:table-cell>
        </table:table-row>
        <table:table-row table:style-name="ro1">
          <table:table-cell office:value-type="string">
            <text:p>die Laune, -n</text:p>
          </table:table-cell>
          <table:table-cell office:value-type="string">
            <text:p>capricho m,birria f Col,humor m</text:p>
          </table:table-cell>
          <table:table-cell office:value-type="string">
            <text:p>Heute geht es mir besser, aber gestern hatte ich richtig schlechte Laune.</text:p>
          </table:table-cell>
        </table:table-row>
        <table:table-row table:style-name="ro1">
          <table:table-cell office:value-type="string">
            <text:p>laut</text:p>
          </table:table-cell>
          <table:table-cell office:value-type="string">
            <text:p>alto,fuerte,ruidoso,según, conforme a,de acuerdo con</text:p>
          </table:table-cell>
          <table:table-cell office:value-type="string">
            <text:p>1. Lass uns gehen. Hier ist es mir zu laut. 2. Können Sie bitte etwas lauter sprechen?</text:p>
          </table:table-cell>
        </table:table-row>
        <table:table-row table:style-name="ro1">
          <table:table-cell office:value-type="string">
            <text:p>der Lautsprecher, -</text:p>
          </table:table-cell>
          <table:table-cell office:value-type="string">
            <text:p>altavoz m</text:p>
          </table:table-cell>
          <table:table-cell office:value-type="string">
            <text:p>Bitte achten Sie auch auf die Lautsprecher-Ansagen am Bahnhof.</text:p>
          </table:table-cell>
        </table:table-row>
        <table:table-row table:style-name="ro1">
          <table:table-cell office:value-type="string">
            <text:p>leben, lebt, lebte, hat gelebt</text:p>
          </table:table-cell>
          <table:table-cell office:value-type="string">
            <text:p>vivir</text:p>
          </table:table-cell>
          <table:table-cell office:value-type="string">
            <text:p>1. Leben Ihre Großeltern noch? 2. Herr Müller hat lange im Ausland gelebt. 3. Von der Rente allein kann meine Tante nicht leben. 4. Ich lebe noch bei meinen Eltern.</text:p>
          </table:table-cell>
        </table:table-row>
        <table:table-row table:style-name="ro1">
          <table:table-cell office:value-type="string">
            <text:p>das Leben</text:p>
          </table:table-cell>
          <table:table-cell office:value-type="string">
            <text:p>vida f,existencia f,movimiento m</text:p>
          </table:table-cell>
          <table:table-cell office:value-type="string">
            <text:p>1. Ich habe mich an das Leben in Deutschland gewöhnt. 2. Hier ist das Leben teuer.</text:p>
          </table:table-cell>
        </table:table-row>
        <table:table-row table:style-name="ro1">
          <table:table-cell office:value-type="string">
            <text:p>der Lebenslauf, -"e </text:p>
          </table:table-cell>
          <table:table-cell office:value-type="string">
            <text:p>currículum m vitae,currículo m</text:p>
          </table:table-cell>
          <table:table-cell office:value-type="string">
            <text:p>Ich soll beim Arbeitsamt meinen Lebenslauf abgeben.</text:p>
          </table:table-cell>
        </table:table-row>
        <table:table-row table:style-name="ro1">
          <table:table-cell office:value-type="string">
            <text:p>die Lebensmittel (Pl.)</text:p>
          </table:table-cell>
          <table:table-cell office:value-type="string">
            <text:p>comestibles m pl,alimentos m pl,abarrotes m pl Mex, Cuba</text:p>
          </table:table-cell>
          <table:table-cell office:value-type="string">
            <text:p>1. Lebensmittel werden immer teurer. 2. Meine Lebensmittel kaufe ich im Supermarkt. </text:p>
          </table:table-cell>
        </table:table-row>
        <table:table-row table:style-name="ro1">
          <table:table-cell office:value-type="string">
            <text:p>das Leder</text:p>
          </table:table-cell>
          <table:table-cell office:value-type="string">
            <text:p>cuero m,piel f</text:p>
          </table:table-cell>
          <table:table-cell office:value-type="string">
            <text:p>Ist die Tasche aus Leder? </text:p>
          </table:table-cell>
        </table:table-row>
        <table:table-row table:style-name="ro1">
          <table:table-cell office:value-type="string">
            <text:p>ledig</text:p>
          </table:table-cell>
          <table:table-cell office:value-type="string">
            <text:p>soltero,exento de,libre de</text:p>
          </table:table-cell>
          <table:table-cell office:value-type="string">
            <text:p>Wie ist Ihr Familienstand? – Ledig.</text:p>
          </table:table-cell>
        </table:table-row>
        <table:table-row table:style-name="ro1">
          <table:table-cell office:value-type="string">
            <text:p>leer</text:p>
          </table:table-cell>
          <table:table-cell office:value-type="string">
            <text:p>vacío,no amueblado,despoblado,en blanco,vano,inexpresivo,lesen,deuten</text:p>
          </table:table-cell>
          <table:table-cell office:value-type="string">
            <text:p>1. Das Restaurant war fast leer. 2. Die Kanne ist fast leer. Ich mache uns neuen Tee.</text:p>
          </table:table-cell>
        </table:table-row>
        <table:table-row table:style-name="ro1">
          <table:table-cell office:value-type="string">
            <text:p>legen, legt, legte, hat gelegt</text:p>
          </table:table-cell>
          <table:table-cell office:value-type="string">
            <text:p>poner,tender,acostar,producir,causar,prender,poner (en maceración),conservar,dar forma,echar,instalar,colocar,plantar,guardar</text:p>
          </table:table-cell>
          <table:table-cell office:value-type="string">
            <text:p>1. Ich habe Ihnen die Briefe auf den Schreibtisch gelegt.2. Legen Sie die Zeitungen bitte dort ins Regal.</text:p>
          </table:table-cell>
        </table:table-row>
        <table:table-row table:style-name="ro1">
          <table:table-cell office:value-type="string">
            <text:p>die Lehre </text:p>
          </table:table-cell>
          <table:table-cell office:value-type="string">
            <text:p>aprendizaje m,teoría f,ciencia f,doctrina f,lección f,calibrador m</text:p>
          </table:table-cell>
          <table:table-cell office:value-type="string">
            <text:p>Mein Cousin will eine dreijährige Lehre machen.</text:p>
          </table:table-cell>
        </table:table-row>
        <table:table-row table:style-name="ro1">
          <table:table-cell office:value-type="string">
            <text:p>der Lehrer, -</text:p>
          </table:table-cell>
          <table:table-cell office:value-type="string">
            <text:p>profesor(a) m (f)</text:p>
          </table:table-cell>
          <table:table-cell office:value-type="string">
            <text:p>1. Meine Frau ist Lehrerin. 2. Der Lehrer hat heute viele Hausaufgaben gegeben.</text:p>
          </table:table-cell>
        </table:table-row>
        <table:table-row table:style-name="ro1">
          <table:table-cell office:value-type="string">
            <text:p>der Lehrling, -e</text:p>
          </table:table-cell>
          <table:table-cell office:value-type="string">
            <text:p>aprendiz(a) m (f),cadete mf CSur,peón m Mex</text:p>
          </table:table-cell>
          <table:table-cell office:value-type="string">
            <text:p>Als Lehrling verdient man nicht sehr viel Geld.</text:p>
          </table:table-cell>
        </table:table-row>
        <table:table-row table:style-name="ro1">
          <table:table-cell office:value-type="string">
            <text:p>leicht</text:p>
          </table:table-cell>
          <table:table-cell office:value-type="string">
            <text:p>ligero, liviano,fácil, sencillo,leve, ligero,con facilidad,fácil,sencillo,poco</text:p>
          </table:table-cell>
          <table:table-cell office:value-type="string">
            <text:p>1. Der Koffer ist ganz leicht. Ich kann ihn allein tragen. 2. Es ist nicht leicht, Deutsch zu lernen.</text:p>
          </table:table-cell>
        </table:table-row>
        <table:table-row table:style-name="ro1">
          <table:table-cell office:value-type="string">
            <text:p>leidtun, tut leid, tat leid, hat leidgetan</text:p>
          </table:table-cell>
          <table:table-cell/>
          <table:table-cell office:value-type="string">
            <text:p>1. Die Frau tut mir leid. 2. Wie komme ich zum Bahnhof? – Tut mir leid, das weiß ich nicht. 3. Es tut mir leid, dass ich Ihnen nicht helfen kann.</text:p>
          </table:table-cell>
        </table:table-row>
        <table:table-row table:style-name="ro1">
          <table:table-cell office:value-type="string">
            <text:p>leiden, leidet, litt, hat gelitten</text:p>
          </table:table-cell>
          <table:table-cell office:value-type="string">
            <text:p>sufrir,sufrir de,sufrir con/por,aguantar,tolerar</text:p>
          </table:table-cell>
          <table:table-cell office:value-type="string">
            <text:p>1. Hans leidet an einer schweren Krankheit. 2. Anna leidet sehr unter der Hitze.</text:p>
          </table:table-cell>
        </table:table-row>
        <table:table-row table:style-name="ro1">
          <table:table-cell office:value-type="string">
            <text:p>leider</text:p>
          </table:table-cell>
          <table:table-cell office:value-type="string">
            <text:p>por desgracia, lamentablemente</text:p>
          </table:table-cell>
          <table:table-cell office:value-type="string">
            <text:p>1. Da kann ich Ihnen leider nicht helfen. 2. Hast du schon eine Antwort auf deinen Brief? – Leider nicht. 3. Leider kann ich nicht kommen. Ich muss zum Arzt.</text:p>
          </table:table-cell>
        </table:table-row>
        <table:table-row table:style-name="ro1">
          <table:table-cell office:value-type="string">
            <text:p>leihen, leiht, lieh, hat geliehen</text:p>
          </table:table-cell>
          <table:table-cell office:value-type="string">
            <text:p>prestar,aviar Cuba, Chil, Peru,tomar prestado de</text:p>
          </table:table-cell>
          <table:table-cell office:value-type="string">
            <text:p>1. Ich habe mir von meinem Bruder 50 Euro geliehen. 2. Kannst du mir bis morgen fünf Euro leihen? 3. Ich kann dir mein Fahrrad leihen. 4. Ich habe meinem Freund Geld geliehen. 5 Sie können das Buch in der Bibliothek ausleihen.</text:p>
          </table:table-cell>
        </table:table-row>
        <table:table-row table:style-name="ro1">
          <table:table-cell office:value-type="string">
            <text:p>leise</text:p>
          </table:table-cell>
          <table:table-cell office:value-type="string">
            <text:p>silencioso,quedo,bajo,ligero,leve,vago,sin (hacer) ruido,en voz baja,con suavidad</text:p>
          </table:table-cell>
          <table:table-cell office:value-type="string">
            <text:p>1. Seid leise. Die anderen schlafen schon.2. Könntest du das Radio bitte etwas leiser stellen?</text:p>
          </table:table-cell>
        </table:table-row>
        <table:table-row table:style-name="ro1">
          <table:table-cell office:value-type="string">
            <text:p>leisten, leistet, leistete, hat geleistet</text:p>
          </table:table-cell>
          <table:table-cell office:value-type="string">
            <text:p>hacer,producir,rendir,prestar,efectuar,comprar(se),permitir(se),cometer</text:p>
          </table:table-cell>
          <table:table-cell office:value-type="string">
            <text:p>1. So ein teures Auto kann ich mir leider nicht leisten. 2. Bei einem Unfall muss jeder Erste Hilfe leisten.</text:p>
          </table:table-cell>
        </table:table-row>
        <table:table-row table:style-name="ro1">
          <table:table-cell office:value-type="string">
            <text:p>die Leistung, -en</text:p>
          </table:table-cell>
          <table:table-cell office:value-type="string">
            <text:p>ejecución f,pago m,rendimiento m,trabajo m,resultado m,prestación f,capacidad f de producción,potencia f,capacidad f,servicio m,eficacia f,contribución f</text:p>
          </table:table-cell>
          <table:table-cell office:value-type="string">
            <text:p>Die Leistungen Ihrer Tochter sind im letzten Schuljahr besser geworden.</text:p>
          </table:table-cell>
        </table:table-row>
        <table:table-row table:style-name="ro1">
          <table:table-cell office:value-type="string">
            <text:p>leiten, leitet, leitete, hat geleitet</text:p>
          </table:table-cell>
          <table:table-cell office:value-type="string">
            <text:p>dirigir,presidir,moderar,conducir, llevar,desviar</text:p>
          </table:table-cell>
          <table:table-cell office:value-type="string">
            <text:p>Wer leitet den Kurs?</text:p>
          </table:table-cell>
        </table:table-row>
        <table:table-row table:style-name="ro1">
          <table:table-cell office:value-type="string">
            <text:p>der Leiter,- </text:p>
          </table:table-cell>
          <table:table-cell office:value-type="string">
            <text:p>escalera f,escalera f de tijera,escalerilla f,escala f de cuerda,conductor m,jefe(-a) m (f),director(a) m (f),profesor(a) m (f)</text:p>
          </table:table-cell>
          <table:table-cell office:value-type="string">
            <text:p>Wie heißt der Leiter der Schule?</text:p>
          </table:table-cell>
        </table:table-row>
        <table:table-row table:style-name="ro1">
          <table:table-cell office:value-type="string">
            <text:p>die Leitung, -en</text:p>
          </table:table-cell>
          <table:table-cell office:value-type="string">
            <text:p>conducción f,tuberías f pl,cañerías f pl,línea f,cable m,junta f directiva,dirección f,gerencia f,presidencia f</text:p>
          </table:table-cell>
          <table:table-cell office:value-type="string">
            <text:p>1. Ab 1. Juli übernimmt Herr Meier die Leitung der Abteilung.2. Tut mir leid, alle Leitungen sind besetzt. 3. Wir müssen eine neue Leitung legen lassen.</text:p>
          </table:table-cell>
        </table:table-row>
        <table:table-row table:style-name="ro1">
          <table:table-cell office:value-type="string">
            <text:p>die Leiter, -n</text:p>
          </table:table-cell>
          <table:table-cell office:value-type="string">
            <text:p>escalera f,escalera f de tijera,escalerilla f,escala f de cuerda,conductor m,jefe(-a) m (f),director(a) m (f),profesor(a) m (f)</text:p>
          </table:table-cell>
          <table:table-cell office:value-type="string">
            <text:p>Haben Sie eine Leiter für mich? Ich will eine Lampe anschließen.</text:p>
          </table:table-cell>
        </table:table-row>
        <table:table-row table:style-name="ro1">
          <table:table-cell office:value-type="string">
            <text:p>lernen, lernt, lernte, hat gelernt</text:p>
          </table:table-cell>
          <table:table-cell office:value-type="string">
            <text:p>aprender de,estudiar,estudiar, aprender,aprender para,estudiar para</text:p>
          </table:table-cell>
          <table:table-cell office:value-type="string">
            <text:p>1. Meine Kinder haben sehr gut Deutsch gelernt. 2. Wie lange lernen Sie schon Deutsch?</text:p>
          </table:table-cell>
        </table:table-row>
        <table:table-row table:style-name="ro1">
          <table:table-cell office:value-type="string">
            <text:p>lesen, liest, las, hat gelesen</text:p>
          </table:table-cell>
          <table:table-cell office:value-type="string">
            <text:p>leer,dar clase de,celebrar,cosechar, (re)coger</text:p>
          </table:table-cell>
          <table:table-cell office:value-type="string">
            <text:p>1. Ich habe gelesen, dass es ab heute Sonderangebote gibt. 2. Deine Schrift kann ich nicht gut lesen. 3. In der Schule lesen wir ein Buch von Goethe.</text:p>
          </table:table-cell>
        </table:table-row>
        <table:table-row table:style-name="ro1">
          <table:table-cell office:value-type="string">
            <text:p>letzt-</text:p>
          </table:table-cell>
          <table:table-cell/>
          <table:table-cell office:value-type="string">
            <text:p>1. Was hast du letzte Woche gemacht? 2. Ich wohne im letzten Haus auf der rechten Seite. 3. Wann haben Sie Ihre Familie das letzte Mal gesehen?</text:p>
          </table:table-cell>
        </table:table-row>
        <table:table-row table:style-name="ro1">
          <table:table-cell office:value-type="string">
            <text:p>die Leute (Pl.) </text:p>
          </table:table-cell>
          <table:table-cell office:value-type="string">
            <text:p>gente f</text:p>
          </table:table-cell>
          <table:table-cell office:value-type="string">
            <text:p>Auf der Party waren nur wenige Leute.</text:p>
          </table:table-cell>
        </table:table-row>
        <table:table-row table:style-name="ro1">
          <table:table-cell office:value-type="string">
            <text:p>das Licht, -er</text:p>
          </table:table-cell>
          <table:table-cell office:value-type="string">
            <text:p>luz f,candela f</text:p>
          </table:table-cell>
          <table:table-cell office:value-type="string">
            <text:p>1. Kannst du bitte Licht machen? Ich kann so nichts sehen. 2. Es ist so dunkel. Wo macht man hier das Licht an?</text:p>
          </table:table-cell>
        </table:table-row>
        <table:table-row table:style-name="ro1">
          <table:table-cell office:value-type="string">
            <text:p>lieben, liebt, liebte, hat geliebt</text:p>
          </table:table-cell>
          <table:table-cell office:value-type="string">
            <text:p>querer,amar elev,hacer el amor con,gustar</text:p>
          </table:table-cell>
          <table:table-cell office:value-type="string">
            <text:p>1. Ich liebe meine Familie. 2. Meine Frau liebt ihren Beruf. 3. Wir sind schon lange verheiratet, aber wir lieben uns immer noch.</text:p>
          </table:table-cell>
        </table:table-row>
        <table:table-row table:style-name="ro1">
          <table:table-cell office:value-type="string">
            <text:p>das Lied, -er</text:p>
          </table:table-cell>
          <table:table-cell office:value-type="string">
            <text:p>canción f</text:p>
          </table:table-cell>
          <table:table-cell office:value-type="string">
            <text:p>1. Liebe Frau Meier! 2. Vielen Dank für deine Hilfe. Das ist sehr lieb von dir. 3. Die Kinder waren heute sehr lieb.</text:p>
          </table:table-cell>
        </table:table-row>
        <table:table-row table:style-name="ro1">
          <table:table-cell office:value-type="string">
            <text:p>lieb</text:p>
          </table:table-cell>
          <table:table-cell office:value-type="string">
            <text:p>querido,amable,simpático,bueno,agradable</text:p>
          </table:table-cell>
          <table:table-cell office:value-type="string">
            <text:p>1. Wir haben aus Liebe geheiratet. 2. Für mich ist das Wichtigste die Liebe zu meiner Familie und zu meinen Kindern. 3. Die Kinder haben die Geschenke mit viel Liebe gemacht.</text:p>
          </table:table-cell>
        </table:table-row>
        <table:table-row table:style-name="ro1">
          <table:table-cell office:value-type="string">
            <text:p>die Liebe</text:p>
          </table:table-cell>
          <table:table-cell office:value-type="string">
            <text:p>amor m,cariño m</text:p>
          </table:table-cell>
          <table:table-cell office:value-type="string">
            <text:p>z. B. Lieblingsfarbe, Lieblingsfilm, Lieblingsessen</text:p>
          </table:table-cell>
        </table:table-row>
        <table:table-row table:style-name="ro1">
          <table:table-cell office:value-type="string">
            <text:p>Lieblings-</text:p>
          </table:table-cell>
          <table:table-cell/>
          <table:table-cell office:value-type="string">
            <text:p>Zu deinem Geburtstag singen wir dir ein Lied.</text:p>
          </table:table-cell>
        </table:table-row>
        <table:table-row table:style-name="ro1">
          <table:table-cell office:value-type="string">
            <text:p>liefern, liefert, lieferte, hat geliefert</text:p>
          </table:table-cell>
          <table:table-cell office:value-type="string">
            <text:p>entregar,suministrar,proveer,producir,llevar a cabo,servir</text:p>
          </table:table-cell>
          <table:table-cell office:value-type="string">
            <text:p>Wir liefern Ihnen das Regal direkt ins Haus.</text:p>
          </table:table-cell>
        </table:table-row>
        <table:table-row table:style-name="ro1">
          <table:table-cell office:value-type="string">
            <text:p>die Lieferung, -en</text:p>
          </table:table-cell>
          <table:table-cell office:value-type="string">
            <text:p>entrega f,suministro m,envío m,remesa f</text:p>
          </table:table-cell>
          <table:table-cell office:value-type="string">
            <text:p>Sie bezahlen erst bei Lieferung.</text:p>
          </table:table-cell>
        </table:table-row>
        <table:table-row table:style-name="ro1">
          <table:table-cell office:value-type="string">
            <text:p>liegen, liegt, lag, hat gelegen / ist gelegen</text:p>
          </table:table-cell>
          <table:table-cell office:value-type="string">
            <text:p>estar acostado, estar tumbado,estar, encontrarse,dar a,gustar, interesar,depender de,ser debido a</text:p>
          </table:table-cell>
          <table:table-cell office:value-type="string">
            <text:p>1. Der Brief liegt schon auf Ihrem Schreibtisch.2. Judith liegt noch im Bett. 3. Er liegt schon seit drei Wochen im Krankenhaus. 4. Frankfurt liegt am Main. 5. In den Bergen liegt schon Schnee.</text:p>
          </table:table-cell>
        </table:table-row>
        <table:table-row table:style-name="ro1">
          <table:table-cell office:value-type="string">
            <text:p>der Lift, -e </text:p>
          </table:table-cell>
          <table:table-cell office:value-type="string">
            <text:p>ascensor m,telesquí m,telesilla m</text:p>
          </table:table-cell>
          <table:table-cell office:value-type="string">
            <text:p>Im Büro ist leider der Lift kaputt. </text:p>
          </table:table-cell>
        </table:table-row>
        <table:table-row table:style-name="ro1">
          <table:table-cell office:value-type="string">
            <text:p>die Limonade, -n </text:p>
          </table:table-cell>
          <table:table-cell/>
          <table:table-cell office:value-type="string">
            <text:p>Die Limonade ist sehr süß.</text:p>
          </table:table-cell>
        </table:table-row>
        <table:table-row table:style-name="ro1">
          <table:table-cell office:value-type="string">
            <text:p>die Linie, -n</text:p>
          </table:table-cell>
          <table:table-cell office:value-type="string">
            <text:p>línea f</text:p>
          </table:table-cell>
          <table:table-cell office:value-type="string">
            <text:p>Zum Hauptbahnhof können Sie mit der Linie 8 fahren.</text:p>
          </table:table-cell>
        </table:table-row>
        <table:table-row table:style-name="ro1">
          <table:table-cell office:value-type="string">
            <text:p>links</text:p>
          </table:table-cell>
          <table:table-cell office:value-type="string">
            <text:p>a la izquierda,a la izquierda de</text:p>
          </table:table-cell>
          <table:table-cell office:value-type="string">
            <text:p>1. An der Kreuzung müssen Sie nach links abbiegen.2. Gehen Sie die nächste Straße links.</text:p>
          </table:table-cell>
        </table:table-row>
        <table:table-row table:style-name="ro1">
          <table:table-cell office:value-type="string">
            <text:p>link-</text:p>
          </table:table-cell>
          <table:table-cell/>
          <table:table-cell office:value-type="string">
            <text:p>1. Er hat sich das linke Bein gebrochen. 2. Das Haus ist auf der linken Seite.</text:p>
          </table:table-cell>
        </table:table-row>
        <table:table-row table:style-name="ro1">
          <table:table-cell office:value-type="string">
            <text:p>die Lippe, -n</text:p>
          </table:table-cell>
          <table:table-cell office:value-type="string">
            <text:p>labio m</text:p>
          </table:table-cell>
          <table:table-cell office:value-type="string">
            <text:p>Es ist sehr kalt. Meine Lippen sind ganz trocken.</text:p>
          </table:table-cell>
        </table:table-row>
        <table:table-row table:style-name="ro1">
          <table:table-cell office:value-type="string">
            <text:p>die Liste, -n</text:p>
          </table:table-cell>
          <table:table-cell office:value-type="string">
            <text:p>lista f</text:p>
          </table:table-cell>
          <table:table-cell office:value-type="string">
            <text:p>Was brauchen wir für die Party? – Mach doch eine Einkaufsliste.</text:p>
          </table:table-cell>
        </table:table-row>
        <table:table-row table:style-name="ro1">
          <table:table-cell office:value-type="string">
            <text:p>der LKW, -s (der Lastkraftwagen, -n)</text:p>
          </table:table-cell>
          <table:table-cell/>
          <table:table-cell office:value-type="string">
            <text:p>Mein Mann ist LKW-Fahrer.</text:p>
          </table:table-cell>
        </table:table-row>
        <table:table-row table:style-name="ro1">
          <table:table-cell office:value-type="string">
            <text:p>loben, lobt, lobte, hat gelobt</text:p>
          </table:table-cell>
          <table:table-cell office:value-type="string">
            <text:p>alabar por,elogiar</text:p>
          </table:table-cell>
          <table:table-cell office:value-type="string">
            <text:p>Ich habe alle Hausaufgaben gemacht. Der Lehrer hat mich heute gelobt.</text:p>
          </table:table-cell>
        </table:table-row>
        <table:table-row table:style-name="ro1">
          <table:table-cell office:value-type="string">
            <text:p>das Loch, -"er</text:p>
          </table:table-cell>
          <table:table-cell office:value-type="string">
            <text:p>agujero m,orificio m,buraco m CSur,abertura f,hoyo m,hueco m,cuchitril m,chirona f</text:p>
          </table:table-cell>
          <table:table-cell office:value-type="string">
            <text:p>1. Ich habe ein Loch im Zahn. Ich muss zum Zahnarzt. 2. Deine Hose hat ein Loch. – Ich weiß, sie ist schon alt.</text:p>
          </table:table-cell>
        </table:table-row>
        <table:table-row table:style-name="ro1">
          <table:table-cell office:value-type="string">
            <text:p>locker</text:p>
          </table:table-cell>
          <table:table-cell office:value-type="string">
            <text:p>flojo,suelto,esponjoso,mullido,relajado,libertino</text:p>
          </table:table-cell>
          <table:table-cell office:value-type="string">
            <text:p>Lassen Sie bitte die Arme ganz locker und atmen Sie tief ein.</text:p>
          </table:table-cell>
        </table:table-row>
        <table:table-row table:style-name="ro1">
          <table:table-cell office:value-type="string">
            <text:p>der Löffel, - </text:p>
          </table:table-cell>
          <table:table-cell office:value-type="string">
            <text:p>cuchara f,cucharada f,oreja f</text:p>
          </table:table-cell>
          <table:table-cell office:value-type="string">
            <text:p>Bitte, bringen Sie mir einen Löffel.</text:p>
          </table:table-cell>
        </table:table-row>
        <table:table-row table:style-name="ro1">
          <table:table-cell office:value-type="string">
            <text:p>der Lohn, -"e</text:p>
          </table:table-cell>
          <table:table-cell office:value-type="string">
            <text:p>salario m,jornal m,recompensa f</text:p>
          </table:table-cell>
          <table:table-cell office:value-type="string">
            <text:p>1. Wie hoch ist Ihr Lohn? 2. Die Löhne sind hier sehr niedrig.</text:p>
          </table:table-cell>
        </table:table-row>
        <table:table-row table:style-name="ro1">
          <table:table-cell office:value-type="string">
            <text:p>lohnen sich, lohnt sich, lohnte sich, hat sich gelohnt</text:p>
          </table:table-cell>
          <table:table-cell/>
          <table:table-cell office:value-type="string">
            <text:p>Für drei Tage zu meinen Eltern fahren lohnt sich nicht. Es ist zu weit.</text:p>
          </table:table-cell>
        </table:table-row>
        <table:table-row table:style-name="ro1">
          <table:table-cell office:value-type="string">
            <text:p>das Lokal, -e los</text:p>
          </table:table-cell>
          <table:table-cell office:value-type="string">
            <text:p>local m,pub m,restaurante m</text:p>
          </table:table-cell>
          <table:table-cell office:value-type="string">
            <text:p>Gibt es hier in der Nähe ein gemütliches Lokal?</text:p>
          </table:table-cell>
        </table:table-row>
        <table:table-row table:style-name="ro1">
          <table:table-cell office:value-type="string">
            <text:p>losfahren, fährt los, fuhr los, ist losgefahren</text:p>
          </table:table-cell>
          <table:table-cell office:value-type="string">
            <text:p>salir,ponerse en marcha</text:p>
          </table:table-cell>
          <table:table-cell office:value-type="string">
            <text:p>1. Los! Beeilt euch! 2. Gibt es ein Problem? Was ist denn los? 3. Achtung – fertig – los!Wir fahren um 8 Uhr los. Sei bitte pünktlich.</text:p>
          </table:table-cell>
        </table:table-row>
        <table:table-row table:style-name="ro1">
          <table:table-cell office:value-type="string">
            <text:p>löschen, löscht, löschte, hat gelöscht</text:p>
          </table:table-cell>
          <table:table-cell office:value-type="string">
            <text:p>apagar [oder extinguir] un incendio,apagar,borrar,cancelar,desembarcar</text:p>
          </table:table-cell>
          <table:table-cell office:value-type="string">
            <text:p>1. Du kannst die Datei löschen. Ich brauche sie nicht mehr.2. Das Feuer wurde schnell gelöscht.</text:p>
          </table:table-cell>
        </table:table-row>
        <table:table-row table:style-name="ro1">
          <table:table-cell office:value-type="string">
            <text:p>lösen, löst, löste, hat gelöst</text:p>
          </table:table-cell>
          <table:table-cell office:value-type="string">
            <text:p>despegar de,separar de,soltar,aflojar,destornillar,deshacer,resolver,descubrir,aclarar,anular,rescindir,sacar,disolver en</text:p>
          </table:table-cell>
          <table:table-cell office:value-type="string">
            <text:p>1. Wir müssen dieses Problem lösen. 2. Sie können die Fahrkarten auch am Automaten lösen.</text:p>
          </table:table-cell>
        </table:table-row>
        <table:table-row table:style-name="ro1">
          <table:table-cell office:value-type="string">
            <text:p>die Lösung, -en</text:p>
          </table:table-cell>
          <table:table-cell office:value-type="string">
            <text:p>solución f de,desprendimiento m de,anulación f de,solución f,disolución f en</text:p>
          </table:table-cell>
          <table:table-cell office:value-type="string">
            <text:p>1. Wir fahren alle zusammen mit dem Zug. Das ist die beste Lösung. 2. Die Aufgabe ist nicht schwer. Die Lösung ist ganz einfach.</text:p>
          </table:table-cell>
        </table:table-row>
        <table:table-row table:style-name="ro1">
          <table:table-cell office:value-type="string">
            <text:p>die Luft</text:p>
          </table:table-cell>
          <table:table-cell office:value-type="string">
            <text:p>aire m,respiración f,aliento m,espacio m libre,aire(cito) m</text:p>
          </table:table-cell>
          <table:table-cell office:value-type="string">
            <text:p>1. Oh, hier ist aber schlechte Luft. 2. Die Seeluft tut mir gut. 3. Bitte mach das Fenster auf. Ich brauche frische Luft.</text:p>
          </table:table-cell>
        </table:table-row>
        <table:table-row table:style-name="ro1">
          <table:table-cell office:value-type="string">
            <text:p>lügen, lügt, log, hat gelogen</text:p>
          </table:table-cell>
          <table:table-cell office:value-type="string">
            <text:p>mentir,macanear CSur,nagualear Mex</text:p>
          </table:table-cell>
          <table:table-cell office:value-type="string">
            <text:p>1. Du sollst nicht lügen. 2. Glaube nicht alles, was man dir sagt. Es ist oft gelogen.</text:p>
          </table:table-cell>
        </table:table-row>
        <table:table-row table:style-name="ro1">
          <table:table-cell office:value-type="string">
            <text:p>die Lüge, -n</text:p>
          </table:table-cell>
          <table:table-cell office:value-type="string">
            <text:p>mentira f,pegada f CSur,nagual f Mex,bolada f Cuba, Guat, Mex,bolazo m RioPl,agache m Col,morcilla f Cuba,chile m Guat</text:p>
          </table:table-cell>
          <table:table-cell office:value-type="string">
            <text:p>Das ist eine Lüge!</text:p>
          </table:table-cell>
        </table:table-row>
        <table:table-row table:style-name="ro1">
          <table:table-cell office:value-type="string">
            <text:p>die Lust</text:p>
          </table:table-cell>
          <table:table-cell office:value-type="string">
            <text:p>deseo m,voluptuosidad f,gana(s) f (pl),placer m,goce m,gozada f argot</text:p>
          </table:table-cell>
          <table:table-cell office:value-type="string">
            <text:p>1. Ich habe keine Lust zu grillen. 2. Hast du Lust auf einen Tee?</text:p>
          </table:table-cell>
        </table:table-row>
        <table:table-row table:style-name="ro1">
          <table:table-cell office:value-type="string">
            <text:p>lustig</text:p>
          </table:table-cell>
          <table:table-cell office:value-type="string">
            <text:p>alegre,divertido, cómico</text:p>
          </table:table-cell>
          <table:table-cell office:value-type="string">
            <text:p>1. Ich habe einen lustigen Film gesehen. 2. Mir ist heute etwas Lustiges passiert.</text:p>
          </table:table-cell>
        </table:table-row>
        <table:table-row table:style-name="ro1">
          <table:table-cell office:value-type="string">
            <text:p>machen, macht, machte, hat gemacht</text:p>
          </table:table-cell>
          <table:table-cell office:value-type="string">
            <text:p>hacer,llevar a cabo,realizar,organizar,fabricar, producir,encender,representar,hacer, preparar,causar, producir,poner, hacer,nombrar,convertir en,transformar en,costar, ser,dar,ganar,provocar,hacer progresos, progresar,quedar,ponerse a,hacerse,prepararse</text:p>
          </table:table-cell>
          <table:table-cell office:value-type="string">
            <text:p>1. Was machst du am Wochenende? 2. Ich muss jetzt das Essen machen. 3. Ich habe die Betten noch nicht gemacht. 4. Soll ich dir die Suppe noch einmal warm machen? 5. Meine Arbeit macht mir viel Spaß. 6. Mach dir bitte keine Sorgen. 7. Was würden Sie an meiner Stelle machen? 8. Tut mir leid. Die Küche hat schon geschlossen. – Da kann man nichts machen. 9. Entschuldigung! – Das macht doch nichts. 10. Das macht zusammen 20 Euro.</text:p>
          </table:table-cell>
        </table:table-row>
        <table:table-row table:style-name="ro1">
          <table:table-cell office:value-type="string">
            <text:p>das Mädchen, -</text:p>
          </table:table-cell>
          <table:table-cell office:value-type="string">
            <text:p>niña f,tripona f Mex,chica f,muchacha f,chamaca f Mex,piba f Arg,criada f</text:p>
          </table:table-cell>
          <table:table-cell office:value-type="string">
            <text:p>1. Wir haben zwei Mädchen und einen Jungen.2. Familie Kurz bekommt ein Baby. – Junge oder Mädchen?</text:p>
          </table:table-cell>
        </table:table-row>
        <table:table-row table:style-name="ro1">
          <table:table-cell office:value-type="string">
            <text:p>der Magen, -"</text:p>
          </table:table-cell>
          <table:table-cell office:value-type="string">
            <text:p>estómago m,tripas f pl</text:p>
          </table:table-cell>
          <table:table-cell office:value-type="string">
            <text:p>Mit tut der Magen weh. Ich habe Magenschmerzen.</text:p>
          </table:table-cell>
        </table:table-row>
        <table:table-row table:style-name="ro1">
          <table:table-cell office:value-type="string">
            <text:p>mager </text:p>
          </table:table-cell>
          <table:table-cell office:value-type="string">
            <text:p>magro,flaco,flamenco Hond, PRico,pobre,fina,normal</text:p>
          </table:table-cell>
          <table:table-cell office:value-type="string">
            <text:p>Bitte 1 kg mageres Fleisch.</text:p>
          </table:table-cell>
        </table:table-row>
        <table:table-row table:style-name="ro1">
          <table:table-cell office:value-type="string">
            <text:p>die Mahlzeit, -en</text:p>
          </table:table-cell>
          <table:table-cell office:value-type="string">
            <text:p>comida f</text:p>
          </table:table-cell>
          <table:table-cell office:value-type="string">
            <text:p>1. Die Tropfen bitte immer nach den Mahlzeiten einnehmen. 2. In Deutschland gibt es meist nur einmal am Tag eine warme Mahlzeit.</text:p>
          </table:table-cell>
        </table:table-row>
        <table:table-row table:style-name="ro1">
          <table:table-cell office:value-type="string">
            <text:p>die Mahnung, -en</text:p>
          </table:table-cell>
          <table:table-cell office:value-type="string">
            <text:p>amonestación f,requerimiento m de,recordatorio m</text:p>
          </table:table-cell>
          <table:table-cell office:value-type="string">
            <text:p>Wenn du die Rechnung nicht pünktlich bezahlst, bekommst du eine Mahnung.</text:p>
          </table:table-cell>
        </table:table-row>
        <table:table-row table:style-name="ro1">
          <table:table-cell office:value-type="string">
            <text:p>der Makler, -</text:p>
          </table:table-cell>
          <table:table-cell office:value-type="string">
            <text:p>agente mf inmobiliario, -a</text:p>
          </table:table-cell>
          <table:table-cell office:value-type="string">
            <text:p>Wir haben unsere Wohnung über einen Makler bekommen.</text:p>
          </table:table-cell>
        </table:table-row>
        <table:table-row table:style-name="ro1">
          <table:table-cell office:value-type="string">
            <text:p>mal </text:p>
          </table:table-cell>
          <table:table-cell office:value-type="string">
            <text:p>por,una vez,antes,alguna vez, un día,Schaden m,Unrecht nt,Böse nt,Übel nt,Nachteil m,Krankheit f,Unglück nt,schlecht,böse,falsch</text:p>
          </table:table-cell>
          <table:table-cell office:value-type="string">
            <text:p>(siehe einmal)</text:p>
          </table:table-cell>
        </table:table-row>
        <table:table-row table:style-name="ro1">
          <table:table-cell office:value-type="string">
            <text:p>das Mal, -e</text:p>
          </table:table-cell>
          <table:table-cell office:value-type="string">
            <text:p>vez f,línea f de demarcación,estigma m,lunar m</text:p>
          </table:table-cell>
          <table:table-cell office:value-type="string">
            <text:p>1. Das machen wir nächstes Mal. 2. Das erste Mal war ich vor fünf Jahren in England. 3. Bis zum nächsten Mal.</text:p>
          </table:table-cell>
        </table:table-row>
        <table:table-row table:style-name="ro1">
          <table:table-cell office:value-type="string">
            <text:p>malen, malt, malte, hat gemalt</text:p>
          </table:table-cell>
          <table:table-cell office:value-type="string">
            <text:p>pintar,dibujar,retratar</text:p>
          </table:table-cell>
          <table:table-cell office:value-type="string">
            <text:p>Das Bild hat mein Vater gemalt.</text:p>
          </table:table-cell>
        </table:table-row>
        <table:table-row table:style-name="ro1">
          <table:table-cell office:value-type="string">
            <text:p>der Maler, -</text:p>
          </table:table-cell>
          <table:table-cell office:value-type="string">
            <text:p>pintor(a) m (f)</text:p>
          </table:table-cell>
          <table:table-cell office:value-type="string">
            <text:p>1. Wir haben die Maler im Haus. Wir lassen die Wände neu streichen. 2. Picasso ist vielleicht der bekannteste Maler der Welt.</text:p>
          </table:table-cell>
        </table:table-row>
        <table:table-row table:style-name="ro1">
          <table:table-cell office:value-type="string">
            <text:p>die Mama, -s </text:p>
          </table:table-cell>
          <table:table-cell office:value-type="string">
            <text:p>mamá f</text:p>
          </table:table-cell>
          <table:table-cell office:value-type="string">
            <text:p>Mama hat gesagt, dass ich um 18 Uhr zu Hause sein muss.</text:p>
          </table:table-cell>
        </table:table-row>
        <table:table-row table:style-name="ro1">
          <table:table-cell office:value-type="string">
            <text:p>man</text:p>
          </table:table-cell>
          <table:table-cell office:value-type="string">
            <text:p>se,uno m,una f</text:p>
          </table:table-cell>
          <table:table-cell office:value-type="string">
            <text:p>1. Wie schreibt man das? 2. Hier darf man nicht parken.</text:p>
          </table:table-cell>
        </table:table-row>
        <table:table-row table:style-name="ro1">
          <table:table-cell office:value-type="string">
            <text:p>manch-</text:p>
          </table:table-cell>
          <table:table-cell/>
          <table:table-cell office:value-type="string">
            <text:p>1. Manche Nachbarn sind unfreundlich. 2. An manchen Tagen ist das Zugfahren billiger.</text:p>
          </table:table-cell>
        </table:table-row>
        <table:table-row table:style-name="ro1">
          <table:table-cell office:value-type="string">
            <text:p>manchmal</text:p>
          </table:table-cell>
          <table:table-cell office:value-type="string">
            <text:p>a veces, de vez en cuando,a menudo</text:p>
          </table:table-cell>
          <table:table-cell office:value-type="string">
            <text:p>1. Manchmal gehe ich mit meiner Frau ins Café. 2. Rauchen Sie? – Manchmal.</text:p>
          </table:table-cell>
        </table:table-row>
        <table:table-row table:style-name="ro1">
          <table:table-cell office:value-type="string">
            <text:p>der Mann, -"er</text:p>
          </table:table-cell>
          <table:table-cell office:value-type="string">
            <text:p>hombre m,marido m,esposo m</text:p>
          </table:table-cell>
          <table:table-cell office:value-type="string">
            <text:p>1. In unserer Firma arbeiten fast nur Männer. 2. Mein Mann arbeitet bei der Post.</text:p>
          </table:table-cell>
        </table:table-row>
        <table:table-row table:style-name="ro1">
          <table:table-cell office:value-type="string">
            <text:p>männlich </text:p>
          </table:table-cell>
          <table:table-cell office:value-type="string">
            <text:p>masculino,macho</text:p>
          </table:table-cell>
          <table:table-cell office:value-type="string">
            <text:p>Kreuzen Sie bitte an: „weiblich“ oder „männlich“.</text:p>
          </table:table-cell>
        </table:table-row>
        <table:table-row table:style-name="ro1">
          <table:table-cell office:value-type="string">
            <text:p>die Mannschaft, -en</text:p>
          </table:table-cell>
          <table:table-cell office:value-type="string">
            <text:p>equipo m,tripulación f,tropa f,elenco m Chil, Peru</text:p>
          </table:table-cell>
          <table:table-cell office:value-type="string">
            <text:p>Unsere Mannschaft hat 0 zu 1 verloren.</text:p>
          </table:table-cell>
        </table:table-row>
        <table:table-row table:style-name="ro1">
          <table:table-cell office:value-type="string">
            <text:p>der Mantel, -" </text:p>
          </table:table-cell>
          <table:table-cell office:value-type="string">
            <text:p>abrigo m,revestimiento m,cubierta f,superficie f convexa</text:p>
          </table:table-cell>
          <table:table-cell office:value-type="string">
            <text:p>Es ist sehr kalt. Zieh deinen Mantel an.</text:p>
          </table:table-cell>
        </table:table-row>
        <table:table-row table:style-name="ro1">
          <table:table-cell office:value-type="string">
            <text:p>das Märchen, -</text:p>
          </table:table-cell>
          <table:table-cell office:value-type="string">
            <text:p>cuento m (de hadas),chile m Guat</text:p>
          </table:table-cell>
          <table:table-cell office:value-type="string">
            <text:p>Meine Großmutter hat uns viele Märchen erzählt.</text:p>
          </table:table-cell>
        </table:table-row>
        <table:table-row table:style-name="ro1">
          <table:table-cell office:value-type="string">
            <text:p>die Margarine </text:p>
          </table:table-cell>
          <table:table-cell office:value-type="string">
            <text:p>margarina f</text:p>
          </table:table-cell>
          <table:table-cell office:value-type="string">
            <text:p>Meine Frau isst nur Margarine und keine Butter.</text:p>
          </table:table-cell>
        </table:table-row>
        <table:table-row table:style-name="ro1">
          <table:table-cell office:value-type="string">
            <text:p>die Marke, -n</text:p>
          </table:table-cell>
          <table:table-cell office:value-type="string">
            <text:p>marca f,timbre m,sello m,ficha f,chapa f de identificación</text:p>
          </table:table-cell>
          <table:table-cell office:value-type="string">
            <text:p>1. Ich habe meine Garderobenmarke verloren. 2. Markenschuhe sind mir zu teuer.</text:p>
          </table:table-cell>
        </table:table-row>
        <table:table-row table:style-name="ro1">
          <table:table-cell office:value-type="string">
            <text:p>markieren, markiert, markierte, hat markiert</text:p>
          </table:table-cell>
          <table:table-cell office:value-type="string">
            <text:p>señalizar con,marcar con,simular, fingir</text:p>
          </table:table-cell>
          <table:table-cell office:value-type="string">
            <text:p>Hier ist unser Hotel. Ich markiere Ihnen auf dem Plan den Weg zum Bahnhof.</text:p>
          </table:table-cell>
        </table:table-row>
        <table:table-row table:style-name="ro1">
          <table:table-cell office:value-type="string">
            <text:p>der Markt, -"e</text:p>
          </table:table-cell>
          <table:table-cell office:value-type="string">
            <text:p>mercado m</text:p>
          </table:table-cell>
          <table:table-cell office:value-type="string">
            <text:p>1. Ich gehe heute auf den Markt. 2. Mittwochs und samstags ist bei uns Markt.</text:p>
          </table:table-cell>
        </table:table-row>
        <table:table-row table:style-name="ro1">
          <table:table-cell office:value-type="string">
            <text:p>die Marmelade, -n </text:p>
          </table:table-cell>
          <table:table-cell office:value-type="string">
            <text:p>mermelada f</text:p>
          </table:table-cell>
          <table:table-cell office:value-type="string">
            <text:p>Bring bitte noch ein Glas Marmelade mit.</text:p>
          </table:table-cell>
        </table:table-row>
        <table:table-row table:style-name="ro1">
          <table:table-cell office:value-type="string">
            <text:p>die Maschine, -n</text:p>
          </table:table-cell>
          <table:table-cell office:value-type="string">
            <text:p>máquina f,avión m,aparato m,moto f</text:p>
          </table:table-cell>
          <table:table-cell office:value-type="string">
            <text:p>1. Ich habe eine neue Kaffeemaschine. 2. Unsere Maschine soll um 7 Uhr 10 starten.</text:p>
          </table:table-cell>
        </table:table-row>
        <table:table-row table:style-name="ro1">
          <table:table-cell office:value-type="string">
            <text:p>die Maßnahme, -n </text:p>
          </table:table-cell>
          <table:table-cell office:value-type="string">
            <text:p>medida f</text:p>
          </table:table-cell>
          <table:table-cell office:value-type="string">
            <text:p>Die Agentur für Arbeit fördert Maßnahmen für Arbeitslose.</text:p>
          </table:table-cell>
        </table:table-row>
        <table:table-row table:style-name="ro1">
          <table:table-cell office:value-type="string">
            <text:p>das Material</text:p>
          </table:table-cell>
          <table:table-cell office:value-type="string">
            <text:p>material m</text:p>
          </table:table-cell>
          <table:table-cell office:value-type="string">
            <text:p>Aus welchem Material ist der Schrank? – Aus Holz.</text:p>
          </table:table-cell>
        </table:table-row>
        <table:table-row table:style-name="ro1">
          <table:table-cell office:value-type="string">
            <text:p>die Mathematik </text:p>
          </table:table-cell>
          <table:table-cell/>
          <table:table-cell office:value-type="string">
            <text:p>Mein Neffe ist in Mathematik sehr gut.</text:p>
          </table:table-cell>
        </table:table-row>
        <table:table-row table:style-name="ro1">
          <table:table-cell office:value-type="string">
            <text:p>die Mauer, -n</text:p>
          </table:table-cell>
          <table:table-cell office:value-type="string">
            <text:p>muro m,tapia f,muralla f,barrera f</text:p>
          </table:table-cell>
          <table:table-cell office:value-type="string">
            <text:p>Die Kinder sind über die Mauer geklettert.</text:p>
          </table:table-cell>
        </table:table-row>
        <table:table-row table:style-name="ro1">
          <table:table-cell office:value-type="string">
            <text:p>die Maus, -"e</text:p>
          </table:table-cell>
          <table:table-cell office:value-type="string">
            <text:p>ratón m,perras f pl,pelas f pl</text:p>
          </table:table-cell>
          <table:table-cell office:value-type="string">
            <text:p>1. Du klickst einfach mit der Maus auf das Symbol.2. Unsere Katze hat schon wieder eine Maus gefangen.</text:p>
          </table:table-cell>
        </table:table-row>
        <table:table-row table:style-name="ro1">
          <table:table-cell office:value-type="string">
            <text:p>maximal</text:p>
          </table:table-cell>
          <table:table-cell office:value-type="string">
            <text:p>máximo,como máximo, a lo sumo</text:p>
          </table:table-cell>
          <table:table-cell office:value-type="string">
            <text:p>1. Wie lange braucht ein Brief? – Maximal zwei Tage.2. Wie schwer darf der Brief sein? – Maximal 20 g.</text:p>
          </table:table-cell>
        </table:table-row>
        <table:table-row table:style-name="ro1">
          <table:table-cell office:value-type="string">
            <text:p>der Mechaniker, -</text:p>
          </table:table-cell>
          <table:table-cell office:value-type="string">
            <text:p>mecánico(-a) m (f)</text:p>
          </table:table-cell>
          <table:table-cell office:value-type="string">
            <text:p>1. Das kann nur ein Mechaniker reparieren.2. Karim ist Automechaniker. Er arbeitet bei Opel.</text:p>
          </table:table-cell>
        </table:table-row>
        <table:table-row table:style-name="ro1">
          <table:table-cell office:value-type="string">
            <text:p>das Medikament, -e</text:p>
          </table:table-cell>
          <table:table-cell office:value-type="string">
            <text:p>medicamento m,remedio m,pichicata f Arg</text:p>
          </table:table-cell>
          <table:table-cell office:value-type="string">
            <text:p>1. Dieses Medikament gibt es nur auf Rezept.2. Der Arzt hat mir ein Medikament verschrieben.3. Für dieses Medikament müssen Sie fünf Euro dazuzahlen.4- Dieses Medikament hat mir sehr gut geholfen.</text:p>
          </table:table-cell>
        </table:table-row>
        <table:table-row table:style-name="ro1">
          <table:table-cell office:value-type="string">
            <text:p>die Medizin</text:p>
          </table:table-cell>
          <table:table-cell office:value-type="string">
            <text:p>medicina f,medicamento m,remedio m</text:p>
          </table:table-cell>
          <table:table-cell office:value-type="string">
            <text:p>1. Mein Sohn will Medizin studieren. 2. Du musst noch deine Medizin nehmen.</text:p>
          </table:table-cell>
        </table:table-row>
        <table:table-row table:style-name="ro1">
          <table:table-cell office:value-type="string">
            <text:p>das Meer, -e </text:p>
          </table:table-cell>
          <table:table-cell office:value-type="string">
            <text:p>mar m</text:p>
          </table:table-cell>
          <table:table-cell office:value-type="string">
            <text:p>Wir machen immer Urlaub am Meer.</text:p>
          </table:table-cell>
        </table:table-row>
        <table:table-row table:style-name="ro1">
          <table:table-cell office:value-type="string">
            <text:p>das Mehl</text:p>
          </table:table-cell>
          <table:table-cell office:value-type="string">
            <text:p>harina f</text:p>
          </table:table-cell>
          <table:table-cell office:value-type="string">
            <text:p>Ich möchte einen Kuchen backen. Ist noch genug Mehl da?</text:p>
          </table:table-cell>
        </table:table-row>
        <table:table-row table:style-name="ro1">
          <table:table-cell office:value-type="string">
            <text:p>mehrere</text:p>
          </table:table-cell>
          <table:table-cell office:value-type="string">
            <text:p>varios,diferentes</text:p>
          </table:table-cell>
          <table:table-cell office:value-type="string">
            <text:p>1. Ich habe mehrere Leute gefragt. Aber niemand konnte mir helfen. 2. Viele Wörter haben mehrere Bedeutungen.</text:p>
          </table:table-cell>
        </table:table-row>
        <table:table-row table:style-name="ro1">
          <table:table-cell office:value-type="string">
            <text:p>die Mehrheit, -en </text:p>
          </table:table-cell>
          <table:table-cell office:value-type="string">
            <text:p>mayoría f</text:p>
          </table:table-cell>
          <table:table-cell office:value-type="string">
            <text:p>Die Mehrheit der Menschen in Deutschland besitzt ein Handy.</text:p>
          </table:table-cell>
        </table:table-row>
        <table:table-row table:style-name="ro1">
          <table:table-cell office:value-type="string">
            <text:p>die Mehrwertsteuer</text:p>
          </table:table-cell>
          <table:table-cell office:value-type="string">
            <text:p>impuesto m sobre el valor añadido</text:p>
          </table:table-cell>
          <table:table-cell office:value-type="string">
            <text:p>Zwei Wochen am Meer kosten 1.300 Euro plus Mehrwertsteuer.</text:p>
          </table:table-cell>
        </table:table-row>
        <table:table-row table:style-name="ro1">
          <table:table-cell office:value-type="string">
            <text:p>meinen, meint, meinte, hat gemeint</text:p>
          </table:table-cell>
          <table:table-cell office:value-type="string">
            <text:p>pensar,creer,opinar,referirse a,decir,querer decir</text:p>
          </table:table-cell>
          <table:table-cell office:value-type="string">
            <text:p>1. Dieser Film ist gut. Was meinst du? 2. Ich meine, du solltest weniger rauchen.</text:p>
          </table:table-cell>
        </table:table-row>
        <table:table-row table:style-name="ro1">
          <table:table-cell office:value-type="string">
            <text:p>die Meinung, -en</text:p>
          </table:table-cell>
          <table:table-cell office:value-type="string">
            <text:p>opinión f,parecer m</text:p>
          </table:table-cell>
          <table:table-cell office:value-type="string">
            <text:p>1. Ich bin der Meinung, dass du recht hast. 2. Ich habe meine Meinung geändert. 3. Meiner Meinung nach gibt es hier zu viele Autos.</text:p>
          </table:table-cell>
        </table:table-row>
        <table:table-row table:style-name="ro1">
          <table:table-cell office:value-type="string">
            <text:p>meinetwegen</text:p>
          </table:table-cell>
          <table:table-cell/>
          <table:table-cell office:value-type="string">
            <text:p>Meinetwegen kannst du heute das Auto haben.</text:p>
          </table:table-cell>
        </table:table-row>
        <table:table-row table:style-name="ro1">
          <table:table-cell office:value-type="string">
            <text:p>meist-, die meisten</text:p>
          </table:table-cell>
          <table:table-cell/>
          <table:table-cell office:value-type="string">
            <text:p>1. Wie gut kannst du Deutsch? – Das meiste verstehe ich. 2. Ich bin neu im Haus. Die meisten Nachbarn kenne ich noch nicht.</text:p>
          </table:table-cell>
        </table:table-row>
        <table:table-row table:style-name="ro1">
          <table:table-cell office:value-type="string">
            <text:p>meistens (meist)</text:p>
          </table:table-cell>
          <table:table-cell/>
          <table:table-cell office:value-type="string">
            <text:p>1. Meistens trinke ich zum Frühstück nur einen Kaffee.2. Seid ihr am Wochenende zu Hause? – Ja, meistens.</text:p>
          </table:table-cell>
        </table:table-row>
        <table:table-row table:style-name="ro1">
          <table:table-cell office:value-type="string">
            <text:p>der Meister, -</text:p>
          </table:table-cell>
          <table:table-cell office:value-type="string">
            <text:p>maestro(-a) m (f),artesano(-a) m (f),campeón(-ona) m (f)</text:p>
          </table:table-cell>
          <table:table-cell office:value-type="string">
            <text:p>1. Ich weiß nicht, wie man das macht. – Dann frag doch den Meister. 2. Mein Vater ist Malermeister. 3. Unsere Mannschaft ist deutscher Meister geworden.</text:p>
          </table:table-cell>
        </table:table-row>
        <table:table-row table:style-name="ro1">
          <table:table-cell office:value-type="string">
            <text:p>melden, meldet, meldete, hat gemeldet</text:p>
          </table:table-cell>
          <table:table-cell office:value-type="string">
            <text:p>informar de,comunicar,notificar,dar parte de,denunciar,anunciar</text:p>
          </table:table-cell>
          <table:table-cell office:value-type="string">
            <text:p>1. Ich habe schon zweimal angerufen. Aber es meldet sich niemand.2. Den Unfall müssen Sie der Versicherung melden.3. Ich melde mich auf Ihre Anzeige. Sie wollen ein Sofa verkaufen?4. Warum hast du dich so lange nicht gemeldet? Warst du krank?</text:p>
          </table:table-cell>
        </table:table-row>
        <table:table-row table:style-name="ro1">
          <table:table-cell office:value-type="string">
            <text:p>die Meldung, -en </text:p>
          </table:table-cell>
          <table:table-cell office:value-type="string">
            <text:p>información f,comunicación f,aviso m,comunicado m,noticia f,informe m,parte m,denuncia f,inscripción f</text:p>
          </table:table-cell>
          <table:table-cell office:value-type="string">
            <text:p>Hast du die Meldung im Radio gehört? Es wird starken Sturm geben.</text:p>
          </table:table-cell>
        </table:table-row>
        <table:table-row table:style-name="ro1">
          <table:table-cell office:value-type="string">
            <text:p>die Menge, -n</text:p>
          </table:table-cell>
          <table:table-cell office:value-type="string">
            <text:p>cantidad f de,montón m de,gran número m de,multitud f,conjunto m</text:p>
          </table:table-cell>
          <table:table-cell office:value-type="string">
            <text:p>1. Diesen Preis gibt es nur, wenn Sie große Mengen kaufen.2. Wir haben noch eine Menge Zeit. 3. Ich kenne schon eine Menge Leute in der Stadt. 4. Das Auto hat bestimmt eine Menge Geld gekostet.</text:p>
          </table:table-cell>
        </table:table-row>
        <table:table-row table:style-name="ro1">
          <table:table-cell office:value-type="string">
            <text:p>der Mensch, -en</text:p>
          </table:table-cell>
          <table:table-cell office:value-type="string">
            <text:p>hombre m,ser m humano,persona f</text:p>
          </table:table-cell>
          <table:table-cell office:value-type="string">
            <text:p>Die Menschen sind hier ein bisschen anders als im Süden.</text:p>
          </table:table-cell>
        </table:table-row>
        <table:table-row table:style-name="ro1">
          <table:table-cell office:value-type="string">
            <text:p>menschlich</text:p>
          </table:table-cell>
          <table:table-cell office:value-type="string">
            <text:p>humano</text:p>
          </table:table-cell>
          <table:table-cell office:value-type="string">
            <text:p>1. Fehler zu machen ist menschlich. 2. Der Chef hat uns immer menschlich behandelt.</text:p>
          </table:table-cell>
        </table:table-row>
        <table:table-row table:style-name="ro1">
          <table:table-cell office:value-type="string">
            <text:p>merken, merkt, merkte, hat gemerkt</text:p>
          </table:table-cell>
          <table:table-cell office:value-type="string">
            <text:p>darse cuenta de,enterarse de,notar,sentir,retener,recordar</text:p>
          </table:table-cell>
          <table:table-cell office:value-type="string">
            <text:p>1. Ich habe nicht gemerkt, dass es schon so spät ist. Ich muss gehen. 2. Ich kann mir keine Zahlen merken. Ich vergesse sie sofort wieder.</text:p>
          </table:table-cell>
        </table:table-row>
        <table:table-row table:style-name="ro1">
          <table:table-cell office:value-type="string">
            <text:p>merkwürdig </text:p>
          </table:table-cell>
          <table:table-cell office:value-type="string">
            <text:p>curioso, raro</text:p>
          </table:table-cell>
          <table:table-cell office:value-type="string">
            <text:p>Das ist eine merkwürdige Geschichte.</text:p>
          </table:table-cell>
        </table:table-row>
        <table:table-row table:style-name="ro1">
          <table:table-cell office:value-type="string">
            <text:p>die Messe, -n</text:p>
          </table:table-cell>
          <table:table-cell office:value-type="string">
            <text:p>misa f,feria f,cámara f de oficiales</text:p>
          </table:table-cell>
          <table:table-cell office:value-type="string">
            <text:p>1. Kommst du mit zur Automobilmesse? 2. Vielleicht kann ich auf der Messe einen Job bekommen.</text:p>
          </table:table-cell>
        </table:table-row>
        <table:table-row table:style-name="ro1">
          <table:table-cell office:value-type="string">
            <text:p>messen, misst, maß, hat gemessen</text:p>
          </table:table-cell>
          <table:table-cell office:value-type="string">
            <text:p>medir en relación con</text:p>
          </table:table-cell>
          <table:table-cell office:value-type="string">
            <text:p>1. Haben Sie schon Fieber gemessen? 2. Ich habe das Zimmer ausgemessen. Es sind genau 20 m2.</text:p>
          </table:table-cell>
        </table:table-row>
        <table:table-row table:style-name="ro1">
          <table:table-cell office:value-type="string">
            <text:p>das Messer, - </text:p>
          </table:table-cell>
          <table:table-cell office:value-type="string">
            <text:p>cuchillo m,cuchilla f</text:p>
          </table:table-cell>
          <table:table-cell office:value-type="string">
            <text:p>Das Messer schneidet nicht gut.</text:p>
          </table:table-cell>
        </table:table-row>
        <table:table-row table:style-name="ro1">
          <table:table-cell office:value-type="string">
            <text:p>das Metall, -e </text:p>
          </table:table-cell>
          <table:table-cell office:value-type="string">
            <text:p>metal m</text:p>
          </table:table-cell>
          <table:table-cell office:value-type="string">
            <text:p>Dieser Tisch hier ist ganz aus Metall.</text:p>
          </table:table-cell>
        </table:table-row>
        <table:table-row table:style-name="ro1">
          <table:table-cell office:value-type="string">
            <text:p>die Methode, -n</text:p>
          </table:table-cell>
          <table:table-cell office:value-type="string">
            <text:p>método m</text:p>
          </table:table-cell>
          <table:table-cell office:value-type="string">
            <text:p>Weißt du eine gute Methode, um schnell gut Deutsch zu lernen?</text:p>
          </table:table-cell>
        </table:table-row>
        <table:table-row table:style-name="ro1">
          <table:table-cell office:value-type="string">
            <text:p>die Metzgerei, -en</text:p>
          </table:table-cell>
          <table:table-cell office:value-type="string">
            <text:p>carnicería f,obraje m Mex</text:p>
          </table:table-cell>
          <table:table-cell office:value-type="string">
            <text:p>Diese Metzgerei hat sehr gute Wurst.</text:p>
          </table:table-cell>
        </table:table-row>
        <table:table-row table:style-name="ro1">
          <table:table-cell office:value-type="string">
            <text:p>mieten, mietet, mietete, hat gemietet</text:p>
          </table:table-cell>
          <table:table-cell office:value-type="string">
            <text:p>alquilar</text:p>
          </table:table-cell>
          <table:table-cell office:value-type="string">
            <text:p>1. Wir haben die Wohnung für drei Jahre gemietet.2. Im Urlaub haben wir ein Auto gemietet.</text:p>
          </table:table-cell>
        </table:table-row>
        <table:table-row table:style-name="ro1">
          <table:table-cell office:value-type="string">
            <text:p>die Miete, -n </text:p>
          </table:table-cell>
          <table:table-cell office:value-type="string">
            <text:p>alquiler m,hacina f,parva f</text:p>
          </table:table-cell>
          <table:table-cell office:value-type="string">
            <text:p>1. Unsere Miete ist sehr hoch. 2. Wie viel Miete bezahlst du?</text:p>
          </table:table-cell>
        </table:table-row>
        <table:table-row table:style-name="ro1">
          <table:table-cell office:value-type="string">
            <text:p>der Mieter, -</text:p>
          </table:table-cell>
          <table:table-cell office:value-type="string">
            <text:p>inquilino(-a) m (f)</text:p>
          </table:table-cell>
          <table:table-cell office:value-type="string">
            <text:p>Jeder Mieter muss zwei Monats- mieten als Kaution bezahlen.</text:p>
          </table:table-cell>
        </table:table-row>
        <table:table-row table:style-name="ro1">
          <table:table-cell office:value-type="string">
            <text:p>der Migrant, -en </text:p>
          </table:table-cell>
          <table:table-cell/>
          <table:table-cell office:value-type="string">
            <text:p>Viele Migranten kommen aus Osteuropa.</text:p>
          </table:table-cell>
        </table:table-row>
        <table:table-row table:style-name="ro1">
          <table:table-cell office:value-type="string">
            <text:p>die Migration</text:p>
          </table:table-cell>
          <table:table-cell office:value-type="string">
            <text:p>migración f</text:p>
          </table:table-cell>
          <table:table-cell office:value-type="string">
            <text:p>Der Verein berät zum Thema Migration.</text:p>
          </table:table-cell>
        </table:table-row>
        <table:table-row table:style-name="ro1">
          <table:table-cell office:value-type="string">
            <text:p>der Migrationshintergrund</text:p>
          </table:table-cell>
          <table:table-cell/>
          <table:table-cell office:value-type="string">
            <text:p>Dieser Kurs ist für Menschen mit Migrationshintergrund.</text:p>
          </table:table-cell>
        </table:table-row>
        <table:table-row table:style-name="ro1">
          <table:table-cell office:value-type="string">
            <text:p>die Milch</text:p>
          </table:table-cell>
          <table:table-cell office:value-type="string">
            <text:p>leche f</text:p>
          </table:table-cell>
          <table:table-cell office:value-type="string">
            <text:p>Stellst du bitte die Milch in den Kühlschrank?</text:p>
          </table:table-cell>
        </table:table-row>
        <table:table-row table:style-name="ro1">
          <table:table-cell office:value-type="string">
            <text:p>mild</text:p>
          </table:table-cell>
          <table:table-cell/>
          <table:table-cell office:value-type="string">
            <text:p>1. Möchten Sie die Soße scharf? – Nein, bitte ganz mild.2. Wie wird das Wetter? – Es soll etwas milder werden.</text:p>
          </table:table-cell>
        </table:table-row>
        <table:table-row table:style-name="ro1">
          <table:table-cell office:value-type="string">
            <text:p>die Minderheit, -en</text:p>
          </table:table-cell>
          <table:table-cell office:value-type="string">
            <text:p>minoría f</text:p>
          </table:table-cell>
          <table:table-cell office:value-type="string">
            <text:p>Frauen sind in unserer Firma in der Minderheit.</text:p>
          </table:table-cell>
        </table:table-row>
        <table:table-row table:style-name="ro1">
          <table:table-cell office:value-type="string">
            <text:p>mindestens</text:p>
          </table:table-cell>
          <table:table-cell office:value-type="string">
            <text:p>por lo menos,como mínimo</text:p>
          </table:table-cell>
          <table:table-cell office:value-type="string">
            <text:p>1. Ein guter Fernsehapparat kostet mindestens 1000 Euro.2. Bitte kommen Sie mindestens eine Stunde vor Abflug zum Flughafen.</text:p>
          </table:table-cell>
        </table:table-row>
        <table:table-row table:style-name="ro1">
          <table:table-cell office:value-type="string">
            <text:p>das Mineralwasser</text:p>
          </table:table-cell>
          <table:table-cell office:value-type="string">
            <text:p>agua f mineral</text:p>
          </table:table-cell>
          <table:table-cell office:value-type="string">
            <text:p>Kann ich bitte ein Mineralwasser haben?</text:p>
          </table:table-cell>
        </table:table-row>
        <table:table-row table:style-name="ro1">
          <table:table-cell office:value-type="string">
            <text:p>mischen, mischt, mischte, hat gemischt</text:p>
          </table:table-cell>
          <table:table-cell office:value-type="string">
            <text:p>mezclar,barajar,preparar</text:p>
          </table:table-cell>
          <table:table-cell office:value-type="string">
            <text:p>1. Ich möchte ein gemischtes Eis mit Sahne.2. Wie möchten Sie das Geld? – Bitte gemischt, große und kleine Scheine.</text:p>
          </table:table-cell>
        </table:table-row>
        <table:table-row table:style-name="ro1">
          <table:table-cell office:value-type="string">
            <text:p>missverstehen, missversteht, missverstand, hat missverstanden</text:p>
          </table:table-cell>
          <table:table-cell office:value-type="string">
            <text:p>entender mal, malinterpretar</text:p>
          </table:table-cell>
          <table:table-cell office:value-type="string">
            <text:p>Sie haben mich missverstanden.</text:p>
          </table:table-cell>
        </table:table-row>
        <table:table-row table:style-name="ro1">
          <table:table-cell office:value-type="string">
            <text:p>das Missverständnis, -se</text:p>
          </table:table-cell>
          <table:table-cell office:value-type="string">
            <text:p>malentendido m</text:p>
          </table:table-cell>
          <table:table-cell office:value-type="string">
            <text:p>Das ist ein Missverständnis. Das habe ich nicht gesagt.</text:p>
          </table:table-cell>
        </table:table-row>
        <table:table-row table:style-name="ro1">
          <table:table-cell office:value-type="string">
            <text:p>mit</text:p>
          </table:table-cell>
          <table:table-cell office:value-type="string">
            <text:p>con,a, con,en,con, de,con, a</text:p>
          </table:table-cell>
          <table:table-cell office:value-type="string">
            <text:p>1. Ich gehe heute Abend mit Maria aus. 2. Wir suchen eine Dreizimmerwohnung mit Küche und Bad. 3. Ich hätte gern einen Tee mit Zitrone. 4. Mit meiner Mutter sind wir acht Personen. 5. Ich bin mit dem Fahrrad gekommen.</text:p>
          </table:table-cell>
        </table:table-row>
        <table:table-row table:style-name="ro1">
          <table:table-cell office:value-type="string">
            <text:p>der Mitarbeiter, - </text:p>
          </table:table-cell>
          <table:table-cell office:value-type="string">
            <text:p>trabajador(a) m (f),empleado(-a) m (f),colaborador(a) m (f)</text:p>
          </table:table-cell>
          <table:table-cell office:value-type="string">
            <text:p>Unsere Firma hat sieben Mitarbeiter. <text:s/></text:p>
          </table:table-cell>
        </table:table-row>
        <table:table-row table:style-name="ro1">
          <table:table-cell office:value-type="string">
            <text:p>miteinander</text:p>
          </table:table-cell>
          <table:table-cell office:value-type="string">
            <text:p>el uno con el otro,juntos</text:p>
          </table:table-cell>
          <table:table-cell office:value-type="string">
            <text:p>Sprechen Sie bitte miteinander.</text:p>
          </table:table-cell>
        </table:table-row>
        <table:table-row table:style-name="ro1">
          <table:table-cell office:value-type="string">
            <text:p>das Mitglied, -er </text:p>
          </table:table-cell>
          <table:table-cell office:value-type="string">
            <text:p>miembro m,afiliado(-a) m (f) a,militante mf,socio(-a) m (f)</text:p>
          </table:table-cell>
          <table:table-cell office:value-type="string">
            <text:p>Sind Sie Mitglied in unserem Verein?</text:p>
          </table:table-cell>
        </table:table-row>
        <table:table-row table:style-name="ro1">
          <table:table-cell office:value-type="string">
            <text:p>die Mitte</text:p>
          </table:table-cell>
          <table:table-cell office:value-type="string">
            <text:p>medio m,mitad f,centro m</text:p>
          </table:table-cell>
          <table:table-cell office:value-type="string">
            <text:p>1. Wo möchten Sie sitzen? – In der Mitte. 2. Bis Mitte der Woche bin ich fertig. 3. Ich habe Urlaub bis Mitte August. 4. Den Schrank stellen wir ans Fenster,den Tisch in die Mitte.</text:p>
          </table:table-cell>
        </table:table-row>
        <table:table-row table:style-name="ro1">
          <table:table-cell office:value-type="string">
            <text:p>mitteilen, teilt mit, teilte mit, hat mitgeteilt</text:p>
          </table:table-cell>
          <table:table-cell office:value-type="string">
            <text:p>comunicar, informar de</text:p>
          </table:table-cell>
          <table:table-cell office:value-type="string">
            <text:p>Den Prüfungstermin teilen wir Ihnen noch mit.</text:p>
          </table:table-cell>
        </table:table-row>
        <table:table-row table:style-name="ro1">
          <table:table-cell office:value-type="string">
            <text:p>das Mittel, -</text:p>
          </table:table-cell>
          <table:table-cell office:value-type="string">
            <text:p>medio m,medida f,remedio m,medicamento m,fondos m pl,recursos m pl,media f</text:p>
          </table:table-cell>
          <table:table-cell office:value-type="string">
            <text:p>Haben Sie ein Mittel gegen Magenschmerzen? Der Arzt hat mir ein Mittel gegen Grippe verschrieben. Das neue Waschmittel ist sehr gut.</text:p>
          </table:table-cell>
        </table:table-row>
        <table:table-row table:style-name="ro1">
          <table:table-cell office:value-type="string">
            <text:p>mitten</text:p>
          </table:table-cell>
          <table:table-cell/>
          <table:table-cell office:value-type="string">
            <text:p>Wir haben eine Wohnung mitten in der Stadt. Das Flugzeug hatte Verspätung. Wir sind erst mitten in der Nacht angekommen.</text:p>
          </table:table-cell>
        </table:table-row>
        <table:table-row table:style-name="ro1">
          <table:table-cell office:value-type="string">
            <text:p>mittler-</text:p>
          </table:table-cell>
          <table:table-cell/>
          <table:table-cell office:value-type="string">
            <text:p>In den mittleren Reihen sind noch Plätze frei.</text:p>
          </table:table-cell>
        </table:table-row>
        <table:table-row table:style-name="ro1">
          <table:table-cell office:value-type="string">
            <text:p><text:s/>das Möbel, -</text:p>
          </table:table-cell>
          <table:table-cell office:value-type="string">
            <text:p>mueble m</text:p>
          </table:table-cell>
          <table:table-cell office:value-type="string">
            <text:p>Wir haben uns neue Möbel gekauft. </text:p>
          </table:table-cell>
        </table:table-row>
        <table:table-row table:style-name="ro1">
          <table:table-cell office:value-type="string">
            <text:p>möbliert </text:p>
          </table:table-cell>
          <table:table-cell/>
          <table:table-cell office:value-type="string">
            <text:p>Ich suche ein möbliertes Zimmer.</text:p>
          </table:table-cell>
        </table:table-row>
        <table:table-row table:style-name="ro1">
          <table:table-cell office:value-type="string">
            <text:p>das Mobiltelefon, -e</text:p>
          </table:table-cell>
          <table:table-cell office:value-type="string">
            <text:p>teléfono m móvil,móvil m</text:p>
          </table:table-cell>
          <table:table-cell office:value-type="string">
            <text:p>Wir können Ihnen einen günstigen Vertrag für Ihr Mobiltelefon anbieten.</text:p>
          </table:table-cell>
        </table:table-row>
        <table:table-row table:style-name="ro1">
          <table:table-cell office:value-type="string">
            <text:p>die Mode, -n</text:p>
          </table:table-cell>
          <table:table-cell office:value-type="string">
            <text:p>moda f</text:p>
          </table:table-cell>
          <table:table-cell office:value-type="string">
            <text:p>Wie findest du die neue Mode? Welche Farbe ist denn jetzt gerade in Mode?</text:p>
          </table:table-cell>
        </table:table-row>
        <table:table-row table:style-name="ro1">
          <table:table-cell office:value-type="string">
            <text:p>das Modell, -e</text:p>
          </table:table-cell>
          <table:table-cell office:value-type="string">
            <text:p>modelo m,modelo mf,maqueta f</text:p>
          </table:table-cell>
          <table:table-cell office:value-type="string">
            <text:p>Wie findest du dieses Auto? – Dieses Modell gefällt mir nicht.</text:p>
          </table:table-cell>
        </table:table-row>
        <table:table-row table:style-name="ro1">
          <table:table-cell office:value-type="string">
            <text:p>modern</text:p>
          </table:table-cell>
          <table:table-cell office:value-type="string">
            <text:p>pudrirse, descomponerse,moderno</text:p>
          </table:table-cell>
          <table:table-cell office:value-type="string">
            <text:p>Die Wohnung ist modern eingerichtet. Das Stadtzentrum von Frankfurt ist ganz modern.</text:p>
          </table:table-cell>
        </table:table-row>
        <table:table-row table:style-name="ro1">
          <table:table-cell office:value-type="string">
            <text:p>mögen, mag, mochte, hat gemocht</text:p>
          </table:table-cell>
          <table:table-cell office:value-type="string">
            <text:p>querer, desear,querer,poder,ser posible</text:p>
          </table:table-cell>
          <table:table-cell office:value-type="string">
            <text:p>Ich mag keinen Reis. Möchtest du noch ein Stück Kuchen? Ich möchte gern Herrn Schmidt sprechen. Herr Müller, Sie möchten bitte sofort zum Chef kommen.</text:p>
          </table:table-cell>
        </table:table-row>
        <table:table-row table:style-name="ro1">
          <table:table-cell office:value-type="string">
            <text:p>möglich </text:p>
          </table:table-cell>
          <table:table-cell office:value-type="string">
            <text:p>posible,factible, realizable</text:p>
          </table:table-cell>
          <table:table-cell office:value-type="string">
            <text:p>Kann ich bitte sofort einen Termin haben? – Das ist leider nicht möglich.</text:p>
          </table:table-cell>
        </table:table-row>
        <table:table-row table:style-name="ro1">
          <table:table-cell office:value-type="string">
            <text:p>die Möglichkeit, -en</text:p>
          </table:table-cell>
          <table:table-cell office:value-type="string">
            <text:p>posibilidad f de,oportunidad f de</text:p>
          </table:table-cell>
          <table:table-cell office:value-type="string">
            <text:p>Sie wollen ans Meer? Da gibt es mehrere Möglichkeiten.</text:p>
          </table:table-cell>
        </table:table-row>
        <table:table-row table:style-name="ro1">
          <table:table-cell office:value-type="string">
            <text:p>möglichst</text:p>
          </table:table-cell>
          <table:table-cell office:value-type="string">
            <text:p>a ser posible, si es posible</text:p>
          </table:table-cell>
          <table:table-cell office:value-type="string">
            <text:p>Sagen Sie mir bitte möglichst bald, ob Ihnen der Termin passt. Wir suchen eine Wohnung, möglichst im Erdgeschoss.</text:p>
          </table:table-cell>
        </table:table-row>
        <table:table-row table:style-name="ro1">
          <table:table-cell office:value-type="string">
            <text:p>der Moment, -e</text:p>
          </table:table-cell>
          <table:table-cell office:value-type="string">
            <text:p>momento m,factor m</text:p>
          </table:table-cell>
          <table:table-cell office:value-type="string">
            <text:p>Warten Sie bitte einen Moment. Einen Moment bitte.</text:p>
          </table:table-cell>
        </table:table-row>
        <table:table-row table:style-name="ro1">
          <table:table-cell office:value-type="string">
            <text:p>der Mond, -e </text:p>
          </table:table-cell>
          <table:table-cell office:value-type="string">
            <text:p>luna f</text:p>
          </table:table-cell>
          <table:table-cell office:value-type="string">
            <text:p>Bei Vollmond kann ich nicht schlafen.</text:p>
          </table:table-cell>
        </table:table-row>
        <table:table-row table:style-name="ro1">
          <table:table-cell office:value-type="string">
            <text:p>der Monitor, -e</text:p>
          </table:table-cell>
          <table:table-cell office:value-type="string">
            <text:p>monitor m,pantalla f,monitor m de radiación</text:p>
          </table:table-cell>
          <table:table-cell office:value-type="string">
            <text:p>Ich habe mir einen größeren Monitor gekauft. Der ist besser für meine Augen.</text:p>
          </table:table-cell>
        </table:table-row>
        <table:table-row table:style-name="ro1">
          <table:table-cell office:value-type="string">
            <text:p>der Motor, -en </text:p>
          </table:table-cell>
          <table:table-cell office:value-type="string">
            <text:p>motor m</text:p>
          </table:table-cell>
          <table:table-cell office:value-type="string">
            <text:p>Der Motor ist kaputt. Das Auto fährt nicht mehr.</text:p>
          </table:table-cell>
        </table:table-row>
        <table:table-row table:style-name="ro1">
          <table:table-cell office:value-type="string">
            <text:p>das Motorrad, -"er</text:p>
          </table:table-cell>
          <table:table-cell office:value-type="string">
            <text:p>moto(cicleta) f</text:p>
          </table:table-cell>
          <table:table-cell office:value-type="string">
            <text:p>Oskar fährt jeden Tag mit dem Motorrad zur Arbeit.</text:p>
          </table:table-cell>
        </table:table-row>
        <table:table-row table:style-name="ro1">
          <table:table-cell office:value-type="string">
            <text:p>müde</text:p>
          </table:table-cell>
          <table:table-cell office:value-type="string">
            <text:p>cansado,fané veraltet Arg</text:p>
          </table:table-cell>
          <table:table-cell office:value-type="string">
            <text:p>Ich bin müde. Ich gehe schlafen.</text:p>
          </table:table-cell>
        </table:table-row>
        <table:table-row table:style-name="ro1">
          <table:table-cell office:value-type="string">
            <text:p>die Mühe</text:p>
          </table:table-cell>
          <table:table-cell office:value-type="string">
            <text:p>esfuerzo m,pena f,molestia f,trabajo m</text:p>
          </table:table-cell>
          <table:table-cell office:value-type="string">
            <text:p>1. Vielen Dank für Ihre Mühe. 2. Du musst dir in der Schule ein bisschen mehr Mühe geben.</text:p>
          </table:table-cell>
        </table:table-row>
        <table:table-row table:style-name="ro1">
          <table:table-cell office:value-type="string">
            <text:p>der Müll</text:p>
          </table:table-cell>
          <table:table-cell office:value-type="string">
            <text:p>basura f,desperdicios m pl,residuos m pl</text:p>
          </table:table-cell>
          <table:table-cell office:value-type="string">
            <text:p>1. Wirf doch bitte die Dosen in den Müll! 2. Wir müssen den Müll trennen!</text:p>
          </table:table-cell>
        </table:table-row>
        <table:table-row table:style-name="ro1">
          <table:table-cell office:value-type="string">
            <text:p>die Müllabfuhr </text:p>
          </table:table-cell>
          <table:table-cell office:value-type="string">
            <text:p>recogida f de basuras</text:p>
          </table:table-cell>
          <table:table-cell office:value-type="string">
            <text:p>Wann kommt die Müllabfuhr? </text:p>
          </table:table-cell>
        </table:table-row>
        <table:table-row table:style-name="ro1">
          <table:table-cell office:value-type="string">
            <text:p>der Mülleimer, - </text:p>
          </table:table-cell>
          <table:table-cell office:value-type="string">
            <text:p>cubo m de (la) basura,tacho m CSur</text:p>
          </table:table-cell>
          <table:table-cell office:value-type="string">
            <text:p>Wirf das bitte in den Mülleimer! </text:p>
          </table:table-cell>
        </table:table-row>
        <table:table-row table:style-name="ro1">
          <table:table-cell office:value-type="string">
            <text:p>die Mülltonne, -n</text:p>
          </table:table-cell>
          <table:table-cell office:value-type="string">
            <text:p>cubo m de (la) basura</text:p>
          </table:table-cell>
          <table:table-cell office:value-type="string">
            <text:p>Die Mülltonne ist voll. </text:p>
          </table:table-cell>
        </table:table-row>
        <table:table-row table:style-name="ro1">
          <table:table-cell office:value-type="string">
            <text:p>der Sperrmüll</text:p>
          </table:table-cell>
          <table:table-cell office:value-type="string">
            <text:p>basura f voluminosa</text:p>
          </table:table-cell>
          <table:table-cell office:value-type="string">
            <text:p>Das alte Sofa muss auf den Sperrmüll. </text:p>
          </table:table-cell>
        </table:table-row>
        <table:table-row table:style-name="ro1">
          <table:table-cell office:value-type="string">
            <text:p>der Mund, -"er</text:p>
          </table:table-cell>
          <table:table-cell office:value-type="string">
            <text:p>boca f</text:p>
          </table:table-cell>
          <table:table-cell office:value-type="string">
            <text:p>Sie haben Halsschmerzen? Bitte machen Sie mal den Mund auf.</text:p>
          </table:table-cell>
        </table:table-row>
        <table:table-row table:style-name="ro1">
          <table:table-cell office:value-type="string">
            <text:p>mündlich</text:p>
          </table:table-cell>
          <table:table-cell office:value-type="string">
            <text:p>oral,verbalmente</text:p>
          </table:table-cell>
          <table:table-cell office:value-type="string">
            <text:p>Die mündliche Prüfung ist erst nächste Woche.</text:p>
          </table:table-cell>
        </table:table-row>
        <table:table-row table:style-name="ro1">
          <table:table-cell office:value-type="string">
            <text:p>die Münze, -n </text:p>
          </table:table-cell>
          <table:table-cell office:value-type="string">
            <text:p>moneda f</text:p>
          </table:table-cell>
          <table:table-cell office:value-type="string">
            <text:p>Der Automat nimmt nur Münzen.</text:p>
          </table:table-cell>
        </table:table-row>
        <table:table-row table:style-name="ro1">
          <table:table-cell office:value-type="string">
            <text:p>das Museum, Museen</text:p>
          </table:table-cell>
          <table:table-cell office:value-type="string">
            <text:p>museo m</text:p>
          </table:table-cell>
          <table:table-cell office:value-type="string">
            <text:p>Wir waren mit unserer Klasse im Museum.</text:p>
          </table:table-cell>
        </table:table-row>
        <table:table-row table:style-name="ro1">
          <table:table-cell office:value-type="string">
            <text:p>die Musik</text:p>
          </table:table-cell>
          <table:table-cell office:value-type="string">
            <text:p>música f</text:p>
          </table:table-cell>
          <table:table-cell office:value-type="string">
            <text:p>1. Wie findest du die Musik? 2. Spanische Musik mag ich sehr. 3. Was für Musik hörst du gern?</text:p>
          </table:table-cell>
        </table:table-row>
        <table:table-row table:style-name="ro1">
          <table:table-cell office:value-type="string">
            <text:p>der Musiker, - </text:p>
          </table:table-cell>
          <table:table-cell office:value-type="string">
            <text:p>músico(-a) m (f)</text:p>
          </table:table-cell>
          <table:table-cell office:value-type="string">
            <text:p>Mein Bruder möchte Musiker werden.</text:p>
          </table:table-cell>
        </table:table-row>
        <table:table-row table:style-name="ro1">
          <table:table-cell office:value-type="string">
            <text:p>der Muskel, -n</text:p>
          </table:table-cell>
          <table:table-cell office:value-type="string">
            <text:p>músculo m</text:p>
          </table:table-cell>
          <table:table-cell office:value-type="string">
            <text:p>Im Fitness-Studio trainieren wir unsere Muskeln.</text:p>
          </table:table-cell>
        </table:table-row>
        <table:table-row table:style-name="ro1">
          <table:table-cell office:value-type="string">
            <text:p>müssen, muss, musste, hat gemusst/... müssen</text:p>
          </table:table-cell>
          <table:table-cell office:value-type="string">
            <text:p>tener que +inf,hay que +inf,ser necesario +inf,deber +inf</text:p>
          </table:table-cell>
          <table:table-cell office:value-type="string">
            <text:p>1. Wie lange müssen Sie arbeiten? 2. Sie müssen die Miete pünktlich überweisen. 3. Ich muss jeden Tag von 8 bis 18 Uhr arbeiten. 4. Du musst mich nicht abholen. Nur wenn du willst.</text:p>
          </table:table-cell>
        </table:table-row>
        <table:table-row table:style-name="ro1">
          <table:table-cell office:value-type="string">
            <text:p>der Mut</text:p>
          </table:table-cell>
          <table:table-cell office:value-type="string">
            <text:p>valor m</text:p>
          </table:table-cell>
          <table:table-cell office:value-type="string">
            <text:p>Man braucht viel Mut, um in einem fremden Land ganz neu anzufangen.</text:p>
          </table:table-cell>
        </table:table-row>
        <table:table-row table:style-name="ro1">
          <table:table-cell office:value-type="string">
            <text:p>mutig</text:p>
          </table:table-cell>
          <table:table-cell office:value-type="string">
            <text:p>valiente, valeroso</text:p>
          </table:table-cell>
          <table:table-cell office:value-type="string">
            <text:p>Es war sehr mutig von dir, deine Meinung laut zu sagen.</text:p>
          </table:table-cell>
        </table:table-row>
        <table:table-row table:style-name="ro1">
          <table:table-cell office:value-type="string">
            <text:p>die Mutter, -"</text:p>
          </table:table-cell>
          <table:table-cell office:value-type="string">
            <text:p>madre f,tuerca f</text:p>
          </table:table-cell>
          <table:table-cell office:value-type="string">
            <text:p>1. Meine Mutter heißt Klara. 2. Dieser Raum ist für Mütter mit kleinen Kindern reserviert.</text:p>
          </table:table-cell>
        </table:table-row>
        <table:table-row table:style-name="ro1">
          <table:table-cell office:value-type="string">
            <text:p>nach</text:p>
          </table:table-cell>
          <table:table-cell office:value-type="string">
            <text:p>hacia, a,a,con destino a, para,después de,y,según, conforme a</text:p>
          </table:table-cell>
          <table:table-cell office:value-type="string">
            <text:p>1. Ich fahre morgen nach Hamburg. 2. Ich muss jetzt nach Hause. 3. Wir treffen uns nach dem Essen. 4. Es ist schon nach acht. Wir müssen</text:p>
          </table:table-cell>
        </table:table-row>
        <table:table-row table:style-name="ro1">
          <table:table-cell office:value-type="string">
            <text:p>der Nachbar, -n</text:p>
          </table:table-cell>
          <table:table-cell office:value-type="string">
            <text:p>vecino(-a) m (f)</text:p>
          </table:table-cell>
          <table:table-cell office:value-type="string">
            <text:p>uns beeilen. Unsere neuen Nachbarn sind sehr nett.</text:p>
          </table:table-cell>
        </table:table-row>
        <table:table-row table:style-name="ro1">
          <table:table-cell office:value-type="string">
            <text:p>nachdem</text:p>
          </table:table-cell>
          <table:table-cell office:value-type="string">
            <text:p>después de +inf,después de que +subj</text:p>
          </table:table-cell>
          <table:table-cell office:value-type="string">
            <text:p>Nachdem wir gegessen hatten, sind wir spazieren gegangen.</text:p>
          </table:table-cell>
        </table:table-row>
        <table:table-row table:style-name="ro1">
          <table:table-cell office:value-type="string">
            <text:p>nachdenken, denkt nach, dachte nach, hat nachgedacht</text:p>
          </table:table-cell>
          <table:table-cell office:value-type="string">
            <text:p>reflexionar sobre,pensar en</text:p>
          </table:table-cell>
          <table:table-cell office:value-type="string">
            <text:p>Ich weiß nicht, was ich machen soll. Ich muss nachdenken.</text:p>
          </table:table-cell>
        </table:table-row>
        <table:table-row table:style-name="ro1">
          <table:table-cell office:value-type="string">
            <text:p>nachher</text:p>
          </table:table-cell>
          <table:table-cell office:value-type="string">
            <text:p>después,luego</text:p>
          </table:table-cell>
          <table:table-cell office:value-type="string">
            <text:p>Ich rufe nachher noch mal an.</text:p>
          </table:table-cell>
        </table:table-row>
        <table:table-row table:style-name="ro1">
          <table:table-cell office:value-type="string">
            <text:p>nachholen, holt nach, holte nach, hat nachgeholt</text:p>
          </table:table-cell>
          <table:table-cell office:value-type="string">
            <text:p>hacer venir,buscar más tarde,recuperar</text:p>
          </table:table-cell>
          <table:table-cell office:value-type="string">
            <text:p>1. Ich möchte gerne meine Familie nach Deutschland nachholen. 2. Sie können die Prüfung nächsten Monat nachholen.</text:p>
          </table:table-cell>
        </table:table-row>
        <table:table-row table:style-name="ro1">
          <table:table-cell office:value-type="string">
            <text:p>die Nachricht, -en</text:p>
          </table:table-cell>
          <table:table-cell office:value-type="string">
            <text:p>noticia f,noticias f pl</text:p>
          </table:table-cell>
          <table:table-cell office:value-type="string">
            <text:p>1. Ich habe eine gute Nachricht für Sie. Sie haben die Prüfung bestanden.2. Ich habe im Radio die Nachrichten gehört.3. Im Moment bin ich nicht zu Hause. Aber Sie können eine Nachricht hinterlassen.</text:p>
          </table:table-cell>
        </table:table-row>
        <table:table-row table:style-name="ro1">
          <table:table-cell office:value-type="string">
            <text:p>nachschlagen, schlägt nach, schlug nach, hat nachgeschlagen</text:p>
          </table:table-cell>
          <table:table-cell office:value-type="string">
            <text:p>buscar,consultar</text:p>
          </table:table-cell>
          <table:table-cell office:value-type="string">
            <text:p>Ich kenne das Wort nicht. Das musst du im Wörterbuch nachschlagen.</text:p>
          </table:table-cell>
        </table:table-row>
        <table:table-row table:style-name="ro1">
          <table:table-cell office:value-type="string">
            <text:p>die Nachspeise, -n</text:p>
          </table:table-cell>
          <table:table-cell office:value-type="string">
            <text:p>postre m</text:p>
          </table:table-cell>
          <table:table-cell office:value-type="string">
            <text:p>Was möchten Sie als Nachspeise?</text:p>
          </table:table-cell>
        </table:table-row>
        <table:table-row table:style-name="ro1">
          <table:table-cell office:value-type="string">
            <text:p><text:s/>der Nachteil, -e</text:p>
          </table:table-cell>
          <table:table-cell office:value-type="string">
            <text:p>inconveniente m,desventaja f,perjuicio m,daño m</text:p>
          </table:table-cell>
          <table:table-cell office:value-type="string">
            <text:p>Einen Nachteil hat die Wohnung. Sie liegt nicht zentral.</text:p>
          </table:table-cell>
        </table:table-row>
        <table:table-row table:style-name="ro1">
          <table:table-cell office:value-type="string">
            <text:p>der Nachtisch </text:p>
          </table:table-cell>
          <table:table-cell office:value-type="string">
            <text:p>postre m</text:p>
          </table:table-cell>
          <table:table-cell office:value-type="string">
            <text:p>Was gibt es zum Nachtisch?</text:p>
          </table:table-cell>
        </table:table-row>
        <table:table-row table:style-name="ro1">
          <table:table-cell office:value-type="string">
            <text:p>die Nadel, -n</text:p>
          </table:table-cell>
          <table:table-cell office:value-type="string">
            <text:p>aguja f,alfiler m,horquilla f</text:p>
          </table:table-cell>
          <table:table-cell office:value-type="string">
            <text:p>Hast du eine Nadel für mich? Ich muss einen Knopf annähen.</text:p>
          </table:table-cell>
        </table:table-row>
        <table:table-row table:style-name="ro1">
          <table:table-cell office:value-type="string">
            <text:p>der Nagel, -"</text:p>
          </table:table-cell>
          <table:table-cell office:value-type="string">
            <text:p>clavo m,uña f</text:p>
          </table:table-cell>
          <table:table-cell office:value-type="string">
            <text:p>1. Kannst du mir den Nagel in die Wand schlagen? 2. Ich muss mir die Fingernägel schneiden.</text:p>
          </table:table-cell>
        </table:table-row>
        <table:table-row table:style-name="ro1">
          <table:table-cell office:value-type="string">
            <text:p>nah(e)</text:p>
          </table:table-cell>
          <table:table-cell/>
          <table:table-cell office:value-type="string">
            <text:p>Wie weit ist es zum Bahnhof? – Das ist ganz nah, nur zwei Minuten von hier.</text:p>
          </table:table-cell>
        </table:table-row>
        <table:table-row table:style-name="ro1">
          <table:table-cell office:value-type="string">
            <text:p>die Nähe</text:p>
          </table:table-cell>
          <table:table-cell office:value-type="string">
            <text:p>cercanía f,proximidad f,adyacencia f RioPl</text:p>
          </table:table-cell>
          <table:table-cell office:value-type="string">
            <text:p>Die Post ist ganz in der Nähe.</text:p>
          </table:table-cell>
        </table:table-row>
        <table:table-row table:style-name="ro1">
          <table:table-cell office:value-type="string">
            <text:p>nächst-</text:p>
          </table:table-cell>
          <table:table-cell/>
          <table:table-cell office:value-type="string">
            <text:p>1. Wo ist hier die nächste Apotheke? 2. Rufen Sie bitte nächste Woche noch einmal an. 3. Wann fährt der nächste Zug nach Frankfurt? 4. Wer ist der Nächste bitte?</text:p>
          </table:table-cell>
        </table:table-row>
        <table:table-row table:style-name="ro1">
          <table:table-cell office:value-type="string">
            <text:p>nähen, näht, nähte, hat genäht</text:p>
          </table:table-cell>
          <table:table-cell office:value-type="string">
            <text:p>coser,suturar</text:p>
          </table:table-cell>
          <table:table-cell office:value-type="string">
            <text:p>1. Meine Mutter näht ihre Kleider selbst. 2. Wir müssen die Wunde nähen.</text:p>
          </table:table-cell>
        </table:table-row>
        <table:table-row table:style-name="ro1">
          <table:table-cell office:value-type="string">
            <text:p>naja</text:p>
          </table:table-cell>
          <table:table-cell office:value-type="string">
            <text:p>Brillenschlange f</text:p>
          </table:table-cell>
          <table:table-cell office:value-type="string">
            <text:p>Tut mir leid, wir haben schon geschlossen. – Naja, da kann man nichts machen.</text:p>
          </table:table-cell>
        </table:table-row>
        <table:table-row table:style-name="ro1">
          <table:table-cell office:value-type="string">
            <text:p>der Name, -n</text:p>
          </table:table-cell>
          <table:table-cell office:value-type="string">
            <text:p>nombre m,denominación f,fama f</text:p>
          </table:table-cell>
          <table:table-cell office:value-type="string">
            <text:p>1. Wie ist Ihr Name? 2. An den Namen kann ich mich nicht mehr erinnern. </text:p>
          </table:table-cell>
        </table:table-row>
        <table:table-row table:style-name="ro1">
          <table:table-cell office:value-type="string">
            <text:p>der Familienname, -n </text:p>
          </table:table-cell>
          <table:table-cell office:value-type="string">
            <text:p>apellido m</text:p>
          </table:table-cell>
          <table:table-cell office:value-type="string">
            <text:p>Ludin ist mein Familienname. </text:p>
          </table:table-cell>
        </table:table-row>
        <table:table-row table:style-name="ro1">
          <table:table-cell office:value-type="string">
            <text:p>der Mädchenname, -n </text:p>
          </table:table-cell>
          <table:table-cell office:value-type="string">
            <text:p>nombre m de chica,apellido m de soltera</text:p>
          </table:table-cell>
          <table:table-cell office:value-type="string">
            <text:p>Wie ist Ihr Mädchenname? </text:p>
          </table:table-cell>
        </table:table-row>
        <table:table-row table:style-name="ro1">
          <table:table-cell office:value-type="string">
            <text:p>der Vorname, -n</text:p>
          </table:table-cell>
          <table:table-cell office:value-type="string">
            <text:p>nombre m de pila</text:p>
          </table:table-cell>
          <table:table-cell office:value-type="string">
            <text:p>Mein Vorname ist Thomas.</text:p>
          </table:table-cell>
        </table:table-row>
        <table:table-row table:style-name="ro1">
          <table:table-cell office:value-type="string">
            <text:p>nämlich</text:p>
          </table:table-cell>
          <table:table-cell office:value-type="string">
            <text:p>porque,es que,a saber, o sea</text:p>
          </table:table-cell>
          <table:table-cell office:value-type="string">
            <text:p>Ich muss leider gehen. Ich habe nämlich noch einen Termin beim Zahnarzt.</text:p>
          </table:table-cell>
        </table:table-row>
        <table:table-row table:style-name="ro1">
          <table:table-cell office:value-type="string">
            <text:p>die Nase, -n</text:p>
          </table:table-cell>
          <table:table-cell office:value-type="string">
            <text:p>nariz f,narices f pl fam,jeta f Arg,olfato m</text:p>
          </table:table-cell>
          <table:table-cell office:value-type="string">
            <text:p>Haben Sie Nasentropfen? Ich bin sehr erkältet.</text:p>
          </table:table-cell>
        </table:table-row>
        <table:table-row table:style-name="ro1">
          <table:table-cell office:value-type="string">
            <text:p>nass</text:p>
          </table:table-cell>
          <table:table-cell office:value-type="string">
            <text:p>mojado,calado,empapado,húmedo</text:p>
          </table:table-cell>
          <table:table-cell office:value-type="string">
            <text:p>1. Es hat schrecklich geregnet. Ich bin ganz nass geworden.2. Geh nicht mit den nassen Schuhen ins Wohnzimmer.</text:p>
          </table:table-cell>
        </table:table-row>
        <table:table-row table:style-name="ro1">
          <table:table-cell office:value-type="string">
            <text:p>die Natur</text:p>
          </table:table-cell>
          <table:table-cell office:value-type="string">
            <text:p>naturaleza f,constitución f,índole f,condición f (natural),persona f,personalidad f,carácter m</text:p>
          </table:table-cell>
          <table:table-cell office:value-type="string">
            <text:p>Ich bin gern draußen in der Natur.</text:p>
          </table:table-cell>
        </table:table-row>
        <table:table-row table:style-name="ro1">
          <table:table-cell office:value-type="string">
            <text:p>natürlich</text:p>
          </table:table-cell>
          <table:table-cell office:value-type="string">
            <text:p>natural,natural, lógico,naturalmente, por supuesto</text:p>
          </table:table-cell>
          <table:table-cell office:value-type="string">
            <text:p>1. Natürlich helfen wir dir. 2. Kommst du auch wirklich zu meinerParty? – Natürlich.</text:p>
          </table:table-cell>
        </table:table-row>
        <table:table-row table:style-name="ro1">
          <table:table-cell office:value-type="string">
            <text:p>der Nebel, -</text:p>
          </table:table-cell>
          <table:table-cell office:value-type="string">
            <text:p>niebla f</text:p>
          </table:table-cell>
          <table:table-cell office:value-type="string">
            <text:p>1. Wegen Nebels konnten wir gestern nicht in Frankfurt landen. 2. Fahren Sie bei Nebel besonders vorsichtig!</text:p>
          </table:table-cell>
        </table:table-row>
        <table:table-row table:style-name="ro1">
          <table:table-cell office:value-type="string">
            <text:p>neblig</text:p>
          </table:table-cell>
          <table:table-cell/>
          <table:table-cell office:value-type="string">
            <text:p>Fahr vorsichtig! Es ist neblig.</text:p>
          </table:table-cell>
        </table:table-row>
        <table:table-row table:style-name="ro1">
          <table:table-cell office:value-type="string">
            <text:p>neben</text:p>
          </table:table-cell>
          <table:table-cell office:value-type="string">
            <text:p>junto a, al lado de,en comparación con, al lado de,además de,al lado de</text:p>
          </table:table-cell>
          <table:table-cell office:value-type="string">
            <text:p>1. Neben mir ist noch ein Platz frei. 2. Darf ich mich neben dich setzen? 3. Die Apotheke ist gleich links neben der Post.</text:p>
          </table:table-cell>
        </table:table-row>
        <table:table-row table:style-name="ro1">
          <table:table-cell office:value-type="string">
            <text:p>nebenan</text:p>
          </table:table-cell>
          <table:table-cell office:value-type="string">
            <text:p>al lado</text:p>
          </table:table-cell>
          <table:table-cell office:value-type="string">
            <text:p>Das ist José, er wohnt nebenan.</text:p>
          </table:table-cell>
        </table:table-row>
        <table:table-row table:style-name="ro1">
          <table:table-cell office:value-type="string">
            <text:p>nebenbei</text:p>
          </table:table-cell>
          <table:table-cell office:value-type="string">
            <text:p>al mismo tiempo,además,aparte,de pasada</text:p>
          </table:table-cell>
          <table:table-cell office:value-type="string">
            <text:p>1. Mein Freund studiert Geschichte. Und nebenbei arbeitet er in einer Kneipe. 2. Ich mache die Hausarbeit und nebenbei höre ich Radio.</text:p>
          </table:table-cell>
        </table:table-row>
        <table:table-row table:style-name="ro1">
          <table:table-cell office:value-type="string">
            <text:p>der Neffe, -n</text:p>
          </table:table-cell>
          <table:table-cell office:value-type="string">
            <text:p>sobrino m</text:p>
          </table:table-cell>
          <table:table-cell office:value-type="string">
            <text:p>Mein Neffe studiert Medizin.</text:p>
          </table:table-cell>
        </table:table-row>
        <table:table-row table:style-name="ro1">
          <table:table-cell office:value-type="string">
            <text:p>negativ</text:p>
          </table:table-cell>
          <table:table-cell office:value-type="string">
            <text:p>negativo</text:p>
          </table:table-cell>
          <table:table-cell office:value-type="string">
            <text:p>Du solltest nicht alles negativ sehen.</text:p>
          </table:table-cell>
        </table:table-row>
        <table:table-row table:style-name="ro1">
          <table:table-cell office:value-type="string">
            <text:p>nehmen, nimmt, nahm, hat genommen</text:p>
          </table:table-cell>
          <table:table-cell office:value-type="string">
            <text:p>coger,aceptar, tomar,pedir,cobrar,quitar,sacar,tomar, usar,tomar</text:p>
          </table:table-cell>
          <table:table-cell office:value-type="string">
            <text:p>1. Was möchten Sie? – Ich nehme einen Salat.2. Nehmen Sie die Tabletten vor dem Essen! 3. Wer hat die Flasche aus dem Kühlschrank genommen? 4. Sollen wir ein Taxi nehmen? 5. In diesem Jahr kann ich meinen Urlaub erst im Oktober nehmen.</text:p>
          </table:table-cell>
        </table:table-row>
        <table:table-row table:style-name="ro1">
          <table:table-cell office:value-type="string">
            <text:p>nein</text:p>
          </table:table-cell>
          <table:table-cell office:value-type="string">
            <text:p>no</text:p>
          </table:table-cell>
          <table:table-cell office:value-type="string">
            <text:p>1. Noch ein Bier? – Nein, danke. 2. Kommst du auch mit nach München? – Nein, ich habe keine Zeit.</text:p>
          </table:table-cell>
        </table:table-row>
        <table:table-row table:style-name="ro1">
          <table:table-cell office:value-type="string">
            <text:p>nennen, nennt, nannte, hat genannt</text:p>
          </table:table-cell>
          <table:table-cell office:value-type="string">
            <text:p>llamar,decir,recomendar,mencionar,llamar, denominar</text:p>
          </table:table-cell>
          <table:table-cell office:value-type="string">
            <text:p>1. Mein Freund heißt Alexander, aber alle nennen ihn Alex. 2. Wie nennt man dieses Gerät?</text:p>
          </table:table-cell>
        </table:table-row>
        <table:table-row table:style-name="ro1">
          <table:table-cell office:value-type="string">
            <text:p>der Nerv, -en</text:p>
          </table:table-cell>
          <table:table-cell office:value-type="string">
            <text:p>nervio m</text:p>
          </table:table-cell>
          <table:table-cell office:value-type="string">
            <text:p>Mach bitte das Radio aus. Die Musik geht mir auf die Nerven.</text:p>
          </table:table-cell>
        </table:table-row>
        <table:table-row table:style-name="ro1">
          <table:table-cell office:value-type="string">
            <text:p>nervös</text:p>
          </table:table-cell>
          <table:table-cell office:value-type="string">
            <text:p>nervioso</text:p>
          </table:table-cell>
          <table:table-cell office:value-type="string">
            <text:p>Das Warten macht mich ganz nervös.</text:p>
          </table:table-cell>
        </table:table-row>
        <table:table-row table:style-name="ro1">
          <table:table-cell office:value-type="string">
            <text:p>nett</text:p>
          </table:table-cell>
          <table:table-cell office:value-type="string">
            <text:p>amable, simpático,agradable,bonito</text:p>
          </table:table-cell>
          <table:table-cell office:value-type="string">
            <text:p>1. Die Leute sind hier sehr nett. 2. Ich habe viele nette Kollegen. 3. Vielen Dank! Das ist sehr nett von Ihnen. 4. Die Nachbarn waren sehr nett zu uns.</text:p>
          </table:table-cell>
        </table:table-row>
        <table:table-row table:style-name="ro1">
          <table:table-cell office:value-type="string">
            <text:p>netto</text:p>
          </table:table-cell>
          <table:table-cell office:value-type="string">
            <text:p>neto</text:p>
          </table:table-cell>
          <table:table-cell office:value-type="string">
            <text:p>Mein Bruder verdient netto 1.200 Euro.</text:p>
          </table:table-cell>
        </table:table-row>
        <table:table-row table:style-name="ro1">
          <table:table-cell office:value-type="string">
            <text:p>neu</text:p>
          </table:table-cell>
          <table:table-cell office:value-type="string">
            <text:p>nuevo,recién,de nuevo</text:p>
          </table:table-cell>
          <table:table-cell office:value-type="string">
            <text:p>1. Mein Wagen ist noch ganz neu. 2. Wir haben eine neue Wohnung. 3. Man darf hier nicht mehr rauchen? Das ist mir ganz neu. </text:p>
          </table:table-cell>
        </table:table-row>
        <table:table-row table:style-name="ro1">
          <table:table-cell office:value-type="string">
            <text:p>neugierig</text:p>
          </table:table-cell>
          <table:table-cell office:value-type="string">
            <text:p>curioso por,alcamonero Ven</text:p>
          </table:table-cell>
          <table:table-cell office:value-type="string">
            <text:p>Die Nachbarn sind ziemlich neugierig.</text:p>
          </table:table-cell>
        </table:table-row>
        <table:table-row table:style-name="ro1">
          <table:table-cell office:value-type="string">
            <text:p>neulich</text:p>
          </table:table-cell>
          <table:table-cell office:value-type="string">
            <text:p>el otro día, hace poco</text:p>
          </table:table-cell>
          <table:table-cell office:value-type="string">
            <text:p>Stell dir vor, ich habe neulich unseren Lehrer gesehen.</text:p>
          </table:table-cell>
        </table:table-row>
        <table:table-row table:style-name="ro1">
          <table:table-cell office:value-type="string">
            <text:p>nicht</text:p>
          </table:table-cell>
          <table:table-cell office:value-type="string">
            <text:p>no,verdad</text:p>
          </table:table-cell>
          <table:table-cell office:value-type="string">
            <text:p>1. Zigarette? - Danke, ich rauche nicht. 2. Wie geht es dir? – Nicht so gut. 3. Das Essen in der Kantine ist gar nicht schlecht. 4. Du kommst immer zu spät! – Das stimmt nicht.</text:p>
          </table:table-cell>
        </table:table-row>
        <table:table-row table:style-name="ro1">
          <table:table-cell office:value-type="string">
            <text:p>die Nichte, -n </text:p>
          </table:table-cell>
          <table:table-cell office:value-type="string">
            <text:p>sobrina f</text:p>
          </table:table-cell>
          <table:table-cell office:value-type="string">
            <text:p>Die Tasche ist ein Geschenk von meiner Nichte.</text:p>
          </table:table-cell>
        </table:table-row>
        <table:table-row table:style-name="ro1">
          <table:table-cell office:value-type="string">
            <text:p>der Nichtraucher, -</text:p>
          </table:table-cell>
          <table:table-cell office:value-type="string">
            <text:p>no fumador(a) m (f)</text:p>
          </table:table-cell>
          <table:table-cell office:value-type="string">
            <text:p>1. In unserer Familie sind alle Nichtraucher.2. Einmal Hamburg, 2. Klasse, Nichtraucher.</text:p>
          </table:table-cell>
        </table:table-row>
        <table:table-row table:style-name="ro1">
          <table:table-cell office:value-type="string">
            <text:p>nichts</text:p>
          </table:table-cell>
          <table:table-cell office:value-type="string">
            <text:p>nada</text:p>
          </table:table-cell>
          <table:table-cell office:value-type="string">
            <text:p>1. Ich habe noch nichts gegessen. 2. Ich weiß auch nichts Genaues. 3. Ich habe nichts zum Schreiben dabei. 4. Entschuldigung! – Das macht nichts.</text:p>
          </table:table-cell>
        </table:table-row>
        <table:table-row table:style-name="ro1">
          <table:table-cell office:value-type="string">
            <text:p>nie</text:p>
          </table:table-cell>
          <table:table-cell office:value-type="string">
            <text:p>nunca, jamás</text:p>
          </table:table-cell>
          <table:table-cell office:value-type="string">
            <text:p>1. Der Chef ist nie da. 2. Warum bist du nie zufrieden? 3. Bis morgen Abend schaffe ich die Arbeit nie. 4. Ich gehe nie wieder in dieses Restaurant.</text:p>
          </table:table-cell>
        </table:table-row>
        <table:table-row table:style-name="ro1">
          <table:table-cell office:value-type="string">
            <text:p>niedrig</text:p>
          </table:table-cell>
          <table:table-cell office:value-type="string">
            <text:p>bajo,humilde,vil,infame</text:p>
          </table:table-cell>
          <table:table-cell office:value-type="string">
            <text:p>1. Die Räume hier sind mir zu niedrig. 2. Für die Jahreszeit sind die Temperaturen zu niedrig. 3. Die Firma zahlt sehr niedrige Löhne.</text:p>
          </table:table-cell>
        </table:table-row>
        <table:table-row table:style-name="ro1">
          <table:table-cell office:value-type="string">
            <text:p>niemand</text:p>
          </table:table-cell>
          <table:table-cell office:value-type="string">
            <text:p>nadie</text:p>
          </table:table-cell>
          <table:table-cell office:value-type="string">
            <text:p>Ich habe geklingelt. Aber es war niemand zu Hause.</text:p>
          </table:table-cell>
        </table:table-row>
        <table:table-row table:style-name="ro1">
          <table:table-cell office:value-type="string">
            <text:p>nirgends</text:p>
          </table:table-cell>
          <table:table-cell office:value-type="string">
            <text:p>en ninguna parte, en ningún lugar</text:p>
          </table:table-cell>
          <table:table-cell office:value-type="string">
            <text:p>1. Ich kann die Quittung nirgends finden. 2. Hier kann man nirgends parken.</text:p>
          </table:table-cell>
        </table:table-row>
        <table:table-row table:style-name="ro1">
          <table:table-cell office:value-type="string">
            <text:p>nirgendwo</text:p>
          </table:table-cell>
          <table:table-cell/>
          <table:table-cell office:value-type="string">
            <text:p>Die Schlüssel kann ich nirgendwo finden.</text:p>
          </table:table-cell>
        </table:table-row>
        <table:table-row table:style-name="ro1">
          <table:table-cell office:value-type="string">
            <text:p>noch</text:p>
          </table:table-cell>
          <table:table-cell office:value-type="string">
            <text:p>aún, todavía,otro, más</text:p>
          </table:table-cell>
          <table:table-cell office:value-type="string">
            <text:p>1. Mein Bruder geht noch zur Schule. 2. Bist du fertig. – Nein, noch nicht ganz. 3. Haben Sie noch einen Wunsch? – Ja, bitte noch ein Bier. 4. Sonst noch etwas? – Nein, danke. 5. Ich komme später. Ich muss erst noch einkaufen. 6. Meine Freundin studiert, und abends arbeitet sie noch als Kellnerin. 7. Es ist nicht mehr viel Zeit. Nur noch fünf Minuten. 8. Ich habe nur noch 20 Euro. 9. Ist das Essen schon fertig. – Nein, esdauert noch ein paar Minuten. 10. Ist Amadeo schon da? – Vielleicht kommt er noch.</text:p>
          </table:table-cell>
        </table:table-row>
        <table:table-row table:style-name="ro1">
          <table:table-cell office:value-type="string">
            <text:p>nochmal</text:p>
          </table:table-cell>
          <table:table-cell/>
          <table:table-cell office:value-type="string">
            <text:p>1. Vielen Dank nochmal. 2. Bitte sagen Sie das nochmal.</text:p>
          </table:table-cell>
        </table:table-row>
        <table:table-row table:style-name="ro1">
          <table:table-cell office:value-type="string">
            <text:p>nochmals</text:p>
          </table:table-cell>
          <table:table-cell office:value-type="string">
            <text:p>otra vez, de nuevo</text:p>
          </table:table-cell>
          <table:table-cell office:value-type="string">
            <text:p>Nochmals vielen Dank!</text:p>
          </table:table-cell>
        </table:table-row>
        <table:table-row table:style-name="ro1">
          <table:table-cell office:value-type="string">
            <text:p>normal</text:p>
          </table:table-cell>
          <table:table-cell office:value-type="string">
            <text:p>normal,corriente,normalmente,regelrecht,vorschriftsmäßig,≈ Pädagogische Hochschule f,Normale f</text:p>
          </table:table-cell>
          <table:table-cell office:value-type="string">
            <text:p>Fehler zu machen ist doch ganz normal.</text:p>
          </table:table-cell>
        </table:table-row>
        <table:table-row table:style-name="ro1">
          <table:table-cell office:value-type="string">
            <text:p>normalerweise </text:p>
          </table:table-cell>
          <table:table-cell office:value-type="string">
            <text:p>normalmente</text:p>
          </table:table-cell>
          <table:table-cell office:value-type="string">
            <text:p>Wann haben Sie normalerweise Pause?</text:p>
          </table:table-cell>
        </table:table-row>
        <table:table-row table:style-name="ro1">
          <table:table-cell office:value-type="string">
            <text:p>der Norden/Nord/Nord-</text:p>
          </table:table-cell>
          <table:table-cell/>
          <table:table-cell office:value-type="string">
            <text:p>1. Der Wind kommt von Norden. 2. Menschen aus Nord und Süd feiern dieses Fest. 3. z. B. Norddeutschland, Nordbahnhof,Nordwind, ... </text:p>
          </table:table-cell>
        </table:table-row>
        <table:table-row table:style-name="ro1">
          <table:table-cell office:value-type="string">
            <text:p>nördlich</text:p>
          </table:table-cell>
          <table:table-cell office:value-type="string">
            <text:p>del norte, septentrional,al norte de</text:p>
          </table:table-cell>
          <table:table-cell office:value-type="string">
            <text:p>Mein Dorf liegt nördlich von Köln.</text:p>
          </table:table-cell>
        </table:table-row>
        <table:table-row table:style-name="ro1">
          <table:table-cell office:value-type="string">
            <text:p>Not, -"e</text:p>
          </table:table-cell>
          <table:table-cell office:value-type="string">
            <text:p>escasez f de,falta f de,miseria f,pobreza f,necesidad f,urgencia f,apuro m,situación f apurada,pena f,problem(ill)as m pl,apuros m pl</text:p>
          </table:table-cell>
          <table:table-cell office:value-type="string">
            <text:p>Die Menschen im Katastrophengebiet leiden große Not.</text:p>
          </table:table-cell>
        </table:table-row>
        <table:table-row table:style-name="ro1">
          <table:table-cell office:value-type="string">
            <text:p>die Notaufnahme, -en </text:p>
          </table:table-cell>
          <table:table-cell office:value-type="string">
            <text:p>admisión f de urgencia</text:p>
          </table:table-cell>
          <table:table-cell office:value-type="string">
            <text:p>Die Notaufnahme ist gleich hier links.</text:p>
          </table:table-cell>
        </table:table-row>
        <table:table-row table:style-name="ro1">
          <table:table-cell office:value-type="string">
            <text:p>der Notausgang, -"e</text:p>
          </table:table-cell>
          <table:table-cell office:value-type="string">
            <text:p>salida f de emergencia</text:p>
          </table:table-cell>
          <table:table-cell office:value-type="string">
            <text:p>Der Notausgang ist gleich hier bei der Treppe.</text:p>
          </table:table-cell>
        </table:table-row>
        <table:table-row table:style-name="ro1">
          <table:table-cell office:value-type="string">
            <text:p>der Notfall, -"e</text:p>
          </table:table-cell>
          <table:table-cell office:value-type="string">
            <text:p>(caso m de) emergencia f</text:p>
          </table:table-cell>
          <table:table-cell office:value-type="string">
            <text:p>1. Wir haben einen Notfall. Bitte schicken Sie einen Krankenwagen.2. Im Notfall rufen Sie bitte diese Nummer an.</text:p>
          </table:table-cell>
        </table:table-row>
        <table:table-row table:style-name="ro1">
          <table:table-cell office:value-type="string">
            <text:p>der Notruf</text:p>
          </table:table-cell>
          <table:table-cell office:value-type="string">
            <text:p>llamada f de socorro,(número m de) teléfono m de emergencia</text:p>
          </table:table-cell>
          <table:table-cell office:value-type="string">
            <text:p>Der Notruf hat die Nummer 110.</text:p>
          </table:table-cell>
        </table:table-row>
        <table:table-row table:style-name="ro1">
          <table:table-cell office:value-type="string">
            <text:p>notwendig</text:p>
          </table:table-cell>
          <table:table-cell office:value-type="string">
            <text:p>necesario,inevitable</text:p>
          </table:table-cell>
          <table:table-cell office:value-type="string">
            <text:p>1. Muss ich nochmal wiederkommen? – Nein, das ist nicht notwendig.</text:p>
          </table:table-cell>
        </table:table-row>
        <table:table-row table:style-name="ro1">
          <table:table-cell office:value-type="string">
            <text:p>die Note, -n</text:p>
          </table:table-cell>
          <table:table-cell office:value-type="string">
            <text:p>nota f,billete m,toque m</text:p>
          </table:table-cell>
          <table:table-cell office:value-type="string">
            <text:p>1. Eva hat immer sehr gute Noten in Mathematik.2. Meine Kinder lernen im Musikunterricht gerade Noten lesen.</text:p>
          </table:table-cell>
        </table:table-row>
        <table:table-row table:style-name="ro1">
          <table:table-cell office:value-type="string">
            <text:p>notieren</text:p>
          </table:table-cell>
          <table:table-cell office:value-type="string">
            <text:p>cotizar,anotar, apuntar</text:p>
          </table:table-cell>
          <table:table-cell office:value-type="string">
            <text:p>Ich habe mir den Termin notiert.</text:p>
          </table:table-cell>
        </table:table-row>
        <table:table-row table:style-name="ro1">
          <table:table-cell office:value-type="string">
            <text:p>die Notiz, -en</text:p>
          </table:table-cell>
          <table:table-cell office:value-type="string">
            <text:p>nota f,noticia f</text:p>
          </table:table-cell>
          <table:table-cell office:value-type="string">
            <text:p>1. Ich habe Ihnen eine Notiz geschrieben. 2. Hast du einen Notizzettel für mich?</text:p>
          </table:table-cell>
        </table:table-row>
        <table:table-row table:style-name="ro1">
          <table:table-cell office:value-type="string">
            <text:p>nötig</text:p>
          </table:table-cell>
          <table:table-cell office:value-type="string">
            <text:p>necesario, preciso</text:p>
          </table:table-cell>
          <table:table-cell office:value-type="string">
            <text:p>1. Wenn es nötig ist, nehmen Sie noch eine Tablette.2. Kann ich Ihnen helfen? – Danke, nicht nötig.</text:p>
          </table:table-cell>
        </table:table-row>
        <table:table-row table:style-name="ro1">
          <table:table-cell office:value-type="string">
            <text:p>die Nudel, -n </text:p>
          </table:table-cell>
          <table:table-cell office:value-type="string">
            <text:p>pasta f</text:p>
          </table:table-cell>
          <table:table-cell office:value-type="string">
            <text:p>Möchten Sie Nudeln oder Reis? – Lieber Nudeln.</text:p>
          </table:table-cell>
        </table:table-row>
        <table:table-row table:style-name="ro1">
          <table:table-cell office:value-type="string">
            <text:p>die Nummer, -n</text:p>
          </table:table-cell>
          <table:table-cell office:value-type="string">
            <text:p>número m,matrícula f,(número m de) teléfono m,talla f</text:p>
          </table:table-cell>
          <table:table-cell office:value-type="string">
            <text:p>1. Ich habe mich in der Hausnummer geirrt. 2. Ich habe die falsche Nummer gewählt. 3. Der Wagen hatte eine Münchner Nummer. 4. Sie haben Zimmer Nummer zwölf. 5. Bitte geben Sie mir Ihre Kontonummer. 6. Haben Sie die Bluse eineNummer kleiner?</text:p>
          </table:table-cell>
        </table:table-row>
        <table:table-row table:style-name="ro1">
          <table:table-cell office:value-type="string">
            <text:p>nun</text:p>
          </table:table-cell>
          <table:table-cell office:value-type="string">
            <text:p>ahora,entretanto,pues, bueno,pues bien</text:p>
          </table:table-cell>
          <table:table-cell office:value-type="string">
            <text:p>1. Schade, dass du arbeiten musst. – Das ist nun mal so.2. Was ist jetzt? Kommst du nun endlich?</text:p>
          </table:table-cell>
        </table:table-row>
        <table:table-row table:style-name="ro1">
          <table:table-cell office:value-type="string">
            <text:p>nur</text:p>
          </table:table-cell>
          <table:table-cell office:value-type="string">
            <text:p>sólo, solamente,nomás Arg, Mex, Ven</text:p>
          </table:table-cell>
          <table:table-cell office:value-type="string">
            <text:p>1. Im Kaufhaus gibt's T-Shirts für nur fünf Euro.2. Ich habe keinen Hunger. Ich möchte nur etwas trinken. 3. Ich habe nur heute Abend Zeit. 4. Kannst du mir Geld leihen? Tut mir leid. Ich habe nur fünf Euro dabei. </text:p>
          </table:table-cell>
        </table:table-row>
        <table:table-row table:style-name="ro1">
          <table:table-cell office:value-type="string">
            <text:p>nutzen, nutzt, nutzte, hat genutzt</text:p>
          </table:table-cell>
          <table:table-cell office:value-type="string">
            <text:p>servir,aprovechar,utilizar, aprovechar</text:p>
          </table:table-cell>
          <table:table-cell office:value-type="string">
            <text:p>Nutzen Sie unser Angebot.</text:p>
          </table:table-cell>
        </table:table-row>
        <table:table-row table:style-name="ro1">
          <table:table-cell office:value-type="string">
            <text:p>nützen, nützt, nützte, hat genützt</text:p>
          </table:table-cell>
          <table:table-cell/>
          <table:table-cell office:value-type="string">
            <text:p>Ich habe jeden Tag eine Tablette genommen. Aber es hat nichts genützt.</text:p>
          </table:table-cell>
        </table:table-row>
        <table:table-row table:style-name="ro1">
          <table:table-cell office:value-type="string">
            <text:p>nützlich</text:p>
          </table:table-cell>
          <table:table-cell office:value-type="string">
            <text:p>provechoso, útil</text:p>
          </table:table-cell>
          <table:table-cell office:value-type="string">
            <text:p>Danke für den Tipp. Das war sehr nützlich.</text:p>
          </table:table-cell>
        </table:table-row>
        <table:table-row table:style-name="ro1">
          <table:table-cell office:value-type="string">
            <text:p>ob</text:p>
          </table:table-cell>
          <table:table-cell office:value-type="string">
            <text:p>si,lo mismo da que +subj</text:p>
          </table:table-cell>
          <table:table-cell office:value-type="string">
            <text:p>1. Ich weiß noch nicht, ob ich kommen kann.2. Ob dieser Bus zum Bahnhof fährt, weiß ich nicht.</text:p>
          </table:table-cell>
        </table:table-row>
        <table:table-row table:style-name="ro1">
          <table:table-cell office:value-type="string">
            <text:p>oben</text:p>
          </table:table-cell>
          <table:table-cell office:value-type="string">
            <text:p>arriba,en la superficie</text:p>
          </table:table-cell>
          <table:table-cell office:value-type="string">
            <text:p>1. Wir wohnen oben im 4. Stock. 2. Die Butter liegt im Kühlschrank ganz oben.</text:p>
          </table:table-cell>
        </table:table-row>
        <table:table-row table:style-name="ro1">
          <table:table-cell office:value-type="string">
            <text:p>ober-</text:p>
          </table:table-cell>
          <table:table-cell/>
          <table:table-cell office:value-type="string">
            <text:p>Die Wohnung im oberen Stockwerk ist vermietet.</text:p>
          </table:table-cell>
        </table:table-row>
        <table:table-row table:style-name="ro1">
          <table:table-cell office:value-type="string">
            <text:p>das Obst</text:p>
          </table:table-cell>
          <table:table-cell office:value-type="string">
            <text:p>fruta f</text:p>
          </table:table-cell>
          <table:table-cell office:value-type="string">
            <text:p>Obst kaufe ich am liebsten auf dem Markt.</text:p>
          </table:table-cell>
        </table:table-row>
        <table:table-row table:style-name="ro1">
          <table:table-cell office:value-type="string">
            <text:p>obwohl</text:p>
          </table:table-cell>
          <table:table-cell office:value-type="string">
            <text:p>aunque, a pesar de que</text:p>
          </table:table-cell>
          <table:table-cell office:value-type="string">
            <text:p>Obwohl meine Kollegin krank ist, geht sie arbeiten.</text:p>
          </table:table-cell>
        </table:table-row>
        <table:table-row table:style-name="ro1">
          <table:table-cell office:value-type="string">
            <text:p>oder</text:p>
          </table:table-cell>
          <table:table-cell office:value-type="string">
            <text:p>o,u,ó,si no</text:p>
          </table:table-cell>
          <table:table-cell office:value-type="string">
            <text:p>1. Möchten Sie Kaffee oder Tee? 2. Was möchtest du essen? – Ich weiß nicht, entweder eine Suppe oder einen Salat?</text:p>
          </table:table-cell>
        </table:table-row>
        <table:table-row table:style-name="ro1">
          <table:table-cell office:value-type="string">
            <text:p>der Ofen, -"</text:p>
          </table:table-cell>
          <table:table-cell office:value-type="string">
            <text:p>horno m,estufa f</text:p>
          </table:table-cell>
          <table:table-cell office:value-type="string">
            <text:p>Ich habe gerade eine Pizza gemacht. Sie ist ganz frisch aus dem Ofen.</text:p>
          </table:table-cell>
        </table:table-row>
        <table:table-row table:style-name="ro1">
          <table:table-cell office:value-type="string">
            <text:p>offen</text:p>
          </table:table-cell>
          <table:table-cell office:value-type="string">
            <text:p>abierto,suelto,destapado,a granel,vacante,pendiente,franco, abierto</text:p>
          </table:table-cell>
          <table:table-cell office:value-type="string">
            <text:p>1. Komm rein. Die Haustür ist offen. 2. Ich glaube, der Supermarkt ist jetzt noch offen. 3. Im Sommer schlafe ich immer bei offenem Fenster. 4. Ich habe mit meinem Kollegen ganz offen über mein Problem gesprochen. 5. Einzelne Fragen sind noch offen.</text:p>
          </table:table-cell>
        </table:table-row>
        <table:table-row table:style-name="ro1">
          <table:table-cell office:value-type="string">
            <text:p>öffentlich</text:p>
          </table:table-cell>
          <table:table-cell office:value-type="string">
            <text:p>público,en público</text:p>
          </table:table-cell>
          <table:table-cell office:value-type="string">
            <text:p>1. In der Stadt fahre ich immer mit öffentlichen Verkehrsmitteln. 2. In öffentlichen Gebäuden darf man nicht rauchen.</text:p>
          </table:table-cell>
        </table:table-row>
        <table:table-row table:style-name="ro1">
          <table:table-cell office:value-type="string">
            <text:p>offiziell</text:p>
          </table:table-cell>
          <table:table-cell office:value-type="string">
            <text:p>oficial</text:p>
          </table:table-cell>
          <table:table-cell office:value-type="string">
            <text:p>Sie bekommen von uns eine offizielle Einladung.</text:p>
          </table:table-cell>
        </table:table-row>
        <table:table-row table:style-name="ro1">
          <table:table-cell office:value-type="string">
            <text:p>öffnen, öffnet, öffnete, hat geöffnet</text:p>
          </table:table-cell>
          <table:table-cell office:value-type="string">
            <text:p>abrir</text:p>
          </table:table-cell>
          <table:table-cell office:value-type="string">
            <text:p>1. Wann öffnen die Geschäfte? 2. Kannst du bitte das Fenster öffnen? 3. Kannst Du mir helfen? Ich kann die Dose nicht öffnen. 4. Du öffnest die Datei mit einem Doppelklick. 5. Der Laden ist samstags bis 16 Uhr geöffnet. 6. Bis wann haben Sie geöffnet?</text:p>
          </table:table-cell>
        </table:table-row>
        <table:table-row table:style-name="ro1">
          <table:table-cell office:value-type="string">
            <text:p>oft/öfter</text:p>
          </table:table-cell>
          <table:table-cell/>
          <table:table-cell office:value-type="string">
            <text:p>1. Ich treffe mich oft mit meiner Freundin. 2. In letzter Zeit muss ich öfter überstunden machen.</text:p>
          </table:table-cell>
        </table:table-row>
        <table:table-row table:style-name="ro1">
          <table:table-cell office:value-type="string">
            <text:p>das Obergeschoss</text:p>
          </table:table-cell>
          <table:table-cell office:value-type="string">
            <text:p>piso m (alto),planta f superior</text:p>
          </table:table-cell>
          <table:table-cell office:value-type="string">
            <text:p>Hosen finden Sie im Obergeschoss.</text:p>
          </table:table-cell>
        </table:table-row>
        <table:table-row table:style-name="ro1">
          <table:table-cell office:value-type="string">
            <text:p>ohne</text:p>
          </table:table-cell>
          <table:table-cell office:value-type="string">
            <text:p>sin,sin contar, excepto</text:p>
          </table:table-cell>
          <table:table-cell office:value-type="string">
            <text:p>1. Bitte eine Pizza ohne Zwiebeln. 2. Ohne Auto ist es schwer, zur Arbeit zu kommen. 3. Mein Sohn ist einfach mit dem Auto weggefahren, ohne mich zu fragen. 4. In diesem Haus kann man nichts machen, ohne dass die Nachbarn darüber reden.</text:p>
          </table:table-cell>
        </table:table-row>
        <table:table-row table:style-name="ro1">
          <table:table-cell office:value-type="string">
            <text:p>das Ohr, -en</text:p>
          </table:table-cell>
          <table:table-cell office:value-type="string">
            <text:p>oreja f,oído m</text:p>
          </table:table-cell>
          <table:table-cell office:value-type="string">
            <text:p>1. Ich habe Ohrenschmerzen. 2. Das Baby hat aber kleine Ohren!</text:p>
          </table:table-cell>
        </table:table-row>
        <table:table-row table:style-name="ro1">
          <table:table-cell office:value-type="string">
            <text:p>okay</text:p>
          </table:table-cell>
          <table:table-cell/>
          <table:table-cell office:value-type="string">
            <text:p>1. Kannst du mich um 8 Uhr vom Bahnhof abholen? – Okay, mach ́ ich. 2. Es tut mir leid, dass ich dich geweckt habe. – Das ist schon okay. Kein Problem.</text:p>
          </table:table-cell>
        </table:table-row>
        <table:table-row table:style-name="ro1">
          <table:table-cell office:value-type="string">
            <text:p>öko- (ökologisch) </text:p>
          </table:table-cell>
          <table:table-cell/>
          <table:table-cell office:value-type="string">
            <text:p>z. B. ökoladen, ökostrom, ökologischer Anbau</text:p>
          </table:table-cell>
        </table:table-row>
        <table:table-row table:style-name="ro1">
          <table:table-cell office:value-type="string">
            <text:p>das öl, -e</text:p>
          </table:table-cell>
          <table:table-cell/>
          <table:table-cell office:value-type="string">
            <text:p>1. Es fehlt öl am Salat. 2. Wir heizen mit öl. 3. Können Sie bei meinem Auto bitte das öl kontrollieren?</text:p>
          </table:table-cell>
        </table:table-row>
        <table:table-row table:style-name="ro1">
          <table:table-cell office:value-type="string">
            <text:p>die Oma, -s</text:p>
          </table:table-cell>
          <table:table-cell office:value-type="string">
            <text:p>abuela f,abuelita f,nanoya f Guat</text:p>
          </table:table-cell>
          <table:table-cell office:value-type="string">
            <text:p>Meine Oma ist achtzig Jahre alt geworden.</text:p>
          </table:table-cell>
        </table:table-row>
        <table:table-row table:style-name="ro1">
          <table:table-cell office:value-type="string">
            <text:p>der Onkel, -</text:p>
          </table:table-cell>
          <table:table-cell office:value-type="string">
            <text:p>tío m</text:p>
          </table:table-cell>
          <table:table-cell office:value-type="string">
            <text:p>Nächste Woche fahre ich zu meinem Onkel nach Berlin.</text:p>
          </table:table-cell>
        </table:table-row>
        <table:table-row table:style-name="ro1">
          <table:table-cell office:value-type="string">
            <text:p>online</text:p>
          </table:table-cell>
          <table:table-cell office:value-type="string">
            <text:p>en línea</text:p>
          </table:table-cell>
          <table:table-cell office:value-type="string">
            <text:p>Ich kaufe jetzt viele Sachen online. Das ist oft billiger.</text:p>
          </table:table-cell>
        </table:table-row>
        <table:table-row table:style-name="ro1">
          <table:table-cell office:value-type="string">
            <text:p>der Opa, -s </text:p>
          </table:table-cell>
          <table:table-cell office:value-type="string">
            <text:p>abuelo m,abuelito m</text:p>
          </table:table-cell>
          <table:table-cell office:value-type="string">
            <text:p>Mein Opa heißt Hans.</text:p>
          </table:table-cell>
        </table:table-row>
        <table:table-row table:style-name="ro1">
          <table:table-cell office:value-type="string">
            <text:p>die Oper, -n</text:p>
          </table:table-cell>
          <table:table-cell office:value-type="string">
            <text:p>ópera f</text:p>
          </table:table-cell>
          <table:table-cell office:value-type="string">
            <text:p>1. Ich mag Opern. 2. Warst du schon mal in der Oper?</text:p>
          </table:table-cell>
        </table:table-row>
        <table:table-row table:style-name="ro1">
          <table:table-cell office:value-type="string">
            <text:p>operieren, operiert, operierte, hat operiert</text:p>
          </table:table-cell>
          <table:table-cell office:value-type="string">
            <text:p>operar, intervenir quirúrgicamente,operar,proceder, operar,operar de</text:p>
          </table:table-cell>
          <table:table-cell office:value-type="string">
            <text:p>Wir müssen das Knie sofort operieren.</text:p>
          </table:table-cell>
        </table:table-row>
        <table:table-row table:style-name="ro1">
          <table:table-cell office:value-type="string">
            <text:p>die Operation, -en </text:p>
          </table:table-cell>
          <table:table-cell office:value-type="string">
            <text:p>operación f</text:p>
          </table:table-cell>
          <table:table-cell office:value-type="string">
            <text:p>Seit der Operation kann ich mein Knie nicht mehr bewegen.</text:p>
          </table:table-cell>
        </table:table-row>
        <table:table-row table:style-name="ro1">
          <table:table-cell office:value-type="string">
            <text:p>das Opfer, -</text:p>
          </table:table-cell>
          <table:table-cell office:value-type="string">
            <text:p>ofrenda f,sacrificio m por,víctima f</text:p>
          </table:table-cell>
          <table:table-cell office:value-type="string">
            <text:p>Bei der Schiffskatastrophe gab es viele Opfer.</text:p>
          </table:table-cell>
        </table:table-row>
        <table:table-row table:style-name="ro1">
          <table:table-cell office:value-type="string">
            <text:p>optimistisch</text:p>
          </table:table-cell>
          <table:table-cell office:value-type="string">
            <text:p>optimista</text:p>
          </table:table-cell>
          <table:table-cell office:value-type="string">
            <text:p>Glaubst du, dass du den Job bekommst? – Ja, ich bin ganz optimistisch.</text:p>
          </table:table-cell>
        </table:table-row>
        <table:table-row table:style-name="ro1">
          <table:table-cell office:value-type="string">
            <text:p>die Orange, -n </text:p>
          </table:table-cell>
          <table:table-cell office:value-type="string">
            <text:p>naranja f,naranja m</text:p>
          </table:table-cell>
          <table:table-cell office:value-type="string">
            <text:p>Ich esse gern Orangen.</text:p>
          </table:table-cell>
        </table:table-row>
        <table:table-row table:style-name="ro1">
          <table:table-cell office:value-type="string">
            <text:p>das Orchester, -</text:p>
          </table:table-cell>
          <table:table-cell office:value-type="string">
            <text:p>orquesta f</text:p>
          </table:table-cell>
          <table:table-cell office:value-type="string">
            <text:p>Auf unserer Hochzeit hat ein kleines Orchester gespielt.</text:p>
          </table:table-cell>
        </table:table-row>
        <table:table-row table:style-name="ro1">
          <table:table-cell office:value-type="string">
            <text:p>ordentlich</text:p>
          </table:table-cell>
          <table:table-cell office:value-type="string">
            <text:p>ordenado,ordinario,numerario,respetable,bueno,bastante bueno, aceptable,ordenadamente,como es debido,bastante,mucho</text:p>
          </table:table-cell>
          <table:table-cell office:value-type="string">
            <text:p>1. Mein Bruder ist ein sehr ordentlicher Mensch. 2. Auf seinem Schreibtisch sieht es immer sehr ordentlich aus.</text:p>
          </table:table-cell>
        </table:table-row>
        <table:table-row table:style-name="ro1">
          <table:table-cell office:value-type="string">
            <text:p>ordnen, ordnet, ordnete, hat geordnet</text:p>
          </table:table-cell>
          <table:table-cell office:value-type="string">
            <text:p>ordenar,poner en orden,archivar</text:p>
          </table:table-cell>
          <table:table-cell office:value-type="string">
            <text:p>Letztes Wochenende habe ich meine Papiere geordnet.</text:p>
          </table:table-cell>
        </table:table-row>
        <table:table-row table:style-name="ro1">
          <table:table-cell office:value-type="string">
            <text:p>der Ordner, - </text:p>
          </table:table-cell>
          <table:table-cell office:value-type="string">
            <text:p>archivador m,carpeta f,persona f del servicio de orden</text:p>
          </table:table-cell>
          <table:table-cell office:value-type="string">
            <text:p>Für meine übungen im Deutschkurs habe ich mir einen Ordner gekauft.</text:p>
          </table:table-cell>
        </table:table-row>
        <table:table-row table:style-name="ro1">
          <table:table-cell office:value-type="string">
            <text:p>die Ordnung</text:p>
          </table:table-cell>
          <table:table-cell office:value-type="string">
            <text:p>orden m,reglamento m</text:p>
          </table:table-cell>
          <table:table-cell office:value-type="string">
            <text:p>1. Mach mal etwas Ordnung in deinem Zimmer!2. Bitte beachten Sie die Hausordnung. 3. Mit dem Motor ist etwas nicht in Ordnung.</text:p>
          </table:table-cell>
        </table:table-row>
        <table:table-row table:style-name="ro1">
          <table:table-cell office:value-type="string">
            <text:p>organisieren, organisiert, organisierte, hat organisiert</text:p>
          </table:table-cell>
          <table:table-cell office:value-type="string">
            <text:p>organizar,proporcionar,robar, mangar</text:p>
          </table:table-cell>
          <table:table-cell office:value-type="string">
            <text:p>Für den nächsten Sommerurlaub habe ich schon alles organisiert.</text:p>
          </table:table-cell>
        </table:table-row>
        <table:table-row table:style-name="ro1">
          <table:table-cell office:value-type="string">
            <text:p>die Organisation, -en</text:p>
          </table:table-cell>
          <table:table-cell office:value-type="string">
            <text:p>organización f</text:p>
          </table:table-cell>
          <table:table-cell office:value-type="string">
            <text:p>1. Wer macht bei Ihnen die Organisation? 2. Sind Sie Mitglied in einer Organisation?</text:p>
          </table:table-cell>
        </table:table-row>
        <table:table-row table:style-name="ro1">
          <table:table-cell office:value-type="string">
            <text:p>das Original, -e </text:p>
          </table:table-cell>
          <table:table-cell office:value-type="string">
            <text:p>original m,persona f original</text:p>
          </table:table-cell>
          <table:table-cell office:value-type="string">
            <text:p>Das Original ist für Sie. Wir bekommen die Kopie.</text:p>
          </table:table-cell>
        </table:table-row>
        <table:table-row table:style-name="ro1">
          <table:table-cell office:value-type="string">
            <text:p>der Ort, -e</text:p>
          </table:table-cell>
          <table:table-cell office:value-type="string">
            <text:p>lugar m,sitio m,población f,pueblo m,aldea f,ciudad f</text:p>
          </table:table-cell>
          <table:table-cell office:value-type="string">
            <text:p>Vergessen Sie Ort und Datum nicht.</text:p>
          </table:table-cell>
        </table:table-row>
        <table:table-row table:style-name="ro1">
          <table:table-cell office:value-type="string">
            <text:p>der Vorort </text:p>
          </table:table-cell>
          <table:table-cell office:value-type="string">
            <text:p>suburbio m,barrio m periférico</text:p>
          </table:table-cell>
          <table:table-cell office:value-type="string">
            <text:p>Mein Bruder wohnt in einem Vorort von Hamburg.</text:p>
          </table:table-cell>
        </table:table-row>
        <table:table-row table:style-name="ro1">
          <table:table-cell office:value-type="string">
            <text:p>der Wohnort</text:p>
          </table:table-cell>
          <table:table-cell office:value-type="string">
            <text:p>domicilio m</text:p>
          </table:table-cell>
          <table:table-cell office:value-type="string">
            <text:p>Tragen Sie bitte auch Ihren Wohnort ein.</text:p>
          </table:table-cell>
        </table:table-row>
        <table:table-row table:style-name="ro1">
          <table:table-cell office:value-type="string">
            <text:p>örtlich</text:p>
          </table:table-cell>
          <table:table-cell office:value-type="string">
            <text:p>local</text:p>
          </table:table-cell>
          <table:table-cell office:value-type="string">
            <text:p>Die Nummer finden Sie im örtlichen Telefonbuch.</text:p>
          </table:table-cell>
        </table:table-row>
        <table:table-row table:style-name="ro1">
          <table:table-cell office:value-type="string">
            <text:p>der Osten/Ost/Ost-</text:p>
          </table:table-cell>
          <table:table-cell/>
          <table:table-cell office:value-type="string">
            <text:p>1. Das Zimmer geht nach Osten. 2. Die Grenze zwischen Ost und West wurde geöffnet. 3. z. B. Ostbahnhof, Osteuropa, Ostseite, Ostwind</text:p>
          </table:table-cell>
        </table:table-row>
        <table:table-row table:style-name="ro1">
          <table:table-cell office:value-type="string">
            <text:p>östlich</text:p>
          </table:table-cell>
          <table:table-cell office:value-type="string">
            <text:p>del este, oriental,al este de</text:p>
          </table:table-cell>
          <table:table-cell office:value-type="string">
            <text:p>Der Stadtteil liegt östlich vom Zentrum.</text:p>
          </table:table-cell>
        </table:table-row>
        <table:table-row table:style-name="ro1">
          <table:table-cell office:value-type="string">
            <text:p>(ein) paar</text:p>
          </table:table-cell>
          <table:table-cell/>
          <table:table-cell office:value-type="string">
            <text:p>1. Ich komme gleich. Es dauert nur ein paar Minuten.2. Wir fahren mit ein paar Freunden in Urlaub.</text:p>
          </table:table-cell>
        </table:table-row>
        <table:table-row table:style-name="ro1">
          <table:table-cell office:value-type="string">
            <text:p>das Paar, -e</text:p>
          </table:table-cell>
          <table:table-cell office:value-type="string">
            <text:p>pareja f</text:p>
          </table:table-cell>
          <table:table-cell office:value-type="string">
            <text:p>1. Ina und Pedro sind ein Paar. 2. Gestern habe ich mir ein Paar neue Schuhe gekauft. 3. Ich hätte gern drei Paar Würstchen,bitte.</text:p>
          </table:table-cell>
        </table:table-row>
        <table:table-row table:style-name="ro1">
          <table:table-cell office:value-type="string">
            <text:p>das Päckchen, -</text:p>
          </table:table-cell>
          <table:table-cell office:value-type="string">
            <text:p>paquete m,cajetilla f,pequeño paquete m</text:p>
          </table:table-cell>
          <table:table-cell office:value-type="string">
            <text:p>Meine Tante hat mir ein Päckchen geschickt.</text:p>
          </table:table-cell>
        </table:table-row>
        <table:table-row table:style-name="ro1">
          <table:table-cell office:value-type="string">
            <text:p>packen, packt, packte, hat gepackt</text:p>
          </table:table-cell>
          <table:table-cell office:value-type="string">
            <text:p>coger por,agarrar por,poner en,meter en,entonelar en,envasar en,envolver en,entusiasmar,cautivar,sobrecoger,conseguir, lograr,entender, captar,hacer las maletas</text:p>
          </table:table-cell>
          <table:table-cell office:value-type="string">
            <text:p>Ich muss noch meinen Koffer packen.</text:p>
          </table:table-cell>
        </table:table-row>
        <table:table-row table:style-name="ro1">
          <table:table-cell office:value-type="string">
            <text:p>das Paket, -e </text:p>
          </table:table-cell>
          <table:table-cell office:value-type="string">
            <text:p>paquete m</text:p>
          </table:table-cell>
          <table:table-cell office:value-type="string">
            <text:p>Hast du das Paket zur Post gebracht?</text:p>
          </table:table-cell>
        </table:table-row>
        <table:table-row table:style-name="ro1">
          <table:table-cell office:value-type="string">
            <text:p>die Panne, -n</text:p>
          </table:table-cell>
          <table:table-cell office:value-type="string">
            <text:p>avería f,contratiempo m,plancha f</text:p>
          </table:table-cell>
          <table:table-cell office:value-type="string">
            <text:p>1. Kurz vor München hatten wir eine Panne mit dem Auto. 2. Die Reise war schlecht organisiert, es gab eine Panne nach der anderen.</text:p>
          </table:table-cell>
        </table:table-row>
        <table:table-row table:style-name="ro1">
          <table:table-cell office:value-type="string">
            <text:p>der Papa, -s </text:p>
          </table:table-cell>
          <table:table-cell office:value-type="string">
            <text:p>papá m</text:p>
          </table:table-cell>
          <table:table-cell office:value-type="string">
            <text:p>Heute holt dich der Papa von der Schule ab.</text:p>
          </table:table-cell>
        </table:table-row>
        <table:table-row table:style-name="ro1">
          <table:table-cell office:value-type="string">
            <text:p>das Papier, -e</text:p>
          </table:table-cell>
          <table:table-cell office:value-type="string">
            <text:p>papel m,documento m,papeles m pl,documentación f,efecto m,título m</text:p>
          </table:table-cell>
          <table:table-cell office:value-type="string">
            <text:p>1. Hast du ein Blatt Papier für mich? 2. Bitte bringen Sie zu dem Termin alle Papiere mit.</text:p>
          </table:table-cell>
        </table:table-row>
        <table:table-row table:style-name="ro1">
          <table:table-cell office:value-type="string">
            <text:p>parallel </text:p>
          </table:table-cell>
          <table:table-cell office:value-type="string">
            <text:p>paralelo a</text:p>
          </table:table-cell>
          <table:table-cell office:value-type="string">
            <text:p>Die Goethestraße ist parallel zur Hauptstraße.</text:p>
          </table:table-cell>
        </table:table-row>
        <table:table-row table:style-name="ro1">
          <table:table-cell office:value-type="string">
            <text:p>das Parfüm, -s</text:p>
          </table:table-cell>
          <table:table-cell office:value-type="string">
            <text:p>perfume m</text:p>
          </table:table-cell>
          <table:table-cell office:value-type="string">
            <text:p>Zum Geburtstag habe ich von meinem Mann ein Parfüm bekommen.</text:p>
          </table:table-cell>
        </table:table-row>
        <table:table-row table:style-name="ro1">
          <table:table-cell office:value-type="string">
            <text:p>der Park, -s</text:p>
          </table:table-cell>
          <table:table-cell office:value-type="string">
            <text:p>parque m</text:p>
          </table:table-cell>
          <table:table-cell office:value-type="string">
            <text:p>Ich gehe gern im Park spazieren.</text:p>
          </table:table-cell>
        </table:table-row>
        <table:table-row table:style-name="ro1">
          <table:table-cell office:value-type="string">
            <text:p>parken, parkt, parkte, hat geparkt</text:p>
          </table:table-cell>
          <table:table-cell office:value-type="string">
            <text:p>aparcar,estacionar</text:p>
          </table:table-cell>
          <table:table-cell office:value-type="string">
            <text:p>1. Hier dürfen Sie nicht parken. 2. Hier ist Parken verboten.</text:p>
          </table:table-cell>
        </table:table-row>
        <table:table-row table:style-name="ro1">
          <table:table-cell office:value-type="string">
            <text:p>das Parkhaus, -"er</text:p>
          </table:table-cell>
          <table:table-cell office:value-type="string">
            <text:p>aparcamiento m,parking m</text:p>
          </table:table-cell>
          <table:table-cell office:value-type="string">
            <text:p>Am besten fahren wir gleich ins Parkhaus.</text:p>
          </table:table-cell>
        </table:table-row>
        <table:table-row table:style-name="ro1">
          <table:table-cell office:value-type="string">
            <text:p><text:s/>der Parkplatz, -"e </text:p>
          </table:table-cell>
          <table:table-cell office:value-type="string">
            <text:p>aparcamiento m,estacionamiento m</text:p>
          </table:table-cell>
          <table:table-cell office:value-type="string">
            <text:p>Um diese Uhrzeit finden wir sicher keinen Parkplatz.</text:p>
          </table:table-cell>
        </table:table-row>
        <table:table-row table:style-name="ro1">
          <table:table-cell office:value-type="string">
            <text:p>die Parkuhr, -en</text:p>
          </table:table-cell>
          <table:table-cell office:value-type="string">
            <text:p>parquímetro m</text:p>
          </table:table-cell>
          <table:table-cell office:value-type="string">
            <text:p>Für die Parkuhr brauchst du Kleingeld.</text:p>
          </table:table-cell>
        </table:table-row>
        <table:table-row table:style-name="ro1">
          <table:table-cell office:value-type="string">
            <text:p>der Partner, -</text:p>
          </table:table-cell>
          <table:table-cell office:value-type="string">
            <text:p>compañero(-a) m (f),pareja f,cónyuge mf,interlocutor(a) m (f),compañero, -a m, f de juego,partenaire mf,compañero, -a m, f de reparto,socio(-a) m (f)</text:p>
          </table:table-cell>
          <table:table-cell office:value-type="string">
            <text:p>1. Wir haben das Geschäft zusammen. Wir sind Partner. 2. Beide Partner kümmern sich um die Kinder. 3. Herr Aydin ist mein Geschäftspartner.</text:p>
          </table:table-cell>
        </table:table-row>
        <table:table-row table:style-name="ro1">
          <table:table-cell office:value-type="string">
            <text:p>die Party, -s </text:p>
          </table:table-cell>
          <table:table-cell office:value-type="string">
            <text:p>fiesta f,guateque m</text:p>
          </table:table-cell>
          <table:table-cell office:value-type="string">
            <text:p>Letzte Woche war ich auf einer Geburtstagsparty.</text:p>
          </table:table-cell>
        </table:table-row>
        <table:table-row table:style-name="ro1">
          <table:table-cell office:value-type="string">
            <text:p>der Pass, -"e</text:p>
          </table:table-cell>
          <table:table-cell office:value-type="string">
            <text:p>pasaporte m,puerto m (de montaña),pase m</text:p>
          </table:table-cell>
          <table:table-cell office:value-type="string">
            <text:p>1. Ich muss meinen Pass verlängern lassen. 2. Im Hotel brauchst du bei der Anmeldung deinen Pass.</text:p>
          </table:table-cell>
        </table:table-row>
        <table:table-row table:style-name="ro1">
          <table:table-cell office:value-type="string">
            <text:p>der Passagier, -e</text:p>
          </table:table-cell>
          <table:table-cell office:value-type="string">
            <text:p>pasajero(-a) m (f)</text:p>
          </table:table-cell>
          <table:table-cell office:value-type="string">
            <text:p>Die Passagiere Schulz und Kaufmann sollen bitte zur Information kommen.</text:p>
          </table:table-cell>
        </table:table-row>
        <table:table-row table:style-name="ro1">
          <table:table-cell office:value-type="string">
            <text:p>passen, passt, passte, hat gepasst</text:p>
          </table:table-cell>
          <table:table-cell office:value-type="string">
            <text:p>sentar [oder estar] bien,caber en,entrar en,ajustarse a,pegar con,encajar con en,venir bien, convenir,pasar,no poder contestar,encajar</text:p>
          </table:table-cell>
          <table:table-cell office:value-type="string">
            <text:p>1. Der Pullover passt mir nicht mehr. 2. Der Schlüssel passt nicht ins Schloss. 3. Wann soll ich kommen? Passt es Ihnen morgen Abend?</text:p>
          </table:table-cell>
        </table:table-row>
        <table:table-row table:style-name="ro1">
          <table:table-cell office:value-type="string">
            <text:p>passieren, passiert, passierte, ist passiert</text:p>
          </table:table-cell>
          <table:table-cell office:value-type="string">
            <text:p>pasar,cruzar, atravesar,tamizar</text:p>
          </table:table-cell>
          <table:table-cell office:value-type="string">
            <text:p>1. Entschuldigung! – Kein Problem. Es ist nichts passiert. 2. Wie ist der Unfall passiert? 3. Man hat mir die Brieftasche gestohlen. – Das ist mir auch schon passiert.</text:p>
          </table:table-cell>
        </table:table-row>
        <table:table-row table:style-name="ro1">
          <table:table-cell office:value-type="string">
            <text:p>passiv </text:p>
          </table:table-cell>
          <table:table-cell office:value-type="string">
            <text:p>pasivo</text:p>
          </table:table-cell>
          <table:table-cell office:value-type="string">
            <text:p>Man sollte im Kurs nicht passiv sein, sondern mitdiskutieren.</text:p>
          </table:table-cell>
        </table:table-row>
        <table:table-row table:style-name="ro1">
          <table:table-cell office:value-type="string">
            <text:p>der Patient, -en</text:p>
          </table:table-cell>
          <table:table-cell office:value-type="string">
            <text:p>paciente mf</text:p>
          </table:table-cell>
          <table:table-cell office:value-type="string">
            <text:p>Ich bin Patientin bei Dr. Hausner. Kann ich einen Termin haben?</text:p>
          </table:table-cell>
        </table:table-row>
        <table:table-row table:style-name="ro1">
          <table:table-cell office:value-type="string">
            <text:p>die Pause, -n </text:p>
          </table:table-cell>
          <table:table-cell office:value-type="string">
            <text:p>pausa f,descanso m,recreo m,intermedio m,intervalo m,espera f,copia f,calco m</text:p>
          </table:table-cell>
          <table:table-cell office:value-type="string">
            <text:p>Wir machen zehn Minuten Pause.</text:p>
          </table:table-cell>
        </table:table-row>
        <table:table-row table:style-name="ro1">
          <table:table-cell office:value-type="string">
            <text:p>das Pech</text:p>
          </table:table-cell>
          <table:table-cell office:value-type="string">
            <text:p>pez f,desgracia f,mala suerte f</text:p>
          </table:table-cell>
          <table:table-cell office:value-type="string">
            <text:p>1. Es regnet. Unser Picknick fällt leider aus. – So ein Pech! 2. Wir hatten im Urlaub Pech mit dem Wetter.</text:p>
          </table:table-cell>
        </table:table-row>
        <table:table-row table:style-name="ro1">
          <table:table-cell office:value-type="string">
            <text:p>die Pension, -en</text:p>
          </table:table-cell>
          <table:table-cell office:value-type="string">
            <text:p>jubilación f,pensión f</text:p>
          </table:table-cell>
          <table:table-cell office:value-type="string">
            <text:p>1. Im Urlaub haben wir in einer kleinen Pension gewohnt.2. Eine Tante von mir war Beamtin und bekommt jetzt eine sehr gute Pension.</text:p>
          </table:table-cell>
        </table:table-row>
        <table:table-row table:style-name="ro1">
          <table:table-cell office:value-type="string">
            <text:p>pensioniert</text:p>
          </table:table-cell>
          <table:table-cell/>
          <table:table-cell office:value-type="string">
            <text:p>Mein Nachbar ist seit drei Jahren pensioniert.</text:p>
          </table:table-cell>
        </table:table-row>
        <table:table-row table:style-name="ro1">
          <table:table-cell office:value-type="string">
            <text:p>per</text:p>
          </table:table-cell>
          <table:table-cell office:value-type="string">
            <text:p>por</text:p>
          </table:table-cell>
          <table:table-cell office:value-type="string">
            <text:p>Wie kann ich mich für den Kurs anmelden? – Per Fax oder E-Mail.</text:p>
          </table:table-cell>
        </table:table-row>
        <table:table-row table:style-name="ro1">
          <table:table-cell office:value-type="string">
            <text:p>perfekt </text:p>
          </table:table-cell>
          <table:table-cell office:value-type="string">
            <text:p>perfecto,arreglado</text:p>
          </table:table-cell>
          <table:table-cell office:value-type="string">
            <text:p>Die Reiseorganisation war perfekt.</text:p>
          </table:table-cell>
        </table:table-row>
        <table:table-row table:style-name="ro1">
          <table:table-cell office:value-type="string">
            <text:p>die Person, -en</text:p>
          </table:table-cell>
          <table:table-cell office:value-type="string">
            <text:p>persona f,personaje m</text:p>
          </table:table-cell>
          <table:table-cell office:value-type="string">
            <text:p>Eintritt pro Person: 2 Euro.</text:p>
          </table:table-cell>
        </table:table-row>
        <table:table-row table:style-name="ro1">
          <table:table-cell office:value-type="string">
            <text:p>persönlich</text:p>
          </table:table-cell>
          <table:table-cell office:value-type="string">
            <text:p>personal,en persona</text:p>
          </table:table-cell>
          <table:table-cell office:value-type="string">
            <text:p>1. Hier gibt es zu viele Autos. Das ist meine persönliche Meinung.2. Ich muss Herrn Meier persönlich sprechen.3. Dafür müssen Sie persönlich vorbeikommen.</text:p>
          </table:table-cell>
        </table:table-row>
        <table:table-row table:style-name="ro1">
          <table:table-cell office:value-type="string">
            <text:p>das Personal </text:p>
          </table:table-cell>
          <table:table-cell office:value-type="string">
            <text:p>personal m</text:p>
          </table:table-cell>
          <table:table-cell office:value-type="string">
            <text:p>Dieser Eingang ist nur für das Personal. <text:s/></text:p>
          </table:table-cell>
        </table:table-row>
        <table:table-row table:style-name="ro1">
          <table:table-cell office:value-type="string">
            <text:p>der Pfeffer </text:p>
          </table:table-cell>
          <table:table-cell office:value-type="string">
            <text:p>pimienta f</text:p>
          </table:table-cell>
          <table:table-cell office:value-type="string">
            <text:p>Bringen Sie uns bitte Pfeffer und Salz. </text:p>
          </table:table-cell>
        </table:table-row>
        <table:table-row table:style-name="ro1">
          <table:table-cell office:value-type="string">
            <text:p>das Pferd, -e </text:p>
          </table:table-cell>
          <table:table-cell office:value-type="string">
            <text:p>caballo m,pingo m CSur,potro m</text:p>
          </table:table-cell>
          <table:table-cell office:value-type="string">
            <text:p>Meine Tochter wünscht sich ein Pferd.</text:p>
          </table:table-cell>
        </table:table-row>
        <table:table-row table:style-name="ro1">
          <table:table-cell office:value-type="string">
            <text:p>die Pflanze, -n</text:p>
          </table:table-cell>
          <table:table-cell office:value-type="string">
            <text:p>planta f</text:p>
          </table:table-cell>
          <table:table-cell office:value-type="string">
            <text:p>Wenn wir im Urlaub sind, gießt die Nachbarin unsere Pflanzen.</text:p>
          </table:table-cell>
        </table:table-row>
        <table:table-row table:style-name="ro1">
          <table:table-cell office:value-type="string">
            <text:p>das Pflaster, -</text:p>
          </table:table-cell>
          <table:table-cell office:value-type="string">
            <text:p>pavimento m,adoquinado m,esparadrapo m,tirita f</text:p>
          </table:table-cell>
          <table:table-cell office:value-type="string">
            <text:p>Hast du ein Pflaster? Ich habe mich geschnitten.</text:p>
          </table:table-cell>
        </table:table-row>
        <table:table-row table:style-name="ro1">
          <table:table-cell office:value-type="string">
            <text:p>die Pflaume, -n</text:p>
          </table:table-cell>
          <table:table-cell office:value-type="string">
            <text:p>ciruela f,ciruelo m,pedazo m de alcornoque,tonto(-a) m (f)</text:p>
          </table:table-cell>
          <table:table-cell office:value-type="string">
            <text:p>Ich esse gern Pflaumen und noch lieber Pflaumenkuchen.</text:p>
          </table:table-cell>
        </table:table-row>
        <table:table-row table:style-name="ro1">
          <table:table-cell office:value-type="string">
            <text:p>pflegen, pflegt, pflegte, hat gepflegt</text:p>
          </table:table-cell>
          <table:table-cell office:value-type="string">
            <text:p>cuidar,atender,asistir elev,conservar,mantener,cultivar,ejercer,soler +inf</text:p>
          </table:table-cell>
          <table:table-cell office:value-type="string">
            <text:p>Meine Mutter ist sehr krank. Ich muss sie pflegen.</text:p>
          </table:table-cell>
        </table:table-row>
        <table:table-row table:style-name="ro1">
          <table:table-cell office:value-type="string">
            <text:p>der Pfleger, -</text:p>
          </table:table-cell>
          <table:table-cell office:value-type="string">
            <text:p>enfermero(-a) m (f),cuidador(a) m(f) de animales,tutor(a) m (f)</text:p>
          </table:table-cell>
          <table:table-cell office:value-type="string">
            <text:p>Meine Freundin hat eine Stelle als Altenpflegerin gefunden.</text:p>
          </table:table-cell>
        </table:table-row>
        <table:table-row table:style-name="ro1">
          <table:table-cell office:value-type="string">
            <text:p>die Pflegeversicherung, -en</text:p>
          </table:table-cell>
          <table:table-cell office:value-type="string">
            <text:p>seguro de enfermedad para casos de invalidez</text:p>
          </table:table-cell>
          <table:table-cell office:value-type="string">
            <text:p>Für die Pflegeversicherung muss ich jeden Monat Beiträge zahlen.</text:p>
          </table:table-cell>
        </table:table-row>
        <table:table-row table:style-name="ro1">
          <table:table-cell office:value-type="string">
            <text:p>die Pflicht, -en</text:p>
          </table:table-cell>
          <table:table-cell office:value-type="string">
            <text:p>deber m,obligación f,ejercicio m obligatorio</text:p>
          </table:table-cell>
          <table:table-cell office:value-type="string">
            <text:p>Als Autofahrer müssen Sie eine Versicherung haben. Das ist Pflicht.</text:p>
          </table:table-cell>
        </table:table-row>
        <table:table-row table:style-name="ro1">
          <table:table-cell office:value-type="string">
            <text:p>die Phantasie, -n </text:p>
          </table:table-cell>
          <table:table-cell/>
          <table:table-cell office:value-type="string">
            <text:p>(siehe Fantasie)</text:p>
          </table:table-cell>
        </table:table-row>
        <table:table-row table:style-name="ro1">
          <table:table-cell office:value-type="string">
            <text:p>die Philosophie, -n</text:p>
          </table:table-cell>
          <table:table-cell office:value-type="string">
            <text:p>filosofía f</text:p>
          </table:table-cell>
          <table:table-cell office:value-type="string">
            <text:p>Meine Kinder haben in der Schule einmal in der Woche Philosophieunterricht.</text:p>
          </table:table-cell>
        </table:table-row>
        <table:table-row table:style-name="ro1">
          <table:table-cell office:value-type="string">
            <text:p>die Physik </text:p>
          </table:table-cell>
          <table:table-cell office:value-type="string">
            <text:p>física f</text:p>
          </table:table-cell>
          <table:table-cell office:value-type="string">
            <text:p>Mein Schwiegersohn studiert Physik. </text:p>
          </table:table-cell>
        </table:table-row>
        <table:table-row table:style-name="ro1">
          <table:table-cell office:value-type="string">
            <text:p>das Picknick, -s </text:p>
          </table:table-cell>
          <table:table-cell office:value-type="string">
            <text:p>picnic m</text:p>
          </table:table-cell>
          <table:table-cell office:value-type="string">
            <text:p>Am Sonntag machen wir ein Picknick.</text:p>
          </table:table-cell>
        </table:table-row>
        <table:table-row table:style-name="ro1">
          <table:table-cell office:value-type="string">
            <text:p>die Pille, -n</text:p>
          </table:table-cell>
          <table:table-cell office:value-type="string">
            <text:p>pastilla f,píldora f (anticonceptiva)</text:p>
          </table:table-cell>
          <table:table-cell office:value-type="string">
            <text:p>Der Arzt hat mir neue Pillen verschrieben.</text:p>
          </table:table-cell>
        </table:table-row>
        <table:table-row table:style-name="ro1">
          <table:table-cell office:value-type="string">
            <text:p>der Pilz, -e</text:p>
          </table:table-cell>
          <table:table-cell office:value-type="string">
            <text:p>hongo m,seta f,nanacate m Mex</text:p>
          </table:table-cell>
          <table:table-cell office:value-type="string">
            <text:p>Haben Sie frische Pilze? </text:p>
          </table:table-cell>
        </table:table-row>
        <table:table-row table:style-name="ro1">
          <table:table-cell office:value-type="string">
            <text:p>der PKW, -s (Personenkraftwagen, -)</text:p>
          </table:table-cell>
          <table:table-cell/>
          <table:table-cell office:value-type="string">
            <text:p>Das Parkhaus ist nur für PKWs.</text:p>
          </table:table-cell>
        </table:table-row>
        <table:table-row table:style-name="ro1">
          <table:table-cell office:value-type="string">
            <text:p>planen, plant, plante, hat geplant</text:p>
          </table:table-cell>
          <table:table-cell office:value-type="string">
            <text:p>proyectar,tener la intención de,planear,planificar</text:p>
          </table:table-cell>
          <table:table-cell office:value-type="string">
            <text:p>1. Wir haben geplant, diesmal im Urlaub nach österreich zu fahren. 2. Unser Familientreffen ist für Juni geplant.</text:p>
          </table:table-cell>
        </table:table-row>
        <table:table-row table:style-name="ro1">
          <table:table-cell office:value-type="string">
            <text:p>der Plan, -"e</text:p>
          </table:table-cell>
          <table:table-cell office:value-type="string">
            <text:p>plan m,proyecto m,intención f,plano m</text:p>
          </table:table-cell>
          <table:table-cell office:value-type="string">
            <text:p>1. Was macht ihr im Sommer? Ich weiß noch nicht, wir haben noch keine Pläne.2. Haben Sie einen Stadtplan von Berlin?</text:p>
          </table:table-cell>
        </table:table-row>
        <table:table-row table:style-name="ro1">
          <table:table-cell office:value-type="string">
            <text:p>das Plastik </text:p>
          </table:table-cell>
          <table:table-cell office:value-type="string">
            <text:p>plástico m,escultura f,plastia f</text:p>
          </table:table-cell>
          <table:table-cell office:value-type="string">
            <text:p>Was für ein Spielzeug möchten Sie? Aus Plastik oder aus Holz?</text:p>
          </table:table-cell>
        </table:table-row>
        <table:table-row table:style-name="ro1">
          <table:table-cell office:value-type="string">
            <text:p>der Platz, -"e</text:p>
          </table:table-cell>
          <table:table-cell office:value-type="string">
            <text:p>sitio m,lugar m,plaza f,campo m,pista f,asiento m,puesto m</text:p>
          </table:table-cell>
          <table:table-cell office:value-type="string">
            <text:p>1. In unserer Wohnung haben wir nicht genug Platz.2. Ist dieser Platz noch frei? 3. Nehmen Sie bitte Platz. 4. Die Post ist am Marktplatz.</text:p>
          </table:table-cell>
        </table:table-row>
        <table:table-row table:style-name="ro1">
          <table:table-cell office:value-type="string">
            <text:p>plötzlich</text:p>
          </table:table-cell>
          <table:table-cell office:value-type="string">
            <text:p>súbito, repentino,de repente</text:p>
          </table:table-cell>
          <table:table-cell office:value-type="string">
            <text:p>Es war zuerst so schön. Plötzlich hat es angefangen zu regnen.</text:p>
          </table:table-cell>
        </table:table-row>
        <table:table-row table:style-name="ro1">
          <table:table-cell office:value-type="string">
            <text:p>die Politik</text:p>
          </table:table-cell>
          <table:table-cell office:value-type="string">
            <text:p>política f</text:p>
          </table:table-cell>
          <table:table-cell office:value-type="string">
            <text:p>Ich interessiere mich nicht für Politik.</text:p>
          </table:table-cell>
        </table:table-row>
        <table:table-row table:style-name="ro1">
          <table:table-cell office:value-type="string">
            <text:p>der Politiker, -</text:p>
          </table:table-cell>
          <table:table-cell office:value-type="string">
            <text:p>político(-a) m (f)</text:p>
          </table:table-cell>
          <table:table-cell office:value-type="string">
            <text:p>Weißt du, wie dieser Politiker heißt?</text:p>
          </table:table-cell>
        </table:table-row>
        <table:table-row table:style-name="ro1">
          <table:table-cell office:value-type="string">
            <text:p>politisch</text:p>
          </table:table-cell>
          <table:table-cell office:value-type="string">
            <text:p>político</text:p>
          </table:table-cell>
          <table:table-cell office:value-type="string">
            <text:p>1. Ich diskutiere mit meinem Schwieger- vater oft über politische Probleme. 2. über meine politische Meinung möchte ich nicht sprechen.</text:p>
          </table:table-cell>
        </table:table-row>
        <table:table-row table:style-name="ro1">
          <table:table-cell office:value-type="string">
            <text:p>die Polizei</text:p>
          </table:table-cell>
          <table:table-cell office:value-type="string">
            <text:p>policía f</text:p>
          </table:table-cell>
          <table:table-cell office:value-type="string">
            <text:p>1. Mein Bruder ist bei der Polizei. 2. Rufen Sie bitte die Polizei.</text:p>
          </table:table-cell>
        </table:table-row>
        <table:table-row table:style-name="ro1">
          <table:table-cell office:value-type="string">
            <text:p>der Polizist, -en </text:p>
          </table:table-cell>
          <table:table-cell office:value-type="string">
            <text:p>policía mf,guardia mf fam,vigilante mf CSur</text:p>
          </table:table-cell>
          <table:table-cell office:value-type="string">
            <text:p>Die Ampel war kaputt. Ein Polizist hat den Verkehr geregelt.</text:p>
          </table:table-cell>
        </table:table-row>
        <table:table-row table:style-name="ro1">
          <table:table-cell office:value-type="string">
            <text:p>die Pommes frites (Pl.)</text:p>
          </table:table-cell>
          <table:table-cell office:value-type="string">
            <text:p>patatas f pl fritas</text:p>
          </table:table-cell>
          <table:table-cell office:value-type="string">
            <text:p>Die Kinder essen gern Würstchen mit Pommes frites.</text:p>
          </table:table-cell>
        </table:table-row>
        <table:table-row table:style-name="ro1">
          <table:table-cell office:value-type="string">
            <text:p>die Portion, -en</text:p>
          </table:table-cell>
          <table:table-cell office:value-type="string">
            <text:p>ración f</text:p>
          </table:table-cell>
          <table:table-cell office:value-type="string">
            <text:p>1. Bitte, eine Portion Sahne! 2. Ich nehme eine kleine Portion Eis.</text:p>
          </table:table-cell>
        </table:table-row>
        <table:table-row table:style-name="ro1">
          <table:table-cell office:value-type="string">
            <text:p>positiv</text:p>
          </table:table-cell>
          <table:table-cell office:value-type="string">
            <text:p>positivo</text:p>
          </table:table-cell>
          <table:table-cell office:value-type="string">
            <text:p>1. Wir haben eine positive Nachricht für Sie. Sie bekommen die Stelle.2. Man muss positiv denken.</text:p>
          </table:table-cell>
        </table:table-row>
        <table:table-row table:style-name="ro1">
          <table:table-cell office:value-type="string">
            <text:p>die Post</text:p>
          </table:table-cell>
          <table:table-cell office:value-type="string">
            <text:p>Correos m pl,(oficina f de) Correos m pl,correo m</text:p>
          </table:table-cell>
          <table:table-cell office:value-type="string">
            <text:p>1. Meine Frau arbeitet bei der Post. 2. Die Post macht erst um 8 Uhr auf. 3. Ist Post für mich da?</text:p>
          </table:table-cell>
        </table:table-row>
        <table:table-row table:style-name="ro1">
          <table:table-cell office:value-type="string">
            <text:p>das Postfach, -"er </text:p>
          </table:table-cell>
          <table:table-cell office:value-type="string">
            <text:p>apartado m de Correos,apartado m postal,box m AmC</text:p>
          </table:table-cell>
          <table:table-cell office:value-type="string">
            <text:p>Du musst den Brief an das Postfach schicken.</text:p>
          </table:table-cell>
        </table:table-row>
        <table:table-row table:style-name="ro1">
          <table:table-cell office:value-type="string">
            <text:p>die Postkarte, -n </text:p>
          </table:table-cell>
          <table:table-cell office:value-type="string">
            <text:p>(tarjeta f ) postal f</text:p>
          </table:table-cell>
          <table:table-cell office:value-type="string">
            <text:p>Ich schicke dir aus dem Urlaub eine Postkarte.</text:p>
          </table:table-cell>
        </table:table-row>
        <table:table-row table:style-name="ro1">
          <table:table-cell office:value-type="string">
            <text:p>die Postleitzahl, -en</text:p>
          </table:table-cell>
          <table:table-cell office:value-type="string">
            <text:p>código m postal</text:p>
          </table:table-cell>
          <table:table-cell office:value-type="string">
            <text:p>Weißt du die Postleitzahl von Berlin-Wedding?</text:p>
          </table:table-cell>
        </table:table-row>
        <table:table-row table:style-name="ro1">
          <table:table-cell office:value-type="string">
            <text:p>das Praktikum, Praktika</text:p>
          </table:table-cell>
          <table:table-cell office:value-type="string">
            <text:p>(período m de) prácticas f pl</text:p>
          </table:table-cell>
          <table:table-cell office:value-type="string">
            <text:p>Ich mache diesen Sommer drei Monate ein Praktikum bei einer Firma.</text:p>
          </table:table-cell>
        </table:table-row>
        <table:table-row table:style-name="ro1">
          <table:table-cell office:value-type="string">
            <text:p>der Praktikant, -en</text:p>
          </table:table-cell>
          <table:table-cell office:value-type="string">
            <text:p>persona f en período de prácticas</text:p>
          </table:table-cell>
          <table:table-cell office:value-type="string">
            <text:p>Bei dieser Firma habe ich zwei Jahre als Praktikant gearbeitet.</text:p>
          </table:table-cell>
        </table:table-row>
        <table:table-row table:style-name="ro1">
          <table:table-cell office:value-type="string">
            <text:p>praktisch</text:p>
          </table:table-cell>
          <table:table-cell office:value-type="string">
            <text:p>práctico</text:p>
          </table:table-cell>
          <table:table-cell office:value-type="string">
            <text:p>1. Ich finde diese Küchenmaschine sehr praktisch.2. Ich habe letzte Woche den Führerschein gemacht. Jetzt fehlt mir noch praktische Erfahrung.3. Dieses Handy kann praktisch alles, was ein Computer kann.</text:p>
          </table:table-cell>
        </table:table-row>
        <table:table-row table:style-name="ro1">
          <table:table-cell office:value-type="string">
            <text:p>präsentieren </text:p>
          </table:table-cell>
          <table:table-cell office:value-type="string">
            <text:p>presentar</text:p>
          </table:table-cell>
          <table:table-cell office:value-type="string">
            <text:p>Präsentieren Sie Ihre Ergebnisse bitte im Kurs.</text:p>
          </table:table-cell>
        </table:table-row>
        <table:table-row table:style-name="ro1">
          <table:table-cell office:value-type="string">
            <text:p>die Praxis</text:p>
          </table:table-cell>
          <table:table-cell office:value-type="string">
            <text:p>consultorio m,bufete m,práctica f</text:p>
          </table:table-cell>
          <table:table-cell office:value-type="string">
            <text:p>1. Die Praxis bleibt bis zum 7. Januar geschlossen.2. Das ist die Theorie. In der Praxis ist vieles ganz anders.</text:p>
          </table:table-cell>
        </table:table-row>
        <table:table-row table:style-name="ro1">
          <table:table-cell office:value-type="string">
            <text:p>der Preis, -e</text:p>
          </table:table-cell>
          <table:table-cell office:value-type="string">
            <text:p>precio m,premio m,recompensa f</text:p>
          </table:table-cell>
          <table:table-cell office:value-type="string">
            <text:p>1. Die Preise sind schon wieder gestiegen. 2. Wer hat den ersten Preis gewonnen?</text:p>
          </table:table-cell>
        </table:table-row>
        <table:table-row table:style-name="ro1">
          <table:table-cell office:value-type="string">
            <text:p>preiswert</text:p>
          </table:table-cell>
          <table:table-cell office:value-type="string">
            <text:p>de buen precio,barato,a buen precio</text:p>
          </table:table-cell>
          <table:table-cell office:value-type="string">
            <text:p>Die Jacke ist sehr preiswert.</text:p>
          </table:table-cell>
        </table:table-row>
        <table:table-row table:style-name="ro1">
          <table:table-cell office:value-type="string">
            <text:p>prima</text:p>
          </table:table-cell>
          <table:table-cell office:value-type="string">
            <text:p>estupendo, genial,muy bien,Kusine f,Cousine f,Prämie f,Zulage f,Zuschlag m,oberste Saite f,Prim f</text:p>
          </table:table-cell>
          <table:table-cell office:value-type="string">
            <text:p>Mit meinem Bruder verstehe ich mich prima.</text:p>
          </table:table-cell>
        </table:table-row>
        <table:table-row table:style-name="ro1">
          <table:table-cell office:value-type="string">
            <text:p>privat</text:p>
          </table:table-cell>
          <table:table-cell office:value-type="string">
            <text:p>privado,privado, particular,en privado</text:p>
          </table:table-cell>
          <table:table-cell office:value-type="string">
            <text:p>1. Hier meine Nummer im Büro und meine Privatnummer.2. über meine Probleme möchte ich nicht sprechen. Das ist privat.3. Ich treffe meine Kollegen auch privat.</text:p>
          </table:table-cell>
        </table:table-row>
        <table:table-row table:style-name="ro1">
          <table:table-cell office:value-type="string">
            <text:p>pro</text:p>
          </table:table-cell>
          <table:table-cell office:value-type="string">
            <text:p>por,Pro nt,für +akk,pro +akk</text:p>
          </table:table-cell>
          <table:table-cell office:value-type="string">
            <text:p>Eintritt pro Person: zwei Euro.</text:p>
          </table:table-cell>
        </table:table-row>
        <table:table-row table:style-name="ro1">
          <table:table-cell office:value-type="string">
            <text:p>probieren, probiert, probierte, hat probiert</text:p>
          </table:table-cell>
          <table:table-cell office:value-type="string">
            <text:p>probar,probar, degustar</text:p>
          </table:table-cell>
          <table:table-cell office:value-type="string">
            <text:p>1. Haben Sie dieses Mittel schon einmal probiert?2. Möchten Sie den Käse mal probieren? 3. Ich habe probiert, die Zeitung zu lesen, aber es war zu schwer.</text:p>
          </table:table-cell>
        </table:table-row>
        <table:table-row table:style-name="ro1">
          <table:table-cell office:value-type="string">
            <text:p>das Problem, -e</text:p>
          </table:table-cell>
          <table:table-cell office:value-type="string">
            <text:p>problema m</text:p>
          </table:table-cell>
          <table:table-cell office:value-type="string">
            <text:p>José spricht nicht gern über seine Probleme.</text:p>
          </table:table-cell>
        </table:table-row>
        <table:table-row table:style-name="ro1">
          <table:table-cell office:value-type="string">
            <text:p>produzieren, produziert, produzierte, hat produziert</text:p>
          </table:table-cell>
          <table:table-cell office:value-type="string">
            <text:p>producir</text:p>
          </table:table-cell>
          <table:table-cell office:value-type="string">
            <text:p>Unsere Firma produziert Feuerzeuge.</text:p>
          </table:table-cell>
        </table:table-row>
        <table:table-row table:style-name="ro1">
          <table:table-cell office:value-type="string">
            <text:p>das Produkt, -e</text:p>
          </table:table-cell>
          <table:table-cell office:value-type="string">
            <text:p>producto m</text:p>
          </table:table-cell>
          <table:table-cell office:value-type="string">
            <text:p>1. Unsere Produkte haben eine hohe Qualität.2. Der Arzt sagt, ich soll viel Obst und Milchprodukte essen.</text:p>
          </table:table-cell>
        </table:table-row>
        <table:table-row table:style-name="ro1">
          <table:table-cell office:value-type="string">
            <text:p>die Produktion </text:p>
          </table:table-cell>
          <table:table-cell office:value-type="string">
            <text:p>producción f</text:p>
          </table:table-cell>
          <table:table-cell office:value-type="string">
            <text:p>Mein Onkel arbeitet in der Autoproduktion.</text:p>
          </table:table-cell>
        </table:table-row>
        <table:table-row table:style-name="ro1">
          <table:table-cell office:value-type="string">
            <text:p>der Professor, -en/</text:p>
          </table:table-cell>
          <table:table-cell office:value-type="string">
            <text:p>≈ profesor(a) m(f) numerario, -a,catedrático(-a) m (f),profesor(a) m(f) de enseñanza media</text:p>
          </table:table-cell>
          <table:table-cell office:value-type="string">
            <text:p>Unsere Nachbarin ist Professorin an der Universität.</text:p>
          </table:table-cell>
        </table:table-row>
        <table:table-row table:style-name="ro1">
          <table:table-cell office:value-type="string">
            <text:p>der Profi, -s</text:p>
          </table:table-cell>
          <table:table-cell office:value-type="string">
            <text:p>profesional mf</text:p>
          </table:table-cell>
          <table:table-cell office:value-type="string">
            <text:p>1. Keine Angst. Mein Bruder kann die Heizung bestimmt reparieren. Er ist doch Profi.2. Mein Sohn möchte Profisportler werden.</text:p>
          </table:table-cell>
        </table:table-row>
        <table:table-row table:style-name="ro1">
          <table:table-cell office:value-type="string">
            <text:p>das Programm, -e</text:p>
          </table:table-cell>
          <table:table-cell office:value-type="string">
            <text:p>programa m,cadena f,canal m</text:p>
          </table:table-cell>
          <table:table-cell office:value-type="string">
            <text:p>1. Hast du schon ins Fernsehprogramm geguckt? Gibt es heute einen schönen Film?2. Mit welchen Computerprogrammen arbeitest du?</text:p>
          </table:table-cell>
        </table:table-row>
        <table:table-row table:style-name="ro1">
          <table:table-cell office:value-type="string">
            <text:p>das Projekt, -e</text:p>
          </table:table-cell>
          <table:table-cell office:value-type="string">
            <text:p>proyecto m</text:p>
          </table:table-cell>
          <table:table-cell office:value-type="string">
            <text:p>Der Staat fördert dieses neue Umweltprojekt.</text:p>
          </table:table-cell>
        </table:table-row>
        <table:table-row table:style-name="ro1">
          <table:table-cell office:value-type="string">
            <text:p>der Prospekt, -e</text:p>
          </table:table-cell>
          <table:table-cell office:value-type="string">
            <text:p>folleto m,prospecto m</text:p>
          </table:table-cell>
          <table:table-cell office:value-type="string">
            <text:p>1. Diese Prospekte bekommen Sie in jedem Reisebüro.2. Bitte schicken Sie mir einen Prospekt von Ihrem Hotel.</text:p>
          </table:table-cell>
        </table:table-row>
        <table:table-row table:style-name="ro1">
          <table:table-cell office:value-type="string">
            <text:p>Prost</text:p>
          </table:table-cell>
          <table:table-cell/>
          <table:table-cell office:value-type="string">
            <text:p>Wir trinken auf Ihre Gesundheit! Prost!</text:p>
          </table:table-cell>
        </table:table-row>
        <table:table-row table:style-name="ro1">
          <table:table-cell office:value-type="string">
            <text:p>protestieren, protestiert, protestierte, hat protestiert</text:p>
          </table:table-cell>
          <table:table-cell office:value-type="string">
            <text:p>protestar,levantar un protesto</text:p>
          </table:table-cell>
          <table:table-cell office:value-type="string">
            <text:p>Wir protestieren gegen die langen Arbeitszeiten.</text:p>
          </table:table-cell>
        </table:table-row>
        <table:table-row table:style-name="ro1">
          <table:table-cell office:value-type="string">
            <text:p>der Protest, -e </text:p>
          </table:table-cell>
          <table:table-cell office:value-type="string">
            <text:p>protesta f,planteo m Arg</text:p>
          </table:table-cell>
          <table:table-cell office:value-type="string">
            <text:p>Alle Proteste haben nichts genützt.</text:p>
          </table:table-cell>
        </table:table-row>
        <table:table-row table:style-name="ro1">
          <table:table-cell office:value-type="string">
            <text:p>der Prozess, -e</text:p>
          </table:table-cell>
          <table:table-cell office:value-type="string">
            <text:p>pleito m,proceso m</text:p>
          </table:table-cell>
          <table:table-cell office:value-type="string">
            <text:p>Mein Nachbar hat den Prozess verloren.</text:p>
          </table:table-cell>
        </table:table-row>
        <table:table-row table:style-name="ro1">
          <table:table-cell office:value-type="string">
            <text:p>prüfen, prüft, prüfte, hat geprüft</text:p>
          </table:table-cell>
          <table:table-cell office:value-type="string">
            <text:p>examinar,comprobar,verificar,castigar</text:p>
          </table:table-cell>
          <table:table-cell office:value-type="string">
            <text:p>Bitte prüfen Sie sofort, ob die Rechnung stimmt.</text:p>
          </table:table-cell>
        </table:table-row>
        <table:table-row table:style-name="ro1">
          <table:table-cell office:value-type="string">
            <text:p>die Prüfung, -en </text:p>
          </table:table-cell>
          <table:table-cell office:value-type="string">
            <text:p>examen m,inspección f,control m,revés m (de la fortuna)</text:p>
          </table:table-cell>
          <table:table-cell office:value-type="string">
            <text:p>Mein Freund hat die Prüfung bestanden.</text:p>
          </table:table-cell>
        </table:table-row>
        <table:table-row table:style-name="ro1">
          <table:table-cell office:value-type="string">
            <text:p>das Publikum</text:p>
          </table:table-cell>
          <table:table-cell office:value-type="string">
            <text:p>público m</text:p>
          </table:table-cell>
          <table:table-cell office:value-type="string">
            <text:p>Es war ein tolles Konzert. Das Publikum war begeistert.</text:p>
          </table:table-cell>
        </table:table-row>
        <table:table-row table:style-name="ro1">
          <table:table-cell office:value-type="string">
            <text:p>der Pullover, - </text:p>
          </table:table-cell>
          <table:table-cell office:value-type="string">
            <text:p>jersey m,suéter m</text:p>
          </table:table-cell>
          <table:table-cell office:value-type="string">
            <text:p>Ich habe mir einen Pullover gekauft.</text:p>
          </table:table-cell>
        </table:table-row>
        <table:table-row table:style-name="ro1">
          <table:table-cell office:value-type="string">
            <text:p>der Punkt, -e</text:p>
          </table:table-cell>
          <table:table-cell office:value-type="string">
            <text:p>punto m,lugar m,tanto m,puntillo m</text:p>
          </table:table-cell>
          <table:table-cell office:value-type="string">
            <text:p>1. Das Konzert beginnt um Punkt 20 Uhr. 2. Beim letzten Satz fehlt der Punkt.</text:p>
          </table:table-cell>
        </table:table-row>
        <table:table-row table:style-name="ro1">
          <table:table-cell office:value-type="string">
            <text:p>pünktlich</text:p>
          </table:table-cell>
          <table:table-cell office:value-type="string">
            <text:p>puntual</text:p>
          </table:table-cell>
          <table:table-cell office:value-type="string">
            <text:p>1. Seien Sie bitte pünktlich. 2. Der Bus fährt pünktlich um acht Uhr.</text:p>
          </table:table-cell>
        </table:table-row>
        <table:table-row table:style-name="ro1">
          <table:table-cell office:value-type="string">
            <text:p>die Puppe, -n</text:p>
          </table:table-cell>
          <table:table-cell office:value-type="string">
            <text:p>muñeca f,títere m,marioneta f,maniquí m,crisálida f</text:p>
          </table:table-cell>
          <table:table-cell office:value-type="string">
            <text:p>Unsere kleine Tochter bekommt zum Geburtstag eine Puppe.</text:p>
          </table:table-cell>
        </table:table-row>
        <table:table-row table:style-name="ro1">
          <table:table-cell office:value-type="string">
            <text:p>putzen, putzt, putzte, hat geputzt</text:p>
          </table:table-cell>
          <table:table-cell office:value-type="string">
            <text:p>limpiar,fregar</text:p>
          </table:table-cell>
          <table:table-cell office:value-type="string">
            <text:p>1. Ich muss heute noch die Wohnung putzen.2. Hast du dir schon die Zähne geputzt?</text:p>
          </table:table-cell>
        </table:table-row>
        <table:table-row table:style-name="ro1">
          <table:table-cell office:value-type="string">
            <text:p>die Qualifikation, -en </text:p>
          </table:table-cell>
          <table:table-cell office:value-type="string">
            <text:p>calificación f para,capacidad f,aptitud f,clasificación f</text:p>
          </table:table-cell>
          <table:table-cell office:value-type="string">
            <text:p>Für diese Arbeit haben Sie nicht die richtige Qualifikation.</text:p>
          </table:table-cell>
        </table:table-row>
        <table:table-row table:style-name="ro1">
          <table:table-cell office:value-type="string">
            <text:p>die Qualität, -en </text:p>
          </table:table-cell>
          <table:table-cell office:value-type="string">
            <text:p>cualidad f,calidad f</text:p>
          </table:table-cell>
          <table:table-cell office:value-type="string">
            <text:p>Für mich ist nicht nur der Preis wichtig, sondern auch die Qualität.</text:p>
          </table:table-cell>
        </table:table-row>
        <table:table-row table:style-name="ro1">
          <table:table-cell office:value-type="string">
            <text:p>der Quark </text:p>
          </table:table-cell>
          <table:table-cell office:value-type="string">
            <text:p>≈ requesón m,tontería(s) f (pl),quark m</text:p>
          </table:table-cell>
          <table:table-cell office:value-type="string">
            <text:p>Zum Frühstück esse ich gerne Quark mit Früchten.</text:p>
          </table:table-cell>
        </table:table-row>
        <table:table-row table:style-name="ro1">
          <table:table-cell office:value-type="string">
            <text:p>das Quartal, -e</text:p>
          </table:table-cell>
          <table:table-cell office:value-type="string">
            <text:p>trimestre m</text:p>
          </table:table-cell>
          <table:table-cell office:value-type="string">
            <text:p>Für dieses Quartal müssen Sie wieder die Praxisgebühr bezahlen.</text:p>
          </table:table-cell>
        </table:table-row>
        <table:table-row table:style-name="ro1">
          <table:table-cell office:value-type="string">
            <text:p>der Quatsch</text:p>
          </table:table-cell>
          <table:table-cell office:value-type="string">
            <text:p>tonterías f pl,bobadas f pl,bolazo m RioPl</text:p>
          </table:table-cell>
          <table:table-cell office:value-type="string">
            <text:p>Was du da redest, ist Quatsch! Die Ampel war grün, nicht rot.</text:p>
          </table:table-cell>
        </table:table-row>
        <table:table-row table:style-name="ro1">
          <table:table-cell office:value-type="string">
            <text:p>quer</text:p>
          </table:table-cell>
          <table:table-cell office:value-type="string">
            <text:p>en sentido transversal, atravesado</text:p>
          </table:table-cell>
          <table:table-cell office:value-type="string">
            <text:p>Ich muss zu meiner Arbeit quer durch die ganze Stadt fahren.</text:p>
          </table:table-cell>
        </table:table-row>
        <table:table-row table:style-name="ro1">
          <table:table-cell office:value-type="string">
            <text:p>die Querstraße, n </text:p>
          </table:table-cell>
          <table:table-cell office:value-type="string">
            <text:p>calle f transversal</text:p>
          </table:table-cell>
          <table:table-cell office:value-type="string">
            <text:p>Meine Schwester wohnt in einer Querstraße zur Bahnhofstraße.</text:p>
          </table:table-cell>
        </table:table-row>
        <table:table-row table:style-name="ro1">
          <table:table-cell office:value-type="string">
            <text:p>die Quittung, -en</text:p>
          </table:table-cell>
          <table:table-cell office:value-type="string">
            <text:p>recibo m,consecuencias f pl</text:p>
          </table:table-cell>
          <table:table-cell office:value-type="string">
            <text:p>Brauchen Sie eine Quittung?</text:p>
          </table:table-cell>
        </table:table-row>
        <table:table-row table:style-name="ro1">
          <table:table-cell office:value-type="string">
            <text:p>der Rabatt, -e </text:p>
          </table:table-cell>
          <table:table-cell office:value-type="string">
            <text:p>rebaja f,descuento m</text:p>
          </table:table-cell>
          <table:table-cell office:value-type="string">
            <text:p>Sie bekommen zehn Prozent Rabatt.</text:p>
          </table:table-cell>
        </table:table-row>
        <table:table-row table:style-name="ro1">
          <table:table-cell office:value-type="string">
            <text:p>das Rad, -"er</text:p>
          </table:table-cell>
          <table:table-cell office:value-type="string">
            <text:p>rueda f,bici f</text:p>
          </table:table-cell>
          <table:table-cell office:value-type="string">
            <text:p>1. Ich fahre jeden Morgen mit dem Rad zur Arbeit.2. Hast du ein Ersatzrad dabei? </text:p>
          </table:table-cell>
        </table:table-row>
        <table:table-row table:style-name="ro1">
          <table:table-cell office:value-type="string">
            <text:p>Rad fahren, fährt Rad, fuhr Rad, ist Rad gefahren</text:p>
          </table:table-cell>
          <table:table-cell/>
          <table:table-cell office:value-type="string">
            <text:p>Am Sonntag fahren wir oft Rad.</text:p>
          </table:table-cell>
        </table:table-row>
        <table:table-row table:style-name="ro1">
          <table:table-cell office:value-type="string">
            <text:p>der Radfahrer, - </text:p>
          </table:table-cell>
          <table:table-cell office:value-type="string">
            <text:p>ciclista mf</text:p>
          </table:table-cell>
          <table:table-cell office:value-type="string">
            <text:p>Achtung! Da kommt ein Radfahrer.</text:p>
          </table:table-cell>
        </table:table-row>
        <table:table-row table:style-name="ro1">
          <table:table-cell office:value-type="string">
            <text:p>das Radio, -s</text:p>
          </table:table-cell>
          <table:table-cell office:value-type="string">
            <text:p>radio f</text:p>
          </table:table-cell>
          <table:table-cell office:value-type="string">
            <text:p>1. Ich möchte mir ein neues Radio kaufen.2. Ich höre gern Radio. </text:p>
          </table:table-cell>
        </table:table-row>
        <table:table-row table:style-name="ro1">
          <table:table-cell office:value-type="string">
            <text:p>der Rand, -"er</text:p>
          </table:table-cell>
          <table:table-cell office:value-type="string">
            <text:p>borde m,canto m,periferia f,orla f,margen m</text:p>
          </table:table-cell>
          <table:table-cell office:value-type="string">
            <text:p>Wir wohnen am Stadtrand.</text:p>
          </table:table-cell>
        </table:table-row>
        <table:table-row table:style-name="ro1">
          <table:table-cell office:value-type="string">
            <text:p>rasieren, rasiert, rasierte, hat rasiert</text:p>
          </table:table-cell>
          <table:table-cell office:value-type="string">
            <text:p>afeitar</text:p>
          </table:table-cell>
          <table:table-cell office:value-type="string">
            <text:p>Ich komme gleich. Ich muss mich nur noch schnell rasieren.</text:p>
          </table:table-cell>
        </table:table-row>
        <table:table-row table:style-name="ro1">
          <table:table-cell office:value-type="string">
            <text:p>raten, rät, riet, hat geraten</text:p>
          </table:table-cell>
          <table:table-cell office:value-type="string">
            <text:p>recomendar, aconsejar,adivinar</text:p>
          </table:table-cell>
          <table:table-cell office:value-type="string">
            <text:p>1. Ich möchte billig Urlaub machen. Was raten Sie mir?2. Rate mal, wen ich heute getroffen habe! Deinen Lehrer.</text:p>
          </table:table-cell>
        </table:table-row>
        <table:table-row table:style-name="ro1">
          <table:table-cell office:value-type="string">
            <text:p>der Rat </text:p>
          </table:table-cell>
          <table:table-cell office:value-type="string">
            <text:p>consejo m,concejo m,recomendación f,consejero(-a) m (f)</text:p>
          </table:table-cell>
          <table:table-cell office:value-type="string">
            <text:p>Was soll ich machen? Können Sie mir einen Rat geben?</text:p>
          </table:table-cell>
        </table:table-row>
        <table:table-row table:style-name="ro1">
          <table:table-cell office:value-type="string">
            <text:p>Ratschlag, -"e</text:p>
          </table:table-cell>
          <table:table-cell office:value-type="string">
            <text:p>consejo m</text:p>
          </table:table-cell>
          <table:table-cell office:value-type="string">
            <text:p>Meine Tochter nimmt meine Ratschläge nicht an.</text:p>
          </table:table-cell>
        </table:table-row>
        <table:table-row table:style-name="ro1">
          <table:table-cell office:value-type="string">
            <text:p>das Rathaus, -"er</text:p>
          </table:table-cell>
          <table:table-cell office:value-type="string">
            <text:p>ayuntamiento m,diputación f Mex</text:p>
          </table:table-cell>
          <table:table-cell office:value-type="string">
            <text:p>1. Hier links sehen Sie das Rathaus. 2. Das Formular bekommen Sie im Rathaus.</text:p>
          </table:table-cell>
        </table:table-row>
        <table:table-row table:style-name="ro1">
          <table:table-cell office:value-type="string">
            <text:p>rauchen, raucht, rauchte, hat geraucht</text:p>
          </table:table-cell>
          <table:table-cell office:value-type="string">
            <text:p>fumar,pitar AmS,humear, echar humo</text:p>
          </table:table-cell>
          <table:table-cell office:value-type="string">
            <text:p>1. Hier ist Rauchen verboten! 2. Stört es Sie, wenn ich rauche?</text:p>
          </table:table-cell>
        </table:table-row>
        <table:table-row table:style-name="ro1">
          <table:table-cell office:value-type="string">
            <text:p>der Raucher, -</text:p>
          </table:table-cell>
          <table:table-cell office:value-type="string">
            <text:p>fumador(a) m (f)</text:p>
          </table:table-cell>
          <table:table-cell office:value-type="string">
            <text:p>1. Gibt es hier ein Raucherzimmer? 2. Ich bin Nichtraucher.</text:p>
          </table:table-cell>
        </table:table-row>
        <table:table-row table:style-name="ro1">
          <table:table-cell office:value-type="string">
            <text:p>der Raum, -"e</text:p>
          </table:table-cell>
          <table:table-cell office:value-type="string">
            <text:p>habitación f,cuarto m,ambiente m CSur, Peru,local m,área f,zona f,espacio m,lugar m,sitio m</text:p>
          </table:table-cell>
          <table:table-cell office:value-type="string">
            <text:p>Zur Anmeldung gehen Sie bitte in Raum 19.</text:p>
          </table:table-cell>
        </table:table-row>
        <table:table-row table:style-name="ro1">
          <table:table-cell office:value-type="string">
            <text:p>reagieren, reagiert, reagierte, hat reagiert</text:p>
          </table:table-cell>
          <table:table-cell office:value-type="string">
            <text:p>reaccionar a/ante,producir una reacción,hacer reaccionar</text:p>
          </table:table-cell>
          <table:table-cell office:value-type="string">
            <text:p>Ich habe dem Vermieter geschrieben, aber er hat noch nicht reagiert.</text:p>
          </table:table-cell>
        </table:table-row>
        <table:table-row table:style-name="ro1">
          <table:table-cell office:value-type="string">
            <text:p>die Reaktion, -en</text:p>
          </table:table-cell>
          <table:table-cell office:value-type="string">
            <text:p>reacción f a/ante/frente a,reacción f</text:p>
          </table:table-cell>
          <table:table-cell office:value-type="string">
            <text:p>Diese Reaktion ist typisch für ihn.</text:p>
          </table:table-cell>
        </table:table-row>
        <table:table-row table:style-name="ro1">
          <table:table-cell office:value-type="string">
            <text:p>die Realität, -en</text:p>
          </table:table-cell>
          <table:table-cell office:value-type="string">
            <text:p>realidad f,inmuebles m pl</text:p>
          </table:table-cell>
          <table:table-cell office:value-type="string">
            <text:p>Das gefällt dir nicht? Aber das ist die Realität.</text:p>
          </table:table-cell>
        </table:table-row>
        <table:table-row table:style-name="ro1">
          <table:table-cell office:value-type="string">
            <text:p>realistisch</text:p>
          </table:table-cell>
          <table:table-cell office:value-type="string">
            <text:p>realista</text:p>
          </table:table-cell>
          <table:table-cell office:value-type="string">
            <text:p>Ich glaube nicht, dass du für das Auto noch so viel Geld bekommst. Das ist nicht realistisch.</text:p>
          </table:table-cell>
        </table:table-row>
        <table:table-row table:style-name="ro1">
          <table:table-cell office:value-type="string">
            <text:p>rechnen, rechnet, rechnete, hat gerechnet</text:p>
          </table:table-cell>
          <table:table-cell office:value-type="string">
            <text:p>calcular,contar con,economizar,hacer,contar entre,incluir entre,calcular para</text:p>
          </table:table-cell>
          <table:table-cell office:value-type="string">
            <text:p>1. Meine Tochter kann gut rechnen. 2. Sie hat in Rechnen eine Eins. 3. Mit solchen Schwierigkeiten hatten wir nicht gerechnet.</text:p>
          </table:table-cell>
        </table:table-row>
        <table:table-row table:style-name="ro1">
          <table:table-cell office:value-type="string">
            <text:p>der Rechner, - </text:p>
          </table:table-cell>
          <table:table-cell office:value-type="string">
            <text:p>calculadora f,ordenador m,contador(a) m (f),contable mf</text:p>
          </table:table-cell>
          <table:table-cell office:value-type="string">
            <text:p>Mein Rechner ist kaputt.</text:p>
          </table:table-cell>
        </table:table-row>
        <table:table-row table:style-name="ro1">
          <table:table-cell office:value-type="string">
            <text:p>die Rechnung, -en</text:p>
          </table:table-cell>
          <table:table-cell office:value-type="string">
            <text:p>cálculo m,cuenta f,adición f RioPl,factura f</text:p>
          </table:table-cell>
          <table:table-cell office:value-type="string">
            <text:p>1. Bitte, die Rechnung! 2. Brauchen Sie für diese Reparatur eine Rechnung?</text:p>
          </table:table-cell>
        </table:table-row>
        <table:table-row table:style-name="ro1">
          <table:table-cell office:value-type="string">
            <text:p>das Recht, -e</text:p>
          </table:table-cell>
          <table:table-cell office:value-type="string">
            <text:p>derecho m a,derecho m,legislación f,leyes f pl,justicia f,razón f</text:p>
          </table:table-cell>
          <table:table-cell office:value-type="string">
            <text:p>1. Nach deutschem Recht darf man Kinder nicht schlagen.2. Ich hatte Vorfahrt. Ich war im Recht. 3. Die Rechnung stimmt nicht? Dann haben Sie das Recht, das Geld zurückzubekommen.</text:p>
          </table:table-cell>
        </table:table-row>
        <table:table-row table:style-name="ro1">
          <table:table-cell office:value-type="string">
            <text:p>rechtlich </text:p>
          </table:table-cell>
          <table:table-cell office:value-type="string">
            <text:p>legal,jurídico</text:p>
          </table:table-cell>
          <table:table-cell office:value-type="string">
            <text:p>Wir beraten Sie in rechtlichen Fragen.</text:p>
          </table:table-cell>
        </table:table-row>
        <table:table-row table:style-name="ro1">
          <table:table-cell office:value-type="string">
            <text:p>der Rechtsanwalt, -"e</text:p>
          </table:table-cell>
          <table:table-cell office:value-type="string">
            <text:p>abogado-a m</text:p>
          </table:table-cell>
          <table:table-cell office:value-type="string">
            <text:p>Ich will mit meinem Rechtsanwalt sprechen.</text:p>
          </table:table-cell>
        </table:table-row>
        <table:table-row table:style-name="ro1">
          <table:table-cell office:value-type="string">
            <text:p>recht</text:p>
          </table:table-cell>
          <table:table-cell office:value-type="string">
            <text:p>exacto, justo,adecuado,oportuno,verdadero,correcto,muy,bastante,bien</text:p>
          </table:table-cell>
          <table:table-cell office:value-type="string">
            <text:p>1. Ist es Ihnen recht, wenn ich morgen vorbeikomme?2. Da haben Sie recht. 3. Da muss ich Ihnen recht geben.</text:p>
          </table:table-cell>
        </table:table-row>
        <table:table-row table:style-name="ro1">
          <table:table-cell office:value-type="string">
            <text:p>rechts</text:p>
          </table:table-cell>
          <table:table-cell office:value-type="string">
            <text:p>(a) la derecha,a la derecha</text:p>
          </table:table-cell>
          <table:table-cell office:value-type="string">
            <text:p>1. An der nächsten Kreuzung müssen Sie rechts abbiegen.2. Das Wohnungsamt ist hier rechts.</text:p>
          </table:table-cell>
        </table:table-row>
        <table:table-row table:style-name="ro1">
          <table:table-cell office:value-type="string">
            <text:p>recht-</text:p>
          </table:table-cell>
          <table:table-cell/>
          <table:table-cell office:value-type="string">
            <text:p>Ich habe mir den rechten Arm gebrochen.</text:p>
          </table:table-cell>
        </table:table-row>
        <table:table-row table:style-name="ro1">
          <table:table-cell office:value-type="string">
            <text:p>rechtzeitig</text:p>
          </table:table-cell>
          <table:table-cell office:value-type="string">
            <text:p>puntual,a tiempo,con (la debida) antelación</text:p>
          </table:table-cell>
          <table:table-cell office:value-type="string">
            <text:p>Bitte weck mich rechtzeitig. Ich muss pünktlich sein.</text:p>
          </table:table-cell>
        </table:table-row>
        <table:table-row table:style-name="ro1">
          <table:table-cell office:value-type="string">
            <text:p>reden, redet, redete, hat geredet</text:p>
          </table:table-cell>
          <table:table-cell office:value-type="string">
            <text:p>hablar con sobre de,pronunciar un discurso sobre,hablar</text:p>
          </table:table-cell>
          <table:table-cell office:value-type="string">
            <text:p>1. Worüber habt ihr gestern geredet? 2. Kann ich mal kurz mit dir reden?</text:p>
          </table:table-cell>
        </table:table-row>
        <table:table-row table:style-name="ro1">
          <table:table-cell office:value-type="string">
            <text:p>die Rede, -n</text:p>
          </table:table-cell>
          <table:table-cell office:value-type="string">
            <text:p>discurso m,conversación f,palabras f pl,estilo m</text:p>
          </table:table-cell>
          <table:table-cell office:value-type="string">
            <text:p>1. Der Präsident hat eine Rede gehalten.</text:p>
          </table:table-cell>
        </table:table-row>
        <table:table-row table:style-name="ro1">
          <table:table-cell office:value-type="string">
            <text:p>reduzieren, reduziert, reduzierte, hat reduziert</text:p>
          </table:table-cell>
          <table:table-cell office:value-type="string">
            <text:p>reducir a</text:p>
          </table:table-cell>
          <table:table-cell office:value-type="string">
            <text:p>1. Wir haben jetzt unsere Preise reduziert.2. Ist dieser Pullover auch reduziert?</text:p>
          </table:table-cell>
        </table:table-row>
        <table:table-row table:style-name="ro1">
          <table:table-cell office:value-type="string">
            <text:p>die Reform, -en</text:p>
          </table:table-cell>
          <table:table-cell office:value-type="string">
            <text:p>reforma f</text:p>
          </table:table-cell>
          <table:table-cell office:value-type="string">
            <text:p>Die Regierung plant für nächstes Jahr eine Steuerreform.</text:p>
          </table:table-cell>
        </table:table-row>
        <table:table-row table:style-name="ro1">
          <table:table-cell office:value-type="string">
            <text:p>das Regal, -e </text:p>
          </table:table-cell>
          <table:table-cell office:value-type="string">
            <text:p>estante m,estantería f,librería f,órgano m portátil</text:p>
          </table:table-cell>
          <table:table-cell office:value-type="string">
            <text:p>Das Buch steht im Regal oben rechts.</text:p>
          </table:table-cell>
        </table:table-row>
        <table:table-row table:style-name="ro1">
          <table:table-cell office:value-type="string">
            <text:p>die Regel, -n</text:p>
          </table:table-cell>
          <table:table-cell office:value-type="string">
            <text:p>regla f,norma f,período m</text:p>
          </table:table-cell>
          <table:table-cell office:value-type="string">
            <text:p>1. Meine Tochter lernt in der Schule gerade die Verkehrsregeln.2. Wie geht dieses Spiel? Kennst du die Regeln?</text:p>
          </table:table-cell>
        </table:table-row>
        <table:table-row table:style-name="ro1">
          <table:table-cell office:value-type="string">
            <text:p>regelmäßig</text:p>
          </table:table-cell>
          <table:table-cell office:value-type="string">
            <text:p>regular,con regularidad, regularmente</text:p>
          </table:table-cell>
          <table:table-cell office:value-type="string">
            <text:p>Sie müssen die Tabletten regelmäßig nehmen.</text:p>
          </table:table-cell>
        </table:table-row>
        <table:table-row table:style-name="ro1">
          <table:table-cell office:value-type="string">
            <text:p>regeln, regelt, regelte, hat geregelt</text:p>
          </table:table-cell>
          <table:table-cell office:value-type="string">
            <text:p>regular,fijar,arreglar,reglamentar</text:p>
          </table:table-cell>
          <table:table-cell office:value-type="string">
            <text:p>Die Ampel ist kaputt. Ein Polizist regelt den Verkehr.</text:p>
          </table:table-cell>
        </table:table-row>
        <table:table-row table:style-name="ro1">
          <table:table-cell office:value-type="string">
            <text:p>regnen, es regnet, es regnete, es hat geregnet</text:p>
          </table:table-cell>
          <table:table-cell office:value-type="string">
            <text:p>llover</text:p>
          </table:table-cell>
          <table:table-cell office:value-type="string">
            <text:p>Es hat gestern den ganzen Tag geregnet.</text:p>
          </table:table-cell>
        </table:table-row>
        <table:table-row table:style-name="ro1">
          <table:table-cell office:value-type="string">
            <text:p>der Regen</text:p>
          </table:table-cell>
          <table:table-cell office:value-type="string">
            <text:p>lluvia f,llovizna f</text:p>
          </table:table-cell>
          <table:table-cell office:value-type="string">
            <text:p>1. Bei Regen fällt das Konzert aus. 2. Wir hatten im Urlaub drei Wochen Regen.</text:p>
          </table:table-cell>
        </table:table-row>
        <table:table-row table:style-name="ro1">
          <table:table-cell office:value-type="string">
            <text:p>die Region, -en</text:p>
          </table:table-cell>
          <table:table-cell office:value-type="string">
            <text:p>región f</text:p>
          </table:table-cell>
          <table:table-cell office:value-type="string">
            <text:p>1. In der Rhein-Main-Region sind die Mieten sehr hoch.2. Die Milch ist aus der Region.</text:p>
          </table:table-cell>
        </table:table-row>
        <table:table-row table:style-name="ro1">
          <table:table-cell table:number-columns-repeated="2" office:value-type="string">
            <text:p>regional</text:p>
          </table:table-cell>
          <table:table-cell office:value-type="string">
            <text:p>Du kannst mit einer Regionalbahn fahren. Das ist billiger.</text:p>
          </table:table-cell>
        </table:table-row>
        <table:table-row table:style-name="ro1">
          <table:table-cell office:value-type="string">
            <text:p>reich</text:p>
          </table:table-cell>
          <table:table-cell office:value-type="string">
            <text:p>rico en,suntuoso, lujoso,grande,abundante,amplio</text:p>
          </table:table-cell>
          <table:table-cell office:value-type="string">
            <text:p>1. Der Onkel von meinem Freund ist reich.2. Meine Schwester hat einen reichen Mann geheiratet.</text:p>
          </table:table-cell>
        </table:table-row>
        <table:table-row table:style-name="ro1">
          <table:table-cell office:value-type="string">
            <text:p>reichen, reicht, reichte, hat gereicht</text:p>
          </table:table-cell>
          <table:table-cell office:value-type="string">
            <text:p>bastar, ser suficiente,llegar a,elevarse hasta,servir</text:p>
          </table:table-cell>
          <table:table-cell office:value-type="string">
            <text:p>1. Ich nehme nur eine Suppe. Das reicht mir.2. Wie lange reicht unser öl noch? Ich glaube, wir müssen neues bestellen.</text:p>
          </table:table-cell>
        </table:table-row>
        <table:table-row table:style-name="ro1">
          <table:table-cell office:value-type="string">
            <text:p>reif </text:p>
          </table:table-cell>
          <table:table-cell office:value-type="string">
            <text:p>maduro</text:p>
          </table:table-cell>
          <table:table-cell office:value-type="string">
            <text:p>Die Banane kannst du nicht essen. Sie ist noch nicht reif.</text:p>
          </table:table-cell>
        </table:table-row>
        <table:table-row table:style-name="ro1">
          <table:table-cell office:value-type="string">
            <text:p>der Reifen, - </text:p>
          </table:table-cell>
          <table:table-cell office:value-type="string">
            <text:p>neumático m,aro m</text:p>
          </table:table-cell>
          <table:table-cell office:value-type="string">
            <text:p>1. Ihr Wagen braucht neue Reifen. 2. Kannst du einen Reifen wechseln?</text:p>
          </table:table-cell>
        </table:table-row>
        <table:table-row table:style-name="ro1">
          <table:table-cell office:value-type="string">
            <text:p>die Reihe, -n</text:p>
          </table:table-cell>
          <table:table-cell office:value-type="string">
            <text:p>fila f,hilera f,serie f,colección f,progresión f,filas f pl,turno m</text:p>
          </table:table-cell>
          <table:table-cell office:value-type="string">
            <text:p>1. Ich habe Karten für das Konzert. Wir sitzen in der dritten Reihe.2. Wer ist jetzt an der Reihe?</text:p>
          </table:table-cell>
        </table:table-row>
        <table:table-row table:style-name="ro1">
          <table:table-cell office:value-type="string">
            <text:p>rein</text:p>
          </table:table-cell>
          <table:table-cell office:value-type="string">
            <text:p>puro,verdadero,limpio,neto,netamente,puramente,absolutamente,adentro, hacia dentro</text:p>
          </table:table-cell>
          <table:table-cell office:value-type="string">
            <text:p>1. Der Pullover ist aus reiner Wolle. 2. Es war reiner Zufall, dass ich die Uhr wiedergefunden habe.</text:p>
          </table:table-cell>
        </table:table-row>
        <table:table-row table:style-name="ro1">
          <table:table-cell office:value-type="string">
            <text:p>reinigen, reinigt, reinigte, hat gereinigt</text:p>
          </table:table-cell>
          <table:table-cell office:value-type="string">
            <text:p>limpiar,depurar,lavar en seco</text:p>
          </table:table-cell>
          <table:table-cell office:value-type="string">
            <text:p>Ich möchte diesen Anzug reinigen lassen.</text:p>
          </table:table-cell>
        </table:table-row>
        <table:table-row table:style-name="ro1">
          <table:table-cell office:value-type="string">
            <text:p>die Reinigung, -en</text:p>
          </table:table-cell>
          <table:table-cell office:value-type="string">
            <text:p>tintorería f,limpieza f,depuración f,lavado m en seco</text:p>
          </table:table-cell>
          <table:table-cell office:value-type="string">
            <text:p>Kannst du bitte die Bluse in die Reinigung bringen?</text:p>
          </table:table-cell>
        </table:table-row>
        <table:table-row table:style-name="ro1">
          <table:table-cell office:value-type="string">
            <text:p>der Reis</text:p>
          </table:table-cell>
          <table:table-cell office:value-type="string">
            <text:p>arroz m</text:p>
          </table:table-cell>
          <table:table-cell office:value-type="string">
            <text:p>Eine Portion Huhn mit Reis, bitte. </text:p>
          </table:table-cell>
        </table:table-row>
        <table:table-row table:style-name="ro1">
          <table:table-cell office:value-type="string">
            <text:p>reisen, reist, reiste, ist gereist</text:p>
          </table:table-cell>
          <table:table-cell office:value-type="string">
            <text:p>viajar a,ir a,pasar por</text:p>
          </table:table-cell>
          <table:table-cell office:value-type="string">
            <text:p>Ich reise gern.</text:p>
          </table:table-cell>
        </table:table-row>
        <table:table-row table:style-name="ro1">
          <table:table-cell office:value-type="string">
            <text:p>die Reise, -n</text:p>
          </table:table-cell>
          <table:table-cell office:value-type="string">
            <text:p>viaje m a</text:p>
          </table:table-cell>
          <table:table-cell office:value-type="string">
            <text:p>1. Wir haben eine Reise nach österreich gebucht.2. Auf der Reise haben wir nette Leute kennengelernt.</text:p>
          </table:table-cell>
        </table:table-row>
        <table:table-row table:style-name="ro1">
          <table:table-cell office:value-type="string">
            <text:p>das Reisebüro, -s</text:p>
          </table:table-cell>
          <table:table-cell office:value-type="string">
            <text:p>agencia f de viajes</text:p>
          </table:table-cell>
          <table:table-cell office:value-type="string">
            <text:p>Wir haben die Reise im Reisebüro gebucht.</text:p>
          </table:table-cell>
        </table:table-row>
        <table:table-row table:style-name="ro1">
          <table:table-cell office:value-type="string">
            <text:p>reiten, reitet, ritt, ist geritten</text:p>
          </table:table-cell>
          <table:table-cell office:value-type="string">
            <text:p>montar a caballo, cabalgar,practicar equitación,montar</text:p>
          </table:table-cell>
          <table:table-cell office:value-type="string">
            <text:p>Meine Tochter möchte gerne reiten lernen.</text:p>
          </table:table-cell>
        </table:table-row>
        <table:table-row table:style-name="ro1">
          <table:table-cell office:value-type="string">
            <text:p>der Rekord, -e</text:p>
          </table:table-cell>
          <table:table-cell office:value-type="string">
            <text:p>récord m</text:p>
          </table:table-cell>
          <table:table-cell office:value-type="string">
            <text:p>Es gibt einen neuen Weltrekord im Schwimmen.</text:p>
          </table:table-cell>
        </table:table-row>
        <table:table-row table:style-name="ro1">
          <table:table-cell office:value-type="string">
            <text:p>relativ</text:p>
          </table:table-cell>
          <table:table-cell office:value-type="string">
            <text:p>relativo</text:p>
          </table:table-cell>
          <table:table-cell office:value-type="string">
            <text:p>Die Wohnung ist relativ groß, aber sehr teuer.</text:p>
          </table:table-cell>
        </table:table-row>
        <table:table-row table:style-name="ro1">
          <table:table-cell office:value-type="string">
            <text:p>rennen, rennt, rannte, ist gerannt</text:p>
          </table:table-cell>
          <table:table-cell office:value-type="string">
            <text:p>correr</text:p>
          </table:table-cell>
          <table:table-cell office:value-type="string">
            <text:p>Ich bin sehr schnell gerannt, aber der Bus war schon weg.</text:p>
          </table:table-cell>
        </table:table-row>
        <table:table-row table:style-name="ro1">
          <table:table-cell office:value-type="string">
            <text:p>renovieren, renoviert, renovierte, hat renoviert</text:p>
          </table:table-cell>
          <table:table-cell office:value-type="string">
            <text:p>renovar</text:p>
          </table:table-cell>
          <table:table-cell office:value-type="string">
            <text:p>Wir müssen die Wohnung zuerst renovieren.</text:p>
          </table:table-cell>
        </table:table-row>
        <table:table-row table:style-name="ro1">
          <table:table-cell office:value-type="string">
            <text:p>die Rente, -n</text:p>
          </table:table-cell>
          <table:table-cell office:value-type="string">
            <text:p>pensión f,renta f,rédito m</text:p>
          </table:table-cell>
          <table:table-cell office:value-type="string">
            <text:p>1. Mein Kollege bekommt eine Rente von 1000 Euro.2. Seit dem Unfall bekommt meine Tante eine kleine Rente.3. Wann gehen Sie in Rente?</text:p>
          </table:table-cell>
        </table:table-row>
        <table:table-row table:style-name="ro1">
          <table:table-cell office:value-type="string">
            <text:p>der Rentner, -</text:p>
          </table:table-cell>
          <table:table-cell office:value-type="string">
            <text:p>jubilado(-a) m (f),pensionista mf</text:p>
          </table:table-cell>
          <table:table-cell office:value-type="string">
            <text:p>Mein Großvater arbeitet nicht mehr. Er ist Rentner.</text:p>
          </table:table-cell>
        </table:table-row>
        <table:table-row table:style-name="ro1">
          <table:table-cell office:value-type="string">
            <text:p>reparieren, repariert, reparierte, hat repariert</text:p>
          </table:table-cell>
          <table:table-cell office:value-type="string">
            <text:p>arreglar,reparar</text:p>
          </table:table-cell>
          <table:table-cell office:value-type="string">
            <text:p>Das Fahrrad kann man leider nicht mehr reparieren.</text:p>
          </table:table-cell>
        </table:table-row>
        <table:table-row table:style-name="ro1">
          <table:table-cell office:value-type="string">
            <text:p>die Reparatur, -en</text:p>
          </table:table-cell>
          <table:table-cell office:value-type="string">
            <text:p>arreglo m,reparación f</text:p>
          </table:table-cell>
          <table:table-cell office:value-type="string">
            <text:p>Eine Reparatur wäre zu teuer.</text:p>
          </table:table-cell>
        </table:table-row>
        <table:table-row table:style-name="ro1">
          <table:table-cell office:value-type="string">
            <text:p>reservieren, reserviert, reservierte, hat reserviert</text:p>
          </table:table-cell>
          <table:table-cell office:value-type="string">
            <text:p>reservar</text:p>
          </table:table-cell>
          <table:table-cell office:value-type="string">
            <text:p>1. Dieser Tisch ist reserviert. 2. Bitte reservieren Sie mir ein Doppelzimmer. 3. Möchten Sie Plätze reservieren?</text:p>
          </table:table-cell>
        </table:table-row>
        <table:table-row table:style-name="ro1">
          <table:table-cell office:value-type="string">
            <text:p>die Reservierung, -en </text:p>
          </table:table-cell>
          <table:table-cell office:value-type="string">
            <text:p>reserva f</text:p>
          </table:table-cell>
          <table:table-cell office:value-type="string">
            <text:p>Was kostet eine Reservierung?</text:p>
          </table:table-cell>
        </table:table-row>
        <table:table-row table:style-name="ro1">
          <table:table-cell office:value-type="string">
            <text:p>der Rest, -e</text:p>
          </table:table-cell>
          <table:table-cell office:value-type="string">
            <text:p>resto m,concho m CSur,retal m</text:p>
          </table:table-cell>
          <table:table-cell office:value-type="string">
            <text:p>1. Hier sind 100 Euro. Den Rest gebe ich dir später.2. Es ist noch ein Rest Wein da. Möchtest du noch?</text:p>
          </table:table-cell>
        </table:table-row>
        <table:table-row table:style-name="ro1">
          <table:table-cell office:value-type="string">
            <text:p>das Restaurant, -s</text:p>
          </table:table-cell>
          <table:table-cell office:value-type="string">
            <text:p>restaurante m</text:p>
          </table:table-cell>
          <table:table-cell office:value-type="string">
            <text:p>Wir essen heute im Restaurant. </text:p>
          </table:table-cell>
        </table:table-row>
        <table:table-row table:style-name="ro1">
          <table:table-cell office:value-type="string">
            <text:p>retten, rettet, rettete, hat gerettet</text:p>
          </table:table-cell>
          <table:table-cell office:value-type="string">
            <text:p>salvar de,liberar de,rescatar de,proteger de/contra</text:p>
          </table:table-cell>
          <table:table-cell office:value-type="string">
            <text:p>Der Arzt konnte das Kind noch retten.</text:p>
          </table:table-cell>
        </table:table-row>
        <table:table-row table:style-name="ro1">
          <table:table-cell office:value-type="string">
            <text:p>das Rezept, -e</text:p>
          </table:table-cell>
          <table:table-cell office:value-type="string">
            <text:p>receta f</text:p>
          </table:table-cell>
          <table:table-cell office:value-type="string">
            <text:p>1. Diese Tabletten gibt es nur auf Rezept. 2. Ich schreibe Ihnen ein Rezept für Schmerztabletten. 3. Weißt du ein gutes Rezept für Gemüsesuppe?</text:p>
          </table:table-cell>
        </table:table-row>
        <table:table-row table:style-name="ro1">
          <table:table-cell office:value-type="string">
            <text:p>die Rezeption, -en</text:p>
          </table:table-cell>
          <table:table-cell office:value-type="string">
            <text:p>acogida f,recepción f</text:p>
          </table:table-cell>
          <table:table-cell office:value-type="string">
            <text:p>Geben Sie bitte den Schlüssel an der Rezeption ab.</text:p>
          </table:table-cell>
        </table:table-row>
        <table:table-row table:style-name="ro1">
          <table:table-cell office:value-type="string">
            <text:p>der Rhythmus, Rhythmen </text:p>
          </table:table-cell>
          <table:table-cell office:value-type="string">
            <text:p>ritmo m</text:p>
          </table:table-cell>
          <table:table-cell office:value-type="string">
            <text:p>Die Musik hat einen guten Rhythmus.</text:p>
          </table:table-cell>
        </table:table-row>
        <table:table-row table:style-name="ro1">
          <table:table-cell office:value-type="string">
            <text:p>der Richter, -</text:p>
          </table:table-cell>
          <table:table-cell office:value-type="string">
            <text:p>juez(a) m (f)</text:p>
          </table:table-cell>
          <table:table-cell office:value-type="string">
            <text:p>Der Richter hat noch kein Urteil gesprochen.</text:p>
          </table:table-cell>
        </table:table-row>
        <table:table-row table:style-name="ro1">
          <table:table-cell office:value-type="string">
            <text:p>richtig</text:p>
          </table:table-cell>
          <table:table-cell office:value-type="string">
            <text:p>correcto,justo,exacto,apropiado,oportuno,verdadero,auténtico,bien,efectivamente,verdaderamente,como es debido,en toda regla,por completo</text:p>
          </table:table-cell>
          <table:table-cell office:value-type="string">
            <text:p>1. Was Sie da sagen, ist richtig. 2. Geht Ihre Uhr richtig? 3. Die Hose hat nicht die richtige Größe. 4. Welche Antwort ist richtig?</text:p>
          </table:table-cell>
        </table:table-row>
        <table:table-row table:style-name="ro1">
          <table:table-cell office:value-type="string">
            <text:p>die Richtung, -en</text:p>
          </table:table-cell>
          <table:table-cell office:value-type="string">
            <text:p>dirección f,rumbo m,tendencia f,corriente f</text:p>
          </table:table-cell>
          <table:table-cell office:value-type="string">
            <text:p>1. Der Zug in Richtung Köln hat Verspätung. 2. Wo ist der Bahnhof? In welche Richtung muss ich fahren?</text:p>
          </table:table-cell>
        </table:table-row>
        <table:table-row table:style-name="ro1">
          <table:table-cell office:value-type="string">
            <text:p>riechen, riecht, roch, hat gerochen</text:p>
          </table:table-cell>
          <table:table-cell office:value-type="string">
            <text:p>oler a</text:p>
          </table:table-cell>
          <table:table-cell office:value-type="string">
            <text:p>1. Dieses Parfüm riecht sehr gut. 2. Im ganzen Haus riecht es nach Farbe. 3. Ich bin erkältet. Ich kann nichts riechen.</text:p>
          </table:table-cell>
        </table:table-row>
        <table:table-row table:style-name="ro1">
          <table:table-cell office:value-type="string">
            <text:p>riesig</text:p>
          </table:table-cell>
          <table:table-cell office:value-type="string">
            <text:p>gigante, gigantesco,enormemente</text:p>
          </table:table-cell>
          <table:table-cell office:value-type="string">
            <text:p>1. Die Stadt ist riesig. 2. Ich habe mich über das Geschenk riesig gefreut.</text:p>
          </table:table-cell>
        </table:table-row>
        <table:table-row table:style-name="ro1">
          <table:table-cell office:value-type="string">
            <text:p>das Rind, -er </text:p>
          </table:table-cell>
          <table:table-cell office:value-type="string">
            <text:p>vacuno m,ganado m vacuno,bóvidos m pl,carne f de vaca</text:p>
          </table:table-cell>
          <table:table-cell office:value-type="string">
            <text:p>Ich esse nur Fleisch vom Rind. Ich habe meinen Ring verloren.</text:p>
          </table:table-cell>
        </table:table-row>
        <table:table-row table:style-name="ro1">
          <table:table-cell office:value-type="string">
            <text:p>der Ring, -e </text:p>
          </table:table-cell>
          <table:table-cell office:value-type="string">
            <text:p>anillo m,aro m,anillas f pl,ring m,agrupación f,red f</text:p>
          </table:table-cell>
          <table:table-cell office:value-type="string">
            <text:p>Ich nehme keinen Kredit auf. Das Risiko ist mir zu hoch.</text:p>
          </table:table-cell>
        </table:table-row>
        <table:table-row table:style-name="ro1">
          <table:table-cell office:value-type="string">
            <text:p>das Risiko, Risiken</text:p>
          </table:table-cell>
          <table:table-cell office:value-type="string">
            <text:p>riesgo m</text:p>
          </table:table-cell>
          <table:table-cell office:value-type="string">
            <text:p>Diese Bluse passt nicht zu meinem Rock.</text:p>
          </table:table-cell>
        </table:table-row>
        <table:table-row table:style-name="ro1">
          <table:table-cell office:value-type="string">
            <text:p>der Rock, -"e</text:p>
          </table:table-cell>
          <table:table-cell office:value-type="string">
            <text:p>falda f,vestido m,chaqueta f,rock m</text:p>
          </table:table-cell>
          <table:table-cell office:value-type="string">
            <text:p>Du kannst das nicht essen. Das Fleisch ist noch roh.</text:p>
          </table:table-cell>
        </table:table-row>
        <table:table-row table:style-name="ro1">
          <table:table-cell office:value-type="string">
            <text:p>roh</text:p>
          </table:table-cell>
          <table:table-cell office:value-type="string">
            <text:p>crudo,bruto, sin labrar,bruto</text:p>
          </table:table-cell>
          <table:table-cell office:value-type="string">
            <text:p>Ich lese gern Romane.</text:p>
          </table:table-cell>
        </table:table-row>
        <table:table-row table:style-name="ro1">
          <table:table-cell office:value-type="string">
            <text:p>der Roman, -e </text:p>
          </table:table-cell>
          <table:table-cell office:value-type="string">
            <text:p>novela f</text:p>
          </table:table-cell>
          <table:table-cell office:value-type="string">
            <text:p>Meiner Mutter schenke ich zum Geburtstag Rosen.</text:p>
          </table:table-cell>
        </table:table-row>
        <table:table-row table:style-name="ro1">
          <table:table-cell office:value-type="string">
            <text:p>die Rose, -n</text:p>
          </table:table-cell>
          <table:table-cell office:value-type="string">
            <text:p>rosa f</text:p>
          </table:table-cell>
          <table:table-cell office:value-type="string">
            <text:p>Die rote Bluse steht dir gut.</text:p>
          </table:table-cell>
        </table:table-row>
        <table:table-row table:style-name="ro1">
          <table:table-cell office:value-type="string">
            <text:p>rot </text:p>
          </table:table-cell>
          <table:table-cell office:value-type="string">
            <text:p>rojo,socialista</text:p>
          </table:table-cell>
          <table:table-cell office:value-type="string">
            <text:p>Auf der Rückfahrt besuche ich meine Eltern.</text:p>
          </table:table-cell>
        </table:table-row>
        <table:table-row table:style-name="ro1">
          <table:table-cell office:value-type="string">
            <text:p>die Rückfahrt</text:p>
          </table:table-cell>
          <table:table-cell office:value-type="string">
            <text:p>vuelta f,regreso m</text:p>
          </table:table-cell>
          <table:table-cell office:value-type="string">
            <text:p>Nach meiner Rückkehr haben wir ein großes Fest gefeiert.</text:p>
          </table:table-cell>
        </table:table-row>
        <table:table-row table:style-name="ro1">
          <table:table-cell office:value-type="string">
            <text:p>die Rückkehr </text:p>
          </table:table-cell>
          <table:table-cell office:value-type="string">
            <text:p>regreso m,vuelta f</text:p>
          </table:table-cell>
          <table:table-cell office:value-type="string">
            <text:p>1. Mir tut der Rücken weh. 2. Ich habe Rückenschmerzen.</text:p>
          </table:table-cell>
        </table:table-row>
        <table:table-row table:style-name="ro1">
          <table:table-cell office:value-type="string">
            <text:p>der Rücken, - </text:p>
          </table:table-cell>
          <table:table-cell office:value-type="string">
            <text:p>espalda(s) f (pl),lomo m,dorso m de la mano,empeine m</text:p>
          </table:table-cell>
          <table:table-cell office:value-type="string">
            <text:p>Könnten Sie bitte ein Stück rücken? Dann kann ich auch sitzen.</text:p>
          </table:table-cell>
        </table:table-row>
        <table:table-row table:style-name="ro1">
          <table:table-cell office:value-type="string">
            <text:p>rücken</text:p>
          </table:table-cell>
          <table:table-cell office:value-type="string">
            <text:p>hacer sitio, correrse,acercarse a,mover hacia,correr hacia,apartar de,acercar a</text:p>
          </table:table-cell>
          <table:table-cell office:value-type="string">
            <text:p>Ich brauche nicht viel. Ich nehme nur meinen Rucksack mit.</text:p>
          </table:table-cell>
        </table:table-row>
        <table:table-row table:style-name="ro1">
          <table:table-cell office:value-type="string">
            <text:p>der Rucksack, -"e </text:p>
          </table:table-cell>
          <table:table-cell office:value-type="string">
            <text:p>mochila f</text:p>
          </table:table-cell>
          <table:table-cell office:value-type="string">
            <text:p>Nehmen Sie bitte Rücksicht auf die anderen Gäste.</text:p>
          </table:table-cell>
        </table:table-row>
        <table:table-row table:style-name="ro1">
          <table:table-cell office:value-type="string">
            <text:p>die Rücksicht, -en</text:p>
          </table:table-cell>
          <table:table-cell office:value-type="string">
            <text:p>consideración f,visión f por la ventanilla trasera</text:p>
          </table:table-cell>
          <table:table-cell office:value-type="string">
            <text:p>Ich bin rückwärts aus der Garage gefahren.</text:p>
          </table:table-cell>
        </table:table-row>
        <table:table-row table:style-name="ro1">
          <table:table-cell office:value-type="string">
            <text:p>rückwärts</text:p>
          </table:table-cell>
          <table:table-cell office:value-type="string">
            <text:p>de espaldas,hacia atrás,por [oder desde] atrás</text:p>
          </table:table-cell>
          <table:table-cell office:value-type="string">
            <text:p>1. Ich habe die Kinder gerufen, aber sie haben mich nicht gehört. 2. Wir haben sofort einen Arzt gerufen. 3. Bitte rufen Sie die Polizei.</text:p>
          </table:table-cell>
        </table:table-row>
        <table:table-row table:style-name="ro1">
          <table:table-cell office:value-type="string">
            <text:p>rufen, ruft, rief, hat gerufen</text:p>
          </table:table-cell>
          <table:table-cell office:value-type="string">
            <text:p>llamar</text:p>
          </table:table-cell>
          <table:table-cell office:value-type="string">
            <text:p>1. Ruhe, bitte! 2. Lass mich jetzt endlich in Ruhe! 3. Ich brauche meine Ruhe.</text:p>
          </table:table-cell>
        </table:table-row>
        <table:table-row table:style-name="ro1">
          <table:table-cell office:value-type="string">
            <text:p>die Ruhe</text:p>
          </table:table-cell>
          <table:table-cell office:value-type="string">
            <text:p>calma f,tranquilidad f,silencio m,descanso m,reposo m,paz f,serenidad f</text:p>
          </table:table-cell>
          <table:table-cell office:value-type="string">
            <text:p>1. Ich suche ein ruhiges Zimmer. 2. Nachts ist es hier in der Straße</text:p>
          </table:table-cell>
        </table:table-row>
        <table:table-row table:style-name="ro1">
          <table:table-cell office:value-type="string">
            <text:p>ruhig</text:p>
          </table:table-cell>
          <table:table-cell office:value-type="string">
            <text:p>quieto,tranquilo,callado</text:p>
          </table:table-cell>
          <table:table-cell office:value-type="string">
            <text:p>sehr ruhig. 3. Du kannst ruhig rauchen.</text:p>
          </table:table-cell>
        </table:table-row>
        <table:table-row table:style-name="ro1">
          <table:table-cell office:value-type="string">
            <text:p>rühren, rührt, rührte, hat gerührt</text:p>
          </table:table-cell>
          <table:table-cell office:value-type="string">
            <text:p>remover,mezclar,mover,conmover,tener su origen en,deberse a</text:p>
          </table:table-cell>
          <table:table-cell office:value-type="string">
            <text:p>Die Suppe musst du gut umrühren.</text:p>
          </table:table-cell>
        </table:table-row>
        <table:table-row table:style-name="ro1">
          <table:table-cell office:value-type="string">
            <text:p>rund</text:p>
          </table:table-cell>
          <table:table-cell office:value-type="string">
            <text:p>redondo,regordete,redondeado,aproximado,aproximadamente</text:p>
          </table:table-cell>
          <table:table-cell office:value-type="string">
            <text:p>1. Wir haben für unser Wohnzimmer einen runden Tisch gekauft. 2. Bis Berlin sind es noch rund</text:p>
          </table:table-cell>
        </table:table-row>
        <table:table-row table:style-name="ro1">
          <table:table-cell office:value-type="string">
            <text:p>der Rundfunk</text:p>
          </table:table-cell>
          <table:table-cell office:value-type="string">
            <text:p>radiodifusión f,radio f</text:p>
          </table:table-cell>
          <table:table-cell office:value-type="string">
            <text:p>40 Kilometer. Er zahlt keine Rundfunkgebühren.</text:p>
          </table:table-cell>
        </table:table-row>
        <table:table-row table:style-name="ro1">
          <table:table-cell office:value-type="string">
            <text:p>der Saal, Säle </text:p>
          </table:table-cell>
          <table:table-cell office:value-type="string">
            <text:p>sala f,salón m</text:p>
          </table:table-cell>
          <table:table-cell office:value-type="string">
            <text:p>Für unsere Familienfeier haben wir einen kleinen Saal gemietet.</text:p>
          </table:table-cell>
        </table:table-row>
        <table:table-row table:style-name="ro1">
          <table:table-cell office:value-type="string">
            <text:p>die Sache, -n</text:p>
          </table:table-cell>
          <table:table-cell office:value-type="string">
            <text:p>cosa f,objeto m,asunto m,caso m</text:p>
          </table:table-cell>
          <table:table-cell office:value-type="string">
            <text:p>1. Wir haben unsere Sachen im Hotel gelassen.2. Unser Sohn hat zum Geburtstag viele Spielsachen bekommen.3. Sie müssen sich anmelden. Wie Sie das machen, ist Ihre Sache. Per E-Mail oder per Post.</text:p>
          </table:table-cell>
        </table:table-row>
        <table:table-row table:style-name="ro1">
          <table:table-cell office:value-type="string">
            <text:p>der Sack, -"e</text:p>
          </table:table-cell>
          <table:table-cell office:value-type="string">
            <text:p>saco m,cojones m pl,granuja m</text:p>
          </table:table-cell>
          <table:table-cell office:value-type="string">
            <text:p>1. Ich hätte gern einen Sack Kartoffeln. 2. Wo soll ich die Müllsäcke hinstellen?</text:p>
          </table:table-cell>
        </table:table-row>
        <table:table-row table:style-name="ro1">
          <table:table-cell office:value-type="string">
            <text:p>der Saft, -"e</text:p>
          </table:table-cell>
          <table:table-cell office:value-type="string">
            <text:p>zumo m,jugo m,corriente f</text:p>
          </table:table-cell>
          <table:table-cell office:value-type="string">
            <text:p>1. Haben Sie vielleicht einen Saft? 2. Ich trinke gern Apfelsaft.</text:p>
          </table:table-cell>
        </table:table-row>
        <table:table-row table:style-name="ro1">
          <table:table-cell office:value-type="string">
            <text:p>sagen, sagt, sagte, hat gesagt</text:p>
          </table:table-cell>
          <table:table-cell office:value-type="string">
            <text:p>decir acerca de/sobre de,expresar,comunicar,opinar de/sobre,añadir a</text:p>
          </table:table-cell>
          <table:table-cell office:value-type="string">
            <text:p>1. Entschuldigung! Was haben Sie gesagt? 2. Können Sie mir bitte sagen, wo hier ein Geldautomat ist? 3. Wie sagt man „sorry“ auf Deutsch? 4. Nicola hat geheiratet. Das hat sie mir gar nicht gesagt. 5. Sag mal, wie geht’s dir denn?</text:p>
          </table:table-cell>
        </table:table-row>
        <table:table-row table:style-name="ro1">
          <table:table-cell office:value-type="string">
            <text:p>die Sahne </text:p>
          </table:table-cell>
          <table:table-cell office:value-type="string">
            <text:p>nata f</text:p>
          </table:table-cell>
          <table:table-cell office:value-type="string">
            <text:p>Ich hätte gern ein Eis mit Sahne.</text:p>
          </table:table-cell>
        </table:table-row>
        <table:table-row table:style-name="ro1">
          <table:table-cell office:value-type="string">
            <text:p>die Saison, -s</text:p>
          </table:table-cell>
          <table:table-cell office:value-type="string">
            <text:p>temporada f</text:p>
          </table:table-cell>
          <table:table-cell office:value-type="string">
            <text:p>Urlaub in der Hauptsaison ist immer teurer.</text:p>
          </table:table-cell>
        </table:table-row>
        <table:table-row table:style-name="ro1">
          <table:table-cell office:value-type="string">
            <text:p>der Salon, -s </text:p>
          </table:table-cell>
          <table:table-cell office:value-type="string">
            <text:p>salón m</text:p>
          </table:table-cell>
          <table:table-cell office:value-type="string">
            <text:p>Sie arbeitet in einem Friseursalon.</text:p>
          </table:table-cell>
        </table:table-row>
        <table:table-row table:style-name="ro1">
          <table:table-cell office:value-type="string">
            <text:p>der Salat, -e</text:p>
          </table:table-cell>
          <table:table-cell office:value-type="string">
            <text:p>lechuga f,ensalada f,lío m</text:p>
          </table:table-cell>
          <table:table-cell office:value-type="string">
            <text:p>1. Möchten Sie zum Fisch einen Salat? 2. Wie schmeckt dir der Salat?</text:p>
          </table:table-cell>
        </table:table-row>
        <table:table-row table:style-name="ro1">
          <table:table-cell office:value-type="string">
            <text:p>die Salbe, -n </text:p>
          </table:table-cell>
          <table:table-cell office:value-type="string">
            <text:p>pomada f,ungüento m</text:p>
          </table:table-cell>
          <table:table-cell office:value-type="string">
            <text:p>Diese Salbe gibt es nur auf Rezept.</text:p>
          </table:table-cell>
        </table:table-row>
        <table:table-row table:style-name="ro1">
          <table:table-cell office:value-type="string">
            <text:p>das Salz</text:p>
          </table:table-cell>
          <table:table-cell office:value-type="string">
            <text:p>sal f</text:p>
          </table:table-cell>
          <table:table-cell office:value-type="string">
            <text:p>Gib mir bitte mal das Salz!</text:p>
          </table:table-cell>
        </table:table-row>
        <table:table-row table:style-name="ro1">
          <table:table-cell office:value-type="string">
            <text:p>sammeln, sammelt, sammelte, hat gesammelt</text:p>
          </table:table-cell>
          <table:table-cell office:value-type="string">
            <text:p>recoger,recolectar,recaudar,reunir,coleccionar</text:p>
          </table:table-cell>
          <table:table-cell office:value-type="string">
            <text:p>1. Mein Bruder sammelt Briefmarken. 2. Im Herbst sammeln wir im Wald Pilze.</text:p>
          </table:table-cell>
        </table:table-row>
        <table:table-row table:style-name="ro1">
          <table:table-cell office:value-type="string">
            <text:p>sämtlich</text:p>
          </table:table-cell>
          <table:table-cell office:value-type="string">
            <text:p>todo</text:p>
          </table:table-cell>
          <table:table-cell office:value-type="string">
            <text:p>Bringen Sie bitte sämtliche Unterlagen mit.</text:p>
          </table:table-cell>
        </table:table-row>
        <table:table-row table:style-name="ro1">
          <table:table-cell office:value-type="string">
            <text:p>der Sand </text:p>
          </table:table-cell>
          <table:table-cell office:value-type="string">
            <text:p>arena f</text:p>
          </table:table-cell>
          <table:table-cell office:value-type="string">
            <text:p>Die Kinder spielen gern im Sand.</text:p>
          </table:table-cell>
        </table:table-row>
        <table:table-row table:style-name="ro1">
          <table:table-cell office:value-type="string">
            <text:p>der Sänger, -</text:p>
          </table:table-cell>
          <table:table-cell office:value-type="string">
            <text:p>cantante mf</text:p>
          </table:table-cell>
          <table:table-cell office:value-type="string">
            <text:p>Wie findest du diesen Sänger? – Ich finde seine Stimme toll.</text:p>
          </table:table-cell>
        </table:table-row>
        <table:table-row table:style-name="ro1">
          <table:table-cell office:value-type="string">
            <text:p>satt</text:p>
          </table:table-cell>
          <table:table-cell office:value-type="string">
            <text:p>satisfecho,lleno fam,fuerte, intenso,impresionante</text:p>
          </table:table-cell>
          <table:table-cell office:value-type="string">
            <text:p>Möchten Sie noch etwas? – Nein danke, ich bin satt.</text:p>
          </table:table-cell>
        </table:table-row>
        <table:table-row table:style-name="ro1">
          <table:table-cell office:value-type="string">
            <text:p>der Satz, -"e</text:p>
          </table:table-cell>
          <table:table-cell office:value-type="string">
            <text:p>frase f,oración f,teorema m,parte f,tasa f,tarifa f,juego m,poso m,set m,salto m,composición f</text:p>
          </table:table-cell>
          <table:table-cell office:value-type="string">
            <text:p>Den letzten Satz verstehe ich nicht.</text:p>
          </table:table-cell>
        </table:table-row>
        <table:table-row table:style-name="ro1">
          <table:table-cell office:value-type="string">
            <text:p>sauber</text:p>
          </table:table-cell>
          <table:table-cell office:value-type="string">
            <text:p>limpio,aseado,puro,esmerado,exacto,decente,íntegro,buen,bien de la cabeza,con limpieza,con esmero</text:p>
          </table:table-cell>
          <table:table-cell office:value-type="string">
            <text:p>1. Bringen Sie mir bitte ein sauberes Glas! 2. Ich muss noch das Bad sauber machen.</text:p>
          </table:table-cell>
        </table:table-row>
        <table:table-row table:style-name="ro1">
          <table:table-cell office:value-type="string">
            <text:p>sauer</text:p>
          </table:table-cell>
          <table:table-cell office:value-type="string">
            <text:p>ácido,cuajado,agrio,de mala uva,de mala leche</text:p>
          </table:table-cell>
          <table:table-cell office:value-type="string">
            <text:p>1. Die äpfel sind mir zu sauer. 2. Die Milch ist sauer. 3. Immer kommst du zu spät. Ich binwirklich sauer auf dich.</text:p>
          </table:table-cell>
        </table:table-row>
        <table:table-row table:style-name="ro1">
          <table:table-cell office:value-type="string">
            <text:p>die Schachtel, -n</text:p>
          </table:table-cell>
          <table:table-cell office:value-type="string">
            <text:p>caja f,cajón m,paquete m</text:p>
          </table:table-cell>
          <table:table-cell office:value-type="string">
            <text:p>1. Ich hätte gern eine Schachtel Zigaretten.2. Meiner Mutter schenke ich eine Schachtel Pralinen.</text:p>
          </table:table-cell>
        </table:table-row>
        <table:table-row table:style-name="ro1">
          <table:table-cell office:value-type="string">
            <text:p>schade</text:p>
          </table:table-cell>
          <table:table-cell/>
          <table:table-cell office:value-type="string">
            <text:p>1. Ich kann leider nicht mitkommen. – Das ist aber schade!2. Schade, dass du nicht mitkommen kannst.</text:p>
          </table:table-cell>
        </table:table-row>
        <table:table-row table:style-name="ro1">
          <table:table-cell office:value-type="string">
            <text:p>schaden, schadet, schadete, hat geschadet</text:p>
          </table:table-cell>
          <table:table-cell/>
          <table:table-cell office:value-type="string">
            <text:p>Ein kleines Glas Wein kann nicht schaden.</text:p>
          </table:table-cell>
        </table:table-row>
        <table:table-row table:style-name="ro1">
          <table:table-cell office:value-type="string">
            <text:p>der Schaden, -"</text:p>
          </table:table-cell>
          <table:table-cell office:value-type="string">
            <text:p>daño m de,perjuicio m de,desventaja f,pérdida f,defecto m</text:p>
          </table:table-cell>
          <table:table-cell office:value-type="string">
            <text:p>Ich hatte einen Unfall mit dem Auto. Jetzt muss ich den Schaden der Versicherung melden.</text:p>
          </table:table-cell>
        </table:table-row>
        <table:table-row table:style-name="ro1">
          <table:table-cell office:value-type="string">
            <text:p>schaffen, schafft, schaffte, hat geschafft</text:p>
          </table:table-cell>
          <table:table-cell office:value-type="string">
            <text:p>crear,fundar,establecer,hacer,causar,desarrollar,acabar,conseguir,lograr,(conseguir) llegar,terminarse,comerse,agotar,hacer polvo,llevar,trabajar,currar fam,laburar Arg fam</text:p>
          </table:table-cell>
          <table:table-cell office:value-type="string">
            <text:p>Kannst du mir helfen, die Party vorzu- bereiten? Ich schaffe das nicht allein.</text:p>
          </table:table-cell>
        </table:table-row>
        <table:table-row table:style-name="ro1">
          <table:table-cell office:value-type="string">
            <text:p>schalten, schaltet, schaltete, hat geschaltet</text:p>
          </table:table-cell>
          <table:table-cell office:value-type="string">
            <text:p>cambiar de marcha,ponerse,conectar con,hacer,actuar,caer (en la cuenta),reaccionar,conectar,encender,apagar,regular,intercalar</text:p>
          </table:table-cell>
          <table:table-cell office:value-type="string">
            <text:p>1. Schalten Sie bitte das Licht aus, wenn Sie gehen.2. Kannst du bitte den Fernseher einschalten. Jetzt kommen gleich die Nachrichten.3. Du musst jetzt in den ersten Gang schalten.</text:p>
          </table:table-cell>
        </table:table-row>
        <table:table-row table:style-name="ro1">
          <table:table-cell office:value-type="string">
            <text:p>der Schalter, -</text:p>
          </table:table-cell>
          <table:table-cell office:value-type="string">
            <text:p>interruptor m,ventanilla f,taquilla f</text:p>
          </table:table-cell>
          <table:table-cell office:value-type="string">
            <text:p>1. Der Lichtschalter ist rechts neben der Tür. 2. Briefmarken bekommen Sie am Schalter 3.</text:p>
          </table:table-cell>
        </table:table-row>
        <table:table-row table:style-name="ro1">
          <table:table-cell office:value-type="string">
            <text:p>scharf</text:p>
          </table:table-cell>
          <table:table-cell office:value-type="string">
            <text:p>afilado,agudo,cortante,vivo,picante,fuerte,acre,corrosivo,estridente,nítido,neto, (bien) marcado,fino,cerrado,mordaz,tajante,enérgico,riguroso, estricto,estrecho,reñido,mordedor,chulo,cachondo por,explosivo,con carga explosiva,forzado</text:p>
          </table:table-cell>
          <table:table-cell office:value-type="string">
            <text:p>1. Die Suppe ist mir zu scharf. 2. Bei uns zu Hause essen wir immer sehr scharf. 3. Hast du kein schärferes Messer?</text:p>
          </table:table-cell>
        </table:table-row>
        <table:table-row table:style-name="ro1">
          <table:table-cell office:value-type="string">
            <text:p>der Schatten</text:p>
          </table:table-cell>
          <table:table-cell office:value-type="string">
            <text:p>sombra f</text:p>
          </table:table-cell>
          <table:table-cell office:value-type="string">
            <text:p>Gestern hatten wir 25 Grad im Schatten.</text:p>
          </table:table-cell>
        </table:table-row>
        <table:table-row table:style-name="ro1">
          <table:table-cell office:value-type="string">
            <text:p>schätzen, schätzt, schätzte, hat geschätzt</text:p>
          </table:table-cell>
          <table:table-cell office:value-type="string">
            <text:p>valorar en,evaluar en,calcular,calcular, suponer,apreciar</text:p>
          </table:table-cell>
          <table:table-cell office:value-type="string">
            <text:p>Wie alt ist der Chef? – Ich weiß nicht, ich schätze, um die Fünfzig.</text:p>
          </table:table-cell>
        </table:table-row>
        <table:table-row table:style-name="ro1">
          <table:table-cell office:value-type="string">
            <text:p>schauen, schaut, schaute, hat geschaut</text:p>
          </table:table-cell>
          <table:table-cell office:value-type="string">
            <text:p>mirar,atender a,mirar por</text:p>
          </table:table-cell>
          <table:table-cell office:value-type="string">
            <text:p>Schau mal! Da vorne ist noch ein Platz frei.</text:p>
          </table:table-cell>
        </table:table-row>
        <table:table-row table:style-name="ro1">
          <table:table-cell office:value-type="string">
            <text:p>das Schaufenster, - </text:p>
          </table:table-cell>
          <table:table-cell office:value-type="string">
            <text:p>escaparate m</text:p>
          </table:table-cell>
          <table:table-cell office:value-type="string">
            <text:p>Ich habe im Schaufenster eine schicke Bluse gesehen.</text:p>
          </table:table-cell>
        </table:table-row>
        <table:table-row table:style-name="ro1">
          <table:table-cell office:value-type="string">
            <text:p>der Schauspieler, -</text:p>
          </table:table-cell>
          <table:table-cell office:value-type="string">
            <text:p>actor(actriz) m (f)</text:p>
          </table:table-cell>
          <table:table-cell office:value-type="string">
            <text:p>Der Film war toll. Die Schauspieler waren sehr gut.</text:p>
          </table:table-cell>
        </table:table-row>
        <table:table-row table:style-name="ro1">
          <table:table-cell office:value-type="string">
            <text:p>die Scheibe, -n</text:p>
          </table:table-cell>
          <table:table-cell office:value-type="string">
            <text:p>disco m,torno m,rebanada f,rodaja f,loncha f,raja f,cristal m,vidrio m,luna f,blanco m</text:p>
          </table:table-cell>
          <table:table-cell office:value-type="string">
            <text:p>1. Fünf Scheiben Käse, bitte. 2. Möchtest du eine Scheibe Brot mit Wurst?</text:p>
          </table:table-cell>
        </table:table-row>
        <table:table-row table:style-name="ro1">
          <table:table-cell office:value-type="string">
            <text:p>scheiden lassen sich, lässt sich scheiden, ließ sich scheiden, hat sich scheiden lassen</text:p>
          </table:table-cell>
          <table:table-cell/>
          <table:table-cell office:value-type="string">
            <text:p>Meine Nachbarn haben sich scheiden lassen.</text:p>
          </table:table-cell>
        </table:table-row>
        <table:table-row table:style-name="ro1">
          <table:table-cell office:value-type="string">
            <text:p>geschieden sein, ist geschieden, war geschieden</text:p>
          </table:table-cell>
          <table:table-cell/>
          <table:table-cell office:value-type="string">
            <text:p>Meine Kollegin ist geschieden.</text:p>
          </table:table-cell>
        </table:table-row>
        <table:table-row table:style-name="ro1">
          <table:table-cell office:value-type="string">
            <text:p>die Scheidung, -en </text:p>
          </table:table-cell>
          <table:table-cell office:value-type="string">
            <text:p>divorcio m</text:p>
          </table:table-cell>
          <table:table-cell office:value-type="string">
            <text:p>Wann war die Scheidung?</text:p>
          </table:table-cell>
        </table:table-row>
        <table:table-row table:style-name="ro1">
          <table:table-cell office:value-type="string">
            <text:p>der Schein, -e</text:p>
          </table:table-cell>
          <table:table-cell office:value-type="string">
            <text:p>luz f,brillo m,apariencia f,certificado m,resguardo m,papeleta f,billete m</text:p>
          </table:table-cell>
          <table:table-cell office:value-type="string">
            <text:p>1. Kannst du einen Fünfzigeuroschein wechseln?2. Hast du Kleingeld für den Automaten? Ich habe nur Scheine.</text:p>
          </table:table-cell>
        </table:table-row>
        <table:table-row table:style-name="ro1">
          <table:table-cell office:value-type="string">
            <text:p>scheinen, scheint, schien, hat geschienen</text:p>
          </table:table-cell>
          <table:table-cell office:value-type="string">
            <text:p>brillar,parecer</text:p>
          </table:table-cell>
          <table:table-cell office:value-type="string">
            <text:p>1. Gestern hat es geregnet. Heute scheint wieder die Sonne.2. Mein Kollege scheint krank zu sein. Er war heute nicht im Büro.</text:p>
          </table:table-cell>
        </table:table-row>
        <table:table-row table:style-name="ro1">
          <table:table-cell office:value-type="string">
            <text:p>schenken, schenkt, schenkte, hat geschenkt</text:p>
          </table:table-cell>
          <table:table-cell office:value-type="string">
            <text:p>regalar,dedicar</text:p>
          </table:table-cell>
          <table:table-cell office:value-type="string">
            <text:p>Meiner Mutter haben wir zum Geburtstag Blumen geschenkt.</text:p>
          </table:table-cell>
        </table:table-row>
        <table:table-row table:style-name="ro1">
          <table:table-cell office:value-type="string">
            <text:p>die Schere, -n </text:p>
          </table:table-cell>
          <table:table-cell office:value-type="string">
            <text:p>tijera(s) f (pl),pinza f,tenaza f,tijera f</text:p>
          </table:table-cell>
          <table:table-cell office:value-type="string">
            <text:p>Die Schere hier schneidet schlecht. Hast du noch eine andere?</text:p>
          </table:table-cell>
        </table:table-row>
        <table:table-row table:style-name="ro1">
          <table:table-cell office:value-type="string">
            <text:p>die Schicht, -en</text:p>
          </table:table-cell>
          <table:table-cell office:value-type="string">
            <text:p>capa f,estrato m,clase f,turno m</text:p>
          </table:table-cell>
          <table:table-cell office:value-type="string">
            <text:p>1. Mein Mann arbeitet Schicht. 2. Schichtarbeit ist sehr anstrengend.</text:p>
          </table:table-cell>
        </table:table-row>
        <table:table-row table:style-name="ro1">
          <table:table-cell office:value-type="string">
            <text:p>schick</text:p>
          </table:table-cell>
          <table:table-cell office:value-type="string">
            <text:p>elegante,chic,paquete Arg</text:p>
          </table:table-cell>
          <table:table-cell office:value-type="string">
            <text:p>Ich finde dein Kleid sehr schick.</text:p>
          </table:table-cell>
        </table:table-row>
        <table:table-row table:style-name="ro1">
          <table:table-cell office:value-type="string">
            <text:p>schicken, schickt, schickte, hat geschickt</text:p>
          </table:table-cell>
          <table:table-cell office:value-type="string">
            <text:p>mandar, enviar</text:p>
          </table:table-cell>
          <table:table-cell office:value-type="string">
            <text:p>1. Ich habe meinen Freunden eine Einladung zur Hochzeit geschickt. 2. Schick mir doch eine E-Mail. 3. Wohin sollen wir das Paket schicken? 4. Ich habe meine Schwester zur Post geschickt. Sie soll ein Paket abholen.</text:p>
          </table:table-cell>
        </table:table-row>
        <table:table-row table:style-name="ro1">
          <table:table-cell office:value-type="string">
            <text:p>schieben, schiebt, schob, hat geschoben</text:p>
          </table:table-cell>
          <table:table-cell office:value-type="string">
            <text:p>traficar con,empujar,arrastrar,meter en</text:p>
          </table:table-cell>
          <table:table-cell office:value-type="string">
            <text:p>1. Leider ist mein Fahrrad kaputt- gegangen. Ich musste es nach Hause schieben.2. Wir können den Schrank links an die Wand schieben; dann haben wir mehr Platz.</text:p>
          </table:table-cell>
        </table:table-row>
        <table:table-row table:style-name="ro1">
          <table:table-cell office:value-type="string">
            <text:p>schief</text:p>
          </table:table-cell>
          <table:table-cell office:value-type="string">
            <text:p>torcido,inclinado, ladeado,falso, equívoco</text:p>
          </table:table-cell>
          <table:table-cell office:value-type="string">
            <text:p>Der Spiegel hängt ganz schief.</text:p>
          </table:table-cell>
        </table:table-row>
        <table:table-row table:style-name="ro1">
          <table:table-cell office:value-type="string">
            <text:p>schießen, schießt, schoss, hat geschossen</text:p>
          </table:table-cell>
          <table:table-cell office:value-type="string">
            <text:p>disparar a/contra,tirar, lanzar,moverse como un rayo,brotar de,disparar,lanzar,matar (de un tiro),hacer, sacar</text:p>
          </table:table-cell>
          <table:table-cell office:value-type="string">
            <text:p>Unsere Mannschaft hat ein Tor geschossen.</text:p>
          </table:table-cell>
        </table:table-row>
        <table:table-row table:style-name="ro1">
          <table:table-cell office:value-type="string">
            <text:p>das Schiff, -e </text:p>
          </table:table-cell>
          <table:table-cell office:value-type="string">
            <text:p>barco m,buque m,nave f</text:p>
          </table:table-cell>
          <table:table-cell office:value-type="string">
            <text:p>Sind Sie mit dem Schiff oder mit dem Flugzeug gekommen?</text:p>
          </table:table-cell>
        </table:table-row>
        <table:table-row table:style-name="ro1">
          <table:table-cell office:value-type="string">
            <text:p>das Schild, -er</text:p>
          </table:table-cell>
          <table:table-cell office:value-type="string">
            <text:p>escudo m,visera f,señal f (de tráfico),letrero m,etiqueta f</text:p>
          </table:table-cell>
          <table:table-cell office:value-type="string">
            <text:p>1. Kannst du lesen, was dort auf dem Schild steht?2. Machen Sie bitte das Preisschild ab. 3. Vor unserem Haus steht seit Tagen ein Wagen ohne Nummernschild.</text:p>
          </table:table-cell>
        </table:table-row>
        <table:table-row table:style-name="ro1">
          <table:table-cell office:value-type="string">
            <text:p>schimpfen, schimpft, schimpfte, hat geschimpft</text:p>
          </table:table-cell>
          <table:table-cell office:value-type="string">
            <text:p>reñir a,reprender a,echar una bronca a fam,echar pestes contra,criticar a,maldecir,decir palabrotas fam,llamar,tachar a,increpar,abroncar</text:p>
          </table:table-cell>
          <table:table-cell office:value-type="string">
            <text:p>1. Der Arzt hat mit mir geschimpft, weil ich zu wenig Sport mache. 2. Alle schimpfen auf das Wetter.</text:p>
          </table:table-cell>
        </table:table-row>
        <table:table-row table:style-name="ro1">
          <table:table-cell office:value-type="string">
            <text:p>Schinken, - </text:p>
          </table:table-cell>
          <table:table-cell office:value-type="string">
            <text:p>jamón m,mamotreto m,mamarracho m,peliculón m</text:p>
          </table:table-cell>
          <table:table-cell office:value-type="string">
            <text:p><text:s/>Bitte, ein Brötchen mit Schinken. </text:p>
          </table:table-cell>
        </table:table-row>
        <table:table-row table:style-name="ro1">
          <table:table-cell office:value-type="string">
            <text:p>der Schirm, -e</text:p>
          </table:table-cell>
          <table:table-cell office:value-type="string">
            <text:p>paraguas m inv,sombrilla f,paracaídas m inv,visera f,pantalla f,sombrerete m</text:p>
          </table:table-cell>
          <table:table-cell office:value-type="string">
            <text:p><text:s/>Es regnet. Hast du einen Schirm dabei?</text:p>
          </table:table-cell>
        </table:table-row>
        <table:table-row table:style-name="ro1">
          <table:table-cell office:value-type="string">
            <text:p>schlafen, schläft, schlief, hat geschlafen</text:p>
          </table:table-cell>
          <table:table-cell office:value-type="string">
            <text:p>dormir,apolillar Arg: argot,dormirse</text:p>
          </table:table-cell>
          <table:table-cell office:value-type="string">
            <text:p>1. Haben Sie gut geschlafen? 2. Wenn Sie mal nach München kommen, können Sie bei uns schlafen. 3. Ich schlafe meistens nur sechs Stunden.</text:p>
          </table:table-cell>
        </table:table-row>
        <table:table-row table:style-name="ro1">
          <table:table-cell office:value-type="string">
            <text:p>der Schlaf</text:p>
          </table:table-cell>
          <table:table-cell office:value-type="string">
            <text:p>sueño m,apolillo m Arg</text:p>
          </table:table-cell>
          <table:table-cell office:value-type="string">
            <text:p>Mein Vater macht jeden Tag einen Mittagsschlaf.</text:p>
          </table:table-cell>
        </table:table-row>
        <table:table-row table:style-name="ro1">
          <table:table-cell office:value-type="string">
            <text:p>schlagen, schlägt, schlug, hat geschlagen</text:p>
          </table:table-cell>
          <table:table-cell office:value-type="string">
            <text:p>golpear,asestar un golpe a,virar AmC, Ant,ganar a,comer,batir,clavar, fijar,hacer,cortar, talar,tocar,dar, tocar,capturar,darse con/contra/en,golpear contra/en,latir, palpitar,golpear en/contra,salir por,cantar,parecerse a</text:p>
          </table:table-cell>
          <table:table-cell office:value-type="string">
            <text:p>1. Wer hat den Weltmeister geschlagen? 2. Ich muss einen Nagel in die Wand schlagen. Wo ist der Hammer? 3. Sie dürfen Ihre Kinder nicht schlagen.</text:p>
          </table:table-cell>
        </table:table-row>
        <table:table-row table:style-name="ro1">
          <table:table-cell office:value-type="string">
            <text:p>die Schlange, -n</text:p>
          </table:table-cell>
          <table:table-cell office:value-type="string">
            <text:p>serpiente f,víbora f,cola f,caravana f (de coches)</text:p>
          </table:table-cell>
          <table:table-cell office:value-type="string">
            <text:p>1. Meine Tochter hat Angst vor Schlangen.2. Auf der Post gibt es immer eine lange (Warte-)Schlange.</text:p>
          </table:table-cell>
        </table:table-row>
        <table:table-row table:style-name="ro1">
          <table:table-cell office:value-type="string">
            <text:p>schlank</text:p>
          </table:table-cell>
          <table:table-cell office:value-type="string">
            <text:p>delgado</text:p>
          </table:table-cell>
          <table:table-cell office:value-type="string">
            <text:p>Meine Tochter ist groß und schlank.</text:p>
          </table:table-cell>
        </table:table-row>
        <table:table-row table:style-name="ro1">
          <table:table-cell office:value-type="string">
            <text:p>schlecht</text:p>
          </table:table-cell>
          <table:table-cell office:value-type="string">
            <text:p>mal(o),malo, pasado,podrido,viciado,malo, bruto,malicioso,mal</text:p>
          </table:table-cell>
          <table:table-cell office:value-type="string">
            <text:p>1. Das Wetter ist schlecht. 2. Du siehst aber schlecht aus?Bist du krank? 3. Es geht mir schlecht. Ich habe Fieber. 4. Ich habe zu viel gegessen. Jetzt ist mir schlecht. 5. Hier ist schlechte Luft. Mach bitte das Fenster auf. 6. Stell die Milch in den Kühlschrank.Sonst wird sie schlecht. 7. Die Bezahlung in dieser Firmaist schlecht. 8. Die Verbindung ist schlecht.Ich höre dich nicht gut. 9. Der Film war nicht schlecht. Er hat mir ganz gut gefallen.10. Mein Deutsch ist nicht schlecht, aber noch nicht perfekt.</text:p>
          </table:table-cell>
        </table:table-row>
        <table:table-row table:style-name="ro1">
          <table:table-cell office:value-type="string">
            <text:p>schließen, schließt, schloss, hat geschlossen</text:p>
          </table:table-cell>
          <table:table-cell office:value-type="string">
            <text:p>cerrar,terminar,deducir de,derivar de,concluir,dar por terminado,clausurar,firmar,contraer,conectar a/con</text:p>
          </table:table-cell>
          <table:table-cell office:value-type="string">
            <text:p>1. Bitte, schließen Sie die Tür. 2. Die Tür schließt automatisch. 3. Die Banken sind am Samstag geschlossen. 4. Wir schließen um 20.00 Uhr. 5. Wann können wir den Mietvertrag schließen? 6. Ich hatte die Papiere in den Schreibtisch eingeschlossen. 7. Du kannst die Datei schließen.Ich bin fertig.</text:p>
          </table:table-cell>
        </table:table-row>
        <table:table-row table:style-name="ro1">
          <table:table-cell office:value-type="string">
            <text:p>schließlich</text:p>
          </table:table-cell>
          <table:table-cell office:value-type="string">
            <text:p>finalmente, después de todo,al fin y al cabo</text:p>
          </table:table-cell>
          <table:table-cell office:value-type="string">
            <text:p>1. Ich musste lange warten. Aber schließlich habe ich den Job doch noch bekommen.2. Ich helfe dir natürlich. Du bist schließlich mein Freund.</text:p>
          </table:table-cell>
        </table:table-row>
        <table:table-row table:style-name="ro1">
          <table:table-cell office:value-type="string">
            <text:p>das Schloss, -"er</text:p>
          </table:table-cell>
          <table:table-cell office:value-type="string">
            <text:p>castillo m,palacio m,cerradura f,cierre m,candado m</text:p>
          </table:table-cell>
          <table:table-cell office:value-type="string">
            <text:p>1. An unserer Wohnungstür ist das Schloss kaputt.2. Wir haben am Wochenende ein Schloss besichtigt.</text:p>
          </table:table-cell>
        </table:table-row>
        <table:table-row table:style-name="ro1">
          <table:table-cell office:value-type="string">
            <text:p>der Schluss</text:p>
          </table:table-cell>
          <table:table-cell office:value-type="string">
            <text:p>fin m,final m,conclusión f</text:p>
          </table:table-cell>
          <table:table-cell office:value-type="string">
            <text:p>1. Ich muss jetzt Schluss machen. Es klingelt an der Tür.2. Kann ich heute etwas früher Schluss machen?3. Zum Schluss nochmals herzlichen Dank.</text:p>
          </table:table-cell>
        </table:table-row>
        <table:table-row table:style-name="ro1">
          <table:table-cell office:value-type="string">
            <text:p>der Schlüssel, -</text:p>
          </table:table-cell>
          <table:table-cell office:value-type="string">
            <text:p>llave f,clave f,esquema m</text:p>
          </table:table-cell>
          <table:table-cell office:value-type="string">
            <text:p>Ich kann meine Schlüssel nicht finden.</text:p>
          </table:table-cell>
        </table:table-row>
        <table:table-row table:style-name="ro1">
          <table:table-cell office:value-type="string">
            <text:p>schlimm</text:p>
          </table:table-cell>
          <table:table-cell office:value-type="string">
            <text:p>mal(o),terrible,grave,irritado,mal</text:p>
          </table:table-cell>
          <table:table-cell office:value-type="string">
            <text:p>1. Die Wunde sieht schlimm aus. 2. Keine Angst. Das ist nicht so schlimm. 3. Ich hatte einen Unfall.– War es schlimm?</text:p>
          </table:table-cell>
        </table:table-row>
        <table:table-row table:style-name="ro1">
          <table:table-cell office:value-type="string">
            <text:p>schmal</text:p>
          </table:table-cell>
          <table:table-cell office:value-type="string">
            <text:p>delgado,estrecho,angosto,escaso</text:p>
          </table:table-cell>
          <table:table-cell office:value-type="string">
            <text:p>Hier kannst du nicht parken. Die Straße ist zu schmal.</text:p>
          </table:table-cell>
        </table:table-row>
        <table:table-row table:style-name="ro1">
          <table:table-cell office:value-type="string">
            <text:p>schmecken, schmeckt, schmeckte, hat geschmeckt</text:p>
          </table:table-cell>
          <table:table-cell office:value-type="string">
            <text:p>saber a,tener sabor a,gustar,probar</text:p>
          </table:table-cell>
          <table:table-cell office:value-type="string">
            <text:p>1. Hat es Ihnen geschmeckt? 2. Die Suppe schmeckt nach Knoblauch. 3. Wie schmeckt ́s dir?</text:p>
          </table:table-cell>
        </table:table-row>
        <table:table-row table:style-name="ro1">
          <table:table-cell office:value-type="string">
            <text:p>der Schmerz, -en </text:p>
          </table:table-cell>
          <table:table-cell office:value-type="string">
            <text:p>dolor m,pena f</text:p>
          </table:table-cell>
          <table:table-cell office:value-type="string">
            <text:p>1. Haben Sie Schmerzen? 2. Ich kann vor Schmerzen nicht laufen.</text:p>
          </table:table-cell>
        </table:table-row>
        <table:table-row table:style-name="ro1">
          <table:table-cell office:value-type="string">
            <text:p>das Schmerzmittel, -</text:p>
          </table:table-cell>
          <table:table-cell office:value-type="string">
            <text:p>analgésico m</text:p>
          </table:table-cell>
          <table:table-cell office:value-type="string">
            <text:p>Sie haben Zahnschmerzen? Ich verschreibe Ihnen ein Schmerzmittel.</text:p>
          </table:table-cell>
        </table:table-row>
        <table:table-row table:style-name="ro1">
          <table:table-cell office:value-type="string">
            <text:p>der Schmuck</text:p>
          </table:table-cell>
          <table:table-cell office:value-type="string">
            <text:p>joyas f pl,alhajas f pl,bisutería f,adorno m,decoración f</text:p>
          </table:table-cell>
          <table:table-cell office:value-type="string">
            <text:p>Dieser Schmuck ist von meiner Großmutter.</text:p>
          </table:table-cell>
        </table:table-row>
        <table:table-row table:style-name="ro1">
          <table:table-cell office:value-type="string">
            <text:p>schmutzig</text:p>
          </table:table-cell>
          <table:table-cell office:value-type="string">
            <text:p>sucio,embadurnado,pringado fam,obsceno, sucio,verde fam</text:p>
          </table:table-cell>
          <table:table-cell office:value-type="string">
            <text:p>1. Leg bitte die schmutzige Wäsche in die Waschmaschine. 2. Das Handtuch ist schmutzig. </text:p>
          </table:table-cell>
        </table:table-row>
        <table:table-row table:style-name="ro1">
          <table:table-cell office:value-type="string">
            <text:p>der Schnee</text:p>
          </table:table-cell>
          <table:table-cell office:value-type="string">
            <text:p>nieve f,clara f (de huevo) batida</text:p>
          </table:table-cell>
          <table:table-cell office:value-type="string">
            <text:p>Im Februar gibt es oft viel Schnee. </text:p>
          </table:table-cell>
        </table:table-row>
        <table:table-row table:style-name="ro1">
          <table:table-cell office:value-type="string">
            <text:p>schneien, es schneit, es schneite, es hat geschneit</text:p>
          </table:table-cell>
          <table:table-cell office:value-type="string">
            <text:p>nevar</text:p>
          </table:table-cell>
          <table:table-cell office:value-type="string">
            <text:p>Heute Nacht hat es geschneit.</text:p>
          </table:table-cell>
        </table:table-row>
        <table:table-row table:style-name="ro1">
          <table:table-cell office:value-type="string">
            <text:p>schneiden, schneidet, schnitt, hat geschnitten</text:p>
          </table:table-cell>
          <table:table-cell office:value-type="string">
            <text:p>cortar,grabar, tallar,montar,cruzar,ignorar</text:p>
          </table:table-cell>
          <table:table-cell office:value-type="string">
            <text:p>1. Das Messer schneidet nicht. 2. Hast du ein Pflaster? Ich habe mich geschnitten. 3. Wann lässt du deine Haare schneiden?</text:p>
          </table:table-cell>
        </table:table-row>
        <table:table-row table:style-name="ro1">
          <table:table-cell office:value-type="string">
            <text:p>schnell</text:p>
          </table:table-cell>
          <table:table-cell office:value-type="string">
            <text:p>rápido,de prisa, rápidamente</text:p>
          </table:table-cell>
          <table:table-cell office:value-type="string">
            <text:p>1. Warum fährst du so schnell? 2. Bitte sagen Sie mir so schnell wie möglich Bescheid. 3. Ich bin gleich fertig, ich muss nur noch schnell telefonieren.</text:p>
          </table:table-cell>
        </table:table-row>
        <table:table-row table:style-name="ro1">
          <table:table-cell office:value-type="string">
            <text:p>das Schnitzel, - </text:p>
          </table:table-cell>
          <table:table-cell office:value-type="string">
            <text:p>escalope m,pedacito m (de papel)</text:p>
          </table:table-cell>
          <table:table-cell office:value-type="string">
            <text:p>Bitte ein Schnitzel mit Kartoffeln und Salat.</text:p>
          </table:table-cell>
        </table:table-row>
        <table:table-row table:style-name="ro1">
          <table:table-cell office:value-type="string">
            <text:p>der Schnupfen </text:p>
          </table:table-cell>
          <table:table-cell office:value-type="string">
            <text:p>constipado m,catarro m</text:p>
          </table:table-cell>
          <table:table-cell office:value-type="string">
            <text:p>Ich habe Schnupfen. Welches Medikament empfehlen Sie?</text:p>
          </table:table-cell>
        </table:table-row>
        <table:table-row table:style-name="ro1">
          <table:table-cell office:value-type="string">
            <text:p>die Schokolade</text:p>
          </table:table-cell>
          <table:table-cell office:value-type="string">
            <text:p>chocolate m</text:p>
          </table:table-cell>
          <table:table-cell office:value-type="string">
            <text:p>1. Ich habe eine Tafel Schokolade gegessen.2. Bringen Sie mir bitte eine Tasse heiße Schokolade.</text:p>
          </table:table-cell>
        </table:table-row>
        <table:table-row table:style-name="ro1">
          <table:table-cell office:value-type="string">
            <text:p>schon</text:p>
          </table:table-cell>
          <table:table-cell office:value-type="string">
            <text:p>ya,(tan) sólo,de hecho,sí</text:p>
          </table:table-cell>
          <table:table-cell office:value-type="string">
            <text:p>1. Ist das Essen schon fertig? 2. Mirko ist erst fünf.Aber er kann schon lesen. 3. Karl ist schon über 60. Aber er ist noch sehr fit. 4. Mach schon, ich kann nicht länger warten. 5. Keine Sorge. Es wird schon klappen. 6. Kommst du mit spazieren? – Ich hätte schon Lust, aber ich muss arbeiten. 7. Ich mag keine Kartoffeln. Und du?– Ich schon.</text:p>
          </table:table-cell>
        </table:table-row>
        <table:table-row table:style-name="ro1">
          <table:table-cell office:value-type="string">
            <text:p>schön</text:p>
          </table:table-cell>
          <table:table-cell office:value-type="string">
            <text:p>hermoso, bonito,bien,bastante,de lo lindo</text:p>
          </table:table-cell>
          <table:table-cell office:value-type="string">
            <text:p>1. Ich finde eure Wohnung sehr schön. 2. Es ist schön heute. 3. Wir wünschen Ihnen einenschönen Aufenthalt in Kiel. 4. Schöne Grüße von Herrn Meier. 5. Möchten Sie noch eine Tasse Kaffee?– Nein, danke schön. 6. Schön, dass du kommst. 7. Ich muss noch arbeiten.– Schön, dann bleiben wir zu Hause. 8. Noch einen schönen Abend.</text:p>
          </table:table-cell>
        </table:table-row>
        <table:table-row table:style-name="ro1">
          <table:table-cell office:value-type="string">
            <text:p>der Schrank, -"e </text:p>
          </table:table-cell>
          <table:table-cell office:value-type="string">
            <text:p>armario m,ropero m</text:p>
          </table:table-cell>
          <table:table-cell office:value-type="string">
            <text:p>Die Handtücher liegen im Schrank.</text:p>
          </table:table-cell>
        </table:table-row>
        <table:table-row table:style-name="ro1">
          <table:table-cell office:value-type="string">
            <text:p>der Schreck/Schrecken</text:p>
          </table:table-cell>
          <table:table-cell/>
          <table:table-cell office:value-type="string">
            <text:p>Ich habe einen großen Schreck bekommen.</text:p>
          </table:table-cell>
        </table:table-row>
        <table:table-row table:style-name="ro1">
          <table:table-cell office:value-type="string">
            <text:p>schrecklich</text:p>
          </table:table-cell>
          <table:table-cell office:value-type="string">
            <text:p>horrible, horroroso,tremendo, enorme</text:p>
          </table:table-cell>
          <table:table-cell office:value-type="string">
            <text:p>1. Heute ist eine schreckliche Hitze. 2. Das Restaurant war schrecklich voll. 3. Ich finde dieses Kleid schrecklich. 4. Auf der Autobahn ist ein schrecklicher Unfall passiert.</text:p>
          </table:table-cell>
        </table:table-row>
        <table:table-row table:style-name="ro1">
          <table:table-cell office:value-type="string">
            <text:p>schreiben, schreibt, schrieb, hat geschrieben</text:p>
          </table:table-cell>
          <table:table-cell office:value-type="string">
            <text:p>escribir en,plumear en AmC, Mex,anotar, apuntar</text:p>
          </table:table-cell>
          <table:table-cell office:value-type="string">
            <text:p>1. Meine Großmutter hat mir geschrieben.2. Ich schreibe dir eine E-Mail. 3. Mein Kugelschreiber schreibt nicht mehr. </text:p>
          </table:table-cell>
        </table:table-row>
        <table:table-row table:style-name="ro1">
          <table:table-cell office:value-type="string">
            <text:p>aufschreiben </text:p>
          </table:table-cell>
          <table:table-cell office:value-type="string">
            <text:p>anotar, apuntar,recetar</text:p>
          </table:table-cell>
          <table:table-cell office:value-type="string">
            <text:p>Ich habe mir deine Telefonnummer aufgeschrieben.</text:p>
          </table:table-cell>
        </table:table-row>
        <table:table-row table:style-name="ro1">
          <table:table-cell office:value-type="string">
            <text:p>das Schreiben, - </text:p>
          </table:table-cell>
          <table:table-cell office:value-type="string">
            <text:p>escrito m,carta f</text:p>
          </table:table-cell>
          <table:table-cell office:value-type="string">
            <text:p>Bitte bringen Sie das Schreiben vom Wohnungsamt mit.</text:p>
          </table:table-cell>
        </table:table-row>
        <table:table-row table:style-name="ro1">
          <table:table-cell office:value-type="string">
            <text:p>der Schreibtisch, -e</text:p>
          </table:table-cell>
          <table:table-cell office:value-type="string">
            <text:p>escritorio m,mesa f de despacho,carpeta f Peru</text:p>
          </table:table-cell>
          <table:table-cell office:value-type="string">
            <text:p>Die Papiere liegen auf dem Schreibtisch.</text:p>
          </table:table-cell>
        </table:table-row>
        <table:table-row table:style-name="ro1">
          <table:table-cell office:value-type="string">
            <text:p>schreien, schreit, schrie, hat geschrien</text:p>
          </table:table-cell>
          <table:table-cell office:value-type="string">
            <text:p>gritar, dar [oder lanzar] gritos,chillar,vociferar,berrear,dar berridos,rebuznar,gritar,bramar</text:p>
          </table:table-cell>
          <table:table-cell office:value-type="string">
            <text:p>1. Kinder, hört bitte auf, so laut zu schreien. – Ich muss arbeiten.2. Unser Baby hat heute Nacht viel geschrien.</text:p>
          </table:table-cell>
        </table:table-row>
        <table:table-row table:style-name="ro1">
          <table:table-cell office:value-type="string">
            <text:p>die Schrift, -en</text:p>
          </table:table-cell>
          <table:table-cell office:value-type="string">
            <text:p>escritura f,caracteres m pl,letra f,escrito m,tratado m,documentos m pl</text:p>
          </table:table-cell>
          <table:table-cell office:value-type="string">
            <text:p>Ich kann leider deine Schrift nicht lesen.</text:p>
          </table:table-cell>
        </table:table-row>
        <table:table-row table:style-name="ro1">
          <table:table-cell office:value-type="string">
            <text:p>schriftlich</text:p>
          </table:table-cell>
          <table:table-cell office:value-type="string">
            <text:p>por escrito</text:p>
          </table:table-cell>
          <table:table-cell office:value-type="string">
            <text:p>1. Die schriftliche Prüfung dauert einen halben Tag.2. Wir brauchen von Ihnen eine schriftliche Bestätigung.3. Sie müssen sich schriftlich anmelden.</text:p>
          </table:table-cell>
        </table:table-row>
        <table:table-row table:style-name="ro1">
          <table:table-cell office:value-type="string">
            <text:p>der Schritt, -e</text:p>
          </table:table-cell>
          <table:table-cell office:value-type="string">
            <text:p>paso m,entrepierna f,bragadura f,medida f,trámite m</text:p>
          </table:table-cell>
          <table:table-cell office:value-type="string">
            <text:p>Die Sprachschule ist nur ein paar Schritte von hier.</text:p>
          </table:table-cell>
        </table:table-row>
        <table:table-row table:style-name="ro1">
          <table:table-cell office:value-type="string">
            <text:p>der Schuh, -e </text:p>
          </table:table-cell>
          <table:table-cell office:value-type="string">
            <text:p>zapato m</text:p>
          </table:table-cell>
          <table:table-cell office:value-type="string">
            <text:p>Die neuen Schuhe sind mir zu eng.</text:p>
          </table:table-cell>
        </table:table-row>
        <table:table-row table:style-name="ro1">
          <table:table-cell office:value-type="string">
            <text:p>die Schuld, -en</text:p>
          </table:table-cell>
          <table:table-cell office:value-type="string">
            <text:p>culpa f de,culpabilidad f,deuda f,golilla f Cuba</text:p>
          </table:table-cell>
          <table:table-cell office:value-type="string">
            <text:p>1. Es ist nicht meine Schuld, dass das nicht geklappt hat. 2. Jetzt habe ich alle meine Schulden bezahlt.</text:p>
          </table:table-cell>
        </table:table-row>
        <table:table-row table:style-name="ro1">
          <table:table-cell office:value-type="string">
            <text:p>schuld sein, ist schuld, war schuld, ist schuld gewesen</text:p>
          </table:table-cell>
          <table:table-cell/>
          <table:table-cell office:value-type="string">
            <text:p>Ich hatte einen Unfall. Aber ich war nicht schuld.</text:p>
          </table:table-cell>
        </table:table-row>
        <table:table-row table:style-name="ro1">
          <table:table-cell office:value-type="string">
            <text:p>schuldig</text:p>
          </table:table-cell>
          <table:table-cell office:value-type="string">
            <text:p>culpable de</text:p>
          </table:table-cell>
          <table:table-cell office:value-type="string">
            <text:p>Was bin ich Ihnen schuldig? – 50 Euro, bitte.</text:p>
          </table:table-cell>
        </table:table-row>
        <table:table-row table:style-name="ro1">
          <table:table-cell office:value-type="string">
            <text:p>die Schule, -n</text:p>
          </table:table-cell>
          <table:table-cell office:value-type="string">
            <text:p>colegio m,escuela f,clase f</text:p>
          </table:table-cell>
          <table:table-cell office:value-type="string">
            <text:p>1. Meine Tochter geht schon in die Schule.2. Nächste Woche fängt die Schule wieder an. 3. Die Schule ist gleich hier um die Ecke.</text:p>
          </table:table-cell>
        </table:table-row>
        <table:table-row table:style-name="ro1">
          <table:table-cell office:value-type="string">
            <text:p>der Schüler, -/ die Schülerin, -nen</text:p>
          </table:table-cell>
          <table:table-cell office:value-type="string">
            <text:p>alumno(-a) m (f),discípulo(-a) m (f)</text:p>
          </table:table-cell>
          <table:table-cell office:value-type="string">
            <text:p><text:s/>In der Klasse sind 25 Schüler.</text:p>
          </table:table-cell>
        </table:table-row>
        <table:table-row table:style-name="ro1">
          <table:table-cell office:value-type="string">
            <text:p>die Schulter, -n</text:p>
          </table:table-cell>
          <table:table-cell office:value-type="string">
            <text:p>hombro m,paletilla f</text:p>
          </table:table-cell>
          <table:table-cell office:value-type="string">
            <text:p>Ich habe Schmerzen in der rechten Schulter.</text:p>
          </table:table-cell>
        </table:table-row>
        <table:table-row table:style-name="ro1">
          <table:table-cell office:value-type="string">
            <text:p>schützen, schützt, schützte, hat geschützt</text:p>
          </table:table-cell>
          <table:table-cell office:value-type="string">
            <text:p>proteger de/contra,guardar de,proteger de,defender contra</text:p>
          </table:table-cell>
          <table:table-cell office:value-type="string">
            <text:p>Diese Impfung schützt vor Grippe.</text:p>
          </table:table-cell>
        </table:table-row>
        <table:table-row table:style-name="ro1">
          <table:table-cell office:value-type="string">
            <text:p>der Schutz</text:p>
          </table:table-cell>
          <table:table-cell office:value-type="string">
            <text:p>protección f contra,amparo m,defensa f contra</text:p>
          </table:table-cell>
          <table:table-cell office:value-type="string">
            <text:p>1. Das ist ein guter Schutz gegen Kälte. 2. Alle reden heute über den Umweltschutz.</text:p>
          </table:table-cell>
        </table:table-row>
        <table:table-row table:style-name="ro1">
          <table:table-cell office:value-type="string">
            <text:p>schwach</text:p>
          </table:table-cell>
          <table:table-cell office:value-type="string">
            <text:p>débil,flojo,tenue,vago,escaso,insuficiente,frágil,delicado,infundado,transigente</text:p>
          </table:table-cell>
          <table:table-cell office:value-type="string">
            <text:p>1. Ich bin noch nicht gesund. Ich fühle mich noch sehr schwach. 2. Die Tabletten sind zu schwach. Sie helfen nicht.</text:p>
          </table:table-cell>
        </table:table-row>
        <table:table-row table:style-name="ro1">
          <table:table-cell office:value-type="string">
            <text:p>schwanger </text:p>
          </table:table-cell>
          <table:table-cell office:value-type="string">
            <text:p>embarazada</text:p>
          </table:table-cell>
          <table:table-cell office:value-type="string">
            <text:p>Meine Cousine ist im dritten Monat schwanger.</text:p>
          </table:table-cell>
        </table:table-row>
        <table:table-row table:style-name="ro1">
          <table:table-cell office:value-type="string">
            <text:p>die Schwangerschaft, -en</text:p>
          </table:table-cell>
          <table:table-cell office:value-type="string">
            <text:p>embarazo m</text:p>
          </table:table-cell>
          <table:table-cell office:value-type="string">
            <text:p>Sie dürfen während der Schwangerschaft nicht rauchen.</text:p>
          </table:table-cell>
        </table:table-row>
        <table:table-row table:style-name="ro1">
          <table:table-cell office:value-type="string">
            <text:p>schwarz </text:p>
          </table:table-cell>
          <table:table-cell office:value-type="string">
            <text:p>negro,conservador,clandestino,desventurado,desafortunado,desdichado,lúgubre,macabro</text:p>
          </table:table-cell>
          <table:table-cell office:value-type="string">
            <text:p>1. Ich mag die Farbe Schwarz. 2. Meine Freundin hat schwarze Haare.</text:p>
          </table:table-cell>
        </table:table-row>
        <table:table-row table:style-name="ro1">
          <table:table-cell office:value-type="string">
            <text:p>das Schwein, -e</text:p>
          </table:table-cell>
          <table:table-cell office:value-type="string">
            <text:p>cerdo m,puerco m,tocino m Arg,cochino(-a) m (f),marrano(-a) m (f) And</text:p>
          </table:table-cell>
          <table:table-cell office:value-type="string">
            <text:p>1. Ich esse kein Fleisch vom Schwein. 2. Bei dem Unfall ist wirklich nichts passiert? Du hast Schwein gehabt!</text:p>
          </table:table-cell>
        </table:table-row>
        <table:table-row table:style-name="ro1">
          <table:table-cell office:value-type="string">
            <text:p>schwer</text:p>
          </table:table-cell>
          <table:table-cell office:value-type="string">
            <text:p>pesado,grave,grande,severo,fuerte,pesado, duro,difícil,fuerte, pesado,muy,mucho</text:p>
          </table:table-cell>
          <table:table-cell office:value-type="string">
            <text:p>1. Der Koffer ist viel zu schwer. 2. Die Prüfung war schwer. 3. Das ist eine schwere Arbeit. 4. Dieses Wort ist schwer zu erklären.</text:p>
          </table:table-cell>
        </table:table-row>
        <table:table-row table:style-name="ro1">
          <table:table-cell office:value-type="string">
            <text:p>die Schwester, -n</text:p>
          </table:table-cell>
          <table:table-cell office:value-type="string">
            <text:p>hermana f,enfermera f,sor f</text:p>
          </table:table-cell>
          <table:table-cell office:value-type="string">
            <text:p>1. Meine Schwester heiratet morgen. 2. Schwester Anna hat mir eine Schmerztablette gegeben. 3. Meine Freundin ist Krankenschwester.</text:p>
          </table:table-cell>
        </table:table-row>
        <table:table-row table:style-name="ro1">
          <table:table-cell office:value-type="string">
            <text:p>Schwieger-</text:p>
          </table:table-cell>
          <table:table-cell/>
          <table:table-cell office:value-type="string">
            <text:p>1. Wir besuchen morgen meine Schwiegereltern. 2. Mein Schwiegervater ist Lehrer. 3. Ich verstehe mich gut mit meiner Schwiegertochter.</text:p>
          </table:table-cell>
        </table:table-row>
        <table:table-row table:style-name="ro1">
          <table:table-cell office:value-type="string">
            <text:p>schwierig </text:p>
          </table:table-cell>
          <table:table-cell office:value-type="string">
            <text:p>difícil,complicado,delicado</text:p>
          </table:table-cell>
          <table:table-cell office:value-type="string">
            <text:p>Die Prüfung war sehr schwierig.</text:p>
          </table:table-cell>
        </table:table-row>
        <table:table-row table:style-name="ro1">
          <table:table-cell office:value-type="string">
            <text:p>die Schwierigkeit, -en</text:p>
          </table:table-cell>
          <table:table-cell office:value-type="string">
            <text:p>dificultad f</text:p>
          </table:table-cell>
          <table:table-cell office:value-type="string">
            <text:p>Ich hatte große Schwierigkeiten mit dem Visum.</text:p>
          </table:table-cell>
        </table:table-row>
        <table:table-row table:style-name="ro1">
          <table:table-cell office:value-type="string">
            <text:p>schwimmen, schwimmt, schwamm, ist geschwommen</text:p>
          </table:table-cell>
          <table:table-cell office:value-type="string">
            <text:p>nadar,flotar en</text:p>
          </table:table-cell>
          <table:table-cell office:value-type="string">
            <text:p>1. Ich gehe regelmäßig schwimmen. 2. Kannst du schwimmen?</text:p>
          </table:table-cell>
        </table:table-row>
        <table:table-row table:style-name="ro1">
          <table:table-cell office:value-type="string">
            <text:p>das Schwimmbad, -"er</text:p>
          </table:table-cell>
          <table:table-cell office:value-type="string">
            <text:p>piscina f,pileta f RioPl</text:p>
          </table:table-cell>
          <table:table-cell office:value-type="string">
            <text:p>Kommst du mit ins Schwimmbad?</text:p>
          </table:table-cell>
        </table:table-row>
        <table:table-row table:style-name="ro1">
          <table:table-cell office:value-type="string">
            <text:p>schwitzen, schwitzt, schwitzte, hat geschwitzt</text:p>
          </table:table-cell>
          <table:table-cell office:value-type="string">
            <text:p>sudar</text:p>
          </table:table-cell>
          <table:table-cell office:value-type="string">
            <text:p>Es war sehr heiß. Wir haben alle sehr geschwitzt.</text:p>
          </table:table-cell>
        </table:table-row>
        <table:table-row table:style-name="ro1">
          <table:table-cell office:value-type="string">
            <text:p>der See, -n/die See </text:p>
          </table:table-cell>
          <table:table-cell office:value-type="string">
            <text:p>lago m,mar m o f</text:p>
          </table:table-cell>
          <table:table-cell office:value-type="string">
            <text:p>1. Unser Hotel war direkt am See. 2. Komm, wir fahren an den Bodensee. </text:p>
          </table:table-cell>
        </table:table-row>
        <table:table-row table:style-name="ro1">
          <table:table-cell office:value-type="string">
            <text:p>die Nordsee</text:p>
          </table:table-cell>
          <table:table-cell office:value-type="string">
            <text:p>Mar m del Norte</text:p>
          </table:table-cell>
          <table:table-cell office:value-type="string">
            <text:p>3. Warst du schon mal an der Nordsee?</text:p>
          </table:table-cell>
        </table:table-row>
        <table:table-row table:style-name="ro1">
          <table:table-cell office:value-type="string">
            <text:p>sehen, sieht, sah, hat gesehen</text:p>
          </table:table-cell>
          <table:table-cell office:value-type="string">
            <text:p>ver,mirar,asomar,notar</text:p>
          </table:table-cell>
          <table:table-cell office:value-type="string">
            <text:p>1. Ich sehe nicht gut. Ich brauche eine Brille.2. Ich habe einen schönen Film gesehen. 3. Wir haben uns lange nicht gesehen. 4. Darf ich mal Ihren Ausweis sehen? 5. Sieh mal! Es schneit.6. Ich komme gleich wieder, ich muss mal schnell nach dem Essen sehen. 7. Was machst du im Urlaub? – Ich weiß noch nicht. Mal sehen. 8. Du siehst deiner Mutter sehr ähnlich.</text:p>
          </table:table-cell>
        </table:table-row>
        <table:table-row table:style-name="ro1">
          <table:table-cell office:value-type="string">
            <text:p>die Sehenswürdigkeit, -en </text:p>
          </table:table-cell>
          <table:table-cell office:value-type="string">
            <text:p>monumento m,curiosidad f turística</text:p>
          </table:table-cell>
          <table:table-cell office:value-type="string">
            <text:p>Welche Sehenswürdigkeiten gibt es hier?</text:p>
          </table:table-cell>
        </table:table-row>
        <table:table-row table:style-name="ro1">
          <table:table-cell office:value-type="string">
            <text:p>sehr</text:p>
          </table:table-cell>
          <table:table-cell office:value-type="string">
            <text:p>muy,mucho</text:p>
          </table:table-cell>
          <table:table-cell office:value-type="string">
            <text:p>Ich habe mich sehr über Ihren Besuch gefreut. Hier ist Ihr Essen. – Danke sehr. Das Wetter ist heute sehr schön.</text:p>
          </table:table-cell>
        </table:table-row>
        <table:table-row table:style-name="ro1">
          <table:table-cell office:value-type="string">
            <text:p>die Seife, -n </text:p>
          </table:table-cell>
          <table:table-cell office:value-type="string">
            <text:p>jabón m</text:p>
          </table:table-cell>
          <table:table-cell office:value-type="string">
            <text:p>Hier gibt es keine Seife.</text:p>
          </table:table-cell>
        </table:table-row>
        <table:table-row table:style-name="ro2">
          <table:table-cell office:value-type="string">
            <text:p>sein, ist, war, ist gewesen</text:p>
          </table:table-cell>
          <table:table-cell office:value-type="string">
            <text:p>ser,tener,estar,haber,tener lugar, ser,hacer,ocurrir, suceder</text:p>
          </table:table-cell>
          <table:table-cell office:value-type="string">
            <text:p>1. <text:s text:c="7"/>Ich bin Mechaniker. 2. <text:s text:c="7"/>Das sind meine Kollegen. 3. <text:s text:c="7"/>Ich bin müde. 4. <text:s text:c="7"/>Mein Bruder ist jetzt</text:p>
            <text:p>fünfzehn Jahre alt. 5. <text:s text:c="7"/>Heute ist Montag. 6. <text:s text:c="7"/>Der Termin beim Zahnarzt</text:p>
            <text:p>ist erst übermorgen. 7. <text:s text:c="7"/>Um 11 Uhr ist Pause. 8. <text:s text:c="7"/>Herr Müller ist in seinem Zimmer. 9. <text:s text:c="7"/>Das Auto ist mir zu teuer. 10. Das ist schwer zu verstehen. 11. Mir ist kalt.</text:p>
          </table:table-cell>
        </table:table-row>
        <table:table-row table:style-name="ro1">
          <table:table-cell office:value-type="string">
            <text:p>seit</text:p>
          </table:table-cell>
          <table:table-cell office:value-type="string">
            <text:p>desde,desde hace,desde que</text:p>
          </table:table-cell>
          <table:table-cell office:value-type="string">
            <text:p>1. Wir wohnen seit dem 1. März in Dortmund.2. Seit ich in Deutschland wohne, lerne ich Deutsch.</text:p>
          </table:table-cell>
        </table:table-row>
        <table:table-row table:style-name="ro1">
          <table:table-cell office:value-type="string">
            <text:p>seitdem</text:p>
          </table:table-cell>
          <table:table-cell office:value-type="string">
            <text:p>desde entonces,desde que</text:p>
          </table:table-cell>
          <table:table-cell office:value-type="string">
            <text:p>Ich bin vor zwei Jahren nach Deutschland gekommen. Seitdem lerne ich Deutsch.</text:p>
          </table:table-cell>
        </table:table-row>
        <table:table-row table:style-name="ro1">
          <table:table-cell office:value-type="string">
            <text:p>die Seite, -n</text:p>
          </table:table-cell>
          <table:table-cell office:value-type="string">
            <text:p>lado m,cara f,parte f,página f</text:p>
          </table:table-cell>
          <table:table-cell office:value-type="string">
            <text:p>1. Das hier ist die Goethestraße. Ich wohne auf der linken Seite.2. Der Text steht auf Seite 20.</text:p>
          </table:table-cell>
        </table:table-row>
        <table:table-row table:style-name="ro1">
          <table:table-cell office:value-type="string">
            <text:p>die Sekretärin, -nen</text:p>
          </table:table-cell>
          <table:table-cell/>
          <table:table-cell office:value-type="string">
            <text:p><text:s/>Ich arbeite als Sekretärin.</text:p>
          </table:table-cell>
        </table:table-row>
        <table:table-row table:style-name="ro1">
          <table:table-cell office:value-type="string">
            <text:p>selb-</text:p>
          </table:table-cell>
          <table:table-cell/>
          <table:table-cell office:value-type="string">
            <text:p>Ich habe am selben Tag Geburtstag wie du.</text:p>
          </table:table-cell>
        </table:table-row>
        <table:table-row table:style-name="ro1">
          <table:table-cell office:value-type="string">
            <text:p>selbst</text:p>
          </table:table-cell>
          <table:table-cell office:value-type="string">
            <text:p>mismo,incluso, hasta</text:p>
          </table:table-cell>
          <table:table-cell office:value-type="string">
            <text:p>Den Kuchen habe ich selbst gebacken.</text:p>
          </table:table-cell>
        </table:table-row>
        <table:table-row table:style-name="ro1">
          <table:table-cell office:value-type="string">
            <text:p>selbstständig</text:p>
          </table:table-cell>
          <table:table-cell office:value-type="string">
            <text:p>independiente,por su propia cuenta, no asalariado,por sí solo,por su propia cuenta</text:p>
          </table:table-cell>
          <table:table-cell office:value-type="string">
            <text:p>1. Jetzt bin ich angestellt. Früher war ich selbstständig. 2. Wir suchen eine Sekretärin, die selbstständig arbeiten kann.</text:p>
          </table:table-cell>
        </table:table-row>
        <table:table-row table:style-name="ro1">
          <table:table-cell office:value-type="string">
            <text:p>selbstverständlich</text:p>
          </table:table-cell>
          <table:table-cell office:value-type="string">
            <text:p>evidente,obvio,por supuesto,desde luego</text:p>
          </table:table-cell>
          <table:table-cell office:value-type="string">
            <text:p>Selbstverständlich sagen wir Ihnen sofort Bescheid.</text:p>
          </table:table-cell>
        </table:table-row>
        <table:table-row table:style-name="ro1">
          <table:table-cell office:value-type="string">
            <text:p>selten </text:p>
          </table:table-cell>
          <table:table-cell office:value-type="string">
            <text:p>raro,extraordinario,curioso,raras veces,raramente,extraordinariamente</text:p>
          </table:table-cell>
          <table:table-cell office:value-type="string">
            <text:p>Ich gehe ganz selten ins Kino.</text:p>
          </table:table-cell>
        </table:table-row>
        <table:table-row table:style-name="ro1">
          <table:table-cell office:value-type="string">
            <text:p>das Semester, -</text:p>
          </table:table-cell>
          <table:table-cell office:value-type="string">
            <text:p>semestre m</text:p>
          </table:table-cell>
          <table:table-cell office:value-type="string">
            <text:p>Mein Neffe studiert im 7. Semester Medizin.</text:p>
          </table:table-cell>
        </table:table-row>
        <table:table-row table:style-name="ro1">
          <table:table-cell office:value-type="string">
            <text:p>senden, sendet, sendete/ sandte, hat gesendet/ hat gesandt</text:p>
          </table:table-cell>
          <table:table-cell office:value-type="string">
            <text:p>mandar a,enviar a,emitir,transmitir</text:p>
          </table:table-cell>
          <table:table-cell office:value-type="string">
            <text:p>1. Bitte senden Sie uns die Unterlagen per E-Mail. 2. Können Sie uns die Post bitte nachsenden?</text:p>
          </table:table-cell>
        </table:table-row>
        <table:table-row table:style-name="ro1">
          <table:table-cell office:value-type="string">
            <text:p>der Sender, -</text:p>
          </table:table-cell>
          <table:table-cell office:value-type="string">
            <text:p>(estación f ) emisora f,remitente m</text:p>
          </table:table-cell>
          <table:table-cell office:value-type="string">
            <text:p>1. Welchen Sender siehst du am liebsten?2. Ich höre immer den Nachrichtensender.</text:p>
          </table:table-cell>
        </table:table-row>
        <table:table-row table:style-name="ro1">
          <table:table-cell office:value-type="string">
            <text:p>die Sendung, -en</text:p>
          </table:table-cell>
          <table:table-cell office:value-type="string">
            <text:p>envío m,emisión f,transmisión f,programa m</text:p>
          </table:table-cell>
          <table:table-cell office:value-type="string">
            <text:p>1. Wir wiederholen die Sendung am 11. Mai.2. Ich warte auf eine Postsendung. </text:p>
          </table:table-cell>
        </table:table-row>
        <table:table-row table:style-name="ro1">
          <table:table-cell office:value-type="string">
            <text:p>die Senioren (Pl.) </text:p>
          </table:table-cell>
          <table:table-cell/>
          <table:table-cell office:value-type="string">
            <text:p>Dieser Kurs ist für Senioren. </text:p>
          </table:table-cell>
        </table:table-row>
        <table:table-row table:style-name="ro1">
          <table:table-cell office:value-type="string">
            <text:p>senkrecht</text:p>
          </table:table-cell>
          <table:table-cell office:value-type="string">
            <text:p>vertical,perpendicular a</text:p>
          </table:table-cell>
          <table:table-cell office:value-type="string">
            <text:p>Ziehen Sie bitte eine senkrechte Linie. </text:p>
          </table:table-cell>
        </table:table-row>
        <table:table-row table:style-name="ro1">
          <table:table-cell office:value-type="string">
            <text:p>die Serie, -n </text:p>
          </table:table-cell>
          <table:table-cell office:value-type="string">
            <text:p>serie f</text:p>
          </table:table-cell>
          <table:table-cell office:value-type="string">
            <text:p>Meine Tochter liebt Fernsehserien.</text:p>
          </table:table-cell>
        </table:table-row>
        <table:table-row table:style-name="ro1">
          <table:table-cell office:value-type="string">
            <text:p>der Service</text:p>
          </table:table-cell>
          <table:table-cell office:value-type="string">
            <text:p>juego m de café,servicio m,asistencia f técnica,saque m</text:p>
          </table:table-cell>
          <table:table-cell office:value-type="string">
            <text:p>1. Rufst du beim Pizza-Service an? 2. Ich war mit dem Service in der Werkstatt nicht zufrieden.</text:p>
          </table:table-cell>
        </table:table-row>
        <table:table-row table:style-name="ro1">
          <table:table-cell office:value-type="string">
            <text:p>der Sessel, -</text:p>
          </table:table-cell>
          <table:table-cell office:value-type="string">
            <text:p>sillón m,butaca f</text:p>
          </table:table-cell>
          <table:table-cell office:value-type="string">
            <text:p>Ich hätte gern einen bequemen Sessel.</text:p>
          </table:table-cell>
        </table:table-row>
        <table:table-row table:style-name="ro1">
          <table:table-cell office:value-type="string">
            <text:p>setzen, setzt, setzte, hat gesetzt</text:p>
          </table:table-cell>
          <table:table-cell office:value-type="string">
            <text:p>poner en/sobre,colocar en/sobre,sentar,plantar,instalar,erigir, levantar,izar,fijar, establecer,fijar, señalar,dar fam,poner,componer,apostar por,jugar</text:p>
          </table:table-cell>
          <table:table-cell office:value-type="string">
            <text:p>1. Darf ich mich zu Ihnen setzen? 2. Ich setze meine kleine Tochter immer auf den hohen Stuhl.</text:p>
          </table:table-cell>
        </table:table-row>
        <table:table-row table:style-name="ro1">
          <table:table-cell office:value-type="string">
            <text:p>sicher</text:p>
          </table:table-cell>
          <table:table-cell office:value-type="string">
            <text:p>seguro,cierto,experto,fidedigno,fiable,seguro de sí,con aplomo,seguramente,con seguridad</text:p>
          </table:table-cell>
          <table:table-cell office:value-type="string">
            <text:p>1. Dieses Auto ist besonders sicher. 2. Bist du sicher, dass die Bank heute geöffnet ist? 3. Das weiß ich ganz sicher. 4. Du bist jetzt sicher müde.</text:p>
          </table:table-cell>
        </table:table-row>
        <table:table-row table:style-name="ro1">
          <table:table-cell office:value-type="string">
            <text:p>die Sicherheit</text:p>
          </table:table-cell>
          <table:table-cell office:value-type="string">
            <text:p>seguridad f,aplomo m,certeza f,garantía f,fiabilidad f</text:p>
          </table:table-cell>
          <table:table-cell office:value-type="string">
            <text:p>Sicherheit ist für mich sehr wichtig.</text:p>
          </table:table-cell>
        </table:table-row>
        <table:table-row table:style-name="ro1">
          <table:table-cell office:value-type="string">
            <text:p>sichern, sichert, sicherte, hat gesichert</text:p>
          </table:table-cell>
          <table:table-cell office:value-type="string">
            <text:p>proteger contra de,preservar contra de,salvaguardar contra de,poner a salvo,asegurar,garantizar,cerrar firmemente,poner el seguro,consolidar,afianzar,almacenar</text:p>
          </table:table-cell>
          <table:table-cell office:value-type="string">
            <text:p>Du musst immer alle Daten im Computer sichern.</text:p>
          </table:table-cell>
        </table:table-row>
        <table:table-row table:style-name="ro1">
          <table:table-cell office:value-type="string">
            <text:p>sichtbar</text:p>
          </table:table-cell>
          <table:table-cell office:value-type="string">
            <text:p>visible,perceptible,evidente, manifiesto, obvio</text:p>
          </table:table-cell>
          <table:table-cell office:value-type="string">
            <text:p>Es gibt keine sichtbaren Verletzungen. Aber wir müssen das Bein trotzdem untersuchen.</text:p>
          </table:table-cell>
        </table:table-row>
        <table:table-row table:style-name="ro1">
          <table:table-cell office:value-type="string">
            <text:p>der Sieg, -e</text:p>
          </table:table-cell>
          <table:table-cell office:value-type="string">
            <text:p>victoria f sobre,triunfo m sobre</text:p>
          </table:table-cell>
          <table:table-cell office:value-type="string">
            <text:p>Unsere Mannschaft hat gewonnen. Wir freuen uns über den Sieg.</text:p>
          </table:table-cell>
        </table:table-row>
        <table:table-row table:style-name="ro1">
          <table:table-cell office:value-type="string">
            <text:p>der Sieger, -</text:p>
          </table:table-cell>
          <table:table-cell office:value-type="string">
            <text:p>vencedor(a) m (f),campeón(-ona) m (f)</text:p>
          </table:table-cell>
          <table:table-cell office:value-type="string">
            <text:p>Wer hat gewonnen? Wie heißt der Sieger?</text:p>
          </table:table-cell>
        </table:table-row>
        <table:table-row table:style-name="ro1">
          <table:table-cell office:value-type="string">
            <text:p>singen, singt, sang, hat gesungen</text:p>
          </table:table-cell>
          <table:table-cell office:value-type="string">
            <text:p>cantar</text:p>
          </table:table-cell>
          <table:table-cell office:value-type="string">
            <text:p>1. Ich singe gern. 2. Ich kann heute nicht singen,ich bin erkältet. 3. Wir haben gefeiert und Lieder gesungen.</text:p>
          </table:table-cell>
        </table:table-row>
        <table:table-row table:style-name="ro1">
          <table:table-cell office:value-type="string">
            <text:p>sinken, sinkt, sank, ist gesunken</text:p>
          </table:table-cell>
          <table:table-cell office:value-type="string">
            <text:p>descender,hundirse,bajar,disminuir</text:p>
          </table:table-cell>
          <table:table-cell office:value-type="string">
            <text:p>1. Das Schiff ist vor der Küste gesunken. 2. Der Preis ist um 3 % gesunken.</text:p>
          </table:table-cell>
        </table:table-row>
        <table:table-row table:style-name="ro1">
          <table:table-cell office:value-type="string">
            <text:p>der Sinn</text:p>
          </table:table-cell>
          <table:table-cell office:value-type="string">
            <text:p>sentido m,sentido m de,sensibilidad f para,objetivo m,significado m</text:p>
          </table:table-cell>
          <table:table-cell office:value-type="string">
            <text:p>Bitte rufen Sie nicht jeden Tag an. Das hat keinen Sinn.</text:p>
          </table:table-cell>
        </table:table-row>
        <table:table-row table:style-name="ro1">
          <table:table-cell office:value-type="string">
            <text:p>die Situation, -en</text:p>
          </table:table-cell>
          <table:table-cell office:value-type="string">
            <text:p>situación f</text:p>
          </table:table-cell>
          <table:table-cell office:value-type="string">
            <text:p>Meine Situation ist schwierig.</text:p>
          </table:table-cell>
        </table:table-row>
        <table:table-row table:style-name="ro1">
          <table:table-cell office:value-type="string">
            <text:p>sitzen, sitzt, saß, hat gesessen</text:p>
          </table:table-cell>
          <table:table-cell office:value-type="string">
            <text:p>estar sentado en en/al lado de,estar posado en,estar, hallarse,tener su sede en,quedar (bien),dar en el punto adecuado,hacer efecto,estar en chirona, pasar un tiempo a la sombra</text:p>
          </table:table-cell>
          <table:table-cell office:value-type="string">
            <text:p>1. Wo möchten Sie sitzen? – Bitte ganz hinten.2. Die Jacke sitzt sehr gut.</text:p>
          </table:table-cell>
        </table:table-row>
        <table:table-row table:style-name="ro1">
          <table:table-cell office:value-type="string">
            <text:p>der Sitz, -e </text:p>
          </table:table-cell>
          <table:table-cell/>
          <table:table-cell office:value-type="string">
            <text:p>Ich suche für meinen Sohn einen Kindersitz fürs Auto.</text:p>
          </table:table-cell>
        </table:table-row>
        <table:table-row table:style-name="ro1">
          <table:table-cell office:value-type="string">
            <text:p>der Ski, -er (auch: -)</text:p>
          </table:table-cell>
          <table:table-cell office:value-type="string">
            <text:p>esquí m</text:p>
          </table:table-cell>
          <table:table-cell office:value-type="string">
            <text:p>1. Gehen wir am Wochenende Ski laufen?2. Das sind aber schöne Skier!</text:p>
          </table:table-cell>
        </table:table-row>
        <table:table-row table:style-name="ro1">
          <table:table-cell office:value-type="string">
            <text:p>die SMS</text:p>
          </table:table-cell>
          <table:table-cell office:value-type="string">
            <text:p>SMS m</text:p>
          </table:table-cell>
          <table:table-cell office:value-type="string">
            <text:p>Ich habe dir heute Morgen eine SMS geschickt. Warum antwortest du nicht?</text:p>
          </table:table-cell>
        </table:table-row>
        <table:table-row table:style-name="ro1">
          <table:table-cell office:value-type="string">
            <text:p>so</text:p>
          </table:table-cell>
          <table:table-cell office:value-type="string">
            <text:p>así, de esta manera,tan,tanto,semejante, tal,más o menos, aproximadamente,bueno,brr,unter +dat</text:p>
          </table:table-cell>
          <table:table-cell office:value-type="string">
            <text:p>1. Wie macht man das? – So! 2. Sie müssen das so machen. Nicht so! 3. Sie sind auch hier! So ein Zufall! 4. Ich melde mich, so schnell ich kann. 5. Wann treffen wir uns? – So gegen 10 Uhr. Ist dir das recht? 6. Dauert es lange? – Eine Stunde oder so kann es schon dauern. 7. Ich hatte kein Geld dabei. Da haben sie mich so hineingelassen. 8. So, jetzt bin ich fertig. Was machen wir jetzt? 9. Fahren Sie bitte nicht so schnell! 10. So, das war’s / das wär’s! 11 Meine Frau ist so groß wie ich. 12. Die Tomaten sind im Moment nicht so teuer. 13. Was macht ihr denn so?</text:p>
          </table:table-cell>
        </table:table-row>
        <table:table-row table:style-name="ro1">
          <table:table-cell office:value-type="string">
            <text:p>sobald</text:p>
          </table:table-cell>
          <table:table-cell office:value-type="string">
            <text:p>tan pronto como +subj,en cuanto +subj</text:p>
          </table:table-cell>
          <table:table-cell office:value-type="string">
            <text:p>Sobald ich den Termin weiß, gebe ich Ihnen Bescheid.</text:p>
          </table:table-cell>
        </table:table-row>
        <table:table-row table:style-name="ro1">
          <table:table-cell office:value-type="string">
            <text:p>die Socke, -n</text:p>
          </table:table-cell>
          <table:table-cell office:value-type="string">
            <text:p>calcetín m</text:p>
          </table:table-cell>
          <table:table-cell office:value-type="string">
            <text:p>Im Winter brauche ich warme Socken.</text:p>
          </table:table-cell>
        </table:table-row>
        <table:table-row table:style-name="ro1">
          <table:table-cell office:value-type="string">
            <text:p>sodass</text:p>
          </table:table-cell>
          <table:table-cell office:value-type="string">
            <text:p>de modo que,de manera que</text:p>
          </table:table-cell>
          <table:table-cell office:value-type="string">
            <text:p>Der Zug hatte zwei Stunden Verspätung, sodass ich erst um 23 Uhr nach Hause kam.</text:p>
          </table:table-cell>
        </table:table-row>
        <table:table-row table:style-name="ro1">
          <table:table-cell office:value-type="string">
            <text:p>das Sofa, -s</text:p>
          </table:table-cell>
          <table:table-cell office:value-type="string">
            <text:p>sofá m</text:p>
          </table:table-cell>
          <table:table-cell office:value-type="string">
            <text:p>Wir hätten gern ein modernes Sofa.</text:p>
          </table:table-cell>
        </table:table-row>
        <table:table-row table:style-name="ro1">
          <table:table-cell office:value-type="string">
            <text:p>sofort</text:p>
          </table:table-cell>
          <table:table-cell office:value-type="string">
            <text:p>enseguida, ahora mismo,en el acto</text:p>
          </table:table-cell>
          <table:table-cell office:value-type="string">
            <text:p>1. Sie müssen sich sofort anmelden. 2. Karten für das Konzert bekommen Sie ab sofort im Verkehrsverein.</text:p>
          </table:table-cell>
        </table:table-row>
        <table:table-row table:style-name="ro1">
          <table:table-cell office:value-type="string">
            <text:p>die Software</text:p>
          </table:table-cell>
          <table:table-cell office:value-type="string">
            <text:p>software m,soporte m lógico</text:p>
          </table:table-cell>
          <table:table-cell office:value-type="string">
            <text:p>Ich habe mir eine neue Software gekauft. Ich bin sehr zufrieden damit.</text:p>
          </table:table-cell>
        </table:table-row>
        <table:table-row table:style-name="ro1">
          <table:table-cell office:value-type="string">
            <text:p>sogar</text:p>
          </table:table-cell>
          <table:table-cell office:value-type="string">
            <text:p>incluso</text:p>
          </table:table-cell>
          <table:table-cell office:value-type="string">
            <text:p>Mein Onkel hat uns zum Essen eingeladen. Danach hat er uns sogar zum Bahnhof gebracht.</text:p>
          </table:table-cell>
        </table:table-row>
        <table:table-row table:style-name="ro1">
          <table:table-cell office:value-type="string">
            <text:p>der Sohn, -"e</text:p>
          </table:table-cell>
          <table:table-cell office:value-type="string">
            <text:p>hijo m</text:p>
          </table:table-cell>
          <table:table-cell office:value-type="string">
            <text:p>Mein jüngster Sohn ist vier.</text:p>
          </table:table-cell>
        </table:table-row>
        <table:table-row table:style-name="ro1">
          <table:table-cell office:value-type="string">
            <text:p>solange</text:p>
          </table:table-cell>
          <table:table-cell/>
          <table:table-cell office:value-type="string">
            <text:p>Solange Sie Fieber haben, dürfen Sie auf keinen Fall arbeiten gehen.</text:p>
          </table:table-cell>
        </table:table-row>
        <table:table-row table:style-name="ro1">
          <table:table-cell office:value-type="string">
            <text:p>solch- </text:p>
          </table:table-cell>
          <table:table-cell/>
          <table:table-cell office:value-type="string">
            <text:p>Solche Schuhe finde ich toll.</text:p>
          </table:table-cell>
        </table:table-row>
        <table:table-row table:style-name="ro1">
          <table:table-cell office:value-type="string">
            <text:p>sollen, soll, sollte, hat gesollt/... sollen</text:p>
          </table:table-cell>
          <table:table-cell office:value-type="string">
            <text:p>deber,haber que,querer que +subj,dicen que, parece que</text:p>
          </table:table-cell>
          <table:table-cell office:value-type="string">
            <text:p>1. Sie sollen sofort zum Chef kommen. 2. Wann soll ich kommen? 3. Ich habe im Radio gehört, es soll morgen regnen. 4. Sollten Sie mit dem Vorschlag nicht einverstanden sein, rufen Sie mich an.</text:p>
          </table:table-cell>
        </table:table-row>
        <table:table-row table:style-name="ro1">
          <table:table-cell office:value-type="string">
            <text:p>das Sonderangebot, -e </text:p>
          </table:table-cell>
          <table:table-cell office:value-type="string">
            <text:p>oferta f especial</text:p>
          </table:table-cell>
          <table:table-cell office:value-type="string">
            <text:p>Das ist ein Sonderangebot: 25 % reduziert.</text:p>
          </table:table-cell>
        </table:table-row>
        <table:table-row table:style-name="ro1">
          <table:table-cell office:value-type="string">
            <text:p>sondern </text:p>
          </table:table-cell>
          <table:table-cell office:value-type="string">
            <text:p>sino,separar de,apartar de</text:p>
          </table:table-cell>
          <table:table-cell office:value-type="string">
            <text:p>Unser Besuch kommt nicht heute, sondern morgen.</text:p>
          </table:table-cell>
        </table:table-row>
        <table:table-row table:style-name="ro1">
          <table:table-cell office:value-type="string">
            <text:p>die Sonne</text:p>
          </table:table-cell>
          <table:table-cell office:value-type="string">
            <text:p>sol m</text:p>
          </table:table-cell>
          <table:table-cell office:value-type="string">
            <text:p>1. Das Wetter ist schön. Die Sonne scheint. 2. Ich habe zu lange in der Sonne gelegen.</text:p>
          </table:table-cell>
        </table:table-row>
        <table:table-row table:style-name="ro1">
          <table:table-cell office:value-type="string">
            <text:p>sonst</text:p>
          </table:table-cell>
          <table:table-cell office:value-type="string">
            <text:p>más,por lo demás,normalmente,siempre,antes,en ocasiones anteriores,si no, en caso contrario</text:p>
          </table:table-cell>
          <table:table-cell office:value-type="string">
            <text:p>1. Sonst noch etwas? – Nein, danke. Das ist alles. 2. Haben Sie sonst noch einen Wunsch? 3. Wir müssen jetzt gehen, sonst wird es zu spät. 4. Heute ist der Chef nicht mehr da. Sonst ist er um diese Zeit immer im Büro. </text:p>
          </table:table-cell>
        </table:table-row>
        <table:table-row table:style-name="ro1">
          <table:table-cell office:value-type="string">
            <text:p>sonstig</text:p>
          </table:table-cell>
          <table:table-cell/>
          <table:table-cell office:value-type="string">
            <text:p>Schau mal unter « Sonstiges ».</text:p>
          </table:table-cell>
        </table:table-row>
        <table:table-row table:style-name="ro1">
          <table:table-cell office:value-type="string">
            <text:p>sorgen, sorgt, sorgte, hat gesorgt</text:p>
          </table:table-cell>
          <table:table-cell office:value-type="string">
            <text:p>preocuparse de,ocuparse de,proporcionar,aportar</text:p>
          </table:table-cell>
          <table:table-cell office:value-type="string">
            <text:p>1. Wer sorgt denn für die Kinder? 2. Können Sie bitte dafür sorgen, dass die Heizung funktioniert?</text:p>
          </table:table-cell>
        </table:table-row>
        <table:table-row table:style-name="ro1">
          <table:table-cell office:value-type="string">
            <text:p>die Sorge, -n</text:p>
          </table:table-cell>
          <table:table-cell office:value-type="string">
            <text:p>preocupación f por,inquietud f por,pena f,cuidado m</text:p>
          </table:table-cell>
          <table:table-cell office:value-type="string">
            <text:p>1. Ich mache mir Sorgen um meinen Sohn. Er ruft nicht an. 2. Um Ihre Zukunft brauchen Sie sich keine Sorgen zu machen.</text:p>
          </table:table-cell>
        </table:table-row>
        <table:table-row table:style-name="ro1">
          <table:table-cell office:value-type="string">
            <text:p>die Soße, -n </text:p>
          </table:table-cell>
          <table:table-cell office:value-type="string">
            <text:p>salsa f</text:p>
          </table:table-cell>
          <table:table-cell office:value-type="string">
            <text:p>Gibst du mir bitte mal die Soße?</text:p>
          </table:table-cell>
        </table:table-row>
        <table:table-row table:style-name="ro1">
          <table:table-cell office:value-type="string">
            <text:p>das Souvenir, -s</text:p>
          </table:table-cell>
          <table:table-cell office:value-type="string">
            <text:p>recuerdo m</text:p>
          </table:table-cell>
          <table:table-cell office:value-type="string">
            <text:p>Ich habe ein paar Souvenirs aus dem Urlaub mitgebracht.</text:p>
          </table:table-cell>
        </table:table-row>
        <table:table-row table:style-name="ro1">
          <table:table-cell office:value-type="string">
            <text:p>soviel </text:p>
          </table:table-cell>
          <table:table-cell office:value-type="string">
            <text:p>por lo que,de acuerdo con lo que,por mucho que ( +subj ),por más que ( +subj )</text:p>
          </table:table-cell>
          <table:table-cell office:value-type="string">
            <text:p>Soviel ich weiß, hat dieses Restaurant heute Ruhetag.</text:p>
          </table:table-cell>
        </table:table-row>
        <table:table-row table:style-name="ro1">
          <table:table-cell office:value-type="string">
            <text:p>so viel/so viel wie</text:p>
          </table:table-cell>
          <table:table-cell/>
          <table:table-cell office:value-type="string">
            <text:p>1. Ich verdiene nur halb so viel wie er. 2. Ich habe so viel gegessen. Jetzt ist mir schlecht.</text:p>
          </table:table-cell>
        </table:table-row>
        <table:table-row table:style-name="ro1">
          <table:table-cell office:value-type="string">
            <text:p>sowieso</text:p>
          </table:table-cell>
          <table:table-cell office:value-type="string">
            <text:p>de todas maneras,por supuesto</text:p>
          </table:table-cell>
          <table:table-cell office:value-type="string">
            <text:p>Willst du mir den Brief mitgeben? Ich gehe sowieso zur Post.</text:p>
          </table:table-cell>
        </table:table-row>
        <table:table-row table:style-name="ro1">
          <table:table-cell office:value-type="string">
            <text:p>sowohl ... als auch</text:p>
          </table:table-cell>
          <table:table-cell/>
          <table:table-cell office:value-type="string">
            <text:p>Sowohl Sie als auch Ihre Frau müssen unterschreiben.</text:p>
          </table:table-cell>
        </table:table-row>
        <table:table-row table:style-name="ro1">
          <table:table-cell office:value-type="string">
            <text:p>das Sozialamt, -"er </text:p>
          </table:table-cell>
          <table:table-cell office:value-type="string">
            <text:p>departamento m de asistencia social</text:p>
          </table:table-cell>
          <table:table-cell office:value-type="string">
            <text:p>Sie müssen zum Sozialamt gehen.</text:p>
          </table:table-cell>
        </table:table-row>
        <table:table-row table:style-name="ro1">
          <table:table-cell office:value-type="string">
            <text:p>der Sozialarbeiter, -</text:p>
          </table:table-cell>
          <table:table-cell office:value-type="string">
            <text:p>asistente mf social</text:p>
          </table:table-cell>
          <table:table-cell office:value-type="string">
            <text:p>Ein Schwager von mir arbeitet als Sozialarbeiter.</text:p>
          </table:table-cell>
        </table:table-row>
        <table:table-row table:style-name="ro1">
          <table:table-cell office:value-type="string">
            <text:p>die Sozialhilfe</text:p>
          </table:table-cell>
          <table:table-cell office:value-type="string">
            <text:p>ayuda f social,asistencia f pública</text:p>
          </table:table-cell>
          <table:table-cell office:value-type="string">
            <text:p>Sie können Sozialhilfe beantragen.</text:p>
          </table:table-cell>
        </table:table-row>
        <table:table-row table:style-name="ro1">
          <table:table-cell office:value-type="string">
            <text:p>spannend</text:p>
          </table:table-cell>
          <table:table-cell office:value-type="string">
            <text:p>cautivador,fascinante,muy interesante,de suspense</text:p>
          </table:table-cell>
          <table:table-cell office:value-type="string">
            <text:p>Das Spiel war spannend bis zur letzten Minute.</text:p>
          </table:table-cell>
        </table:table-row>
        <table:table-row table:style-name="ro1">
          <table:table-cell office:value-type="string">
            <text:p>sparen, spart, sparte, hat gespart</text:p>
          </table:table-cell>
          <table:table-cell office:value-type="string">
            <text:p>ahorrar,escatimar en</text:p>
          </table:table-cell>
          <table:table-cell office:value-type="string">
            <text:p>1. Ein Auto ist mir zu teuer, ich muss sparen. 2. Um Strom zu sparen, schalten wir die Heizung nachts aus.</text:p>
          </table:table-cell>
        </table:table-row>
        <table:table-row table:style-name="ro1">
          <table:table-cell office:value-type="string">
            <text:p>sparsam</text:p>
          </table:table-cell>
          <table:table-cell office:value-type="string">
            <text:p>económico,poco gastador</text:p>
          </table:table-cell>
          <table:table-cell office:value-type="string">
            <text:p>1. Meine Frau ist sehr sparsam. 2. Mein Auto ist sehr sparsam. Es verbraucht nur 5 Liter.</text:p>
          </table:table-cell>
        </table:table-row>
        <table:table-row table:style-name="ro1">
          <table:table-cell office:value-type="string">
            <text:p>der Spaß</text:p>
          </table:table-cell>
          <table:table-cell office:value-type="string">
            <text:p>broma f,burla f,changa f AmS, Cuba,trisca f AmC, Ant,diversión f,gusto m</text:p>
          </table:table-cell>
          <table:table-cell office:value-type="string">
            <text:p>1. Meine Arbeit macht mir viel Spaß. 2. Ich tanze gern. Das macht mir Spaß. 3. Viel Spaß bei der Party!</text:p>
          </table:table-cell>
        </table:table-row>
        <table:table-row table:style-name="ro1">
          <table:table-cell office:value-type="string">
            <text:p>spät</text:p>
          </table:table-cell>
          <table:table-cell office:value-type="string">
            <text:p>tardío,tarde</text:p>
          </table:table-cell>
          <table:table-cell office:value-type="string">
            <text:p>1. Wie spät ist es? 2. Es ist schon spät, ich muss gehen. 3. Ich muss mich beeilen. Sonst komme ich zu spät. 4. Sonntags stehen wir immer spät auf. 5. Am späten Nachmittag ist der Verkehr besonders stark. 6. Können Sie später noch mal anrufen? 7. Was willst du denn später mal werden?</text:p>
          </table:table-cell>
        </table:table-row>
        <table:table-row table:style-name="ro1">
          <table:table-cell office:value-type="string">
            <text:p>spätestens</text:p>
          </table:table-cell>
          <table:table-cell office:value-type="string">
            <text:p>lo más tarde, a más tardar</text:p>
          </table:table-cell>
          <table:table-cell office:value-type="string">
            <text:p>Ich muss spätestens um 9 Uhr bei der Arbeit sein.</text:p>
          </table:table-cell>
        </table:table-row>
        <table:table-row table:style-name="ro1">
          <table:table-cell office:value-type="string">
            <text:p>spazieren gehen, geht spazieren, ging spazieren, ist spazieren gegangen</text:p>
          </table:table-cell>
          <table:table-cell/>
          <table:table-cell office:value-type="string">
            <text:p>Wir gehen sonntags immer spazieren.</text:p>
          </table:table-cell>
        </table:table-row>
        <table:table-row table:style-name="ro1">
          <table:table-cell office:value-type="string">
            <text:p>der Spaziergang, -"e</text:p>
          </table:table-cell>
          <table:table-cell office:value-type="string">
            <text:p>paseo m</text:p>
          </table:table-cell>
          <table:table-cell office:value-type="string">
            <text:p>Abends mache ich oft einen Spaziergang.</text:p>
          </table:table-cell>
        </table:table-row>
        <table:table-row table:style-name="ro1">
          <table:table-cell office:value-type="string">
            <text:p>speichern, speichert, speicherte, hat gespeichert</text:p>
          </table:table-cell>
          <table:table-cell office:value-type="string">
            <text:p>almacenar,guardar,memorizar</text:p>
          </table:table-cell>
          <table:table-cell office:value-type="string">
            <text:p>Sie müssen die Datei speichern.</text:p>
          </table:table-cell>
        </table:table-row>
        <table:table-row table:style-name="ro1">
          <table:table-cell office:value-type="string">
            <text:p>Speise-/-speise </text:p>
          </table:table-cell>
          <table:table-cell/>
          <table:table-cell office:value-type="string">
            <text:p>--------------</text:p>
          </table:table-cell>
        </table:table-row>
        <table:table-row table:style-name="ro1">
          <table:table-cell office:value-type="string">
            <text:p>die Speisekarte, -n</text:p>
          </table:table-cell>
          <table:table-cell office:value-type="string">
            <text:p>carta f (del menú),lista f de platos</text:p>
          </table:table-cell>
          <table:table-cell office:value-type="string">
            <text:p>Bitte, die Speisekarte. </text:p>
          </table:table-cell>
        </table:table-row>
        <table:table-row table:style-name="ro1">
          <table:table-cell office:value-type="string">
            <text:p>der Speisewagen, - </text:p>
          </table:table-cell>
          <table:table-cell office:value-type="string">
            <text:p>coche m restaurante</text:p>
          </table:table-cell>
          <table:table-cell office:value-type="string">
            <text:p>Wo ist der Speisewagen?</text:p>
          </table:table-cell>
        </table:table-row>
        <table:table-row table:style-name="ro1">
          <table:table-cell office:value-type="string">
            <text:p>die Vorspeise, -n</text:p>
          </table:table-cell>
          <table:table-cell office:value-type="string">
            <text:p>entrada f,entremés m</text:p>
          </table:table-cell>
          <table:table-cell office:value-type="string">
            <text:p>Als Vorspeise nehme ich eine Suppe, aber dafür nehme ich keine Nachspeise.</text:p>
          </table:table-cell>
        </table:table-row>
        <table:table-row table:style-name="ro1">
          <table:table-cell office:value-type="string">
            <text:p>Spezial-</text:p>
          </table:table-cell>
          <table:table-cell/>
          <table:table-cell office:value-type="string">
            <text:p>Ich brauche eine Spezialpflege für trockenes Haar.</text:p>
          </table:table-cell>
        </table:table-row>
        <table:table-row table:style-name="ro1">
          <table:table-cell office:value-type="string">
            <text:p>der Spezialist, -en</text:p>
          </table:table-cell>
          <table:table-cell office:value-type="string">
            <text:p>especialista mf en</text:p>
          </table:table-cell>
          <table:table-cell office:value-type="string">
            <text:p>Mein Arzt hat mich zum Spezialisten geschickt.</text:p>
          </table:table-cell>
        </table:table-row>
        <table:table-row table:style-name="ro1">
          <table:table-cell office:value-type="string">
            <text:p>speziell</text:p>
          </table:table-cell>
          <table:table-cell office:value-type="string">
            <text:p>especial, particular</text:p>
          </table:table-cell>
          <table:table-cell office:value-type="string">
            <text:p>Ich suche einen ganz speziellen Ring für meine Freundin.</text:p>
          </table:table-cell>
        </table:table-row>
        <table:table-row table:style-name="ro1">
          <table:table-cell office:value-type="string">
            <text:p>der Spiegel, -</text:p>
          </table:table-cell>
          <table:table-cell office:value-type="string">
            <text:p>espejo m,espéculo m,nivel m,espejo m de popa</text:p>
          </table:table-cell>
          <table:table-cell office:value-type="string">
            <text:p>Ich möchte gerne sehen, wie mein Kleid sitzt. Hast du einen Spiegel?</text:p>
          </table:table-cell>
        </table:table-row>
        <table:table-row table:style-name="ro1">
          <table:table-cell office:value-type="string">
            <text:p>spielen, spielt, spielte, hat gespielt</text:p>
          </table:table-cell>
          <table:table-cell office:value-type="string">
            <text:p>jugar,tocar,dar,representar, interpretar,hacerse, fingir,juguetear,desarrollarse en,tener lugar en,estar encendido, estar sonando</text:p>
          </table:table-cell>
          <table:table-cell office:value-type="string">
            <text:p>1. Wir haben einen großen Garten, da können die Kinder spielen. 2. Mein Cousin spielt sehr gut Fußball. 3. Am Sonntag spielt unsere Mannschaft gegen Kleindorf. 4. Spielen Sie ein Instrument? 5. Spielen Sie Karten?</text:p>
          </table:table-cell>
        </table:table-row>
        <table:table-row table:style-name="ro1">
          <table:table-cell office:value-type="string">
            <text:p>das Spiel, -e</text:p>
          </table:table-cell>
          <table:table-cell office:value-type="string">
            <text:p>juego m,partido m,interpretación f,actuación f,holgura f</text:p>
          </table:table-cell>
          <table:table-cell office:value-type="string">
            <text:p>1. Monopoly ist ein ganz bekanntes Spiel. 2. Nach 20 Minuten stand das Spiel 2 : 1.</text:p>
          </table:table-cell>
        </table:table-row>
        <table:table-row table:style-name="ro1">
          <table:table-cell office:value-type="string">
            <text:p>der Spieler, -</text:p>
          </table:table-cell>
          <table:table-cell office:value-type="string">
            <text:p>jugador(a) m (f)</text:p>
          </table:table-cell>
          <table:table-cell office:value-type="string">
            <text:p>Mein Sohn möchte Fußballspieler werden.</text:p>
          </table:table-cell>
        </table:table-row>
        <table:table-row table:style-name="ro1">
          <table:table-cell office:value-type="string">
            <text:p>der Spielplatz, -"e </text:p>
          </table:table-cell>
          <table:table-cell office:value-type="string">
            <text:p>parque m infantil</text:p>
          </table:table-cell>
          <table:table-cell office:value-type="string">
            <text:p>Die Kinder sind auf dem Spielplatz.</text:p>
          </table:table-cell>
        </table:table-row>
        <table:table-row table:style-name="ro1">
          <table:table-cell office:value-type="string">
            <text:p>das Spielzeug</text:p>
          </table:table-cell>
          <table:table-cell office:value-type="string">
            <text:p>juguete m</text:p>
          </table:table-cell>
          <table:table-cell office:value-type="string">
            <text:p>Zu Weihnachten wünschen sich die Kinder vor allem Spielzeug.</text:p>
          </table:table-cell>
        </table:table-row>
        <table:table-row table:style-name="ro1">
          <table:table-cell office:value-type="string">
            <text:p>spitz </text:p>
          </table:table-cell>
          <table:table-cell office:value-type="string">
            <text:p>agudo, puntiagudo,afilado,delgado,agudo,mordaz, agudo,codicioso de,deseoso de</text:p>
          </table:table-cell>
          <table:table-cell office:value-type="string">
            <text:p>Der Bleistift ist nicht spitz.</text:p>
          </table:table-cell>
        </table:table-row>
        <table:table-row table:style-name="ro1">
          <table:table-cell office:value-type="string">
            <text:p>der Sport</text:p>
          </table:table-cell>
          <table:table-cell office:value-type="string">
            <text:p>deporte m,educación f física</text:p>
          </table:table-cell>
          <table:table-cell office:value-type="string">
            <text:p>1. Für Sport interessiere ich mich sehr. 2. Ich mache viel Sport.</text:p>
          </table:table-cell>
        </table:table-row>
        <table:table-row table:style-name="ro1">
          <table:table-cell office:value-type="string">
            <text:p>die Sportart, -en </text:p>
          </table:table-cell>
          <table:table-cell office:value-type="string">
            <text:p>disciplina f (deportiva)</text:p>
          </table:table-cell>
          <table:table-cell office:value-type="string">
            <text:p>Welche Sportart findest du am besten?</text:p>
          </table:table-cell>
        </table:table-row>
        <table:table-row table:style-name="ro1">
          <table:table-cell office:value-type="string">
            <text:p>der Sportler, -</text:p>
          </table:table-cell>
          <table:table-cell office:value-type="string">
            <text:p>deportista mf</text:p>
          </table:table-cell>
          <table:table-cell office:value-type="string">
            <text:p>Meine Mutter war früher Sportlerin.</text:p>
          </table:table-cell>
        </table:table-row>
        <table:table-row table:style-name="ro1">
          <table:table-cell office:value-type="string">
            <text:p>sportlich</text:p>
          </table:table-cell>
          <table:table-cell office:value-type="string">
            <text:p>deportivo,justo</text:p>
          </table:table-cell>
          <table:table-cell office:value-type="string">
            <text:p>1. Mein Bruder ist sehr sportlich. 2. Ich mag bequeme und sportliche Kleidung. </text:p>
          </table:table-cell>
        </table:table-row>
        <table:table-row table:style-name="ro1">
          <table:table-cell office:value-type="string">
            <text:p>die Sprache, -n </text:p>
          </table:table-cell>
          <table:table-cell office:value-type="string">
            <text:p>lengua f,idioma m,lenguaje m,habla f</text:p>
          </table:table-cell>
          <table:table-cell office:value-type="string">
            <text:p>Franco spricht mehrere Sprachen. </text:p>
          </table:table-cell>
        </table:table-row>
        <table:table-row table:style-name="ro1">
          <table:table-cell office:value-type="string">
            <text:p>die Muttersprache, -en</text:p>
          </table:table-cell>
          <table:table-cell office:value-type="string">
            <text:p>lengua f materna</text:p>
          </table:table-cell>
          <table:table-cell office:value-type="string">
            <text:p>Was ist Ihre Muttersprache?</text:p>
          </table:table-cell>
        </table:table-row>
        <table:table-row table:style-name="ro1">
          <table:table-cell office:value-type="string">
            <text:p>sprechen, spricht, sprach, hat gesprochen</text:p>
          </table:table-cell>
          <table:table-cell office:value-type="string">
            <text:p>hablar de/sobre,conversar de/sobre,hablar,decir</text:p>
          </table:table-cell>
          <table:table-cell office:value-type="string">
            <text:p>1. Können Sie bitte etwas lauter sprechen? 2. Jean spricht sehr gut Deutsch. 3. Ich möchte nicht darüber sprechen. 4. Die Bundeskanzlerin spricht heute Abend im Fernsehen. 5. Kann ich bitte Herrn Müller sprechen?</text:p>
          </table:table-cell>
        </table:table-row>
        <table:table-row table:style-name="ro1">
          <table:table-cell office:value-type="string">
            <text:p>die Sprechstunde, -n</text:p>
          </table:table-cell>
          <table:table-cell office:value-type="string">
            <text:p>horario m de atención,(hora f de) consulta f,hora f de tutoría,atención f a alumnos</text:p>
          </table:table-cell>
          <table:table-cell office:value-type="string">
            <text:p>Dr. Müller hat nachmittags keine Sprechstunde.</text:p>
          </table:table-cell>
        </table:table-row>
        <table:table-row table:style-name="ro1">
          <table:table-cell office:value-type="string">
            <text:p>springen, springt, sprang, ist gesprungen</text:p>
          </table:table-cell>
          <table:table-cell office:value-type="string">
            <text:p>saltar, dar un salto,brincar,saltar,rajarse, resquebrajarse,correr, ir (volando)</text:p>
          </table:table-cell>
          <table:table-cell office:value-type="string">
            <text:p>1. Wir waren im Schwimmbad. Mein Sohn ist immer wieder ins Wasser gesprungen. 2. Wie weit bist du heute gesprungen? – 3,40 m.</text:p>
          </table:table-cell>
        </table:table-row>
        <table:table-row table:style-name="ro1">
          <table:table-cell office:value-type="string">
            <text:p>die Spritze, -n</text:p>
          </table:table-cell>
          <table:table-cell office:value-type="string">
            <text:p>jeringa f,jeringuilla f,inyección f,bomba f de incendios,subvención f (financiera)</text:p>
          </table:table-cell>
          <table:table-cell office:value-type="string">
            <text:p>Ich habe heute vom Arzt eine Spritze gegen die Schmerzen bekommen.</text:p>
          </table:table-cell>
        </table:table-row>
        <table:table-row table:style-name="ro1">
          <table:table-cell office:value-type="string">
            <text:p>spülen, spült, spülte, hat gespült</text:p>
          </table:table-cell>
          <table:table-cell office:value-type="string">
            <text:p>fregar,enjuagar,tirar de la cadena,soltar el agua de la cisterna,aclarar,lavar,limpiar,arrastrar a la orilla</text:p>
          </table:table-cell>
          <table:table-cell office:value-type="string">
            <text:p>1. Hast du das Geschirr gespült? 2. Sie können jetzt den Mund ausspülen.</text:p>
          </table:table-cell>
        </table:table-row>
        <table:table-row table:style-name="ro1">
          <table:table-cell office:value-type="string">
            <text:p>die Spülmaschine, -n </text:p>
          </table:table-cell>
          <table:table-cell office:value-type="string">
            <text:p>lavavajillas m inv,lavaplatos m inv</text:p>
          </table:table-cell>
          <table:table-cell office:value-type="string">
            <text:p>Ich habe eine Spülmaschine.</text:p>
          </table:table-cell>
        </table:table-row>
        <table:table-row table:style-name="ro1">
          <table:table-cell office:value-type="string">
            <text:p>die Spur, -en</text:p>
          </table:table-cell>
          <table:table-cell office:value-type="string">
            <text:p>rastro m,huella f,pista f,carril m,distancia f entre ejes,pizca f</text:p>
          </table:table-cell>
          <table:table-cell office:value-type="string">
            <text:p><text:s/>Die Polizei hat noch keine Spur. </text:p>
          </table:table-cell>
        </table:table-row>
        <table:table-row table:style-name="ro1">
          <table:table-cell office:value-type="string">
            <text:p>spüren, spürt, spürte, hat gespürt</text:p>
          </table:table-cell>
          <table:table-cell office:value-type="string">
            <text:p>sentir,experimentar, notar</text:p>
          </table:table-cell>
          <table:table-cell office:value-type="string">
            <text:p>Wo tut es weh? Spüren Sie das hier?</text:p>
          </table:table-cell>
        </table:table-row>
        <table:table-row table:style-name="ro1">
          <table:table-cell office:value-type="string">
            <text:p>der Staat, -en</text:p>
          </table:table-cell>
          <table:table-cell office:value-type="string">
            <text:p>Estado m,colonia f</text:p>
          </table:table-cell>
          <table:table-cell office:value-type="string">
            <text:p>Sie bekommen vom Staat einen Teil der Miete bezahlt.</text:p>
          </table:table-cell>
        </table:table-row>
        <table:table-row table:style-name="ro1">
          <table:table-cell office:value-type="string">
            <text:p>staatlich </text:p>
          </table:table-cell>
          <table:table-cell office:value-type="string">
            <text:p>estatal, del Estado,gubernamental,nacional,público,por el Estado</text:p>
          </table:table-cell>
          <table:table-cell office:value-type="string">
            <text:p>Für dieses Projekt gibt es staatliche Unterstützung.</text:p>
          </table:table-cell>
        </table:table-row>
        <table:table-row table:style-name="ro1">
          <table:table-cell office:value-type="string">
            <text:p>die Staatsangehörigkeit</text:p>
          </table:table-cell>
          <table:table-cell office:value-type="string">
            <text:p>nacionalidad f</text:p>
          </table:table-cell>
          <table:table-cell office:value-type="string">
            <text:p>Tragen Sie bitte hier die Staatsangehörigkeit ein.</text:p>
          </table:table-cell>
        </table:table-row>
        <table:table-row table:style-name="ro1">
          <table:table-cell office:value-type="string">
            <text:p>das Stadion, Stadien </text:p>
          </table:table-cell>
          <table:table-cell office:value-type="string">
            <text:p>estadio m</text:p>
          </table:table-cell>
          <table:table-cell office:value-type="string">
            <text:p>Ich möchte am Samstag ins Stadion gehen. Da spielt meine Mannschaft.</text:p>
          </table:table-cell>
        </table:table-row>
        <table:table-row table:style-name="ro1">
          <table:table-cell office:value-type="string">
            <text:p>die Stadt, -"e</text:p>
          </table:table-cell>
          <table:table-cell office:value-type="string">
            <text:p>ciudad f,municipio m</text:p>
          </table:table-cell>
          <table:table-cell office:value-type="string">
            <text:p>1. Heidelberg ist eine alte Stadt. 2. Ich wohne lieber auf dem Land als in der Stadt. 3. Gehst du mit in die Stadt? 4. Mein Mann arbeitet bei der Stadt.</text:p>
          </table:table-cell>
        </table:table-row>
        <table:table-row table:style-name="ro1">
          <table:table-cell office:value-type="string">
            <text:p>städtisch</text:p>
          </table:table-cell>
          <table:table-cell office:value-type="string">
            <text:p>municipal, comunal,urbano</text:p>
          </table:table-cell>
          <table:table-cell office:value-type="string">
            <text:p>Die städtischen Verkehrsbetriebe wollen die Tarife erhöhen.</text:p>
          </table:table-cell>
        </table:table-row>
        <table:table-row table:style-name="ro1">
          <table:table-cell office:value-type="string">
            <text:p>der Stadtplan, -"e</text:p>
          </table:table-cell>
          <table:table-cell office:value-type="string">
            <text:p>plano m de la ciudad</text:p>
          </table:table-cell>
          <table:table-cell office:value-type="string">
            <text:p>Haben Sie einen Stadtplan? </text:p>
          </table:table-cell>
        </table:table-row>
        <table:table-row table:style-name="ro1">
          <table:table-cell office:value-type="string">
            <text:p>stammen, stammt, stammte, hat gestammt</text:p>
          </table:table-cell>
          <table:table-cell office:value-type="string">
            <text:p>provenir de,proceder de,ser (natural) de</text:p>
          </table:table-cell>
          <table:table-cell office:value-type="string">
            <text:p>Woher stammen Sie eigentlich?</text:p>
          </table:table-cell>
        </table:table-row>
        <table:table-row table:style-name="ro1">
          <table:table-cell office:value-type="string">
            <text:p>das Standesamt, -"er</text:p>
          </table:table-cell>
          <table:table-cell office:value-type="string">
            <text:p>registro m civil</text:p>
          </table:table-cell>
          <table:table-cell office:value-type="string">
            <text:p>Die Hochzeit ist am 3. Mai im Standesamt Weilburg.</text:p>
          </table:table-cell>
        </table:table-row>
        <table:table-row table:style-name="ro1">
          <table:table-cell office:value-type="string">
            <text:p>ständig</text:p>
          </table:table-cell>
          <table:table-cell office:value-type="string">
            <text:p>continuo, permanente,fijo</text:p>
          </table:table-cell>
          <table:table-cell office:value-type="string">
            <text:p>Ich habe schon ein paar Mal bei meiner Freundin angerufen. Es ist ständig besetzt.</text:p>
          </table:table-cell>
        </table:table-row>
        <table:table-row table:style-name="ro1">
          <table:table-cell office:value-type="string">
            <text:p>der Standpunkt, -e</text:p>
          </table:table-cell>
          <table:table-cell office:value-type="string">
            <text:p>punto m de vista,opinión f</text:p>
          </table:table-cell>
          <table:table-cell office:value-type="string">
            <text:p>1. Von seinem Standpunkt aus hat er recht.2. Er steht auf dem Standpunkt, dass ...</text:p>
          </table:table-cell>
        </table:table-row>
        <table:table-row table:style-name="ro1">
          <table:table-cell office:value-type="string">
            <text:p>der Star, -s</text:p>
          </table:table-cell>
          <table:table-cell office:value-type="string">
            <text:p>estornino m,estrella f</text:p>
          </table:table-cell>
          <table:table-cell office:value-type="string">
            <text:p>Diese Sängerin ist ein großer Star in Deutschland.</text:p>
          </table:table-cell>
        </table:table-row>
        <table:table-row table:style-name="ro1">
          <table:table-cell office:value-type="string">
            <text:p>stark</text:p>
          </table:table-cell>
          <table:table-cell office:value-type="string">
            <text:p>fuerte,robusto,garrudo Mex,grueso,considerable,potente,poderoso,de cristales gruesos,intenso,empedernido,grande,guay,tope,muy,mucho</text:p>
          </table:table-cell>
          <table:table-cell office:value-type="string">
            <text:p>1. Der Kaffee ist sehr stark. 2. Am späten Nachmittag ist der Verkehr besonders stark. 3. Ich habe starke Kopfschmerzen. 4. Können Sie mir kein stärkeres Mittel verschreiben? 5. Es hat stark geregnet.</text:p>
          </table:table-cell>
        </table:table-row>
        <table:table-row table:style-name="ro1">
          <table:table-cell office:value-type="string">
            <text:p>starten, startet, startete, ist gestartet</text:p>
          </table:table-cell>
          <table:table-cell office:value-type="string">
            <text:p>salir hacia/para a,partir hacia/para a,comenzar,tomar salida,participar,arrancar,despegar,decolar AmS,poner en marcha,lanzar,soltar,dar inicio a,iniciar</text:p>
          </table:table-cell>
          <table:table-cell office:value-type="string">
            <text:p>Die Maschine ist pünktlich gestartet.</text:p>
          </table:table-cell>
        </table:table-row>
        <table:table-row table:style-name="ro1">
          <table:table-cell office:value-type="string">
            <text:p>der Start, -s </text:p>
          </table:table-cell>
          <table:table-cell office:value-type="string">
            <text:p>salida f,punto m de salida,despegue m,decolaje m AmS,arranque m,lanzamiento m,comienzo m</text:p>
          </table:table-cell>
          <table:table-cell office:value-type="string">
            <text:p>Bleiben Sie bitte während des Starts auf Ihren Sitzen.</text:p>
          </table:table-cell>
        </table:table-row>
        <table:table-row table:style-name="ro1">
          <table:table-cell office:value-type="string">
            <text:p>die Station, -en</text:p>
          </table:table-cell>
          <table:table-cell office:value-type="string">
            <text:p>estación f,parada f,unidad f</text:p>
          </table:table-cell>
          <table:table-cell office:value-type="string">
            <text:p>1. Sie müssen an der nächsten Station aussteigen. 2. Meine Nachbarin liegt auf Station III.</text:p>
          </table:table-cell>
        </table:table-row>
        <table:table-row table:style-name="ro1">
          <table:table-cell office:value-type="string">
            <text:p>statt</text:p>
          </table:table-cell>
          <table:table-cell office:value-type="string">
            <text:p>en lugar de, en vez de</text:p>
          </table:table-cell>
          <table:table-cell office:value-type="string">
            <text:p>Kann ich diese Woche statt Donnerstag am Freitag kommen?</text:p>
          </table:table-cell>
        </table:table-row>
        <table:table-row table:style-name="ro1">
          <table:table-cell office:value-type="string">
            <text:p>stattfinden, findet statt, fand statt, hat stattgefunden</text:p>
          </table:table-cell>
          <table:table-cell office:value-type="string">
            <text:p>tener lugar, celebrarse</text:p>
          </table:table-cell>
          <table:table-cell office:value-type="string">
            <text:p>1. Die Versammlung findet morgen Abend um 18 Uhr statt. 2. Das Spiel findet auch bei Regen statt.</text:p>
          </table:table-cell>
        </table:table-row>
        <table:table-row table:style-name="ro1">
          <table:table-cell office:value-type="string">
            <text:p>der Stau, -s</text:p>
          </table:table-cell>
          <table:table-cell office:value-type="string">
            <text:p>atasco m,retención f,estancamiento m</text:p>
          </table:table-cell>
          <table:table-cell office:value-type="string">
            <text:p>1. Auf der A3 wegen eines Unfalls 5 km Stau.2. Wir standen eine Stunde im Stau.</text:p>
          </table:table-cell>
        </table:table-row>
        <table:table-row table:style-name="ro1">
          <table:table-cell office:value-type="string">
            <text:p>der Staub</text:p>
          </table:table-cell>
          <table:table-cell office:value-type="string">
            <text:p>polvo m</text:p>
          </table:table-cell>
          <table:table-cell office:value-type="string">
            <text:p>1. Ich habe überall Staub gewischt. 2. Ich muss noch Staub saugen.</text:p>
          </table:table-cell>
        </table:table-row>
        <table:table-row table:style-name="ro1">
          <table:table-cell office:value-type="string">
            <text:p>das Steak, -s</text:p>
          </table:table-cell>
          <table:table-cell office:value-type="string">
            <text:p>bistec m,filete m de carne</text:p>
          </table:table-cell>
          <table:table-cell office:value-type="string">
            <text:p>Bitte ein Steak mit Salat.</text:p>
          </table:table-cell>
        </table:table-row>
        <table:table-row table:style-name="ro1">
          <table:table-cell office:value-type="string">
            <text:p>stecken, steckt, steckte, hat gesteckt</text:p>
          </table:table-cell>
          <table:table-cell office:value-type="string">
            <text:p>meter en,invertir en,poner en,fijar en/a,prender en,estar metido en,estar en,quedar fijo</text:p>
          </table:table-cell>
          <table:table-cell office:value-type="string">
            <text:p>1. Wo ist denn mein Pass? Ich hatte ihn doch in die Handtasche gesteckt. 2. Du kannst reingehen. Der Schlüssel steckt. 3. Die Zeitung steckt im Briefkasten.</text:p>
          </table:table-cell>
        </table:table-row>
        <table:table-row table:style-name="ro1">
          <table:table-cell office:value-type="string">
            <text:p>die Steckdose, -n </text:p>
          </table:table-cell>
          <table:table-cell office:value-type="string">
            <text:p>(caja f de) enchufe m,tomacorriente m Arg, Peru</text:p>
          </table:table-cell>
          <table:table-cell office:value-type="string">
            <text:p>Wir haben keine Steckdose in diesem Zimmer.</text:p>
          </table:table-cell>
        </table:table-row>
        <table:table-row table:style-name="ro1">
          <table:table-cell office:value-type="string">
            <text:p>der Stecker, -</text:p>
          </table:table-cell>
          <table:table-cell office:value-type="string">
            <text:p>enchufe m,conector m</text:p>
          </table:table-cell>
          <table:table-cell office:value-type="string">
            <text:p>Der Stecker passt nicht in diese Steckdose.</text:p>
          </table:table-cell>
        </table:table-row>
        <table:table-row table:style-name="ro1">
          <table:table-cell office:value-type="string">
            <text:p>stehen, steht, stand, hat gestanden</text:p>
          </table:table-cell>
          <table:table-cell office:value-type="string">
            <text:p>estar de pie,estar derecho,estar,encontrarse,estar (escrito) en,figurar en,estar parado,estar paralizado,marcar,sentar, quedar</text:p>
          </table:table-cell>
          <table:table-cell office:value-type="string">
            <text:p>1. In meinem Beruf muss ich viel stehen. 2. Als wir kamen, stand das Essen schon auf dem Tisch. 3. Der Bus steht schon an der Haltestelle. 4. Mein Auto steht im Parkhaus. 5. Was steht heute in der Zeitung? 6. Der Schalter steht auf „aus“. 7. Nach 20 Minuten stand das Spiel 1:1. 8. Die neue Bluse steht dir gut.</text:p>
          </table:table-cell>
        </table:table-row>
        <table:table-row table:style-name="ro1">
          <table:table-cell office:value-type="string">
            <text:p>stehen bleiben</text:p>
          </table:table-cell>
          <table:table-cell/>
          <table:table-cell office:value-type="string">
            <text:p>1. Bitte bleiben Sie stehen. 2. Meine Uhr ist stehen geblieben.</text:p>
          </table:table-cell>
        </table:table-row>
        <table:table-row table:style-name="ro1">
          <table:table-cell office:value-type="string">
            <text:p>stehlen, stiehlt, stahl, hat gestohlen</text:p>
          </table:table-cell>
          <table:table-cell office:value-type="string">
            <text:p>robar,mochar Arg</text:p>
          </table:table-cell>
          <table:table-cell office:value-type="string">
            <text:p>Gestern hat mir jemand im Zug meine Uhr gestohlen.</text:p>
          </table:table-cell>
        </table:table-row>
        <table:table-row table:style-name="ro1">
          <table:table-cell office:value-type="string">
            <text:p>steigen, steigt, stieg, ist gestiegen</text:p>
          </table:table-cell>
          <table:table-cell office:value-type="string">
            <text:p>subir a,bajar de,escalar, trepar a,aumentar en de,subir, crecer,subir,ser</text:p>
          </table:table-cell>
          <table:table-cell office:value-type="string">
            <text:p>1. Die Preise für Milch und Gemüse steigen.2. Gegen Abend ist das Fieber wieder gestiegen.</text:p>
          </table:table-cell>
        </table:table-row>
        <table:table-row table:style-name="ro1">
          <table:table-cell office:value-type="string">
            <text:p>steil</text:p>
          </table:table-cell>
          <table:table-cell office:value-type="string">
            <text:p>empinado, escarpado,acantilado,vertiginoso, rápido</text:p>
          </table:table-cell>
          <table:table-cell office:value-type="string">
            <text:p>Die Straße zu unserem Haus ist sehr steil.</text:p>
          </table:table-cell>
        </table:table-row>
        <table:table-row table:style-name="ro1">
          <table:table-cell office:value-type="string">
            <text:p>der Stein, -e </text:p>
          </table:table-cell>
          <table:table-cell office:value-type="string">
            <text:p>piedra f,piedra f preciosa,cálculo m,hueso m,carozo m CSur, Bol, Mex,ficha f,pieza f</text:p>
          </table:table-cell>
          <table:table-cell office:value-type="string">
            <text:p>Die Kinder werfen Steine ins Wasser.</text:p>
          </table:table-cell>
        </table:table-row>
        <table:table-row table:style-name="ro1">
          <table:table-cell office:value-type="string">
            <text:p>die Stelle, -n</text:p>
          </table:table-cell>
          <table:table-cell office:value-type="string">
            <text:p>lugar m,sitio m,parte f,punto m,pasaje m,puesto m (de trabajo),plaza f,autoridad f,decimal m,cifra f</text:p>
          </table:table-cell>
          <table:table-cell office:value-type="string">
            <text:p>1. Ich habe eine neue Stelle. 2. Wir treffen uns hier an dieser Stelle. 3. Diese Stelle in seinem Brief ist mir nicht ganz klar. 4. An Ihrer Stelle würde ich den Vertrag nicht unterschreiben. 5. An welche Stelle muss ich den Antrag schicken?</text:p>
          </table:table-cell>
        </table:table-row>
        <table:table-row table:style-name="ro1">
          <table:table-cell office:value-type="string">
            <text:p>stellen, stellt, stellte, hat gestellt</text:p>
          </table:table-cell>
          <table:table-cell office:value-type="string">
            <text:p>poner en,colocar en,meter en,ajustar, regular,subir,bajar,proporcionar, poner a disposición,presentar,capturar, coger,hacer,poner,plantear</text:p>
          </table:table-cell>
          <table:table-cell office:value-type="string">
            <text:p>1. Stell das Bier in den Kühlschrank! 2. Ich hole noch Milch. Stell dich bitte schon mal in die Schlange an der Kasse. 3. Wo kann ich mein Auto hinstellen? 4. Würden Sie das Radio bitte etwas leiser stellen. 5. Haben Sie einen Moment Zeit? Wir möchten Ihnen ein paar Fragen stellen. 6. Ich habe den Wecker auf 5 Uhr gestellt.</text:p>
          </table:table-cell>
        </table:table-row>
        <table:table-row table:style-name="ro1">
          <table:table-cell office:value-type="string">
            <text:p>der Stempel, -</text:p>
          </table:table-cell>
          <table:table-cell office:value-type="string">
            <text:p>sello m,matasellos m inv,pistilo m,punzón m</text:p>
          </table:table-cell>
          <table:table-cell office:value-type="string">
            <text:p>Es gilt das Datum des Poststempels.</text:p>
          </table:table-cell>
        </table:table-row>
        <table:table-row table:style-name="ro1">
          <table:table-cell office:value-type="string">
            <text:p>sterben, stirbt, starb, ist gestorben</text:p>
          </table:table-cell>
          <table:table-cell office:value-type="string">
            <text:p>morir de,morirse de por fam,fallecer elev,petatearse Mex</text:p>
          </table:table-cell>
          <table:table-cell office:value-type="string">
            <text:p>1. Mein Kollege kommt heute nicht. Sein Vater ist gestern gestorben.2. Woran ist er gestorben?</text:p>
          </table:table-cell>
        </table:table-row>
        <table:table-row table:style-name="ro1">
          <table:table-cell office:value-type="string">
            <text:p>der Stern, -e </text:p>
          </table:table-cell>
          <table:table-cell office:value-type="string">
            <text:p>estrella f,astro m</text:p>
          </table:table-cell>
          <table:table-cell office:value-type="string">
            <text:p>Heute sieht man viele Sterne am Himmel.</text:p>
          </table:table-cell>
        </table:table-row>
        <table:table-row table:style-name="ro1">
          <table:table-cell office:value-type="string">
            <text:p>die Steuer, -n</text:p>
          </table:table-cell>
          <table:table-cell office:value-type="string">
            <text:p>volante m,timón m,impuesto m</text:p>
          </table:table-cell>
          <table:table-cell office:value-type="string">
            <text:p>1. Wir müssen immer mehr Steuern zahlen.2. Haben Sie Ihre Lohnsteuerkarte dabei?</text:p>
          </table:table-cell>
        </table:table-row>
        <table:table-row table:style-name="ro1">
          <table:table-cell office:value-type="string">
            <text:p>still</text:p>
          </table:table-cell>
          <table:table-cell office:value-type="string">
            <text:p>silencioso,tranquilo, quieto,quieto, tranquilo,taciturno, silencioso</text:p>
          </table:table-cell>
          <table:table-cell office:value-type="string">
            <text:p>1. Sei doch mal einen Moment still! 2. Maria kann nicht still sitzen.</text:p>
          </table:table-cell>
        </table:table-row>
        <table:table-row table:style-name="ro1">
          <table:table-cell office:value-type="string">
            <text:p>der Stiefel, -</text:p>
          </table:table-cell>
          <table:table-cell office:value-type="string">
            <text:p>bota f</text:p>
          </table:table-cell>
          <table:table-cell office:value-type="string">
            <text:p>Ich habe mir für den Winter ein Paar warme Stiefel gekauft.</text:p>
          </table:table-cell>
        </table:table-row>
        <table:table-row table:style-name="ro1">
          <table:table-cell office:value-type="string">
            <text:p>die Stimme, -n</text:p>
          </table:table-cell>
          <table:table-cell office:value-type="string">
            <text:p>voz f,voto m,registro m,parte f</text:p>
          </table:table-cell>
          <table:table-cell office:value-type="string">
            <text:p>Ich habe dich sofort an der Stimme erkannt.</text:p>
          </table:table-cell>
        </table:table-row>
        <table:table-row table:style-name="ro1">
          <table:table-cell office:value-type="string">
            <text:p>stimmen, stimmt, stimmte, hat gestimmt</text:p>
          </table:table-cell>
          <table:table-cell office:value-type="string">
            <text:p>ser correcto, ser verdad,afinar, templar</text:p>
          </table:table-cell>
          <table:table-cell office:value-type="string">
            <text:p>1. Meine Adresse stimmt nicht mehr. 2. Das Wetter in Deutschland könnte besser sein. – Das stimmt.</text:p>
          </table:table-cell>
        </table:table-row>
        <table:table-row table:style-name="ro1">
          <table:table-cell office:value-type="string">
            <text:p>die Stimmung, -en</text:p>
          </table:table-cell>
          <table:table-cell office:value-type="string">
            <text:p>estado m de ánimo,humor m,ambiente m,atmósfera f,opinión f pública,afinación f</text:p>
          </table:table-cell>
          <table:table-cell office:value-type="string">
            <text:p>Es war eine tolle Party. Die Stimmung war sehr gut.</text:p>
          </table:table-cell>
        </table:table-row>
        <table:table-row table:style-name="ro1">
          <table:table-cell office:value-type="string">
            <text:p>die Stirn, -en</text:p>
          </table:table-cell>
          <table:table-cell office:value-type="string">
            <text:p>frente f</text:p>
          </table:table-cell>
          <table:table-cell office:value-type="string">
            <text:p>Mach dir die Haare aus der Stirn.</text:p>
          </table:table-cell>
        </table:table-row>
        <table:table-row table:style-name="ro1">
          <table:table-cell office:value-type="string">
            <text:p>stinken, stinkt, stank, hat gestunken</text:p>
          </table:table-cell>
          <table:table-cell office:value-type="string">
            <text:p>oler mal,apestar a</text:p>
          </table:table-cell>
          <table:table-cell office:value-type="string">
            <text:p>1. Was stinkt denn hier so? – Das ist die Farbe. Wir haben frisch gestrichen.2. Der Fisch ist nicht mehr gut. Er stinkt schon.</text:p>
          </table:table-cell>
        </table:table-row>
        <table:table-row table:style-name="ro1">
          <table:table-cell office:value-type="string">
            <text:p>der Stock </text:p>
          </table:table-cell>
          <table:table-cell office:value-type="string">
            <text:p>palo m,bastón m,batuta f,taco m,planta f,tocón m,piso m,puré m de patatas,en Suiza, casa situada al lado de la granja donde viven los padres de los granjeros</text:p>
          </table:table-cell>
          <table:table-cell office:value-type="string">
            <text:p>Mein Büro ist im 3. Stock, Zimmer 305.</text:p>
          </table:table-cell>
        </table:table-row>
        <table:table-row table:style-name="ro1">
          <table:table-cell office:value-type="string">
            <text:p>das Stockwerk, -e</text:p>
          </table:table-cell>
          <table:table-cell office:value-type="string">
            <text:p>piso m,planta f</text:p>
          </table:table-cell>
          <table:table-cell office:value-type="string">
            <text:p>Das Gebäude hat zwanzig Stockwerke.</text:p>
          </table:table-cell>
        </table:table-row>
        <table:table-row table:style-name="ro1">
          <table:table-cell office:value-type="string">
            <text:p>der Stoff, -e</text:p>
          </table:table-cell>
          <table:table-cell office:value-type="string">
            <text:p>materia f,polvo m,tejido m,tela f,su(b)stancia f,material m,tema m</text:p>
          </table:table-cell>
          <table:table-cell office:value-type="string">
            <text:p>1. Was für ein Stoff ist das? – Wolle. 2. In manchen Farben sind giftige Stoffe.</text:p>
          </table:table-cell>
        </table:table-row>
        <table:table-row table:style-name="ro1">
          <table:table-cell office:value-type="string">
            <text:p>stolz</text:p>
          </table:table-cell>
          <table:table-cell office:value-type="string">
            <text:p>orgulloso de,orgulloso, altanero, soberbio,imponente, majestuoso,considerable</text:p>
          </table:table-cell>
          <table:table-cell office:value-type="string">
            <text:p>1. Mein Sohn ist ganz stolz, dass er die Prüfung bestanden hat.2. Ich bin stolz auf dich. Das hast du sehr gut gemacht.</text:p>
          </table:table-cell>
        </table:table-row>
        <table:table-row table:style-name="ro1">
          <table:table-cell office:value-type="string">
            <text:p>stoppen, stoppt, stoppte, hat gestoppt</text:p>
          </table:table-cell>
          <table:table-cell office:value-type="string">
            <text:p>parar(se), detenerse,detener,parar,cronometrar</text:p>
          </table:table-cell>
          <table:table-cell office:value-type="string">
            <text:p>Die Polizei hat mich gestoppt, weil ich bei Rot über die Ampel gegangen bin.</text:p>
          </table:table-cell>
        </table:table-row>
        <table:table-row table:style-name="ro1">
          <table:table-cell office:value-type="string">
            <text:p>stören, stört, störte, hat gestört</text:p>
          </table:table-cell>
          <table:table-cell office:value-type="string">
            <text:p>molestar,incomodar,estorbar, molestar,perturbar,alterar,interrumpir</text:p>
          </table:table-cell>
          <table:table-cell office:value-type="string">
            <text:p>1. Darf ich Sie einen Augenblick stören? 2. Du kannst das Radio anlassen.</text:p>
          </table:table-cell>
        </table:table-row>
        <table:table-row table:style-name="ro1">
          <table:table-cell office:value-type="string">
            <text:p>die Störung, -en</text:p>
          </table:table-cell>
          <table:table-cell office:value-type="string">
            <text:p>molestia f,estorbo m,alteración f,interrupción f,perturbación f,avería f,irregularidad f</text:p>
          </table:table-cell>
          <table:table-cell office:value-type="string">
            <text:p>Das stört mich nicht. Entschuldigen Sie bitte die Störung.</text:p>
          </table:table-cell>
        </table:table-row>
        <table:table-row table:style-name="ro1">
          <table:table-cell office:value-type="string">
            <text:p>stoßen, stößt, stieß, hat gestoßen</text:p>
          </table:table-cell>
          <table:table-cell office:value-type="string">
            <text:p>empujar,dar un puntapié a,clavar, hundir,arrojar,machacar,lanzar,chocar contra/con/en,pegarse contra,golpear contra,dar un golpe contra,encontrar,dar con,limitar con</text:p>
          </table:table-cell>
          <table:table-cell office:value-type="string">
            <text:p>Wie haben Sie sich denn verletzt? – Ich habe mich an der Autotür gestoßen.</text:p>
          </table:table-cell>
        </table:table-row>
        <table:table-row table:style-name="ro1">
          <table:table-cell office:value-type="string">
            <text:p>die Strafe, -n </text:p>
          </table:table-cell>
          <table:table-cell office:value-type="string">
            <text:p>pena f,castigo m,multa f</text:p>
          </table:table-cell>
          <table:table-cell office:value-type="string">
            <text:p>Schwarzfahren kostet 60 Euro Strafe.</text:p>
          </table:table-cell>
        </table:table-row>
        <table:table-row table:style-name="ro1">
          <table:table-cell office:value-type="string">
            <text:p>der Strafzettel, -</text:p>
          </table:table-cell>
          <table:table-cell office:value-type="string">
            <text:p>multa f</text:p>
          </table:table-cell>
          <table:table-cell office:value-type="string">
            <text:p>So ein Pech! Ich habe einmal falsch geparkt und sofort einen Strafzettel bekommen.</text:p>
          </table:table-cell>
        </table:table-row>
        <table:table-row table:style-name="ro1">
          <table:table-cell office:value-type="string">
            <text:p>der Strand, -"e </text:p>
          </table:table-cell>
          <table:table-cell office:value-type="string">
            <text:p>playa f</text:p>
          </table:table-cell>
          <table:table-cell office:value-type="string">
            <text:p>Im Urlaub bin ich am liebsten am Strand.</text:p>
          </table:table-cell>
        </table:table-row>
        <table:table-row table:style-name="ro1">
          <table:table-cell office:value-type="string">
            <text:p>die Straße, -n</text:p>
          </table:table-cell>
          <table:table-cell office:value-type="string">
            <text:p>calle f,avenida f,paseo m,carretera f,estrecho m</text:p>
          </table:table-cell>
          <table:table-cell office:value-type="string">
            <text:p>1. Wir wohnen in der Gartenstraße. 2. Unser Haus ist eine Straße weiter. 3. Fahren Sie die erste Straße links.</text:p>
          </table:table-cell>
        </table:table-row>
        <table:table-row table:style-name="ro1">
          <table:table-cell office:value-type="string">
            <text:p>die Straßenbahn, -en </text:p>
          </table:table-cell>
          <table:table-cell office:value-type="string">
            <text:p>tranvía m</text:p>
          </table:table-cell>
          <table:table-cell office:value-type="string">
            <text:p>Ich bin heute mit der Straßenbahn gekommen.</text:p>
          </table:table-cell>
        </table:table-row>
        <table:table-row table:style-name="ro1">
          <table:table-cell office:value-type="string">
            <text:p>die Strecke, -n</text:p>
          </table:table-cell>
          <table:table-cell office:value-type="string">
            <text:p>trayecto m,tramo m,línea f,recorrido m,distancia f,camino m,ruta f,galería f,segmento m rectilíneo</text:p>
          </table:table-cell>
          <table:table-cell office:value-type="string">
            <text:p>1. Sind Sie die ganze Strecke zu Fuß gegangen?2. Auf der Strecke München – Salzburg 8 km Stau.3. Ich möchte nach Hamburg fahren. Können Sie mir sagen, welche Strecke am besten ist?</text:p>
          </table:table-cell>
        </table:table-row>
        <table:table-row table:style-name="ro1">
          <table:table-cell office:value-type="string">
            <text:p>streichen, streicht, strich, hat gestrichen</text:p>
          </table:table-cell>
          <table:table-cell office:value-type="string">
            <text:p>pintar,tachar,borrar,suprimir,anular,untar,preparar,quitar,vagar por,pasar por,pasar la mano por,acariciar</text:p>
          </table:table-cell>
          <table:table-cell office:value-type="string">
            <text:p>1. Ich muss meine Wohnung neu streichen.2. Das Wohngeld ist gestrichen. Wir verdienen jetzt zu viel.</text:p>
          </table:table-cell>
        </table:table-row>
        <table:table-row table:style-name="ro1">
          <table:table-cell office:value-type="string">
            <text:p>das Streichholz, -"er</text:p>
          </table:table-cell>
          <table:table-cell office:value-type="string">
            <text:p>cerilla f,fósforo m,cerillo m Mex</text:p>
          </table:table-cell>
          <table:table-cell office:value-type="string">
            <text:p>Ich hätte gern eine Schachtel Streichhölzer.</text:p>
          </table:table-cell>
        </table:table-row>
        <table:table-row table:style-name="ro1">
          <table:table-cell office:value-type="string">
            <text:p>streiken, streikt, streikte, hat gestreikt</text:p>
          </table:table-cell>
          <table:table-cell office:value-type="string">
            <text:p>ponerse en huelga para,estar en huelga para,pasar,no funcionar</text:p>
          </table:table-cell>
          <table:table-cell office:value-type="string">
            <text:p>Die Mitarbeiter streiken für höhere Löhne.</text:p>
          </table:table-cell>
        </table:table-row>
        <table:table-row table:style-name="ro1">
          <table:table-cell office:value-type="string">
            <text:p>der Streik, -s</text:p>
          </table:table-cell>
          <table:table-cell office:value-type="string">
            <text:p>huelga f</text:p>
          </table:table-cell>
          <table:table-cell office:value-type="string">
            <text:p>Es gab einen Streik am Flughafen. Deshalb hatte unsere Maschine Verspätung.</text:p>
          </table:table-cell>
        </table:table-row>
        <table:table-row table:style-name="ro1">
          <table:table-cell office:value-type="string">
            <text:p>streiten, streitet, stritt, hat gestritten</text:p>
          </table:table-cell>
          <table:table-cell office:value-type="string">
            <text:p>pelear por,discutir sobre,debatir sobre</text:p>
          </table:table-cell>
          <table:table-cell office:value-type="string">
            <text:p>1. Die Kinder streiten sich oft. 2. Es hat keinen Sinn, mit Ihnen zu streiten.</text:p>
          </table:table-cell>
        </table:table-row>
        <table:table-row table:style-name="ro1">
          <table:table-cell office:value-type="string">
            <text:p>der Streit</text:p>
          </table:table-cell>
          <table:table-cell office:value-type="string">
            <text:p>riña f,disputa f por sobre,pelea f por,litigio m,pleito m</text:p>
          </table:table-cell>
          <table:table-cell office:value-type="string">
            <text:p>Ich möchte keinen Streit mit den Nachbarn.</text:p>
          </table:table-cell>
        </table:table-row>
        <table:table-row table:style-name="ro1">
          <table:table-cell office:value-type="string">
            <text:p>streng</text:p>
          </table:table-cell>
          <table:table-cell office:value-type="string">
            <text:p>severo,fregado Ecua, Pan,duro, riguroso,estricto,absoluto,acre, fuerte,austero,intenso,duro,consecuente,fatigoso</text:p>
          </table:table-cell>
          <table:table-cell office:value-type="string">
            <text:p>Unsere Tochter hat einen sehr strengen Lehrer.</text:p>
          </table:table-cell>
        </table:table-row>
        <table:table-row table:style-name="ro1">
          <table:table-cell office:value-type="string">
            <text:p>der Stress </text:p>
          </table:table-cell>
          <table:table-cell office:value-type="string">
            <text:p>estrés m</text:p>
          </table:table-cell>
          <table:table-cell office:value-type="string">
            <text:p>Ich habe bei der Arbeit viel Stress.</text:p>
          </table:table-cell>
        </table:table-row>
        <table:table-row table:style-name="ro1">
          <table:table-cell office:value-type="string">
            <text:p>der Strom</text:p>
          </table:table-cell>
          <table:table-cell office:value-type="string">
            <text:p>corriente f,río m,raudal m,oleada f</text:p>
          </table:table-cell>
          <table:table-cell office:value-type="string">
            <text:p>Wie kann ich im Haushalt Strom sparen?</text:p>
          </table:table-cell>
        </table:table-row>
        <table:table-row table:style-name="ro1">
          <table:table-cell office:value-type="string">
            <text:p>der Strumpf, -"e </text:p>
          </table:table-cell>
          <table:table-cell office:value-type="string">
            <text:p>media f,calcetín m</text:p>
          </table:table-cell>
          <table:table-cell office:value-type="string">
            <text:p>Wo sind meine roten Strümpfe?</text:p>
          </table:table-cell>
        </table:table-row>
        <table:table-row table:style-name="ro1">
          <table:table-cell office:value-type="string">
            <text:p>das Stück, -e/-stück, -e</text:p>
          </table:table-cell>
          <table:table-cell office:value-type="string">
            <text:p>pieza f,cabeza f,trozo m,pedazo m,troncho m CSur,obra f</text:p>
          </table:table-cell>
          <table:table-cell office:value-type="string">
            <text:p>1. Ich nehme zwei Stück Zucker in den Kaffee.2. Möchten Sie noch ein Stück Kuchen? 3. Wie viele Gepäckstücke haben Sie? 4. Was kosten die Kulis?– Ein Euro pro Stück. 5. Ich begleite dich ein Stück.</text:p>
          </table:table-cell>
        </table:table-row>
        <table:table-row table:style-name="ro1">
          <table:table-cell office:value-type="string">
            <text:p>studieren, studiert, studierte, hat studiert</text:p>
          </table:table-cell>
          <table:table-cell office:value-type="string">
            <text:p>estudiar en</text:p>
          </table:table-cell>
          <table:table-cell office:value-type="string">
            <text:p>1. Mein Sohn will Medizin studieren. 2. Ich studiere in Mainz.</text:p>
          </table:table-cell>
        </table:table-row>
        <table:table-row table:style-name="ro1">
          <table:table-cell office:value-type="string">
            <text:p>der Student, -en</text:p>
          </table:table-cell>
          <table:table-cell office:value-type="string">
            <text:p>estudiante mf,universitario(-a) m (f)</text:p>
          </table:table-cell>
          <table:table-cell office:value-type="string">
            <text:p>Schüler und Studenten zahlen die Hälfte.</text:p>
          </table:table-cell>
        </table:table-row>
        <table:table-row table:style-name="ro1">
          <table:table-cell office:value-type="string">
            <text:p><text:s/>das Studium, Studien</text:p>
          </table:table-cell>
          <table:table-cell office:value-type="string">
            <text:p>carrera f,estudios m pl universitarios,estudio m</text:p>
          </table:table-cell>
          <table:table-cell office:value-type="string">
            <text:p>Sie brauchen für diese Stelle ein fertiges Studium.</text:p>
          </table:table-cell>
        </table:table-row>
        <table:table-row table:style-name="ro1">
          <table:table-cell office:value-type="string">
            <text:p>das Studio, -s </text:p>
          </table:table-cell>
          <table:table-cell office:value-type="string">
            <text:p>estudio m</text:p>
          </table:table-cell>
          <table:table-cell office:value-type="string">
            <text:p>Zu Gast im Studio sind heute ...</text:p>
          </table:table-cell>
        </table:table-row>
        <table:table-row table:style-name="ro1">
          <table:table-cell office:value-type="string">
            <text:p>die Stufe, -n</text:p>
          </table:table-cell>
          <table:table-cell office:value-type="string">
            <text:p>peldaño m,escalón m,nivel m,grado m,fase f,etapa f</text:p>
          </table:table-cell>
          <table:table-cell office:value-type="string">
            <text:p>1. Vorsicht, Stufe! 2. Die Volkshochschule bietet Sprach-kurse auf verschiedenen Stufen an. </text:p>
          </table:table-cell>
        </table:table-row>
        <table:table-row table:style-name="ro1">
          <table:table-cell office:value-type="string">
            <text:p>der Stuhl, -"e</text:p>
          </table:table-cell>
          <table:table-cell office:value-type="string">
            <text:p>silla f,sede f,evacuación f,defecación f,restos m pl fecales,excremento m</text:p>
          </table:table-cell>
          <table:table-cell office:value-type="string">
            <text:p>Da hinten ist noch ein Stuhl frei.</text:p>
          </table:table-cell>
        </table:table-row>
        <table:table-row table:style-name="ro1">
          <table:table-cell office:value-type="string">
            <text:p>stumm</text:p>
          </table:table-cell>
          <table:table-cell office:value-type="string">
            <text:p>mudo,silencioso, callado</text:p>
          </table:table-cell>
          <table:table-cell office:value-type="string">
            <text:p>Stell bitte dein Handy leise oder auf stumm.</text:p>
          </table:table-cell>
        </table:table-row>
        <table:table-row table:style-name="ro1">
          <table:table-cell office:value-type="string">
            <text:p>die Stunde, -n</text:p>
          </table:table-cell>
          <table:table-cell office:value-type="string">
            <text:p>hora f,clase f</text:p>
          </table:table-cell>
          <table:table-cell office:value-type="string">
            <text:p>1. Ich bin in einer Stunde wieder zurück.2. Wir haben heute nur vier Stunden Schule. 3. Ich warte seit zwei Stunden auf dich.</text:p>
          </table:table-cell>
        </table:table-row>
        <table:table-row table:style-name="ro1">
          <table:table-cell office:value-type="string">
            <text:p>der Sturm, -"e</text:p>
          </table:table-cell>
          <table:table-cell office:value-type="string">
            <text:p>tormenta f,borrasca f,temporal m,tempestad f,ataque m contra,asalto m a,delantera f</text:p>
          </table:table-cell>
          <table:table-cell office:value-type="string">
            <text:p>Im Radio haben sie Regen und Sturm angesagt.</text:p>
          </table:table-cell>
        </table:table-row>
        <table:table-row table:style-name="ro1">
          <table:table-cell office:value-type="string">
            <text:p>stürzen, stürzt, stürzte, ist gestürzt</text:p>
          </table:table-cell>
          <table:table-cell office:value-type="string">
            <text:p>caer(se),bajar,precipitarse, despeñarse,precipitarse hacia a,derribar, hacer caer,volcar,derrocar,arrojar, precipitar,despeñar,desprender</text:p>
          </table:table-cell>
          <table:table-cell office:value-type="string">
            <text:p>Ich bin auf der Straße gestürzt und habe mir den Fuß gebrochen.</text:p>
          </table:table-cell>
        </table:table-row>
        <table:table-row table:style-name="ro1">
          <table:table-cell office:value-type="string">
            <text:p>suchen, sucht, suchte, hat gesucht</text:p>
          </table:table-cell>
          <table:table-cell office:value-type="string">
            <text:p>buscar</text:p>
          </table:table-cell>
          <table:table-cell office:value-type="string">
            <text:p>1. Ich suche meine Brille. 2. Wir suchen eine größere Wohnung. 3. Wen suchen Sie?</text:p>
          </table:table-cell>
        </table:table-row>
        <table:table-row table:style-name="ro1">
          <table:table-cell office:value-type="string">
            <text:p>der Süden/Süd/Süd-</text:p>
          </table:table-cell>
          <table:table-cell/>
          <table:table-cell office:value-type="string">
            <text:p>1. Dieser Ort liegt im Süden der Schweiz. 2. Menschen aus Nord und Süd feiern dieses Fest. 3. z. B. Süddeutschland, Südbahnhof,</text:p>
          </table:table-cell>
        </table:table-row>
        <table:table-row table:style-name="ro1">
          <table:table-cell office:value-type="string">
            <text:p>südlich </text:p>
          </table:table-cell>
          <table:table-cell office:value-type="string">
            <text:p>del sur, meridional,al sur de</text:p>
          </table:table-cell>
          <table:table-cell office:value-type="string">
            <text:p>Südwind, ... Mein Dorf liegt südlich von München.</text:p>
          </table:table-cell>
        </table:table-row>
        <table:table-row table:style-name="ro1">
          <table:table-cell office:value-type="string">
            <text:p>der Supermarkt, -"e</text:p>
          </table:table-cell>
          <table:table-cell office:value-type="string">
            <text:p>supermercado m</text:p>
          </table:table-cell>
          <table:table-cell office:value-type="string">
            <text:p>Donnerstags gehe ich immer in den Supermarkt.</text:p>
          </table:table-cell>
        </table:table-row>
        <table:table-row table:style-name="ro1">
          <table:table-cell office:value-type="string">
            <text:p>die Suppe, -n</text:p>
          </table:table-cell>
          <table:table-cell office:value-type="string">
            <text:p>sopa f,consomé m</text:p>
          </table:table-cell>
          <table:table-cell office:value-type="string">
            <text:p>Schmeckt dir die Suppe?</text:p>
          </table:table-cell>
        </table:table-row>
        <table:table-row table:style-name="ro1">
          <table:table-cell office:value-type="string">
            <text:p>süß</text:p>
          </table:table-cell>
          <table:table-cell office:value-type="string">
            <text:p>dulce,azucarado,fragante,suave, dulce,mono</text:p>
          </table:table-cell>
          <table:table-cell office:value-type="string">
            <text:p>1. Ich esse gern süße Sachen. 2. Die kleine Eva ist aber wirklich süß.</text:p>
          </table:table-cell>
        </table:table-row>
        <table:table-row table:style-name="ro1">
          <table:table-cell office:value-type="string">
            <text:p>das Symbol, -e</text:p>
          </table:table-cell>
          <table:table-cell office:value-type="string">
            <text:p>símbolo m de,icono m</text:p>
          </table:table-cell>
          <table:table-cell office:value-type="string">
            <text:p>1. Das Herz ist ein Symbol für die Liebe. 2. Auf dem Bildschirm finden Sie viele Symbole.</text:p>
          </table:table-cell>
        </table:table-row>
        <table:table-row table:style-name="ro1">
          <table:table-cell office:value-type="string">
            <text:p>sympathisch</text:p>
          </table:table-cell>
          <table:table-cell office:value-type="string">
            <text:p>simpático</text:p>
          </table:table-cell>
          <table:table-cell office:value-type="string">
            <text:p>1. Ich finde unsere neue Kollegin sehr sympathisch.2. Der neue Chef ist sehr sympathisch.</text:p>
          </table:table-cell>
        </table:table-row>
        <table:table-row table:style-name="ro1">
          <table:table-cell office:value-type="string">
            <text:p>das System, -e</text:p>
          </table:table-cell>
          <table:table-cell office:value-type="string">
            <text:p>sistema m</text:p>
          </table:table-cell>
          <table:table-cell office:value-type="string">
            <text:p>1. Welches Betriebssystem hast du? 2. Ich kenne Ihr System nicht. Können Sie es mir erklären?</text:p>
          </table:table-cell>
        </table:table-row>
        <table:table-row table:style-name="ro1">
          <table:table-cell office:value-type="string">
            <text:p>die Tabelle, -n </text:p>
          </table:table-cell>
          <table:table-cell office:value-type="string">
            <text:p>tabla f,cuadro m</text:p>
          </table:table-cell>
          <table:table-cell office:value-type="string">
            <text:p>Tragen Sie die richtige Information in die Tabelle ein.</text:p>
          </table:table-cell>
        </table:table-row>
        <table:table-row table:style-name="ro1">
          <table:table-cell office:value-type="string">
            <text:p>die Tablette, -n </text:p>
          </table:table-cell>
          <table:table-cell office:value-type="string">
            <text:p>pastilla f,comprimido m</text:p>
          </table:table-cell>
          <table:table-cell office:value-type="string">
            <text:p>Nehmen Sie dreimal täglich eine Tablette.</text:p>
          </table:table-cell>
        </table:table-row>
        <table:table-row table:style-name="ro1">
          <table:table-cell office:value-type="string">
            <text:p>die Tafel, -n</text:p>
          </table:table-cell>
          <table:table-cell office:value-type="string">
            <text:p>tabla f,placa f (conmemorativa),pizarra f,panel m,tableta f,cuadro m,lámina f,mesa f</text:p>
          </table:table-cell>
          <table:table-cell office:value-type="string">
            <text:p>1. Der Lehrer schreibt das neue Wort an die Tafel. 2. Sie finden am Eingang eine Informationstafel. 3. Ich hätte gern zwei Tafeln Schokolade. </text:p>
          </table:table-cell>
        </table:table-row>
        <table:table-row table:style-name="ro1">
          <table:table-cell office:value-type="string">
            <text:p>der Tagesablauf, -"e </text:p>
          </table:table-cell>
          <table:table-cell office:value-type="string">
            <text:p>tra(n)scurso m del día</text:p>
          </table:table-cell>
          <table:table-cell office:value-type="string">
            <text:p>Wie ist Ihr Tagesablauf?</text:p>
          </table:table-cell>
        </table:table-row>
        <table:table-row table:style-name="ro1">
          <table:table-cell office:value-type="string">
            <text:p>die Tagesmutter, -"</text:p>
          </table:table-cell>
          <table:table-cell office:value-type="string">
            <text:p>mujer-canguro f,niñera f (que cuida a niños en su propia casa)</text:p>
          </table:table-cell>
          <table:table-cell office:value-type="string">
            <text:p>Wenn ich im Deutschkurs bin, ist mein Sohn bei der Tagesmutter.</text:p>
          </table:table-cell>
        </table:table-row>
        <table:table-row table:style-name="ro1">
          <table:table-cell office:value-type="string">
            <text:p>das Tal, -"er</text:p>
          </table:table-cell>
          <table:table-cell office:value-type="string">
            <text:p>valle m</text:p>
          </table:table-cell>
          <table:table-cell office:value-type="string">
            <text:p>Unser Dorf liegt in einem Tal.</text:p>
          </table:table-cell>
        </table:table-row>
        <table:table-row table:style-name="ro1">
          <table:table-cell office:value-type="string">
            <text:p>tanken, tankt, tankte, hat getankt</text:p>
          </table:table-cell>
          <table:table-cell office:value-type="string">
            <text:p>echar [oder repostar] gasolina</text:p>
          </table:table-cell>
          <table:table-cell office:value-type="string">
            <text:p>1. Wir müssen unbedingt tanken. Wir haben fast kein Benzin mehr. 2. Bitte einmal volltanken!</text:p>
          </table:table-cell>
        </table:table-row>
        <table:table-row table:style-name="ro1">
          <table:table-cell office:value-type="string">
            <text:p>die Tankstelle, -n </text:p>
          </table:table-cell>
          <table:table-cell office:value-type="string">
            <text:p>gasolinera f,estación m de servicio,grifo m Peru</text:p>
          </table:table-cell>
          <table:table-cell office:value-type="string">
            <text:p>Wo ist die nächste Tankstelle?</text:p>
          </table:table-cell>
        </table:table-row>
        <table:table-row table:style-name="ro1">
          <table:table-cell office:value-type="string">
            <text:p>die Tante, -n</text:p>
          </table:table-cell>
          <table:table-cell office:value-type="string">
            <text:p>tía f</text:p>
          </table:table-cell>
          <table:table-cell office:value-type="string">
            <text:p>Meine Tante heißt Clara.</text:p>
          </table:table-cell>
        </table:table-row>
        <table:table-row table:style-name="ro1">
          <table:table-cell office:value-type="string">
            <text:p>tanzen, tanzt, tanzte, hat getanzt</text:p>
          </table:table-cell>
          <table:table-cell office:value-type="string">
            <text:p>bailar,balancearse en,volar,andar con paso ligero</text:p>
          </table:table-cell>
          <table:table-cell office:value-type="string">
            <text:p>Auf der Hochzeit haben wir viel getanzt.</text:p>
          </table:table-cell>
        </table:table-row>
        <table:table-row table:style-name="ro1">
          <table:table-cell office:value-type="string">
            <text:p>der Tanz, -"e</text:p>
          </table:table-cell>
          <table:table-cell office:value-type="string">
            <text:p>baile m,danza f</text:p>
          </table:table-cell>
          <table:table-cell office:value-type="string">
            <text:p>Diese modernen Tänze kann ich nicht.</text:p>
          </table:table-cell>
        </table:table-row>
        <table:table-row table:style-name="ro1">
          <table:table-cell office:value-type="string">
            <text:p>der Tarif, -e </text:p>
          </table:table-cell>
          <table:table-cell office:value-type="string">
            <text:p>tarifa f</text:p>
          </table:table-cell>
          <table:table-cell office:value-type="string">
            <text:p>1. Die Städtischen Verkehrsbetriebe wollen die Tarife erhöhen.</text:p>
          </table:table-cell>
        </table:table-row>
        <table:table-row table:style-name="ro1">
          <table:table-cell office:value-type="string">
            <text:p>die Tasche, -n</text:p>
          </table:table-cell>
          <table:table-cell office:value-type="string">
            <text:p>bolsillo m,bolso m,busaca f Col, Ven,bolsa f (de viaje),cartera f</text:p>
          </table:table-cell>
          <table:table-cell office:value-type="string">
            <text:p>1. Ich habe nicht viel Gepäck, nur eine Tasche.2. Meine Jacke hat keine Taschen. </text:p>
          </table:table-cell>
        </table:table-row>
        <table:table-row table:style-name="ro1">
          <table:table-cell office:value-type="string">
            <text:p>das Taschentuch, -"er </text:p>
          </table:table-cell>
          <table:table-cell office:value-type="string">
            <text:p>pañuelo m</text:p>
          </table:table-cell>
          <table:table-cell office:value-type="string">
            <text:p>Hast du ein Taschentuch für mich?</text:p>
          </table:table-cell>
        </table:table-row>
        <table:table-row table:style-name="ro1">
          <table:table-cell office:value-type="string">
            <text:p>die Tasse, -n</text:p>
          </table:table-cell>
          <table:table-cell office:value-type="string">
            <text:p>taza f</text:p>
          </table:table-cell>
          <table:table-cell office:value-type="string">
            <text:p>1. Die Tassen sind von meiner Großmutter.2. Möchten Sie eine Tasse Kaffee?</text:p>
          </table:table-cell>
        </table:table-row>
        <table:table-row table:style-name="ro1">
          <table:table-cell office:value-type="string">
            <text:p>die Taste, -n</text:p>
          </table:table-cell>
          <table:table-cell office:value-type="string">
            <text:p>tecla f</text:p>
          </table:table-cell>
          <table:table-cell office:value-type="string">
            <text:p>1. An meinem Handy ist eine Taste kaputt.2. Du musst jetzt die Stopp-Taste drücken.</text:p>
          </table:table-cell>
        </table:table-row>
        <table:table-row table:style-name="ro1">
          <table:table-cell office:value-type="string">
            <text:p>die Tastatur, -en </text:p>
          </table:table-cell>
          <table:table-cell office:value-type="string">
            <text:p>teclado m</text:p>
          </table:table-cell>
          <table:table-cell office:value-type="string">
            <text:p>Die Tastatur an meinem Computer ist ganz neu.</text:p>
          </table:table-cell>
        </table:table-row>
        <table:table-row table:style-name="ro1">
          <table:table-cell office:value-type="string">
            <text:p>die Tat, -en</text:p>
          </table:table-cell>
          <table:table-cell office:value-type="string">
            <text:p>hecho m,acción f,acto m,delito m</text:p>
          </table:table-cell>
          <table:table-cell office:value-type="string">
            <text:p>Danke für die Hilfe. Das war wirklich eine gute Tat!</text:p>
          </table:table-cell>
        </table:table-row>
        <table:table-row table:style-name="ro1">
          <table:table-cell office:value-type="string">
            <text:p>der Täter, -</text:p>
          </table:table-cell>
          <table:table-cell office:value-type="string">
            <text:p>autor(a) m(f) de un delito</text:p>
          </table:table-cell>
          <table:table-cell office:value-type="string">
            <text:p>1. Die Polizei hat den Täter endlich gefasst.2. Können Sie den Täter beschreiben?</text:p>
          </table:table-cell>
        </table:table-row>
        <table:table-row table:style-name="ro1">
          <table:table-cell office:value-type="string">
            <text:p>die Tätigkeit, -en</text:p>
          </table:table-cell>
          <table:table-cell office:value-type="string">
            <text:p>actividad f,trabajo m,funcionamiento m</text:p>
          </table:table-cell>
          <table:table-cell office:value-type="string">
            <text:p>Welche Tätigkeit würde Ihnen Spaß machen?</text:p>
          </table:table-cell>
        </table:table-row>
        <table:table-row table:style-name="ro1">
          <table:table-cell office:value-type="string">
            <text:p>täuschen, täuscht, täuschte, hat getäuscht</text:p>
          </table:table-cell>
          <table:table-cell office:value-type="string">
            <text:p>engañar</text:p>
          </table:table-cell>
          <table:table-cell office:value-type="string">
            <text:p>Ich habe mich getäuscht. Es war doch eine andere Hausnummer.</text:p>
          </table:table-cell>
        </table:table-row>
        <table:table-row table:style-name="ro1">
          <table:table-cell office:value-type="string">
            <text:p>das Taxi, -s </text:p>
          </table:table-cell>
          <table:table-cell office:value-type="string">
            <text:p>taxi m,coche m Mex,concho m Ant, Cuba</text:p>
          </table:table-cell>
          <table:table-cell office:value-type="string">
            <text:p>Soll ich ein Taxi für Sie bestellen?</text:p>
          </table:table-cell>
        </table:table-row>
        <table:table-row table:style-name="ro1">
          <table:table-cell office:value-type="string">
            <text:p>das Team, -s </text:p>
          </table:table-cell>
          <table:table-cell office:value-type="string">
            <text:p>equipo m</text:p>
          </table:table-cell>
          <table:table-cell office:value-type="string">
            <text:p>Ich arbeite gerne im Team.</text:p>
          </table:table-cell>
        </table:table-row>
        <table:table-row table:style-name="ro1">
          <table:table-cell office:value-type="string">
            <text:p>die Technik, -en</text:p>
          </table:table-cell>
          <table:table-cell office:value-type="string">
            <text:p>tecnología f,instalaciones f pl técnicas,(sección f ) técnica f,técnica f,método m</text:p>
          </table:table-cell>
          <table:table-cell office:value-type="string">
            <text:p>1. Ich verstehe nicht viel von Technik. 2. Um die Aufgaben zu lösen, brauchst du eine gute Arbeitstechnik.</text:p>
          </table:table-cell>
        </table:table-row>
        <table:table-row table:style-name="ro1">
          <table:table-cell office:value-type="string">
            <text:p>technisch</text:p>
          </table:table-cell>
          <table:table-cell office:value-type="string">
            <text:p>técnico</text:p>
          </table:table-cell>
          <table:table-cell office:value-type="string">
            <text:p>1. Es gab ein technisches Problem. 2. Mein Bruder ist technisch sehr interessiert.</text:p>
          </table:table-cell>
        </table:table-row>
        <table:table-row table:style-name="ro1">
          <table:table-cell office:value-type="string">
            <text:p>der Tee</text:p>
          </table:table-cell>
          <table:table-cell office:value-type="string">
            <text:p>té m,infusión f</text:p>
          </table:table-cell>
          <table:table-cell office:value-type="string">
            <text:p>1. Bitte einen Tee mit Zitrone. 2. Was kostet dieser Tee hier?</text:p>
          </table:table-cell>
        </table:table-row>
        <table:table-row table:style-name="ro1">
          <table:table-cell office:value-type="string">
            <text:p>das Teil, -e </text:p>
          </table:table-cell>
          <table:table-cell office:value-type="string">
            <text:p>parte f,componente m,pieza f,recambio m</text:p>
          </table:table-cell>
          <table:table-cell office:value-type="string">
            <text:p>Dieses Teil müssen wir erst bestellen.</text:p>
          </table:table-cell>
        </table:table-row>
        <table:table-row table:style-name="ro1">
          <table:table-cell office:value-type="string">
            <text:p>der Teil, -e</text:p>
          </table:table-cell>
          <table:table-cell office:value-type="string">
            <text:p>parte f,componente m,pieza f,recambio m</text:p>
          </table:table-cell>
          <table:table-cell office:value-type="string">
            <text:p>1. Was steht in dem Brief? Ich habe den ersten Teil nicht verstanden2. Der Film hat zwei Teile. Heute kommt Teil 1.3. Gefällt dir der neue Job? – Nur zum Teil.</text:p>
          </table:table-cell>
        </table:table-row>
        <table:table-row table:style-name="ro1">
          <table:table-cell office:value-type="string">
            <text:p>die Teilzeit</text:p>
          </table:table-cell>
          <table:table-cell/>
          <table:table-cell office:value-type="string">
            <text:p>Ich arbeite im Moment nur Teilzeit.</text:p>
          </table:table-cell>
        </table:table-row>
        <table:table-row table:style-name="ro1">
          <table:table-cell office:value-type="string">
            <text:p>teilen, teilt, teilte, hat geteilt</text:p>
          </table:table-cell>
          <table:table-cell office:value-type="string">
            <text:p>partir en,dividir en,repartir entre,dividir por</text:p>
          </table:table-cell>
          <table:table-cell office:value-type="string">
            <text:p>1. Mein Mann und ich teilen uns die Arbeit.2. Wollen wir uns eine Pizza teilen? 3. Was machst du mit dem Gewinn? –Ich teile ihn mit meiner Schwester.</text:p>
          </table:table-cell>
        </table:table-row>
        <table:table-row table:style-name="ro1">
          <table:table-cell office:value-type="string">
            <text:p>teilnehmen, nimmt teil, nahm teil, hat teilgenommen</text:p>
          </table:table-cell>
          <table:table-cell office:value-type="string">
            <text:p>participar en,tomar parte en,asistir a</text:p>
          </table:table-cell>
          <table:table-cell office:value-type="string">
            <text:p>Leider konnte ich an dem Kurs nicht regelmäßig teilnehmen.</text:p>
          </table:table-cell>
        </table:table-row>
        <table:table-row table:style-name="ro1">
          <table:table-cell office:value-type="string">
            <text:p>die Teilnahme, -n </text:p>
          </table:table-cell>
          <table:table-cell office:value-type="string">
            <text:p>participación f en,colaboración f en,asistencia f a,interés m,simpatía f,pésame m</text:p>
          </table:table-cell>
          <table:table-cell office:value-type="string">
            <text:p>Die Teilnahme am Gewinnspiel ist kostenlos.</text:p>
          </table:table-cell>
        </table:table-row>
        <table:table-row table:style-name="ro1">
          <table:table-cell office:value-type="string">
            <text:p>der Teilnehmer, -</text:p>
          </table:table-cell>
          <table:table-cell office:value-type="string">
            <text:p>participante mf,cursillista mf,abonado(-a) m (f)</text:p>
          </table:table-cell>
          <table:table-cell office:value-type="string">
            <text:p>Die Teilnehmer aus unserem Kurs kommen aus verschiedenen Ländern.</text:p>
          </table:table-cell>
        </table:table-row>
        <table:table-row table:style-name="ro1">
          <table:table-cell office:value-type="string">
            <text:p>teilweise</text:p>
          </table:table-cell>
          <table:table-cell office:value-type="string">
            <text:p>parcial,en parte, parcialmente</text:p>
          </table:table-cell>
          <table:table-cell office:value-type="string">
            <text:p>1. War der Test schwierig? – Teilweise. 2. Kannst du mir den Satz erklären? Ich verstehe ihn nur teilweise.</text:p>
          </table:table-cell>
        </table:table-row>
        <table:table-row table:style-name="ro1">
          <table:table-cell office:value-type="string">
            <text:p>telefonieren, telefoniert, telefonierte, hat telefoniert</text:p>
          </table:table-cell>
          <table:table-cell office:value-type="string">
            <text:p>hablar por teléfono,telefonear,llamar por teléfono</text:p>
          </table:table-cell>
          <table:table-cell office:value-type="string">
            <text:p>1. Ich muss kurz telefonieren. 2. Mein Mann telefoniert gerade.</text:p>
          </table:table-cell>
        </table:table-row>
        <table:table-row table:style-name="ro1">
          <table:table-cell office:value-type="string">
            <text:p>das Telefon, -e </text:p>
          </table:table-cell>
          <table:table-cell office:value-type="string">
            <text:p>teléfono m</text:p>
          </table:table-cell>
          <table:table-cell office:value-type="string">
            <text:p>Er ruft Sie zurück.</text:p>
          </table:table-cell>
        </table:table-row>
        <table:table-row table:style-name="ro1">
          <table:table-cell office:value-type="string">
            <text:p>der Teller, -</text:p>
          </table:table-cell>
          <table:table-cell office:value-type="string">
            <text:p>plato m,disco m</text:p>
          </table:table-cell>
          <table:table-cell office:value-type="string">
            <text:p>1. Darf ich bitte Ihr Telefon benutzen? 2. Haben Sie Telefon?</text:p>
          </table:table-cell>
        </table:table-row>
        <table:table-row table:style-name="ro1">
          <table:table-cell office:value-type="string">
            <text:p>die Temperatur, -en </text:p>
          </table:table-cell>
          <table:table-cell office:value-type="string">
            <text:p>temperatura f,fiebre f</text:p>
          </table:table-cell>
          <table:table-cell office:value-type="string">
            <text:p>1. Stell bitte schon mal die Teller auf den Tisch!2. Willst du noch einen Teller Suppe? Mittagstemperaturen um 25 Grad.</text:p>
          </table:table-cell>
        </table:table-row>
        <table:table-row table:style-name="ro1">
          <table:table-cell office:value-type="string">
            <text:p>das Tempo (Sg.)</text:p>
          </table:table-cell>
          <table:table-cell office:value-type="string">
            <text:p>velocidad f,tiempo m,ritmo m,pañuelo m de papel,kleenex ® m</text:p>
          </table:table-cell>
          <table:table-cell office:value-type="string">
            <text:p>1. Hier darfst du nur Tempo 30 fahren. 2. Achtung. Hier ist eine Tempo-30-Zone.</text:p>
          </table:table-cell>
        </table:table-row>
        <table:table-row table:style-name="ro1">
          <table:table-cell office:value-type="string">
            <text:p>das Tennis</text:p>
          </table:table-cell>
          <table:table-cell office:value-type="string">
            <text:p>tenis m</text:p>
          </table:table-cell>
          <table:table-cell office:value-type="string">
            <text:p>Meine Tochter spielt Tennis.</text:p>
          </table:table-cell>
        </table:table-row>
        <table:table-row table:style-name="ro1">
          <table:table-cell office:value-type="string">
            <text:p>der Teppich, -e</text:p>
          </table:table-cell>
          <table:table-cell office:value-type="string">
            <text:p>alfombra f</text:p>
          </table:table-cell>
          <table:table-cell office:value-type="string">
            <text:p>1. Ich habe mir einen neuen Teppich gekauft. 2. Hat die Wohnung Teppichboden?</text:p>
          </table:table-cell>
        </table:table-row>
        <table:table-row table:style-name="ro1">
          <table:table-cell office:value-type="string">
            <text:p>der Termin, -e</text:p>
          </table:table-cell>
          <table:table-cell office:value-type="string">
            <text:p>plazo m,fecha f,cita f</text:p>
          </table:table-cell>
          <table:table-cell office:value-type="string">
            <text:p>1. Als Termin schlage ich den 3. Mai vor. 2. Ich hätte gern einen Termin.</text:p>
          </table:table-cell>
        </table:table-row>
        <table:table-row table:style-name="ro1">
          <table:table-cell office:value-type="string">
            <text:p>die Terrasse, -n</text:p>
          </table:table-cell>
          <table:table-cell office:value-type="string">
            <text:p>terraza f</text:p>
          </table:table-cell>
          <table:table-cell office:value-type="string">
            <text:p>Setzen wir uns auf die Terrasse! </text:p>
          </table:table-cell>
        </table:table-row>
        <table:table-row table:style-name="ro1">
          <table:table-cell office:value-type="string">
            <text:p>testen, testet, testete, hat getestet</text:p>
          </table:table-cell>
          <table:table-cell office:value-type="string">
            <text:p>examinar,probar</text:p>
          </table:table-cell>
          <table:table-cell office:value-type="string">
            <text:p>Testen Sie unsere Angebote kostenlos.</text:p>
          </table:table-cell>
        </table:table-row>
        <table:table-row table:style-name="ro1">
          <table:table-cell office:value-type="string">
            <text:p>der Test, -s</text:p>
          </table:table-cell>
          <table:table-cell office:value-type="string">
            <text:p>prueba f,test m</text:p>
          </table:table-cell>
          <table:table-cell office:value-type="string">
            <text:p>Ich bin ganz sicher: Du wirst den Test schaffen.</text:p>
          </table:table-cell>
        </table:table-row>
        <table:table-row table:style-name="ro1">
          <table:table-cell office:value-type="string">
            <text:p>teuer</text:p>
          </table:table-cell>
          <table:table-cell office:value-type="string">
            <text:p>caro,salado CSur,valioso,querido, apreciado</text:p>
          </table:table-cell>
          <table:table-cell office:value-type="string">
            <text:p>1. Ich finde das nicht teuer. 2. Dieses Geschäft ist mir zu teuer.</text:p>
          </table:table-cell>
        </table:table-row>
        <table:table-row table:style-name="ro1">
          <table:table-cell office:value-type="string">
            <text:p>der Text, -e </text:p>
          </table:table-cell>
          <table:table-cell office:value-type="string">
            <text:p>texto m,letra f,leyenda f</text:p>
          </table:table-cell>
          <table:table-cell office:value-type="string">
            <text:p>Lesen Sie den Text.</text:p>
          </table:table-cell>
        </table:table-row>
        <table:table-row table:style-name="ro1">
          <table:table-cell office:value-type="string">
            <text:p>das Theater, -</text:p>
          </table:table-cell>
          <table:table-cell office:value-type="string">
            <text:p>teatro m,(función f de) teatro m,representación f,(mundo m del) teatro m,(público m del) teatro m</text:p>
          </table:table-cell>
          <table:table-cell office:value-type="string">
            <text:p>1. Der Bus hält direkt am Theater. 2. Wir gehen nächste Woche ins Theater.</text:p>
          </table:table-cell>
        </table:table-row>
        <table:table-row table:style-name="ro1">
          <table:table-cell office:value-type="string">
            <text:p>das Thema, Themen</text:p>
          </table:table-cell>
          <table:table-cell office:value-type="string">
            <text:p>tema m,asunto m</text:p>
          </table:table-cell>
          <table:table-cell office:value-type="string">
            <text:p>Wir haben im Kurs viel über das Thema Umwelt gesprochen.</text:p>
          </table:table-cell>
        </table:table-row>
        <table:table-row table:style-name="ro1">
          <table:table-cell office:value-type="string">
            <text:p>theoretisch</text:p>
          </table:table-cell>
          <table:table-cell office:value-type="string">
            <text:p>teórico</text:p>
          </table:table-cell>
          <table:table-cell office:value-type="string">
            <text:p>Ich habe die theoretische Prüfung bestanden. Nach der praktischen bekomme ich den Führerschein.</text:p>
          </table:table-cell>
        </table:table-row>
        <table:table-row table:style-name="ro1">
          <table:table-cell office:value-type="string">
            <text:p>die Therapie, -n</text:p>
          </table:table-cell>
          <table:table-cell office:value-type="string">
            <text:p>terapia f</text:p>
          </table:table-cell>
          <table:table-cell office:value-type="string">
            <text:p>Die Therapie hat geholfen. Es geht mir schon viel besser.</text:p>
          </table:table-cell>
        </table:table-row>
        <table:table-row table:style-name="ro1">
          <table:table-cell office:value-type="string">
            <text:p>das Ticket, -s</text:p>
          </table:table-cell>
          <table:table-cell office:value-type="string">
            <text:p>billete m,entrada f</text:p>
          </table:table-cell>
          <table:table-cell office:value-type="string">
            <text:p>1. Wir müssen die Flugtickets abholen. 2. Wie viel kostet das Ticket?</text:p>
          </table:table-cell>
        </table:table-row>
        <table:table-row table:style-name="ro1">
          <table:table-cell office:value-type="string">
            <text:p>tief</text:p>
          </table:table-cell>
          <table:table-cell office:value-type="string">
            <text:p>profundo, hondo,profundo,bajo,grave, profundo,intenso,profundamente,mucho, profundamente</text:p>
          </table:table-cell>
          <table:table-cell office:value-type="string">
            <text:p>1. Vorsicht, Kinder! Das Wasser ist hier sehr tief. 2. Der Schrank ist drei Meter breit und 60 Zentimeter tief. 3. Bitte jetzt tief einatmen!</text:p>
          </table:table-cell>
        </table:table-row>
        <table:table-row table:style-name="ro1">
          <table:table-cell office:value-type="string">
            <text:p>das Tier, -e</text:p>
          </table:table-cell>
          <table:table-cell office:value-type="string">
            <text:p>animal m,fiera f</text:p>
          </table:table-cell>
          <table:table-cell office:value-type="string">
            <text:p>Meine Tochter mag Tiere.</text:p>
          </table:table-cell>
        </table:table-row>
        <table:table-row table:style-name="ro1">
          <table:table-cell office:value-type="string">
            <text:p>das Haustier, -e </text:p>
          </table:table-cell>
          <table:table-cell office:value-type="string">
            <text:p>animal m doméstico,mascota f</text:p>
          </table:table-cell>
          <table:table-cell office:value-type="string">
            <text:p>Wir haben kein Haustier.</text:p>
          </table:table-cell>
        </table:table-row>
        <table:table-row table:style-name="ro1">
          <table:table-cell office:value-type="string">
            <text:p>der Tierpark, -s</text:p>
          </table:table-cell>
          <table:table-cell office:value-type="string">
            <text:p>(parque m ) zoológico m</text:p>
          </table:table-cell>
          <table:table-cell office:value-type="string">
            <text:p>Wollen wir am Samstag mit den Kindern in den Tierpark gehen?</text:p>
          </table:table-cell>
        </table:table-row>
        <table:table-row table:style-name="ro1">
          <table:table-cell office:value-type="string">
            <text:p>der Tipp, -s</text:p>
          </table:table-cell>
          <table:table-cell/>
          <table:table-cell office:value-type="string">
            <text:p>Kannst du mir einen Tipp geben? Wo finde ich billige Möbel?</text:p>
          </table:table-cell>
        </table:table-row>
        <table:table-row table:style-name="ro1">
          <table:table-cell office:value-type="string">
            <text:p>der Tisch, -e</text:p>
          </table:table-cell>
          <table:table-cell office:value-type="string">
            <text:p>mesa f</text:p>
          </table:table-cell>
          <table:table-cell office:value-type="string">
            <text:p>Warum kommst du so spät? Das Essen steht schon auf dem Tisch.</text:p>
          </table:table-cell>
        </table:table-row>
        <table:table-row table:style-name="ro1">
          <table:table-cell office:value-type="string">
            <text:p>der Titel, -</text:p>
          </table:table-cell>
          <table:table-cell office:value-type="string">
            <text:p>título m</text:p>
          </table:table-cell>
          <table:table-cell office:value-type="string">
            <text:p>Wie heißt der Film? – Ich weiß den Titel nicht mehr.</text:p>
          </table:table-cell>
        </table:table-row>
        <table:table-row table:style-name="ro1">
          <table:table-cell office:value-type="string">
            <text:p>die Tochter, -"</text:p>
          </table:table-cell>
          <table:table-cell office:value-type="string">
            <text:p>hija f,camarera f,mujer f de la limpieza</text:p>
          </table:table-cell>
          <table:table-cell office:value-type="string">
            <text:p>Das ist meine Tochter Katharina.</text:p>
          </table:table-cell>
        </table:table-row>
        <table:table-row table:style-name="ro1">
          <table:table-cell office:value-type="string">
            <text:p>der Tod</text:p>
          </table:table-cell>
          <table:table-cell office:value-type="string">
            <text:p>muerte f,fallecimiento m elev,defunción f elev,petateada f Mex</text:p>
          </table:table-cell>
          <table:table-cell office:value-type="string">
            <text:p>Ich habe meinen Großvater vor seinem Tod noch einmal gesehen.</text:p>
          </table:table-cell>
        </table:table-row>
        <table:table-row table:style-name="ro1">
          <table:table-cell office:value-type="string">
            <text:p>tödlich</text:p>
          </table:table-cell>
          <table:table-cell office:value-type="string">
            <text:p>mortal,a muerte, mortalmente</text:p>
          </table:table-cell>
          <table:table-cell office:value-type="string">
            <text:p>Mein Kollege hatte einen tödlichen Unfall.</text:p>
          </table:table-cell>
        </table:table-row>
        <table:table-row table:style-name="ro1">
          <table:table-cell office:value-type="string">
            <text:p>die Toilette, -n</text:p>
          </table:table-cell>
          <table:table-cell office:value-type="string">
            <text:p>aseo m,(momento m de) vestirse m,(momento m del) peinado m,servicio m,baño m,tocador m,galas f pl,tocado m</text:p>
          </table:table-cell>
          <table:table-cell office:value-type="string">
            <text:p>Wo ist die Toilette bitte?</text:p>
          </table:table-cell>
        </table:table-row>
        <table:table-row table:style-name="ro1">
          <table:table-cell office:value-type="string">
            <text:p>tolerant</text:p>
          </table:table-cell>
          <table:table-cell office:value-type="string">
            <text:p>tolerante</text:p>
          </table:table-cell>
          <table:table-cell office:value-type="string">
            <text:p>Die Nachbarn hören oft laut Musik. Wir müssen sehr tolerant sein.</text:p>
          </table:table-cell>
        </table:table-row>
        <table:table-row table:style-name="ro1">
          <table:table-cell office:value-type="string">
            <text:p>toll</text:p>
          </table:table-cell>
          <table:table-cell office:value-type="string">
            <text:p>increíble,fantástico, genial,achalay Arg, Peru,achachay Col, Ecua,piocha Mex,terrible</text:p>
          </table:table-cell>
          <table:table-cell office:value-type="string">
            <text:p>1. Ich habe mir ein tolles Kleid gekauft. 2. Unser Urlaub war toll.</text:p>
          </table:table-cell>
        </table:table-row>
        <table:table-row table:style-name="ro1">
          <table:table-cell office:value-type="string">
            <text:p>die Tomate, -n </text:p>
          </table:table-cell>
          <table:table-cell office:value-type="string">
            <text:p>tomate m</text:p>
          </table:table-cell>
          <table:table-cell office:value-type="string">
            <text:p>Kauf bitte noch Tomaten auf dem Markt.</text:p>
          </table:table-cell>
        </table:table-row>
        <table:table-row table:style-name="ro1">
          <table:table-cell office:value-type="string">
            <text:p>die Tonne, -n </text:p>
          </table:table-cell>
          <table:table-cell office:value-type="string">
            <text:p>tonel m,bidón m,cubo m (de la basura),tonelada f,boya f</text:p>
          </table:table-cell>
          <table:table-cell office:value-type="string">
            <text:p>Der Bio-Müll kommt in die grüne Tonne.</text:p>
          </table:table-cell>
        </table:table-row>
        <table:table-row table:style-name="ro1">
          <table:table-cell office:value-type="string">
            <text:p>das Top, -s </text:p>
          </table:table-cell>
          <table:table-cell office:value-type="string">
            <text:p>top m</text:p>
          </table:table-cell>
          <table:table-cell office:value-type="string">
            <text:p>Für den Sommer habe ich mir ein paar schöne Tops gekauft.</text:p>
          </table:table-cell>
        </table:table-row>
        <table:table-row table:style-name="ro1">
          <table:table-cell office:value-type="string">
            <text:p>der Topf, -"e </text:p>
          </table:table-cell>
          <table:table-cell office:value-type="string">
            <text:p>olla f,cazuela f,orinal m,bacinilla f,lavabo m,maceta f,fondo m</text:p>
          </table:table-cell>
          <table:table-cell office:value-type="string">
            <text:p>Hast du keinen größeren Topf? Ich möchte Kartoffeln kochen.</text:p>
          </table:table-cell>
        </table:table-row>
        <table:table-row table:style-name="ro1">
          <table:table-cell office:value-type="string">
            <text:p>das Tor, -e</text:p>
          </table:table-cell>
          <table:table-cell office:value-type="string">
            <text:p>portal m,puerta f,portería f,gol m,necio m,mentecato m</text:p>
          </table:table-cell>
          <table:table-cell office:value-type="string">
            <text:p>1. Hinter dem Tor geht es zur Fabrik. 2. Mein Bruder hat gestern wieder ein Tor geschossen.</text:p>
          </table:table-cell>
        </table:table-row>
        <table:table-row table:style-name="ro1">
          <table:table-cell office:value-type="string">
            <text:p>tot</text:p>
          </table:table-cell>
          <table:table-cell office:value-type="string">
            <text:p>muerto,inánime,fallecido,marchito,inanimado,sin vida,agotado,inútil,inerte</text:p>
          </table:table-cell>
          <table:table-cell office:value-type="string">
            <text:p>Meine Großeltern sind schon lange tot.</text:p>
          </table:table-cell>
        </table:table-row>
        <table:table-row table:style-name="ro1">
          <table:table-cell office:value-type="string">
            <text:p>der Tote</text:p>
          </table:table-cell>
          <table:table-cell/>
          <table:table-cell office:value-type="string">
            <text:p>Bei dem Unfall gab es zwei Tote. </text:p>
          </table:table-cell>
        </table:table-row>
        <table:table-row table:style-name="ro1">
          <table:table-cell office:value-type="string">
            <text:p>total </text:p>
          </table:table-cell>
          <table:table-cell office:value-type="string">
            <text:p>total, absoluto,completo, verdadero,por completo,total,vollständig,spitze,super,(Gesamt)summe f,Gesamtheit f,also,kurz und gut,sowieso,letztendlich</text:p>
          </table:table-cell>
          <table:table-cell office:value-type="string">
            <text:p>Der Film war total langweilig.</text:p>
          </table:table-cell>
        </table:table-row>
        <table:table-row table:style-name="ro1">
          <table:table-cell office:value-type="string">
            <text:p>die Tour, -en</text:p>
          </table:table-cell>
          <table:table-cell office:value-type="string">
            <text:p>excursión f a,tour m por,vuelta f por,recorrido m,truco m,plan m,revolución f,vuelta f</text:p>
          </table:table-cell>
          <table:table-cell office:value-type="string">
            <text:p>Am Wochenende machen wir eine Tour durch die Dörfer.</text:p>
          </table:table-cell>
        </table:table-row>
        <table:table-row table:style-name="ro1">
          <table:table-cell office:value-type="string">
            <text:p>der Tourismus </text:p>
          </table:table-cell>
          <table:table-cell office:value-type="string">
            <text:p>turismo m</text:p>
          </table:table-cell>
          <table:table-cell office:value-type="string">
            <text:p>In dieser Gegend gibt es viel Tourismus.</text:p>
          </table:table-cell>
        </table:table-row>
        <table:table-row table:style-name="ro1">
          <table:table-cell office:value-type="string">
            <text:p>der Tourist, -en</text:p>
          </table:table-cell>
          <table:table-cell office:value-type="string">
            <text:p>turista mf</text:p>
          </table:table-cell>
          <table:table-cell office:value-type="string">
            <text:p>Es kommen immer mehr Touristen in unsere Stadt.</text:p>
          </table:table-cell>
        </table:table-row>
        <table:table-row table:style-name="ro1">
          <table:table-cell office:value-type="string">
            <text:p>die Tradition, -en</text:p>
          </table:table-cell>
          <table:table-cell office:value-type="string">
            <text:p>tradición f</text:p>
          </table:table-cell>
          <table:table-cell office:value-type="string">
            <text:p>Eine große Hochzeit mit vielen Leuten ist bei uns Tradition.</text:p>
          </table:table-cell>
        </table:table-row>
        <table:table-row table:style-name="ro1">
          <table:table-cell office:value-type="string">
            <text:p>traditionell</text:p>
          </table:table-cell>
          <table:table-cell office:value-type="string">
            <text:p>tradicional</text:p>
          </table:table-cell>
          <table:table-cell office:value-type="string">
            <text:p>Ich mag die traditionelle Küche.</text:p>
          </table:table-cell>
        </table:table-row>
        <table:table-row table:style-name="ro1">
          <table:table-cell office:value-type="string">
            <text:p>tragen, trägt, trug, hat getragen</text:p>
          </table:table-cell>
          <table:table-cell office:value-type="string">
            <text:p>llevar,soportar, sostener,llevar, soportar,asumir,responder de,hacerse cargo de,resistir, aguantar,dar frutos,estar preñado,llevarse,tener</text:p>
          </table:table-cell>
          <table:table-cell office:value-type="string">
            <text:p>1. Lass mich den Koffer tragen. Der ist zu schwer für dich. 2. Mein Bruder trägt eine Brille. 3. Die Kosten trägt die Krankenkasse.</text:p>
          </table:table-cell>
        </table:table-row>
        <table:table-row table:style-name="ro1">
          <table:table-cell office:value-type="string">
            <text:p>trainieren, trainiert, trainierte, hat trainiert</text:p>
          </table:table-cell>
          <table:table-cell office:value-type="string">
            <text:p>entrenarse,entrenar</text:p>
          </table:table-cell>
          <table:table-cell office:value-type="string">
            <text:p>Wir trainieren einmal pro Woche im Sportverein.</text:p>
          </table:table-cell>
        </table:table-row>
        <table:table-row table:style-name="ro1">
          <table:table-cell office:value-type="string">
            <text:p>der Trainer, - </text:p>
          </table:table-cell>
          <table:table-cell office:value-type="string">
            <text:p>chándal m,entrenador(a) m (f)</text:p>
          </table:table-cell>
          <table:table-cell office:value-type="string">
            <text:p>Ich finde unseren Trainer sehr nett.</text:p>
          </table:table-cell>
        </table:table-row>
        <table:table-row table:style-name="ro1">
          <table:table-cell office:value-type="string">
            <text:p>das Training</text:p>
          </table:table-cell>
          <table:table-cell office:value-type="string">
            <text:p>entrenamiento m</text:p>
          </table:table-cell>
          <table:table-cell office:value-type="string">
            <text:p>1. Jeden Dienstag ist Training. 2. Ich gehe jede Woche zum Training.</text:p>
          </table:table-cell>
        </table:table-row>
        <table:table-row table:style-name="ro1">
          <table:table-cell office:value-type="string">
            <text:p>transportieren, transportiert, transportierte, hat transportiert</text:p>
          </table:table-cell>
          <table:table-cell office:value-type="string">
            <text:p>tra(n)sportar,trasladar</text:p>
          </table:table-cell>
          <table:table-cell office:value-type="string">
            <text:p>Wie willst du die Möbel denn transportieren?</text:p>
          </table:table-cell>
        </table:table-row>
        <table:table-row table:style-name="ro1">
          <table:table-cell office:value-type="string">
            <text:p>der Transport, -e </text:p>
          </table:table-cell>
          <table:table-cell office:value-type="string">
            <text:p>tra(n)sporte m</text:p>
          </table:table-cell>
          <table:table-cell office:value-type="string">
            <text:p>Was kostet der Transport?</text:p>
          </table:table-cell>
        </table:table-row>
        <table:table-row table:style-name="ro1">
          <table:table-cell office:value-type="string">
            <text:p>die Trauung, -en</text:p>
          </table:table-cell>
          <table:table-cell office:value-type="string">
            <text:p>boda f,casamiento m</text:p>
          </table:table-cell>
          <table:table-cell office:value-type="string">
            <text:p>Ich bin zur Hochzeit eingeladen. Die Trauung ist um 11 Uhr.</text:p>
          </table:table-cell>
        </table:table-row>
        <table:table-row table:style-name="ro1">
          <table:table-cell office:value-type="string">
            <text:p>träumen, träumt, träumte, hat geträumt</text:p>
          </table:table-cell>
          <table:table-cell office:value-type="string">
            <text:p>soñar con</text:p>
          </table:table-cell>
          <table:table-cell office:value-type="string">
            <text:p>1. Ich habe schlecht geträumt. 2. Ich träume von einem großen Haus mit Garten.</text:p>
          </table:table-cell>
        </table:table-row>
        <table:table-row table:style-name="ro1">
          <table:table-cell office:value-type="string">
            <text:p>der Traum, -"e </text:p>
          </table:table-cell>
          <table:table-cell office:value-type="string">
            <text:p>sueño m</text:p>
          </table:table-cell>
          <table:table-cell office:value-type="string">
            <text:p><text:s/>Mein Traum ist ein eigenes Geschäft. </text:p>
          </table:table-cell>
        </table:table-row>
        <table:table-row table:style-name="ro1">
          <table:table-cell office:value-type="string">
            <text:p>Traum-</text:p>
          </table:table-cell>
          <table:table-cell/>
          <table:table-cell office:value-type="string">
            <text:p>Mein Traumberuf ist Feuerwehrmann.</text:p>
          </table:table-cell>
        </table:table-row>
        <table:table-row table:style-name="ro1">
          <table:table-cell office:value-type="string">
            <text:p>traurig</text:p>
          </table:table-cell>
          <table:table-cell office:value-type="string">
            <text:p>triste, afligido,agüitado Mex,achucutado Col,triste, doloroso,deplorable, miserable</text:p>
          </table:table-cell>
          <table:table-cell office:value-type="string">
            <text:p>1. Ich bin traurig. Ich darf nicht mitfahren. 2. Das war ein sehr trauriger Film.</text:p>
          </table:table-cell>
        </table:table-row>
        <table:table-row table:style-name="ro1">
          <table:table-cell office:value-type="string">
            <text:p>treffen, trifft, traf, hat getroffen</text:p>
          </table:table-cell>
          <table:table-cell office:value-type="string">
            <text:p>acertar,encontrar,encontrarse con,dar con,alcanzar,dar,ofender,afectar,concernir</text:p>
          </table:table-cell>
          <table:table-cell office:value-type="string">
            <text:p>1. Wir treffen uns immer freitags. 2. Ich habe Petra zufällig in der Stadt getroffen.</text:p>
          </table:table-cell>
        </table:table-row>
        <table:table-row table:style-name="ro1">
          <table:table-cell office:value-type="string">
            <text:p>der Treffpunkt, -e</text:p>
          </table:table-cell>
          <table:table-cell office:value-type="string">
            <text:p>lugar m de encuentro</text:p>
          </table:table-cell>
          <table:table-cell office:value-type="string">
            <text:p>Unser Treffpunkt ist um 17 Uhr am Hauptbahnhof.</text:p>
          </table:table-cell>
        </table:table-row>
        <table:table-row table:style-name="ro1">
          <table:table-cell office:value-type="string">
            <text:p>treiben, treibt, trieb, hat getrieben</text:p>
          </table:table-cell>
          <table:table-cell office:value-type="string">
            <text:p>llevar,empujar,hacer avanzar,apremiar a,hacer funcionar,clavar en,cavar,dedicarse a,practicar,echar,ser llevado,ser arrastrado (por la corriente),flotar en,brotar,ser diurético</text:p>
          </table:table-cell>
          <table:table-cell office:value-type="string">
            <text:p>Welchen Sport treibst du?</text:p>
          </table:table-cell>
        </table:table-row>
        <table:table-row table:style-name="ro1">
          <table:table-cell office:value-type="string">
            <text:p>trennen, trennt, trennte, hat getrennt</text:p>
          </table:table-cell>
          <table:table-cell office:value-type="string">
            <text:p>separar de,retirar de,dividir,separar,apartar,diferenciar,distinguir,descomponer,seleccionar</text:p>
          </table:table-cell>
          <table:table-cell office:value-type="string">
            <text:p>1. Wir leben getrennt. 2. Meine Freundin und ihr Mann haben sich getrennt. </text:p>
          </table:table-cell>
        </table:table-row>
        <table:table-row table:style-name="ro1">
          <table:table-cell office:value-type="string">
            <text:p>die Trennung, -en</text:p>
          </table:table-cell>
          <table:table-cell office:value-type="string">
            <text:p>separación f,división f,división f de sílabas,separación f de sílabas,silabeo m,aislamiento m,diferenciación f,delimitación f</text:p>
          </table:table-cell>
          <table:table-cell office:value-type="string">
            <text:p>1. Meine Kollegin ist noch nicht geschieden, aber sie lebt in Trennung. 2. Die Trennung von der Familie war schwierig.</text:p>
          </table:table-cell>
        </table:table-row>
        <table:table-row table:style-name="ro1">
          <table:table-cell office:value-type="string">
            <text:p>die Treppe, -n</text:p>
          </table:table-cell>
          <table:table-cell office:value-type="string">
            <text:p>escalera f</text:p>
          </table:table-cell>
          <table:table-cell office:value-type="string">
            <text:p>1. Wo ist die Toilette? – Die Treppe hoch und dann links. 2. Meine Oma kann nicht gut Treppen steigen.</text:p>
          </table:table-cell>
        </table:table-row>
        <table:table-row table:style-name="ro1">
          <table:table-cell office:value-type="string">
            <text:p>treten, tritt, trat, hat/ ist getreten</text:p>
          </table:table-cell>
          <table:table-cell office:value-type="string">
            <text:p>salir a,entrar a/en,ponerse delante de detrás de al lado de,pisar,pisotear,dar [oder pegar] una patada contra a,pedalear,pegar [oder dar] una patada</text:p>
          </table:table-cell>
          <table:table-cell office:value-type="string">
            <text:p>Ich bin in ein Stück Glas getreten.</text:p>
          </table:table-cell>
        </table:table-row>
        <table:table-row table:style-name="ro1">
          <table:table-cell office:value-type="string">
            <text:p>treu</text:p>
          </table:table-cell>
          <table:table-cell office:value-type="string">
            <text:p>fiel,leal,de confianza,de buena fe</text:p>
          </table:table-cell>
          <table:table-cell office:value-type="string">
            <text:p>Herr Maier ist ein treuer Kunde von uns.</text:p>
          </table:table-cell>
        </table:table-row>
        <table:table-row table:style-name="ro1">
          <table:table-cell office:value-type="string">
            <text:p>trinken, trinkt, trank, hat getrunken</text:p>
          </table:table-cell>
          <table:table-cell office:value-type="string">
            <text:p>beber de/por a,tomar</text:p>
          </table:table-cell>
          <table:table-cell office:value-type="string">
            <text:p>Trinken Sie einen Tee mit uns?</text:p>
          </table:table-cell>
        </table:table-row>
        <table:table-row table:style-name="ro1">
          <table:table-cell office:value-type="string">
            <text:p>das Trinkgeld, -er</text:p>
          </table:table-cell>
          <table:table-cell office:value-type="string">
            <text:p>propina f,gato m Mex,feria f CRi, ElSal</text:p>
          </table:table-cell>
          <table:table-cell office:value-type="string">
            <text:p>1. Ich habe dem Kellner zwei Euro Trinkgeld gegeben.</text:p>
          </table:table-cell>
        </table:table-row>
        <table:table-row table:style-name="ro1">
          <table:table-cell office:value-type="string">
            <text:p>trocknen, trocknet, trocknete, ist/ hat getrocknet</text:p>
          </table:table-cell>
          <table:table-cell office:value-type="string">
            <text:p>secarse,secar</text:p>
          </table:table-cell>
          <table:table-cell office:value-type="string">
            <text:p>1. Ich habe mir die Haare getrocknet. 2. Haben Sie getrocknete Pflaumen?</text:p>
          </table:table-cell>
        </table:table-row>
        <table:table-row table:style-name="ro1">
          <table:table-cell office:value-type="string">
            <text:p>trocken</text:p>
          </table:table-cell>
          <table:table-cell office:value-type="string">
            <text:p>seco,sin lluvia,(en) seco,sobrio,aburrido,lacónico,acre,que ya no bebe</text:p>
          </table:table-cell>
          <table:table-cell office:value-type="string">
            <text:p>1. Die Wäsche ist noch nicht trocken. 3. Bitte einen trockenen Wein. 4. Hoffentlich regnet es bald. Alles ist ganz trocken. </text:p>
          </table:table-cell>
        </table:table-row>
        <table:table-row table:style-name="ro1">
          <table:table-cell office:value-type="string">
            <text:p>der Tropfen, -</text:p>
          </table:table-cell>
          <table:table-cell office:value-type="string">
            <text:p>gota f</text:p>
          </table:table-cell>
          <table:table-cell office:value-type="string">
            <text:p>Hast du die Tropfen schon genommen?</text:p>
          </table:table-cell>
        </table:table-row>
        <table:table-row table:style-name="ro1">
          <table:table-cell office:value-type="string">
            <text:p>trotz</text:p>
          </table:table-cell>
          <table:table-cell office:value-type="string">
            <text:p>a pesar de, pese a</text:p>
          </table:table-cell>
          <table:table-cell office:value-type="string">
            <text:p>Trotz Grippe bin ich zur Arbeit gegangen.</text:p>
          </table:table-cell>
        </table:table-row>
        <table:table-row table:style-name="ro1">
          <table:table-cell office:value-type="string">
            <text:p>trotzdem </text:p>
          </table:table-cell>
          <table:table-cell office:value-type="string">
            <text:p>no obstante,sin embargo</text:p>
          </table:table-cell>
          <table:table-cell office:value-type="string">
            <text:p>Es war ziemlich kalt. Trotzdem bin ich schwimmen gegangen.</text:p>
          </table:table-cell>
        </table:table-row>
        <table:table-row table:style-name="ro1">
          <table:table-cell office:value-type="string">
            <text:p>das T-Shirt, -s </text:p>
          </table:table-cell>
          <table:table-cell office:value-type="string">
            <text:p>camiseta f,playera f Guat, Mex</text:p>
          </table:table-cell>
          <table:table-cell office:value-type="string">
            <text:p>Es ist sehr warm draußen. Zieh dir lieber nur ein T-Shirt an.</text:p>
          </table:table-cell>
        </table:table-row>
        <table:table-row table:style-name="ro1">
          <table:table-cell office:value-type="string">
            <text:p>tun, tut, tat, hat getan</text:p>
          </table:table-cell>
          <table:table-cell office:value-type="string">
            <text:p>hacer,poner</text:p>
          </table:table-cell>
          <table:table-cell office:value-type="string">
            <text:p>1. Ich habe heute viel zu tun. 2. Was kann ich für Sie tun? 3. Ich habe zu viel Zucker in den Kaffee getan. 4. Es tut mir leid. Ich kann nicht kommen. 5. Der Arm tut mir weh. 6. Ich habe endlich mal ausgeschlafen. Das hat gut getan. </text:p>
          </table:table-cell>
        </table:table-row>
        <table:table-row table:style-name="ro1">
          <table:table-cell office:value-type="string">
            <text:p>die Tür, -en </text:p>
          </table:table-cell>
          <table:table-cell office:value-type="string">
            <text:p>puerta f</text:p>
          </table:table-cell>
          <table:table-cell office:value-type="string">
            <text:p>Machen Sie bitte die Tür zu! Es zieht.</text:p>
          </table:table-cell>
        </table:table-row>
        <table:table-row table:style-name="ro1">
          <table:table-cell office:value-type="string">
            <text:p>der Turm, -"e</text:p>
          </table:table-cell>
          <table:table-cell office:value-type="string">
            <text:p>torre f,campanario m,palanca f,torreta f</text:p>
          </table:table-cell>
          <table:table-cell office:value-type="string">
            <text:p>Kommen Sie auf den Turm, von hier sieht man die ganze Stadt.</text:p>
          </table:table-cell>
        </table:table-row>
        <table:table-row table:style-name="ro1">
          <table:table-cell office:value-type="string">
            <text:p>die Tüte, -n </text:p>
          </table:table-cell>
          <table:table-cell office:value-type="string">
            <text:p>bolsa f</text:p>
          </table:table-cell>
          <table:table-cell office:value-type="string">
            <text:p>Geben Sie mir bitte eine Tüte.</text:p>
          </table:table-cell>
        </table:table-row>
        <table:table-row table:style-name="ro1">
          <table:table-cell office:value-type="string">
            <text:p>der Typ, -en</text:p>
          </table:table-cell>
          <table:table-cell office:value-type="string">
            <text:p>tipo m,tío m</text:p>
          </table:table-cell>
          <table:table-cell office:value-type="string">
            <text:p>1. Mein Nachbar ist ein netter Typ. 2. Reparieren Sie alle Autotypen?</text:p>
          </table:table-cell>
        </table:table-row>
        <table:table-row table:style-name="ro1">
          <table:table-cell office:value-type="string">
            <text:p>typisch</text:p>
          </table:table-cell>
          <table:table-cell office:value-type="string">
            <text:p>típico de</text:p>
          </table:table-cell>
          <table:table-cell office:value-type="string">
            <text:p>Im Hotel gab es typisch deutsches Essen.</text:p>
          </table:table-cell>
        </table:table-row>
        <table:table-row table:style-name="ro1">
          <table:table-cell office:value-type="string">
            <text:p>die U-Bahn, -en</text:p>
          </table:table-cell>
          <table:table-cell office:value-type="string">
            <text:p>metro m</text:p>
          </table:table-cell>
          <table:table-cell office:value-type="string">
            <text:p>Ich fahre mit der U-Bahn.</text:p>
          </table:table-cell>
        </table:table-row>
        <table:table-row table:style-name="ro1">
          <table:table-cell office:value-type="string">
            <text:p>üben</text:p>
          </table:table-cell>
          <table:table-cell office:value-type="string">
            <text:p>practicar,entrenarse,ensayar,ejercitar</text:p>
          </table:table-cell>
          <table:table-cell office:value-type="string">
            <text:p>Ich kann noch nicht so gut Deutsch sprechen. Ich muss mehr üben.</text:p>
          </table:table-cell>
        </table:table-row>
        <table:table-row table:style-name="ro1">
          <table:table-cell office:value-type="string">
            <text:p>die übung, -en</text:p>
          </table:table-cell>
          <table:table-cell/>
          <table:table-cell office:value-type="string">
            <text:p>1. Diese übung war sehr schwer. 2. Ich fahre nicht oft Auto. Mir fehlt die übung.</text:p>
          </table:table-cell>
        </table:table-row>
        <table:table-row table:style-name="ro1">
          <table:table-cell office:value-type="string">
            <text:p>über</text:p>
          </table:table-cell>
          <table:table-cell office:value-type="string">
            <text:p>sobre, (por) encima de,en, sobre,al otro lado de,más allá de,durante,por encima de, sobre,a causa de, debido a,por,vía, pasando por,por, sobre,sobre, acerca de,por, de,de más de,por medio de, a través de,(de) más de,sobrante,superior en</text:p>
          </table:table-cell>
          <table:table-cell office:value-type="string">
            <text:p>1. Die Müllers wohnen direkt über uns. 2. Pass bitte auf, wenn du über die Straße gehst. 3. Fahren Sie über Stuttgart oder über Würzburg? 4. übers Wochenende fahren wir in die Berge. 5. Kinder über zehn Jahre müssen voll bezahlen. 7. Ich suche ein Buch über die deutsche Küche.</text:p>
          </table:table-cell>
        </table:table-row>
        <table:table-row table:style-name="ro1">
          <table:table-cell office:value-type="string">
            <text:p>überall</text:p>
          </table:table-cell>
          <table:table-cell office:value-type="string">
            <text:p>por [oder en] todas partes</text:p>
          </table:table-cell>
          <table:table-cell office:value-type="string">
            <text:p>Ich habe überall gesucht, aber meine Brille ist weg.</text:p>
          </table:table-cell>
        </table:table-row>
        <table:table-row table:style-name="ro1">
          <table:table-cell office:value-type="string">
            <text:p>überfahren, überfährt, überfuhr, hat überfahren</text:p>
          </table:table-cell>
          <table:table-cell office:value-type="string">
            <text:p>atropellar, arrollar,pasar, saltar(se),coger de sorpresa</text:p>
          </table:table-cell>
          <table:table-cell office:value-type="string">
            <text:p>Gestern hat ein Autofahrer einen Fußgänger überfahren.</text:p>
          </table:table-cell>
        </table:table-row>
        <table:table-row table:style-name="ro1">
          <table:table-cell office:value-type="string">
            <text:p>überhaupt</text:p>
          </table:table-cell>
          <table:table-cell office:value-type="string">
            <text:p>en general,en realidad,después de todo, a fin de cuentas</text:p>
          </table:table-cell>
          <table:table-cell office:value-type="string">
            <text:p>1. Die Suppe schmeckt mir überhaupt nicht.2. Ich kenne hier überhaupt niemand. 3. Tut mir leid. Ich habe überhaupt keine Zeit. 4. Du willst mit meinem Auto fahren?</text:p>
          </table:table-cell>
        </table:table-row>
        <table:table-row table:style-name="ro1">
          <table:table-cell office:value-type="string">
            <text:p>überholen, überholt, überholte, hat überholt</text:p>
          </table:table-cell>
          <table:table-cell office:value-type="string">
            <text:p>adelantar,aventajar, superar,revisar,llevar a la otra orilla,escorarse</text:p>
          </table:table-cell>
          <table:table-cell office:value-type="string">
            <text:p>Hast du überhaupt einen Führerschein? Hier dürfen LKWs nicht überholen.</text:p>
          </table:table-cell>
        </table:table-row>
        <table:table-row table:style-name="ro1">
          <table:table-cell office:value-type="string">
            <text:p>überlegen, überlegt, überlegte, hat überlegt</text:p>
          </table:table-cell>
          <table:table-cell office:value-type="string">
            <text:p>superior,arrogante,con aire de superioridad,pensar, reflexionar,reflexionar (sobre), pensar,considerar,echar por encima</text:p>
          </table:table-cell>
          <table:table-cell office:value-type="string">
            <text:p>1. Ich kann mich nicht entscheiden. Ich muss mir das noch überlegen.2. Ich habe mir überlegt, ein Auto zu kaufen.3. Ich habe lange überlegt, was ich machen soll.</text:p>
          </table:table-cell>
        </table:table-row>
        <table:table-row table:style-name="ro1">
          <table:table-cell office:value-type="string">
            <text:p>übermorgen</text:p>
          </table:table-cell>
          <table:table-cell office:value-type="string">
            <text:p>pasado mañana</text:p>
          </table:table-cell>
          <table:table-cell office:value-type="string">
            <text:p>Morgen kann ich nicht. Wir sehen uns übermorgen.</text:p>
          </table:table-cell>
        </table:table-row>
        <table:table-row table:style-name="ro1">
          <table:table-cell office:value-type="string">
            <text:p>übernachten, übernachtet, übernachtete, hat übernachtet</text:p>
          </table:table-cell>
          <table:table-cell office:value-type="string">
            <text:p>pernoctar en casa de en,pasar la noche en en casa de fam</text:p>
          </table:table-cell>
          <table:table-cell office:value-type="string">
            <text:p>Wir haben auf dem Campingplatz übernachtet.</text:p>
          </table:table-cell>
        </table:table-row>
        <table:table-row table:style-name="ro1">
          <table:table-cell office:value-type="string">
            <text:p>die übernachtung, -en</text:p>
          </table:table-cell>
          <table:table-cell/>
          <table:table-cell office:value-type="string">
            <text:p>In diesem Hotel kostet die übernachtung mit Frühstück 90 Euro.</text:p>
          </table:table-cell>
        </table:table-row>
        <table:table-row table:style-name="ro1">
          <table:table-cell office:value-type="string">
            <text:p>übernehmen, übernimmt, übernahm, hat übernommen</text:p>
          </table:table-cell>
          <table:table-cell office:value-type="string">
            <text:p>tomar,hacerse cargo de,encargarse de,tomar posesión de,correr con,adoptar,asumir,recibir, aceptar</text:p>
          </table:table-cell>
          <table:table-cell office:value-type="string">
            <text:p>Ich habe die Möbel vom Vormieter übernommen.</text:p>
          </table:table-cell>
        </table:table-row>
        <table:table-row table:style-name="ro1">
          <table:table-cell office:value-type="string">
            <text:p>überprüfen, überprüft, überprüfte, hat überprüft</text:p>
          </table:table-cell>
          <table:table-cell office:value-type="string">
            <text:p>examinar, revisar,controlar, inspeccionar,chequear,comprobar</text:p>
          </table:table-cell>
          <table:table-cell office:value-type="string">
            <text:p>Bitte überprüfen Sie Ihre Kontonummer.</text:p>
          </table:table-cell>
        </table:table-row>
        <table:table-row table:style-name="ro1">
          <table:table-cell office:value-type="string">
            <text:p>überqueren, überquert, überquerte, hat überquert</text:p>
          </table:table-cell>
          <table:table-cell office:value-type="string">
            <text:p>cruzar, atravesar</text:p>
          </table:table-cell>
          <table:table-cell office:value-type="string">
            <text:p>Bitte die Straße nur an der Ampel überqueren.</text:p>
          </table:table-cell>
        </table:table-row>
        <table:table-row table:style-name="ro1">
          <table:table-cell office:value-type="string">
            <text:p>überraschen, überrascht, überraschte, hat überrascht</text:p>
          </table:table-cell>
          <table:table-cell office:value-type="string">
            <text:p>sorprender</text:p>
          </table:table-cell>
          <table:table-cell office:value-type="string">
            <text:p>Ich bin ganz überrascht, dass die Wohnung so billig ist.</text:p>
          </table:table-cell>
        </table:table-row>
        <table:table-row table:style-name="ro1">
          <table:table-cell office:value-type="string">
            <text:p>die überraschung,-en</text:p>
          </table:table-cell>
          <table:table-cell/>
          <table:table-cell office:value-type="string">
            <text:p>1. Ich habe eine überraschung für dich. 2. Das ist ja eine überraschung.</text:p>
          </table:table-cell>
        </table:table-row>
        <table:table-row table:style-name="ro1">
          <table:table-cell office:value-type="string">
            <text:p>überreden, überredet, überredete, hat überredet</text:p>
          </table:table-cell>
          <table:table-cell office:value-type="string">
            <text:p>persuadir,convencer</text:p>
          </table:table-cell>
          <table:table-cell office:value-type="string">
            <text:p>Ich dachte, du bist im Urlaub.</text:p>
          </table:table-cell>
        </table:table-row>
        <table:table-row table:style-name="ro1">
          <table:table-cell office:value-type="string">
            <text:p>übersetzen, übersetzt, übersetzte, hat übersetzt</text:p>
          </table:table-cell>
          <table:table-cell office:value-type="string">
            <text:p>traducir de a,cruzar,pasar (a la otra orilla),llevar [oder conducir] a la otra orilla</text:p>
          </table:table-cell>
          <table:table-cell office:value-type="string">
            <text:p>Zuerst wollte ich nicht, aber mein Bruder hat mich überredet, einen Englischkurs zu machen.</text:p>
          </table:table-cell>
        </table:table-row>
        <table:table-row table:style-name="ro1">
          <table:table-cell office:value-type="string">
            <text:p>der übersetzer, -</text:p>
          </table:table-cell>
          <table:table-cell/>
          <table:table-cell office:value-type="string">
            <text:p>Können Sie mir bitte diesen Brief übersetzen?</text:p>
          </table:table-cell>
        </table:table-row>
        <table:table-row table:style-name="ro1">
          <table:table-cell office:value-type="string">
            <text:p>die übersetzung, -en </text:p>
          </table:table-cell>
          <table:table-cell/>
          <table:table-cell office:value-type="string">
            <text:p>Meine Tochter möchte als übersetzerin arbeiten.</text:p>
          </table:table-cell>
        </table:table-row>
        <table:table-row table:style-name="ro1">
          <table:table-cell office:value-type="string">
            <text:p>die überstunde, -n</text:p>
          </table:table-cell>
          <table:table-cell/>
          <table:table-cell office:value-type="string">
            <text:p>Was kostet die übersetzung? Ich muss heute überstunden machen.</text:p>
          </table:table-cell>
        </table:table-row>
        <table:table-row table:style-name="ro1">
          <table:table-cell office:value-type="string">
            <text:p>übertragen, überträgt, übertrug, hat übertragen</text:p>
          </table:table-cell>
          <table:table-cell office:value-type="string">
            <text:p>usado,transmitir,aplicar a,transmitir a,transferir,conferir,otorgar,encargar, asignar,copiar,trasladar de a</text:p>
          </table:table-cell>
          <table:table-cell office:value-type="string">
            <text:p>Sie übertragen das Fußballspiel morgen direkt.</text:p>
          </table:table-cell>
        </table:table-row>
        <table:table-row table:style-name="ro1">
          <table:table-cell office:value-type="string">
            <text:p>übertreiben, übertreibt, übertrieb, hat übertrieben</text:p>
          </table:table-cell>
          <table:table-cell office:value-type="string">
            <text:p>exagerar</text:p>
          </table:table-cell>
          <table:table-cell office:value-type="string">
            <text:p>Ein bisschen Sport ist gesund. Aber man sollte es nicht übertreiben.</text:p>
          </table:table-cell>
        </table:table-row>
        <table:table-row table:style-name="ro1">
          <table:table-cell office:value-type="string">
            <text:p>überweisen, überweist, überwies, hat überwiesen</text:p>
          </table:table-cell>
          <table:table-cell office:value-type="string">
            <text:p>transferir,girar,enviar,remitir,asignar a,destinar a</text:p>
          </table:table-cell>
          <table:table-cell office:value-type="string">
            <text:p>1. Ich überweise dir das Geld. 2. Der Arzt hat mich ins Krankenhaus überwiesen.</text:p>
          </table:table-cell>
        </table:table-row>
        <table:table-row table:style-name="ro1">
          <table:table-cell office:value-type="string">
            <text:p>die überweisung, - en</text:p>
          </table:table-cell>
          <table:table-cell/>
          <table:table-cell office:value-type="string">
            <text:p>1. Sie können bar oder per überweisung bezahlen. 2. Der Hausarzt hat mir eine über- weisung fürs Krankenhaus gegeben.</text:p>
          </table:table-cell>
        </table:table-row>
        <table:table-row table:style-name="ro1">
          <table:table-cell office:value-type="string">
            <text:p>überzeugen, überzeugt, überzeugte, hat überzeugt</text:p>
          </table:table-cell>
          <table:table-cell office:value-type="string">
            <text:p>convencer de,persuadir de</text:p>
          </table:table-cell>
          <table:table-cell office:value-type="string">
            <text:p>1. Ihr Vorschlag überzeugt mich gar nicht. 2. Ich bin fest davon überzeugt.</text:p>
          </table:table-cell>
        </table:table-row>
        <table:table-row table:style-name="ro1">
          <table:table-cell office:value-type="string">
            <text:p>die überzeugung, -en</text:p>
          </table:table-cell>
          <table:table-cell/>
          <table:table-cell office:value-type="string">
            <text:p>Wie bist du zu dieser überzeugung gekommen?</text:p>
          </table:table-cell>
        </table:table-row>
        <table:table-row table:style-name="ro1">
          <table:table-cell office:value-type="string">
            <text:p>üblich</text:p>
          </table:table-cell>
          <table:table-cell office:value-type="string">
            <text:p>usual, habitual,tradicional, clásico</text:p>
          </table:table-cell>
          <table:table-cell office:value-type="string">
            <text:p>In Deutschland ist es üblich, früh zu Abend zu essen.</text:p>
          </table:table-cell>
        </table:table-row>
        <table:table-row table:style-name="ro1">
          <table:table-cell office:value-type="string">
            <text:p>übrig</text:p>
          </table:table-cell>
          <table:table-cell office:value-type="string">
            <text:p>restante</text:p>
          </table:table-cell>
          <table:table-cell office:value-type="string">
            <text:p>Ist noch etwas zu essen übrig?</text:p>
          </table:table-cell>
        </table:table-row>
        <table:table-row table:style-name="ro1">
          <table:table-cell office:value-type="string">
            <text:p>übrigens</text:p>
          </table:table-cell>
          <table:table-cell office:value-type="string">
            <text:p>por cierto, a propósito,dicho sea de paso</text:p>
          </table:table-cell>
          <table:table-cell office:value-type="string">
            <text:p>übrigens, kennst du schon die neuen Nachbarn?</text:p>
          </table:table-cell>
        </table:table-row>
        <table:table-row table:style-name="ro1">
          <table:table-cell office:value-type="string">
            <text:p>die Uhr, -en</text:p>
          </table:table-cell>
          <table:table-cell office:value-type="string">
            <text:p>reloj m,hora f</text:p>
          </table:table-cell>
          <table:table-cell office:value-type="string">
            <text:p>1. Wie viel Uhr ist es? 2 Um wie viel Uhr müssen wir gehen? 3. Es ist vier Uhr. 4. Ich habe eine neue Uhr. 5. Meine Uhr ist stehen geblieben. 6. Die Uhr geht richtig/falsch/vor/nach.</text:p>
          </table:table-cell>
        </table:table-row>
        <table:table-row table:style-name="ro1">
          <table:table-cell office:value-type="string">
            <text:p>um</text:p>
          </table:table-cell>
          <table:table-cell office:value-type="string">
            <text:p>a,sobre, hacia,tras,en,de,por,alrededor (de),aproximadamente</text:p>
          </table:table-cell>
          <table:table-cell office:value-type="string">
            <text:p>1. Wir treffen uns um 8 Uhr. 2. Die Apotheke ist gleich um die Ecke. 3. Die Benzinpreise sind schon wieder um 3 % gestiegen.</text:p>
          </table:table-cell>
        </table:table-row>
        <table:table-row table:style-name="ro1">
          <table:table-cell office:value-type="string">
            <text:p>umarmen, umarmt, umarmte, hat umarmt</text:p>
          </table:table-cell>
          <table:table-cell office:value-type="string">
            <text:p>abrazar,dar un abrazo</text:p>
          </table:table-cell>
          <table:table-cell office:value-type="string">
            <text:p>1. Lass dich umarmen. 2. Zum Abschied haben wir uns umarmt.</text:p>
          </table:table-cell>
        </table:table-row>
        <table:table-row table:style-name="ro1">
          <table:table-cell office:value-type="string">
            <text:p>um ... zu</text:p>
          </table:table-cell>
          <table:table-cell/>
          <table:table-cell office:value-type="string">
            <text:p>Was muss ich tun, um Wohngeld zu bekommen?</text:p>
          </table:table-cell>
        </table:table-row>
        <table:table-row table:style-name="ro1">
          <table:table-cell office:value-type="string">
            <text:p>umdrehen, dreht um, drehte um, hat umgedreht</text:p>
          </table:table-cell>
          <table:table-cell office:value-type="string">
            <text:p>volver,dar vuelta a,dar la vuelta</text:p>
          </table:table-cell>
          <table:table-cell office:value-type="string">
            <text:p>1. Dreh dich mal um. Da hinten liegt das Buch doch.2. Dreh das Blatt um; die Lösung steht auf der Rückseite.</text:p>
          </table:table-cell>
        </table:table-row>
        <table:table-row table:style-name="ro1">
          <table:table-cell office:value-type="string">
            <text:p>die Umfrage, -n</text:p>
          </table:table-cell>
          <table:table-cell office:value-type="string">
            <text:p>encuesta f,sondeo m (de opinión)</text:p>
          </table:table-cell>
          <table:table-cell office:value-type="string">
            <text:p>Wir machen eine Umfrage zum Thema Umweltschutz.</text:p>
          </table:table-cell>
        </table:table-row>
        <table:table-row table:style-name="ro1">
          <table:table-cell office:value-type="string">
            <text:p>die Umgebung, -en</text:p>
          </table:table-cell>
          <table:table-cell office:value-type="string">
            <text:p>alrededores m pl,cercanías f pl,vecindad f,ambiente m,entorno m</text:p>
          </table:table-cell>
          <table:table-cell office:value-type="string">
            <text:p>In der Umgebung von Berlin kann man schöne Ausflüge machen.</text:p>
          </table:table-cell>
        </table:table-row>
        <table:table-row table:style-name="ro1">
          <table:table-cell office:value-type="string">
            <text:p>umgekehrt</text:p>
          </table:table-cell>
          <table:table-cell office:value-type="string">
            <text:p>invertido,contrario, opuesto,a la inversa,al revés, al contrario</text:p>
          </table:table-cell>
          <table:table-cell office:value-type="string">
            <text:p>Nein, umgekehrt: erst der Vorname, dann der Nachname.</text:p>
          </table:table-cell>
        </table:table-row>
        <table:table-row table:style-name="ro1">
          <table:table-cell office:value-type="string">
            <text:p>die Umleitung, -en</text:p>
          </table:table-cell>
          <table:table-cell office:value-type="string">
            <text:p>desviación f,desvío m</text:p>
          </table:table-cell>
          <table:table-cell office:value-type="string">
            <text:p>Sie müssen eine Umleitung fahren.</text:p>
          </table:table-cell>
        </table:table-row>
        <table:table-row table:style-name="ro1">
          <table:table-cell office:value-type="string">
            <text:p>umso</text:p>
          </table:table-cell>
          <table:table-cell office:value-type="string">
            <text:p>tanto más...</text:p>
          </table:table-cell>
          <table:table-cell office:value-type="string">
            <text:p>Ich mag süßen Tee. Je süßer, umso besser.</text:p>
          </table:table-cell>
        </table:table-row>
        <table:table-row table:style-name="ro1">
          <table:table-cell office:value-type="string">
            <text:p>umsonst</text:p>
          </table:table-cell>
          <table:table-cell office:value-type="string">
            <text:p>gratis,de coca Mex,en vano, para nada,sin motivo</text:p>
          </table:table-cell>
          <table:table-cell office:value-type="string">
            <text:p>1. Ich musste nichts bezahlen. Die Reparatur war umsonst.2. Nichts hat geholfen, es war alles umsonst.</text:p>
          </table:table-cell>
        </table:table-row>
        <table:table-row table:style-name="ro1">
          <table:table-cell office:value-type="string">
            <text:p>umsteigen, steigt um, stieg um, ist umgestiegen</text:p>
          </table:table-cell>
          <table:table-cell office:value-type="string">
            <text:p>hacer tra(n)sbordo,pasar a</text:p>
          </table:table-cell>
          <table:table-cell office:value-type="string">
            <text:p>In Ulm müssen Sie umsteigen.</text:p>
          </table:table-cell>
        </table:table-row>
        <table:table-row table:style-name="ro1">
          <table:table-cell office:value-type="string">
            <text:p>umtauschen, tauscht um, tauschte um, hat umgetauscht</text:p>
          </table:table-cell>
          <table:table-cell office:value-type="string">
            <text:p>cambiar por</text:p>
          </table:table-cell>
          <table:table-cell office:value-type="string">
            <text:p>1. Ich möchte diese Bluse umtauschen. Sie passt mir nicht.2. Wo kann ich Geld umtauschen?</text:p>
          </table:table-cell>
        </table:table-row>
        <table:table-row table:style-name="ro1">
          <table:table-cell office:value-type="string">
            <text:p>die Umwelt</text:p>
          </table:table-cell>
          <table:table-cell office:value-type="string">
            <text:p>entorno m,medio m ambiente</text:p>
          </table:table-cell>
          <table:table-cell office:value-type="string">
            <text:p>Alte Autos sind ein Problem für die Umwelt.</text:p>
          </table:table-cell>
        </table:table-row>
        <table:table-row table:style-name="ro1">
          <table:table-cell office:value-type="string">
            <text:p>umziehen, zieht um, zog um, hat/ ist umgezogen</text:p>
          </table:table-cell>
          <table:table-cell office:value-type="string">
            <text:p>mudarse a,trasladarse a</text:p>
          </table:table-cell>
          <table:table-cell office:value-type="string">
            <text:p>1. Ich komme gleich. Ich muss mich nur schnell umziehen.2. Die Meiers sind letzten Monat umgezogen.</text:p>
          </table:table-cell>
        </table:table-row>
        <table:table-row table:style-name="ro1">
          <table:table-cell office:value-type="string">
            <text:p>der Umzug, -"e</text:p>
          </table:table-cell>
          <table:table-cell office:value-type="string">
            <text:p>mudanza f,desfile m</text:p>
          </table:table-cell>
          <table:table-cell office:value-type="string">
            <text:p>Der Umzug ist nächste Woche. </text:p>
          </table:table-cell>
        </table:table-row>
        <table:table-row table:style-name="ro1">
          <table:table-cell office:value-type="string">
            <text:p>unbedingt</text:p>
          </table:table-cell>
          <table:table-cell office:value-type="string">
            <text:p>absoluto,incondicional,sin falta, a toda costa</text:p>
          </table:table-cell>
          <table:table-cell office:value-type="string">
            <text:p>Ich muss unbedingt mit dir sprechen. </text:p>
          </table:table-cell>
        </table:table-row>
        <table:table-row table:style-name="ro1">
          <table:table-cell office:value-type="string">
            <text:p>unfreundlich</text:p>
          </table:table-cell>
          <table:table-cell office:value-type="string">
            <text:p>desatento, poco amable,desapacible</text:p>
          </table:table-cell>
          <table:table-cell office:value-type="string">
            <text:p>Die Verkäuferin war sehr unfreundlich.</text:p>
          </table:table-cell>
        </table:table-row>
        <table:table-row table:style-name="ro1">
          <table:table-cell office:value-type="string">
            <text:p>und</text:p>
          </table:table-cell>
          <table:table-cell office:value-type="string">
            <text:p>y,e,más,más y más</text:p>
          </table:table-cell>
          <table:table-cell office:value-type="string">
            <text:p>1. Ich habe heute und morgen frei. 2. Ich kaufe ein und mein Mann kocht.</text:p>
          </table:table-cell>
        </table:table-row>
        <table:table-row table:style-name="ro1">
          <table:table-cell office:value-type="string">
            <text:p>der Unfall, -"e</text:p>
          </table:table-cell>
          <table:table-cell office:value-type="string">
            <text:p>accidente m</text:p>
          </table:table-cell>
          <table:table-cell office:value-type="string">
            <text:p>Ich hatte letzte Woche einen Unfall.</text:p>
          </table:table-cell>
        </table:table-row>
        <table:table-row table:style-name="ro1">
          <table:table-cell office:value-type="string">
            <text:p>ungefähr</text:p>
          </table:table-cell>
          <table:table-cell office:value-type="string">
            <text:p>aproximado, aproximativo,aproximadamente, más o menos</text:p>
          </table:table-cell>
          <table:table-cell office:value-type="string">
            <text:p>Wie weit ist es bis zum Bahnhof? Nicht weit, ungefähr zehn Minuten zu Fuß.</text:p>
          </table:table-cell>
        </table:table-row>
        <table:table-row table:style-name="ro1">
          <table:table-cell office:value-type="string">
            <text:p>ungewöhnlich</text:p>
          </table:table-cell>
          <table:table-cell office:value-type="string">
            <text:p>insólito, poco común,extraordinario</text:p>
          </table:table-cell>
          <table:table-cell office:value-type="string">
            <text:p>Haben Sie etwas Ungewöhnliches gesehen?</text:p>
          </table:table-cell>
        </table:table-row>
        <table:table-row table:style-name="ro1">
          <table:table-cell office:value-type="string">
            <text:p>unglaublich</text:p>
          </table:table-cell>
          <table:table-cell office:value-type="string">
            <text:p>increíble,increíble, inaudito,tremendo</text:p>
          </table:table-cell>
          <table:table-cell office:value-type="string">
            <text:p>Es ist unglaublich. Schon wieder so ein Unglück.</text:p>
          </table:table-cell>
        </table:table-row>
        <table:table-row table:style-name="ro1">
          <table:table-cell office:value-type="string">
            <text:p>das Unglück</text:p>
          </table:table-cell>
          <table:table-cell office:value-type="string">
            <text:p>desgracia f,mala suerte f,desdicha f,infortunio m,accidente m,catástrofe f,miseria f,ruina f</text:p>
          </table:table-cell>
          <table:table-cell office:value-type="string">
            <text:p>Bei dem Eisenbahnunglück gab es viele Menschen mit Verletzungen.</text:p>
          </table:table-cell>
        </table:table-row>
        <table:table-row table:style-name="ro1">
          <table:table-cell office:value-type="string">
            <text:p>unheimlich</text:p>
          </table:table-cell>
          <table:table-cell office:value-type="string">
            <text:p>tenebroso, inquietante,lúgubre,enorme,muy</text:p>
          </table:table-cell>
          <table:table-cell office:value-type="string">
            <text:p>Die Prüfung war unheimlich schwer.</text:p>
          </table:table-cell>
        </table:table-row>
        <table:table-row table:style-name="ro1">
          <table:table-cell office:value-type="string">
            <text:p>unten</text:p>
          </table:table-cell>
          <table:table-cell office:value-type="string">
            <text:p>abajo,en el fondo de, en la parte de abajo de,en el sur</text:p>
          </table:table-cell>
          <table:table-cell office:value-type="string">
            <text:p>1. Wir wohnen im 3. Stock, meine Eltern unten im 1. Stock.2. Sie ist mal kurz nach unten gegangen.</text:p>
          </table:table-cell>
        </table:table-row>
        <table:table-row table:style-name="ro1">
          <table:table-cell office:value-type="string">
            <text:p>unter</text:p>
          </table:table-cell>
          <table:table-cell office:value-type="string">
            <text:p>debajo de, bajo,entre,menos de,bajo</text:p>
          </table:table-cell>
          <table:table-cell office:value-type="string">
            <text:p>1. Unter uns wohnt eine Familie mit drei Kindern.2. Die CDs sind im Regal unter dem Fernseher.</text:p>
          </table:table-cell>
        </table:table-row>
        <table:table-row table:style-name="ro1">
          <table:table-cell office:value-type="string">
            <text:p>unter-</text:p>
          </table:table-cell>
          <table:table-cell/>
          <table:table-cell office:value-type="string">
            <text:p>Mein Pass ist im unteren Regal.</text:p>
          </table:table-cell>
        </table:table-row>
        <table:table-row table:style-name="ro1">
          <table:table-cell office:value-type="string">
            <text:p>unterbrechen, unterbricht, unterbrach, hat unterbrochen</text:p>
          </table:table-cell>
          <table:table-cell office:value-type="string">
            <text:p>interrumpir,cortar</text:p>
          </table:table-cell>
          <table:table-cell office:value-type="string">
            <text:p>Wir unterbrechen die Sendung für eine wichtige Nachricht.</text:p>
          </table:table-cell>
        </table:table-row>
        <table:table-row table:style-name="ro1">
          <table:table-cell office:value-type="string">
            <text:p>unterhalten sich, unterhält sich, unterhielt sich, hat sich unterhalten</text:p>
          </table:table-cell>
          <table:table-cell/>
          <table:table-cell office:value-type="string">
            <text:p>Wir haben uns über das Fußballspiel unterhalten.</text:p>
          </table:table-cell>
        </table:table-row>
        <table:table-row table:style-name="ro1">
          <table:table-cell office:value-type="string">
            <text:p>die Unterhaltung, -en </text:p>
          </table:table-cell>
          <table:table-cell office:value-type="string">
            <text:p>mantenimiento m,conversación f sobre/de,entretenimiento m,diversión f</text:p>
          </table:table-cell>
          <table:table-cell office:value-type="string">
            <text:p>Wir wünschen Ihnen gute Unterhaltung.</text:p>
          </table:table-cell>
        </table:table-row>
        <table:table-row table:style-name="ro1">
          <table:table-cell office:value-type="string">
            <text:p>die Unterkunft, -"e</text:p>
          </table:table-cell>
          <table:table-cell office:value-type="string">
            <text:p>alojamiento m,hospedaje m</text:p>
          </table:table-cell>
          <table:table-cell office:value-type="string">
            <text:p>1. Ich komme drei Tage nach Hamburg und suche eine günstige Unterkunft. 2. Ist dieser Preis inklusive Unterkunft und Essen?</text:p>
          </table:table-cell>
        </table:table-row>
        <table:table-row table:style-name="ro1">
          <table:table-cell office:value-type="string">
            <text:p>die Unterlagen (Pl.)</text:p>
          </table:table-cell>
          <table:table-cell/>
          <table:table-cell office:value-type="string">
            <text:p>Bitte bringen Sie alle Unterlagen zu dem Termin mit.</text:p>
          </table:table-cell>
        </table:table-row>
        <table:table-row table:style-name="ro1">
          <table:table-cell office:value-type="string">
            <text:p>unternehmen, unternimmt, unternahm, hat unternommen</text:p>
          </table:table-cell>
          <table:table-cell office:value-type="string">
            <text:p>realizar, hacer,emprender</text:p>
          </table:table-cell>
          <table:table-cell office:value-type="string">
            <text:p>Wollen wir heute Abend noch etwas unternehmen?</text:p>
          </table:table-cell>
        </table:table-row>
        <table:table-row table:style-name="ro1">
          <table:table-cell office:value-type="string">
            <text:p>unterrichten, unterrichtet, unterrichtete, hat unterrichtet</text:p>
          </table:table-cell>
          <table:table-cell office:value-type="string">
            <text:p>dar clase(s) de,dar clase(s) a,informar sobre de</text:p>
          </table:table-cell>
          <table:table-cell office:value-type="string">
            <text:p>Meine Frau unterrichtet Spanisch.</text:p>
          </table:table-cell>
        </table:table-row>
        <table:table-row table:style-name="ro1">
          <table:table-cell office:value-type="string">
            <text:p>der Unterricht</text:p>
          </table:table-cell>
          <table:table-cell office:value-type="string">
            <text:p>enseñanza f,clase f</text:p>
          </table:table-cell>
          <table:table-cell office:value-type="string">
            <text:p>Der Unterricht dauert von 17 bis 19 Uhr.</text:p>
          </table:table-cell>
        </table:table-row>
        <table:table-row table:style-name="ro1">
          <table:table-cell office:value-type="string">
            <text:p>unterscheiden, unterscheidet, unterschied, hat unterschieden</text:p>
          </table:table-cell>
          <table:table-cell office:value-type="string">
            <text:p>distinguir de,diferenciar de,hacer una distinción entre</text:p>
          </table:table-cell>
          <table:table-cell office:value-type="string">
            <text:p>Ihr seid euch sehr ähnlich. Auf dem . Foto kann man euch beide nicht unterscheiden.</text:p>
          </table:table-cell>
        </table:table-row>
        <table:table-row table:style-name="ro1">
          <table:table-cell office:value-type="string">
            <text:p>der Unterschied, -e</text:p>
          </table:table-cell>
          <table:table-cell office:value-type="string">
            <text:p>diferencia f entre,distinción f entre</text:p>
          </table:table-cell>
          <table:table-cell office:value-type="string">
            <text:p>Können Sie mir sagen, was der Unterschied ist? Welche Fahrkarte ist günstiger?</text:p>
          </table:table-cell>
        </table:table-row>
        <table:table-row table:style-name="ro1">
          <table:table-cell office:value-type="string">
            <text:p>unterschiedlich</text:p>
          </table:table-cell>
          <table:table-cell office:value-type="string">
            <text:p>distinto, diferente</text:p>
          </table:table-cell>
          <table:table-cell office:value-type="string">
            <text:p>Mein Bruder und ich sind sehr unterschiedlich. Er interessiert sich für Mathematik, ich für Sprachen.</text:p>
          </table:table-cell>
        </table:table-row>
        <table:table-row table:style-name="ro1">
          <table:table-cell office:value-type="string">
            <text:p>unterschreiben, unterschreibt, unterschrieb, hat unterschrieben</text:p>
          </table:table-cell>
          <table:table-cell office:value-type="string">
            <text:p>firmar</text:p>
          </table:table-cell>
          <table:table-cell office:value-type="string">
            <text:p>Unterschreiben Sie bitte hier unten rechts.</text:p>
          </table:table-cell>
        </table:table-row>
        <table:table-row table:style-name="ro1">
          <table:table-cell office:value-type="string">
            <text:p>die Unterschrift, -en</text:p>
          </table:table-cell>
          <table:table-cell office:value-type="string">
            <text:p>firma f</text:p>
          </table:table-cell>
          <table:table-cell office:value-type="string">
            <text:p>Auf dem Schreiben fehlt die Unterschrift.</text:p>
          </table:table-cell>
        </table:table-row>
        <table:table-row table:style-name="ro1">
          <table:table-cell office:value-type="string">
            <text:p>unterstreichen, unterstreicht, unterstrich, hat unterstrichen</text:p>
          </table:table-cell>
          <table:table-cell office:value-type="string">
            <text:p>subrayar,subrayar, poner de relieve</text:p>
          </table:table-cell>
          <table:table-cell office:value-type="string">
            <text:p>Wir sollen alle wichtigen Wörter unterstreichen.</text:p>
          </table:table-cell>
        </table:table-row>
        <table:table-row table:style-name="ro1">
          <table:table-cell office:value-type="string">
            <text:p>unterstützen, unterstützt, unterstützte, hat unterstützt</text:p>
          </table:table-cell>
          <table:table-cell office:value-type="string">
            <text:p>apoyar en,respaldar en,ayudar a/en,favorecer en,fomentar en,subvencionar,soportar</text:p>
          </table:table-cell>
          <table:table-cell office:value-type="string">
            <text:p>Meine Eltern unterstützen mich finanziell.</text:p>
          </table:table-cell>
        </table:table-row>
        <table:table-row table:style-name="ro1">
          <table:table-cell office:value-type="string">
            <text:p>die Unterstützung, -en</text:p>
          </table:table-cell>
          <table:table-cell office:value-type="string">
            <text:p>apoyo m,respaldo m,ayuda f,fomento m,subvención f,ayuda f económica,soporte m</text:p>
          </table:table-cell>
          <table:table-cell office:value-type="string">
            <text:p>Bekommen Sie eine staatliche Unterstützung?</text:p>
          </table:table-cell>
        </table:table-row>
        <table:table-row table:style-name="ro1">
          <table:table-cell office:value-type="string">
            <text:p>untersuchen, untersucht, untersuchte, hat untersucht</text:p>
          </table:table-cell>
          <table:table-cell office:value-type="string">
            <text:p>investigar,indagar,analizar,examinar,estudiar,verificar,comprobar,registrar,inspeccionar,explorar,examinar de,explorar en busca de</text:p>
          </table:table-cell>
          <table:table-cell office:value-type="string">
            <text:p>Sie sollten sich vom Arzt untersuchen lassen.</text:p>
          </table:table-cell>
        </table:table-row>
        <table:table-row table:style-name="ro1">
          <table:table-cell office:value-type="string">
            <text:p>die Untersuchung, -en</text:p>
          </table:table-cell>
          <table:table-cell office:value-type="string">
            <text:p>investigación f,pesquisa f,análisis m inv,examen m,estudio m,inspección f,revisión f,registro m en busca de,examen m (médico)</text:p>
          </table:table-cell>
          <table:table-cell office:value-type="string">
            <text:p>Ich habe morgen eine Untersuchung im Krankenhaus.</text:p>
          </table:table-cell>
        </table:table-row>
        <table:table-row table:style-name="ro1">
          <table:table-cell office:value-type="string">
            <text:p>unterwegs</text:p>
          </table:table-cell>
          <table:table-cell office:value-type="string">
            <text:p>en [oder de] camino,de viaje,en el [oder de] camino,fuera (de casa),en camino</text:p>
          </table:table-cell>
          <table:table-cell office:value-type="string">
            <text:p>1. Warte auf mich. Ich bin unterwegs und komme gleich.2. Unterwegs können wir noch etwas essen.3. Stell dir vor, der Brief war zwei Wochen unterwegs.</text:p>
          </table:table-cell>
        </table:table-row>
        <table:table-row table:style-name="ro1">
          <table:table-cell office:value-type="string">
            <text:p>der Urlaub</text:p>
          </table:table-cell>
          <table:table-cell office:value-type="string">
            <text:p>vacaciones f pl,licencia f</text:p>
          </table:table-cell>
          <table:table-cell office:value-type="string">
            <text:p>1. Ich habe noch drei Tage Urlaub. 2. Ich nehme im September Urlaub. 3. Diesen Monat bekomme ich keinen Urlaub.</text:p>
          </table:table-cell>
        </table:table-row>
        <table:table-row table:style-name="ro1">
          <table:table-cell office:value-type="string">
            <text:p>die Ursache, -n</text:p>
          </table:table-cell>
          <table:table-cell office:value-type="string">
            <text:p>causa f,motivo m,razón f</text:p>
          </table:table-cell>
          <table:table-cell office:value-type="string">
            <text:p>1. Vielen Dank! – Keine Ursache! 2. Kennt man schon die Unfallursache?</text:p>
          </table:table-cell>
        </table:table-row>
        <table:table-row table:style-name="ro1">
          <table:table-cell office:value-type="string">
            <text:p>ursprünglich</text:p>
          </table:table-cell>
          <table:table-cell office:value-type="string">
            <text:p>inicial,original,natural,al principio</text:p>
          </table:table-cell>
          <table:table-cell office:value-type="string">
            <text:p>Ursprünglich wollte ich in einem Restaurant arbeiten. Aber dann bin ich Busfahrerin geworden.</text:p>
          </table:table-cell>
        </table:table-row>
        <table:table-row table:style-name="ro1">
          <table:table-cell office:value-type="string">
            <text:p>das Urteil, -e</text:p>
          </table:table-cell>
          <table:table-cell office:value-type="string">
            <text:p>opinión f,juicio m,sentencia f,fallo m</text:p>
          </table:table-cell>
          <table:table-cell office:value-type="string">
            <text:p>1. Dein Urteil ist für mich sehr wichtig. 2. Das Urteil des Gerichts erscheint mir zu hart.</text:p>
          </table:table-cell>
        </table:table-row>
        <table:table-row table:style-name="ro1">
          <table:table-cell office:value-type="string">
            <text:p>der Vater, -"</text:p>
          </table:table-cell>
          <table:table-cell office:value-type="string">
            <text:p>padre m</text:p>
          </table:table-cell>
          <table:table-cell office:value-type="string">
            <text:p>1. Mein Vater arbeitet in einem Restaurant.2. Herr Müller ist Vater geworden.</text:p>
          </table:table-cell>
        </table:table-row>
        <table:table-row table:style-name="ro1">
          <table:table-cell office:value-type="string">
            <text:p>vegetarisch</text:p>
          </table:table-cell>
          <table:table-cell office:value-type="string">
            <text:p>vegetariano</text:p>
          </table:table-cell>
          <table:table-cell office:value-type="string">
            <text:p>1. Ich mag kein Fleisch. Ich esse am liebsten vegetarisch.2. Haben Sie auch vegetarische Gerichte?</text:p>
          </table:table-cell>
        </table:table-row>
        <table:table-row table:style-name="ro1">
          <table:table-cell office:value-type="string">
            <text:p>verabreden, verabredet, verabredete, hat verabredet</text:p>
          </table:table-cell>
          <table:table-cell office:value-type="string">
            <text:p>convenir,fijar</text:p>
          </table:table-cell>
          <table:table-cell office:value-type="string">
            <text:p>Wir haben uns mit Freunden verabredet. Wir wollen zusammen essen.</text:p>
          </table:table-cell>
        </table:table-row>
        <table:table-row table:style-name="ro1">
          <table:table-cell office:value-type="string">
            <text:p>verabredet sein</text:p>
          </table:table-cell>
          <table:table-cell/>
          <table:table-cell office:value-type="string">
            <text:p>Tut mir leid, ich habe keine Zeit. Ich bin mit meiner Freundin verabredet.</text:p>
          </table:table-cell>
        </table:table-row>
        <table:table-row table:style-name="ro1">
          <table:table-cell office:value-type="string">
            <text:p>verabschieden, verabschiedet, verabschiedete, hat verabschiedet</text:p>
          </table:table-cell>
          <table:table-cell office:value-type="string">
            <text:p>despedir,aprobar</text:p>
          </table:table-cell>
          <table:table-cell office:value-type="string">
            <text:p>Es ist schon 23 Uhr. Ich möchte mich verabschieden.</text:p>
          </table:table-cell>
        </table:table-row>
        <table:table-row table:style-name="ro1">
          <table:table-cell office:value-type="string">
            <text:p>verändern, verändert, veränderte, hat verändert</text:p>
          </table:table-cell>
          <table:table-cell office:value-type="string">
            <text:p>cambiar,variar,modificar,transformar</text:p>
          </table:table-cell>
          <table:table-cell office:value-type="string">
            <text:p>Wir haben uns lange nicht gesehen. Aber du hast dich gar nicht verändert.</text:p>
          </table:table-cell>
        </table:table-row>
        <table:table-row table:style-name="ro1">
          <table:table-cell office:value-type="string">
            <text:p>die Veranstaltung, -en</text:p>
          </table:table-cell>
          <table:table-cell office:value-type="string">
            <text:p>acto m</text:p>
          </table:table-cell>
          <table:table-cell office:value-type="string">
            <text:p>Am Samstag ist unser Lokal geschlossen. Wir haben eine Veranstaltung.</text:p>
          </table:table-cell>
        </table:table-row>
        <table:table-row table:style-name="ro1">
          <table:table-cell office:value-type="string">
            <text:p>verantwortlich </text:p>
          </table:table-cell>
          <table:table-cell office:value-type="string">
            <text:p>responsable de,de responsabilidad</text:p>
          </table:table-cell>
          <table:table-cell office:value-type="string">
            <text:p>Sie sind für Ihre Kinder verantwortlich.</text:p>
          </table:table-cell>
        </table:table-row>
        <table:table-row table:style-name="ro1">
          <table:table-cell office:value-type="string">
            <text:p>die Verantwortung</text:p>
          </table:table-cell>
          <table:table-cell office:value-type="string">
            <text:p>responsabilidad f de</text:p>
          </table:table-cell>
          <table:table-cell office:value-type="string">
            <text:p>Sie tragen die Verantwortung für Ihre Kinder.</text:p>
          </table:table-cell>
        </table:table-row>
        <table:table-row table:style-name="ro1">
          <table:table-cell office:value-type="string">
            <text:p>verbessern, verbessert, verbesserte, hat verbessert</text:p>
          </table:table-cell>
          <table:table-cell office:value-type="string">
            <text:p>mejorar, perfeccionar,batir,corregir</text:p>
          </table:table-cell>
          <table:table-cell office:value-type="string">
            <text:p>1. Ich habe mein Deutsch verbessert. 2. Meine Kinder haben sich in der Schule verbessert.</text:p>
          </table:table-cell>
        </table:table-row>
        <table:table-row table:style-name="ro1">
          <table:table-cell office:value-type="string">
            <text:p>verbieten, verbietet, verbot, hat verboten</text:p>
          </table:table-cell>
          <table:table-cell office:value-type="string">
            <text:p>prohibir</text:p>
          </table:table-cell>
          <table:table-cell office:value-type="string">
            <text:p>Ich habe meinen Kindern das Rauchen verboten.</text:p>
          </table:table-cell>
        </table:table-row>
        <table:table-row table:style-name="ro1">
          <table:table-cell office:value-type="string">
            <text:p>das Verbot, -e</text:p>
          </table:table-cell>
          <table:table-cell office:value-type="string">
            <text:p>prohibición f</text:p>
          </table:table-cell>
          <table:table-cell office:value-type="string">
            <text:p>Hier ist Parkverbot.</text:p>
          </table:table-cell>
        </table:table-row>
        <table:table-row table:style-name="ro1">
          <table:table-cell office:value-type="string">
            <text:p>verbinden, verbindet, verband, hat verbunden</text:p>
          </table:table-cell>
          <table:table-cell office:value-type="string">
            <text:p>unir con,conllevar,acarrear,obligar,ensamblar,empalmar,enganchar,comunicar con,asociar con,vendar</text:p>
          </table:table-cell>
          <table:table-cell office:value-type="string">
            <text:p>1. Wir müssen die Wunde sofort verbinden.2. Sie sind falsch verbunden! Hier ist Müller, nicht Meyer.</text:p>
          </table:table-cell>
        </table:table-row>
        <table:table-row table:style-name="ro1">
          <table:table-cell office:value-type="string">
            <text:p>der Verband, -"e </text:p>
          </table:table-cell>
          <table:table-cell office:value-type="string">
            <text:p>vendaje m,asociación f,unidad f</text:p>
          </table:table-cell>
          <table:table-cell office:value-type="string">
            <text:p>Der Arm ist gebrochen. Sie müssen einen Verband tragen.</text:p>
          </table:table-cell>
        </table:table-row>
        <table:table-row table:style-name="ro1">
          <table:table-cell office:value-type="string">
            <text:p>die Verbindung, -en</text:p>
          </table:table-cell>
          <table:table-cell office:value-type="string">
            <text:p>conexión f,relación f entre con,contacto m,unión f,enganche m,comunicación f,enlace m,asociación f,corporación f estudiantil,compuesto m</text:p>
          </table:table-cell>
          <table:table-cell office:value-type="string">
            <text:p>1. Die Verbindung ist sehr gut. Ich kann direkt fahren und muss nicht umsteigen.2. Kannst du bitte lauter sprechen? Die Verbindung ist sehr schlecht.</text:p>
          </table:table-cell>
        </table:table-row>
        <table:table-row table:style-name="ro1">
          <table:table-cell office:value-type="string">
            <text:p>verbrauchen, verbraucht, verbrauchte, hat verbraucht</text:p>
          </table:table-cell>
          <table:table-cell office:value-type="string">
            <text:p>gastar,consumir,agotar</text:p>
          </table:table-cell>
          <table:table-cell office:value-type="string">
            <text:p>Wie viel Benzin verbraucht dein Auto?</text:p>
          </table:table-cell>
        </table:table-row>
        <table:table-row table:style-name="ro1">
          <table:table-cell office:value-type="string">
            <text:p>der Verbraucher, - </text:p>
          </table:table-cell>
          <table:table-cell office:value-type="string">
            <text:p>consumidor(a) m (f)</text:p>
          </table:table-cell>
          <table:table-cell office:value-type="string">
            <text:p>Die Verbraucher sollten sich vor dem Kauf genau informieren.</text:p>
          </table:table-cell>
        </table:table-row>
        <table:table-row table:style-name="ro1">
          <table:table-cell office:value-type="string">
            <text:p>der Verbrecher, -</text:p>
          </table:table-cell>
          <table:table-cell office:value-type="string">
            <text:p>criminal mf,delincuente mf</text:p>
          </table:table-cell>
          <table:table-cell office:value-type="string">
            <text:p>Die Polizei hat den Verbrecher verhaftet.</text:p>
          </table:table-cell>
        </table:table-row>
        <table:table-row table:style-name="ro1">
          <table:table-cell office:value-type="string">
            <text:p>verbrennen, verbrennt, verbrannte, hat verbrannt</text:p>
          </table:table-cell>
          <table:table-cell office:value-type="string">
            <text:p>quemar,incinerar,quemarse,morir abrasado [oder calcinado]</text:p>
          </table:table-cell>
          <table:table-cell office:value-type="string">
            <text:p>Der Herd war noch heiß. Ich habe mich verbrannt.</text:p>
          </table:table-cell>
        </table:table-row>
        <table:table-row table:style-name="ro1">
          <table:table-cell office:value-type="string">
            <text:p>verbringen, verbringt, verbrachte, hat verbracht</text:p>
          </table:table-cell>
          <table:table-cell office:value-type="string">
            <text:p>pasar con,transportar</text:p>
          </table:table-cell>
          <table:table-cell office:value-type="string">
            <text:p>1. Wie haben Sie Ihren Urlaub verbracht?2. Die Feiertage haben wir mit der Familie verbracht.</text:p>
          </table:table-cell>
        </table:table-row>
        <table:table-row table:style-name="ro1">
          <table:table-cell office:value-type="string">
            <text:p>der Verdacht</text:p>
          </table:table-cell>
          <table:table-cell office:value-type="string">
            <text:p>sospecha f de</text:p>
          </table:table-cell>
          <table:table-cell office:value-type="string">
            <text:p>1. Wer hat das Geld aus der Kasse genommen? – Ich weiß es nicht, aber ich habe einen Verdacht.2. Wen haben Sie in Verdacht?</text:p>
          </table:table-cell>
        </table:table-row>
        <table:table-row table:style-name="ro1">
          <table:table-cell office:value-type="string">
            <text:p>verdächtig</text:p>
          </table:table-cell>
          <table:table-cell office:value-type="string">
            <text:p>sospechoso</text:p>
          </table:table-cell>
          <table:table-cell office:value-type="string">
            <text:p>1. Haben Sie etwas Verdächtiges gesehen?2. Die Tür war nicht abgeschlossen. Das ist verdächtig.</text:p>
          </table:table-cell>
        </table:table-row>
        <table:table-row table:style-name="ro1">
          <table:table-cell office:value-type="string">
            <text:p>verdienen, verdient, verdiente, hat verdient</text:p>
          </table:table-cell>
          <table:table-cell office:value-type="string">
            <text:p>ganar,merecer</text:p>
          </table:table-cell>
          <table:table-cell office:value-type="string">
            <text:p>1. In diesem Beruf verdient man gut. 2. Rita hat den Urlaub wirklich verdient.</text:p>
          </table:table-cell>
        </table:table-row>
        <table:table-row table:style-name="ro1">
          <table:table-cell office:value-type="string">
            <text:p>der Verein, -e</text:p>
          </table:table-cell>
          <table:table-cell office:value-type="string">
            <text:p>asociación f,club m,club m deportivo</text:p>
          </table:table-cell>
          <table:table-cell office:value-type="string">
            <text:p>1. Bist du auch Mitglied in einem Verein?2. Ich bin schon seit 15 Jahren im Sportverein.</text:p>
          </table:table-cell>
        </table:table-row>
        <table:table-row table:style-name="ro1">
          <table:table-cell office:value-type="string">
            <text:p>vereinbaren, vereinbart, vereinbarte, hat vereinbart</text:p>
          </table:table-cell>
          <table:table-cell office:value-type="string">
            <text:p>concertar, acordar,fijar, establecer,aunar,conciliar con</text:p>
          </table:table-cell>
          <table:table-cell office:value-type="string">
            <text:p>Können wir einen Termin vereinbaren?</text:p>
          </table:table-cell>
        </table:table-row>
        <table:table-row table:style-name="ro1">
          <table:table-cell office:value-type="string">
            <text:p>das Verfallsdatum</text:p>
          </table:table-cell>
          <table:table-cell office:value-type="string">
            <text:p>fecha f de caducidad</text:p>
          </table:table-cell>
          <table:table-cell office:value-type="string">
            <text:p>Dieses Medikament dürfen Sie nach dem Verfallsdatum nicht mehr nehmen.</text:p>
          </table:table-cell>
        </table:table-row>
        <table:table-row table:style-name="ro1">
          <table:table-cell office:value-type="string">
            <text:p>die Vergangenheit</text:p>
          </table:table-cell>
          <table:table-cell office:value-type="string">
            <text:p>pasado m,pretérito m</text:p>
          </table:table-cell>
          <table:table-cell office:value-type="string">
            <text:p>Das ist ein Teil meiner Vergangenheit.</text:p>
          </table:table-cell>
        </table:table-row>
        <table:table-row table:style-name="ro1">
          <table:table-cell office:value-type="string">
            <text:p>vergessen, vergisst, vergaß, hat vergessen</text:p>
          </table:table-cell>
          <table:table-cell office:value-type="string">
            <text:p>olvidar</text:p>
          </table:table-cell>
          <table:table-cell office:value-type="string">
            <text:p>1. Ich habe den Termin ganz vergessen. 2. Ich habe meinen Pass vergessen.</text:p>
          </table:table-cell>
        </table:table-row>
        <table:table-row table:style-name="ro1">
          <table:table-cell office:value-type="string">
            <text:p>vergleichen, vergleicht, verglich, hat verglichen</text:p>
          </table:table-cell>
          <table:table-cell office:value-type="string">
            <text:p>comparar</text:p>
          </table:table-cell>
          <table:table-cell office:value-type="string">
            <text:p>Vergleichen Sie die Angebote.</text:p>
          </table:table-cell>
        </table:table-row>
        <table:table-row table:style-name="ro1">
          <table:table-cell office:value-type="string">
            <text:p>der Vergleich, -e</text:p>
          </table:table-cell>
          <table:table-cell office:value-type="string">
            <text:p>comparación f,acuerdo m,arreglo m</text:p>
          </table:table-cell>
          <table:table-cell office:value-type="string">
            <text:p>Ein Vergleich ist schwer möglich.</text:p>
          </table:table-cell>
        </table:table-row>
        <table:table-row table:style-name="ro1">
          <table:table-cell office:value-type="string">
            <text:p>vergrößern, vergrößert, vergrößerte, hat vergrößert</text:p>
          </table:table-cell>
          <table:table-cell office:value-type="string">
            <text:p>agrandar, ampliar,aumentar,ampliar,aumentar, acrecentar,agravar</text:p>
          </table:table-cell>
          <table:table-cell office:value-type="string">
            <text:p>1. Können Sie das Foto vergrößern? 2. Wir wollen unser Geschäft</text:p>
          </table:table-cell>
        </table:table-row>
        <table:table-row table:style-name="ro1">
          <table:table-cell office:value-type="string">
            <text:p>verhaften, verhaftet, verhaftete, hat verhaftet</text:p>
          </table:table-cell>
          <table:table-cell office:value-type="string">
            <text:p>arrestar, detener</text:p>
          </table:table-cell>
          <table:table-cell office:value-type="string">
            <text:p>vergrößern. Die Polizei hat einen Mann verhaftet.</text:p>
          </table:table-cell>
        </table:table-row>
        <table:table-row table:style-name="ro1">
          <table:table-cell office:value-type="string">
            <text:p>verhalten, verhält, verhielt, hat verhalten</text:p>
          </table:table-cell>
          <table:table-cell office:value-type="string">
            <text:p>reservado</text:p>
          </table:table-cell>
          <table:table-cell office:value-type="string">
            <text:p>Der Mann hat sich uns gegenüber merkwürdig verhalten.</text:p>
          </table:table-cell>
        </table:table-row>
        <table:table-row table:style-name="ro1">
          <table:table-cell office:value-type="string">
            <text:p>das Verhalten </text:p>
          </table:table-cell>
          <table:table-cell office:value-type="string">
            <text:p>comportamiento m,conducta f,actitud f,reacción f</text:p>
          </table:table-cell>
          <table:table-cell office:value-type="string">
            <text:p>Die Kinder bekommen in der Schule auch Noten für ihr Sozialverhalten.</text:p>
          </table:table-cell>
        </table:table-row>
        <table:table-row table:style-name="ro1">
          <table:table-cell office:value-type="string">
            <text:p>das Verhältnis, -se</text:p>
          </table:table-cell>
          <table:table-cell office:value-type="string">
            <text:p>relación f,proporción f,relaciones f pl,lío m fam,ligue m fam,condiciones f pl,circunstancias f pl</text:p>
          </table:table-cell>
          <table:table-cell office:value-type="string">
            <text:p>Ich habe ein gutes Verhältnis zu meinen Eltern.</text:p>
          </table:table-cell>
        </table:table-row>
        <table:table-row table:style-name="ro1">
          <table:table-cell office:value-type="string">
            <text:p>verheiratet</text:p>
          </table:table-cell>
          <table:table-cell/>
          <table:table-cell office:value-type="string">
            <text:p>1. Ich bin mit einem Deutschen verheiratet.2. Meine Eltern sind seit 30 Jahren verheiratet.</text:p>
          </table:table-cell>
        </table:table-row>
        <table:table-row table:style-name="ro1">
          <table:table-cell office:value-type="string">
            <text:p>verhindern, verhindert, verhinderte, hat verhindert</text:p>
          </table:table-cell>
          <table:table-cell office:value-type="string">
            <text:p>impedir,barajar Chil, Mex,evitar</text:p>
          </table:table-cell>
          <table:table-cell office:value-type="string">
            <text:p>Wir konnten den Unfall nicht verhindern.</text:p>
          </table:table-cell>
        </table:table-row>
        <table:table-row table:style-name="ro1">
          <table:table-cell office:value-type="string">
            <text:p>verkaufen, verkauft, verkaufte, hat verkauft</text:p>
          </table:table-cell>
          <table:table-cell office:value-type="string">
            <text:p>vender a por,trocar CSur,hacer creer</text:p>
          </table:table-cell>
          <table:table-cell office:value-type="string">
            <text:p>Ich habe unser altes Auto verkauft.</text:p>
          </table:table-cell>
        </table:table-row>
        <table:table-row table:style-name="ro1">
          <table:table-cell office:value-type="string">
            <text:p>der Verkäufer, -</text:p>
          </table:table-cell>
          <table:table-cell office:value-type="string">
            <text:p>vendedor(a) m (f),dependiente(-a) m (f)</text:p>
          </table:table-cell>
          <table:table-cell office:value-type="string">
            <text:p>Wir suchen einen freundlichen Verkäufer.</text:p>
          </table:table-cell>
        </table:table-row>
        <table:table-row table:style-name="ro1">
          <table:table-cell office:value-type="string">
            <text:p>der Verkehr </text:p>
          </table:table-cell>
          <table:table-cell office:value-type="string">
            <text:p>tránsito m,tráfico m,circulación f,relaciones f pl,contacto m,relaciones f pl sexuales</text:p>
          </table:table-cell>
          <table:table-cell office:value-type="string">
            <text:p>Morgens ist hier immer viel Verkehr.</text:p>
          </table:table-cell>
        </table:table-row>
        <table:table-row table:style-name="ro1">
          <table:table-cell office:value-type="string">
            <text:p>das Verkehrsmittel, -</text:p>
          </table:table-cell>
          <table:table-cell office:value-type="string">
            <text:p>medio m de transporte</text:p>
          </table:table-cell>
          <table:table-cell office:value-type="string">
            <text:p>Es gibt kaum Parkplätze. Sie sollten mit öffentlichen Verkehrsmitteln fahren.</text:p>
          </table:table-cell>
        </table:table-row>
        <table:table-row table:style-name="ro1">
          <table:table-cell office:value-type="string">
            <text:p>verlangen, verlangt, verlangte, hat verlangt</text:p>
          </table:table-cell>
          <table:table-cell office:value-type="string">
            <text:p>exigir,pedir,pedir, solicitar,exigir, requerir</text:p>
          </table:table-cell>
          <table:table-cell office:value-type="string">
            <text:p>1. Jeden Tag überstunden? Das können Sie nicht verlangen.2. Wie viel verlangen Sie für das Auto? 3. Frau Müller, Sie werden am Telefon verlangt.</text:p>
          </table:table-cell>
        </table:table-row>
        <table:table-row table:style-name="ro1">
          <table:table-cell office:value-type="string">
            <text:p>verlängern, verlängert, verlängerte, hat verlängert</text:p>
          </table:table-cell>
          <table:table-cell office:value-type="string">
            <text:p>prolongar,alargar,prorrogar,renovar,rebajar,aclarar,transformar</text:p>
          </table:table-cell>
          <table:table-cell office:value-type="string">
            <text:p>Ich muss meinen Pass verlängern lassen.</text:p>
          </table:table-cell>
        </table:table-row>
        <table:table-row table:style-name="ro1">
          <table:table-cell office:value-type="string">
            <text:p>verlassen, verlässt, verließ, hat verlassen</text:p>
          </table:table-cell>
          <table:table-cell office:value-type="string">
            <text:p>solitario,desierto,abandonado,abandonar,dejar,salir de</text:p>
          </table:table-cell>
          <table:table-cell office:value-type="string">
            <text:p>1. Er hat um 17 Uhr das Haus verlassen. 2. Mein Mann hat mich verlassen.</text:p>
          </table:table-cell>
        </table:table-row>
        <table:table-row table:style-name="ro1">
          <table:table-cell office:value-type="string">
            <text:p>verlassen auf sich</text:p>
          </table:table-cell>
          <table:table-cell/>
          <table:table-cell office:value-type="string">
            <text:p>1. Du kannst dich auf mich verlassen. Ich helfe dir auf jeden Fall.2. Bringen Sie mir das Auto morgen wieder zurück! Kann ich mich darauf verlassen?</text:p>
          </table:table-cell>
        </table:table-row>
        <table:table-row table:style-name="ro1">
          <table:table-cell office:value-type="string">
            <text:p>verlaufen sich, verläuft sich, verlief sich, hat sich verlaufen</text:p>
          </table:table-cell>
          <table:table-cell/>
          <table:table-cell office:value-type="string">
            <text:p>Gestern haben wir uns im Wald verlaufen. Wir haben erst eine Stunde später den richtigen Weg gefunden.</text:p>
          </table:table-cell>
        </table:table-row>
        <table:table-row table:style-name="ro1">
          <table:table-cell office:value-type="string">
            <text:p>verleihen, verleiht, verlieh, hat verliehen</text:p>
          </table:table-cell>
          <table:table-cell office:value-type="string">
            <text:p>prestar a,alquilar a,conceder a,otorgar a,conferir a,dar</text:p>
          </table:table-cell>
          <table:table-cell office:value-type="string">
            <text:p>Mein Auto habe ich verliehen.</text:p>
          </table:table-cell>
        </table:table-row>
        <table:table-row table:style-name="ro1">
          <table:table-cell office:value-type="string">
            <text:p>verletzen, verletzt, verletzte, hat verletzt</text:p>
          </table:table-cell>
          <table:table-cell office:value-type="string">
            <text:p>herir en,ofender, herir,infringir, violar,atentar contra</text:p>
          </table:table-cell>
          <table:table-cell office:value-type="string">
            <text:p>1. Ich habe mich an der Hand verletzt. 2. Ich habe mir den Arm verletzt.</text:p>
          </table:table-cell>
        </table:table-row>
        <table:table-row table:style-name="ro1">
          <table:table-cell office:value-type="string">
            <text:p>die Verletzung, -en</text:p>
          </table:table-cell>
          <table:table-cell office:value-type="string">
            <text:p>herida f,lesión f,ofensa f,infracción f,violación f</text:p>
          </table:table-cell>
          <table:table-cell office:value-type="string">
            <text:p>Keine Angst. Die Verletzung ist nicht so schlimm.</text:p>
          </table:table-cell>
        </table:table-row>
        <table:table-row table:style-name="ro1">
          <table:table-cell office:value-type="string">
            <text:p>verlieben, verliebt, verliebte, hat verliebt</text:p>
          </table:table-cell>
          <table:table-cell/>
          <table:table-cell office:value-type="string">
            <text:p>Ich habe mich verliebt.</text:p>
          </table:table-cell>
        </table:table-row>
        <table:table-row table:style-name="ro1">
          <table:table-cell office:value-type="string">
            <text:p>verliebt sein verlieren, verliert, verlor, hat verloren</text:p>
          </table:table-cell>
          <table:table-cell/>
          <table:table-cell office:value-type="string">
            <text:p>Ich bin in Francesco verliebt.</text:p>
          </table:table-cell>
        </table:table-row>
        <table:table-row table:style-name="ro3">
          <table:table-cell office:value-type="string">
            <text:p>der Verlust, -e</text:p>
          </table:table-cell>
          <table:table-cell office:value-type="string">
            <text:p>pérdida f,daño m</text:p>
          </table:table-cell>
          <table:table-cell office:value-type="string">
            <text:p>1. Ich habe meine Brieftasche verloren. 2. Jennifer hat ihre Stelle verloren.3. Sie dürfen den Mut nicht verlieren.</text:p>
            <text:p>4. Unsere Mannschaft hat 3 : 5 verloren.5. Mein Nachbar hat den Prozess verloren.</text:p>
          </table:table-cell>
        </table:table-row>
        <table:table-row table:style-name="ro1">
          <table:table-cell office:value-type="string">
            <text:p>vermeiden, vermeidet, vermied, hat vermieden</text:p>
          </table:table-cell>
          <table:table-cell office:value-type="string">
            <text:p>evitar,eludir</text:p>
          </table:table-cell>
          <table:table-cell office:value-type="string">
            <text:p>Sie müssen den Verlust Ihrer Versicherung melden.</text:p>
          </table:table-cell>
        </table:table-row>
        <table:table-row table:style-name="ro1">
          <table:table-cell office:value-type="string">
            <text:p>vermieten, vermietet,</text:p>
          </table:table-cell>
          <table:table-cell office:value-type="string">
            <text:p>alquilar a</text:p>
          </table:table-cell>
          <table:table-cell office:value-type="string">
            <text:p>Der Arzt sagt, ich soll Stress vermeiden.</text:p>
          </table:table-cell>
        </table:table-row>
        <table:table-row table:style-name="ro1">
          <table:table-cell office:value-type="string">
            <text:p>vermietete, hat vermietet</text:p>
          </table:table-cell>
          <table:table-cell/>
          <table:table-cell office:value-type="string">
            <text:p>1. Bei uns im Haus ist ein Zimmer zu vermieten. 2. Die Wohnung ist schon vermietet.</text:p>
          </table:table-cell>
        </table:table-row>
        <table:table-row table:style-name="ro1">
          <table:table-cell office:value-type="string">
            <text:p>der Vermieter, -</text:p>
          </table:table-cell>
          <table:table-cell office:value-type="string">
            <text:p>casero(-a) m (f),dueño, -a m, f de la casa,dueño, -a m, f del piso</text:p>
          </table:table-cell>
          <table:table-cell office:value-type="string">
            <text:p>Unsere Vermieterin ist eine sehr nette ältere Frau.</text:p>
          </table:table-cell>
        </table:table-row>
        <table:table-row table:style-name="ro1">
          <table:table-cell office:value-type="string">
            <text:p>vermissen, vermisst, vermisste, hat vermisst</text:p>
          </table:table-cell>
          <table:table-cell office:value-type="string">
            <text:p>echar de menos,echar en falta</text:p>
          </table:table-cell>
          <table:table-cell office:value-type="string">
            <text:p>Ich vermisse meine Familie.</text:p>
          </table:table-cell>
        </table:table-row>
        <table:table-row table:style-name="ro1">
          <table:table-cell office:value-type="string">
            <text:p>die Vermittlung, -en</text:p>
          </table:table-cell>
          <table:table-cell office:value-type="string">
            <text:p>mediación f entre,intercesión f,arreglo m,gestión f,facilitación f,centralita f</text:p>
          </table:table-cell>
          <table:table-cell office:value-type="string">
            <text:p>1. Die Zimmervermittlung ist am Bahnhof.2. Entschuldigen Sie, wo ist hier die Jobvermittlung?</text:p>
          </table:table-cell>
        </table:table-row>
        <table:table-row table:style-name="ro1">
          <table:table-cell office:value-type="string">
            <text:p>vernünftig</text:p>
          </table:table-cell>
          <table:table-cell office:value-type="string">
            <text:p>razonable,sensato,decente,como es debido</text:p>
          </table:table-cell>
          <table:table-cell office:value-type="string">
            <text:p>1. Seien Sie doch vernünftig! 2. Das ist ein ganz vernünftiger Vorschlag.</text:p>
          </table:table-cell>
        </table:table-row>
        <table:table-row table:style-name="ro1">
          <table:table-cell office:value-type="string">
            <text:p>verpacken, verpackt, verpackte, hat verpackt</text:p>
          </table:table-cell>
          <table:table-cell office:value-type="string">
            <text:p>embalar,empaquetar,envasar</text:p>
          </table:table-cell>
          <table:table-cell office:value-type="string">
            <text:p>Hast Du die Pakete gut verpackt?</text:p>
          </table:table-cell>
        </table:table-row>
        <table:table-row table:style-name="ro1">
          <table:table-cell office:value-type="string">
            <text:p>verpassen, verpasst,verpasste, hat verpasst</text:p>
          </table:table-cell>
          <table:table-cell office:value-type="string">
            <text:p>perder,no encontrar,desaprovechar, dejar escapar</text:p>
          </table:table-cell>
          <table:table-cell office:value-type="string">
            <text:p>1. Ich habe den Zug verpasst. 2. Ich habe die Nachrichten verpasst.</text:p>
          </table:table-cell>
        </table:table-row>
        <table:table-row table:style-name="ro1">
          <table:table-cell office:value-type="string">
            <text:p>verpflichtet sein</text:p>
          </table:table-cell>
          <table:table-cell/>
          <table:table-cell office:value-type="string">
            <text:p>Sie sind verpflichtet, den Unfall zu melden.</text:p>
          </table:table-cell>
        </table:table-row>
        <table:table-row table:style-name="ro1">
          <table:table-cell office:value-type="string">
            <text:p>verreisen, verreist, verreiste, ist verreist</text:p>
          </table:table-cell>
          <table:table-cell office:value-type="string">
            <text:p>irse [oder salir] de viaje a</text:p>
          </table:table-cell>
          <table:table-cell office:value-type="string">
            <text:p>Frau Dr. Müller ist zurzeit verreist.</text:p>
          </table:table-cell>
        </table:table-row>
        <table:table-row table:style-name="ro1">
          <table:table-cell office:value-type="string">
            <text:p>verrückt</text:p>
          </table:table-cell>
          <table:table-cell office:value-type="string">
            <text:p>loco,chalado fam</text:p>
          </table:table-cell>
          <table:table-cell office:value-type="string">
            <text:p>1. Bist du verrückt geworden? 2. So eine verrückte Idee.</text:p>
          </table:table-cell>
        </table:table-row>
        <table:table-row table:style-name="ro1">
          <table:table-cell office:value-type="string">
            <text:p>verschieben, verschiebt, verschob, hat verschoben</text:p>
          </table:table-cell>
          <table:table-cell office:value-type="string">
            <text:p>cambiar de sitio,desplazar,mover,correr,aplazar para,dejar para,traficar con</text:p>
          </table:table-cell>
          <table:table-cell office:value-type="string">
            <text:p>Leider muss ich den Termin verschieben. Morgen kann ich nicht.</text:p>
          </table:table-cell>
        </table:table-row>
        <table:table-row table:style-name="ro1">
          <table:table-cell office:value-type="string">
            <text:p>verschieden</text:p>
          </table:table-cell>
          <table:table-cell office:value-type="string">
            <text:p>distinto, diferente,variado, diverso,diversos</text:p>
          </table:table-cell>
          <table:table-cell office:value-type="string">
            <text:p>1. Unsere beiden Kinder sind sehr verschieden. 2. Wir haben dieses Kleid in verschiedenen Farben.</text:p>
          </table:table-cell>
        </table:table-row>
        <table:table-row table:style-name="ro1">
          <table:table-cell office:value-type="string">
            <text:p>verschreiben, verschreibt, verschrieb, hat verschrieben</text:p>
          </table:table-cell>
          <table:table-cell office:value-type="string">
            <text:p>prescribir,recetar,gastar</text:p>
          </table:table-cell>
          <table:table-cell office:value-type="string">
            <text:p>Die ärztin hat mir Tabletten verschrieben.</text:p>
          </table:table-cell>
        </table:table-row>
        <table:table-row table:style-name="ro1">
          <table:table-cell office:value-type="string">
            <text:p>verschwinden, verschwindet, verschwand, ist verschwunden</text:p>
          </table:table-cell>
          <table:table-cell office:value-type="string">
            <text:p>desaparecer,fletarse Cuba, Mex</text:p>
          </table:table-cell>
          <table:table-cell office:value-type="string">
            <text:p>Mein Ausweis ist verschwunden. Hast du ihn vielleicht gesehen?</text:p>
          </table:table-cell>
        </table:table-row>
        <table:table-row table:style-name="ro1">
          <table:table-cell office:value-type="string">
            <text:p>versichern, versichert, versicherte, hat versichert</text:p>
          </table:table-cell>
          <table:table-cell office:value-type="string">
            <text:p>asegurar,asegurar contra</text:p>
          </table:table-cell>
          <table:table-cell office:value-type="string">
            <text:p>1. Wollen Sie Ihr Gepäck versichern? 2. Wie sind Sie versichert?</text:p>
          </table:table-cell>
        </table:table-row>
        <table:table-row table:style-name="ro1">
          <table:table-cell office:value-type="string">
            <text:p>die Versichertenkarte, -n </text:p>
          </table:table-cell>
          <table:table-cell office:value-type="string">
            <text:p>tarjeta f (de la caja) del seguro</text:p>
          </table:table-cell>
          <table:table-cell office:value-type="string">
            <text:p>Haben Sie Ihre Versichertenkarte dabei?</text:p>
          </table:table-cell>
        </table:table-row>
        <table:table-row table:style-name="ro1">
          <table:table-cell office:value-type="string">
            <text:p>die Versicherung, -en</text:p>
          </table:table-cell>
          <table:table-cell office:value-type="string">
            <text:p>seguro m contra,compañía f de seguros,promesa f,afirmación f</text:p>
          </table:table-cell>
          <table:table-cell office:value-type="string">
            <text:p>1. Sie sollten eine Gepäckversicherung abschließen.2. Sie müssen den Unfall der Versicherung melden.</text:p>
          </table:table-cell>
        </table:table-row>
        <table:table-row table:style-name="ro1">
          <table:table-cell office:value-type="string">
            <text:p>versorgen, versorgt, versorgte, hat versorgt</text:p>
          </table:table-cell>
          <table:table-cell office:value-type="string">
            <text:p>proveer de,proporcionar,abastecer de,aprovisionar de,surtir de,mantener,sustentar,cuidar de,ocuparse de,guardar</text:p>
          </table:table-cell>
          <table:table-cell office:value-type="string">
            <text:p>Ich muss meine Kinder allein versorgen.</text:p>
          </table:table-cell>
        </table:table-row>
        <table:table-row table:style-name="ro1">
          <table:table-cell office:value-type="string">
            <text:p>die Verspätung, -en</text:p>
          </table:table-cell>
          <table:table-cell office:value-type="string">
            <text:p>retraso m</text:p>
          </table:table-cell>
          <table:table-cell office:value-type="string">
            <text:p>Unser Zug hatte 10 Minuten Verspätung.</text:p>
          </table:table-cell>
        </table:table-row>
        <table:table-row table:style-name="ro1">
          <table:table-cell office:value-type="string">
            <text:p>versprechen, verspricht, versprach, hat versprochen</text:p>
          </table:table-cell>
          <table:table-cell office:value-type="string">
            <text:p>prometer</text:p>
          </table:table-cell>
          <table:table-cell office:value-type="string">
            <text:p>1. Meine Mutter hat mir versprochen, mich abzuholen.2. Entschuldigen Sie, ich habe mich versprochen.</text:p>
          </table:table-cell>
        </table:table-row>
        <table:table-row table:style-name="ro1">
          <table:table-cell office:value-type="string">
            <text:p>verstecken, versteckt, versteckte, hat versteckt</text:p>
          </table:table-cell>
          <table:table-cell office:value-type="string">
            <text:p>esconder de,ocultar de</text:p>
          </table:table-cell>
          <table:table-cell office:value-type="string">
            <text:p>1. Ich habe das Geld hinter dem Regal versteckt. 2. Die Kinder verstecken sich im Wald.</text:p>
          </table:table-cell>
        </table:table-row>
        <table:table-row table:style-name="ro1">
          <table:table-cell office:value-type="string">
            <text:p>verstehen, versteht, verstand, hat verstanden</text:p>
          </table:table-cell>
          <table:table-cell office:value-type="string">
            <text:p>entender, comprender,captar fam,entender por,saber,comprender</text:p>
          </table:table-cell>
          <table:table-cell office:value-type="string">
            <text:p>1. Ich kann Sie kaum verstehen. Sprechen Sie bitte lauter. 2. Den Satz verstehe ich nicht. 3. Ich verstehe nichts von Computern. 4. Unsere beiden Kinder verstehen sich sehr gut.</text:p>
          </table:table-cell>
        </table:table-row>
        <table:table-row table:style-name="ro1">
          <table:table-cell office:value-type="string">
            <text:p>verständlich</text:p>
          </table:table-cell>
          <table:table-cell office:value-type="string">
            <text:p>inteligible, comprensible,claro</text:p>
          </table:table-cell>
          <table:table-cell office:value-type="string">
            <text:p>Nach acht Stunden Schule haben die Kinder keine Lust mehr zu den Haus- aufgaben. Ich finde das verständlich.</text:p>
          </table:table-cell>
        </table:table-row>
        <table:table-row table:style-name="ro1">
          <table:table-cell office:value-type="string">
            <text:p>das Verständnis</text:p>
          </table:table-cell>
          <table:table-cell office:value-type="string">
            <text:p>comprensión f,sensibilidad f para</text:p>
          </table:table-cell>
          <table:table-cell office:value-type="string">
            <text:p>Wir bitten um Ihr Verständnis.</text:p>
          </table:table-cell>
        </table:table-row>
        <table:table-row table:style-name="ro1">
          <table:table-cell office:value-type="string">
            <text:p>versuchen, versucht, versuchte, hat versucht</text:p>
          </table:table-cell>
          <table:table-cell office:value-type="string">
            <text:p>intentar,probar,probar a,tentar a</text:p>
          </table:table-cell>
          <table:table-cell office:value-type="string">
            <text:p>1. Versuchen Sie doch mal meinen Apfelkuchen. 2. Ich habe immer wieder versucht, Sie zu erreichen. 3. Haben Sie es schon mal mit diesem Mittel versucht?</text:p>
          </table:table-cell>
        </table:table-row>
        <table:table-row table:style-name="ro1">
          <table:table-cell office:value-type="string">
            <text:p>der Versuch, -e</text:p>
          </table:table-cell>
          <table:table-cell office:value-type="string">
            <text:p>intento m,tentativa f,experimento m,prueba f</text:p>
          </table:table-cell>
          <table:table-cell office:value-type="string">
            <text:p>In der Forschung werden viele Versuche gemacht.</text:p>
          </table:table-cell>
        </table:table-row>
        <table:table-row table:style-name="ro1">
          <table:table-cell office:value-type="string">
            <text:p>verteilen, verteilt, verteilte, hat verteilt</text:p>
          </table:table-cell>
          <table:table-cell office:value-type="string">
            <text:p>repartir entre,distribuir entre,asignar,extender,untar</text:p>
          </table:table-cell>
          <table:table-cell office:value-type="string">
            <text:p>Kannst du bitte schon mal die Gläser verteilen?</text:p>
          </table:table-cell>
        </table:table-row>
        <table:table-row table:style-name="ro1">
          <table:table-cell office:value-type="string">
            <text:p>der Vertrag, -"e</text:p>
          </table:table-cell>
          <table:table-cell office:value-type="string">
            <text:p>contrato m,tratado m</text:p>
          </table:table-cell>
          <table:table-cell office:value-type="string">
            <text:p>Sie beide müssen den Vertrag unterschreiben.</text:p>
          </table:table-cell>
        </table:table-row>
        <table:table-row table:style-name="ro1">
          <table:table-cell office:value-type="string">
            <text:p>vertrauen, vertraut, vertraute, hat vertraut</text:p>
          </table:table-cell>
          <table:table-cell/>
          <table:table-cell office:value-type="string">
            <text:p>Ich kenne dich gut. Ich vertraue dir.</text:p>
          </table:table-cell>
        </table:table-row>
        <table:table-row table:style-name="ro1">
          <table:table-cell office:value-type="string">
            <text:p>das Vertrauen</text:p>
          </table:table-cell>
          <table:table-cell office:value-type="string">
            <text:p>confianza f en</text:p>
          </table:table-cell>
          <table:table-cell office:value-type="string">
            <text:p>Ich habe Vertrauen zu Ihnen.</text:p>
          </table:table-cell>
        </table:table-row>
        <table:table-row table:style-name="ro1">
          <table:table-cell office:value-type="string">
            <text:p>vertreten, vertritt, vertrat, hat vertreten</text:p>
          </table:table-cell>
          <table:table-cell office:value-type="string">
            <text:p>sustituir,reemplazar,representar,defender la causa de,velar por,responsabilizarse de,defender,sostener,torcerse</text:p>
          </table:table-cell>
          <table:table-cell office:value-type="string">
            <text:p>Wer vertritt Sie, wenn Sie Urlaub machen?</text:p>
          </table:table-cell>
        </table:table-row>
        <table:table-row table:style-name="ro1">
          <table:table-cell office:value-type="string">
            <text:p>der Vertreter, -</text:p>
          </table:table-cell>
          <table:table-cell office:value-type="string">
            <text:p>sustituto(-a) m (f),suplente mf,representante mf,agente mf,agenciero(-a) m (f) Arg,defensor(a) m (f)</text:p>
          </table:table-cell>
          <table:table-cell office:value-type="string">
            <text:p>1. Herr Dr. Müller war in Urlaub. Da bin ich zu seinem Vertreter gegangen. 2. Die Elternvertreter treffen sich morgen Abend in der Schule.</text:p>
          </table:table-cell>
        </table:table-row>
        <table:table-row table:style-name="ro1">
          <table:table-cell office:value-type="string">
            <text:p>die Vertretung, -en</text:p>
          </table:table-cell>
          <table:table-cell office:value-type="string">
            <text:p>su(b)stitución f,suplencia f,su(b)stituto(-a) m (f),suplente mf,representación f,agencia f,sucursal f,filial f</text:p>
          </table:table-cell>
          <table:table-cell office:value-type="string">
            <text:p>Herr Dr. Meyer macht für mich Vertretung.</text:p>
          </table:table-cell>
        </table:table-row>
        <table:table-row table:style-name="ro1">
          <table:table-cell office:value-type="string">
            <text:p>verurteilen, verurteilt, verurteilte, hat verurteilt</text:p>
          </table:table-cell>
          <table:table-cell office:value-type="string">
            <text:p>condenar a</text:p>
          </table:table-cell>
          <table:table-cell office:value-type="string">
            <text:p>Das Gericht hat den Täter zu drei Jahren Gefängnis verurteilt.</text:p>
          </table:table-cell>
        </table:table-row>
        <table:table-row table:style-name="ro1">
          <table:table-cell office:value-type="string">
            <text:p>die Verwaltung, -en</text:p>
          </table:table-cell>
          <table:table-cell office:value-type="string">
            <text:p>administración f,gestión f</text:p>
          </table:table-cell>
          <table:table-cell office:value-type="string">
            <text:p>1. Meine Mutter arbeitet jetzt in der Verwaltung. 2. Sprechen Sie bitte mit der Hausverwaltung.</text:p>
          </table:table-cell>
        </table:table-row>
        <table:table-row table:style-name="ro1">
          <table:table-cell office:value-type="string">
            <text:p>verwandt </text:p>
          </table:table-cell>
          <table:table-cell office:value-type="string">
            <text:p>emparentado,similar a,afín a</text:p>
          </table:table-cell>
          <table:table-cell office:value-type="string">
            <text:p>Sind Sie mit Frau Meyer verwandt?</text:p>
          </table:table-cell>
        </table:table-row>
        <table:table-row table:style-name="ro1">
          <table:table-cell office:value-type="string">
            <text:p>der Verwandte, -n</text:p>
          </table:table-cell>
          <table:table-cell/>
          <table:table-cell office:value-type="string">
            <text:p>Ich wohne zurzeit bei Verwandten von meinem Mann.</text:p>
          </table:table-cell>
        </table:table-row>
        <table:table-row table:style-name="ro1">
          <table:table-cell office:value-type="string">
            <text:p>verwechseln, verwechselt, verwechselte, hat verwechselt</text:p>
          </table:table-cell>
          <table:table-cell office:value-type="string">
            <text:p>confundir</text:p>
          </table:table-cell>
          <table:table-cell office:value-type="string">
            <text:p>Entschuldigen Sie, ich habe Sie mit jemand verwechselt.</text:p>
          </table:table-cell>
        </table:table-row>
        <table:table-row table:style-name="ro1">
          <table:table-cell office:value-type="string">
            <text:p>verwenden, verwendet,verwendete, hat verwendet</text:p>
          </table:table-cell>
          <table:table-cell office:value-type="string">
            <text:p>usar para en,emplear para en</text:p>
          </table:table-cell>
          <table:table-cell office:value-type="string">
            <text:p>Dieses Wort wird oft verwendet.</text:p>
          </table:table-cell>
        </table:table-row>
        <table:table-row table:style-name="ro1">
          <table:table-cell office:value-type="string">
            <text:p>verwitwet </text:p>
          </table:table-cell>
          <table:table-cell office:value-type="string">
            <text:p>viudo</text:p>
          </table:table-cell>
          <table:table-cell office:value-type="string">
            <text:p>Familienstand: verwitwet.</text:p>
          </table:table-cell>
        </table:table-row>
        <table:table-row table:style-name="ro1">
          <table:table-cell office:value-type="string">
            <text:p>die Verzeihung</text:p>
          </table:table-cell>
          <table:table-cell office:value-type="string">
            <text:p>perdón m</text:p>
          </table:table-cell>
          <table:table-cell office:value-type="string">
            <text:p>Verzeihung! Ich habe die falsche Nummer gewählt.</text:p>
          </table:table-cell>
        </table:table-row>
        <table:table-row table:style-name="ro1">
          <table:table-cell office:value-type="string">
            <text:p>viel/viele</text:p>
          </table:table-cell>
          <table:table-cell/>
          <table:table-cell office:value-type="string">
            <text:p>1. Ich habe schon viel gelernt. 2. Ich wünsche Ihnen viel Spaß. 3. Hier regnet es viel. 4. Das ist mir viel zu teuer.</text:p>
          </table:table-cell>
        </table:table-row>
        <table:table-row table:style-name="ro1">
          <table:table-cell office:value-type="string">
            <text:p>vielleicht</text:p>
          </table:table-cell>
          <table:table-cell office:value-type="string">
            <text:p>quizá(s), tal vez,por casualidad, acaso,más o menos, quizás</text:p>
          </table:table-cell>
          <table:table-cell office:value-type="string">
            <text:p>1. Kommst du mit in die Stadt? – Ich weiß noch nicht. Vielleicht. 2. Vielleicht bekomme ich den Job. 3. Die Fahrkarte war vielleicht teuer! 4. Hast du vielleicht Kleingeld für mich?</text:p>
          </table:table-cell>
        </table:table-row>
        <table:table-row table:style-name="ro1">
          <table:table-cell office:value-type="string">
            <text:p>das Visum, Visa </text:p>
          </table:table-cell>
          <table:table-cell office:value-type="string">
            <text:p>visado m,firma f</text:p>
          </table:table-cell>
          <table:table-cell office:value-type="string">
            <text:p>Talal muss sein Visum bald verlängern.</text:p>
          </table:table-cell>
        </table:table-row>
        <table:table-row table:style-name="ro1">
          <table:table-cell office:value-type="string">
            <text:p>das Vitamin, -e</text:p>
          </table:table-cell>
          <table:table-cell office:value-type="string">
            <text:p>vitamina f</text:p>
          </table:table-cell>
          <table:table-cell office:value-type="string">
            <text:p>Der Arzt sagt, ich soll viele Vitamine essen.</text:p>
          </table:table-cell>
        </table:table-row>
        <table:table-row table:style-name="ro1">
          <table:table-cell office:value-type="string">
            <text:p>der Vogel, -"</text:p>
          </table:table-cell>
          <table:table-cell office:value-type="string">
            <text:p>pájaro m,tipo m raro</text:p>
          </table:table-cell>
          <table:table-cell office:value-type="string">
            <text:p>Unsere Katze hat einen Vogel gefangen.</text:p>
          </table:table-cell>
        </table:table-row>
        <table:table-row table:style-name="ro1">
          <table:table-cell office:value-type="string">
            <text:p>voll</text:p>
          </table:table-cell>
          <table:table-cell office:value-type="string">
            <text:p>lleno de,ocupado,rebosante de,borracho,regordete, lleno,intenso,sonoro, potente,subido, intenso,entero, completo,completamente, plenamente,con toda (su) fuerza,total</text:p>
          </table:table-cell>
          <table:table-cell office:value-type="string">
            <text:p>1. Die Flasche ist noch ganz voll. 2. Vor den Feiertagen sind die Züge immer sehr voll. 3. Bitte unterschreiben Sie mit Ihrem vollen Namen.</text:p>
          </table:table-cell>
        </table:table-row>
        <table:table-row table:style-name="ro1">
          <table:table-cell office:value-type="string">
            <text:p>die Vollzeit</text:p>
          </table:table-cell>
          <table:table-cell/>
          <table:table-cell office:value-type="string">
            <text:p>Ich möchte gerne Vollzeit arbeiten.</text:p>
          </table:table-cell>
        </table:table-row>
        <table:table-row table:style-name="ro1">
          <table:table-cell office:value-type="string">
            <text:p>von</text:p>
          </table:table-cell>
          <table:table-cell office:value-type="string">
            <text:p>de,desde, de, a partir de,por</text:p>
          </table:table-cell>
          <table:table-cell office:value-type="string">
            <text:p>1. Ich komme gerade vom Zahnarzt. 2. Meine Frau kommt gleich von der Arbeit. 3. Emil ist ein Freund von mir. 4. Haben Sie noch eine Zeitung von heute? 5. Von jetzt an müssen wir sparen. 6. Das Büro ist von 13 bis 15 Uhr geschlossen.</text:p>
          </table:table-cell>
        </table:table-row>
        <table:table-row table:style-name="ro1">
          <table:table-cell office:value-type="string">
            <text:p>voneinander</text:p>
          </table:table-cell>
          <table:table-cell office:value-type="string">
            <text:p>uno de otro,el uno del otro</text:p>
          </table:table-cell>
          <table:table-cell office:value-type="string">
            <text:p>Wir haben lange nichts voneinander gehört.</text:p>
          </table:table-cell>
        </table:table-row>
        <table:table-row table:style-name="ro1">
          <table:table-cell office:value-type="string">
            <text:p>vor</text:p>
          </table:table-cell>
          <table:table-cell office:value-type="string">
            <text:p>delante de,antes de,hace,menos,por delante,sobre,a, ante,adelante</text:p>
          </table:table-cell>
          <table:table-cell office:value-type="string">
            <text:p>1. Ich bin vor einer Woche zurückgekommen. 2. Das Auto steht vor der Tür. 3. Ich konnte vor Schmerzen nicht schlafen. 4. Grüßen Sie alle von mir, vor allem Frau Meier.</text:p>
          </table:table-cell>
        </table:table-row>
        <table:table-row table:style-name="ro1">
          <table:table-cell office:value-type="string">
            <text:p>voraus</text:p>
          </table:table-cell>
          <table:table-cell office:value-type="string">
            <text:p>delante,a la cabeza</text:p>
          </table:table-cell>
          <table:table-cell office:value-type="string">
            <text:p>1. Gehen Sie schon voraus. 2. Ich danke Ihnen im Voraus für Ihre Mühe.</text:p>
          </table:table-cell>
        </table:table-row>
        <table:table-row table:style-name="ro1">
          <table:table-cell office:value-type="string">
            <text:p>voraussichtlich</text:p>
          </table:table-cell>
          <table:table-cell office:value-type="string">
            <text:p>previsto,probablemente</text:p>
          </table:table-cell>
          <table:table-cell office:value-type="string">
            <text:p>Der Zug hat voraussichtlich 20 Minuten Verspätung.</text:p>
          </table:table-cell>
        </table:table-row>
        <table:table-row table:style-name="ro1">
          <table:table-cell office:value-type="string">
            <text:p>vorbei</text:p>
          </table:table-cell>
          <table:table-cell office:value-type="string">
            <text:p>pasado,por delante, a lo largo,terminado, acabado</text:p>
          </table:table-cell>
          <table:table-cell office:value-type="string">
            <text:p>Die Linie 8 fährt am Krankenhaus vorbei.</text:p>
          </table:table-cell>
        </table:table-row>
        <table:table-row table:style-name="ro1">
          <table:table-cell office:value-type="string">
            <text:p>vorbereiten, bereitet vor, bereitete vor, hat vorbereitet</text:p>
          </table:table-cell>
          <table:table-cell office:value-type="string">
            <text:p>preparar</text:p>
          </table:table-cell>
          <table:table-cell office:value-type="string">
            <text:p>1. Ich muss mich auf meine Prüfung vorbereiten. 2. Am Sonntag machen wir ein kleines Fest. Ich muss noch viel dafür vorbereiten.</text:p>
          </table:table-cell>
        </table:table-row>
        <table:table-row table:style-name="ro1">
          <table:table-cell office:value-type="string">
            <text:p>die Vorbereitung, -en</text:p>
          </table:table-cell>
          <table:table-cell office:value-type="string">
            <text:p>preparación f,preparativo m</text:p>
          </table:table-cell>
          <table:table-cell office:value-type="string">
            <text:p>Nächste Woche beginnen wir mit der Prüfungsvorbereitung.</text:p>
          </table:table-cell>
        </table:table-row>
        <table:table-row table:style-name="ro1">
          <table:table-cell office:value-type="string">
            <text:p>vorder-</text:p>
          </table:table-cell>
          <table:table-cell/>
          <table:table-cell office:value-type="string">
            <text:p>In den vorderen Reihen sind noch Plätze frei.</text:p>
          </table:table-cell>
        </table:table-row>
        <table:table-row table:style-name="ro1">
          <table:table-cell office:value-type="string">
            <text:p>die Vorfahrt</text:p>
          </table:table-cell>
          <table:table-cell office:value-type="string">
            <text:p>prioridad f (de paso),preferencia f de paso</text:p>
          </table:table-cell>
          <table:table-cell office:value-type="string">
            <text:p>1. Achtung! Rechts hat Vorfahrt. 2. Sie haben die Vorfahrt nicht beachtet.</text:p>
          </table:table-cell>
        </table:table-row>
        <table:table-row table:style-name="ro1">
          <table:table-cell office:value-type="string">
            <text:p>vorgestern</text:p>
          </table:table-cell>
          <table:table-cell office:value-type="string">
            <text:p>anteayer</text:p>
          </table:table-cell>
          <table:table-cell office:value-type="string">
            <text:p>Er hat mich vorgestern angerufen.</text:p>
          </table:table-cell>
        </table:table-row>
        <table:table-row table:style-name="ro1">
          <table:table-cell office:value-type="string">
            <text:p>vorhaben, hat vor, hatte vor, hat vorgehabt</text:p>
          </table:table-cell>
          <table:table-cell office:value-type="string">
            <text:p>proponerse,tener la intención de,pensar hacer, tener planeado</text:p>
          </table:table-cell>
          <table:table-cell office:value-type="string">
            <text:p>Haben Sie morgen Abend schon etwas vor?</text:p>
          </table:table-cell>
        </table:table-row>
        <table:table-row table:style-name="ro1">
          <table:table-cell office:value-type="string">
            <text:p>vorher</text:p>
          </table:table-cell>
          <table:table-cell office:value-type="string">
            <text:p>antes,de antemano; anteriormente</text:p>
          </table:table-cell>
          <table:table-cell office:value-type="string">
            <text:p>Ich komme mit ins Café. Vorher muss ich aber noch zur Bank.</text:p>
          </table:table-cell>
        </table:table-row>
        <table:table-row table:style-name="ro1">
          <table:table-cell office:value-type="string">
            <text:p>vorhin</text:p>
          </table:table-cell>
          <table:table-cell office:value-type="string">
            <text:p>antes, hace un momento</text:p>
          </table:table-cell>
          <table:table-cell office:value-type="string">
            <text:p>Vorhin hat Heidrun angerufen. Du sollst sie zurückrufen.</text:p>
          </table:table-cell>
        </table:table-row>
        <table:table-row table:style-name="ro1">
          <table:table-cell office:value-type="string">
            <text:p>vorig-</text:p>
          </table:table-cell>
          <table:table-cell/>
          <table:table-cell office:value-type="string">
            <text:p>Mirko durfte erst vorige Woche aus dem Krankenhaus.</text:p>
          </table:table-cell>
        </table:table-row>
        <table:table-row table:style-name="ro1">
          <table:table-cell office:value-type="string">
            <text:p>vorkommen, kommt vor, kam vor, ist vorgekommen</text:p>
          </table:table-cell>
          <table:table-cell office:value-type="string">
            <text:p>venir hacia delante,pasar, ocurrir,existir,aparecer,figurar en,parecer</text:p>
          </table:table-cell>
          <table:table-cell office:value-type="string">
            <text:p>Tut mir leid. Ich habe den Termin vergessen. – Das kann vorkommen.</text:p>
          </table:table-cell>
        </table:table-row>
        <table:table-row table:style-name="ro1">
          <table:table-cell office:value-type="string">
            <text:p>vorläufig</text:p>
          </table:table-cell>
          <table:table-cell office:value-type="string">
            <text:p>provisional,temporal,provisionalmente,temporalmente,por el momento</text:p>
          </table:table-cell>
          <table:table-cell office:value-type="string">
            <text:p>1. Ich habe noch keine Wohnung. Ich wohne vorläufig bei einem Freund. 2. Das ist ein vorläufiger Bescheid.</text:p>
          </table:table-cell>
        </table:table-row>
        <table:table-row table:style-name="ro1">
          <table:table-cell office:value-type="string">
            <text:p>vorlesen, liest vor, las vor, hat vorgelesen</text:p>
          </table:table-cell>
          <table:table-cell office:value-type="string">
            <text:p>leer en voz alta</text:p>
          </table:table-cell>
          <table:table-cell office:value-type="string">
            <text:p>1. Soll ich dir etwas vorlesen? 2. Ich lese meinen Kindern oft etwas vor.</text:p>
          </table:table-cell>
        </table:table-row>
        <table:table-row table:style-name="ro1">
          <table:table-cell office:value-type="string">
            <text:p>vorn/vorne</text:p>
          </table:table-cell>
          <table:table-cell/>
          <table:table-cell office:value-type="string">
            <text:p>1. Bitte vorn beim Fahrer einsteigen! 2. Zwei Kinokarten, bitte. – Wo möchten Sie sitzen, vorne oder hinten? 3. Das war noch nicht ganz richtig. Bitte noch mal von vorne.</text:p>
          </table:table-cell>
        </table:table-row>
        <table:table-row table:style-name="ro1">
          <table:table-cell office:value-type="string">
            <text:p>vornehmen sich, nimmt sich vor, nahm sich vor, hat sich vorgenommen</text:p>
          </table:table-cell>
          <table:table-cell/>
          <table:table-cell office:value-type="string">
            <text:p>Ich habe mir vorgenommen, nicht mehr zu rauchen.</text:p>
          </table:table-cell>
        </table:table-row>
        <table:table-row table:style-name="ro1">
          <table:table-cell office:value-type="string">
            <text:p>der Vorort, -e</text:p>
          </table:table-cell>
          <table:table-cell office:value-type="string">
            <text:p>suburbio m,barrio m periférico</text:p>
          </table:table-cell>
          <table:table-cell office:value-type="string">
            <text:p>Wir wohnen in einem Vorort von Köln.</text:p>
          </table:table-cell>
        </table:table-row>
        <table:table-row table:style-name="ro1">
          <table:table-cell office:value-type="string">
            <text:p>vorschlagen, schlägt vor, schlug vor, hat vorgeschlagen</text:p>
          </table:table-cell>
          <table:table-cell office:value-type="string">
            <text:p>proponer para como,recomendar</text:p>
          </table:table-cell>
          <table:table-cell office:value-type="string">
            <text:p>1. Ich schlage vor, dass wir eine Pause machen. 2. Was wollen wir am Wochenende machen? Was schlägst du vor?</text:p>
          </table:table-cell>
        </table:table-row>
        <table:table-row table:style-name="ro1">
          <table:table-cell office:value-type="string">
            <text:p>der Vorschlag, -"e</text:p>
          </table:table-cell>
          <table:table-cell office:value-type="string">
            <text:p>propuesta f,recomendación f</text:p>
          </table:table-cell>
          <table:table-cell office:value-type="string">
            <text:p>Ich mache dir einen Vorschlag: Du hilfst mir beim Deutschlernen und ich lade dich zum Essen ein.</text:p>
          </table:table-cell>
        </table:table-row>
        <table:table-row table:style-name="ro1">
          <table:table-cell office:value-type="string">
            <text:p>die Vorschrift, -en</text:p>
          </table:table-cell>
          <table:table-cell office:value-type="string">
            <text:p>prescripción f,instrucciones f pl,reglamento m</text:p>
          </table:table-cell>
          <table:table-cell office:value-type="string">
            <text:p>1. Beachten Sie bitte die Vorschriften. 2. Bitte melden Sie sich bis 9 Uhr krank. Das ist Vorschrift.</text:p>
          </table:table-cell>
        </table:table-row>
        <table:table-row table:style-name="ro1">
          <table:table-cell office:value-type="string">
            <text:p>die Vorsicht</text:p>
          </table:table-cell>
          <table:table-cell office:value-type="string">
            <text:p>precaución f,cuidado m</text:p>
          </table:table-cell>
          <table:table-cell office:value-type="string">
            <text:p>Vorsicht! Der Teller ist heiß.</text:p>
          </table:table-cell>
        </table:table-row>
        <table:table-row table:style-name="ro1">
          <table:table-cell office:value-type="string">
            <text:p>vorsichtig</text:p>
          </table:table-cell>
          <table:table-cell office:value-type="string">
            <text:p>prudente, cuidadoso,con cuidado</text:p>
          </table:table-cell>
          <table:table-cell office:value-type="string">
            <text:p>1. Sei vorsichtig! 2. Bitte fahr vorsichtig, die Straße ist glatt.</text:p>
          </table:table-cell>
        </table:table-row>
        <table:table-row table:style-name="ro1">
          <table:table-cell office:value-type="string">
            <text:p>vorstellen, stellt vor, stellte vor, hat vorgestellt</text:p>
          </table:table-cell>
          <table:table-cell office:value-type="string">
            <text:p>poner delante de,colocar delante de,adelantar,presentar,significar,representar</text:p>
          </table:table-cell>
          <table:table-cell office:value-type="string">
            <text:p>1. Ich möchte mich vorstellen: Mein Name ist Schuster.2. Darf ich dir meine Frau vorstellen? 3. So schwierig habe ich mir die Arbeit nicht vorgestellt.</text:p>
          </table:table-cell>
        </table:table-row>
        <table:table-row table:style-name="ro1">
          <table:table-cell office:value-type="string">
            <text:p>die Vorstellung, -en</text:p>
          </table:table-cell>
          <table:table-cell office:value-type="string">
            <text:p>presentación f,idea f,función f,sección f Arg,sesión f,imaginación f</text:p>
          </table:table-cell>
          <table:table-cell office:value-type="string">
            <text:p>1. Wann läuft der Film? – Die nächste Vorstellung ist um 15 Uhr. 2. Wann hast du dein Vorstellungsgespräch?</text:p>
          </table:table-cell>
        </table:table-row>
        <table:table-row table:style-name="ro1">
          <table:table-cell office:value-type="string">
            <text:p>der Vorteil, -e</text:p>
          </table:table-cell>
          <table:table-cell office:value-type="string">
            <text:p>ventaja f,provecho m</text:p>
          </table:table-cell>
          <table:table-cell office:value-type="string">
            <text:p>Der Vorteil von dieser Wohnung ist, dass sie direkt im Zentrum liegt.</text:p>
          </table:table-cell>
        </table:table-row>
        <table:table-row table:style-name="ro1">
          <table:table-cell office:value-type="string">
            <text:p>die Vorwahl, -en</text:p>
          </table:table-cell>
          <table:table-cell office:value-type="string">
            <text:p>prefijo m,elecciones f pl primarias [oder preliminares]</text:p>
          </table:table-cell>
          <table:table-cell office:value-type="string">
            <text:p>Wie ist die Vorwahl von Hamburg?</text:p>
          </table:table-cell>
        </table:table-row>
        <table:table-row table:style-name="ro1">
          <table:table-cell office:value-type="string">
            <text:p>vorwärts</text:p>
          </table:table-cell>
          <table:table-cell office:value-type="string">
            <text:p>(hacia) adelante,adelante,de adelante atrás</text:p>
          </table:table-cell>
          <table:table-cell office:value-type="string">
            <text:p>Ich kann nicht vorbei. Bitte fahr noch ein Stück vorwärts.</text:p>
          </table:table-cell>
        </table:table-row>
        <table:table-row table:style-name="ro1">
          <table:table-cell office:value-type="string">
            <text:p>der Vorwurf, -"e</text:p>
          </table:table-cell>
          <table:table-cell office:value-type="string">
            <text:p>reproche m,recriminación f</text:p>
          </table:table-cell>
          <table:table-cell office:value-type="string">
            <text:p>Eva kann nichts dafür. Mach ihr keine Vorwürfe.</text:p>
          </table:table-cell>
        </table:table-row>
        <table:table-row table:style-name="ro1">
          <table:table-cell office:value-type="string">
            <text:p>waagerecht</text:p>
          </table:table-cell>
          <table:table-cell office:value-type="string">
            <text:p>horizontal</text:p>
          </table:table-cell>
          <table:table-cell office:value-type="string">
            <text:p>Ziehen Sie bitte einen waagerechten Strich.</text:p>
          </table:table-cell>
        </table:table-row>
        <table:table-row table:style-name="ro1">
          <table:table-cell office:value-type="string">
            <text:p>wach</text:p>
          </table:table-cell>
          <table:table-cell office:value-type="string">
            <text:p>despierto,en vela,vivo,espabilado</text:p>
          </table:table-cell>
          <table:table-cell office:value-type="string">
            <text:p>1. Bist du schon lange wach? 2. Ich bin gerade wach geworden.</text:p>
          </table:table-cell>
        </table:table-row>
        <table:table-row table:style-name="ro1">
          <table:table-cell office:value-type="string">
            <text:p>wachsen, wächst, wuchs, ist gewachsen</text:p>
          </table:table-cell>
          <table:table-cell office:value-type="string">
            <text:p>crecer,aumentar,encerar</text:p>
          </table:table-cell>
          <table:table-cell office:value-type="string">
            <text:p>1. Mein Sohn ist sehr gewachsen. Er ist jetzt schon größer als ich. 2. Ich will mir die Haare wachsen lassen. 3. In meinem Garten wachsen Tomaten und Paprika.</text:p>
          </table:table-cell>
        </table:table-row>
        <table:table-row table:style-name="ro1">
          <table:table-cell office:value-type="string">
            <text:p>der Wagen, -</text:p>
          </table:table-cell>
          <table:table-cell office:value-type="string">
            <text:p>coche m,camión m,furgoneta f,vagón m,carro m,carruaje m,carreta f,carromato m,cochecito m (de niños),carrito m</text:p>
          </table:table-cell>
          <table:table-cell office:value-type="string">
            <text:p>1. Ich habe meinen Wagen in die Werkstatt gebracht.2. Im mittleren Wagen ist das Zugrestaurant. 3. Ich habe Plätze reserviert. Wir sind in Wagen 15.</text:p>
          </table:table-cell>
        </table:table-row>
        <table:table-row table:style-name="ro1">
          <table:table-cell office:value-type="string">
            <text:p>wählen, wählt, wählte, hat gewählt</text:p>
          </table:table-cell>
          <table:table-cell office:value-type="string">
            <text:p>celebrar elecciones,votar,elegir, escoger,marcar,escoger,elegir,seleccionar</text:p>
          </table:table-cell>
          <table:table-cell office:value-type="string">
            <text:p>1. Sie können wählen: Als Vorspeise gibt es Suppe oder Salat. 2. Sie müssen erst eine Null wählen. 3. Ich habe diese Partei nicht gewählt.</text:p>
          </table:table-cell>
        </table:table-row>
        <table:table-row table:style-name="ro1">
          <table:table-cell office:value-type="string">
            <text:p>die Wahl, -en</text:p>
          </table:table-cell>
          <table:table-cell office:value-type="string">
            <text:p>elección f,opción f,alternativa f,votación f</text:p>
          </table:table-cell>
          <table:table-cell office:value-type="string">
            <text:p>1. Sie haben die Wahl: mit Vollpension oder Halbpension?2. Die nächste Wahl ist im Herbst.</text:p>
          </table:table-cell>
        </table:table-row>
        <table:table-row table:style-name="ro1">
          <table:table-cell office:value-type="string">
            <text:p>wahnsinnig</text:p>
          </table:table-cell>
          <table:table-cell office:value-type="string">
            <text:p>maníaco, demente,loco fam,como una cabra fam,tremendo, enorme,tremendamente, enormemente</text:p>
          </table:table-cell>
          <table:table-cell office:value-type="string">
            <text:p>1. Du fährst viel zu schnell. Bist du wahnsinnig!2. Diese Musik gefällt mir wahnsinnig gut.</text:p>
          </table:table-cell>
        </table:table-row>
        <table:table-row table:style-name="ro1">
          <table:table-cell office:value-type="string">
            <text:p>wahr</text:p>
          </table:table-cell>
          <table:table-cell office:value-type="string">
            <text:p>verdadero,verídico,real,auténtico</text:p>
          </table:table-cell>
          <table:table-cell office:value-type="string">
            <text:p>1. Was ich sage, ist wahr. 2. Es ist eine wahre Geschichte. 3. Es ist doch schön hier, nicht wahr?</text:p>
          </table:table-cell>
        </table:table-row>
        <table:table-row table:style-name="ro1">
          <table:table-cell office:value-type="string">
            <text:p>die Wahrheit, -en</text:p>
          </table:table-cell>
          <table:table-cell office:value-type="string">
            <text:p>verdad f,veracidad f</text:p>
          </table:table-cell>
          <table:table-cell office:value-type="string">
            <text:p>Sag mir bitte die Wahrheit. Hast du wieder geraucht?</text:p>
          </table:table-cell>
        </table:table-row>
        <table:table-row table:style-name="ro1">
          <table:table-cell office:value-type="string">
            <text:p>während</text:p>
          </table:table-cell>
          <table:table-cell office:value-type="string">
            <text:p>durante,mientras,mientras que</text:p>
          </table:table-cell>
          <table:table-cell office:value-type="string">
            <text:p>Während wir arbeiten, dürfen wir nicht rauchen.</text:p>
          </table:table-cell>
        </table:table-row>
        <table:table-row table:style-name="ro1">
          <table:table-cell office:value-type="string">
            <text:p>wahrscheinlich</text:p>
          </table:table-cell>
          <table:table-cell office:value-type="string">
            <text:p>probable,probablemente</text:p>
          </table:table-cell>
          <table:table-cell office:value-type="string">
            <text:p>1. Wahrscheinlich mache ich im Herbst noch einen Deutschkurs.2. Fährst du in den Ferien zu deinen Eltern? – Ich weiß noch nicht. Wahrscheinlich schon.</text:p>
          </table:table-cell>
        </table:table-row>
        <table:table-row table:style-name="ro1">
          <table:table-cell office:value-type="string">
            <text:p>der Wald, -"er</text:p>
          </table:table-cell>
          <table:table-cell office:value-type="string">
            <text:p>bosque m</text:p>
          </table:table-cell>
          <table:table-cell office:value-type="string">
            <text:p>1. Hinter unserem Haus fängt der Wald an. 2. Ich gehe gern im Wald spazieren.</text:p>
          </table:table-cell>
        </table:table-row>
        <table:table-row table:style-name="ro1">
          <table:table-cell office:value-type="string">
            <text:p>die Wand, -"e</text:p>
          </table:table-cell>
          <table:table-cell office:value-type="string">
            <text:p>pared f</text:p>
          </table:table-cell>
          <table:table-cell office:value-type="string">
            <text:p>1. Ich stelle das Regal rechts an die Wand. 2. Die Wände sind hier sehr dünn.</text:p>
          </table:table-cell>
        </table:table-row>
        <table:table-row table:style-name="ro1">
          <table:table-cell office:value-type="string">
            <text:p>wandern, wandert, wanderte, ist gewandert</text:p>
          </table:table-cell>
          <table:table-cell office:value-type="string">
            <text:p>hacer una excursión (a pie),caminar,migrar,ser movedizo,recorrer,caminar por por,acabar en,ir a parar [oder dar] a</text:p>
          </table:table-cell>
          <table:table-cell office:value-type="string">
            <text:p>Man hört alles. Wir gehen oft wandern.</text:p>
          </table:table-cell>
        </table:table-row>
        <table:table-row table:style-name="ro1">
          <table:table-cell office:value-type="string">
            <text:p>die Wanderung, -en</text:p>
          </table:table-cell>
          <table:table-cell office:value-type="string">
            <text:p>excursión f (a pie),caminata f,migración f</text:p>
          </table:table-cell>
          <table:table-cell office:value-type="string">
            <text:p>Wir haben in den Ferien eine schöne Wanderung gemacht.</text:p>
          </table:table-cell>
        </table:table-row>
        <table:table-row table:style-name="ro1">
          <table:table-cell office:value-type="string">
            <text:p>wann</text:p>
          </table:table-cell>
          <table:table-cell office:value-type="string">
            <text:p>¿cuándo?,¿en qué caso?</text:p>
          </table:table-cell>
          <table:table-cell office:value-type="string">
            <text:p>1. Wann kommst du? 2. Wissen Sie, wann der Kurs beginnt? 3 Bis wann muss ich mich anmelden? 4. Ab wann haben Sie geöffnet?</text:p>
          </table:table-cell>
        </table:table-row>
        <table:table-row table:style-name="ro1">
          <table:table-cell office:value-type="string">
            <text:p>die Ware, -n</text:p>
          </table:table-cell>
          <table:table-cell office:value-type="string">
            <text:p>mercancía f,artículo m</text:p>
          </table:table-cell>
          <table:table-cell office:value-type="string">
            <text:p>Wir liefern Ihnen die Ware direkt ins Haus.</text:p>
          </table:table-cell>
        </table:table-row>
        <table:table-row table:style-name="ro1">
          <table:table-cell office:value-type="string">
            <text:p>warm</text:p>
          </table:table-cell>
          <table:table-cell office:value-type="string">
            <text:p>caliente,caluroso,cálido,que calienta,que abriga,sincero,sentido,homo(sexual)</text:p>
          </table:table-cell>
          <table:table-cell office:value-type="string">
            <text:p>1. Hier ist es sehr warm. 2. Abends essen wir oft warm. 3. Du musst dich warm anziehen. 4. Mittags möchte ich gern ein warmes Essen. 5. Für den Winter brauche ich einen warmen Pullover.</text:p>
          </table:table-cell>
        </table:table-row>
        <table:table-row table:style-name="ro1">
          <table:table-cell office:value-type="string">
            <text:p>die Wärme</text:p>
          </table:table-cell>
          <table:table-cell office:value-type="string">
            <text:p>calor m</text:p>
          </table:table-cell>
          <table:table-cell office:value-type="string">
            <text:p>Von der trockenen Wärme bekommt man Kopfschmerzen.</text:p>
          </table:table-cell>
        </table:table-row>
        <table:table-row table:style-name="ro1">
          <table:table-cell office:value-type="string">
            <text:p>warnen, warnt, warnte, hat gewarnt</text:p>
          </table:table-cell>
          <table:table-cell office:value-type="string">
            <text:p>avisar de que,advertir de</text:p>
          </table:table-cell>
          <table:table-cell office:value-type="string">
            <text:p>Ich warne Sie. Der Hund ist gefährlich.</text:p>
          </table:table-cell>
        </table:table-row>
        <table:table-row table:style-name="ro1">
          <table:table-cell office:value-type="string">
            <text:p>warten, wartet, wartete, hat gewartet</text:p>
          </table:table-cell>
          <table:table-cell office:value-type="string">
            <text:p>esperar</text:p>
          </table:table-cell>
          <table:table-cell office:value-type="string">
            <text:p>1. Können Sie ein paar Minuten warten? 2. Auf wen warten Sie? 3. Ich warte seit einer Stunde auf dich.</text:p>
          </table:table-cell>
        </table:table-row>
        <table:table-row table:style-name="ro1">
          <table:table-cell office:value-type="string">
            <text:p>warum</text:p>
          </table:table-cell>
          <table:table-cell office:value-type="string">
            <text:p>por qué,por (lo) que</text:p>
          </table:table-cell>
          <table:table-cell office:value-type="string">
            <text:p>1. Warum besuchst du mich nicht? 2. Ich mag diese Arbeit nicht.– Warum denn nicht?</text:p>
          </table:table-cell>
        </table:table-row>
        <table:table-row table:style-name="ro1">
          <table:table-cell office:value-type="string">
            <text:p>was</text:p>
          </table:table-cell>
          <table:table-cell office:value-type="string">
            <text:p>qué,(lo) que,algo</text:p>
          </table:table-cell>
          <table:table-cell office:value-type="string">
            <text:p>1. Was ist das? 2. Was möchten Sie? 3. Wissen Sie, was das ist? 4. Hast du schon (et)was gegessen?</text:p>
          </table:table-cell>
        </table:table-row>
        <table:table-row table:style-name="ro1">
          <table:table-cell office:value-type="string">
            <text:p>was für ein-</text:p>
          </table:table-cell>
          <table:table-cell/>
          <table:table-cell office:value-type="string">
            <text:p>Ich will mir ein Auto kaufen. – Was denn für eins?</text:p>
          </table:table-cell>
        </table:table-row>
        <table:table-row table:style-name="ro1">
          <table:table-cell office:value-type="string">
            <text:p>waschen, wäscht, wusch, hat gewaschen</text:p>
          </table:table-cell>
          <table:table-cell office:value-type="string">
            <text:p>lavar,blanquear</text:p>
          </table:table-cell>
          <table:table-cell office:value-type="string">
            <text:p>1. Ich habe die Bluse gerade frisch gewaschen. 2. Wo kann ich mir die Hände waschen? 3. Ich muss mir die Haare waschen.</text:p>
          </table:table-cell>
        </table:table-row>
        <table:table-row table:style-name="ro1">
          <table:table-cell office:value-type="string">
            <text:p>die Wäsche </text:p>
          </table:table-cell>
          <table:table-cell office:value-type="string">
            <text:p>lavado m,ropa f sucia,ropa f</text:p>
          </table:table-cell>
          <table:table-cell office:value-type="string">
            <text:p>1. Ich muss heute noch Wäsche waschen. 2. Kannst du bitte die Wäsche aufhängen?</text:p>
          </table:table-cell>
        </table:table-row>
        <table:table-row table:style-name="ro1">
          <table:table-cell office:value-type="string">
            <text:p>das Waschmittel, -</text:p>
          </table:table-cell>
          <table:table-cell office:value-type="string">
            <text:p>detergente m</text:p>
          </table:table-cell>
          <table:table-cell office:value-type="string">
            <text:p>Diese Bluse darfst du nicht mit jedem Waschmittel waschen.</text:p>
          </table:table-cell>
        </table:table-row>
        <table:table-row table:style-name="ro1">
          <table:table-cell office:value-type="string">
            <text:p>das Wasser</text:p>
          </table:table-cell>
          <table:table-cell office:value-type="string">
            <text:p>agua f</text:p>
          </table:table-cell>
          <table:table-cell office:value-type="string">
            <text:p>1. Kann ich bitte ein Glas Wasser haben? 2. Eine Cola und zwei Wasser, bitte! 3. Gibt es hier kein warmes Wasser?</text:p>
          </table:table-cell>
        </table:table-row>
        <table:table-row table:style-name="ro1">
          <table:table-cell office:value-type="string">
            <text:p>das WC, -s</text:p>
          </table:table-cell>
          <table:table-cell office:value-type="string">
            <text:p>WC m</text:p>
          </table:table-cell>
          <table:table-cell office:value-type="string">
            <text:p>Ich suche eine 3-Zimmer-Wohnung mit Küche, Bad und WC.</text:p>
          </table:table-cell>
        </table:table-row>
        <table:table-row table:style-name="ro1">
          <table:table-cell office:value-type="string">
            <text:p>wechseln, wechselt, wechselte, hat gewechselt</text:p>
          </table:table-cell>
          <table:table-cell office:value-type="string">
            <text:p>cambiar,cambiar en,intercambiar</text:p>
          </table:table-cell>
          <table:table-cell office:value-type="string">
            <text:p>1. Können Sie 50 Euro wechseln? 2. Geld können Sie auch noch an der Grenze wechseln. 3. Wir müssen das Rad wechseln. 4. Kannst du Reifen wechseln?</text:p>
          </table:table-cell>
        </table:table-row>
        <table:table-row table:style-name="ro1">
          <table:table-cell office:value-type="string">
            <text:p>wecken, weckt, weckte, hat geweckt</text:p>
          </table:table-cell>
          <table:table-cell office:value-type="string">
            <text:p>despertar</text:p>
          </table:table-cell>
          <table:table-cell office:value-type="string">
            <text:p>Können Sie mich morgen früh um sechs wecken?</text:p>
          </table:table-cell>
        </table:table-row>
        <table:table-row table:style-name="ro1">
          <table:table-cell office:value-type="string">
            <text:p>der Wecker, - </text:p>
          </table:table-cell>
          <table:table-cell office:value-type="string">
            <text:p>despertador m</text:p>
          </table:table-cell>
          <table:table-cell office:value-type="string">
            <text:p>Hast du den Wecker schon gestellt?</text:p>
          </table:table-cell>
        </table:table-row>
        <table:table-row table:style-name="ro1">
          <table:table-cell office:value-type="string">
            <text:p>weder ... noch</text:p>
          </table:table-cell>
          <table:table-cell/>
          <table:table-cell office:value-type="string">
            <text:p>Für Urlaub haben wir weder Zeit noch Geld.</text:p>
          </table:table-cell>
        </table:table-row>
        <table:table-row table:style-name="ro1">
          <table:table-cell office:value-type="string">
            <text:p>der Weg, -e</text:p>
          </table:table-cell>
          <table:table-cell office:value-type="string">
            <text:p>camino m,sendero m,paso m,trayecto m,recorrido m,ruta f,vía f,modo m,manera f,método m</text:p>
          </table:table-cell>
          <table:table-cell office:value-type="string">
            <text:p>1. Dieser Weg ist sehr schmutzig. 2. Wir wohnen im Oberweg 10. 3. Können Sie mir den Weg zum Bahnhof erklären? 4. Was ist der kürzeste Weg zum Flughafen?</text:p>
          </table:table-cell>
        </table:table-row>
        <table:table-row table:style-name="ro1">
          <table:table-cell office:value-type="string">
            <text:p>weg/weg-</text:p>
          </table:table-cell>
          <table:table-cell/>
          <table:table-cell office:value-type="string">
            <text:p>1. Meine Handtasche ist weg! 2. Den Brief darfst du nicht wegwerfen.</text:p>
          </table:table-cell>
        </table:table-row>
        <table:table-row table:style-name="ro1">
          <table:table-cell office:value-type="string">
            <text:p>wegen</text:p>
          </table:table-cell>
          <table:table-cell office:value-type="string">
            <text:p>a causa de, debido a,respecto a,por, a causa de</text:p>
          </table:table-cell>
          <table:table-cell office:value-type="string">
            <text:p>1. Wegen Nebels konnte unser Flugzeug nicht landen. 2. Ich rufe wegen meiner Tochter an.</text:p>
          </table:table-cell>
        </table:table-row>
        <table:table-row table:style-name="ro1">
          <table:table-cell office:value-type="string">
            <text:p>weh tun, tut weh, tat weh, hat weh getan</text:p>
          </table:table-cell>
          <table:table-cell/>
          <table:table-cell office:value-type="string">
            <text:p>1. Wo tut es weh? 2. Mir tut der Rücken weh. 3. Hast du dir weh getan?</text:p>
          </table:table-cell>
        </table:table-row>
        <table:table-row table:style-name="ro1">
          <table:table-cell office:value-type="string">
            <text:p>weiblich</text:p>
          </table:table-cell>
          <table:table-cell office:value-type="string">
            <text:p>femenino</text:p>
          </table:table-cell>
          <table:table-cell office:value-type="string">
            <text:p>Kreuzen Sie bitte an: „weiblich“ oder „männlich“.</text:p>
          </table:table-cell>
        </table:table-row>
        <table:table-row table:style-name="ro1">
          <table:table-cell office:value-type="string">
            <text:p>weich</text:p>
          </table:table-cell>
          <table:table-cell office:value-type="string">
            <text:p>flexible,tierno,pasado por agua,blando,suave,débil</text:p>
          </table:table-cell>
          <table:table-cell office:value-type="string">
            <text:p>1. Ich möchte zum Frühstück ein weiches Ei. 2. Das Bett im Hotel ist mir zu weich.</text:p>
          </table:table-cell>
        </table:table-row>
        <table:table-row table:style-name="ro1">
          <table:table-cell office:value-type="string">
            <text:p>weil </text:p>
          </table:table-cell>
          <table:table-cell office:value-type="string">
            <text:p>porque,dado que, debido a que</text:p>
          </table:table-cell>
          <table:table-cell office:value-type="string">
            <text:p>Warum kommt dein Vater nicht? – Weil er arbeiten muss.</text:p>
          </table:table-cell>
        </table:table-row>
        <table:table-row table:style-name="ro1">
          <table:table-cell office:value-type="string">
            <text:p>der Wein, -e</text:p>
          </table:table-cell>
          <table:table-cell office:value-type="string">
            <text:p>vino m,uvas f pl,vid f</text:p>
          </table:table-cell>
          <table:table-cell office:value-type="string">
            <text:p>In diesem Restaurant gibt es sehr guten Wein.</text:p>
          </table:table-cell>
        </table:table-row>
        <table:table-row table:style-name="ro1">
          <table:table-cell office:value-type="string">
            <text:p>weinen, weint, weinte, hat geweint</text:p>
          </table:table-cell>
          <table:table-cell office:value-type="string">
            <text:p>llorar de,llorar</text:p>
          </table:table-cell>
          <table:table-cell office:value-type="string">
            <text:p>Bitte nicht weinen. Du bekommst eine neue Puppe.</text:p>
          </table:table-cell>
        </table:table-row>
        <table:table-row table:style-name="ro1">
          <table:table-cell office:value-type="string">
            <text:p>weiß</text:p>
          </table:table-cell>
          <table:table-cell office:value-type="string">
            <text:p>blanco</text:p>
          </table:table-cell>
          <table:table-cell office:value-type="string">
            <text:p>Es hat geschneit. Alles ist ganz weiß.</text:p>
          </table:table-cell>
        </table:table-row>
        <table:table-row table:style-name="ro1">
          <table:table-cell office:value-type="string">
            <text:p>weit</text:p>
          </table:table-cell>
          <table:table-cell office:value-type="string">
            <text:p>vasto, extenso,amplio,grande,espacioso,ancho,lejano, distante,largo,largo, prolongado,mucho</text:p>
          </table:table-cell>
          <table:table-cell office:value-type="string">
            <text:p>1. Wie weit ist es noch bis München? 2. Zum Bahnhof ist es nicht weit. 3. Wie weit sind Sie mit der Arbeit? 4. Die Jacke ist mir zu weit.</text:p>
          </table:table-cell>
        </table:table-row>
        <table:table-row table:style-name="ro1">
          <table:table-cell office:value-type="string">
            <text:p>weiter/weiter-</text:p>
          </table:table-cell>
          <table:table-cell/>
          <table:table-cell office:value-type="string">
            <text:p>1. Ich möchte nicht stören. Bitte essen Sie ruhig weiter.2. Haben Sie noch weitere Fragen? </text:p>
          </table:table-cell>
        </table:table-row>
        <table:table-row table:style-name="ro1">
          <table:table-cell office:value-type="string">
            <text:p>weiterbilden sich, bildet sich weiter, bildete sich weiter, hat sich weitergebildet</text:p>
          </table:table-cell>
          <table:table-cell/>
          <table:table-cell office:value-type="string">
            <text:p>Du musst dich weiterbilden.</text:p>
          </table:table-cell>
        </table:table-row>
        <table:table-row table:style-name="ro1">
          <table:table-cell office:value-type="string">
            <text:p>die Weiterbildung</text:p>
          </table:table-cell>
          <table:table-cell office:value-type="string">
            <text:p>ampliación f de estudios,cursos m pl de perfeccionamiento</text:p>
          </table:table-cell>
          <table:table-cell office:value-type="string">
            <text:p>Ich möchte eine Weiterbildung machen.</text:p>
          </table:table-cell>
        </table:table-row>
        <table:table-row table:style-name="ro1">
          <table:table-cell office:value-type="string">
            <text:p>welch-, welcher, welche, welches</text:p>
          </table:table-cell>
          <table:table-cell/>
          <table:table-cell office:value-type="string">
            <text:p>1. Welcher Tag ist heute? 2. Welchen Kurs hast du gemacht? 3. Welche äpfel möchten Sie?</text:p>
          </table:table-cell>
        </table:table-row>
        <table:table-row table:style-name="ro1">
          <table:table-cell office:value-type="string">
            <text:p>die Welt</text:p>
          </table:table-cell>
          <table:table-cell office:value-type="string">
            <text:p>mundo m,tierra f</text:p>
          </table:table-cell>
          <table:table-cell office:value-type="string">
            <text:p>1. überall auf der Welt gibt es Probleme. 2. Ich habe die besten Eltern der Welt.</text:p>
          </table:table-cell>
        </table:table-row>
        <table:table-row table:style-name="ro1">
          <table:table-cell office:value-type="string">
            <text:p>der Weltmeister, - </text:p>
          </table:table-cell>
          <table:table-cell office:value-type="string">
            <text:p>campeón, -ona m, f del mundo</text:p>
          </table:table-cell>
          <table:table-cell office:value-type="string">
            <text:p>Wer wird der nächste Weltmeister?</text:p>
          </table:table-cell>
        </table:table-row>
        <table:table-row table:style-name="ro1">
          <table:table-cell office:value-type="string">
            <text:p>die Weltmeisterschaft, -en</text:p>
          </table:table-cell>
          <table:table-cell office:value-type="string">
            <text:p>campeonato m mundial,mundial(es) m (pl) fam,copa f mundial [oder del mundo]</text:p>
          </table:table-cell>
          <table:table-cell office:value-type="string">
            <text:p>Hast du die Weltmeisterschaft gesehen?</text:p>
          </table:table-cell>
        </table:table-row>
        <table:table-row table:style-name="ro1">
          <table:table-cell office:value-type="string">
            <text:p>weltweit</text:p>
          </table:table-cell>
          <table:table-cell office:value-type="string">
            <text:p>mundial, universal,a escala mundial</text:p>
          </table:table-cell>
          <table:table-cell office:value-type="string">
            <text:p>Unsere Firma produziert für den weltweiten Markt.</text:p>
          </table:table-cell>
        </table:table-row>
        <table:table-row table:style-name="ro1">
          <table:table-cell office:value-type="string">
            <text:p>wenden, wendet, wendete, hat gewendet</text:p>
          </table:table-cell>
          <table:table-cell office:value-type="string">
            <text:p>girar, dar la vuelta,virar,dar la vuelta a,volver,dirigir,invertir en</text:p>
          </table:table-cell>
          <table:table-cell office:value-type="string">
            <text:p>Sie müssen zurückfahren, aber hier dürfen Sie nicht wenden.</text:p>
          </table:table-cell>
        </table:table-row>
        <table:table-row table:style-name="ro1">
          <table:table-cell office:value-type="string">
            <text:p>wenig/wenige</text:p>
          </table:table-cell>
          <table:table-cell/>
          <table:table-cell office:value-type="string">
            <text:p>1. Essen Sie immer so wenig? 2. Ich habe nur wenig geschlafen. 3. Hier gibt es nur wenige Geschäfte.</text:p>
          </table:table-cell>
        </table:table-row>
        <table:table-row table:style-name="ro1">
          <table:table-cell office:value-type="string">
            <text:p>wenigstens</text:p>
          </table:table-cell>
          <table:table-cell office:value-type="string">
            <text:p>por lo menos,por lo menos, como mínimo</text:p>
          </table:table-cell>
          <table:table-cell office:value-type="string">
            <text:p>Ich habe keinen Hunger. – Ach, essen Sie wenigstens ein Stück Kuchen.</text:p>
          </table:table-cell>
        </table:table-row>
        <table:table-row table:style-name="ro1">
          <table:table-cell office:value-type="string">
            <text:p>wenn</text:p>
          </table:table-cell>
          <table:table-cell office:value-type="string">
            <text:p>cuando,si,en caso de que +subj</text:p>
          </table:table-cell>
          <table:table-cell office:value-type="string">
            <text:p>Kommst du zu der Party? – Vielleicht, wenn ich nicht arbeiten muss.</text:p>
          </table:table-cell>
        </table:table-row>
        <table:table-row table:style-name="ro1">
          <table:table-cell office:value-type="string">
            <text:p>wer</text:p>
          </table:table-cell>
          <table:table-cell office:value-type="string">
            <text:p>quién,quiénes pl,quien, el que,quienes, los que pl,alguien</text:p>
          </table:table-cell>
          <table:table-cell office:value-type="string">
            <text:p>1. Wer ist das? Kennst du die Frau? 2. Wer will die Prüfung machen? 3. Nur wer Eintrittskarten hat darf rein.</text:p>
          </table:table-cell>
        </table:table-row>
        <table:table-row table:style-name="ro1">
          <table:table-cell office:value-type="string">
            <text:p>die Werbung</text:p>
          </table:table-cell>
          <table:table-cell office:value-type="string">
            <text:p>publicidad f,reclutamiento m</text:p>
          </table:table-cell>
          <table:table-cell office:value-type="string">
            <text:p>1. Ich sehe gern die Werbung im Fernsehen.2. Ich möchte keine Werbung im Briefkasten.</text:p>
          </table:table-cell>
        </table:table-row>
        <table:table-row table:style-name="ro1">
          <table:table-cell office:value-type="string">
            <text:p>werden, wird, wurde, ist geworden</text:p>
          </table:table-cell>
          <table:table-cell office:value-type="string">
            <text:p>ponerse,volverse,hacerse,llegar a ser,devenir,convertirse en,salir,ser</text:p>
          </table:table-cell>
          <table:table-cell office:value-type="string">
            <text:p>1. Es wird kalt. 2. Ich habe morgen Geburtstag.– Wie alt wirst du denn? 3. Warum fährst du so schnell?Bist du verrückt geworden? 4. Mein Sohn möchte Polizist werden.</text:p>
          </table:table-cell>
        </table:table-row>
        <table:table-row table:style-name="ro1">
          <table:table-cell office:value-type="string">
            <text:p>werfen, wirft, warf, hat geworfen</text:p>
          </table:table-cell>
          <table:table-cell office:value-type="string">
            <text:p>echar, tirar,lanzar, arrojar,formar,parir,lanzar</text:p>
          </table:table-cell>
          <table:table-cell office:value-type="string">
            <text:p>Die Kinder haben Steine ins Wasser geworfen.</text:p>
          </table:table-cell>
        </table:table-row>
        <table:table-row table:style-name="ro1">
          <table:table-cell office:value-type="string">
            <text:p>das Werk, -e </text:p>
          </table:table-cell>
          <table:table-cell office:value-type="string">
            <text:p>obra f,trabajo m,fábrica f,empresa f,mecanismo m</text:p>
          </table:table-cell>
          <table:table-cell office:value-type="string">
            <text:p>Wir haben gestern das Werk besichtigt.</text:p>
          </table:table-cell>
        </table:table-row>
        <table:table-row table:style-name="ro1">
          <table:table-cell office:value-type="string">
            <text:p>die Werkstatt, -"en</text:p>
          </table:table-cell>
          <table:table-cell office:value-type="string">
            <text:p>taller m</text:p>
          </table:table-cell>
          <table:table-cell office:value-type="string">
            <text:p>Mein Wagen ist zurzeit in der Werkstatt.</text:p>
          </table:table-cell>
        </table:table-row>
        <table:table-row table:style-name="ro1">
          <table:table-cell office:value-type="string">
            <text:p>das Werkzeug, -e</text:p>
          </table:table-cell>
          <table:table-cell office:value-type="string">
            <text:p>herramienta f,instrumento m</text:p>
          </table:table-cell>
          <table:table-cell office:value-type="string">
            <text:p>Wir hatten kein Werkzeug für die Reparatur dabei.</text:p>
          </table:table-cell>
        </table:table-row>
        <table:table-row table:style-name="ro1">
          <table:table-cell office:value-type="string">
            <text:p>wert</text:p>
          </table:table-cell>
          <table:table-cell/>
          <table:table-cell office:value-type="string">
            <text:p>Das Auto ist vielleicht noch 1000 Euro wert.</text:p>
          </table:table-cell>
        </table:table-row>
        <table:table-row table:style-name="ro1">
          <table:table-cell office:value-type="string">
            <text:p>der Wert, -e</text:p>
          </table:table-cell>
          <table:table-cell office:value-type="string">
            <text:p>valor m,precio m,resultado m,datos m pl</text:p>
          </table:table-cell>
          <table:table-cell office:value-type="string">
            <text:p>1. Das Haus hat einen Wert von ca. 1 Mio. Euro. 2. Ich trainiere nicht mehr. Es hat ja doch keinen Wert. 3. Auf Ihr Urteil lege ich großen Wert</text:p>
          </table:table-cell>
        </table:table-row>
        <table:table-row table:style-name="ro1">
          <table:table-cell office:value-type="string">
            <text:p>wertvoll</text:p>
          </table:table-cell>
          <table:table-cell office:value-type="string">
            <text:p>valioso</text:p>
          </table:table-cell>
          <table:table-cell office:value-type="string">
            <text:p>Ich habe einen sehr wertvollen Ring von meiner Großmutter.</text:p>
          </table:table-cell>
        </table:table-row>
        <table:table-row table:style-name="ro1">
          <table:table-cell office:value-type="string">
            <text:p>weshalb </text:p>
          </table:table-cell>
          <table:table-cell office:value-type="string">
            <text:p>¿por qué (causa [oder motivo] )?,¿a causa de qué?,por lo que,por lo cual</text:p>
          </table:table-cell>
          <table:table-cell office:value-type="string">
            <text:p>Weshalb rufst du nicht mal an?</text:p>
          </table:table-cell>
        </table:table-row>
        <table:table-row table:style-name="ro1">
          <table:table-cell office:value-type="string">
            <text:p>der Westen, West, West-</text:p>
          </table:table-cell>
          <table:table-cell office:value-type="string">
            <text:p>oeste m,occidente m</text:p>
          </table:table-cell>
          <table:table-cell office:value-type="string">
            <text:p>1. Das Zimmer geht nach Westen. 2. Der Ort liegt ganz im Westen von Deutschland. 3. Westeuropa, Westwind, Westküste</text:p>
          </table:table-cell>
        </table:table-row>
        <table:table-row table:style-name="ro1">
          <table:table-cell office:value-type="string">
            <text:p>westlich </text:p>
          </table:table-cell>
          <table:table-cell office:value-type="string">
            <text:p>al oeste de</text:p>
          </table:table-cell>
          <table:table-cell office:value-type="string">
            <text:p>Das Dorf liegt westlich von Frankfurt.</text:p>
          </table:table-cell>
        </table:table-row>
        <table:table-row table:style-name="ro1">
          <table:table-cell office:value-type="string">
            <text:p>der Wettbewerb, -e</text:p>
          </table:table-cell>
          <table:table-cell office:value-type="string">
            <text:p>concurso m,competición f,competencia f</text:p>
          </table:table-cell>
          <table:table-cell office:value-type="string">
            <text:p>Meine Tochter hat bei einem Malwettbewerb gewonnen.</text:p>
          </table:table-cell>
        </table:table-row>
        <table:table-row table:style-name="ro1">
          <table:table-cell office:value-type="string">
            <text:p>das Wetter</text:p>
          </table:table-cell>
          <table:table-cell office:value-type="string">
            <text:p>tiempo m,temporal m,grisú m,apostante mf</text:p>
          </table:table-cell>
          <table:table-cell office:value-type="string">
            <text:p>1. Ich habe Radio gehört. Das Wetter soll schön werden. 2. Wir hatten im Urlaub schlechtes Wetter. 3. Bei schönem Wetter könnten wir ein Picknick machen.</text:p>
          </table:table-cell>
        </table:table-row>
        <table:table-row table:style-name="ro1">
          <table:table-cell office:value-type="string">
            <text:p>der Wetterbericht, -e</text:p>
          </table:table-cell>
          <table:table-cell office:value-type="string">
            <text:p>parte m meteorológico</text:p>
          </table:table-cell>
          <table:table-cell office:value-type="string">
            <text:p>Hast du schon den Wetterbericht gehört?</text:p>
          </table:table-cell>
        </table:table-row>
        <table:table-row table:style-name="ro1">
          <table:table-cell office:value-type="string">
            <text:p>wichtig</text:p>
          </table:table-cell>
          <table:table-cell office:value-type="string">
            <text:p>importante</text:p>
          </table:table-cell>
          <table:table-cell office:value-type="string">
            <text:p>1. Die Prüfung ist sehr wichtig für mich. 2. Morgen habe ich einen wichtigen Termin.</text:p>
          </table:table-cell>
        </table:table-row>
        <table:table-row table:style-name="ro1">
          <table:table-cell office:value-type="string">
            <text:p>widersprechen, widerspricht, widersprach, hat widersprochen</text:p>
          </table:table-cell>
          <table:table-cell/>
          <table:table-cell office:value-type="string">
            <text:p>1. Da muss ich Ihnen widersprechen. 2. Er widerspricht sich ständig!</text:p>
          </table:table-cell>
        </table:table-row>
        <table:table-row table:style-name="ro1">
          <table:table-cell office:value-type="string">
            <text:p>wie</text:p>
          </table:table-cell>
          <table:table-cell office:value-type="string">
            <text:p>¿cómo?,¿qué?,¿de qué manera?,como,que,¡cómo!,¡qué!,¿verdad?,¿o no?,(tal) como,cuando,según,cómo</text:p>
          </table:table-cell>
          <table:table-cell office:value-type="string">
            <text:p>1. Wie heißt du? 2. Wie lange bist du schon hier? 3. Meine Frau ist so alt wie ich. 4. Wie schreibt man das? 5. Wie bitte? 6. Wie gefällt dir unsere Wohnung?</text:p>
          </table:table-cell>
        </table:table-row>
        <table:table-row table:style-name="ro1">
          <table:table-cell office:value-type="string">
            <text:p>wieder/wieder-</text:p>
          </table:table-cell>
          <table:table-cell/>
          <table:table-cell office:value-type="string">
            <text:p>1. Wann kommst du wieder? 2. Meine Mutter war krank. Jetzt ist sie aber wieder gesund. 3. Mein Bruder kommt schon wieder zu spät. 4. Meine Eltern sind zu Besuch gekommen. Morgen fahren sie wieder zurück.</text:p>
          </table:table-cell>
        </table:table-row>
        <table:table-row table:style-name="ro1">
          <table:table-cell office:value-type="string">
            <text:p>wiederholen, wiederholt, wiederholte, hat wiederholt</text:p>
          </table:table-cell>
          <table:table-cell office:value-type="string">
            <text:p>repetir,repasar,ir a buscar otra vez</text:p>
          </table:table-cell>
          <table:table-cell office:value-type="string">
            <text:p>1. Können Sie die Nummer bitte wiederholen?2. Ich wiederhole: Die Nummer ist 3487.</text:p>
          </table:table-cell>
        </table:table-row>
        <table:table-row table:style-name="ro1">
          <table:table-cell office:value-type="string">
            <text:p>wiegen, wiegt, wog, hat gewogen</text:p>
          </table:table-cell>
          <table:table-cell office:value-type="string">
            <text:p>mover, agitar,mecer,picar,pesar</text:p>
          </table:table-cell>
          <table:table-cell office:value-type="string">
            <text:p>1. Wie viel wiegst du? 2. Der Brief wiegt mehr als 20 Gramm.</text:p>
          </table:table-cell>
        </table:table-row>
        <table:table-row table:style-name="ro1">
          <table:table-cell office:value-type="string">
            <text:p>die Wiese, -n </text:p>
          </table:table-cell>
          <table:table-cell office:value-type="string">
            <text:p>prado m,pradera f</text:p>
          </table:table-cell>
          <table:table-cell office:value-type="string">
            <text:p>Vor unserem Haus ist eine Wiese mit Bäumen.</text:p>
          </table:table-cell>
        </table:table-row>
        <table:table-row table:style-name="ro1">
          <table:table-cell office:value-type="string">
            <text:p>wieso </text:p>
          </table:table-cell>
          <table:table-cell office:value-type="string">
            <text:p>¿por qué?,por lo que,por lo cual</text:p>
          </table:table-cell>
          <table:table-cell office:value-type="string">
            <text:p>Wie lange sind Sie hier? – Wieso fragen Sie?</text:p>
          </table:table-cell>
        </table:table-row>
        <table:table-row table:style-name="ro1">
          <table:table-cell office:value-type="string">
            <text:p>wie viel/wie viele</text:p>
          </table:table-cell>
          <table:table-cell/>
          <table:table-cell office:value-type="string">
            <text:p>1. Wie viel Geld hast du dabei? 2. Wie viel ist ein Euro hier wert? 3. Wie viele Kinder haben Sie?</text:p>
          </table:table-cell>
        </table:table-row>
        <table:table-row table:style-name="ro1">
          <table:table-cell office:value-type="string">
            <text:p>willkommen </text:p>
          </table:table-cell>
          <table:table-cell office:value-type="string">
            <text:p>bienvenido,oportuno, agradable</text:p>
          </table:table-cell>
          <table:table-cell office:value-type="string">
            <text:p>Herzlich willkommen in Köln.</text:p>
          </table:table-cell>
        </table:table-row>
        <table:table-row table:style-name="ro1">
          <table:table-cell office:value-type="string">
            <text:p>der Wind, -e</text:p>
          </table:table-cell>
          <table:table-cell office:value-type="string">
            <text:p>viento m</text:p>
          </table:table-cell>
          <table:table-cell office:value-type="string">
            <text:p>Der Wind kommt heute von Westen.</text:p>
          </table:table-cell>
        </table:table-row>
        <table:table-row table:style-name="ro1">
          <table:table-cell office:value-type="string">
            <text:p>windig</text:p>
          </table:table-cell>
          <table:table-cell office:value-type="string">
            <text:p>ventoso,expuesto al viento,dudoso,pícaro</text:p>
          </table:table-cell>
          <table:table-cell office:value-type="string">
            <text:p>Es ist heute sehr windig.</text:p>
          </table:table-cell>
        </table:table-row>
        <table:table-row table:style-name="ro1">
          <table:table-cell office:value-type="string">
            <text:p>winken, winkt, winkte, hat gewinkt</text:p>
          </table:table-cell>
          <table:table-cell office:value-type="string">
            <text:p>hacer señas</text:p>
          </table:table-cell>
          <table:table-cell office:value-type="string">
            <text:p>Wir haben meine Mutter zum Zug gebracht. Die Kinder haben gewinkt.</text:p>
          </table:table-cell>
        </table:table-row>
        <table:table-row table:style-name="ro1">
          <table:table-cell office:value-type="string">
            <text:p>wirken, wirkt, wirkte, hat gewirkt</text:p>
          </table:table-cell>
          <table:table-cell office:value-type="string">
            <text:p>surtir efecto con en,parecer,dar la impresión de,destacar,resaltar,trabajar de para,tejer</text:p>
          </table:table-cell>
          <table:table-cell office:value-type="string">
            <text:p>Die Tabletten haben nicht gewirkt.</text:p>
          </table:table-cell>
        </table:table-row>
        <table:table-row table:style-name="ro1">
          <table:table-cell office:value-type="string">
            <text:p>die Wirkung, -en</text:p>
          </table:table-cell>
          <table:table-cell office:value-type="string">
            <text:p>efecto m,resultado m,consecuencia f,reacción f,eficacia f,influencia f</text:p>
          </table:table-cell>
          <table:table-cell office:value-type="string">
            <text:p>Welche Nebenwirkungen hat dieses Medikament?</text:p>
          </table:table-cell>
        </table:table-row>
        <table:table-row table:style-name="ro1">
          <table:table-cell office:value-type="string">
            <text:p>wirklich</text:p>
          </table:table-cell>
          <table:table-cell office:value-type="string">
            <text:p>real,verdadero, auténtico,de verdad, de veras</text:p>
          </table:table-cell>
          <table:table-cell office:value-type="string">
            <text:p>1. Du glaubst mir nicht? Es ist aber wirklich so.2. Im Bahnhofsrestaurant isst man wirklich sehr gut.</text:p>
          </table:table-cell>
        </table:table-row>
        <table:table-row table:style-name="ro1">
          <table:table-cell office:value-type="string">
            <text:p>die Wirklichkeit</text:p>
          </table:table-cell>
          <table:table-cell office:value-type="string">
            <text:p>realidad f</text:p>
          </table:table-cell>
          <table:table-cell office:value-type="string">
            <text:p>1. Im Reisebüro haben sie gesagt: ein schönes Hotel. Die Wirklichkeit sieht ganz anders aus.2. Die Kollegin war krank gemeldet, aber in Wirklichkeit hatte sie keine Lust.</text:p>
          </table:table-cell>
        </table:table-row>
        <table:table-row table:style-name="ro1">
          <table:table-cell office:value-type="string">
            <text:p>der Wirt, -e</text:p>
          </table:table-cell>
          <table:table-cell office:value-type="string">
            <text:p>dueño, -a m, f de un restaurante,dueño, -a m, f de una casa,huésped m</text:p>
          </table:table-cell>
          <table:table-cell office:value-type="string">
            <text:p>Ich kenne die Wirtin von diesem Lokal. Sie ist sehr nett.</text:p>
          </table:table-cell>
        </table:table-row>
        <table:table-row table:style-name="ro1">
          <table:table-cell office:value-type="string">
            <text:p>die Wirtschaft</text:p>
          </table:table-cell>
          <table:table-cell office:value-type="string">
            <text:p>economía f,restaurante m</text:p>
          </table:table-cell>
          <table:table-cell office:value-type="string">
            <text:p>In der Schule lernen die Kinder viel über Wirtschaft und Politik.</text:p>
          </table:table-cell>
        </table:table-row>
        <table:table-row table:style-name="ro1">
          <table:table-cell office:value-type="string">
            <text:p>wissen, weiß, wusste, hat gewusst</text:p>
          </table:table-cell>
          <table:table-cell office:value-type="string">
            <text:p>saber,acordarse,conocer,saber de,estar al corriente</text:p>
          </table:table-cell>
          <table:table-cell office:value-type="string">
            <text:p>1. Weißt du, wie der Hausmeister heißt? 2. Wissen Sie zufällig die Telefonnummer von Andreas? 3. Ich habe nicht gewusst,dass Pascal verheiratet ist. 4. Woher wissen Sie das?</text:p>
          </table:table-cell>
        </table:table-row>
        <table:table-row table:style-name="ro1">
          <table:table-cell office:value-type="string">
            <text:p>der Witz, -e</text:p>
          </table:table-cell>
          <table:table-cell office:value-type="string">
            <text:p>chiste m,broma f,trisca f AmC, Ant,gracia f</text:p>
          </table:table-cell>
          <table:table-cell office:value-type="string">
            <text:p>Wir haben Witze erzählt und viel gelacht.</text:p>
          </table:table-cell>
        </table:table-row>
        <table:table-row table:style-name="ro1">
          <table:table-cell office:value-type="string">
            <text:p>wo</text:p>
          </table:table-cell>
          <table:table-cell office:value-type="string">
            <text:p>dónde,donde,cuando, que,ya que,aún cuando,aunque</text:p>
          </table:table-cell>
          <table:table-cell office:value-type="string">
            <text:p>1. Wo waren Sie im Urlaub? 2. Wo wohnen Sie? 3. Wo ist das Ausländeramt?</text:p>
          </table:table-cell>
        </table:table-row>
        <table:table-row table:style-name="ro1">
          <table:table-cell office:value-type="string">
            <text:p>woher</text:p>
          </table:table-cell>
          <table:table-cell office:value-type="string">
            <text:p>¿de dónde?,¿cómo?,del cual</text:p>
          </table:table-cell>
          <table:table-cell office:value-type="string">
            <text:p>1. Woher kommst du? 2. Unsere Nachbarn ziehen nach Berlin.– Woher wissen Sie das?</text:p>
          </table:table-cell>
        </table:table-row>
        <table:table-row table:style-name="ro1">
          <table:table-cell office:value-type="string">
            <text:p>wohin</text:p>
          </table:table-cell>
          <table:table-cell office:value-type="string">
            <text:p>¿adónde?,adonde,a donde</text:p>
          </table:table-cell>
          <table:table-cell office:value-type="string">
            <text:p>1. Wohin kommt der Schrank? 2. Wohin fährt dieser Bus?</text:p>
          </table:table-cell>
        </table:table-row>
        <table:table-row table:style-name="ro1">
          <table:table-cell office:value-type="string">
            <text:p>wohl</text:p>
          </table:table-cell>
          <table:table-cell office:value-type="string">
            <text:p>bien,a gusto,perfectamente,cerca de, más o menos,a decir verdad, en efecto,probablemente</text:p>
          </table:table-cell>
          <table:table-cell office:value-type="string">
            <text:p>1. Kann ich nach Hause gehen? Ich fühle mich nicht wohl. 2. Wo ist deine Schwester? – Sie wird wohl noch in der Schule sein.</text:p>
          </table:table-cell>
        </table:table-row>
        <table:table-row table:style-name="ro1">
          <table:table-cell office:value-type="string">
            <text:p>wohnen, wohnt, wohnte, hat gewohnt</text:p>
          </table:table-cell>
          <table:table-cell office:value-type="string">
            <text:p>vivir en en casa de,estar alojado en en casa de</text:p>
          </table:table-cell>
          <table:table-cell office:value-type="string">
            <text:p>1. Wir wohnen in einem alten Haus. 2. Ich wohne in München. 3. Wohnst du noch bei deinen Eltern?</text:p>
          </table:table-cell>
        </table:table-row>
        <table:table-row table:style-name="ro1">
          <table:table-cell office:value-type="string">
            <text:p>das Wohngeld</text:p>
          </table:table-cell>
          <table:table-cell office:value-type="string">
            <text:p>subsidio m de vivienda</text:p>
          </table:table-cell>
          <table:table-cell office:value-type="string">
            <text:p>Wo kann ich Wohngeld beantragen?</text:p>
          </table:table-cell>
        </table:table-row>
        <table:table-row table:style-name="ro1">
          <table:table-cell office:value-type="string">
            <text:p>die Wohngemeinschaft, -en</text:p>
          </table:table-cell>
          <table:table-cell office:value-type="string">
            <text:p>(personas f pl que viven en un) piso m compartido,gente f que comparte un piso</text:p>
          </table:table-cell>
          <table:table-cell office:value-type="string">
            <text:p>Früher habe ich in einer Wohngemeinschaft gewohnt.</text:p>
          </table:table-cell>
        </table:table-row>
        <table:table-row table:style-name="ro1">
          <table:table-cell office:value-type="string">
            <text:p>der Wohnort, -e </text:p>
          </table:table-cell>
          <table:table-cell office:value-type="string">
            <text:p>domicilio m</text:p>
          </table:table-cell>
          <table:table-cell office:value-type="string">
            <text:p>Tragen Sie bitte Straße und Wohnort ein.</text:p>
          </table:table-cell>
        </table:table-row>
        <table:table-row table:style-name="ro1">
          <table:table-cell office:value-type="string">
            <text:p>die Wohnung, -en</text:p>
          </table:table-cell>
          <table:table-cell office:value-type="string">
            <text:p>vivienda f,piso m</text:p>
          </table:table-cell>
          <table:table-cell office:value-type="string">
            <text:p>1. Wir suchen eine möblierte Wohnung, möglichst im Zentrum. 2. Seit wann haben Sie diese Wohnung? </text:p>
          </table:table-cell>
        </table:table-row>
        <table:table-row table:style-name="ro1">
          <table:table-cell office:value-type="string">
            <text:p>das Wohnungsamt, -"er </text:p>
          </table:table-cell>
          <table:table-cell office:value-type="string">
            <text:p>departamento m de la vivienda</text:p>
          </table:table-cell>
          <table:table-cell office:value-type="string">
            <text:p>Sie müssen aufs Wohnungsamt gehen.</text:p>
          </table:table-cell>
        </table:table-row>
        <table:table-row table:style-name="ro1">
          <table:table-cell office:value-type="string">
            <text:p>das Wohnzimmer, -</text:p>
          </table:table-cell>
          <table:table-cell office:value-type="string">
            <text:p>cuarto m de estar,salón m</text:p>
          </table:table-cell>
          <table:table-cell office:value-type="string">
            <text:p>Wir sitzen im Wohnzimmer und sehen fern.</text:p>
          </table:table-cell>
        </table:table-row>
        <table:table-row table:style-name="ro1">
          <table:table-cell office:value-type="string">
            <text:p>die Wolke, -n </text:p>
          </table:table-cell>
          <table:table-cell/>
          <table:table-cell office:value-type="string">
            <text:p>Es sind viele Wolken am Himmel.</text:p>
          </table:table-cell>
        </table:table-row>
        <table:table-row table:style-name="ro1">
          <table:table-cell office:value-type="string">
            <text:p>die Wolle</text:p>
          </table:table-cell>
          <table:table-cell office:value-type="string">
            <text:p>lana f</text:p>
          </table:table-cell>
          <table:table-cell office:value-type="string">
            <text:p>Dieser Pullover ist aus reiner Wolle.</text:p>
          </table:table-cell>
        </table:table-row>
        <table:table-row table:style-name="ro1">
          <table:table-cell office:value-type="string">
            <text:p>wollen, will, wollte, hat gewollt/ ... wollen</text:p>
          </table:table-cell>
          <table:table-cell office:value-type="string">
            <text:p>querer,tener la intención de,decir,requerir,desear,de lana</text:p>
          </table:table-cell>
          <table:table-cell office:value-type="string">
            <text:p>1. Peter will Arzt werden. 2. Wollen Sie einen Kaffee trinken? 3. Meine Eltern wollten nicht mitfahren. 4. Was hast du als Kind werden wollen? 5. Tut mir leid. Ich habe das nicht gewollt. </text:p>
          </table:table-cell>
        </table:table-row>
        <table:table-row table:style-name="ro1">
          <table:table-cell office:value-type="string">
            <text:p>worüber</text:p>
          </table:table-cell>
          <table:table-cell office:value-type="string">
            <text:p>¿de qué?,¿sobre qué?,¿(por) encima de qué?,sobre el cual,sobre el que,(por) encima de lo cual,sobre lo cual</text:p>
          </table:table-cell>
          <table:table-cell office:value-type="string">
            <text:p>Worüber lachen Sie?</text:p>
          </table:table-cell>
        </table:table-row>
        <table:table-row table:style-name="ro1">
          <table:table-cell office:value-type="string">
            <text:p>worum</text:p>
          </table:table-cell>
          <table:table-cell office:value-type="string">
            <text:p>¿de qué?,¿sobre qué?,¿en torno a qué?,¿alrededor de qué?,de que,sobre el cual,alrededor de lo que,en torno a lo que</text:p>
          </table:table-cell>
          <table:table-cell office:value-type="string">
            <text:p>Kann ich Herrn Meier sprechen? – Worum geht es denn?</text:p>
          </table:table-cell>
        </table:table-row>
        <table:table-row table:style-name="ro1">
          <table:table-cell office:value-type="string">
            <text:p>das Wort, -"er / das Wort, -e</text:p>
          </table:table-cell>
          <table:table-cell office:value-type="string">
            <text:p>palabra f,expresión f,término m</text:p>
          </table:table-cell>
          <table:table-cell office:value-type="string">
            <text:p>1. Ich kenne diese beiden Wörter nicht. 2. Sie hat mit wenigen Worten viel gesagt.</text:p>
          </table:table-cell>
        </table:table-row>
        <table:table-row table:style-name="ro1">
          <table:table-cell office:value-type="string">
            <text:p>das Wörterbuch, -"er </text:p>
          </table:table-cell>
          <table:table-cell office:value-type="string">
            <text:p>diccionario m</text:p>
          </table:table-cell>
          <table:table-cell office:value-type="string">
            <text:p>Ich muss das Wort im Wörterbuch nachschlagen.</text:p>
          </table:table-cell>
        </table:table-row>
        <table:table-row table:style-name="ro1">
          <table:table-cell office:value-type="string">
            <text:p>die Wunde, -n</text:p>
          </table:table-cell>
          <table:table-cell office:value-type="string">
            <text:p>herida f</text:p>
          </table:table-cell>
          <table:table-cell office:value-type="string">
            <text:p>Die Wunde müssen wir sofort verbinden.</text:p>
          </table:table-cell>
        </table:table-row>
        <table:table-row table:style-name="ro1">
          <table:table-cell office:value-type="string">
            <text:p>wundern, wundert, wunderte, hat gewundert</text:p>
          </table:table-cell>
          <table:table-cell office:value-type="string">
            <text:p>asombrar, sorprender</text:p>
          </table:table-cell>
          <table:table-cell office:value-type="string">
            <text:p>1. Es wundert mich, dass das Essen hier so günstig ist.2. Ich wundere mich, dass du schon so früh aus der Schule kommst. Was ist los?</text:p>
          </table:table-cell>
        </table:table-row>
        <table:table-row table:style-name="ro1">
          <table:table-cell office:value-type="string">
            <text:p>das Wunder, -</text:p>
          </table:table-cell>
          <table:table-cell/>
          <table:table-cell office:value-type="string">
            <text:p>1. Ich bin mit dem Fahrrad gestürzt. Es war ein Wunder, dass nichts Schlimmes passiert ist.2. Du isst zu viel Schokolade. Kein Wunder, dass die Hose nicht mehr passt.</text:p>
          </table:table-cell>
        </table:table-row>
        <table:table-row table:style-name="ro1">
          <table:table-cell office:value-type="string">
            <text:p>wunderbar</text:p>
          </table:table-cell>
          <table:table-cell office:value-type="string">
            <text:p>milagroso,maravilloso,fenomenal fam,a las mil maravillas</text:p>
          </table:table-cell>
          <table:table-cell office:value-type="string">
            <text:p>1. Im ganzen Urlaub hatten wir wunderbares Wetter.2. Diese Schokolade schmeckt wunderbar.</text:p>
          </table:table-cell>
        </table:table-row>
        <table:table-row table:style-name="ro1">
          <table:table-cell office:value-type="string">
            <text:p>wunderschön</text:p>
          </table:table-cell>
          <table:table-cell office:value-type="string">
            <text:p>hermosísimo, maravilloso</text:p>
          </table:table-cell>
          <table:table-cell office:value-type="string">
            <text:p>1. Wir haben einen Ausflug gemacht. Es war wunderschön.2. Ich habe mir ein wunderschönes Kleid gekauft.</text:p>
          </table:table-cell>
        </table:table-row>
        <table:table-row table:style-name="ro1">
          <table:table-cell office:value-type="string">
            <text:p>wünschen, wünscht, wünschte, hat gewünscht</text:p>
          </table:table-cell>
          <table:table-cell office:value-type="string">
            <text:p>desear,querer,pedir</text:p>
          </table:table-cell>
          <table:table-cell office:value-type="string">
            <text:p>1. Ich wünsche Ihnen alles Gute. 2. Was wünschst du dir zum Geburtstag? 3. Wünsch mir Glück!</text:p>
          </table:table-cell>
        </table:table-row>
        <table:table-row table:style-name="ro1">
          <table:table-cell office:value-type="string">
            <text:p>der Wunsch, -"e</text:p>
          </table:table-cell>
          <table:table-cell office:value-type="string">
            <text:p>deseo m de,anhelo m por,petición f,felicidades f pl</text:p>
          </table:table-cell>
          <table:table-cell office:value-type="string">
            <text:p>1. Haben Sie sonst noch einen Wunsch? 2. Mit den besten Wünschen für Sie und Ihre Familie.</text:p>
          </table:table-cell>
        </table:table-row>
        <table:table-row table:style-name="ro1">
          <table:table-cell office:value-type="string">
            <text:p>die Wurst, -"e</text:p>
          </table:table-cell>
          <table:table-cell office:value-type="string">
            <text:p>embutido m,salchicha f</text:p>
          </table:table-cell>
          <table:table-cell office:value-type="string">
            <text:p>Diese Wurst ist mir zu fett.</text:p>
          </table:table-cell>
        </table:table-row>
        <table:table-row table:style-name="ro1">
          <table:table-cell office:value-type="string">
            <text:p>wütend</text:p>
          </table:table-cell>
          <table:table-cell office:value-type="string">
            <text:p>furioso, enfurecido por con/contra,alebrestado Col, Ven</text:p>
          </table:table-cell>
          <table:table-cell office:value-type="string">
            <text:p>1. Warum bist du so wütend? 2. Ich bin wütend auf meinen Bruder. Er hat wieder nicht auf mich gewartet.</text:p>
          </table:table-cell>
        </table:table-row>
        <table:table-row table:style-name="ro1">
          <table:table-cell office:value-type="string">
            <text:p>die Zahl, -en</text:p>
          </table:table-cell>
          <table:table-cell office:value-type="string">
            <text:p>número m,cifra f,guarismo m,cantidad f,dato m numérico</text:p>
          </table:table-cell>
          <table:table-cell office:value-type="string">
            <text:p>1. Können Sie die Zahl bitte wiederholen? 2. Die Zahl der Internetnutzer wird immer größer.</text:p>
          </table:table-cell>
        </table:table-row>
        <table:table-row table:style-name="ro1">
          <table:table-cell office:value-type="string">
            <text:p>zahlen, zahlt, zahlte, hat gezahlt</text:p>
          </table:table-cell>
          <table:table-cell office:value-type="string">
            <text:p>pagar,satisfacer, liquidar</text:p>
          </table:table-cell>
          <table:table-cell office:value-type="string">
            <text:p>1. Herr Ober, zahlen bitte! 2. Ich hatte keinen Fahrschein und musste 60 Euro Strafe zahlen. 3. Wir müssen im nächsten Jahr mehr Steuern zahlen.</text:p>
          </table:table-cell>
        </table:table-row>
        <table:table-row table:style-name="ro1">
          <table:table-cell office:value-type="string">
            <text:p>die Zahlung, -en</text:p>
          </table:table-cell>
          <table:table-cell office:value-type="string">
            <text:p>pago m,abono m,importe m</text:p>
          </table:table-cell>
          <table:table-cell office:value-type="string">
            <text:p>Bitte geben Sie bei der Zahlung die Rechnungsnummer an.</text:p>
          </table:table-cell>
        </table:table-row>
        <table:table-row table:style-name="ro1">
          <table:table-cell office:value-type="string">
            <text:p>zählen, zählt, zählte, hat gezählt</text:p>
          </table:table-cell>
          <table:table-cell office:value-type="string">
            <text:p>contar,hacer recuento,hacer el censo,escrutar, hacer el escrutinio</text:p>
          </table:table-cell>
          <table:table-cell office:value-type="string">
            <text:p>1. Bitte zählen Sie das Wechselgeld sofort nach. 2. Ich habe das Geld noch nicht gezählt. 3. Mein Sohn kann schon bis 100 zählen. 4. Ich zähle auf dich!</text:p>
          </table:table-cell>
        </table:table-row>
        <table:table-row table:style-name="ro1">
          <table:table-cell office:value-type="string">
            <text:p>der Zahn, -"e</text:p>
          </table:table-cell>
          <table:table-cell office:value-type="string">
            <text:p>diente m,muela f</text:p>
          </table:table-cell>
          <table:table-cell office:value-type="string">
            <text:p>1. Der Zahn tut mir schon lange weh. 2. Ich muss den Zahn leider ziehen.</text:p>
          </table:table-cell>
        </table:table-row>
        <table:table-row table:style-name="ro1">
          <table:table-cell office:value-type="string">
            <text:p>die Zahncreme/ die Zahnpasta</text:p>
          </table:table-cell>
          <table:table-cell/>
          <table:table-cell office:value-type="string">
            <text:p>Die neue Zahncreme riecht sehr gut.</text:p>
          </table:table-cell>
        </table:table-row>
        <table:table-row table:style-name="ro1">
          <table:table-cell office:value-type="string">
            <text:p>das Zeichen, - </text:p>
          </table:table-cell>
          <table:table-cell office:value-type="string">
            <text:p>signo m,símbolo m,signo m de puntuación,carácter m,señal f,seña f,prueba f,indicio m,síntoma m,distintivo m,marca f,referencia f</text:p>
          </table:table-cell>
          <table:table-cell office:value-type="string">
            <text:p>Bitte fangen Sie erst an, wenn ich Ihnen ein Zeichen gebe.</text:p>
          </table:table-cell>
        </table:table-row>
        <table:table-row table:style-name="ro1">
          <table:table-cell office:value-type="string">
            <text:p>das Verkehrszeichen, -</text:p>
          </table:table-cell>
          <table:table-cell office:value-type="string">
            <text:p>señal f de tráfico</text:p>
          </table:table-cell>
          <table:table-cell office:value-type="string">
            <text:p>Meine Kinder lernen in der Schule gerade die Verkehrszeichen.</text:p>
          </table:table-cell>
        </table:table-row>
        <table:table-row table:style-name="ro1">
          <table:table-cell office:value-type="string">
            <text:p>zeichnen, zeichnet, zeichnete, hat gezeichnet</text:p>
          </table:table-cell>
          <table:table-cell office:value-type="string">
            <text:p>dibujar,diseñar,esbozar,marcar,firmar</text:p>
          </table:table-cell>
          <table:table-cell office:value-type="string">
            <text:p>Meine Tochter kann sehr gut zeichnen.</text:p>
          </table:table-cell>
        </table:table-row>
        <table:table-row table:style-name="ro1">
          <table:table-cell office:value-type="string">
            <text:p>zeigen, zeigt, zeigte, hat gezeigt</text:p>
          </table:table-cell>
          <table:table-cell office:value-type="string">
            <text:p>mostrar, enseñar,exhibir,proyectar,poner,echar fam,indicar, marcar,mostrar, manifestar,demostrar, poner de manifiesto,señalar hacia</text:p>
          </table:table-cell>
          <table:table-cell office:value-type="string">
            <text:p>1. Zeig mir bitte deine Hausaufgaben. 2. Der Bahnhof ist nicht weit. Ich zeige Ihnen den Weg. 3. Soll ich dir meine Urlaubsfotos zeigen? 4. Können Sie mir zeigen, wie der Apparat funktioniert?</text:p>
          </table:table-cell>
        </table:table-row>
        <table:table-row table:style-name="ro1">
          <table:table-cell office:value-type="string">
            <text:p>die Zeit</text:p>
          </table:table-cell>
          <table:table-cell office:value-type="string">
            <text:p>tiempo m,hora f,momento m,período m,época f,era f,estación f</text:p>
          </table:table-cell>
          <table:table-cell office:value-type="string">
            <text:p>1. Ich habe heute keine Zeit. 2. Es ist noch früh. Wir haben noch viel Zeit. 3. Um welche Zeit sind Sie normalerweise zu Hause? 4. Um diese Zeit ist hier wenig los.</text:p>
          </table:table-cell>
        </table:table-row>
        <table:table-row table:style-name="ro1">
          <table:table-cell office:value-type="string">
            <text:p>die Zeitarbeit</text:p>
          </table:table-cell>
          <table:table-cell office:value-type="string">
            <text:p>trabajo m temporal [oder interino]</text:p>
          </table:table-cell>
          <table:table-cell office:value-type="string">
            <text:p>Ich habe einen Job bei einer Zeitarbeitsfirma bekommen.</text:p>
          </table:table-cell>
        </table:table-row>
        <table:table-row table:style-name="ro1">
          <table:table-cell office:value-type="string">
            <text:p>der Zeitpunkt, -e</text:p>
          </table:table-cell>
          <table:table-cell office:value-type="string">
            <text:p>momento m,fecha f</text:p>
          </table:table-cell>
          <table:table-cell office:value-type="string">
            <text:p>Er ist krank. Das ist kein guter Zeitpunkt für einen Besuch.</text:p>
          </table:table-cell>
        </table:table-row>
        <table:table-row table:style-name="ro1">
          <table:table-cell office:value-type="string">
            <text:p>zurzeit</text:p>
          </table:table-cell>
          <table:table-cell office:value-type="string">
            <text:p>de momento</text:p>
          </table:table-cell>
          <table:table-cell office:value-type="string">
            <text:p>Zurzeit habe ich sehr viel zu tun.</text:p>
          </table:table-cell>
        </table:table-row>
        <table:table-row table:style-name="ro1">
          <table:table-cell office:value-type="string">
            <text:p>die Zeitschrift, -en </text:p>
          </table:table-cell>
          <table:table-cell office:value-type="string">
            <text:p>revista f</text:p>
          </table:table-cell>
          <table:table-cell office:value-type="string">
            <text:p>Diese Zeitschrift kaufe ich jede Woche.</text:p>
          </table:table-cell>
        </table:table-row>
        <table:table-row table:style-name="ro1">
          <table:table-cell office:value-type="string">
            <text:p>die Zeitung, -en </text:p>
          </table:table-cell>
          <table:table-cell office:value-type="string">
            <text:p>periódico m,diario m</text:p>
          </table:table-cell>
          <table:table-cell office:value-type="string">
            <text:p>Ich lese manchmal Zeitung.</text:p>
          </table:table-cell>
        </table:table-row>
        <table:table-row table:style-name="ro1">
          <table:table-cell office:value-type="string">
            <text:p>das Zelt, -e</text:p>
          </table:table-cell>
          <table:table-cell office:value-type="string">
            <text:p>tienda f de campaña,carpa f</text:p>
          </table:table-cell>
          <table:table-cell office:value-type="string">
            <text:p>Wir machen Camping-Urlaub und nehmen ein Zelt mit.</text:p>
          </table:table-cell>
        </table:table-row>
        <table:table-row table:style-name="ro1">
          <table:table-cell office:value-type="string">
            <text:p>zentral </text:p>
          </table:table-cell>
          <table:table-cell office:value-type="string">
            <text:p>central</text:p>
          </table:table-cell>
          <table:table-cell office:value-type="string">
            <text:p>Wir suchen eine Zweizimmer- wohnung in zentraler Lage.</text:p>
          </table:table-cell>
        </table:table-row>
        <table:table-row table:style-name="ro1">
          <table:table-cell office:value-type="string">
            <text:p>das Zentrum, Zentren</text:p>
          </table:table-cell>
          <table:table-cell office:value-type="string">
            <text:p>centro m</text:p>
          </table:table-cell>
          <table:table-cell office:value-type="string">
            <text:p>Im Zentrum gibt es fast keine Parkplätze.</text:p>
          </table:table-cell>
        </table:table-row>
        <table:table-row table:style-name="ro1">
          <table:table-cell office:value-type="string">
            <text:p>zerstören, zerstört, zerstörte, hat zerstört</text:p>
          </table:table-cell>
          <table:table-cell office:value-type="string">
            <text:p>destrozar,destruir</text:p>
          </table:table-cell>
          <table:table-cell office:value-type="string">
            <text:p>Der Sturm hat viele Häuser zerstört.</text:p>
          </table:table-cell>
        </table:table-row>
        <table:table-row table:style-name="ro1">
          <table:table-cell office:value-type="string">
            <text:p>das Zertifikat, -e </text:p>
          </table:table-cell>
          <table:table-cell office:value-type="string">
            <text:p>certificado m</text:p>
          </table:table-cell>
          <table:table-cell office:value-type="string">
            <text:p>Wenn ich die Prüfung schaffe, bekomme ich ein Zertifikat.</text:p>
          </table:table-cell>
        </table:table-row>
        <table:table-row table:style-name="ro1">
          <table:table-cell office:value-type="string">
            <text:p>der Zettel, - </text:p>
          </table:table-cell>
          <table:table-cell office:value-type="string">
            <text:p>papel m,nota f,tíquet m,tique m</text:p>
          </table:table-cell>
          <table:table-cell office:value-type="string">
            <text:p>Hast du einen Zettel für mich? Ich muss etwas aufschreiben.</text:p>
          </table:table-cell>
        </table:table-row>
        <table:table-row table:style-name="ro1">
          <table:table-cell office:value-type="string">
            <text:p>das Zeug/-zeug</text:p>
          </table:table-cell>
          <table:table-cell/>
          <table:table-cell office:value-type="string">
            <text:p>1. Was hast du mit meinen Sachen gemacht? – Ich habe dein ganzes Zeug in dein Zimmer getan.2. z. B.: Spielzeug, Feuerzeug, ...</text:p>
          </table:table-cell>
        </table:table-row>
        <table:table-row table:style-name="ro1">
          <table:table-cell office:value-type="string">
            <text:p>der Zeuge, -n </text:p>
          </table:table-cell>
          <table:table-cell office:value-type="string">
            <text:p>testigo mf</text:p>
          </table:table-cell>
          <table:table-cell office:value-type="string">
            <text:p>Die Polizei sucht noch Zeugen für den Unfall.</text:p>
          </table:table-cell>
        </table:table-row>
        <table:table-row table:style-name="ro1">
          <table:table-cell office:value-type="string">
            <text:p>das Zeugnis, -se</text:p>
          </table:table-cell>
          <table:table-cell office:value-type="string">
            <text:p>notas f pl,certificado m,dictamen m,testimonio m,prueba f</text:p>
          </table:table-cell>
          <table:table-cell office:value-type="string">
            <text:p>1. Wenn Sie die Prüfung schaffen, bekommen Sie ein Zeugnis.2. Bringen Sie bitte Ihre Zeugnisse zum Termin mit.</text:p>
          </table:table-cell>
        </table:table-row>
        <table:table-row table:style-name="ro1">
          <table:table-cell office:value-type="string">
            <text:p>ziehen, zieht, zog, hat gezogen/ ist gezogen</text:p>
          </table:table-cell>
          <table:table-cell office:value-type="string">
            <text:p>tirar de,arrastrar,remolcar,estirar,sacar de,arrancar de,tomar una carta,robar,acercar (tirando) a,arrimar a,abrir,establecer,levantar,cultivar,criar,hacer, fabricar,extraer,tirar,mudarse a,ir a vivir a,irse a vivir con,caminar a,marchar a,entrar a/en,atravesar, pasar por,migrar,mover,reposar,marinar,tener éxito, surtir efecto,extenderse,estar presente,alabearse,salir de,durar,alargarse,haber corriente,doler</text:p>
          </table:table-cell>
          <table:table-cell office:value-type="string">
            <text:p>1. Sie müssen ziehen, nicht drücken. 2. Wir müssen den Zahn leider ziehen. 3. Wir sind vor drei Wochen nach Hamburg gezogen. 4. Machen Sie bitte die Tür zu, es zieht.</text:p>
          </table:table-cell>
        </table:table-row>
        <table:table-row table:style-name="ro1">
          <table:table-cell office:value-type="string">
            <text:p>das Ziel, -e</text:p>
          </table:table-cell>
          <table:table-cell office:value-type="string">
            <text:p>destino m,meta f,blanco m,fin m,objetivo m,propósito m</text:p>
          </table:table-cell>
          <table:table-cell office:value-type="string">
            <text:p>Ich will die Prüfung unbedingt schaffen. Das ist mein Ziel.</text:p>
          </table:table-cell>
        </table:table-row>
        <table:table-row table:style-name="ro1">
          <table:table-cell office:value-type="string">
            <text:p>ziemlich</text:p>
          </table:table-cell>
          <table:table-cell office:value-type="string">
            <text:p>bastante,considerable,casi</text:p>
          </table:table-cell>
          <table:table-cell office:value-type="string">
            <text:p>1. Ich bin ziemlich müde. Ich gehe ins Bett.2. Es ist schon ziemlich spät. Wir müssen gehen.3. Ich musste beim Arzt ziemlich lange warten.</text:p>
          </table:table-cell>
        </table:table-row>
        <table:table-row table:style-name="ro1">
          <table:table-cell office:value-type="string">
            <text:p>die Zigarette, -n</text:p>
          </table:table-cell>
          <table:table-cell office:value-type="string">
            <text:p>cigarrillo m,pitillo m fam</text:p>
          </table:table-cell>
          <table:table-cell office:value-type="string">
            <text:p>Wie viele Zigaretten rauchst du am Tag?</text:p>
          </table:table-cell>
        </table:table-row>
        <table:table-row table:style-name="ro1">
          <table:table-cell office:value-type="string">
            <text:p>das Zimmer, -</text:p>
          </table:table-cell>
          <table:table-cell office:value-type="string">
            <text:p>habitación f,cuarto m</text:p>
          </table:table-cell>
          <table:table-cell office:value-type="string">
            <text:p>1. Die Wohnung hat drei Zimmer. 2. Mach im Schlafzimmer das Fenster zu! 3. Ich habe ein Zimmer reserviert. 4. Möchten Sie ein Einzelzimmer oder ein Doppelzimmer?</text:p>
          </table:table-cell>
        </table:table-row>
        <table:table-row table:style-name="ro1">
          <table:table-cell office:value-type="string">
            <text:p>die Zinsen (nur Pl.) </text:p>
          </table:table-cell>
          <table:table-cell/>
          <table:table-cell office:value-type="string">
            <text:p>Wie viele Zinsen bekomme ich für mein Sparkonto?</text:p>
          </table:table-cell>
        </table:table-row>
        <table:table-row table:style-name="ro1">
          <table:table-cell office:value-type="string">
            <text:p>zirka/circa </text:p>
          </table:table-cell>
          <table:table-cell/>
          <table:table-cell office:value-type="string">
            <text:p>Meine Wohnung ist zirka fünf Minuten vom Zentrum entfernt.</text:p>
          </table:table-cell>
        </table:table-row>
        <table:table-row table:style-name="ro1">
          <table:table-cell office:value-type="string">
            <text:p>die Zitrone, -n</text:p>
          </table:table-cell>
          <table:table-cell office:value-type="string">
            <text:p>limón m</text:p>
          </table:table-cell>
          <table:table-cell office:value-type="string">
            <text:p>1. Ich hätte gern einen Tee mit Zitrone. 2. Bring bitte vom Markt noch Zitronen mit.</text:p>
          </table:table-cell>
        </table:table-row>
        <table:table-row table:style-name="ro1">
          <table:table-cell office:value-type="string">
            <text:p>der Zoll, -"e </text:p>
          </table:table-cell>
          <table:table-cell office:value-type="string">
            <text:p>derechos m pl de aduana,aranceles m pl,aduana f,pulgada f</text:p>
          </table:table-cell>
          <table:table-cell office:value-type="string">
            <text:p>Das war die Passkontrolle. Wir müssen jetzt noch durch den Zoll.</text:p>
          </table:table-cell>
        </table:table-row>
        <table:table-row table:style-name="ro1">
          <table:table-cell office:value-type="string">
            <text:p>die Zone, -n </text:p>
          </table:table-cell>
          <table:table-cell office:value-type="string">
            <text:p>zona f</text:p>
          </table:table-cell>
          <table:table-cell office:value-type="string">
            <text:p>Hier musst du langsam fahren. Das ist eine verkehrsberuhigte Zone.</text:p>
          </table:table-cell>
        </table:table-row>
        <table:table-row table:style-name="ro1">
          <table:table-cell office:value-type="string">
            <text:p>der Zoo, -s</text:p>
          </table:table-cell>
          <table:table-cell office:value-type="string">
            <text:p>zoo m,parque m zoológico</text:p>
          </table:table-cell>
          <table:table-cell office:value-type="string">
            <text:p>Am Sonntag gehen wir mit den Kindern in den Zoo.</text:p>
          </table:table-cell>
        </table:table-row>
        <table:table-row table:style-name="ro1">
          <table:table-cell office:value-type="string">
            <text:p>zu</text:p>
          </table:table-cell>
          <table:table-cell office:value-type="string">
            <text:p>a,en,con,para, por,a, contra,(con) respecto a,demasiado,hacia,cerrado</text:p>
          </table:table-cell>
          <table:table-cell office:value-type="string">
            <text:p>1. Ich bringe Sie zum Bahnhof. 2. Wann sind Sie zu Hause? 3. Am besten gehen Sie zu Fuß. 4 Wir fahren im Sommer zu meinen Eltern. 5. Gehen Ihre Kinder schon/noch zur Schule? 6. Das Kleid ist mir zu teuer. 7. Bitte zwanzig Briefmarken zu 55 Cent. 8. Ich trinke zum Essen ein Bier. 9. Unsere Mannschaft hat 2 zu 1 gewonnen. 10. Ich habe vor, mir ein neues Auto zu kaufen. 11. Hast du etwas zu trinken für mich?</text:p>
          </table:table-cell>
        </table:table-row>
        <table:table-row table:style-name="ro1">
          <table:table-cell office:value-type="string">
            <text:p>der Zucker</text:p>
          </table:table-cell>
          <table:table-cell office:value-type="string">
            <text:p>azúcar m,diabetes f inv</text:p>
          </table:table-cell>
          <table:table-cell office:value-type="string">
            <text:p>Nehmen Sie Zucker in den Tee?</text:p>
          </table:table-cell>
        </table:table-row>
        <table:table-row table:style-name="ro1">
          <table:table-cell office:value-type="string">
            <text:p>zuerst</text:p>
          </table:table-cell>
          <table:table-cell office:value-type="string">
            <text:p>primero,en primer lugar,al principio,por primera vez</text:p>
          </table:table-cell>
          <table:table-cell office:value-type="string">
            <text:p>1. Wer war zuerst? – Der Herr hier. 2. Zuerst gibt es Mittagessen.Dann könnt ihr Schokolade essen. 3. Zuerst hat mir die Arbeit gar nicht gefallen. Jetzt geht es besser.</text:p>
          </table:table-cell>
        </table:table-row>
        <table:table-row table:style-name="ro1">
          <table:table-cell office:value-type="string">
            <text:p>der Zufall, -"e</text:p>
          </table:table-cell>
          <table:table-cell office:value-type="string">
            <text:p>casualidad f,azar m</text:p>
          </table:table-cell>
          <table:table-cell office:value-type="string">
            <text:p>1. So ein Zufall, dass ich dich hier treffe. 2. Durch Zufall habe ich gehört, dass die Wohnung frei ist.</text:p>
          </table:table-cell>
        </table:table-row>
        <table:table-row table:style-name="ro1">
          <table:table-cell office:value-type="string">
            <text:p>zufällig</text:p>
          </table:table-cell>
          <table:table-cell office:value-type="string">
            <text:p>ocasional,casual,por casualidad,casualmente</text:p>
          </table:table-cell>
          <table:table-cell office:value-type="string">
            <text:p>1. Wir haben uns zufällig am Bahnhof getroffen.2. Hast du zufällig meine Brille gesehen?</text:p>
          </table:table-cell>
        </table:table-row>
        <table:table-row table:style-name="ro1">
          <table:table-cell office:value-type="string">
            <text:p>zufrieden</text:p>
          </table:table-cell>
          <table:table-cell office:value-type="string">
            <text:p>contento,satisfecho</text:p>
          </table:table-cell>
          <table:table-cell office:value-type="string">
            <text:p>1. Meine Kinder haben heute Zeugnisse bekommen. Ich bin zufrieden.2. Ich bin mit der Wohnung zufrieden. Sie ist nicht so groß, aber sie hat einen Balkon.</text:p>
          </table:table-cell>
        </table:table-row>
        <table:table-row table:style-name="ro1">
          <table:table-cell office:value-type="string">
            <text:p>der Zug, -"e</text:p>
          </table:table-cell>
          <table:table-cell office:value-type="string">
            <text:p>tren m,camión m remolcador,remolque m,séquito m,comitiva f,desfile m,convoy m,cortejo m,correría f,respiración f,calada f,chupada f,trago m,tendencia f,corriente f,inclinación f,jugada f,brazada f,rasgo m,trazo(s) m (pl),tracción f,sección f,corriente f (de aire),tiro m,Zug m</text:p>
          </table:table-cell>
          <table:table-cell office:value-type="string">
            <text:p>1. Unser Zug hatte 40 Minuten Verspätung.2. Ich fahre gern mit dem Zug.</text:p>
          </table:table-cell>
        </table:table-row>
        <table:table-row table:style-name="ro1">
          <table:table-cell office:value-type="string">
            <text:p>zugehen</text:p>
          </table:table-cell>
          <table:table-cell office:value-type="string">
            <text:p>dirigirse a,llegar,cerrar(se),apresurarse</text:p>
          </table:table-cell>
          <table:table-cell office:value-type="string">
            <text:p>1. Die Tür geht nicht zu. Kannst du mir helfen?2. Ich habe zugenommen. Die Hose geht nicht mehr zu.</text:p>
          </table:table-cell>
        </table:table-row>
        <table:table-row table:style-name="ro1">
          <table:table-cell office:value-type="string">
            <text:p>das Zuhause</text:p>
          </table:table-cell>
          <table:table-cell office:value-type="string">
            <text:p>hogar m,casa f</text:p>
          </table:table-cell>
          <table:table-cell office:value-type="string">
            <text:p>Ich fühle mich hier wohl. Das ist mein Zuhause.</text:p>
          </table:table-cell>
        </table:table-row>
        <table:table-row table:style-name="ro1">
          <table:table-cell office:value-type="string">
            <text:p>zuhören, hört zu, hörte zu, hat zugehört</text:p>
          </table:table-cell>
          <table:table-cell office:value-type="string">
            <text:p>escuchar</text:p>
          </table:table-cell>
          <table:table-cell office:value-type="string">
            <text:p>1. Hör mir doch mal zu! 2. Du musst zuhören, wenn der Lehrer etwas erklärt.</text:p>
          </table:table-cell>
        </table:table-row>
        <table:table-row table:style-name="ro1">
          <table:table-cell office:value-type="string">
            <text:p>der Zuhörer, -</text:p>
          </table:table-cell>
          <table:table-cell office:value-type="string">
            <text:p>oyente mf,radioyente mf,público m</text:p>
          </table:table-cell>
          <table:table-cell office:value-type="string">
            <text:p>Liebe Zuhörer. Ihre Meinung interessiert uns. Bitte rufen Sie an.</text:p>
          </table:table-cell>
        </table:table-row>
        <table:table-row table:style-name="ro1">
          <table:table-cell office:value-type="string">
            <text:p>die Zukunft</text:p>
          </table:table-cell>
          <table:table-cell office:value-type="string">
            <text:p>futuro m,porvenir m</text:p>
          </table:table-cell>
          <table:table-cell office:value-type="string">
            <text:p>1. Du musst mehr für die Schule lernen. Denk an die Zukunft.2. In Zukunft werde ich vorsichtiger sein.</text:p>
          </table:table-cell>
        </table:table-row>
        <table:table-row table:style-name="ro1">
          <table:table-cell office:value-type="string">
            <text:p>zukünftig</text:p>
          </table:table-cell>
          <table:table-cell office:value-type="string">
            <text:p>futuro,en el futuro, de ahora en adelante</text:p>
          </table:table-cell>
          <table:table-cell office:value-type="string">
            <text:p>Das ist Ihr zukünftiger Chef, Herr Weber.</text:p>
          </table:table-cell>
        </table:table-row>
        <table:table-row table:style-name="ro1">
          <table:table-cell office:value-type="string">
            <text:p>zulassen, lässt zu, ließ zu, hat zugelassen</text:p>
          </table:table-cell>
          <table:table-cell office:value-type="string">
            <text:p>permitir,autorizar,admitir,matricular,tolerar,consentir,dejar cerrado</text:p>
          </table:table-cell>
          <table:table-cell office:value-type="string">
            <text:p>1. Lassen Sie bitte die Fenster zu. 2. Sie müssen das Auto erst zulassen.</text:p>
          </table:table-cell>
        </table:table-row>
        <table:table-row table:style-name="ro1">
          <table:table-cell office:value-type="string">
            <text:p>die Zulassung, -en</text:p>
          </table:table-cell>
          <table:table-cell office:value-type="string">
            <text:p>admisión f,autorización f,habilitación f,matrícula f,documentación f del coche</text:p>
          </table:table-cell>
          <table:table-cell office:value-type="string">
            <text:p>1. Ihre Zulassung, bitte. 2. Ich habe von der Universität keine Zulassung bekommen.</text:p>
          </table:table-cell>
        </table:table-row>
        <table:table-row table:style-name="ro1">
          <table:table-cell office:value-type="string">
            <text:p>zuletzt</text:p>
          </table:table-cell>
          <table:table-cell office:value-type="string">
            <text:p>por último,el último,por última vez,finalmente, después de todo</text:p>
          </table:table-cell>
          <table:table-cell office:value-type="string">
            <text:p>1. Die Kleider packen wir zuletzt ein. 2. Wir haben uns vor drei Jahren zuletzt gesehen.</text:p>
          </table:table-cell>
        </table:table-row>
        <table:table-row table:style-name="ro1">
          <table:table-cell office:value-type="string">
            <text:p>zumachen, macht zu, machte zu, hat zugemacht</text:p>
          </table:table-cell>
          <table:table-cell office:value-type="string">
            <text:p>cerrar,darse prisa,tapar,abrochar</text:p>
          </table:table-cell>
          <table:table-cell office:value-type="string">
            <text:p>1. Wenn es zieht, mache ich das Fenster zu.2. Mach bitte die Tür zu!</text:p>
          </table:table-cell>
        </table:table-row>
        <table:table-row table:style-name="ro1">
          <table:table-cell office:value-type="string">
            <text:p>zumindest</text:p>
          </table:table-cell>
          <table:table-cell office:value-type="string">
            <text:p>en todo caso, por lo menos,como mínimo</text:p>
          </table:table-cell>
          <table:table-cell office:value-type="string">
            <text:p>Ich möchte nicht in der Stadt wohnen, zumindest jetzt nicht, wenn die Kinder noch so klein sind.</text:p>
          </table:table-cell>
        </table:table-row>
        <table:table-row table:style-name="ro1">
          <table:table-cell office:value-type="string">
            <text:p>zunehmen, nimmt zu, nahm zu, hat zugenommen</text:p>
          </table:table-cell>
          <table:table-cell office:value-type="string">
            <text:p>aumentar de,crecer,alargarse,intensificarse,incrementarse,agravarse,aumentar de peso,engordar,aumentar</text:p>
          </table:table-cell>
          <table:table-cell office:value-type="string">
            <text:p>Ich habe im Urlaub ein Kilo zugenommen.</text:p>
          </table:table-cell>
        </table:table-row>
        <table:table-row table:style-name="ro1">
          <table:table-cell office:value-type="string">
            <text:p>zurechtkommen, kommt zurecht, kam zurecht, ist zurechtgekommen</text:p>
          </table:table-cell>
          <table:table-cell office:value-type="string">
            <text:p>aclararse,apañarse fam,entenderse,arreglárselas,llegar a tiempo</text:p>
          </table:table-cell>
          <table:table-cell office:value-type="string">
            <text:p>1. Soll ich Ihnen helfen? – Danke. Ich komme schon zurecht.2. Kommen Sie allein zurecht?</text:p>
          </table:table-cell>
        </table:table-row>
        <table:table-row table:style-name="ro1">
          <table:table-cell office:value-type="string">
            <text:p>zurück/zurück- zusagen, sagt zu,</text:p>
          </table:table-cell>
          <table:table-cell/>
          <table:table-cell office:value-type="string">
            <text:p>1. Einmal Frankfurt und zurück! 2. Du musst schnell zurückkommen.</text:p>
          </table:table-cell>
        </table:table-row>
        <table:table-row table:style-name="ro1">
          <table:table-cell office:value-type="string">
            <text:p>sagte zu, hat zugesagt</text:p>
          </table:table-cell>
          <table:table-cell/>
          <table:table-cell office:value-type="string">
            <text:p>1. Meine Eltern haben uns zum Essen eingeladen. Ich habe zugesagt.2. Sie müssen bis Montag zusagen, wenn Sie die Stelle nehmen.</text:p>
          </table:table-cell>
        </table:table-row>
        <table:table-row table:style-name="ro1">
          <table:table-cell office:value-type="string">
            <text:p>zusammen/zusammen-</text:p>
          </table:table-cell>
          <table:table-cell/>
          <table:table-cell office:value-type="string">
            <text:p>1. Wir haben als Kinder oft zusammen gespielt.2. Zahlen bitte. – Das macht zusammen 10 Euro 80.</text:p>
          </table:table-cell>
        </table:table-row>
        <table:table-row table:style-name="ro1">
          <table:table-cell office:value-type="string">
            <text:p>die Zusammenarbeit</text:p>
          </table:table-cell>
          <table:table-cell office:value-type="string">
            <text:p>colaboración f,cooperación f</text:p>
          </table:table-cell>
          <table:table-cell office:value-type="string">
            <text:p>Sie sind der neue Kollege? Auf gute Zusammenarbeit!</text:p>
          </table:table-cell>
        </table:table-row>
        <table:table-row table:style-name="ro1">
          <table:table-cell office:value-type="string">
            <text:p>zusammenfassen, fasst zusammen, fasste zusammen, hat zusammengefasst</text:p>
          </table:table-cell>
          <table:table-cell office:value-type="string">
            <text:p>juntar en,reunir en,agrupar,resumir, compendiar</text:p>
          </table:table-cell>
          <table:table-cell office:value-type="string">
            <text:p>Können Sie das bitte noch einmal kurz zusammenfassen?</text:p>
          </table:table-cell>
        </table:table-row>
        <table:table-row table:style-name="ro1">
          <table:table-cell office:value-type="string">
            <text:p>zusätzlich</text:p>
          </table:table-cell>
          <table:table-cell office:value-type="string">
            <text:p>adicional,suplementario,más</text:p>
          </table:table-cell>
          <table:table-cell office:value-type="string">
            <text:p>Sie müssen in Zukunft eine Stunde zusätzlich arbeiten.</text:p>
          </table:table-cell>
        </table:table-row>
        <table:table-row table:style-name="ro1">
          <table:table-cell office:value-type="string">
            <text:p>zuschauen, schaut zu, schaute zu, hat zugeschaut</text:p>
          </table:table-cell>
          <table:table-cell/>
          <table:table-cell office:value-type="string">
            <text:p>Willst du mitspielen? – Nein, ich schaue lieber nur zu.</text:p>
          </table:table-cell>
        </table:table-row>
        <table:table-row table:style-name="ro1">
          <table:table-cell office:value-type="string">
            <text:p>der Zuschauer, -</text:p>
          </table:table-cell>
          <table:table-cell office:value-type="string">
            <text:p>espectador(a) m (f),telespectador(a) m (f),televidente mf</text:p>
          </table:table-cell>
          <table:table-cell office:value-type="string">
            <text:p>Liebe Zuschauer, wir wünschen Ihnen gute Unterhaltung.</text:p>
          </table:table-cell>
        </table:table-row>
        <table:table-row table:style-name="ro1">
          <table:table-cell office:value-type="string">
            <text:p>zu sein, ist zu, war zu, ist zu gewesen</text:p>
          </table:table-cell>
          <table:table-cell/>
          <table:table-cell office:value-type="string">
            <text:p>1. Am Sonntag sind die die meisten Läden zu.2. Das Fenster war nicht zu.</text:p>
          </table:table-cell>
        </table:table-row>
        <table:table-row table:style-name="ro1">
          <table:table-cell office:value-type="string">
            <text:p>der Zustand, -"e</text:p>
          </table:table-cell>
          <table:table-cell office:value-type="string">
            <text:p>estado m,situación f,condición f</text:p>
          </table:table-cell>
          <table:table-cell office:value-type="string">
            <text:p>Als wir in die Wohnung eingezogen sind, war sie in sehr schlechtem Zustand.</text:p>
          </table:table-cell>
        </table:table-row>
        <table:table-row table:style-name="ro1">
          <table:table-cell office:value-type="string">
            <text:p>zuständig </text:p>
          </table:table-cell>
          <table:table-cell office:value-type="string">
            <text:p>competente para,responsable de</text:p>
          </table:table-cell>
          <table:table-cell office:value-type="string">
            <text:p>Wir haben ein Problem mit der Heizung. Wer ist dafür zuständig?</text:p>
          </table:table-cell>
        </table:table-row>
        <table:table-row table:style-name="ro1">
          <table:table-cell office:value-type="string">
            <text:p>die Zustimmung, -en</text:p>
          </table:table-cell>
          <table:table-cell office:value-type="string">
            <text:p>aprobación f,asentimiento m,consentimiento m</text:p>
          </table:table-cell>
          <table:table-cell office:value-type="string">
            <text:p>Wir brauchen vor der Klassenfahrt die Zustimmung der Eltern.</text:p>
          </table:table-cell>
        </table:table-row>
        <table:table-row table:style-name="ro1">
          <table:table-cell office:value-type="string">
            <text:p>zuverlässig </text:p>
          </table:table-cell>
          <table:table-cell office:value-type="string">
            <text:p>cumplidor,de confianza,eficaz,fiable,fidedigno,verosímil</text:p>
          </table:table-cell>
          <table:table-cell office:value-type="string">
            <text:p>Der Kollege kommt bestimmt gleich. Er ist immer sehr zuverlässig.</text:p>
          </table:table-cell>
        </table:table-row>
        <table:table-row table:style-name="ro1">
          <table:table-cell office:value-type="string">
            <text:p>der Zuwanderer, -</text:p>
          </table:table-cell>
          <table:table-cell office:value-type="string">
            <text:p>inmigrante mf</text:p>
          </table:table-cell>
          <table:table-cell office:value-type="string">
            <text:p>In Bremen leben besonders viele Zuwanderer aus der Türkei.</text:p>
          </table:table-cell>
        </table:table-row>
        <table:table-row table:style-name="ro1">
          <table:table-cell office:value-type="string">
            <text:p>zwar</text:p>
          </table:table-cell>
          <table:table-cell/>
          <table:table-cell office:value-type="string">
            <text:p>1. Diese Schuhe sind zwar teuer, aber gut.2. Ich kriege jetzt doch eine Woche Urlaub, und zwar nächsten Monat.</text:p>
          </table:table-cell>
        </table:table-row>
        <table:table-row table:style-name="ro1">
          <table:table-cell office:value-type="string">
            <text:p>der Zweck, -e</text:p>
          </table:table-cell>
          <table:table-cell office:value-type="string">
            <text:p>fin m,finalidad f,objetivo m,intención f,propósito m,sentido m</text:p>
          </table:table-cell>
          <table:table-cell office:value-type="string">
            <text:p>Ich glaube, es hat keinen Zweck, sich zu bewerben. Der Job ist sicher schon weg.</text:p>
          </table:table-cell>
        </table:table-row>
        <table:table-row table:style-name="ro1">
          <table:table-cell office:value-type="string">
            <text:p>zweifeln, zweifelt, zweifelte, hat gezweifelt</text:p>
          </table:table-cell>
          <table:table-cell office:value-type="string">
            <text:p>dudar de</text:p>
          </table:table-cell>
          <table:table-cell office:value-type="string">
            <text:p>Ich zweifle nicht daran, dass Sie recht haben.</text:p>
          </table:table-cell>
        </table:table-row>
        <table:table-row table:style-name="ro1">
          <table:table-cell office:value-type="string">
            <text:p>die Zwiebel, -n</text:p>
          </table:table-cell>
          <table:table-cell office:value-type="string">
            <text:p>cebolla f,bulbo m</text:p>
          </table:table-cell>
          <table:table-cell office:value-type="string">
            <text:p>Eine Zwiebel in kleine Stücke schneiden und zusammen mit dem Fleisch braten.</text:p>
          </table:table-cell>
        </table:table-row>
        <table:table-row table:style-name="ro1">
          <table:table-cell office:value-type="string">
            <text:p>zwingen, zwingt, zwang, hat gezwungen</text:p>
          </table:table-cell>
          <table:table-cell office:value-type="string">
            <text:p>obligar a</text:p>
          </table:table-cell>
          <table:table-cell office:value-type="string">
            <text:p>Ich zwinge meine Kinder nicht, wenn sie nicht essen wollen.</text:p>
          </table:table-cell>
        </table:table-row>
        <table:table-row table:style-name="ro1">
          <table:table-cell office:value-type="string">
            <text:p>zwischen</text:p>
          </table:table-cell>
          <table:table-cell office:value-type="string">
            <text:p>entre,en medio de</text:p>
          </table:table-cell>
          <table:table-cell office:value-type="string">
            <text:p>1. Das Regal stellen wir zwischen die beiden Schränke.2. Heidelberg liegt zwischen Frankfurt und Stuttgart.3. Zwischen 8 und 10 Uhr bin ich zu Hause.4. Zwischen Weihnachten und Neujahr bleibt unser Büro geschlosse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1">21/03/2013</text:date>, <text:time>16:04: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711" meta:object-count="0"/>
    <meta:generator>OpenOffice.org/3.4.1$Unix OpenOffice.org_project/341m1$Build-9593</meta:generator>
  </office:meta>
</office:document-meta>
</file>